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1.631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7819in"/>
    </style:style>
    <style:style style:name="co9" style:family="table-column">
      <style:table-column-properties fo:break-before="auto" style:column-width="0.67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Brancos">
      <style:table-properties table:display="true" style:writing-mode="lr-tb"/>
    </style:style>
    <style:style style:name="ta2" style:family="table" style:master-page-name="PageStyle_5f_Média_5f_Moveis">
      <style:table-properties table:display="true" style:writing-mode="lr-tb"/>
    </style:style>
    <style:style style:name="ta3" style:family="table" style:master-page-name="PageStyle_5f_Brinquedos">
      <style:table-properties table:display="true" style:writing-mode="lr-tb"/>
    </style:style>
    <style:style style:name="ta4" style:family="table" style:master-page-name="PageStyle_5f_Brinquedos_20_2">
      <style:table-properties table:display="true" style:writing-mode="lr-tb"/>
    </style:style>
    <style:style style:name="ta5" style:family="table" style:master-page-name="PageStyle_5f_Sazonalidade">
      <style:table-properties table:display="true" style:writing-mode="lr-tb"/>
    </style:style>
    <style:style style:name="ta6" style:family="table" style:master-page-name="PageStyle_5f_D1">
      <style:table-properties table:display="true" style:writing-mode="lr-tb"/>
    </style:style>
    <style:style style:name="ta7" style:family="table" style:master-page-name="PageStyle_5f_D2">
      <style:table-properties table:display="true" style:writing-mode="lr-tb"/>
    </style:style>
    <style:style style:name="ta8" style:family="table" style:master-page-name="PageStyle_5f_D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cd1d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0.74pt solid #bcd1d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bcd1d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74pt solid #bcd1d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3">
      <style:table-cell-properties fo:border-bottom="0.74pt solid #bcd1de" fo:background-color="#ffffff" style:diagonal-bl-tr="none" style:diagonal-tl-br="none" style:text-align-source="fix" style:repeat-content="false" fo:wrap-option="no-wrap" fo:border-left="0.74pt solid #bcd1de" style:direction="ltr" fo:border-right="none" style:rotation-angle="0" style:rotation-align="none" style:shrink-to-fit="false" fo:border-top="0.74pt solid #bcd1d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3">
      <style:table-cell-properties fo:border-bottom="0.74pt solid #bcd1de" fo:background-color="#ffffff" style:diagonal-bl-tr="none" style:diagonal-tl-br="none" style:text-align-source="fix" style:repeat-content="false" fo:wrap-option="no-wrap" fo:border-left="0.74pt solid #bcd1de" style:direction="ltr" fo:border-right="none" style:rotation-angle="0" style:rotation-align="none" style:shrink-to-fit="false" fo:border-top="0.74pt solid #bcd1de" style:vertical-align="bottom" loext:vertical-justify="auto"/>
      <style:paragraph-properties fo:text-align="center" css3t:text-justify="auto" fo:margin-left="0in" style:writing-mode="page"/>
      <style:text-properties fo:color="#10ad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ncos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6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Views do Blog</text:p>
          </table:table-cell>
          <table:table-cell table:number-columns-repeated="62"/>
        </table:table-row>
        <table:table-row table:style-name="ro1">
          <table:table-cell table:style-name="ce2" office:value-type="date" office:date-value="2008-06-21" calcext:value-type="date">
            <text:p>06/21/08</text:p>
          </table:table-cell>
          <table:table-cell table:style-name="ce5" office:value-type="float" office:value="1310" calcext:value-type="float">
            <text:p>131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2" calcext:value-type="date">
            <text:p>06/22/08</text:p>
          </table:table-cell>
          <table:table-cell table:style-name="ce5" office:value-type="float" office:value="1386" calcext:value-type="float">
            <text:p>138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3" calcext:value-type="date">
            <text:p>06/23/08</text:p>
          </table:table-cell>
          <table:table-cell table:style-name="ce5" office:value-type="float" office:value="1265" calcext:value-type="float">
            <text:p>126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4" calcext:value-type="date">
            <text:p>06/24/08</text:p>
          </table:table-cell>
          <table:table-cell table:style-name="ce5" office:value-type="float" office:value="1370" calcext:value-type="float">
            <text:p>137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5" calcext:value-type="date">
            <text:p>06/25/08</text:p>
          </table:table-cell>
          <table:table-cell table:style-name="ce5" office:value-type="float" office:value="1227" calcext:value-type="float">
            <text:p>122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6" calcext:value-type="date">
            <text:p>06/26/08</text:p>
          </table:table-cell>
          <table:table-cell table:style-name="ce5" office:value-type="float" office:value="1659" calcext:value-type="float">
            <text:p>165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7" calcext:value-type="date">
            <text:p>06/27/08</text:p>
          </table:table-cell>
          <table:table-cell table:style-name="ce5" office:value-type="float" office:value="1231" calcext:value-type="float">
            <text:p>123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8" calcext:value-type="date">
            <text:p>06/28/08</text:p>
          </table:table-cell>
          <table:table-cell table:style-name="ce5" office:value-type="float" office:value="1298" calcext:value-type="float">
            <text:p>129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29" calcext:value-type="date">
            <text:p>06/29/08</text:p>
          </table:table-cell>
          <table:table-cell table:style-name="ce5" office:value-type="float" office:value="1211" calcext:value-type="float">
            <text:p>121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6-30" calcext:value-type="date">
            <text:p>06/30/08</text:p>
          </table:table-cell>
          <table:table-cell table:style-name="ce5" office:value-type="float" office:value="1712" calcext:value-type="float">
            <text:p>171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1" calcext:value-type="date">
            <text:p>07/01/08</text:p>
          </table:table-cell>
          <table:table-cell table:style-name="ce5" office:value-type="float" office:value="1208" calcext:value-type="float">
            <text:p>120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2" calcext:value-type="date">
            <text:p>07/02/08</text:p>
          </table:table-cell>
          <table:table-cell table:style-name="ce5" office:value-type="float" office:value="1618" calcext:value-type="float">
            <text:p>161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3" calcext:value-type="date">
            <text:p>07/03/08</text:p>
          </table:table-cell>
          <table:table-cell table:style-name="ce5" office:value-type="float" office:value="1208" calcext:value-type="float">
            <text:p>120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4" calcext:value-type="date">
            <text:p>07/04/08</text:p>
          </table:table-cell>
          <table:table-cell table:style-name="ce5" office:value-type="float" office:value="1404" calcext:value-type="float">
            <text:p>140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5" calcext:value-type="date">
            <text:p>07/05/08</text:p>
          </table:table-cell>
          <table:table-cell table:style-name="ce5" office:value-type="float" office:value="1223" calcext:value-type="float">
            <text:p>122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6" calcext:value-type="date">
            <text:p>07/06/08</text:p>
          </table:table-cell>
          <table:table-cell table:style-name="ce5" office:value-type="float" office:value="1585" calcext:value-type="float">
            <text:p>158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7" calcext:value-type="date">
            <text:p>07/07/08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8" calcext:value-type="date">
            <text:p>07/08/08</text:p>
          </table:table-cell>
          <table:table-cell table:style-name="ce5" office:value-type="float" office:value="1417" calcext:value-type="float">
            <text:p>141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09" calcext:value-type="date">
            <text:p>07/09/08</text:p>
          </table:table-cell>
          <table:table-cell table:style-name="ce5" office:value-type="float" office:value="1698" calcext:value-type="float">
            <text:p>169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0" calcext:value-type="date">
            <text:p>07/10/08</text:p>
          </table:table-cell>
          <table:table-cell table:style-name="ce5" office:value-type="float" office:value="1371" calcext:value-type="float">
            <text:p>137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1" calcext:value-type="date">
            <text:p>07/11/08</text:p>
          </table:table-cell>
          <table:table-cell table:style-name="ce5" office:value-type="float" office:value="1558" calcext:value-type="float">
            <text:p>155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2" calcext:value-type="date">
            <text:p>07/12/08</text:p>
          </table:table-cell>
          <table:table-cell table:style-name="ce5" office:value-type="float" office:value="1513" calcext:value-type="float">
            <text:p>151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3" calcext:value-type="date">
            <text:p>07/13/08</text:p>
          </table:table-cell>
          <table:table-cell table:style-name="ce5" office:value-type="float" office:value="1661" calcext:value-type="float">
            <text:p>166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4" calcext:value-type="date">
            <text:p>07/14/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5" calcext:value-type="date">
            <text:p>07/15/08</text:p>
          </table:table-cell>
          <table:table-cell table:style-name="ce5" office:value-type="float" office:value="1286" calcext:value-type="float">
            <text:p>128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6" calcext:value-type="date">
            <text:p>07/16/08</text:p>
          </table:table-cell>
          <table:table-cell table:style-name="ce5" office:value-type="float" office:value="1591" calcext:value-type="float">
            <text:p>159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7" calcext:value-type="date">
            <text:p>07/17/08</text:p>
          </table:table-cell>
          <table:table-cell table:style-name="ce5" office:value-type="float" office:value="1658" calcext:value-type="float">
            <text:p>165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8" calcext:value-type="date">
            <text:p>07/18/08</text:p>
          </table:table-cell>
          <table:table-cell table:style-name="ce5" office:value-type="float" office:value="1646" calcext:value-type="float">
            <text:p>164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19" calcext:value-type="date">
            <text:p>07/19/08</text:p>
          </table:table-cell>
          <table:table-cell table:style-name="ce5" office:value-type="float" office:value="1408" calcext:value-type="float">
            <text:p>140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0" calcext:value-type="date">
            <text:p>07/20/08</text:p>
          </table:table-cell>
          <table:table-cell table:style-name="ce5" office:value-type="float" office:value="1486" calcext:value-type="float">
            <text:p>148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1" calcext:value-type="date">
            <text:p>07/21/08</text:p>
          </table:table-cell>
          <table:table-cell table:style-name="ce5" office:value-type="float" office:value="1703" calcext:value-type="float">
            <text:p>170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2" calcext:value-type="date">
            <text:p>07/22/08</text:p>
          </table:table-cell>
          <table:table-cell table:style-name="ce5" office:value-type="float" office:value="1243" calcext:value-type="float">
            <text:p>124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3" calcext:value-type="date">
            <text:p>07/23/08</text:p>
          </table:table-cell>
          <table:table-cell table:style-name="ce5" office:value-type="float" office:value="1236" calcext:value-type="float">
            <text:p>123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4" calcext:value-type="date">
            <text:p>07/24/08</text:p>
          </table:table-cell>
          <table:table-cell table:style-name="ce5" office:value-type="float" office:value="1318" calcext:value-type="float">
            <text:p>131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5" calcext:value-type="date">
            <text:p>07/25/08</text:p>
          </table:table-cell>
          <table:table-cell table:style-name="ce5" office:value-type="float" office:value="1652" calcext:value-type="float">
            <text:p>165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6" calcext:value-type="date">
            <text:p>07/26/08</text:p>
          </table:table-cell>
          <table:table-cell table:style-name="ce5" office:value-type="float" office:value="1514" calcext:value-type="float">
            <text:p>151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7" calcext:value-type="date">
            <text:p>07/27/08</text:p>
          </table:table-cell>
          <table:table-cell table:style-name="ce5" office:value-type="float" office:value="1230" calcext:value-type="float">
            <text:p>123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8" calcext:value-type="date">
            <text:p>07/28/08</text:p>
          </table:table-cell>
          <table:table-cell table:style-name="ce5" office:value-type="float" office:value="1247" calcext:value-type="float">
            <text:p>124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29" calcext:value-type="date">
            <text:p>07/29/08</text:p>
          </table:table-cell>
          <table:table-cell table:style-name="ce5" office:value-type="float" office:value="1313" calcext:value-type="float">
            <text:p>131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30" calcext:value-type="date">
            <text:p>07/30/08</text:p>
          </table:table-cell>
          <table:table-cell table:style-name="ce5" office:value-type="float" office:value="1280" calcext:value-type="float">
            <text:p>12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7-31" calcext:value-type="date">
            <text:p>07/31/08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1" calcext:value-type="date">
            <text:p>08/01/08</text:p>
          </table:table-cell>
          <table:table-cell table:style-name="ce5" office:value-type="float" office:value="1504" calcext:value-type="float">
            <text:p>150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2" calcext:value-type="date">
            <text:p>08/02/08</text:p>
          </table:table-cell>
          <table:table-cell table:style-name="ce5" office:value-type="float" office:value="1356" calcext:value-type="float">
            <text:p>135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3" calcext:value-type="date">
            <text:p>08/03/08</text:p>
          </table:table-cell>
          <table:table-cell table:style-name="ce5" office:value-type="float" office:value="1302" calcext:value-type="float">
            <text:p>130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4" calcext:value-type="date">
            <text:p>08/04/08</text:p>
          </table:table-cell>
          <table:table-cell table:style-name="ce5" office:value-type="float" office:value="1525" calcext:value-type="float">
            <text:p>152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5" calcext:value-type="date">
            <text:p>08/05/08</text:p>
          </table:table-cell>
          <table:table-cell table:style-name="ce5" office:value-type="float" office:value="1287" calcext:value-type="float">
            <text:p>128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6" calcext:value-type="date">
            <text:p>08/06/08</text:p>
          </table:table-cell>
          <table:table-cell table:style-name="ce5" office:value-type="float" office:value="1488" calcext:value-type="float">
            <text:p>148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7" calcext:value-type="date">
            <text:p>08/07/08</text:p>
          </table:table-cell>
          <table:table-cell table:style-name="ce5" office:value-type="float" office:value="1180" calcext:value-type="float">
            <text:p>11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8" calcext:value-type="date">
            <text:p>08/08/08</text:p>
          </table:table-cell>
          <table:table-cell table:style-name="ce5" office:value-type="float" office:value="1295" calcext:value-type="float">
            <text:p>129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09" calcext:value-type="date">
            <text:p>08/09/08</text:p>
          </table:table-cell>
          <table:table-cell table:style-name="ce5" office:value-type="float" office:value="1580" calcext:value-type="float">
            <text:p>15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0" calcext:value-type="date">
            <text:p>08/10/08</text:p>
          </table:table-cell>
          <table:table-cell table:style-name="ce5" office:value-type="float" office:value="1212" calcext:value-type="float">
            <text:p>121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1" calcext:value-type="date">
            <text:p>08/11/08</text:p>
          </table:table-cell>
          <table:table-cell table:style-name="ce5" office:value-type="float" office:value="1222" calcext:value-type="float">
            <text:p>122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2" calcext:value-type="date">
            <text:p>08/12/08</text:p>
          </table:table-cell>
          <table:table-cell table:style-name="ce5" office:value-type="float" office:value="1669" calcext:value-type="float">
            <text:p>166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3" calcext:value-type="date">
            <text:p>08/13/08</text:p>
          </table:table-cell>
          <table:table-cell table:style-name="ce5" office:value-type="float" office:value="1567" calcext:value-type="float">
            <text:p>156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4" calcext:value-type="date">
            <text:p>08/14/08</text:p>
          </table:table-cell>
          <table:table-cell table:style-name="ce5" office:value-type="float" office:value="1436" calcext:value-type="float">
            <text:p>143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5" calcext:value-type="date">
            <text:p>08/15/08</text:p>
          </table:table-cell>
          <table:table-cell table:style-name="ce5" office:value-type="float" office:value="1234" calcext:value-type="float">
            <text:p>123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6" calcext:value-type="date">
            <text:p>08/16/08</text:p>
          </table:table-cell>
          <table:table-cell table:style-name="ce5" office:value-type="float" office:value="1252" calcext:value-type="float">
            <text:p>125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7" calcext:value-type="date">
            <text:p>08/17/08</text:p>
          </table:table-cell>
          <table:table-cell table:style-name="ce5" office:value-type="float" office:value="1624" calcext:value-type="float">
            <text:p>162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8" calcext:value-type="date">
            <text:p>08/18/08</text:p>
          </table:table-cell>
          <table:table-cell table:style-name="ce5" office:value-type="float" office:value="1256" calcext:value-type="float">
            <text:p>125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19" calcext:value-type="date">
            <text:p>08/19/08</text:p>
          </table:table-cell>
          <table:table-cell table:style-name="ce5" office:value-type="float" office:value="1680" calcext:value-type="float">
            <text:p>16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0" calcext:value-type="date">
            <text:p>08/20/08</text:p>
          </table:table-cell>
          <table:table-cell table:style-name="ce5" office:value-type="float" office:value="1592" calcext:value-type="float">
            <text:p>159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1" calcext:value-type="date">
            <text:p>08/21/08</text:p>
          </table:table-cell>
          <table:table-cell table:style-name="ce5" office:value-type="float" office:value="1403" calcext:value-type="float">
            <text:p>140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2" calcext:value-type="date">
            <text:p>08/22/08</text:p>
          </table:table-cell>
          <table:table-cell table:style-name="ce5" office:value-type="float" office:value="1613" calcext:value-type="float">
            <text:p>161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3" calcext:value-type="date">
            <text:p>08/23/08</text:p>
          </table:table-cell>
          <table:table-cell table:style-name="ce5" office:value-type="float" office:value="1652" calcext:value-type="float">
            <text:p>165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4" calcext:value-type="date">
            <text:p>08/24/08</text:p>
          </table:table-cell>
          <table:table-cell table:style-name="ce5" office:value-type="float" office:value="1298" calcext:value-type="float">
            <text:p>129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5" calcext:value-type="date">
            <text:p>08/25/08</text:p>
          </table:table-cell>
          <table:table-cell table:style-name="ce5" office:value-type="float" office:value="1610" calcext:value-type="float">
            <text:p>161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6" calcext:value-type="date">
            <text:p>08/26/08</text:p>
          </table:table-cell>
          <table:table-cell table:style-name="ce5" office:value-type="float" office:value="1613" calcext:value-type="float">
            <text:p>161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7" calcext:value-type="date">
            <text:p>08/27/08</text:p>
          </table:table-cell>
          <table:table-cell table:style-name="ce5" office:value-type="float" office:value="1428" calcext:value-type="float">
            <text:p>142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8" calcext:value-type="date">
            <text:p>08/28/08</text:p>
          </table:table-cell>
          <table:table-cell table:style-name="ce5" office:value-type="float" office:value="1614" calcext:value-type="float">
            <text:p>161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29" calcext:value-type="date">
            <text:p>08/29/08</text:p>
          </table:table-cell>
          <table:table-cell table:style-name="ce5" office:value-type="float" office:value="1688" calcext:value-type="float">
            <text:p>168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30" calcext:value-type="date">
            <text:p>08/30/08</text:p>
          </table:table-cell>
          <table:table-cell table:style-name="ce5" office:value-type="float" office:value="1679" calcext:value-type="float">
            <text:p>167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8-31" calcext:value-type="date">
            <text:p>08/31/08</text:p>
          </table:table-cell>
          <table:table-cell table:style-name="ce5" office:value-type="float" office:value="1547" calcext:value-type="float">
            <text:p>154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1" calcext:value-type="date">
            <text:p>09/01/08</text:p>
          </table:table-cell>
          <table:table-cell table:style-name="ce5" office:value-type="float" office:value="1603" calcext:value-type="float">
            <text:p>160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2" calcext:value-type="date">
            <text:p>09/02/08</text:p>
          </table:table-cell>
          <table:table-cell table:style-name="ce5" office:value-type="float" office:value="1680" calcext:value-type="float">
            <text:p>16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3" calcext:value-type="date">
            <text:p>09/03/08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4" calcext:value-type="date">
            <text:p>09/04/08</text:p>
          </table:table-cell>
          <table:table-cell table:style-name="ce5" office:value-type="float" office:value="1448" calcext:value-type="float">
            <text:p>144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5" calcext:value-type="date">
            <text:p>09/05/08</text:p>
          </table:table-cell>
          <table:table-cell table:style-name="ce5" office:value-type="float" office:value="1257" calcext:value-type="float">
            <text:p>125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6" calcext:value-type="date">
            <text:p>09/06/08</text:p>
          </table:table-cell>
          <table:table-cell table:style-name="ce5" office:value-type="float" office:value="1687" calcext:value-type="float">
            <text:p>168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7" calcext:value-type="date">
            <text:p>09/07/08</text:p>
          </table:table-cell>
          <table:table-cell table:style-name="ce5" office:value-type="float" office:value="1565" calcext:value-type="float">
            <text:p>156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8" calcext:value-type="date">
            <text:p>09/08/08</text:p>
          </table:table-cell>
          <table:table-cell table:style-name="ce5" office:value-type="float" office:value="1357" calcext:value-type="float">
            <text:p>135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09" calcext:value-type="date">
            <text:p>09/09/08</text:p>
          </table:table-cell>
          <table:table-cell table:style-name="ce5" office:value-type="float" office:value="1700" calcext:value-type="float">
            <text:p>170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0" calcext:value-type="date">
            <text:p>09/10/08</text:p>
          </table:table-cell>
          <table:table-cell table:style-name="ce5" office:value-type="float" office:value="1695" calcext:value-type="float">
            <text:p>169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1" calcext:value-type="date">
            <text:p>09/11/08</text:p>
          </table:table-cell>
          <table:table-cell table:style-name="ce5" office:value-type="float" office:value="1513" calcext:value-type="float">
            <text:p>151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2" calcext:value-type="date">
            <text:p>09/12/08</text:p>
          </table:table-cell>
          <table:table-cell table:style-name="ce5" office:value-type="float" office:value="1640" calcext:value-type="float">
            <text:p>164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3" calcext:value-type="date">
            <text:p>09/13/08</text:p>
          </table:table-cell>
          <table:table-cell table:style-name="ce5" office:value-type="float" office:value="1636" calcext:value-type="float">
            <text:p>163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4" calcext:value-type="date">
            <text:p>09/14/08</text:p>
          </table:table-cell>
          <table:table-cell table:style-name="ce5" office:value-type="float" office:value="1716" calcext:value-type="float">
            <text:p>171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5" calcext:value-type="date">
            <text:p>09/15/08</text:p>
          </table:table-cell>
          <table:table-cell table:style-name="ce5" office:value-type="float" office:value="1381" calcext:value-type="float">
            <text:p>138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6" calcext:value-type="date">
            <text:p>09/16/08</text:p>
          </table:table-cell>
          <table:table-cell table:style-name="ce5" office:value-type="float" office:value="1567" calcext:value-type="float">
            <text:p>156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7" calcext:value-type="date">
            <text:p>09/17/08</text:p>
          </table:table-cell>
          <table:table-cell table:style-name="ce5" office:value-type="float" office:value="1477" calcext:value-type="float">
            <text:p>147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8" calcext:value-type="date">
            <text:p>09/18/08</text:p>
          </table:table-cell>
          <table:table-cell table:style-name="ce5" office:value-type="float" office:value="1370" calcext:value-type="float">
            <text:p>137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19" calcext:value-type="date">
            <text:p>09/19/08</text:p>
          </table:table-cell>
          <table:table-cell table:style-name="ce5" office:value-type="float" office:value="1458" calcext:value-type="float">
            <text:p>145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0" calcext:value-type="date">
            <text:p>09/20/08</text:p>
          </table:table-cell>
          <table:table-cell table:style-name="ce5" office:value-type="float" office:value="1527" calcext:value-type="float">
            <text:p>152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1" calcext:value-type="date">
            <text:p>09/21/08</text:p>
          </table:table-cell>
          <table:table-cell table:style-name="ce5" office:value-type="float" office:value="1308" calcext:value-type="float">
            <text:p>130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2" calcext:value-type="date">
            <text:p>09/22/08</text:p>
          </table:table-cell>
          <table:table-cell table:style-name="ce5" office:value-type="float" office:value="1549" calcext:value-type="float">
            <text:p>154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3" calcext:value-type="date">
            <text:p>09/23/08</text:p>
          </table:table-cell>
          <table:table-cell table:style-name="ce5" office:value-type="float" office:value="1518" calcext:value-type="float">
            <text:p>151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4" calcext:value-type="date">
            <text:p>09/24/08</text:p>
          </table:table-cell>
          <table:table-cell table:style-name="ce5" office:value-type="float" office:value="1576" calcext:value-type="float">
            <text:p>157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5" calcext:value-type="date">
            <text:p>09/25/08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6" calcext:value-type="date">
            <text:p>09/26/08</text:p>
          </table:table-cell>
          <table:table-cell table:style-name="ce5" office:value-type="float" office:value="1275" calcext:value-type="float">
            <text:p>127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7" calcext:value-type="date">
            <text:p>09/27/08</text:p>
          </table:table-cell>
          <table:table-cell table:style-name="ce5" office:value-type="float" office:value="1687" calcext:value-type="float">
            <text:p>168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8" calcext:value-type="date">
            <text:p>09/28/08</text:p>
          </table:table-cell>
          <table:table-cell table:style-name="ce5" office:value-type="float" office:value="1255" calcext:value-type="float">
            <text:p>125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29" calcext:value-type="date">
            <text:p>09/29/08</text:p>
          </table:table-cell>
          <table:table-cell table:style-name="ce5" office:value-type="float" office:value="1745" calcext:value-type="float">
            <text:p>174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09-30" calcext:value-type="date">
            <text:p>09/30/08</text:p>
          </table:table-cell>
          <table:table-cell table:style-name="ce5" office:value-type="float" office:value="1656" calcext:value-type="float">
            <text:p>165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1" calcext:value-type="date">
            <text:p>10/01/08</text:p>
          </table:table-cell>
          <table:table-cell table:style-name="ce5" office:value-type="float" office:value="1676" calcext:value-type="float">
            <text:p>167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2" calcext:value-type="date">
            <text:p>10/02/08</text:p>
          </table:table-cell>
          <table:table-cell table:style-name="ce5" office:value-type="float" office:value="1699" calcext:value-type="float">
            <text:p>169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3" calcext:value-type="date">
            <text:p>10/03/08</text:p>
          </table:table-cell>
          <table:table-cell table:style-name="ce5" office:value-type="float" office:value="1588" calcext:value-type="float">
            <text:p>158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4" calcext:value-type="date">
            <text:p>10/04/08</text:p>
          </table:table-cell>
          <table:table-cell table:style-name="ce5" office:value-type="float" office:value="1631" calcext:value-type="float">
            <text:p>163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5" calcext:value-type="date">
            <text:p>10/05/08</text:p>
          </table:table-cell>
          <table:table-cell table:style-name="ce5" office:value-type="float" office:value="1346" calcext:value-type="float">
            <text:p>134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6" calcext:value-type="date">
            <text:p>10/06/08</text:p>
          </table:table-cell>
          <table:table-cell table:style-name="ce5" office:value-type="float" office:value="1620" calcext:value-type="float">
            <text:p>162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7" calcext:value-type="date">
            <text:p>10/07/08</text:p>
          </table:table-cell>
          <table:table-cell table:style-name="ce5" office:value-type="float" office:value="1783" calcext:value-type="float">
            <text:p>178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8" calcext:value-type="date">
            <text:p>10/08/08</text:p>
          </table:table-cell>
          <table:table-cell table:style-name="ce5" office:value-type="float" office:value="1330" calcext:value-type="float">
            <text:p>133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09" calcext:value-type="date">
            <text:p>10/09/08</text:p>
          </table:table-cell>
          <table:table-cell table:style-name="ce5" office:value-type="float" office:value="1709" calcext:value-type="float">
            <text:p>170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0" calcext:value-type="date">
            <text:p>10/10/08</text:p>
          </table:table-cell>
          <table:table-cell table:style-name="ce5" office:value-type="float" office:value="1653" calcext:value-type="float">
            <text:p>165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1" calcext:value-type="date">
            <text:p>10/11/08</text:p>
          </table:table-cell>
          <table:table-cell table:style-name="ce5" office:value-type="float" office:value="1303" calcext:value-type="float">
            <text:p>130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2" calcext:value-type="date">
            <text:p>10/12/08</text:p>
          </table:table-cell>
          <table:table-cell table:style-name="ce5" office:value-type="float" office:value="1563" calcext:value-type="float">
            <text:p>156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3" calcext:value-type="date">
            <text:p>10/13/08</text:p>
          </table:table-cell>
          <table:table-cell table:style-name="ce5" office:value-type="float" office:value="1685" calcext:value-type="float">
            <text:p>168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4" calcext:value-type="date">
            <text:p>10/14/08</text:p>
          </table:table-cell>
          <table:table-cell table:style-name="ce5" office:value-type="float" office:value="1316" calcext:value-type="float">
            <text:p>131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5" calcext:value-type="date">
            <text:p>10/15/08</text:p>
          </table:table-cell>
          <table:table-cell table:style-name="ce5" office:value-type="float" office:value="1718" calcext:value-type="float">
            <text:p>171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6" calcext:value-type="date">
            <text:p>10/16/08</text:p>
          </table:table-cell>
          <table:table-cell table:style-name="ce5" office:value-type="float" office:value="1346" calcext:value-type="float">
            <text:p>134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7" calcext:value-type="date">
            <text:p>10/17/08</text:p>
          </table:table-cell>
          <table:table-cell table:style-name="ce5" office:value-type="float" office:value="1375" calcext:value-type="float">
            <text:p>137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8" calcext:value-type="date">
            <text:p>10/18/08</text:p>
          </table:table-cell>
          <table:table-cell table:style-name="ce5" office:value-type="float" office:value="1514" calcext:value-type="float">
            <text:p>151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19" calcext:value-type="date">
            <text:p>10/19/08</text:p>
          </table:table-cell>
          <table:table-cell table:style-name="ce5" office:value-type="float" office:value="1484" calcext:value-type="float">
            <text:p>148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0" calcext:value-type="date">
            <text:p>10/20/08</text:p>
          </table:table-cell>
          <table:table-cell table:style-name="ce5" office:value-type="float" office:value="1314" calcext:value-type="float">
            <text:p>131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1" calcext:value-type="date">
            <text:p>10/21/08</text:p>
          </table:table-cell>
          <table:table-cell table:style-name="ce5" office:value-type="float" office:value="1445" calcext:value-type="float">
            <text:p>144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2" calcext:value-type="date">
            <text:p>10/22/08</text:p>
          </table:table-cell>
          <table:table-cell table:style-name="ce5" office:value-type="float" office:value="1490" calcext:value-type="float">
            <text:p>149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3" calcext:value-type="date">
            <text:p>10/23/08</text:p>
          </table:table-cell>
          <table:table-cell table:style-name="ce5" office:value-type="float" office:value="1332" calcext:value-type="float">
            <text:p>133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4" calcext:value-type="date">
            <text:p>10/24/08</text:p>
          </table:table-cell>
          <table:table-cell table:style-name="ce5" office:value-type="float" office:value="1458" calcext:value-type="float">
            <text:p>145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5" calcext:value-type="date">
            <text:p>10/25/08</text:p>
          </table:table-cell>
          <table:table-cell table:style-name="ce5" office:value-type="float" office:value="1305" calcext:value-type="float">
            <text:p>130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6" calcext:value-type="date">
            <text:p>10/26/08</text:p>
          </table:table-cell>
          <table:table-cell table:style-name="ce5" office:value-type="float" office:value="1476" calcext:value-type="float">
            <text:p>147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7" calcext:value-type="date">
            <text:p>10/27/08</text:p>
          </table:table-cell>
          <table:table-cell table:style-name="ce5" office:value-type="float" office:value="1450" calcext:value-type="float">
            <text:p>145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8" calcext:value-type="date">
            <text:p>10/28/08</text:p>
          </table:table-cell>
          <table:table-cell table:style-name="ce5" office:value-type="float" office:value="1614" calcext:value-type="float">
            <text:p>161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29" calcext:value-type="date">
            <text:p>10/29/08</text:p>
          </table:table-cell>
          <table:table-cell table:style-name="ce5" office:value-type="float" office:value="1427" calcext:value-type="float">
            <text:p>142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30" calcext:value-type="date">
            <text:p>10/30/08</text:p>
          </table:table-cell>
          <table:table-cell table:style-name="ce5" office:value-type="float" office:value="1430" calcext:value-type="float">
            <text:p>143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0-31" calcext:value-type="date">
            <text:p>10/31/08</text:p>
          </table:table-cell>
          <table:table-cell table:style-name="ce5" office:value-type="float" office:value="1400" calcext:value-type="float">
            <text:p>140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1" calcext:value-type="date">
            <text:p>11/01/08</text:p>
          </table:table-cell>
          <table:table-cell table:style-name="ce5" office:value-type="float" office:value="1587" calcext:value-type="float">
            <text:p>158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2" calcext:value-type="date">
            <text:p>11/02/08</text:p>
          </table:table-cell>
          <table:table-cell table:style-name="ce5" office:value-type="float" office:value="1402" calcext:value-type="float">
            <text:p>140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3" calcext:value-type="date">
            <text:p>11/03/08</text:p>
          </table:table-cell>
          <table:table-cell table:style-name="ce5" office:value-type="float" office:value="1469" calcext:value-type="float">
            <text:p>146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4" calcext:value-type="date">
            <text:p>11/04/08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5" calcext:value-type="date">
            <text:p>11/05/08</text:p>
          </table:table-cell>
          <table:table-cell table:style-name="ce5" office:value-type="float" office:value="1421" calcext:value-type="float">
            <text:p>142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6" calcext:value-type="date">
            <text:p>11/06/08</text:p>
          </table:table-cell>
          <table:table-cell table:style-name="ce5" office:value-type="float" office:value="1436" calcext:value-type="float">
            <text:p>143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7" calcext:value-type="date">
            <text:p>11/07/08</text:p>
          </table:table-cell>
          <table:table-cell table:style-name="ce5" office:value-type="float" office:value="1312" calcext:value-type="float">
            <text:p>131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8" calcext:value-type="date">
            <text:p>11/08/08</text:p>
          </table:table-cell>
          <table:table-cell table:style-name="ce5" office:value-type="float" office:value="1432" calcext:value-type="float">
            <text:p>143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09" calcext:value-type="date">
            <text:p>11/09/08</text:p>
          </table:table-cell>
          <table:table-cell table:style-name="ce5" office:value-type="float" office:value="1780" calcext:value-type="float">
            <text:p>17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0" calcext:value-type="date">
            <text:p>11/10/08</text:p>
          </table:table-cell>
          <table:table-cell table:style-name="ce5" office:value-type="float" office:value="1355" calcext:value-type="float">
            <text:p>135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1" calcext:value-type="date">
            <text:p>11/11/08</text:p>
          </table:table-cell>
          <table:table-cell table:style-name="ce5" office:value-type="float" office:value="1476" calcext:value-type="float">
            <text:p>147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2" calcext:value-type="date">
            <text:p>11/12/08</text:p>
          </table:table-cell>
          <table:table-cell table:style-name="ce5" office:value-type="float" office:value="1452" calcext:value-type="float">
            <text:p>145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3" calcext:value-type="date">
            <text:p>11/13/08</text:p>
          </table:table-cell>
          <table:table-cell table:style-name="ce5" office:value-type="float" office:value="1617" calcext:value-type="float">
            <text:p>161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4" calcext:value-type="date">
            <text:p>11/14/08</text:p>
          </table:table-cell>
          <table:table-cell table:style-name="ce5" office:value-type="float" office:value="1696" calcext:value-type="float">
            <text:p>169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5" calcext:value-type="date">
            <text:p>11/15/08</text:p>
          </table:table-cell>
          <table:table-cell table:style-name="ce5" office:value-type="float" office:value="1485" calcext:value-type="float">
            <text:p>148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6" calcext:value-type="date">
            <text:p>11/16/08</text:p>
          </table:table-cell>
          <table:table-cell table:style-name="ce5" office:value-type="float" office:value="1682" calcext:value-type="float">
            <text:p>168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7" calcext:value-type="date">
            <text:p>11/17/08</text:p>
          </table:table-cell>
          <table:table-cell table:style-name="ce5" office:value-type="float" office:value="1683" calcext:value-type="float">
            <text:p>168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8" calcext:value-type="date">
            <text:p>11/18/08</text:p>
          </table:table-cell>
          <table:table-cell table:style-name="ce5" office:value-type="float" office:value="1420" calcext:value-type="float">
            <text:p>142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19" calcext:value-type="date">
            <text:p>11/19/08</text:p>
          </table:table-cell>
          <table:table-cell table:style-name="ce5" office:value-type="float" office:value="1657" calcext:value-type="float">
            <text:p>165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0" calcext:value-type="date">
            <text:p>11/20/08</text:p>
          </table:table-cell>
          <table:table-cell table:style-name="ce5" office:value-type="float" office:value="1746" calcext:value-type="float">
            <text:p>174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1" calcext:value-type="date">
            <text:p>11/21/08</text:p>
          </table:table-cell>
          <table:table-cell table:style-name="ce5" office:value-type="float" office:value="1612" calcext:value-type="float">
            <text:p>161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2" calcext:value-type="date">
            <text:p>11/22/08</text:p>
          </table:table-cell>
          <table:table-cell table:style-name="ce5" office:value-type="float" office:value="1760" calcext:value-type="float">
            <text:p>176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3" calcext:value-type="date">
            <text:p>11/23/08</text:p>
          </table:table-cell>
          <table:table-cell table:style-name="ce5" office:value-type="float" office:value="1751" calcext:value-type="float">
            <text:p>175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4" calcext:value-type="date">
            <text:p>11/24/08</text:p>
          </table:table-cell>
          <table:table-cell table:style-name="ce5" office:value-type="float" office:value="1487" calcext:value-type="float">
            <text:p>148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5" calcext:value-type="date">
            <text:p>11/25/08</text:p>
          </table:table-cell>
          <table:table-cell table:style-name="ce5" office:value-type="float" office:value="1784" calcext:value-type="float">
            <text:p>178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6" calcext:value-type="date">
            <text:p>11/26/08</text:p>
          </table:table-cell>
          <table:table-cell table:style-name="ce5" office:value-type="float" office:value="1380" calcext:value-type="float">
            <text:p>13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7" calcext:value-type="date">
            <text:p>11/27/08</text:p>
          </table:table-cell>
          <table:table-cell table:style-name="ce5" office:value-type="float" office:value="1722" calcext:value-type="float">
            <text:p>172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8" calcext:value-type="date">
            <text:p>11/28/08</text:p>
          </table:table-cell>
          <table:table-cell table:style-name="ce5" office:value-type="float" office:value="1758" calcext:value-type="float">
            <text:p>175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29" calcext:value-type="date">
            <text:p>11/29/08</text:p>
          </table:table-cell>
          <table:table-cell table:style-name="ce5" office:value-type="float" office:value="1733" calcext:value-type="float">
            <text:p>173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1-30" calcext:value-type="date">
            <text:p>11/30/08</text:p>
          </table:table-cell>
          <table:table-cell table:style-name="ce5" office:value-type="float" office:value="1712" calcext:value-type="float">
            <text:p>171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1" calcext:value-type="date">
            <text:p>12/01/08</text:p>
          </table:table-cell>
          <table:table-cell table:style-name="ce5" office:value-type="float" office:value="1560" calcext:value-type="float">
            <text:p>156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2" calcext:value-type="date">
            <text:p>12/02/08</text:p>
          </table:table-cell>
          <table:table-cell table:style-name="ce5" office:value-type="float" office:value="1540" calcext:value-type="float">
            <text:p>154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3" calcext:value-type="date">
            <text:p>12/03/08</text:p>
          </table:table-cell>
          <table:table-cell table:style-name="ce5" office:value-type="float" office:value="1680" calcext:value-type="float">
            <text:p>16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4" calcext:value-type="date">
            <text:p>12/04/08</text:p>
          </table:table-cell>
          <table:table-cell table:style-name="ce5" office:value-type="float" office:value="1493" calcext:value-type="float">
            <text:p>149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5" calcext:value-type="date">
            <text:p>12/05/08</text:p>
          </table:table-cell>
          <table:table-cell table:style-name="ce5" office:value-type="float" office:value="1626" calcext:value-type="float">
            <text:p>162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6" calcext:value-type="date">
            <text:p>12/06/08</text:p>
          </table:table-cell>
          <table:table-cell table:style-name="ce5" office:value-type="float" office:value="1803" calcext:value-type="float">
            <text:p>180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7" calcext:value-type="date">
            <text:p>12/07/08</text:p>
          </table:table-cell>
          <table:table-cell table:style-name="ce5" office:value-type="float" office:value="1343" calcext:value-type="float">
            <text:p>134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8" calcext:value-type="date">
            <text:p>12/08/08</text:p>
          </table:table-cell>
          <table:table-cell table:style-name="ce5" office:value-type="float" office:value="1437" calcext:value-type="float">
            <text:p>143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09" calcext:value-type="date">
            <text:p>12/09/08</text:p>
          </table:table-cell>
          <table:table-cell table:style-name="ce5" office:value-type="float" office:value="1696" calcext:value-type="float">
            <text:p>169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0" calcext:value-type="date">
            <text:p>12/10/08</text:p>
          </table:table-cell>
          <table:table-cell table:style-name="ce5" office:value-type="float" office:value="1676" calcext:value-type="float">
            <text:p>167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1" calcext:value-type="date">
            <text:p>12/11/08</text:p>
          </table:table-cell>
          <table:table-cell table:style-name="ce5" office:value-type="float" office:value="1653" calcext:value-type="float">
            <text:p>165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2" calcext:value-type="date">
            <text:p>12/12/08</text:p>
          </table:table-cell>
          <table:table-cell table:style-name="ce5" office:value-type="float" office:value="1616" calcext:value-type="float">
            <text:p>161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3" calcext:value-type="date">
            <text:p>12/13/08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4" calcext:value-type="date">
            <text:p>12/14/08</text:p>
          </table:table-cell>
          <table:table-cell table:style-name="ce5" office:value-type="float" office:value="1777" calcext:value-type="float">
            <text:p>177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5" calcext:value-type="date">
            <text:p>12/15/08</text:p>
          </table:table-cell>
          <table:table-cell table:style-name="ce5" office:value-type="float" office:value="1643" calcext:value-type="float">
            <text:p>164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6" calcext:value-type="date">
            <text:p>12/16/08</text:p>
          </table:table-cell>
          <table:table-cell table:style-name="ce5" office:value-type="float" office:value="1457" calcext:value-type="float">
            <text:p>145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7" calcext:value-type="date">
            <text:p>12/17/08</text:p>
          </table:table-cell>
          <table:table-cell table:style-name="ce5" office:value-type="float" office:value="1443" calcext:value-type="float">
            <text:p>144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8" calcext:value-type="date">
            <text:p>12/18/08</text:p>
          </table:table-cell>
          <table:table-cell table:style-name="ce5" office:value-type="float" office:value="1380" calcext:value-type="float">
            <text:p>13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19" calcext:value-type="date">
            <text:p>12/19/08</text:p>
          </table:table-cell>
          <table:table-cell table:style-name="ce5" office:value-type="float" office:value="1699" calcext:value-type="float">
            <text:p>169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0" calcext:value-type="date">
            <text:p>12/20/08</text:p>
          </table:table-cell>
          <table:table-cell table:style-name="ce5" office:value-type="float" office:value="1784" calcext:value-type="float">
            <text:p>178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1" calcext:value-type="date">
            <text:p>12/21/08</text:p>
          </table:table-cell>
          <table:table-cell table:style-name="ce5" office:value-type="float" office:value="1565" calcext:value-type="float">
            <text:p>156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2" calcext:value-type="date">
            <text:p>12/22/08</text:p>
          </table:table-cell>
          <table:table-cell table:style-name="ce5" office:value-type="float" office:value="1783" calcext:value-type="float">
            <text:p>178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3" calcext:value-type="date">
            <text:p>12/23/08</text:p>
          </table:table-cell>
          <table:table-cell table:style-name="ce5" office:value-type="float" office:value="1605" calcext:value-type="float">
            <text:p>160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4" calcext:value-type="date">
            <text:p>12/24/08</text:p>
          </table:table-cell>
          <table:table-cell table:style-name="ce5" office:value-type="float" office:value="1351" calcext:value-type="float">
            <text:p>135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5" calcext:value-type="date">
            <text:p>12/25/08</text:p>
          </table:table-cell>
          <table:table-cell table:style-name="ce5" office:value-type="float" office:value="1811" calcext:value-type="float">
            <text:p>181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6" calcext:value-type="date">
            <text:p>12/26/08</text:p>
          </table:table-cell>
          <table:table-cell table:style-name="ce5" office:value-type="float" office:value="1784" calcext:value-type="float">
            <text:p>178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7" calcext:value-type="date">
            <text:p>12/27/08</text:p>
          </table:table-cell>
          <table:table-cell table:style-name="ce5" office:value-type="float" office:value="1484" calcext:value-type="float">
            <text:p>148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8" calcext:value-type="date">
            <text:p>12/28/08</text:p>
          </table:table-cell>
          <table:table-cell table:style-name="ce5" office:value-type="float" office:value="1378" calcext:value-type="float">
            <text:p>137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29" calcext:value-type="date">
            <text:p>12/29/08</text:p>
          </table:table-cell>
          <table:table-cell table:style-name="ce5" office:value-type="float" office:value="1617" calcext:value-type="float">
            <text:p>161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30" calcext:value-type="date">
            <text:p>12/30/08</text:p>
          </table:table-cell>
          <table:table-cell table:style-name="ce5" office:value-type="float" office:value="1693" calcext:value-type="float">
            <text:p>169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8-12-31" calcext:value-type="date">
            <text:p>12/31/08</text:p>
          </table:table-cell>
          <table:table-cell table:style-name="ce5" office:value-type="float" office:value="1465" calcext:value-type="float">
            <text:p>146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1" calcext:value-type="date">
            <text:p>01/01/09</text:p>
          </table:table-cell>
          <table:table-cell table:style-name="ce5" office:value-type="float" office:value="1451" calcext:value-type="float">
            <text:p>145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2" calcext:value-type="date">
            <text:p>01/02/09</text:p>
          </table:table-cell>
          <table:table-cell table:style-name="ce5" office:value-type="float" office:value="1554" calcext:value-type="float">
            <text:p>155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3" calcext:value-type="date">
            <text:p>01/03/09</text:p>
          </table:table-cell>
          <table:table-cell table:style-name="ce5" office:value-type="float" office:value="1708" calcext:value-type="float">
            <text:p>170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4" calcext:value-type="date">
            <text:p>01/04/09</text:p>
          </table:table-cell>
          <table:table-cell table:style-name="ce5" office:value-type="float" office:value="1661" calcext:value-type="float">
            <text:p>166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5" calcext:value-type="date">
            <text:p>01/05/09</text:p>
          </table:table-cell>
          <table:table-cell table:style-name="ce5" office:value-type="float" office:value="1740" calcext:value-type="float">
            <text:p>174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6" calcext:value-type="date">
            <text:p>01/06/09</text:p>
          </table:table-cell>
          <table:table-cell table:style-name="ce5" office:value-type="float" office:value="1663" calcext:value-type="float">
            <text:p>166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7" calcext:value-type="date">
            <text:p>01/07/09</text:p>
          </table:table-cell>
          <table:table-cell table:style-name="ce5" office:value-type="float" office:value="1745" calcext:value-type="float">
            <text:p>174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8" calcext:value-type="date">
            <text:p>01/08/09</text:p>
          </table:table-cell>
          <table:table-cell table:style-name="ce5" office:value-type="float" office:value="1624" calcext:value-type="float">
            <text:p>162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09" calcext:value-type="date">
            <text:p>01/09/09</text:p>
          </table:table-cell>
          <table:table-cell table:style-name="ce5" office:value-type="float" office:value="1566" calcext:value-type="float">
            <text:p>156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0" calcext:value-type="date">
            <text:p>01/10/09</text:p>
          </table:table-cell>
          <table:table-cell table:style-name="ce5" office:value-type="float" office:value="1669" calcext:value-type="float">
            <text:p>166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1" calcext:value-type="date">
            <text:p>01/11/09</text:p>
          </table:table-cell>
          <table:table-cell table:style-name="ce5" office:value-type="float" office:value="1449" calcext:value-type="float">
            <text:p>144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2" calcext:value-type="date">
            <text:p>01/12/09</text:p>
          </table:table-cell>
          <table:table-cell table:style-name="ce5" office:value-type="float" office:value="1634" calcext:value-type="float">
            <text:p>163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3" calcext:value-type="date">
            <text:p>01/13/09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4" calcext:value-type="date">
            <text:p>01/14/09</text:p>
          </table:table-cell>
          <table:table-cell table:style-name="ce5" office:value-type="float" office:value="1758" calcext:value-type="float">
            <text:p>175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5" calcext:value-type="date">
            <text:p>01/15/09</text:p>
          </table:table-cell>
          <table:table-cell table:style-name="ce5" office:value-type="float" office:value="1664" calcext:value-type="float">
            <text:p>166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6" calcext:value-type="date">
            <text:p>01/16/09</text:p>
          </table:table-cell>
          <table:table-cell table:style-name="ce5" office:value-type="float" office:value="1387" calcext:value-type="float">
            <text:p>138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7" calcext:value-type="date">
            <text:p>01/17/09</text:p>
          </table:table-cell>
          <table:table-cell table:style-name="ce5" office:value-type="float" office:value="1517" calcext:value-type="float">
            <text:p>151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8" calcext:value-type="date">
            <text:p>01/18/09</text:p>
          </table:table-cell>
          <table:table-cell table:style-name="ce5" office:value-type="float" office:value="1401" calcext:value-type="float">
            <text:p>140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19" calcext:value-type="date">
            <text:p>01/19/09</text:p>
          </table:table-cell>
          <table:table-cell table:style-name="ce5" office:value-type="float" office:value="1645" calcext:value-type="float">
            <text:p>164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0" calcext:value-type="date">
            <text:p>01/20/09</text:p>
          </table:table-cell>
          <table:table-cell table:style-name="ce5" office:value-type="float" office:value="1272" calcext:value-type="float">
            <text:p>127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1" calcext:value-type="date">
            <text:p>01/21/09</text:p>
          </table:table-cell>
          <table:table-cell table:style-name="ce5" office:value-type="float" office:value="1686" calcext:value-type="float">
            <text:p>168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2" calcext:value-type="date">
            <text:p>01/22/09</text:p>
          </table:table-cell>
          <table:table-cell table:style-name="ce5" office:value-type="float" office:value="1554" calcext:value-type="float">
            <text:p>155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3" calcext:value-type="date">
            <text:p>01/23/09</text:p>
          </table:table-cell>
          <table:table-cell table:style-name="ce5" office:value-type="float" office:value="1603" calcext:value-type="float">
            <text:p>160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4" calcext:value-type="date">
            <text:p>01/24/09</text:p>
          </table:table-cell>
          <table:table-cell table:style-name="ce5" office:value-type="float" office:value="1257" calcext:value-type="float">
            <text:p>125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5" calcext:value-type="date">
            <text:p>01/25/09</text:p>
          </table:table-cell>
          <table:table-cell table:style-name="ce5" office:value-type="float" office:value="1572" calcext:value-type="float">
            <text:p>157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6" calcext:value-type="date">
            <text:p>01/26/09</text:p>
          </table:table-cell>
          <table:table-cell table:style-name="ce5" office:value-type="float" office:value="1700" calcext:value-type="float">
            <text:p>170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7" calcext:value-type="date">
            <text:p>01/27/09</text:p>
          </table:table-cell>
          <table:table-cell table:style-name="ce5" office:value-type="float" office:value="1544" calcext:value-type="float">
            <text:p>154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8" calcext:value-type="date">
            <text:p>01/28/09</text:p>
          </table:table-cell>
          <table:table-cell table:style-name="ce5" office:value-type="float" office:value="1490" calcext:value-type="float">
            <text:p>149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29" calcext:value-type="date">
            <text:p>01/29/09</text:p>
          </table:table-cell>
          <table:table-cell table:style-name="ce5" office:value-type="float" office:value="1475" calcext:value-type="float">
            <text:p>147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30" calcext:value-type="date">
            <text:p>01/30/09</text:p>
          </table:table-cell>
          <table:table-cell table:style-name="ce5" office:value-type="float" office:value="1690" calcext:value-type="float">
            <text:p>169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1-31" calcext:value-type="date">
            <text:p>01/31/09</text:p>
          </table:table-cell>
          <table:table-cell table:style-name="ce5" office:value-type="float" office:value="1513" calcext:value-type="float">
            <text:p>151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1" calcext:value-type="date">
            <text:p>02/01/09</text:p>
          </table:table-cell>
          <table:table-cell table:style-name="ce5" office:value-type="float" office:value="1646" calcext:value-type="float">
            <text:p>164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2" calcext:value-type="date">
            <text:p>02/02/09</text:p>
          </table:table-cell>
          <table:table-cell table:style-name="ce5" office:value-type="float" office:value="1563" calcext:value-type="float">
            <text:p>156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3" calcext:value-type="date">
            <text:p>02/03/09</text:p>
          </table:table-cell>
          <table:table-cell table:style-name="ce5" office:value-type="float" office:value="1311" calcext:value-type="float">
            <text:p>131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4" calcext:value-type="date">
            <text:p>02/04/09</text:p>
          </table:table-cell>
          <table:table-cell table:style-name="ce5" office:value-type="float" office:value="1575" calcext:value-type="float">
            <text:p>157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5" calcext:value-type="date">
            <text:p>02/05/09</text:p>
          </table:table-cell>
          <table:table-cell table:style-name="ce5" office:value-type="float" office:value="1643" calcext:value-type="float">
            <text:p>164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6" calcext:value-type="date">
            <text:p>02/06/09</text:p>
          </table:table-cell>
          <table:table-cell table:style-name="ce5" office:value-type="float" office:value="1408" calcext:value-type="float">
            <text:p>140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7" calcext:value-type="date">
            <text:p>02/07/09</text:p>
          </table:table-cell>
          <table:table-cell table:style-name="ce5" office:value-type="float" office:value="1427" calcext:value-type="float">
            <text:p>142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8" calcext:value-type="date">
            <text:p>02/08/09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09" calcext:value-type="date">
            <text:p>02/09/09</text:p>
          </table:table-cell>
          <table:table-cell table:style-name="ce5" office:value-type="float" office:value="1298" calcext:value-type="float">
            <text:p>129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0" calcext:value-type="date">
            <text:p>02/10/09</text:p>
          </table:table-cell>
          <table:table-cell table:style-name="ce5" office:value-type="float" office:value="1351" calcext:value-type="float">
            <text:p>135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1" calcext:value-type="date">
            <text:p>02/11/09</text:p>
          </table:table-cell>
          <table:table-cell table:style-name="ce5" office:value-type="float" office:value="1346" calcext:value-type="float">
            <text:p>134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2" calcext:value-type="date">
            <text:p>02/12/09</text:p>
          </table:table-cell>
          <table:table-cell table:style-name="ce5" office:value-type="float" office:value="1299" calcext:value-type="float">
            <text:p>129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3" calcext:value-type="date">
            <text:p>02/13/09</text:p>
          </table:table-cell>
          <table:table-cell table:style-name="ce5" office:value-type="float" office:value="1603" calcext:value-type="float">
            <text:p>160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4" calcext:value-type="date">
            <text:p>02/14/09</text:p>
          </table:table-cell>
          <table:table-cell table:style-name="ce5" office:value-type="float" office:value="1395" calcext:value-type="float">
            <text:p>139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5" calcext:value-type="date">
            <text:p>02/15/09</text:p>
          </table:table-cell>
          <table:table-cell table:style-name="ce5" office:value-type="float" office:value="1740" calcext:value-type="float">
            <text:p>174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6" calcext:value-type="date">
            <text:p>02/16/09</text:p>
          </table:table-cell>
          <table:table-cell table:style-name="ce5" office:value-type="float" office:value="1313" calcext:value-type="float">
            <text:p>1313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7" calcext:value-type="date">
            <text:p>02/17/09</text:p>
          </table:table-cell>
          <table:table-cell table:style-name="ce5" office:value-type="float" office:value="1481" calcext:value-type="float">
            <text:p>148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8" calcext:value-type="date">
            <text:p>02/18/09</text:p>
          </table:table-cell>
          <table:table-cell table:style-name="ce5" office:value-type="float" office:value="1354" calcext:value-type="float">
            <text:p>135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19" calcext:value-type="date">
            <text:p>02/19/09</text:p>
          </table:table-cell>
          <table:table-cell table:style-name="ce5" office:value-type="float" office:value="1345" calcext:value-type="float">
            <text:p>134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0" calcext:value-type="date">
            <text:p>02/20/09</text:p>
          </table:table-cell>
          <table:table-cell table:style-name="ce5" office:value-type="float" office:value="1685" calcext:value-type="float">
            <text:p>168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1" calcext:value-type="date">
            <text:p>02/21/09</text:p>
          </table:table-cell>
          <table:table-cell table:style-name="ce5" office:value-type="float" office:value="1497" calcext:value-type="float">
            <text:p>149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2" calcext:value-type="date">
            <text:p>02/22/09</text:p>
          </table:table-cell>
          <table:table-cell table:style-name="ce5" office:value-type="float" office:value="1311" calcext:value-type="float">
            <text:p>131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3" calcext:value-type="date">
            <text:p>02/23/09</text:p>
          </table:table-cell>
          <table:table-cell table:style-name="ce5" office:value-type="float" office:value="1431" calcext:value-type="float">
            <text:p>143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4" calcext:value-type="date">
            <text:p>02/24/09</text:p>
          </table:table-cell>
          <table:table-cell table:style-name="ce5" office:value-type="float" office:value="1671" calcext:value-type="float">
            <text:p>167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5" calcext:value-type="date">
            <text:p>02/25/09</text:p>
          </table:table-cell>
          <table:table-cell table:style-name="ce5" office:value-type="float" office:value="1580" calcext:value-type="float">
            <text:p>15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6" calcext:value-type="date">
            <text:p>02/26/09</text:p>
          </table:table-cell>
          <table:table-cell table:style-name="ce5" office:value-type="float" office:value="1479" calcext:value-type="float">
            <text:p>147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7" calcext:value-type="date">
            <text:p>02/27/09</text:p>
          </table:table-cell>
          <table:table-cell table:style-name="ce5" office:value-type="float" office:value="1498" calcext:value-type="float">
            <text:p>149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2-28" calcext:value-type="date">
            <text:p>02/28/09</text:p>
          </table:table-cell>
          <table:table-cell table:style-name="ce5" office:value-type="float" office:value="1649" calcext:value-type="float">
            <text:p>164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1" calcext:value-type="date">
            <text:p>03/01/09</text:p>
          </table:table-cell>
          <table:table-cell table:style-name="ce5" office:value-type="float" office:value="1692" calcext:value-type="float">
            <text:p>169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2" calcext:value-type="date">
            <text:p>03/02/09</text:p>
          </table:table-cell>
          <table:table-cell table:style-name="ce5" office:value-type="float" office:value="1549" calcext:value-type="float">
            <text:p>154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3" calcext:value-type="date">
            <text:p>03/03/09</text:p>
          </table:table-cell>
          <table:table-cell table:style-name="ce5" office:value-type="float" office:value="1660" calcext:value-type="float">
            <text:p>166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4" calcext:value-type="date">
            <text:p>03/04/09</text:p>
          </table:table-cell>
          <table:table-cell table:style-name="ce5" office:value-type="float" office:value="1680" calcext:value-type="float">
            <text:p>168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5" calcext:value-type="date">
            <text:p>03/05/09</text:p>
          </table:table-cell>
          <table:table-cell table:style-name="ce5" office:value-type="float" office:value="1770" calcext:value-type="float">
            <text:p>177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6" calcext:value-type="date">
            <text:p>03/06/09</text:p>
          </table:table-cell>
          <table:table-cell table:style-name="ce5" office:value-type="float" office:value="1275" calcext:value-type="float">
            <text:p>127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7" calcext:value-type="date">
            <text:p>03/07/09</text:p>
          </table:table-cell>
          <table:table-cell table:style-name="ce5" office:value-type="float" office:value="1340" calcext:value-type="float">
            <text:p>134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8" calcext:value-type="date">
            <text:p>03/08/09</text:p>
          </table:table-cell>
          <table:table-cell table:style-name="ce5" office:value-type="float" office:value="1695" calcext:value-type="float">
            <text:p>169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09" calcext:value-type="date">
            <text:p>03/09/09</text:p>
          </table:table-cell>
          <table:table-cell table:style-name="ce5" office:value-type="float" office:value="1620" calcext:value-type="float">
            <text:p>162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0" calcext:value-type="date">
            <text:p>03/10/09</text:p>
          </table:table-cell>
          <table:table-cell table:style-name="ce5" office:value-type="float" office:value="1411" calcext:value-type="float">
            <text:p>141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1" calcext:value-type="date">
            <text:p>03/11/09</text:p>
          </table:table-cell>
          <table:table-cell table:style-name="ce5" office:value-type="float" office:value="1721" calcext:value-type="float">
            <text:p>172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2" calcext:value-type="date">
            <text:p>03/12/09</text:p>
          </table:table-cell>
          <table:table-cell table:style-name="ce5" office:value-type="float" office:value="1524" calcext:value-type="float">
            <text:p>152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3" calcext:value-type="date">
            <text:p>03/13/09</text:p>
          </table:table-cell>
          <table:table-cell table:style-name="ce5" office:value-type="float" office:value="1430" calcext:value-type="float">
            <text:p>143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4" calcext:value-type="date">
            <text:p>03/14/09</text:p>
          </table:table-cell>
          <table:table-cell table:style-name="ce5" office:value-type="float" office:value="1448" calcext:value-type="float">
            <text:p>1448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5" calcext:value-type="date">
            <text:p>03/15/09</text:p>
          </table:table-cell>
          <table:table-cell table:style-name="ce5" office:value-type="float" office:value="1674" calcext:value-type="float">
            <text:p>167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6" calcext:value-type="date">
            <text:p>03/16/09</text:p>
          </table:table-cell>
          <table:table-cell table:style-name="ce5" office:value-type="float" office:value="1529" calcext:value-type="float">
            <text:p>152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7" calcext:value-type="date">
            <text:p>03/17/09</text:p>
          </table:table-cell>
          <table:table-cell table:style-name="ce5" office:value-type="float" office:value="1426" calcext:value-type="float">
            <text:p>1426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8" calcext:value-type="date">
            <text:p>03/18/09</text:p>
          </table:table-cell>
          <table:table-cell table:style-name="ce5" office:value-type="float" office:value="1759" calcext:value-type="float">
            <text:p>1759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19" calcext:value-type="date">
            <text:p>03/19/09</text:p>
          </table:table-cell>
          <table:table-cell table:style-name="ce5" office:value-type="float" office:value="1761" calcext:value-type="float">
            <text:p>176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0" calcext:value-type="date">
            <text:p>03/20/09</text:p>
          </table:table-cell>
          <table:table-cell table:style-name="ce5" office:value-type="float" office:value="1575" calcext:value-type="float">
            <text:p>157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1" calcext:value-type="date">
            <text:p>03/21/09</text:p>
          </table:table-cell>
          <table:table-cell table:style-name="ce5" office:value-type="float" office:value="1405" calcext:value-type="float">
            <text:p>1405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2" calcext:value-type="date">
            <text:p>03/22/09</text:p>
          </table:table-cell>
          <table:table-cell table:style-name="ce5" office:value-type="float" office:value="1514" calcext:value-type="float">
            <text:p>1514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3" calcext:value-type="date">
            <text:p>03/23/09</text:p>
          </table:table-cell>
          <table:table-cell table:style-name="ce5" office:value-type="float" office:value="1370" calcext:value-type="float">
            <text:p>137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4" calcext:value-type="date">
            <text:p>03/24/09</text:p>
          </table:table-cell>
          <table:table-cell table:style-name="ce5" table:formula="of:=#N/A" office:value-type="string" office:string-value="" calcext:value-type="error">
            <text:p>#N/A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5" calcext:value-type="date">
            <text:p>03/25/09</text:p>
          </table:table-cell>
          <table:table-cell table:style-name="ce5" office:value-type="float" office:value="1410" calcext:value-type="float">
            <text:p>141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6" calcext:value-type="date">
            <text:p>03/26/09</text:p>
          </table:table-cell>
          <table:table-cell table:style-name="ce5" office:value-type="float" office:value="1417" calcext:value-type="float">
            <text:p>141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7" calcext:value-type="date">
            <text:p>03/27/09</text:p>
          </table:table-cell>
          <table:table-cell table:style-name="ce5" office:value-type="float" office:value="1611" calcext:value-type="float">
            <text:p>1611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8" calcext:value-type="date">
            <text:p>03/28/09</text:p>
          </table:table-cell>
          <table:table-cell table:style-name="ce5" office:value-type="float" office:value="1547" calcext:value-type="float">
            <text:p>1547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29" calcext:value-type="date">
            <text:p>03/29/09</text:p>
          </table:table-cell>
          <table:table-cell table:style-name="ce5" office:value-type="float" office:value="1662" calcext:value-type="float">
            <text:p>1662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30" calcext:value-type="date">
            <text:p>03/30/09</text:p>
          </table:table-cell>
          <table:table-cell table:style-name="ce5" office:value-type="float" office:value="1420" calcext:value-type="float">
            <text:p>1420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date" office:date-value="2009-03-31" calcext:value-type="date">
            <text:p>03/31/09</text:p>
          </table:table-cell>
          <table:table-cell table:style-name="ce5" office:value-type="float" office:value="1387" calcext:value-type="float">
            <text:p>1387</text:p>
          </table:table-cell>
          <table:table-cell table:style-name="ce5"/>
          <table:table-cell table:number-columns-repeated="61"/>
        </table:table-row>
        <table:table-row table:style-name="ro1" table:number-rows-repeated="2325">
          <table:table-cell table:style-name="ce2"/>
          <table:table-cell table:style-name="ce5"/>
          <table:table-cell table:number-columns-repeated="62"/>
        </table:table-row>
        <table:table-row table:style-name="ro2" table:number-rows-repeated="10459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édia_Moveis" table:style-name="ta2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Data</text:p>
            <draw:frame table:end-cell-address="Média_Moveis.H27" table:end-x="0.937in" table:end-y="0.2181in" draw:z-index="0" draw:name="Chart 1" draw:style-name="gr1" draw:text-style-name="P1" svg:width="8.7189in" svg:height="5.9055in" svg:x="0.0102in" svg:y="0in">
              <draw:object draw:notify-on-update-of-ranges="Média_Moveis.A2:Média_Moveis.A285 Média_Moveis.B1:Média_Moveis.B1 Média_Moveis.B2:Média_Moveis.B28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office:value-type="string" calcext:value-type="string">
            <text:p>Views do Blog</text:p>
          </table:table-cell>
          <table:table-cell table:style-name="ce4" office:value-type="string" calcext:value-type="string">
            <text:p>Media Móvel - 7</text:p>
          </table:table-cell>
          <table:table-cell table:style-name="ce4" office:value-type="string" calcext:value-type="string">
            <text:p>Média Móvel - 3</text:p>
          </table:table-cell>
          <table:table-cell table:style-name="ce4" office:value-type="string" calcext:value-type="string">
            <text:p>Média Móvel (21 dias)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6-21" calcext:value-type="date">
            <text:p>21-Jun-2008</text:p>
          </table:table-cell>
          <table:table-cell table:style-name="ce5" office:value-type="float" office:value="1740" calcext:value-type="float">
            <text:p>1740</text:p>
          </table:table-cell>
          <table:table-cell table:number-columns-repeated="62"/>
        </table:table-row>
        <table:table-row table:style-name="ro1">
          <table:table-cell table:style-name="ce6" office:value-type="date" office:date-value="2008-06-22" calcext:value-type="date">
            <text:p>22-Jun-2008</text:p>
          </table:table-cell>
          <table:table-cell table:style-name="ce5" office:value-type="float" office:value="1585" calcext:value-type="float">
            <text:p>1585</text:p>
          </table:table-cell>
          <table:table-cell/>
          <table:table-cell table:formula="of:=AVERAGE([.B2:.B4])" office:value-type="float" office:value="1877.66666666667" calcext:value-type="float">
            <text:p>1877.66666666667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6-23" calcext:value-type="date">
            <text:p>23-Jun-2008</text:p>
          </table:table-cell>
          <table:table-cell table:style-name="ce5" office:value-type="float" office:value="2308" calcext:value-type="float">
            <text:p>2308</text:p>
          </table:table-cell>
          <table:table-cell/>
          <table:table-cell table:formula="of:=AVERAGE([.B3:.B5])" office:value-type="float" office:value="1961" calcext:value-type="float">
            <text:p>1961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6-24" calcext:value-type="date">
            <text:p>24-Jun-2008</text:p>
          </table:table-cell>
          <table:table-cell table:style-name="ce5" office:value-type="float" office:value="1990" calcext:value-type="float">
            <text:p>1990</text:p>
          </table:table-cell>
          <table:table-cell table:formula="of:=AVERAGE([.B2:.B8])" office:value-type="float" office:value="1912.57142857143" calcext:value-type="float">
            <text:p>1912.57142857143</text:p>
          </table:table-cell>
          <table:table-cell table:formula="of:=AVERAGE([.B4:.B6])" office:value-type="float" office:value="2037" calcext:value-type="float">
            <text:p>2037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6-25" calcext:value-type="date">
            <text:p>25-Jun-2008</text:p>
          </table:table-cell>
          <table:table-cell table:style-name="ce5" office:value-type="float" office:value="1813" calcext:value-type="float">
            <text:p>1813</text:p>
          </table:table-cell>
          <table:table-cell table:formula="of:=AVERAGE([.B3:.B9])" office:value-type="float" office:value="1959.42857142857" calcext:value-type="float">
            <text:p>1959.42857142857</text:p>
          </table:table-cell>
          <table:table-cell table:formula="of:=AVERAGE([.B5:.B7])" office:value-type="float" office:value="1836" calcext:value-type="float">
            <text:p>1836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6-26" calcext:value-type="date">
            <text:p>26-Jun-2008</text:p>
          </table:table-cell>
          <table:table-cell table:style-name="ce5" office:value-type="float" office:value="1705" calcext:value-type="float">
            <text:p>1705</text:p>
          </table:table-cell>
          <table:table-cell table:formula="of:=AVERAGE([.B4:.B10])" office:value-type="float" office:value="2024.14285714286" calcext:value-type="float">
            <text:p>2024.14285714286</text:p>
          </table:table-cell>
          <table:table-cell table:formula="of:=AVERAGE([.B6:.B8])" office:value-type="float" office:value="1921.66666666667" calcext:value-type="float">
            <text:p>1921.66666666667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6-27" calcext:value-type="date">
            <text:p>27-Jun-2008</text:p>
          </table:table-cell>
          <table:table-cell table:style-name="ce5" office:value-type="float" office:value="2247" calcext:value-type="float">
            <text:p>2247</text:p>
          </table:table-cell>
          <table:table-cell table:formula="of:=AVERAGE([.B5:.B11])" office:value-type="float" office:value="1973.42857142857" calcext:value-type="float">
            <text:p>1973.42857142857</text:p>
          </table:table-cell>
          <table:table-cell table:formula="of:=AVERAGE([.B7:.B9])" office:value-type="float" office:value="2006.66666666667" calcext:value-type="float">
            <text:p>2006.66666666667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6-28" calcext:value-type="date">
            <text:p>28-Jun-2008</text:p>
          </table:table-cell>
          <table:table-cell table:style-name="ce5" office:value-type="float" office:value="2068" calcext:value-type="float">
            <text:p>2068</text:p>
          </table:table-cell>
          <table:table-cell table:formula="of:=AVERAGE([.B6:.B12])" office:value-type="float" office:value="1985.42857142857" calcext:value-type="float">
            <text:p>1985.42857142857</text:p>
          </table:table-cell>
          <table:table-cell table:formula="of:=AVERAGE([.B8:.B10])" office:value-type="float" office:value="2117.66666666667" calcext:value-type="float">
            <text:p>2117.66666666667</text:p>
          </table:table-cell>
          <table:table-cell/>
          <table:table-cell>
            <draw:frame table:end-cell-address="Média_Moveis.N17" table:end-x="0.3539in" table:end-y="0.0724in" draw:z-index="2" draw:name="Chart 3" draw:style-name="gr1" draw:text-style-name="P1" svg:width="8.676in" svg:height="1.8122in" svg:x="0.5835in" svg:y="0.0102in">
              <draw:object draw:notify-on-update-of-ranges="Média_Moveis.D1:Média_Moveis.D1 Média_Moveis.D2:Média_Moveis.D28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6" office:value-type="date" office:date-value="2008-06-29" calcext:value-type="date">
            <text:p>29-Jun-2008</text:p>
          </table:table-cell>
          <table:table-cell table:style-name="ce5" office:value-type="float" office:value="2038" calcext:value-type="float">
            <text:p>2038</text:p>
          </table:table-cell>
          <table:table-cell table:formula="of:=AVERAGE([.B7:.B13])" office:value-type="float" office:value="2027.71428571429" calcext:value-type="float">
            <text:p>2027.71428571429</text:p>
          </table:table-cell>
          <table:table-cell table:formula="of:=AVERAGE([.B9:.B11])" office:value-type="float" office:value="2019.66666666667" calcext:value-type="float">
            <text:p>2019.66666666667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6-30" calcext:value-type="date">
            <text:p>30-Jun-2008</text:p>
          </table:table-cell>
          <table:table-cell table:style-name="ce5" office:value-type="float" office:value="1953" calcext:value-type="float">
            <text:p>1953</text:p>
          </table:table-cell>
          <table:table-cell table:formula="of:=AVERAGE([.B8:.B14])" office:value-type="float" office:value="2105.28571428571" calcext:value-type="float">
            <text:p>2105.28571428571</text:p>
          </table:table-cell>
          <table:table-cell table:formula="of:=AVERAGE([.B10:.B12])" office:value-type="float" office:value="2021.66666666667" calcext:value-type="float">
            <text:p>2021.66666666667</text:p>
          </table:table-cell>
          <table:table-cell table:number-columns-repeated="60"/>
        </table:table-row>
        <table:table-row table:style-name="ro1">
          <table:table-cell table:style-name="ce6" office:value-type="date" office:date-value="2008-07-01" calcext:value-type="date">
            <text:p>1-Jul-2008</text:p>
          </table:table-cell>
          <table:table-cell table:style-name="ce5" office:value-type="float" office:value="2074" calcext:value-type="float">
            <text:p>2074</text:p>
          </table:table-cell>
          <table:table-cell table:formula="of:=AVERAGE([.B9:.B15])" office:value-type="float" office:value="2118.28571428571" calcext:value-type="float">
            <text:p>2118.28571428571</text:p>
          </table:table-cell>
          <table:table-cell table:formula="of:=AVERAGE([.B11:.B13])" office:value-type="float" office:value="2045.33333333333" calcext:value-type="float">
            <text:p>2045.33333333333</text:p>
          </table:table-cell>
          <table:table-cell table:formula="of:=AVERAGE([.B2:.B22])" office:value-type="float" office:value="2074.52380952381" calcext:value-type="float">
            <text:p>2074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02" calcext:value-type="date">
            <text:p>2-Jul-2008</text:p>
          </table:table-cell>
          <table:table-cell table:style-name="ce5" office:value-type="float" office:value="2109" calcext:value-type="float">
            <text:p>2109</text:p>
          </table:table-cell>
          <table:table-cell table:formula="of:=AVERAGE([.B10:.B16])" office:value-type="float" office:value="2100.14285714286" calcext:value-type="float">
            <text:p>2100.14285714286</text:p>
          </table:table-cell>
          <table:table-cell table:formula="of:=AVERAGE([.B12:.B14])" office:value-type="float" office:value="2143.66666666667" calcext:value-type="float">
            <text:p>2143.66666666667</text:p>
          </table:table-cell>
          <table:table-cell table:formula="of:=AVERAGE([.B3:.B23])" office:value-type="float" office:value="2101.19047619048" calcext:value-type="float">
            <text:p>2101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03" calcext:value-type="date">
            <text:p>3-Jul-2008</text:p>
          </table:table-cell>
          <table:table-cell table:style-name="ce5" office:value-type="float" office:value="2248" calcext:value-type="float">
            <text:p>2248</text:p>
          </table:table-cell>
          <table:table-cell table:formula="of:=AVERAGE([.B11:.B17])" office:value-type="float" office:value="2101.14285714286" calcext:value-type="float">
            <text:p>2101.14285714286</text:p>
          </table:table-cell>
          <table:table-cell table:formula="of:=AVERAGE([.B13:.B15])" office:value-type="float" office:value="2231.66666666667" calcext:value-type="float">
            <text:p>2231.66666666667</text:p>
          </table:table-cell>
          <table:table-cell table:formula="of:=AVERAGE([.B4:.B24])" office:value-type="float" office:value="2138.52380952381" calcext:value-type="float">
            <text:p>2138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04" calcext:value-type="date">
            <text:p>4-Jul-2008</text:p>
          </table:table-cell>
          <table:table-cell table:style-name="ce5" office:value-type="float" office:value="2338" calcext:value-type="float">
            <text:p>2338</text:p>
          </table:table-cell>
          <table:table-cell table:formula="of:=AVERAGE([.B12:.B18])" office:value-type="float" office:value="2143.71428571429" calcext:value-type="float">
            <text:p>2143.71428571429</text:p>
          </table:table-cell>
          <table:table-cell table:formula="of:=AVERAGE([.B14:.B16])" office:value-type="float" office:value="2175.66666666667" calcext:value-type="float">
            <text:p>2175.66666666667</text:p>
          </table:table-cell>
          <table:table-cell table:formula="of:=AVERAGE([.B5:.B25])" office:value-type="float" office:value="2145.95238095238" calcext:value-type="float">
            <text:p>2145.95238095238</text:p>
          </table:table-cell>
          <table:table-cell>
            <draw:frame table:end-cell-address="Média_Moveis.N25" table:end-x="0.3224in" table:end-y="0.0098in" draw:z-index="1" draw:name="Chart 2" draw:style-name="gr1" draw:text-style-name="P1" svg:width="8.6654in" svg:height="2.0102in" svg:x="0.5626in" svg:y="0.1874in">
              <draw:object draw:notify-on-update-of-ranges="Média_Moveis.C1:Média_Moveis.C1 Média_Moveis.C2:Média_Moveis.C28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6" office:value-type="date" office:date-value="2008-07-05" calcext:value-type="date">
            <text:p>5-Jul-2008</text:p>
          </table:table-cell>
          <table:table-cell table:style-name="ce5" office:value-type="float" office:value="1941" calcext:value-type="float">
            <text:p>1941</text:p>
          </table:table-cell>
          <table:table-cell table:formula="of:=AVERAGE([.B13:.B19])" office:value-type="float" office:value="2163.14285714286" calcext:value-type="float">
            <text:p>2163.14285714286</text:p>
          </table:table-cell>
          <table:table-cell table:formula="of:=AVERAGE([.B15:.B17])" office:value-type="float" office:value="2108" calcext:value-type="float">
            <text:p>2108</text:p>
          </table:table-cell>
          <table:table-cell table:formula="of:=AVERAGE([.B6:.B26])" office:value-type="float" office:value="2160.2380952381" calcext:value-type="float">
            <text:p>2160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06" calcext:value-type="date">
            <text:p>6-Jul-2008</text:p>
          </table:table-cell>
          <table:table-cell table:style-name="ce5" office:value-type="float" office:value="2045" calcext:value-type="float">
            <text:p>2045</text:p>
          </table:table-cell>
          <table:table-cell table:formula="of:=AVERAGE([.B14:.B20])" office:value-type="float" office:value="2179.71428571429" calcext:value-type="float">
            <text:p>2179.71428571429</text:p>
          </table:table-cell>
          <table:table-cell table:formula="of:=AVERAGE([.B16:.B18])" office:value-type="float" office:value="2079" calcext:value-type="float">
            <text:p>2079</text:p>
          </table:table-cell>
          <table:table-cell table:formula="of:=AVERAGE([.B7:.B27])" office:value-type="float" office:value="2176.66666666667" calcext:value-type="float">
            <text:p>2176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07" calcext:value-type="date">
            <text:p>7-Jul-2008</text:p>
          </table:table-cell>
          <table:table-cell table:style-name="ce5" office:value-type="float" office:value="2251" calcext:value-type="float">
            <text:p>2251</text:p>
          </table:table-cell>
          <table:table-cell table:formula="of:=AVERAGE([.B15:.B21])" office:value-type="float" office:value="2192.28571428571" calcext:value-type="float">
            <text:p>2192.28571428571</text:p>
          </table:table-cell>
          <table:table-cell table:formula="of:=AVERAGE([.B17:.B19])" office:value-type="float" office:value="2168.66666666667" calcext:value-type="float">
            <text:p>2168.66666666667</text:p>
          </table:table-cell>
          <table:table-cell table:formula="of:=AVERAGE([.B8:.B28])" office:value-type="float" office:value="2210.04761904762" calcext:value-type="float">
            <text:p>2210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08" calcext:value-type="date">
            <text:p>8-Jul-2008</text:p>
          </table:table-cell>
          <table:table-cell table:style-name="ce5" office:value-type="float" office:value="2210" calcext:value-type="float">
            <text:p>2210</text:p>
          </table:table-cell>
          <table:table-cell table:formula="of:=AVERAGE([.B16:.B22])" office:value-type="float" office:value="2192.71428571429" calcext:value-type="float">
            <text:p>2192.71428571429</text:p>
          </table:table-cell>
          <table:table-cell table:formula="of:=AVERAGE([.B18:.B20])" office:value-type="float" office:value="2228.66666666667" calcext:value-type="float">
            <text:p>2228.66666666667</text:p>
          </table:table-cell>
          <table:table-cell table:formula="of:=AVERAGE([.B9:.B29])" office:value-type="float" office:value="2217.04761904762" calcext:value-type="float">
            <text:p>2217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09" calcext:value-type="date">
            <text:p>9-Jul-2008</text:p>
          </table:table-cell>
          <table:table-cell table:style-name="ce5" office:value-type="float" office:value="2225" calcext:value-type="float">
            <text:p>2225</text:p>
          </table:table-cell>
          <table:table-cell table:formula="of:=AVERAGE([.B17:.B23])" office:value-type="float" office:value="2244" calcext:value-type="float">
            <text:p>2244</text:p>
          </table:table-cell>
          <table:table-cell table:formula="of:=AVERAGE([.B19:.B21])" office:value-type="float" office:value="2257" calcext:value-type="float">
            <text:p>2257</text:p>
          </table:table-cell>
          <table:table-cell table:formula="of:=AVERAGE([.B10:.B30])" office:value-type="float" office:value="2229.2380952381" calcext:value-type="float">
            <text:p>2229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0" calcext:value-type="date">
            <text:p>10-Jul-2008</text:p>
          </table:table-cell>
          <table:table-cell table:style-name="ce5" office:value-type="float" office:value="2336" calcext:value-type="float">
            <text:p>2336</text:p>
          </table:table-cell>
          <table:table-cell table:formula="of:=AVERAGE([.B18:.B24])" office:value-type="float" office:value="2290.28571428571" calcext:value-type="float">
            <text:p>2290.28571428571</text:p>
          </table:table-cell>
          <table:table-cell table:formula="of:=AVERAGE([.B20:.B22])" office:value-type="float" office:value="2300.66666666667" calcext:value-type="float">
            <text:p>2300.66666666667</text:p>
          </table:table-cell>
          <table:table-cell table:formula="of:=AVERAGE([.B11:.B31])" office:value-type="float" office:value="2246.57142857143" calcext:value-type="float">
            <text:p>2246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1" calcext:value-type="date">
            <text:p>11-Jul-2008</text:p>
          </table:table-cell>
          <table:table-cell table:style-name="ce5" office:value-type="float" office:value="2341" calcext:value-type="float">
            <text:p>2341</text:p>
          </table:table-cell>
          <table:table-cell table:formula="of:=AVERAGE([.B19:.B25])" office:value-type="float" office:value="2320.71428571429" calcext:value-type="float">
            <text:p>2320.71428571429</text:p>
          </table:table-cell>
          <table:table-cell table:formula="of:=AVERAGE([.B21:.B23])" office:value-type="float" office:value="2325.66666666667" calcext:value-type="float">
            <text:p>2325.66666666667</text:p>
          </table:table-cell>
          <table:table-cell table:formula="of:=AVERAGE([.B12:.B32])" office:value-type="float" office:value="2265.42857142857" calcext:value-type="float">
            <text:p>2265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2" calcext:value-type="date">
            <text:p>12-Jul-2008</text:p>
          </table:table-cell>
          <table:table-cell table:style-name="ce5" office:value-type="float" office:value="2300" calcext:value-type="float">
            <text:p>2300</text:p>
          </table:table-cell>
          <table:table-cell table:formula="of:=AVERAGE([.B20:.B26])" office:value-type="float" office:value="2332.14285714286" calcext:value-type="float">
            <text:p>2332.14285714286</text:p>
          </table:table-cell>
          <table:table-cell table:formula="of:=AVERAGE([.B22:.B24])" office:value-type="float" office:value="2336.66666666667" calcext:value-type="float">
            <text:p>2336.66666666667</text:p>
          </table:table-cell>
          <table:table-cell table:formula="of:=AVERAGE([.B13:.B33])" office:value-type="float" office:value="2279.52380952381" calcext:value-type="float">
            <text:p>2279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3" calcext:value-type="date">
            <text:p>13-Jul-2008</text:p>
          </table:table-cell>
          <table:table-cell table:style-name="ce5" office:value-type="float" office:value="2369" calcext:value-type="float">
            <text:p>2369</text:p>
          </table:table-cell>
          <table:table-cell table:formula="of:=AVERAGE([.B21:.B27])" office:value-type="float" office:value="2322.57142857143" calcext:value-type="float">
            <text:p>2322.57142857143</text:p>
          </table:table-cell>
          <table:table-cell table:formula="of:=AVERAGE([.B23:.B25])" office:value-type="float" office:value="2377.66666666667" calcext:value-type="float">
            <text:p>2377.66666666667</text:p>
          </table:table-cell>
          <table:table-cell table:formula="of:=AVERAGE([.B14:.B34])" office:value-type="float" office:value="2296.33333333333" calcext:value-type="float">
            <text:p>2296.33333333333</text:p>
          </table:table-cell>
          <table:table-cell>
            <draw:frame table:end-cell-address="Média_Moveis.N31" table:end-x="0.3539in" table:end-y="0.2185in" draw:z-index="3" draw:name="Chart 4" draw:style-name="gr1" draw:text-style-name="P1" svg:width="8.7177in" svg:height="1.5831in" svg:x="0.5417in" svg:y="0.1665in">
              <draw:object draw:notify-on-update-of-ranges="Média_Moveis.E1:Média_Moveis.E26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6" office:value-type="date" office:date-value="2008-07-14" calcext:value-type="date">
            <text:p>14-Jul-2008</text:p>
          </table:table-cell>
          <table:table-cell table:style-name="ce5" office:value-type="float" office:value="2464" calcext:value-type="float">
            <text:p>2464</text:p>
          </table:table-cell>
          <table:table-cell table:formula="of:=AVERAGE([.B22:.B28])" office:value-type="float" office:value="2332.57142857143" calcext:value-type="float">
            <text:p>2332.57142857143</text:p>
          </table:table-cell>
          <table:table-cell table:formula="of:=AVERAGE([.B24:.B26])" office:value-type="float" office:value="2374.33333333333" calcext:value-type="float">
            <text:p>2374.33333333333</text:p>
          </table:table-cell>
          <table:table-cell table:formula="of:=AVERAGE([.B15:.B35])" office:value-type="float" office:value="2321.33333333333" calcext:value-type="float">
            <text:p>2321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5" calcext:value-type="date">
            <text:p>15-Jul-2008</text:p>
          </table:table-cell>
          <table:table-cell table:style-name="ce5" office:value-type="float" office:value="2290" calcext:value-type="float">
            <text:p>2290</text:p>
          </table:table-cell>
          <table:table-cell table:formula="of:=AVERAGE([.B23:.B29])" office:value-type="float" office:value="2340.14285714286" calcext:value-type="float">
            <text:p>2340.14285714286</text:p>
          </table:table-cell>
          <table:table-cell table:formula="of:=AVERAGE([.B25:.B27])" office:value-type="float" office:value="2304" calcext:value-type="float">
            <text:p>2304</text:p>
          </table:table-cell>
          <table:table-cell table:formula="of:=AVERAGE([.B16:.B36])" office:value-type="float" office:value="2325.04761904762" calcext:value-type="float">
            <text:p>2325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6" calcext:value-type="date">
            <text:p>16-Jul-2008</text:p>
          </table:table-cell>
          <table:table-cell table:style-name="ce5" office:value-type="float" office:value="2158" calcext:value-type="float">
            <text:p>2158</text:p>
          </table:table-cell>
          <table:table-cell table:formula="of:=AVERAGE([.B24:.B30])" office:value-type="float" office:value="2343.57142857143" calcext:value-type="float">
            <text:p>2343.57142857143</text:p>
          </table:table-cell>
          <table:table-cell table:formula="of:=AVERAGE([.B26:.B28])" office:value-type="float" office:value="2284.66666666667" calcext:value-type="float">
            <text:p>2284.66666666667</text:p>
          </table:table-cell>
          <table:table-cell table:formula="of:=AVERAGE([.B17:.B37])" office:value-type="float" office:value="2349.66666666667" calcext:value-type="float">
            <text:p>2349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7" calcext:value-type="date">
            <text:p>17-Jul-2008</text:p>
          </table:table-cell>
          <table:table-cell table:style-name="ce5" office:value-type="float" office:value="2406" calcext:value-type="float">
            <text:p>2406</text:p>
          </table:table-cell>
          <table:table-cell table:formula="of:=AVERAGE([.B25:.B31])" office:value-type="float" office:value="2348.28571428571" calcext:value-type="float">
            <text:p>2348.28571428571</text:p>
          </table:table-cell>
          <table:table-cell table:formula="of:=AVERAGE([.B27:.B29])" office:value-type="float" office:value="2319.33333333333" calcext:value-type="float">
            <text:p>2319.33333333333</text:p>
          </table:table-cell>
          <table:table-cell table:formula="of:=AVERAGE([.B18:.B38])" office:value-type="float" office:value="2373.2380952381" calcext:value-type="float">
            <text:p>2373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8" calcext:value-type="date">
            <text:p>18-Jul-2008</text:p>
          </table:table-cell>
          <table:table-cell table:style-name="ce5" office:value-type="float" office:value="2394" calcext:value-type="float">
            <text:p>2394</text:p>
          </table:table-cell>
          <table:table-cell table:formula="of:=AVERAGE([.B26:.B32])" office:value-type="float" office:value="2331.85714285714" calcext:value-type="float">
            <text:p>2331.85714285714</text:p>
          </table:table-cell>
          <table:table-cell table:formula="of:=AVERAGE([.B28:.B30])" office:value-type="float" office:value="2374.66666666667" calcext:value-type="float">
            <text:p>2374.66666666667</text:p>
          </table:table-cell>
          <table:table-cell table:formula="of:=AVERAGE([.B19:.B39])" office:value-type="float" office:value="2380.04761904762" calcext:value-type="float">
            <text:p>2380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19" calcext:value-type="date">
            <text:p>19-Jul-2008</text:p>
          </table:table-cell>
          <table:table-cell table:style-name="ce5" office:value-type="float" office:value="2324" calcext:value-type="float">
            <text:p>2324</text:p>
          </table:table-cell>
          <table:table-cell table:formula="of:=AVERAGE([.B27:.B33])" office:value-type="float" office:value="2343.28571428571" calcext:value-type="float">
            <text:p>2343.28571428571</text:p>
          </table:table-cell>
          <table:table-cell table:formula="of:=AVERAGE([.B29:.B31])" office:value-type="float" office:value="2373.33333333333" calcext:value-type="float">
            <text:p>2373.33333333333</text:p>
          </table:table-cell>
          <table:table-cell table:formula="of:=AVERAGE([.B20:.B40])" office:value-type="float" office:value="2402.04761904762" calcext:value-type="float">
            <text:p>2402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0" calcext:value-type="date">
            <text:p>20-Jul-2008</text:p>
          </table:table-cell>
          <table:table-cell table:style-name="ce5" office:value-type="float" office:value="2402" calcext:value-type="float">
            <text:p>2402</text:p>
          </table:table-cell>
          <table:table-cell table:formula="of:=AVERAGE([.B28:.B34])" office:value-type="float" office:value="2386.71428571429" calcext:value-type="float">
            <text:p>2386.71428571429</text:p>
          </table:table-cell>
          <table:table-cell table:formula="of:=AVERAGE([.B30:.B32])" office:value-type="float" office:value="2358.33333333333" calcext:value-type="float">
            <text:p>2358.33333333333</text:p>
          </table:table-cell>
          <table:table-cell table:formula="of:=AVERAGE([.B21:.B41])" office:value-type="float" office:value="2407.38095238095" calcext:value-type="float">
            <text:p>2407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1" calcext:value-type="date">
            <text:p>21-Jul-2008</text:p>
          </table:table-cell>
          <table:table-cell table:style-name="ce5" office:value-type="float" office:value="2349" calcext:value-type="float">
            <text:p>2349</text:p>
          </table:table-cell>
          <table:table-cell table:formula="of:=AVERAGE([.B29:.B35])" office:value-type="float" office:value="2439.14285714286" calcext:value-type="float">
            <text:p>2439.14285714286</text:p>
          </table:table-cell>
          <table:table-cell table:formula="of:=AVERAGE([.B31:.B33])" office:value-type="float" office:value="2373.66666666667" calcext:value-type="float">
            <text:p>2373.66666666667</text:p>
          </table:table-cell>
          <table:table-cell table:formula="of:=AVERAGE([.B22:.B42])" office:value-type="float" office:value="2406.09523809524" calcext:value-type="float">
            <text:p>2406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2" calcext:value-type="date">
            <text:p>22-Jul-2008</text:p>
          </table:table-cell>
          <table:table-cell table:style-name="ce5" office:value-type="float" office:value="2370" calcext:value-type="float">
            <text:p>2370</text:p>
          </table:table-cell>
          <table:table-cell table:formula="of:=AVERAGE([.B30:.B36])" office:value-type="float" office:value="2442.28571428571" calcext:value-type="float">
            <text:p>2442.28571428571</text:p>
          </table:table-cell>
          <table:table-cell table:formula="of:=AVERAGE([.B32:.B34])" office:value-type="float" office:value="2393.66666666667" calcext:value-type="float">
            <text:p>2393.66666666667</text:p>
          </table:table-cell>
          <table:table-cell table:formula="of:=AVERAGE([.B23:.B43])" office:value-type="float" office:value="2405.28571428571" calcext:value-type="float">
            <text:p>2405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3" calcext:value-type="date">
            <text:p>23-Jul-2008</text:p>
          </table:table-cell>
          <table:table-cell table:style-name="ce5" office:value-type="float" office:value="2462" calcext:value-type="float">
            <text:p>2462</text:p>
          </table:table-cell>
          <table:table-cell table:formula="of:=AVERAGE([.B31:.B37])" office:value-type="float" office:value="2461.42857142857" calcext:value-type="float">
            <text:p>2461.42857142857</text:p>
          </table:table-cell>
          <table:table-cell table:formula="of:=AVERAGE([.B33:.B35])" office:value-type="float" office:value="2535" calcext:value-type="float">
            <text:p>2535</text:p>
          </table:table-cell>
          <table:table-cell table:formula="of:=AVERAGE([.B24:.B44])" office:value-type="float" office:value="2400.85714285714" calcext:value-type="float">
            <text:p>2400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4" calcext:value-type="date">
            <text:p>24-Jul-2008</text:p>
          </table:table-cell>
          <table:table-cell table:style-name="ce5" office:value-type="float" office:value="2773" calcext:value-type="float">
            <text:p>2773</text:p>
          </table:table-cell>
          <table:table-cell table:formula="of:=AVERAGE([.B32:.B38])" office:value-type="float" office:value="2481.14285714286" calcext:value-type="float">
            <text:p>2481.14285714286</text:p>
          </table:table-cell>
          <table:table-cell table:formula="of:=AVERAGE([.B34:.B36])" office:value-type="float" office:value="2550.33333333333" calcext:value-type="float">
            <text:p>2550.33333333333</text:p>
          </table:table-cell>
          <table:table-cell table:formula="of:=AVERAGE([.B25:.B45])" office:value-type="float" office:value="2399.7619047619" calcext:value-type="float">
            <text:p>2399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5" calcext:value-type="date">
            <text:p>25-Jul-2008</text:p>
          </table:table-cell>
          <table:table-cell table:style-name="ce5" office:value-type="float" office:value="2416" calcext:value-type="float">
            <text:p>2416</text:p>
          </table:table-cell>
          <table:table-cell table:formula="of:=AVERAGE([.B33:.B39])" office:value-type="float" office:value="2487.57142857143" calcext:value-type="float">
            <text:p>2487.57142857143</text:p>
          </table:table-cell>
          <table:table-cell table:formula="of:=AVERAGE([.B35:.B37])" office:value-type="float" office:value="2549" calcext:value-type="float">
            <text:p>2549</text:p>
          </table:table-cell>
          <table:table-cell table:formula="of:=AVERAGE([.B26:.B46])" office:value-type="float" office:value="2416.04761904762" calcext:value-type="float">
            <text:p>2416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6" calcext:value-type="date">
            <text:p>26-Jul-2008</text:p>
          </table:table-cell>
          <table:table-cell table:style-name="ce5" office:value-type="float" office:value="2458" calcext:value-type="float">
            <text:p>2458</text:p>
          </table:table-cell>
          <table:table-cell table:formula="of:=AVERAGE([.B34:.B40])" office:value-type="float" office:value="2530.71428571429" calcext:value-type="float">
            <text:p>2530.71428571429</text:p>
          </table:table-cell>
          <table:table-cell table:formula="of:=AVERAGE([.B36:.B38])" office:value-type="float" office:value="2471.33333333333" calcext:value-type="float">
            <text:p>2471.33333333333</text:p>
          </table:table-cell>
          <table:table-cell table:formula="of:=AVERAGE([.B27:.B47])" office:value-type="float" office:value="2412.47619047619" calcext:value-type="float">
            <text:p>2412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7" calcext:value-type="date">
            <text:p>27-Jul-2008</text:p>
          </table:table-cell>
          <table:table-cell table:style-name="ce5" office:value-type="float" office:value="2540" calcext:value-type="float">
            <text:p>2540</text:p>
          </table:table-cell>
          <table:table-cell table:formula="of:=AVERAGE([.B35:.B41])" office:value-type="float" office:value="2512.85714285714" calcext:value-type="float">
            <text:p>2512.85714285714</text:p>
          </table:table-cell>
          <table:table-cell table:formula="of:=AVERAGE([.B37:.B39])" office:value-type="float" office:value="2464" calcext:value-type="float">
            <text:p>2464</text:p>
          </table:table-cell>
          <table:table-cell table:formula="of:=AVERAGE([.B28:.B48])" office:value-type="float" office:value="2430.04761904762" calcext:value-type="float">
            <text:p>2430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8" calcext:value-type="date">
            <text:p>28-Jul-2008</text:p>
          </table:table-cell>
          <table:table-cell table:style-name="ce5" office:value-type="float" office:value="2394" calcext:value-type="float">
            <text:p>2394</text:p>
          </table:table-cell>
          <table:table-cell table:formula="of:=AVERAGE([.B36:.B42])" office:value-type="float" office:value="2446.57142857143" calcext:value-type="float">
            <text:p>2446.57142857143</text:p>
          </table:table-cell>
          <table:table-cell table:formula="of:=AVERAGE([.B38:.B40])" office:value-type="float" office:value="2535.33333333333" calcext:value-type="float">
            <text:p>2535.33333333333</text:p>
          </table:table-cell>
          <table:table-cell table:formula="of:=AVERAGE([.B29:.B49])" office:value-type="float" office:value="2447.61904761905" calcext:value-type="float">
            <text:p>2447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29" calcext:value-type="date">
            <text:p>29-Jul-2008</text:p>
          </table:table-cell>
          <table:table-cell table:style-name="ce5" office:value-type="float" office:value="2672" calcext:value-type="float">
            <text:p>2672</text:p>
          </table:table-cell>
          <table:table-cell table:formula="of:=AVERAGE([.B37:.B43])" office:value-type="float" office:value="2433.42857142857" calcext:value-type="float">
            <text:p>2433.42857142857</text:p>
          </table:table-cell>
          <table:table-cell table:formula="of:=AVERAGE([.B39:.B41])" office:value-type="float" office:value="2467.66666666667" calcext:value-type="float">
            <text:p>2467.66666666667</text:p>
          </table:table-cell>
          <table:table-cell table:formula="of:=AVERAGE([.B30:.B50])" office:value-type="float" office:value="2457.47619047619" calcext:value-type="float">
            <text:p>2457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30" calcext:value-type="date">
            <text:p>30-Jul-2008</text:p>
          </table:table-cell>
          <table:table-cell table:style-name="ce5" office:value-type="float" office:value="2337" calcext:value-type="float">
            <text:p>2337</text:p>
          </table:table-cell>
          <table:table-cell table:formula="of:=AVERAGE([.B38:.B44])" office:value-type="float" office:value="2397.57142857143" calcext:value-type="float">
            <text:p>2397.57142857143</text:p>
          </table:table-cell>
          <table:table-cell table:formula="of:=AVERAGE([.B40:.B42])" office:value-type="float" office:value="2439.33333333333" calcext:value-type="float">
            <text:p>2439.33333333333</text:p>
          </table:table-cell>
          <table:table-cell table:formula="of:=AVERAGE([.B31:.B51])" office:value-type="float" office:value="2458.80952380952" calcext:value-type="float">
            <text:p>2458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7-31" calcext:value-type="date">
            <text:p>31-Jul-2008</text:p>
          </table:table-cell>
          <table:table-cell table:style-name="ce5" office:value-type="float" office:value="2309" calcext:value-type="float">
            <text:p>2309</text:p>
          </table:table-cell>
          <table:table-cell table:formula="of:=AVERAGE([.B39:.B45])" office:value-type="float" office:value="2369.85714285714" calcext:value-type="float">
            <text:p>2369.85714285714</text:p>
          </table:table-cell>
          <table:table-cell table:formula="of:=AVERAGE([.B41:.B43])" office:value-type="float" office:value="2323.33333333333" calcext:value-type="float">
            <text:p>2323.33333333333</text:p>
          </table:table-cell>
          <table:table-cell table:formula="of:=AVERAGE([.B32:.B52])" office:value-type="float" office:value="2480.42857142857" calcext:value-type="float">
            <text:p>2480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1" calcext:value-type="date">
            <text:p>1-Aug-2008</text:p>
          </table:table-cell>
          <table:table-cell table:style-name="ce5" office:value-type="float" office:value="2324" calcext:value-type="float">
            <text:p>2324</text:p>
          </table:table-cell>
          <table:table-cell table:formula="of:=AVERAGE([.B40:.B46])" office:value-type="float" office:value="2428.71428571429" calcext:value-type="float">
            <text:p>2428.71428571429</text:p>
          </table:table-cell>
          <table:table-cell table:formula="of:=AVERAGE([.B42:.B44])" office:value-type="float" office:value="2280" calcext:value-type="float">
            <text:p>2280</text:p>
          </table:table-cell>
          <table:table-cell table:formula="of:=AVERAGE([.B33:.B53])" office:value-type="float" office:value="2477.09523809524" calcext:value-type="float">
            <text:p>2477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2" calcext:value-type="date">
            <text:p>2-Aug-2008</text:p>
          </table:table-cell>
          <table:table-cell table:style-name="ce5" office:value-type="float" office:value="2207" calcext:value-type="float">
            <text:p>2207</text:p>
          </table:table-cell>
          <table:table-cell table:formula="of:=AVERAGE([.B41:.B47])" office:value-type="float" office:value="2363.42857142857" calcext:value-type="float">
            <text:p>2363.42857142857</text:p>
          </table:table-cell>
          <table:table-cell table:formula="of:=AVERAGE([.B43:.B45])" office:value-type="float" office:value="2292.33333333333" calcext:value-type="float">
            <text:p>2292.33333333333</text:p>
          </table:table-cell>
          <table:table-cell table:formula="of:=AVERAGE([.B34:.B54])" office:value-type="float" office:value="2496.47619047619" calcext:value-type="float">
            <text:p>2496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3" calcext:value-type="date">
            <text:p>3-Aug-2008</text:p>
          </table:table-cell>
          <table:table-cell table:style-name="ce5" office:value-type="float" office:value="2346" calcext:value-type="float">
            <text:p>2346</text:p>
          </table:table-cell>
          <table:table-cell table:formula="of:=AVERAGE([.B42:.B48])" office:value-type="float" office:value="2390.57142857143" calcext:value-type="float">
            <text:p>2390.57142857143</text:p>
          </table:table-cell>
          <table:table-cell table:formula="of:=AVERAGE([.B44:.B46])" office:value-type="float" office:value="2453" calcext:value-type="float">
            <text:p>2453</text:p>
          </table:table-cell>
          <table:table-cell table:formula="of:=AVERAGE([.B35:.B55])" office:value-type="float" office:value="2500.47619047619" calcext:value-type="float">
            <text:p>2500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4" calcext:value-type="date">
            <text:p>4-Aug-2008</text:p>
          </table:table-cell>
          <table:table-cell table:style-name="ce5" office:value-type="float" office:value="2806" calcext:value-type="float">
            <text:p>2806</text:p>
          </table:table-cell>
          <table:table-cell table:formula="of:=AVERAGE([.B43:.B49])" office:value-type="float" office:value="2457.14285714286" calcext:value-type="float">
            <text:p>2457.14285714286</text:p>
          </table:table-cell>
          <table:table-cell table:formula="of:=AVERAGE([.B45:.B47])" office:value-type="float" office:value="2455.66666666667" calcext:value-type="float">
            <text:p>2455.66666666667</text:p>
          </table:table-cell>
          <table:table-cell table:formula="of:=AVERAGE([.B36:.B56])" office:value-type="float" office:value="2494.85714285714" calcext:value-type="float">
            <text:p>2494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5" calcext:value-type="date">
            <text:p>5-Aug-2008</text:p>
          </table:table-cell>
          <table:table-cell table:style-name="ce5" office:value-type="float" office:value="2215" calcext:value-type="float">
            <text:p>2215</text:p>
          </table:table-cell>
          <table:table-cell table:formula="of:=AVERAGE([.B44:.B50])" office:value-type="float" office:value="2496.71428571429" calcext:value-type="float">
            <text:p>2496.71428571429</text:p>
          </table:table-cell>
          <table:table-cell table:formula="of:=AVERAGE([.B46:.B48])" office:value-type="float" office:value="2516" calcext:value-type="float">
            <text:p>2516</text:p>
          </table:table-cell>
          <table:table-cell table:formula="of:=AVERAGE([.B37:.B57])" office:value-type="float" office:value="2497.95238095238" calcext:value-type="float">
            <text:p>2497.9523809523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6" calcext:value-type="date">
            <text:p>6-Aug-2008</text:p>
          </table:table-cell>
          <table:table-cell table:style-name="ce5" office:value-type="float" office:value="2527" calcext:value-type="float">
            <text:p>2527</text:p>
          </table:table-cell>
          <table:table-cell table:formula="of:=AVERAGE([.B45:.B51])" office:value-type="float" office:value="2517.42857142857" calcext:value-type="float">
            <text:p>2517.42857142857</text:p>
          </table:table-cell>
          <table:table-cell table:formula="of:=AVERAGE([.B47:.B49])" office:value-type="float" office:value="2505.66666666667" calcext:value-type="float">
            <text:p>2505.66666666667</text:p>
          </table:table-cell>
          <table:table-cell table:formula="of:=AVERAGE([.B38:.B58])" office:value-type="float" office:value="2498.90476190476" calcext:value-type="float">
            <text:p>2498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7" calcext:value-type="date">
            <text:p>7-Aug-2008</text:p>
          </table:table-cell>
          <table:table-cell table:style-name="ce5" office:value-type="float" office:value="2775" calcext:value-type="float">
            <text:p>2775</text:p>
          </table:table-cell>
          <table:table-cell table:formula="of:=AVERAGE([.B46:.B52])" office:value-type="float" office:value="2590.28571428571" calcext:value-type="float">
            <text:p>2590.28571428571</text:p>
          </table:table-cell>
          <table:table-cell table:formula="of:=AVERAGE([.B48:.B50])" office:value-type="float" office:value="2634.33333333333" calcext:value-type="float">
            <text:p>2634.33333333333</text:p>
          </table:table-cell>
          <table:table-cell table:formula="of:=AVERAGE([.B39:.B59])" office:value-type="float" office:value="2492.42857142857" calcext:value-type="float">
            <text:p>2492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8" calcext:value-type="date">
            <text:p>8-Aug-2008</text:p>
          </table:table-cell>
          <table:table-cell table:style-name="ce5" office:value-type="float" office:value="2601" calcext:value-type="float">
            <text:p>2601</text:p>
          </table:table-cell>
          <table:table-cell table:formula="of:=AVERAGE([.B47:.B53])" office:value-type="float" office:value="2515" calcext:value-type="float">
            <text:p>2515</text:p>
          </table:table-cell>
          <table:table-cell table:formula="of:=AVERAGE([.B49:.B51])" office:value-type="float" office:value="2576" calcext:value-type="float">
            <text:p>2576</text:p>
          </table:table-cell>
          <table:table-cell table:formula="of:=AVERAGE([.B40:.B60])" office:value-type="float" office:value="2514.09523809524" calcext:value-type="float">
            <text:p>2514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09" calcext:value-type="date">
            <text:p>9-Aug-2008</text:p>
          </table:table-cell>
          <table:table-cell table:style-name="ce5" office:value-type="float" office:value="2352" calcext:value-type="float">
            <text:p>2352</text:p>
          </table:table-cell>
          <table:table-cell table:formula="of:=AVERAGE([.B48:.B54])" office:value-type="float" office:value="2595.28571428571" calcext:value-type="float">
            <text:p>2595.28571428571</text:p>
          </table:table-cell>
          <table:table-cell table:formula="of:=AVERAGE([.B50:.B52])" office:value-type="float" office:value="2603" calcext:value-type="float">
            <text:p>2603</text:p>
          </table:table-cell>
          <table:table-cell table:formula="of:=AVERAGE([.B41:.B61])" office:value-type="float" office:value="2520.90476190476" calcext:value-type="float">
            <text:p>2520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0" calcext:value-type="date">
            <text:p>10-Aug-2008</text:p>
          </table:table-cell>
          <table:table-cell table:style-name="ce5" office:value-type="float" office:value="2856" calcext:value-type="float">
            <text:p>2856</text:p>
          </table:table-cell>
          <table:table-cell table:formula="of:=AVERAGE([.B49:.B55])" office:value-type="float" office:value="2598" calcext:value-type="float">
            <text:p>2598</text:p>
          </table:table-cell>
          <table:table-cell table:formula="of:=AVERAGE([.B51:.B53])" office:value-type="float" office:value="2495.66666666667" calcext:value-type="float">
            <text:p>2495.66666666667</text:p>
          </table:table-cell>
          <table:table-cell table:formula="of:=AVERAGE([.B42:.B62])" office:value-type="float" office:value="2539.09523809524" calcext:value-type="float">
            <text:p>2539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1" calcext:value-type="date">
            <text:p>11-Aug-2008</text:p>
          </table:table-cell>
          <table:table-cell table:style-name="ce5" office:value-type="float" office:value="2279" calcext:value-type="float">
            <text:p>2279</text:p>
          </table:table-cell>
          <table:table-cell table:formula="of:=AVERAGE([.B50:.B56])" office:value-type="float" office:value="2580.85714285714" calcext:value-type="float">
            <text:p>2580.85714285714</text:p>
          </table:table-cell>
          <table:table-cell table:formula="of:=AVERAGE([.B52:.B54])" office:value-type="float" office:value="2637.33333333333" calcext:value-type="float">
            <text:p>2637.33333333333</text:p>
          </table:table-cell>
          <table:table-cell table:formula="of:=AVERAGE([.B43:.B63])" office:value-type="float" office:value="2540.42857142857" calcext:value-type="float">
            <text:p>2540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2" calcext:value-type="date">
            <text:p>12-Aug-2008</text:p>
          </table:table-cell>
          <table:table-cell table:style-name="ce5" office:value-type="float" office:value="2777" calcext:value-type="float">
            <text:p>2777</text:p>
          </table:table-cell>
          <table:table-cell table:formula="of:=AVERAGE([.B51:.B57])" office:value-type="float" office:value="2563.71428571429" calcext:value-type="float">
            <text:p>2563.71428571429</text:p>
          </table:table-cell>
          <table:table-cell table:formula="of:=AVERAGE([.B53:.B55])" office:value-type="float" office:value="2534" calcext:value-type="float">
            <text:p>2534</text:p>
          </table:table-cell>
          <table:table-cell table:formula="of:=AVERAGE([.B44:.B64])" office:value-type="float" office:value="2540.19047619048" calcext:value-type="float">
            <text:p>2540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3" calcext:value-type="date">
            <text:p>13-Aug-2008</text:p>
          </table:table-cell>
          <table:table-cell table:style-name="ce5" office:value-type="float" office:value="2546" calcext:value-type="float">
            <text:p>2546</text:p>
          </table:table-cell>
          <table:table-cell table:formula="of:=AVERAGE([.B52:.B58])" office:value-type="float" office:value="2581.71428571429" calcext:value-type="float">
            <text:p>2581.71428571429</text:p>
          </table:table-cell>
          <table:table-cell table:formula="of:=AVERAGE([.B54:.B56])" office:value-type="float" office:value="2659.33333333333" calcext:value-type="float">
            <text:p>2659.33333333333</text:p>
          </table:table-cell>
          <table:table-cell table:formula="of:=AVERAGE([.B45:.B65])" office:value-type="float" office:value="2542.38095238095" calcext:value-type="float">
            <text:p>2542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4" calcext:value-type="date">
            <text:p>14-Aug-2008</text:p>
          </table:table-cell>
          <table:table-cell table:style-name="ce5" office:value-type="float" office:value="2655" calcext:value-type="float">
            <text:p>2655</text:p>
          </table:table-cell>
          <table:table-cell table:formula="of:=AVERAGE([.B53:.B59])" office:value-type="float" office:value="2517.14285714286" calcext:value-type="float">
            <text:p>2517.14285714286</text:p>
          </table:table-cell>
          <table:table-cell table:formula="of:=AVERAGE([.B55:.B57])" office:value-type="float" office:value="2560.66666666667" calcext:value-type="float">
            <text:p>2560.66666666667</text:p>
          </table:table-cell>
          <table:table-cell table:formula="of:=AVERAGE([.B46:.B66])" office:value-type="float" office:value="2545.38095238095" calcext:value-type="float">
            <text:p>2545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5" calcext:value-type="date">
            <text:p>15-Aug-2008</text:p>
          </table:table-cell>
          <table:table-cell table:style-name="ce5" office:value-type="float" office:value="2481" calcext:value-type="float">
            <text:p>2481</text:p>
          </table:table-cell>
          <table:table-cell table:formula="of:=AVERAGE([.B54:.B60])" office:value-type="float" office:value="2598.57142857143" calcext:value-type="float">
            <text:p>2598.57142857143</text:p>
          </table:table-cell>
          <table:table-cell table:formula="of:=AVERAGE([.B56:.B58])" office:value-type="float" office:value="2538" calcext:value-type="float">
            <text:p>2538</text:p>
          </table:table-cell>
          <table:table-cell table:formula="of:=AVERAGE([.B47:.B67])" office:value-type="float" office:value="2533.33333333333" calcext:value-type="float">
            <text:p>2533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6" calcext:value-type="date">
            <text:p>16-Aug-2008</text:p>
          </table:table-cell>
          <table:table-cell table:style-name="ce5" office:value-type="float" office:value="2478" calcext:value-type="float">
            <text:p>2478</text:p>
          </table:table-cell>
          <table:table-cell table:formula="of:=AVERAGE([.B55:.B61])" office:value-type="float" office:value="2604" calcext:value-type="float">
            <text:p>2604</text:p>
          </table:table-cell>
          <table:table-cell table:formula="of:=AVERAGE([.B57:.B59])" office:value-type="float" office:value="2454.33333333333" calcext:value-type="float">
            <text:p>2454.33333333333</text:p>
          </table:table-cell>
          <table:table-cell table:formula="of:=AVERAGE([.B48:.B68])" office:value-type="float" office:value="2534.7619047619" calcext:value-type="float">
            <text:p>2534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7" calcext:value-type="date">
            <text:p>17-Aug-2008</text:p>
          </table:table-cell>
          <table:table-cell table:style-name="ce5" office:value-type="float" office:value="2404" calcext:value-type="float">
            <text:p>2404</text:p>
          </table:table-cell>
          <table:table-cell table:formula="of:=AVERAGE([.B56:.B62])" office:value-type="float" office:value="2628.71428571429" calcext:value-type="float">
            <text:p>2628.71428571429</text:p>
          </table:table-cell>
          <table:table-cell table:formula="of:=AVERAGE([.B58:.B60])" office:value-type="float" office:value="2577" calcext:value-type="float">
            <text:p>2577</text:p>
          </table:table-cell>
          <table:table-cell table:formula="of:=AVERAGE([.B49:.B69])" office:value-type="float" office:value="2531.52380952381" calcext:value-type="float">
            <text:p>2531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8" calcext:value-type="date">
            <text:p>18-Aug-2008</text:p>
          </table:table-cell>
          <table:table-cell table:style-name="ce5" office:value-type="float" office:value="2849" calcext:value-type="float">
            <text:p>2849</text:p>
          </table:table-cell>
          <table:table-cell table:formula="of:=AVERAGE([.B57:.B63])" office:value-type="float" office:value="2583.28571428571" calcext:value-type="float">
            <text:p>2583.28571428571</text:p>
          </table:table-cell>
          <table:table-cell table:formula="of:=AVERAGE([.B59:.B61])" office:value-type="float" office:value="2689.33333333333" calcext:value-type="float">
            <text:p>2689.33333333333</text:p>
          </table:table-cell>
          <table:table-cell table:formula="of:=AVERAGE([.B50:.B70])" office:value-type="float" office:value="2531.38095238095" calcext:value-type="float">
            <text:p>2531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19" calcext:value-type="date">
            <text:p>19-Aug-2008</text:p>
          </table:table-cell>
          <table:table-cell table:style-name="ce5" office:value-type="float" office:value="2815" calcext:value-type="float">
            <text:p>2815</text:p>
          </table:table-cell>
          <table:table-cell table:formula="of:=AVERAGE([.B58:.B64])" office:value-type="float" office:value="2560.14285714286" calcext:value-type="float">
            <text:p>2560.14285714286</text:p>
          </table:table-cell>
          <table:table-cell table:formula="of:=AVERAGE([.B60:.B62])" office:value-type="float" office:value="2794.33333333333" calcext:value-type="float">
            <text:p>2794.33333333333</text:p>
          </table:table-cell>
          <table:table-cell table:formula="of:=AVERAGE([.B51:.B71])" office:value-type="float" office:value="2512.71428571429" calcext:value-type="float">
            <text:p>2512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0" calcext:value-type="date">
            <text:p>20-Aug-2008</text:p>
          </table:table-cell>
          <table:table-cell table:style-name="ce5" office:value-type="float" office:value="2719" calcext:value-type="float">
            <text:p>2719</text:p>
          </table:table-cell>
          <table:table-cell table:formula="of:=AVERAGE([.B59:.B65])" office:value-type="float" office:value="2528" calcext:value-type="float">
            <text:p>2528</text:p>
          </table:table-cell>
          <table:table-cell table:formula="of:=AVERAGE([.B61:.B63])" office:value-type="float" office:value="2623.66666666667" calcext:value-type="float">
            <text:p>2623.66666666667</text:p>
          </table:table-cell>
          <table:table-cell table:formula="of:=AVERAGE([.B52:.B72])" office:value-type="float" office:value="2508.09523809524" calcext:value-type="float">
            <text:p>2508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1" calcext:value-type="date">
            <text:p>21-Aug-2008</text:p>
          </table:table-cell>
          <table:table-cell table:style-name="ce5" office:value-type="float" office:value="2337" calcext:value-type="float">
            <text:p>2337</text:p>
          </table:table-cell>
          <table:table-cell table:formula="of:=AVERAGE([.B60:.B66])" office:value-type="float" office:value="2528.71428571429" calcext:value-type="float">
            <text:p>2528.71428571429</text:p>
          </table:table-cell>
          <table:table-cell table:formula="of:=AVERAGE([.B62:.B64])" office:value-type="float" office:value="2458.33333333333" calcext:value-type="float">
            <text:p>2458.33333333333</text:p>
          </table:table-cell>
          <table:table-cell table:formula="of:=AVERAGE([.B53:.B73])" office:value-type="float" office:value="2495.28571428571" calcext:value-type="float">
            <text:p>2495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2" calcext:value-type="date">
            <text:p>22-Aug-2008</text:p>
          </table:table-cell>
          <table:table-cell table:style-name="ce5" office:value-type="float" office:value="2319" calcext:value-type="float">
            <text:p>2319</text:p>
          </table:table-cell>
          <table:table-cell table:formula="of:=AVERAGE([.B61:.B67])" office:value-type="float" office:value="2486.42857142857" calcext:value-type="float">
            <text:p>2486.42857142857</text:p>
          </table:table-cell>
          <table:table-cell table:formula="of:=AVERAGE([.B63:.B65])" office:value-type="float" office:value="2303" calcext:value-type="float">
            <text:p>2303</text:p>
          </table:table-cell>
          <table:table-cell table:formula="of:=AVERAGE([.B54:.B74])" office:value-type="float" office:value="2517.52380952381" calcext:value-type="float">
            <text:p>2517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3" calcext:value-type="date">
            <text:p>23-Aug-2008</text:p>
          </table:table-cell>
          <table:table-cell table:style-name="ce5" office:value-type="float" office:value="2253" calcext:value-type="float">
            <text:p>2253</text:p>
          </table:table-cell>
          <table:table-cell table:formula="of:=AVERAGE([.B62:.B68])" office:value-type="float" office:value="2405" calcext:value-type="float">
            <text:p>2405</text:p>
          </table:table-cell>
          <table:table-cell table:formula="of:=AVERAGE([.B64:.B66])" office:value-type="float" office:value="2327" calcext:value-type="float">
            <text:p>2327</text:p>
          </table:table-cell>
          <table:table-cell table:formula="of:=AVERAGE([.B55:.B75])" office:value-type="float" office:value="2512.90476190476" calcext:value-type="float">
            <text:p>2512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4" calcext:value-type="date">
            <text:p>24-Aug-2008</text:p>
          </table:table-cell>
          <table:table-cell table:style-name="ce5" office:value-type="float" office:value="2409" calcext:value-type="float">
            <text:p>2409</text:p>
          </table:table-cell>
          <table:table-cell table:formula="of:=AVERAGE([.B63:.B69])" office:value-type="float" office:value="2367.85714285714" calcext:value-type="float">
            <text:p>2367.85714285714</text:p>
          </table:table-cell>
          <table:table-cell table:formula="of:=AVERAGE([.B65:.B67])" office:value-type="float" office:value="2405" calcext:value-type="float">
            <text:p>2405</text:p>
          </table:table-cell>
          <table:table-cell table:formula="of:=AVERAGE([.B56:.B76])" office:value-type="float" office:value="2506.14285714286" calcext:value-type="float">
            <text:p>2506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5" calcext:value-type="date">
            <text:p>25-Aug-2008</text:p>
          </table:table-cell>
          <table:table-cell table:style-name="ce5" office:value-type="float" office:value="2553" calcext:value-type="float">
            <text:p>2553</text:p>
          </table:table-cell>
          <table:table-cell table:formula="of:=AVERAGE([.B64:.B70])" office:value-type="float" office:value="2430" calcext:value-type="float">
            <text:p>2430</text:p>
          </table:table-cell>
          <table:table-cell table:formula="of:=AVERAGE([.B66:.B68])" office:value-type="float" office:value="2402.33333333333" calcext:value-type="float">
            <text:p>2402.33333333333</text:p>
          </table:table-cell>
          <table:table-cell table:formula="of:=AVERAGE([.B57:.B77])" office:value-type="float" office:value="2505.14285714286" calcext:value-type="float">
            <text:p>2505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6" calcext:value-type="date">
            <text:p>26-Aug-2008</text:p>
          </table:table-cell>
          <table:table-cell table:style-name="ce5" office:value-type="float" office:value="2245" calcext:value-type="float">
            <text:p>2245</text:p>
          </table:table-cell>
          <table:table-cell table:formula="of:=AVERAGE([.B65:.B71])" office:value-type="float" office:value="2414.28571428571" calcext:value-type="float">
            <text:p>2414.28571428571</text:p>
          </table:table-cell>
          <table:table-cell table:formula="of:=AVERAGE([.B67:.B69])" office:value-type="float" office:value="2419" calcext:value-type="float">
            <text:p>2419</text:p>
          </table:table-cell>
          <table:table-cell table:formula="of:=AVERAGE([.B58:.B78])" office:value-type="float" office:value="2509.14285714286" calcext:value-type="float">
            <text:p>2509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7" calcext:value-type="date">
            <text:p>27-Aug-2008</text:p>
          </table:table-cell>
          <table:table-cell table:style-name="ce5" office:value-type="float" office:value="2459" calcext:value-type="float">
            <text:p>2459</text:p>
          </table:table-cell>
          <table:table-cell table:formula="of:=AVERAGE([.B66:.B72])" office:value-type="float" office:value="2414.57142857143" calcext:value-type="float">
            <text:p>2414.57142857143</text:p>
          </table:table-cell>
          <table:table-cell table:formula="of:=AVERAGE([.B68:.B70])" office:value-type="float" office:value="2492" calcext:value-type="float">
            <text:p>2492</text:p>
          </table:table-cell>
          <table:table-cell table:formula="of:=AVERAGE([.B59:.B79])" office:value-type="float" office:value="2501.52380952381" calcext:value-type="float">
            <text:p>2501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8" calcext:value-type="date">
            <text:p>28-Aug-2008</text:p>
          </table:table-cell>
          <table:table-cell table:style-name="ce5" office:value-type="float" office:value="2772" calcext:value-type="float">
            <text:p>2772</text:p>
          </table:table-cell>
          <table:table-cell table:formula="of:=AVERAGE([.B67:.B73])" office:value-type="float" office:value="2440" calcext:value-type="float">
            <text:p>2440</text:p>
          </table:table-cell>
          <table:table-cell table:formula="of:=AVERAGE([.B69:.B71])" office:value-type="float" office:value="2480" calcext:value-type="float">
            <text:p>2480</text:p>
          </table:table-cell>
          <table:table-cell table:formula="of:=AVERAGE([.B60:.B80])" office:value-type="float" office:value="2514.66666666667" calcext:value-type="float">
            <text:p>2514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29" calcext:value-type="date">
            <text:p>29-Aug-2008</text:p>
          </table:table-cell>
          <table:table-cell table:style-name="ce5" office:value-type="float" office:value="2209" calcext:value-type="float">
            <text:p>2209</text:p>
          </table:table-cell>
          <table:table-cell table:formula="of:=AVERAGE([.B68:.B74])" office:value-type="float" office:value="2467.57142857143" calcext:value-type="float">
            <text:p>2467.57142857143</text:p>
          </table:table-cell>
          <table:table-cell table:formula="of:=AVERAGE([.B70:.B72])" office:value-type="float" office:value="2412" calcext:value-type="float">
            <text:p>2412</text:p>
          </table:table-cell>
          <table:table-cell table:formula="of:=AVERAGE([.B61:.B81])" office:value-type="float" office:value="2495.04761904762" calcext:value-type="float">
            <text:p>2495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30" calcext:value-type="date">
            <text:p>30-Aug-2008</text:p>
          </table:table-cell>
          <table:table-cell table:style-name="ce5" office:value-type="float" office:value="2255" calcext:value-type="float">
            <text:p>2255</text:p>
          </table:table-cell>
          <table:table-cell table:formula="of:=AVERAGE([.B69:.B75])" office:value-type="float" office:value="2529.71428571429" calcext:value-type="float">
            <text:p>2529.71428571429</text:p>
          </table:table-cell>
          <table:table-cell table:formula="of:=AVERAGE([.B71:.B73])" office:value-type="float" office:value="2350.33333333333" calcext:value-type="float">
            <text:p>2350.33333333333</text:p>
          </table:table-cell>
          <table:table-cell table:formula="of:=AVERAGE([.B62:.B82])" office:value-type="float" office:value="2490.19047619048" calcext:value-type="float">
            <text:p>2490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8-31" calcext:value-type="date">
            <text:p>31-Aug-2008</text:p>
          </table:table-cell>
          <table:table-cell table:style-name="ce5" office:value-type="float" office:value="2587" calcext:value-type="float">
            <text:p>2587</text:p>
          </table:table-cell>
          <table:table-cell table:formula="of:=AVERAGE([.B70:.B76])" office:value-type="float" office:value="2521.85714285714" calcext:value-type="float">
            <text:p>2521.85714285714</text:p>
          </table:table-cell>
          <table:table-cell table:formula="of:=AVERAGE([.B72:.B74])" office:value-type="float" office:value="2529.33333333333" calcext:value-type="float">
            <text:p>2529.33333333333</text:p>
          </table:table-cell>
          <table:table-cell table:formula="of:=AVERAGE([.B63:.B83])" office:value-type="float" office:value="2485.47619047619" calcext:value-type="float">
            <text:p>2485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1" calcext:value-type="date">
            <text:p>1-Sep-2008</text:p>
          </table:table-cell>
          <table:table-cell table:style-name="ce5" office:value-type="float" office:value="2746" calcext:value-type="float">
            <text:p>2746</text:p>
          </table:table-cell>
          <table:table-cell table:formula="of:=AVERAGE([.B71:.B77])" office:value-type="float" office:value="2502.14285714286" calcext:value-type="float">
            <text:p>2502.14285714286</text:p>
          </table:table-cell>
          <table:table-cell table:formula="of:=AVERAGE([.B73:.B75])" office:value-type="float" office:value="2671" calcext:value-type="float">
            <text:p>2671</text:p>
          </table:table-cell>
          <table:table-cell table:formula="of:=AVERAGE([.B64:.B84])" office:value-type="float" office:value="2494.71428571429" calcext:value-type="float">
            <text:p>2494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2" calcext:value-type="date">
            <text:p>2-Sep-2008</text:p>
          </table:table-cell>
          <table:table-cell table:style-name="ce5" office:value-type="float" office:value="2680" calcext:value-type="float">
            <text:p>2680</text:p>
          </table:table-cell>
          <table:table-cell table:formula="of:=AVERAGE([.B72:.B78])" office:value-type="float" office:value="2553" calcext:value-type="float">
            <text:p>2553</text:p>
          </table:table-cell>
          <table:table-cell table:formula="of:=AVERAGE([.B74:.B76])" office:value-type="float" office:value="2610" calcext:value-type="float">
            <text:p>2610</text:p>
          </table:table-cell>
          <table:table-cell table:formula="of:=AVERAGE([.B65:.B85])" office:value-type="float" office:value="2499.85714285714" calcext:value-type="float">
            <text:p>2499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3" calcext:value-type="date">
            <text:p>3-Sep-2008</text:p>
          </table:table-cell>
          <table:table-cell table:style-name="ce5" office:value-type="float" office:value="2404" calcext:value-type="float">
            <text:p>2404</text:p>
          </table:table-cell>
          <table:table-cell table:formula="of:=AVERAGE([.B73:.B79])" office:value-type="float" office:value="2562" calcext:value-type="float">
            <text:p>2562</text:p>
          </table:table-cell>
          <table:table-cell table:formula="of:=AVERAGE([.B75:.B77])" office:value-type="float" office:value="2572.66666666667" calcext:value-type="float">
            <text:p>2572.66666666667</text:p>
          </table:table-cell>
          <table:table-cell table:formula="of:=AVERAGE([.B66:.B86])" office:value-type="float" office:value="2519.04761904762" calcext:value-type="float">
            <text:p>2519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4" calcext:value-type="date">
            <text:p>4-Sep-2008</text:p>
          </table:table-cell>
          <table:table-cell table:style-name="ce5" office:value-type="float" office:value="2634" calcext:value-type="float">
            <text:p>2634</text:p>
          </table:table-cell>
          <table:table-cell table:formula="of:=AVERAGE([.B74:.B80])" office:value-type="float" office:value="2575.28571428571" calcext:value-type="float">
            <text:p>2575.28571428571</text:p>
          </table:table-cell>
          <table:table-cell table:formula="of:=AVERAGE([.B76:.B78])" office:value-type="float" office:value="2534.33333333333" calcext:value-type="float">
            <text:p>2534.33333333333</text:p>
          </table:table-cell>
          <table:table-cell table:formula="of:=AVERAGE([.B67:.B87])" office:value-type="float" office:value="2527.71428571429" calcext:value-type="float">
            <text:p>2527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5" calcext:value-type="date">
            <text:p>5-Sep-2008</text:p>
          </table:table-cell>
          <table:table-cell table:style-name="ce5" office:value-type="float" office:value="2565" calcext:value-type="float">
            <text:p>2565</text:p>
          </table:table-cell>
          <table:table-cell table:formula="of:=AVERAGE([.B75:.B81])" office:value-type="float" office:value="2531.14285714286" calcext:value-type="float">
            <text:p>2531.14285714286</text:p>
          </table:table-cell>
          <table:table-cell table:formula="of:=AVERAGE([.B77:.B79])" office:value-type="float" office:value="2505.66666666667" calcext:value-type="float">
            <text:p>2505.66666666667</text:p>
          </table:table-cell>
          <table:table-cell table:formula="of:=AVERAGE([.B68:.B88])" office:value-type="float" office:value="2535.47619047619" calcext:value-type="float">
            <text:p>2535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6" calcext:value-type="date">
            <text:p>6-Sep-2008</text:p>
          </table:table-cell>
          <table:table-cell table:style-name="ce5" office:value-type="float" office:value="2318" calcext:value-type="float">
            <text:p>2318</text:p>
          </table:table-cell>
          <table:table-cell table:formula="of:=AVERAGE([.B76:.B82])" office:value-type="float" office:value="2535.85714285714" calcext:value-type="float">
            <text:p>2535.85714285714</text:p>
          </table:table-cell>
          <table:table-cell table:formula="of:=AVERAGE([.B78:.B80])" office:value-type="float" office:value="2521" calcext:value-type="float">
            <text:p>2521</text:p>
          </table:table-cell>
          <table:table-cell table:formula="of:=AVERAGE([.B69:.B89])" office:value-type="float" office:value="2538.90476190476" calcext:value-type="float">
            <text:p>2538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7" calcext:value-type="date">
            <text:p>7-Sep-2008</text:p>
          </table:table-cell>
          <table:table-cell table:style-name="ce5" office:value-type="float" office:value="2680" calcext:value-type="float">
            <text:p>2680</text:p>
          </table:table-cell>
          <table:table-cell table:formula="of:=AVERAGE([.B77:.B83])" office:value-type="float" office:value="2566.71428571429" calcext:value-type="float">
            <text:p>2566.71428571429</text:p>
          </table:table-cell>
          <table:table-cell table:formula="of:=AVERAGE([.B79:.B81])" office:value-type="float" office:value="2478.33333333333" calcext:value-type="float">
            <text:p>2478.33333333333</text:p>
          </table:table-cell>
          <table:table-cell table:formula="of:=AVERAGE([.B70:.B90])" office:value-type="float" office:value="2536.71428571429" calcext:value-type="float">
            <text:p>2536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8" calcext:value-type="date">
            <text:p>8-Sep-2008</text:p>
          </table:table-cell>
          <table:table-cell table:style-name="ce5" office:value-type="float" office:value="2437" calcext:value-type="float">
            <text:p>2437</text:p>
          </table:table-cell>
          <table:table-cell table:formula="of:=AVERAGE([.B78:.B84])" office:value-type="float" office:value="2552" calcext:value-type="float">
            <text:p>2552</text:p>
          </table:table-cell>
          <table:table-cell table:formula="of:=AVERAGE([.B80:.B82])" office:value-type="float" office:value="2610" calcext:value-type="float">
            <text:p>2610</text:p>
          </table:table-cell>
          <table:table-cell table:formula="of:=AVERAGE([.B71:.B91])" office:value-type="float" office:value="2531.85714285714" calcext:value-type="float">
            <text:p>2531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09" calcext:value-type="date">
            <text:p>9-Sep-2008</text:p>
          </table:table-cell>
          <table:table-cell table:style-name="ce5" office:value-type="float" office:value="2713" calcext:value-type="float">
            <text:p>2713</text:p>
          </table:table-cell>
          <table:table-cell table:formula="of:=AVERAGE([.B79:.B85])" office:value-type="float" office:value="2532.28571428571" calcext:value-type="float">
            <text:p>2532.28571428571</text:p>
          </table:table-cell>
          <table:table-cell table:formula="of:=AVERAGE([.B81:.B83])" office:value-type="float" office:value="2590" calcext:value-type="float">
            <text:p>2590</text:p>
          </table:table-cell>
          <table:table-cell table:formula="of:=AVERAGE([.B72:.B92])" office:value-type="float" office:value="2544.7619047619" calcext:value-type="float">
            <text:p>2544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0" calcext:value-type="date">
            <text:p>10-Sep-2008</text:p>
          </table:table-cell>
          <table:table-cell table:style-name="ce5" office:value-type="float" office:value="2620" calcext:value-type="float">
            <text:p>2620</text:p>
          </table:table-cell>
          <table:table-cell table:formula="of:=AVERAGE([.B80:.B86])" office:value-type="float" office:value="2580.57142857143" calcext:value-type="float">
            <text:p>2580.57142857143</text:p>
          </table:table-cell>
          <table:table-cell table:formula="of:=AVERAGE([.B82:.B84])" office:value-type="float" office:value="2621.33333333333" calcext:value-type="float">
            <text:p>2621.33333333333</text:p>
          </table:table-cell>
          <table:table-cell table:formula="of:=AVERAGE([.B73:.B93])" office:value-type="float" office:value="2574.7619047619" calcext:value-type="float">
            <text:p>2574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1" calcext:value-type="date">
            <text:p>11-Sep-2008</text:p>
          </table:table-cell>
          <table:table-cell table:style-name="ce5" office:value-type="float" office:value="2531" calcext:value-type="float">
            <text:p>2531</text:p>
          </table:table-cell>
          <table:table-cell table:formula="of:=AVERAGE([.B81:.B87])" office:value-type="float" office:value="2567.85714285714" calcext:value-type="float">
            <text:p>2567.85714285714</text:p>
          </table:table-cell>
          <table:table-cell table:formula="of:=AVERAGE([.B83:.B85])" office:value-type="float" office:value="2526" calcext:value-type="float">
            <text:p>2526</text:p>
          </table:table-cell>
          <table:table-cell table:formula="of:=AVERAGE([.B74:.B94])" office:value-type="float" office:value="2576.52380952381" calcext:value-type="float">
            <text:p>2576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2" calcext:value-type="date">
            <text:p>12-Sep-2008</text:p>
          </table:table-cell>
          <table:table-cell table:style-name="ce5" office:value-type="float" office:value="2427" calcext:value-type="float">
            <text:p>2427</text:p>
          </table:table-cell>
          <table:table-cell table:formula="of:=AVERAGE([.B82:.B88])" office:value-type="float" office:value="2607.71428571429" calcext:value-type="float">
            <text:p>2607.71428571429</text:p>
          </table:table-cell>
          <table:table-cell table:formula="of:=AVERAGE([.B84:.B86])" office:value-type="float" office:value="2538" calcext:value-type="float">
            <text:p>2538</text:p>
          </table:table-cell>
          <table:table-cell table:formula="of:=AVERAGE([.B75:.B95])" office:value-type="float" office:value="2570.38095238095" calcext:value-type="float">
            <text:p>2570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3" calcext:value-type="date">
            <text:p>13-Sep-2008</text:p>
          </table:table-cell>
          <table:table-cell table:style-name="ce5" office:value-type="float" office:value="2656" calcext:value-type="float">
            <text:p>2656</text:p>
          </table:table-cell>
          <table:table-cell table:formula="of:=AVERAGE([.B83:.B89])" office:value-type="float" office:value="2551.14285714286" calcext:value-type="float">
            <text:p>2551.14285714286</text:p>
          </table:table-cell>
          <table:table-cell table:formula="of:=AVERAGE([.B85:.B87])" office:value-type="float" office:value="2558" calcext:value-type="float">
            <text:p>2558</text:p>
          </table:table-cell>
          <table:table-cell table:formula="of:=AVERAGE([.B76:.B96])" office:value-type="float" office:value="2567.85714285714" calcext:value-type="float">
            <text:p>2567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4" calcext:value-type="date">
            <text:p>14-Sep-2008</text:p>
          </table:table-cell>
          <table:table-cell table:style-name="ce5" office:value-type="float" office:value="2591" calcext:value-type="float">
            <text:p>2591</text:p>
          </table:table-cell>
          <table:table-cell table:formula="of:=AVERAGE([.B84:.B90])" office:value-type="float" office:value="2521.57142857143" calcext:value-type="float">
            <text:p>2521.57142857143</text:p>
          </table:table-cell>
          <table:table-cell table:formula="of:=AVERAGE([.B86:.B88])" office:value-type="float" office:value="2654.33333333333" calcext:value-type="float">
            <text:p>2654.33333333333</text:p>
          </table:table-cell>
          <table:table-cell table:formula="of:=AVERAGE([.B77:.B97])" office:value-type="float" office:value="2548.09523809524" calcext:value-type="float">
            <text:p>2548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5" calcext:value-type="date">
            <text:p>15-Sep-2008</text:p>
          </table:table-cell>
          <table:table-cell table:style-name="ce5" office:value-type="float" office:value="2716" calcext:value-type="float">
            <text:p>2716</text:p>
          </table:table-cell>
          <table:table-cell table:formula="of:=AVERAGE([.B85:.B91])" office:value-type="float" office:value="2541.42857142857" calcext:value-type="float">
            <text:p>2541.42857142857</text:p>
          </table:table-cell>
          <table:table-cell table:formula="of:=AVERAGE([.B87:.B89])" office:value-type="float" office:value="2541.33333333333" calcext:value-type="float">
            <text:p>2541.33333333333</text:p>
          </table:table-cell>
          <table:table-cell table:formula="of:=AVERAGE([.B78:.B98])" office:value-type="float" office:value="2539.14285714286" calcext:value-type="float">
            <text:p>2539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6" calcext:value-type="date">
            <text:p>16-Sep-2008</text:p>
          </table:table-cell>
          <table:table-cell table:style-name="ce5" office:value-type="float" office:value="2317" calcext:value-type="float">
            <text:p>2317</text:p>
          </table:table-cell>
          <table:table-cell table:formula="of:=AVERAGE([.B86:.B92])" office:value-type="float" office:value="2549" calcext:value-type="float">
            <text:p>2549</text:p>
          </table:table-cell>
          <table:table-cell table:formula="of:=AVERAGE([.B88:.B90])" office:value-type="float" office:value="2482" calcext:value-type="float">
            <text:p>2482</text:p>
          </table:table-cell>
          <table:table-cell table:formula="of:=AVERAGE([.B79:.B99])" office:value-type="float" office:value="2543.71428571429" calcext:value-type="float">
            <text:p>2543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7" calcext:value-type="date">
            <text:p>17-Sep-2008</text:p>
          </table:table-cell>
          <table:table-cell table:style-name="ce5" office:value-type="float" office:value="2413" calcext:value-type="float">
            <text:p>2413</text:p>
          </table:table-cell>
          <table:table-cell table:formula="of:=AVERAGE([.B87:.B93])" office:value-type="float" office:value="2581.71428571429" calcext:value-type="float">
            <text:p>2581.71428571429</text:p>
          </table:table-cell>
          <table:table-cell table:formula="of:=AVERAGE([.B89:.B91])" office:value-type="float" office:value="2466.66666666667" calcext:value-type="float">
            <text:p>2466.66666666667</text:p>
          </table:table-cell>
          <table:table-cell table:formula="of:=AVERAGE([.B80:.B100])" office:value-type="float" office:value="2541.38095238095" calcext:value-type="float">
            <text:p>2541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8" calcext:value-type="date">
            <text:p>18-Sep-2008</text:p>
          </table:table-cell>
          <table:table-cell table:style-name="ce5" office:value-type="float" office:value="2670" calcext:value-type="float">
            <text:p>2670</text:p>
          </table:table-cell>
          <table:table-cell table:formula="of:=AVERAGE([.B88:.B94])" office:value-type="float" office:value="2586.42857142857" calcext:value-type="float">
            <text:p>2586.42857142857</text:p>
          </table:table-cell>
          <table:table-cell table:formula="of:=AVERAGE([.B90:.B92])" office:value-type="float" office:value="2521" calcext:value-type="float">
            <text:p>2521</text:p>
          </table:table-cell>
          <table:table-cell table:formula="of:=AVERAGE([.B81:.B101])" office:value-type="float" office:value="2517.42857142857" calcext:value-type="float">
            <text:p>2517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19" calcext:value-type="date">
            <text:p>19-Sep-2008</text:p>
          </table:table-cell>
          <table:table-cell table:style-name="ce5" office:value-type="float" office:value="2480" calcext:value-type="float">
            <text:p>2480</text:p>
          </table:table-cell>
          <table:table-cell table:formula="of:=AVERAGE([.B89:.B95])" office:value-type="float" office:value="2572.28571428571" calcext:value-type="float">
            <text:p>2572.28571428571</text:p>
          </table:table-cell>
          <table:table-cell table:formula="of:=AVERAGE([.B91:.B93])" office:value-type="float" office:value="2678.33333333333" calcext:value-type="float">
            <text:p>2678.33333333333</text:p>
          </table:table-cell>
          <table:table-cell table:formula="of:=AVERAGE([.B82:.B102])" office:value-type="float" office:value="2514.90476190476" calcext:value-type="float">
            <text:p>2514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0" calcext:value-type="date">
            <text:p>20-Sep-2008</text:p>
          </table:table-cell>
          <table:table-cell table:style-name="ce5" office:value-type="float" office:value="2885" calcext:value-type="float">
            <text:p>2885</text:p>
          </table:table-cell>
          <table:table-cell table:formula="of:=AVERAGE([.B90:.B96])" office:value-type="float" office:value="2616.57142857143" calcext:value-type="float">
            <text:p>2616.57142857143</text:p>
          </table:table-cell>
          <table:table-cell table:formula="of:=AVERAGE([.B92:.B94])" office:value-type="float" office:value="2663" calcext:value-type="float">
            <text:p>2663</text:p>
          </table:table-cell>
          <table:table-cell table:formula="of:=AVERAGE([.B83:.B103])" office:value-type="float" office:value="2481.14285714286" calcext:value-type="float">
            <text:p>2481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1" calcext:value-type="date">
            <text:p>21-Sep-2008</text:p>
          </table:table-cell>
          <table:table-cell table:style-name="ce5" office:value-type="float" office:value="2624" calcext:value-type="float">
            <text:p>2624</text:p>
          </table:table-cell>
          <table:table-cell table:formula="of:=AVERAGE([.B91:.B97])" office:value-type="float" office:value="2556" calcext:value-type="float">
            <text:p>2556</text:p>
          </table:table-cell>
          <table:table-cell table:formula="of:=AVERAGE([.B93:.B95])" office:value-type="float" office:value="2708.66666666667" calcext:value-type="float">
            <text:p>2708.66666666667</text:p>
          </table:table-cell>
          <table:table-cell table:formula="of:=AVERAGE([.B84:.B104])" office:value-type="float" office:value="2481.04761904762" calcext:value-type="float">
            <text:p>2481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2" calcext:value-type="date">
            <text:p>22-Sep-2008</text:p>
          </table:table-cell>
          <table:table-cell table:style-name="ce5" office:value-type="float" office:value="2617" calcext:value-type="float">
            <text:p>2617</text:p>
          </table:table-cell>
          <table:table-cell table:formula="of:=AVERAGE([.B92:.B98])" office:value-type="float" office:value="2524" calcext:value-type="float">
            <text:p>2524</text:p>
          </table:table-cell>
          <table:table-cell table:formula="of:=AVERAGE([.B94:.B96])" office:value-type="float" office:value="2622.66666666667" calcext:value-type="float">
            <text:p>2622.66666666667</text:p>
          </table:table-cell>
          <table:table-cell table:formula="of:=AVERAGE([.B85:.B105])" office:value-type="float" office:value="2475.33333333333" calcext:value-type="float">
            <text:p>2475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3" calcext:value-type="date">
            <text:p>23-Sep-2008</text:p>
          </table:table-cell>
          <table:table-cell table:style-name="ce5" office:value-type="float" office:value="2627" calcext:value-type="float">
            <text:p>2627</text:p>
          </table:table-cell>
          <table:table-cell table:formula="of:=AVERAGE([.B93:.B99])" office:value-type="float" office:value="2549.85714285714" calcext:value-type="float">
            <text:p>2549.85714285714</text:p>
          </table:table-cell>
          <table:table-cell table:formula="of:=AVERAGE([.B95:.B97])" office:value-type="float" office:value="2411" calcext:value-type="float">
            <text:p>2411</text:p>
          </table:table-cell>
          <table:table-cell table:formula="of:=AVERAGE([.B86:.B106])" office:value-type="float" office:value="2460.33333333333" calcext:value-type="float">
            <text:p>2460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4" calcext:value-type="date">
            <text:p>24-Sep-2008</text:p>
          </table:table-cell>
          <table:table-cell table:style-name="ce5" office:value-type="float" office:value="1989" calcext:value-type="float">
            <text:p>1989</text:p>
          </table:table-cell>
          <table:table-cell table:formula="of:=AVERAGE([.B94:.B100])" office:value-type="float" office:value="2461.85714285714" calcext:value-type="float">
            <text:p>2461.85714285714</text:p>
          </table:table-cell>
          <table:table-cell table:formula="of:=AVERAGE([.B96:.B98])" office:value-type="float" office:value="2354" calcext:value-type="float">
            <text:p>2354</text:p>
          </table:table-cell>
          <table:table-cell table:formula="of:=AVERAGE([.B87:.B107])" office:value-type="float" office:value="2452.71428571429" calcext:value-type="float">
            <text:p>2452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5" calcext:value-type="date">
            <text:p>25-Sep-2008</text:p>
          </table:table-cell>
          <table:table-cell table:style-name="ce5" office:value-type="float" office:value="2446" calcext:value-type="float">
            <text:p>2446</text:p>
          </table:table-cell>
          <table:table-cell table:formula="of:=AVERAGE([.B95:.B101])" office:value-type="float" office:value="2398" calcext:value-type="float">
            <text:p>2398</text:p>
          </table:table-cell>
          <table:table-cell table:formula="of:=AVERAGE([.B97:.B99])" office:value-type="float" office:value="2365.33333333333" calcext:value-type="float">
            <text:p>2365.33333333333</text:p>
          </table:table-cell>
          <table:table-cell table:formula="of:=AVERAGE([.B88:.B108])" office:value-type="float" office:value="2456.47619047619" calcext:value-type="float">
            <text:p>2456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6" calcext:value-type="date">
            <text:p>26-Sep-2008</text:p>
          </table:table-cell>
          <table:table-cell table:style-name="ce5" office:value-type="float" office:value="2661" calcext:value-type="float">
            <text:p>2661</text:p>
          </table:table-cell>
          <table:table-cell table:formula="of:=AVERAGE([.B96:.B102])" office:value-type="float" office:value="2364.71428571429" calcext:value-type="float">
            <text:p>2364.71428571429</text:p>
          </table:table-cell>
          <table:table-cell table:formula="of:=AVERAGE([.B98:.B100])" office:value-type="float" office:value="2458.66666666667" calcext:value-type="float">
            <text:p>2458.66666666667</text:p>
          </table:table-cell>
          <table:table-cell table:formula="of:=AVERAGE([.B89:.B109])" office:value-type="float" office:value="2438.09523809524" calcext:value-type="float">
            <text:p>2438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7" calcext:value-type="date">
            <text:p>27-Sep-2008</text:p>
          </table:table-cell>
          <table:table-cell table:style-name="ce5" office:value-type="float" office:value="2269" calcext:value-type="float">
            <text:p>2269</text:p>
          </table:table-cell>
          <table:table-cell table:formula="of:=AVERAGE([.B97:.B103])" office:value-type="float" office:value="2275.71428571429" calcext:value-type="float">
            <text:p>2275.71428571429</text:p>
          </table:table-cell>
          <table:table-cell table:formula="of:=AVERAGE([.B99:.B101])" office:value-type="float" office:value="2369" calcext:value-type="float">
            <text:p>2369</text:p>
          </table:table-cell>
          <table:table-cell table:formula="of:=AVERAGE([.B90:.B110])" office:value-type="float" office:value="2449.71428571429" calcext:value-type="float">
            <text:p>2449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8" calcext:value-type="date">
            <text:p>28-Sep-2008</text:p>
          </table:table-cell>
          <table:table-cell table:style-name="ce5" office:value-type="float" office:value="2177" calcext:value-type="float">
            <text:p>2177</text:p>
          </table:table-cell>
          <table:table-cell table:formula="of:=AVERAGE([.B98:.B104])" office:value-type="float" office:value="2365.57142857143" calcext:value-type="float">
            <text:p>2365.57142857143</text:p>
          </table:table-cell>
          <table:table-cell table:formula="of:=AVERAGE([.B100:.B102])" office:value-type="float" office:value="2276.66666666667" calcext:value-type="float">
            <text:p>2276.66666666667</text:p>
          </table:table-cell>
          <table:table-cell table:formula="of:=AVERAGE([.B91:.B111])" office:value-type="float" office:value="2434.90476190476" calcext:value-type="float">
            <text:p>2434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29" calcext:value-type="date">
            <text:p>29-Sep-2008</text:p>
          </table:table-cell>
          <table:table-cell table:style-name="ce5" office:value-type="float" office:value="2384" calcext:value-type="float">
            <text:p>2384</text:p>
          </table:table-cell>
          <table:table-cell table:formula="of:=AVERAGE([.B99:.B105])" office:value-type="float" office:value="2360.57142857143" calcext:value-type="float">
            <text:p>2360.57142857143</text:p>
          </table:table-cell>
          <table:table-cell table:formula="of:=AVERAGE([.B101:.B103])" office:value-type="float" office:value="2188.33333333333" calcext:value-type="float">
            <text:p>2188.33333333333</text:p>
          </table:table-cell>
          <table:table-cell table:formula="of:=AVERAGE([.B92:.B112])" office:value-type="float" office:value="2427.42857142857" calcext:value-type="float">
            <text:p>2427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09-30" calcext:value-type="date">
            <text:p>30-Sep-2008</text:p>
          </table:table-cell>
          <table:table-cell table:style-name="ce5" office:value-type="float" office:value="2004" calcext:value-type="float">
            <text:p>2004</text:p>
          </table:table-cell>
          <table:table-cell table:formula="of:=AVERAGE([.B100:.B106])" office:value-type="float" office:value="2282.14285714286" calcext:value-type="float">
            <text:p>2282.14285714286</text:p>
          </table:table-cell>
          <table:table-cell table:formula="of:=AVERAGE([.B102:.B104])" office:value-type="float" office:value="2335.33333333333" calcext:value-type="float">
            <text:p>2335.33333333333</text:p>
          </table:table-cell>
          <table:table-cell table:formula="of:=AVERAGE([.B93:.B113])" office:value-type="float" office:value="2397.52380952381" calcext:value-type="float">
            <text:p>2397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1" calcext:value-type="date">
            <text:p>1-Oct-2008</text:p>
          </table:table-cell>
          <table:table-cell table:style-name="ce5" office:value-type="float" office:value="2618" calcext:value-type="float">
            <text:p>2618</text:p>
          </table:table-cell>
          <table:table-cell table:formula="of:=AVERAGE([.B101:.B107])" office:value-type="float" office:value="2314.57142857143" calcext:value-type="float">
            <text:p>2314.57142857143</text:p>
          </table:table-cell>
          <table:table-cell table:formula="of:=AVERAGE([.B103:.B105])" office:value-type="float" office:value="2344.33333333333" calcext:value-type="float">
            <text:p>2344.33333333333</text:p>
          </table:table-cell>
          <table:table-cell table:formula="of:=AVERAGE([.B94:.B114])" office:value-type="float" office:value="2382.71428571429" calcext:value-type="float">
            <text:p>2382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2" calcext:value-type="date">
            <text:p>2-Oct-2008</text:p>
          </table:table-cell>
          <table:table-cell table:style-name="ce5" office:value-type="float" office:value="2411" calcext:value-type="float">
            <text:p>2411</text:p>
          </table:table-cell>
          <table:table-cell table:formula="of:=AVERAGE([.B102:.B108])" office:value-type="float" office:value="2385" calcext:value-type="float">
            <text:p>2385</text:p>
          </table:table-cell>
          <table:table-cell table:formula="of:=AVERAGE([.B104:.B106])" office:value-type="float" office:value="2380.33333333333" calcext:value-type="float">
            <text:p>2380.33333333333</text:p>
          </table:table-cell>
          <table:table-cell table:formula="of:=AVERAGE([.B95:.B115])" office:value-type="float" office:value="2351.57142857143" calcext:value-type="float">
            <text:p>2351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3" calcext:value-type="date">
            <text:p>3-Oct-2008</text:p>
          </table:table-cell>
          <table:table-cell table:style-name="ce5" office:value-type="float" office:value="2112" calcext:value-type="float">
            <text:p>2112</text:p>
          </table:table-cell>
          <table:table-cell table:formula="of:=AVERAGE([.B103:.B109])" office:value-type="float" office:value="2377.28571428571" calcext:value-type="float">
            <text:p>2377.28571428571</text:p>
          </table:table-cell>
          <table:table-cell table:formula="of:=AVERAGE([.B105:.B107])" office:value-type="float" office:value="2339.66666666667" calcext:value-type="float">
            <text:p>2339.66666666667</text:p>
          </table:table-cell>
          <table:table-cell table:formula="of:=AVERAGE([.B96:.B116])" office:value-type="float" office:value="2320.66666666667" calcext:value-type="float">
            <text:p>2320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4" calcext:value-type="date">
            <text:p>4-Oct-2008</text:p>
          </table:table-cell>
          <table:table-cell table:style-name="ce5" office:value-type="float" office:value="2496" calcext:value-type="float">
            <text:p>2496</text:p>
          </table:table-cell>
          <table:table-cell table:formula="of:=AVERAGE([.B104:.B110])" office:value-type="float" office:value="2456.85714285714" calcext:value-type="float">
            <text:p>2456.85714285714</text:p>
          </table:table-cell>
          <table:table-cell table:formula="of:=AVERAGE([.B106:.B108])" office:value-type="float" office:value="2426" calcext:value-type="float">
            <text:p>2426</text:p>
          </table:table-cell>
          <table:table-cell table:formula="of:=AVERAGE([.B97:.B117])" office:value-type="float" office:value="2316.33333333333" calcext:value-type="float">
            <text:p>2316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5" calcext:value-type="date">
            <text:p>5-Oct-2008</text:p>
          </table:table-cell>
          <table:table-cell table:style-name="ce5" office:value-type="float" office:value="2670" calcext:value-type="float">
            <text:p>2670</text:p>
          </table:table-cell>
          <table:table-cell table:formula="of:=AVERAGE([.B105:.B111])" office:value-type="float" office:value="2383.14285714286" calcext:value-type="float">
            <text:p>2383.14285714286</text:p>
          </table:table-cell>
          <table:table-cell table:formula="of:=AVERAGE([.B107:.B109])" office:value-type="float" office:value="2498.66666666667" calcext:value-type="float">
            <text:p>2498.66666666667</text:p>
          </table:table-cell>
          <table:table-cell table:formula="of:=AVERAGE([.B98:.B118])" office:value-type="float" office:value="2333.38095238095" calcext:value-type="float">
            <text:p>2333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6" calcext:value-type="date">
            <text:p>6-Oct-2008</text:p>
          </table:table-cell>
          <table:table-cell table:style-name="ce5" office:value-type="float" office:value="2330" calcext:value-type="float">
            <text:p>2330</text:p>
          </table:table-cell>
          <table:table-cell table:formula="of:=AVERAGE([.B106:.B112])" office:value-type="float" office:value="2397.71428571429" calcext:value-type="float">
            <text:p>2397.71428571429</text:p>
          </table:table-cell>
          <table:table-cell table:formula="of:=AVERAGE([.B108:.B110])" office:value-type="float" office:value="2520.33333333333" calcext:value-type="float">
            <text:p>2520.33333333333</text:p>
          </table:table-cell>
          <table:table-cell table:formula="of:=AVERAGE([.B99:.B119])" office:value-type="float" office:value="2326.66666666667" calcext:value-type="float">
            <text:p>2326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7" calcext:value-type="date">
            <text:p>7-Oct-2008</text:p>
          </table:table-cell>
          <table:table-cell table:style-name="ce5" office:value-type="float" office:value="2561" calcext:value-type="float">
            <text:p>2561</text:p>
          </table:table-cell>
          <table:table-cell table:formula="of:=AVERAGE([.B107:.B113])" office:value-type="float" office:value="2360.57142857143" calcext:value-type="float">
            <text:p>2360.57142857143</text:p>
          </table:table-cell>
          <table:table-cell table:formula="of:=AVERAGE([.B109:.B111])" office:value-type="float" office:value="2331" calcext:value-type="float">
            <text:p>2331</text:p>
          </table:table-cell>
          <table:table-cell table:formula="of:=AVERAGE([.B100:.B120])" office:value-type="float" office:value="2306.90476190476" calcext:value-type="float">
            <text:p>2306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8" calcext:value-type="date">
            <text:p>8-Oct-2008</text:p>
          </table:table-cell>
          <table:table-cell table:style-name="ce5" office:value-type="float" office:value="2102" calcext:value-type="float">
            <text:p>2102</text:p>
          </table:table-cell>
          <table:table-cell table:formula="of:=AVERAGE([.B108:.B114])" office:value-type="float" office:value="2371.71428571429" calcext:value-type="float">
            <text:p>2371.71428571429</text:p>
          </table:table-cell>
          <table:table-cell table:formula="of:=AVERAGE([.B110:.B112])" office:value-type="float" office:value="2392" calcext:value-type="float">
            <text:p>2392</text:p>
          </table:table-cell>
          <table:table-cell table:formula="of:=AVERAGE([.B101:.B121])" office:value-type="float" office:value="2293.52380952381" calcext:value-type="float">
            <text:p>2293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09" calcext:value-type="date">
            <text:p>9-Oct-2008</text:p>
          </table:table-cell>
          <table:table-cell table:style-name="ce5" office:value-type="float" office:value="2513" calcext:value-type="float">
            <text:p>2513</text:p>
          </table:table-cell>
          <table:table-cell table:formula="of:=AVERAGE([.B109:.B115])" office:value-type="float" office:value="2271.71428571429" calcext:value-type="float">
            <text:p>2271.71428571429</text:p>
          </table:table-cell>
          <table:table-cell table:formula="of:=AVERAGE([.B111:.B113])" office:value-type="float" office:value="2155.66666666667" calcext:value-type="float">
            <text:p>2155.66666666667</text:p>
          </table:table-cell>
          <table:table-cell table:formula="of:=AVERAGE([.B102:.B122])" office:value-type="float" office:value="2296.61904761905" calcext:value-type="float">
            <text:p>2296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0" calcext:value-type="date">
            <text:p>10-Oct-2008</text:p>
          </table:table-cell>
          <table:table-cell table:style-name="ce5" office:value-type="float" office:value="1852" calcext:value-type="float">
            <text:p>1852</text:p>
          </table:table-cell>
          <table:table-cell table:formula="of:=AVERAGE([.B110:.B116])" office:value-type="float" office:value="2220" calcext:value-type="float">
            <text:p>2220</text:p>
          </table:table-cell>
          <table:table-cell table:formula="of:=AVERAGE([.B112:.B114])" office:value-type="float" office:value="2313" calcext:value-type="float">
            <text:p>2313</text:p>
          </table:table-cell>
          <table:table-cell table:formula="of:=AVERAGE([.B103:.B123])" office:value-type="float" office:value="2275.61904761905" calcext:value-type="float">
            <text:p>2275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1" calcext:value-type="date">
            <text:p>11-Oct-2008</text:p>
          </table:table-cell>
          <table:table-cell table:style-name="ce5" office:value-type="float" office:value="2574" calcext:value-type="float">
            <text:p>2574</text:p>
          </table:table-cell>
          <table:table-cell table:formula="of:=AVERAGE([.B111:.B117])" office:value-type="float" office:value="2216.42857142857" calcext:value-type="float">
            <text:p>2216.42857142857</text:p>
          </table:table-cell>
          <table:table-cell table:formula="of:=AVERAGE([.B113:.B115])" office:value-type="float" office:value="2132" calcext:value-type="float">
            <text:p>2132</text:p>
          </table:table-cell>
          <table:table-cell table:formula="of:=AVERAGE([.B104:.B124])" office:value-type="float" office:value="2291.61904761905" calcext:value-type="float">
            <text:p>2291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2" calcext:value-type="date">
            <text:p>12-Oct-2008</text:p>
          </table:table-cell>
          <table:table-cell table:style-name="ce5" office:value-type="float" office:value="1970" calcext:value-type="float">
            <text:p>1970</text:p>
          </table:table-cell>
          <table:table-cell table:formula="of:=AVERAGE([.B112:.B118])" office:value-type="float" office:value="2251.42857142857" calcext:value-type="float">
            <text:p>2251.42857142857</text:p>
          </table:table-cell>
          <table:table-cell table:formula="of:=AVERAGE([.B114:.B116])" office:value-type="float" office:value="2170.66666666667" calcext:value-type="float">
            <text:p>2170.66666666667</text:p>
          </table:table-cell>
          <table:table-cell table:formula="of:=AVERAGE([.B105:.B125])" office:value-type="float" office:value="2258.61904761905" calcext:value-type="float">
            <text:p>2258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3" calcext:value-type="date">
            <text:p>13-Oct-2008</text:p>
          </table:table-cell>
          <table:table-cell table:style-name="ce5" office:value-type="float" office:value="1968" calcext:value-type="float">
            <text:p>1968</text:p>
          </table:table-cell>
          <table:table-cell table:formula="of:=AVERAGE([.B113:.B119])" office:value-type="float" office:value="2221.71428571429" calcext:value-type="float">
            <text:p>2221.71428571429</text:p>
          </table:table-cell>
          <table:table-cell table:formula="of:=AVERAGE([.B115:.B117])" office:value-type="float" office:value="2158" calcext:value-type="float">
            <text:p>2158</text:p>
          </table:table-cell>
          <table:table-cell table:formula="of:=AVERAGE([.B106:.B126])" office:value-type="float" office:value="2247.19047619048" calcext:value-type="float">
            <text:p>2247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4" calcext:value-type="date">
            <text:p>14-Oct-2008</text:p>
          </table:table-cell>
          <table:table-cell table:style-name="ce5" office:value-type="float" office:value="2536" calcext:value-type="float">
            <text:p>2536</text:p>
          </table:table-cell>
          <table:table-cell table:formula="of:=AVERAGE([.B114:.B120])" office:value-type="float" office:value="2278" calcext:value-type="float">
            <text:p>2278</text:p>
          </table:table-cell>
          <table:table-cell table:formula="of:=AVERAGE([.B116:.B118])" office:value-type="float" office:value="2283.66666666667" calcext:value-type="float">
            <text:p>2283.66666666667</text:p>
          </table:table-cell>
          <table:table-cell table:formula="of:=AVERAGE([.B107:.B127])" office:value-type="float" office:value="2252.2380952381" calcext:value-type="float">
            <text:p>2252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5" calcext:value-type="date">
            <text:p>15-Oct-2008</text:p>
          </table:table-cell>
          <table:table-cell table:style-name="ce5" office:value-type="float" office:value="2347" calcext:value-type="float">
            <text:p>2347</text:p>
          </table:table-cell>
          <table:table-cell table:formula="of:=AVERAGE([.B115:.B121])" office:value-type="float" office:value="2194.28571428571" calcext:value-type="float">
            <text:p>2194.28571428571</text:p>
          </table:table-cell>
          <table:table-cell table:formula="of:=AVERAGE([.B117:.B119])" office:value-type="float" office:value="2396" calcext:value-type="float">
            <text:p>2396</text:p>
          </table:table-cell>
          <table:table-cell table:formula="of:=AVERAGE([.B108:.B128])" office:value-type="float" office:value="2225.52380952381" calcext:value-type="float">
            <text:p>2225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6" calcext:value-type="date">
            <text:p>16-Oct-2008</text:p>
          </table:table-cell>
          <table:table-cell table:style-name="ce5" office:value-type="float" office:value="2305" calcext:value-type="float">
            <text:p>2305</text:p>
          </table:table-cell>
          <table:table-cell table:formula="of:=AVERAGE([.B116:.B122])" office:value-type="float" office:value="2233.14285714286" calcext:value-type="float">
            <text:p>2233.14285714286</text:p>
          </table:table-cell>
          <table:table-cell table:formula="of:=AVERAGE([.B118:.B120])" office:value-type="float" office:value="2299.33333333333" calcext:value-type="float">
            <text:p>2299.33333333333</text:p>
          </table:table-cell>
          <table:table-cell table:formula="of:=AVERAGE([.B109:.B129])" office:value-type="float" office:value="2202.2380952381" calcext:value-type="float">
            <text:p>2202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7" calcext:value-type="date">
            <text:p>17-Oct-2008</text:p>
          </table:table-cell>
          <table:table-cell table:style-name="ce5" office:value-type="float" office:value="2246" calcext:value-type="float">
            <text:p>2246</text:p>
          </table:table-cell>
          <table:table-cell table:formula="of:=AVERAGE([.B117:.B123])" office:value-type="float" office:value="2229.57142857143" calcext:value-type="float">
            <text:p>2229.57142857143</text:p>
          </table:table-cell>
          <table:table-cell table:formula="of:=AVERAGE([.B119:.B121])" office:value-type="float" office:value="2179.66666666667" calcext:value-type="float">
            <text:p>2179.66666666667</text:p>
          </table:table-cell>
          <table:table-cell table:formula="of:=AVERAGE([.B110:.B130])" office:value-type="float" office:value="2189.61904761905" calcext:value-type="float">
            <text:p>2189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8" calcext:value-type="date">
            <text:p>18-Oct-2008</text:p>
          </table:table-cell>
          <table:table-cell table:style-name="ce5" office:value-type="float" office:value="1988" calcext:value-type="float">
            <text:p>1988</text:p>
          </table:table-cell>
          <table:table-cell table:formula="of:=AVERAGE([.B118:.B124])" office:value-type="float" office:value="2201.57142857143" calcext:value-type="float">
            <text:p>2201.57142857143</text:p>
          </table:table-cell>
          <table:table-cell table:formula="of:=AVERAGE([.B120:.B122])" office:value-type="float" office:value="2158.66666666667" calcext:value-type="float">
            <text:p>2158.66666666667</text:p>
          </table:table-cell>
          <table:table-cell table:formula="of:=AVERAGE([.B111:.B131])" office:value-type="float" office:value="2160.09523809524" calcext:value-type="float">
            <text:p>2160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19" calcext:value-type="date">
            <text:p>19-Oct-2008</text:p>
          </table:table-cell>
          <table:table-cell table:style-name="ce5" office:value-type="float" office:value="2242" calcext:value-type="float">
            <text:p>2242</text:p>
          </table:table-cell>
          <table:table-cell table:formula="of:=AVERAGE([.B119:.B125])" office:value-type="float" office:value="2141.28571428571" calcext:value-type="float">
            <text:p>2141.28571428571</text:p>
          </table:table-cell>
          <table:table-cell table:formula="of:=AVERAGE([.B121:.B123])" office:value-type="float" office:value="2057.66666666667" calcext:value-type="float">
            <text:p>2057.66666666667</text:p>
          </table:table-cell>
          <table:table-cell table:formula="of:=AVERAGE([.B112:.B132])" office:value-type="float" office:value="2157.66666666667" calcext:value-type="float">
            <text:p>2157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0" calcext:value-type="date">
            <text:p>20-Oct-2008</text:p>
          </table:table-cell>
          <table:table-cell table:style-name="ce5" office:value-type="float" office:value="1943" calcext:value-type="float">
            <text:p>1943</text:p>
          </table:table-cell>
          <table:table-cell table:formula="of:=AVERAGE([.B120:.B126])" office:value-type="float" office:value="2122.14285714286" calcext:value-type="float">
            <text:p>2122.14285714286</text:p>
          </table:table-cell>
          <table:table-cell table:formula="of:=AVERAGE([.B122:.B124])" office:value-type="float" office:value="2175" calcext:value-type="float">
            <text:p>2175</text:p>
          </table:table-cell>
          <table:table-cell table:formula="of:=AVERAGE([.B113:.B133])" office:value-type="float" office:value="2136.61904761905" calcext:value-type="float">
            <text:p>2136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1" calcext:value-type="date">
            <text:p>21-Oct-2008</text:p>
          </table:table-cell>
          <table:table-cell table:style-name="ce5" office:value-type="float" office:value="2340" calcext:value-type="float">
            <text:p>2340</text:p>
          </table:table-cell>
          <table:table-cell table:formula="of:=AVERAGE([.B121:.B127])" office:value-type="float" office:value="2118.14285714286" calcext:value-type="float">
            <text:p>2118.14285714286</text:p>
          </table:table-cell>
          <table:table-cell table:formula="of:=AVERAGE([.B123:.B125])" office:value-type="float" office:value="2069.33333333333" calcext:value-type="float">
            <text:p>2069.33333333333</text:p>
          </table:table-cell>
          <table:table-cell table:formula="of:=AVERAGE([.B114:.B134])" office:value-type="float" office:value="2144.04761904762" calcext:value-type="float">
            <text:p>2144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2" calcext:value-type="date">
            <text:p>22-Oct-2008</text:p>
          </table:table-cell>
          <table:table-cell table:style-name="ce5" office:value-type="float" office:value="1925" calcext:value-type="float">
            <text:p>1925</text:p>
          </table:table-cell>
          <table:table-cell table:formula="of:=AVERAGE([.B122:.B128])" office:value-type="float" office:value="2110.57142857143" calcext:value-type="float">
            <text:p>2110.57142857143</text:p>
          </table:table-cell>
          <table:table-cell table:formula="of:=AVERAGE([.B124:.B126])" office:value-type="float" office:value="2145.33333333333" calcext:value-type="float">
            <text:p>2145.33333333333</text:p>
          </table:table-cell>
          <table:table-cell table:formula="of:=AVERAGE([.B115:.B135])" office:value-type="float" office:value="2120.09523809524" calcext:value-type="float">
            <text:p>2120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3" calcext:value-type="date">
            <text:p>23-Oct-2008</text:p>
          </table:table-cell>
          <table:table-cell table:style-name="ce5" office:value-type="float" office:value="2171" calcext:value-type="float">
            <text:p>2171</text:p>
          </table:table-cell>
          <table:table-cell table:formula="of:=AVERAGE([.B123:.B129])" office:value-type="float" office:value="2101.85714285714" calcext:value-type="float">
            <text:p>2101.85714285714</text:p>
          </table:table-cell>
          <table:table-cell table:formula="of:=AVERAGE([.B125:.B127])" office:value-type="float" office:value="2104.66666666667" calcext:value-type="float">
            <text:p>2104.66666666667</text:p>
          </table:table-cell>
          <table:table-cell table:formula="of:=AVERAGE([.B116:.B136])" office:value-type="float" office:value="2136.09523809524" calcext:value-type="float">
            <text:p>2136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4" calcext:value-type="date">
            <text:p>24-Oct-2008</text:p>
          </table:table-cell>
          <table:table-cell table:style-name="ce5" office:value-type="float" office:value="2218" calcext:value-type="float">
            <text:p>2218</text:p>
          </table:table-cell>
          <table:table-cell table:formula="of:=AVERAGE([.B124:.B130])" office:value-type="float" office:value="2119.28571428571" calcext:value-type="float">
            <text:p>2119.28571428571</text:p>
          </table:table-cell>
          <table:table-cell table:formula="of:=AVERAGE([.B126:.B128])" office:value-type="float" office:value="2108" calcext:value-type="float">
            <text:p>2108</text:p>
          </table:table-cell>
          <table:table-cell table:formula="of:=AVERAGE([.B117:.B137])" office:value-type="float" office:value="2147.28571428571" calcext:value-type="float">
            <text:p>2147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5" calcext:value-type="date">
            <text:p>25-Oct-2008</text:p>
          </table:table-cell>
          <table:table-cell table:style-name="ce5" office:value-type="float" office:value="1935" calcext:value-type="float">
            <text:p>1935</text:p>
          </table:table-cell>
          <table:table-cell table:formula="of:=AVERAGE([.B125:.B131])" office:value-type="float" office:value="2062.28571428571" calcext:value-type="float">
            <text:p>2062.28571428571</text:p>
          </table:table-cell>
          <table:table-cell table:formula="of:=AVERAGE([.B127:.B129])" office:value-type="float" office:value="2111.33333333333" calcext:value-type="float">
            <text:p>2111.33333333333</text:p>
          </table:table-cell>
          <table:table-cell table:formula="of:=AVERAGE([.B118:.B138])" office:value-type="float" office:value="2110.33333333333" calcext:value-type="float">
            <text:p>2110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6" calcext:value-type="date">
            <text:p>26-Oct-2008</text:p>
          </table:table-cell>
          <table:table-cell table:style-name="ce5" office:value-type="float" office:value="2181" calcext:value-type="float">
            <text:p>2181</text:p>
          </table:table-cell>
          <table:table-cell table:formula="of:=AVERAGE([.B126:.B132])" office:value-type="float" office:value="2080.28571428571" calcext:value-type="float">
            <text:p>2080.28571428571</text:p>
          </table:table-cell>
          <table:table-cell table:formula="of:=AVERAGE([.B128:.B130])" office:value-type="float" office:value="2060.33333333333" calcext:value-type="float">
            <text:p>2060.33333333333</text:p>
          </table:table-cell>
          <table:table-cell table:formula="of:=AVERAGE([.B119:.B139])" office:value-type="float" office:value="2102.95238095238" calcext:value-type="float">
            <text:p>2102.9523809523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7" calcext:value-type="date">
            <text:p>27-Oct-2008</text:p>
          </table:table-cell>
          <table:table-cell table:style-name="ce5" office:value-type="float" office:value="2065" calcext:value-type="float">
            <text:p>2065</text:p>
          </table:table-cell>
          <table:table-cell table:formula="of:=AVERAGE([.B127:.B133])" office:value-type="float" office:value="2066" calcext:value-type="float">
            <text:p>2066</text:p>
          </table:table-cell>
          <table:table-cell table:formula="of:=AVERAGE([.B129:.B131])" office:value-type="float" office:value="2062.33333333333" calcext:value-type="float">
            <text:p>2062.33333333333</text:p>
          </table:table-cell>
          <table:table-cell table:formula="of:=AVERAGE([.B120:.B140])" office:value-type="float" office:value="2088.7619047619" calcext:value-type="float">
            <text:p>2088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8" calcext:value-type="date">
            <text:p>28-Oct-2008</text:p>
          </table:table-cell>
          <table:table-cell table:style-name="ce5" office:value-type="float" office:value="1941" calcext:value-type="float">
            <text:p>1941</text:p>
          </table:table-cell>
          <table:table-cell table:formula="of:=AVERAGE([.B128:.B134])" office:value-type="float" office:value="2036" calcext:value-type="float">
            <text:p>2036</text:p>
          </table:table-cell>
          <table:table-cell table:formula="of:=AVERAGE([.B130:.B132])" office:value-type="float" office:value="2019" calcext:value-type="float">
            <text:p>2019</text:p>
          </table:table-cell>
          <table:table-cell table:formula="of:=AVERAGE([.B121:.B141])" office:value-type="float" office:value="2083.85714285714" calcext:value-type="float">
            <text:p>2083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29" calcext:value-type="date">
            <text:p>29-Oct-2008</text:p>
          </table:table-cell>
          <table:table-cell table:style-name="ce5" office:value-type="float" office:value="2051" calcext:value-type="float">
            <text:p>2051</text:p>
          </table:table-cell>
          <table:table-cell table:formula="of:=AVERAGE([.B129:.B135])" office:value-type="float" office:value="2055.42857142857" calcext:value-type="float">
            <text:p>2055.42857142857</text:p>
          </table:table-cell>
          <table:table-cell table:formula="of:=AVERAGE([.B131:.B133])" office:value-type="float" office:value="2021" calcext:value-type="float">
            <text:p>2021</text:p>
          </table:table-cell>
          <table:table-cell table:formula="of:=AVERAGE([.B122:.B142])" office:value-type="float" office:value="2095.95238095238" calcext:value-type="float">
            <text:p>2095.9523809523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30" calcext:value-type="date">
            <text:p>30-Oct-2008</text:p>
          </table:table-cell>
          <table:table-cell table:style-name="ce5" office:value-type="float" office:value="2071" calcext:value-type="float">
            <text:p>2071</text:p>
          </table:table-cell>
          <table:table-cell table:formula="of:=AVERAGE([.B130:.B136])" office:value-type="float" office:value="2073.28571428571" calcext:value-type="float">
            <text:p>2073.28571428571</text:p>
          </table:table-cell>
          <table:table-cell table:formula="of:=AVERAGE([.B132:.B134])" office:value-type="float" office:value="2043.33333333333" calcext:value-type="float">
            <text:p>2043.33333333333</text:p>
          </table:table-cell>
          <table:table-cell table:formula="of:=AVERAGE([.B123:.B143])" office:value-type="float" office:value="2069.61904761905" calcext:value-type="float">
            <text:p>2069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0-31" calcext:value-type="date">
            <text:p>31-Oct-2008</text:p>
          </table:table-cell>
          <table:table-cell table:style-name="ce5" office:value-type="float" office:value="2008" calcext:value-type="float">
            <text:p>2008</text:p>
          </table:table-cell>
          <table:table-cell table:formula="of:=AVERAGE([.B131:.B137])" office:value-type="float" office:value="2093" calcext:value-type="float">
            <text:p>2093</text:p>
          </table:table-cell>
          <table:table-cell table:formula="of:=AVERAGE([.B133:.B135])" office:value-type="float" office:value="2050" calcext:value-type="float">
            <text:p>2050</text:p>
          </table:table-cell>
          <table:table-cell table:formula="of:=AVERAGE([.B124:.B144])" office:value-type="float" office:value="2075.52380952381" calcext:value-type="float">
            <text:p>2075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1" calcext:value-type="date">
            <text:p>1-Nov-2008</text:p>
          </table:table-cell>
          <table:table-cell table:style-name="ce5" office:value-type="float" office:value="2071" calcext:value-type="float">
            <text:p>2071</text:p>
          </table:table-cell>
          <table:table-cell table:formula="of:=AVERAGE([.B132:.B138])" office:value-type="float" office:value="2067.14285714286" calcext:value-type="float">
            <text:p>2067.14285714286</text:p>
          </table:table-cell>
          <table:table-cell table:formula="of:=AVERAGE([.B134:.B136])" office:value-type="float" office:value="2128.33333333333" calcext:value-type="float">
            <text:p>2128.33333333333</text:p>
          </table:table-cell>
          <table:table-cell table:formula="of:=AVERAGE([.B125:.B145])" office:value-type="float" office:value="2051" calcext:value-type="float">
            <text:p>205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2" calcext:value-type="date">
            <text:p>2-Nov-2008</text:p>
          </table:table-cell>
          <table:table-cell table:style-name="ce5" office:value-type="float" office:value="2306" calcext:value-type="float">
            <text:p>2306</text:p>
          </table:table-cell>
          <table:table-cell table:formula="of:=AVERAGE([.B133:.B139])" office:value-type="float" office:value="2087.28571428571" calcext:value-type="float">
            <text:p>2087.28571428571</text:p>
          </table:table-cell>
          <table:table-cell table:formula="of:=AVERAGE([.B135:.B137])" office:value-type="float" office:value="2193.33333333333" calcext:value-type="float">
            <text:p>2193.33333333333</text:p>
          </table:table-cell>
          <table:table-cell table:formula="of:=AVERAGE([.B126:.B146])" office:value-type="float" office:value="2055.57142857143" calcext:value-type="float">
            <text:p>2055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3" calcext:value-type="date">
            <text:p>3-Nov-2008</text:p>
          </table:table-cell>
          <table:table-cell table:style-name="ce5" office:value-type="float" office:value="2203" calcext:value-type="float">
            <text:p>2203</text:p>
          </table:table-cell>
          <table:table-cell table:formula="of:=AVERAGE([.B134:.B140])" office:value-type="float" office:value="2078.14285714286" calcext:value-type="float">
            <text:p>2078.14285714286</text:p>
          </table:table-cell>
          <table:table-cell table:formula="of:=AVERAGE([.B136:.B138])" office:value-type="float" office:value="2089.66666666667" calcext:value-type="float">
            <text:p>2089.66666666667</text:p>
          </table:table-cell>
          <table:table-cell table:formula="of:=AVERAGE([.B127:.B147])" office:value-type="float" office:value="2050" calcext:value-type="float">
            <text:p>2050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4" calcext:value-type="date">
            <text:p>4-Nov-2008</text:p>
          </table:table-cell>
          <table:table-cell table:style-name="ce5" office:value-type="float" office:value="1760" calcext:value-type="float">
            <text:p>1760</text:p>
          </table:table-cell>
          <table:table-cell table:formula="of:=AVERAGE([.B135:.B141])" office:value-type="float" office:value="2097.42857142857" calcext:value-type="float">
            <text:p>2097.42857142857</text:p>
          </table:table-cell>
          <table:table-cell table:formula="of:=AVERAGE([.B137:.B139])" office:value-type="float" office:value="2051.66666666667" calcext:value-type="float">
            <text:p>2051.66666666667</text:p>
          </table:table-cell>
          <table:table-cell table:formula="of:=AVERAGE([.B128:.B148])" office:value-type="float" office:value="2044.04761904762" calcext:value-type="float">
            <text:p>2044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5" calcext:value-type="date">
            <text:p>5-Nov-2008</text:p>
          </table:table-cell>
          <table:table-cell table:style-name="ce5" office:value-type="float" office:value="2192" calcext:value-type="float">
            <text:p>2192</text:p>
          </table:table-cell>
          <table:table-cell table:formula="of:=AVERAGE([.B136:.B142])" office:value-type="float" office:value="2121.85714285714" calcext:value-type="float">
            <text:p>2121.85714285714</text:p>
          </table:table-cell>
          <table:table-cell table:formula="of:=AVERAGE([.B138:.B140])" office:value-type="float" office:value="1986.33333333333" calcext:value-type="float">
            <text:p>1986.33333333333</text:p>
          </table:table-cell>
          <table:table-cell table:formula="of:=AVERAGE([.B129:.B149])" office:value-type="float" office:value="2041.28571428571" calcext:value-type="float">
            <text:p>2041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6" calcext:value-type="date">
            <text:p>6-Nov-2008</text:p>
          </table:table-cell>
          <table:table-cell table:style-name="ce5" office:value-type="float" office:value="2007" calcext:value-type="float">
            <text:p>2007</text:p>
          </table:table-cell>
          <table:table-cell table:formula="of:=AVERAGE([.B137:.B143])" office:value-type="float" office:value="2033.71428571429" calcext:value-type="float">
            <text:p>2033.71428571429</text:p>
          </table:table-cell>
          <table:table-cell table:formula="of:=AVERAGE([.B139:.B141])" office:value-type="float" office:value="2114" calcext:value-type="float">
            <text:p>2114</text:p>
          </table:table-cell>
          <table:table-cell table:formula="of:=AVERAGE([.B130:.B150])" office:value-type="float" office:value="2035.09523809524" calcext:value-type="float">
            <text:p>2035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7" calcext:value-type="date">
            <text:p>7-Nov-2008</text:p>
          </table:table-cell>
          <table:table-cell table:style-name="ce5" office:value-type="float" office:value="2143" calcext:value-type="float">
            <text:p>2143</text:p>
          </table:table-cell>
          <table:table-cell table:formula="of:=AVERAGE([.B138:.B144])" office:value-type="float" office:value="2014.28571428571" calcext:value-type="float">
            <text:p>2014.28571428571</text:p>
          </table:table-cell>
          <table:table-cell table:formula="of:=AVERAGE([.B140:.B142])" office:value-type="float" office:value="2130.66666666667" calcext:value-type="float">
            <text:p>2130.66666666667</text:p>
          </table:table-cell>
          <table:table-cell table:formula="of:=AVERAGE([.B131:.B151])" office:value-type="float" office:value="2032.09523809524" calcext:value-type="float">
            <text:p>2032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8" calcext:value-type="date">
            <text:p>8-Nov-2008</text:p>
          </table:table-cell>
          <table:table-cell table:style-name="ce5" office:value-type="float" office:value="2242" calcext:value-type="float">
            <text:p>2242</text:p>
          </table:table-cell>
          <table:table-cell table:formula="of:=AVERAGE([.B139:.B145])" office:value-type="float" office:value="2023.57142857143" calcext:value-type="float">
            <text:p>2023.57142857143</text:p>
          </table:table-cell>
          <table:table-cell table:formula="of:=AVERAGE([.B141:.B143])" office:value-type="float" office:value="2024.66666666667" calcext:value-type="float">
            <text:p>2024.66666666667</text:p>
          </table:table-cell>
          <table:table-cell table:formula="of:=AVERAGE([.B132:.B152])" office:value-type="float" office:value="2022.2380952381" calcext:value-type="float">
            <text:p>2022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09" calcext:value-type="date">
            <text:p>9-Nov-2008</text:p>
          </table:table-cell>
          <table:table-cell table:style-name="ce5" office:value-type="float" office:value="1689" calcext:value-type="float">
            <text:p>1689</text:p>
          </table:table-cell>
          <table:table-cell table:formula="of:=AVERAGE([.B140:.B146])" office:value-type="float" office:value="1999.14285714286" calcext:value-type="float">
            <text:p>1999.14285714286</text:p>
          </table:table-cell>
          <table:table-cell table:formula="of:=AVERAGE([.B142:.B144])" office:value-type="float" office:value="1999.33333333333" calcext:value-type="float">
            <text:p>1999.33333333333</text:p>
          </table:table-cell>
          <table:table-cell table:formula="of:=AVERAGE([.B133:.B153])" office:value-type="float" office:value="2027.33333333333" calcext:value-type="float">
            <text:p>2027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0" calcext:value-type="date">
            <text:p>10-Nov-2008</text:p>
          </table:table-cell>
          <table:table-cell table:style-name="ce5" office:value-type="float" office:value="2067" calcext:value-type="float">
            <text:p>2067</text:p>
          </table:table-cell>
          <table:table-cell table:formula="of:=AVERAGE([.B141:.B147])" office:value-type="float" office:value="2005.85714285714" calcext:value-type="float">
            <text:p>2005.85714285714</text:p>
          </table:table-cell>
          <table:table-cell table:formula="of:=AVERAGE([.B143:.B145])" office:value-type="float" office:value="1860.33333333333" calcext:value-type="float">
            <text:p>1860.33333333333</text:p>
          </table:table-cell>
          <table:table-cell table:formula="of:=AVERAGE([.B134:.B154])" office:value-type="float" office:value="2024.2380952381" calcext:value-type="float">
            <text:p>2024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1" calcext:value-type="date">
            <text:p>11-Nov-2008</text:p>
          </table:table-cell>
          <table:table-cell table:style-name="ce5" office:value-type="float" office:value="1825" calcext:value-type="float">
            <text:p>1825</text:p>
          </table:table-cell>
          <table:table-cell table:formula="of:=AVERAGE([.B142:.B148])" office:value-type="float" office:value="1998.71428571429" calcext:value-type="float">
            <text:p>1998.71428571429</text:p>
          </table:table-cell>
          <table:table-cell table:formula="of:=AVERAGE([.B144:.B146])" office:value-type="float" office:value="1971" calcext:value-type="float">
            <text:p>1971</text:p>
          </table:table-cell>
          <table:table-cell table:formula="of:=AVERAGE([.B135:.B155])" office:value-type="float" office:value="2031.09523809524" calcext:value-type="float">
            <text:p>2031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2" calcext:value-type="date">
            <text:p>12-Nov-2008</text:p>
          </table:table-cell>
          <table:table-cell table:style-name="ce5" office:value-type="float" office:value="2021" calcext:value-type="float">
            <text:p>2021</text:p>
          </table:table-cell>
          <table:table-cell table:formula="of:=AVERAGE([.B143:.B149])" office:value-type="float" office:value="1946.57142857143" calcext:value-type="float">
            <text:p>1946.57142857143</text:p>
          </table:table-cell>
          <table:table-cell table:formula="of:=AVERAGE([.B145:.B147])" office:value-type="float" office:value="1966.66666666667" calcext:value-type="float">
            <text:p>1966.66666666667</text:p>
          </table:table-cell>
          <table:table-cell table:formula="of:=AVERAGE([.B136:.B156])" office:value-type="float" office:value="2011.85714285714" calcext:value-type="float">
            <text:p>2011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3" calcext:value-type="date">
            <text:p>13-Nov-2008</text:p>
          </table:table-cell>
          <table:table-cell table:style-name="ce5" office:value-type="float" office:value="2054" calcext:value-type="float">
            <text:p>2054</text:p>
          </table:table-cell>
          <table:table-cell table:formula="of:=AVERAGE([.B144:.B150])" office:value-type="float" office:value="1998.28571428571" calcext:value-type="float">
            <text:p>1998.28571428571</text:p>
          </table:table-cell>
          <table:table-cell table:formula="of:=AVERAGE([.B146:.B148])" office:value-type="float" office:value="2056" calcext:value-type="float">
            <text:p>2056</text:p>
          </table:table-cell>
          <table:table-cell table:formula="of:=AVERAGE([.B137:.B157])" office:value-type="float" office:value="1992.66666666667" calcext:value-type="float">
            <text:p>1992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4" calcext:value-type="date">
            <text:p>14-Nov-2008</text:p>
          </table:table-cell>
          <table:table-cell table:style-name="ce5" office:value-type="float" office:value="2093" calcext:value-type="float">
            <text:p>2093</text:p>
          </table:table-cell>
          <table:table-cell table:formula="of:=AVERAGE([.B145:.B151])" office:value-type="float" office:value="1989" calcext:value-type="float">
            <text:p>1989</text:p>
          </table:table-cell>
          <table:table-cell table:formula="of:=AVERAGE([.B147:.B149])" office:value-type="float" office:value="2008" calcext:value-type="float">
            <text:p>2008</text:p>
          </table:table-cell>
          <table:table-cell table:formula="of:=AVERAGE([.B138:.B158])" office:value-type="float" office:value="1987.2380952381" calcext:value-type="float">
            <text:p>1987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5" calcext:value-type="date">
            <text:p>15-Nov-2008</text:p>
          </table:table-cell>
          <table:table-cell table:style-name="ce5" office:value-type="float" office:value="1877" calcext:value-type="float">
            <text:p>1877</text:p>
          </table:table-cell>
          <table:table-cell table:formula="of:=AVERAGE([.B146:.B152])" office:value-type="float" office:value="1976" calcext:value-type="float">
            <text:p>1976</text:p>
          </table:table-cell>
          <table:table-cell table:formula="of:=AVERAGE([.B148:.B150])" office:value-type="float" office:value="2007" calcext:value-type="float">
            <text:p>2007</text:p>
          </table:table-cell>
          <table:table-cell table:formula="of:=AVERAGE([.B139:.B159])" office:value-type="float" office:value="1997" calcext:value-type="float">
            <text:p>199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6" calcext:value-type="date">
            <text:p>16-Nov-2008</text:p>
          </table:table-cell>
          <table:table-cell table:style-name="ce5" office:value-type="float" office:value="2051" calcext:value-type="float">
            <text:p>2051</text:p>
          </table:table-cell>
          <table:table-cell table:formula="of:=AVERAGE([.B147:.B153])" office:value-type="float" office:value="1995.57142857143" calcext:value-type="float">
            <text:p>1995.57142857143</text:p>
          </table:table-cell>
          <table:table-cell table:formula="of:=AVERAGE([.B149:.B151])" office:value-type="float" office:value="1976.66666666667" calcext:value-type="float">
            <text:p>1976.66666666667</text:p>
          </table:table-cell>
          <table:table-cell table:formula="of:=AVERAGE([.B140:.B160])" office:value-type="float" office:value="1988.38095238095" calcext:value-type="float">
            <text:p>1988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7" calcext:value-type="date">
            <text:p>17-Nov-2008</text:p>
          </table:table-cell>
          <table:table-cell table:style-name="ce5" office:value-type="float" office:value="2002" calcext:value-type="float">
            <text:p>2002</text:p>
          </table:table-cell>
          <table:table-cell table:formula="of:=AVERAGE([.B148:.B154])" office:value-type="float" office:value="1988.71428571429" calcext:value-type="float">
            <text:p>1988.71428571429</text:p>
          </table:table-cell>
          <table:table-cell table:formula="of:=AVERAGE([.B150:.B152])" office:value-type="float" office:value="1929" calcext:value-type="float">
            <text:p>1929</text:p>
          </table:table-cell>
          <table:table-cell table:formula="of:=AVERAGE([.B141:.B161])" office:value-type="float" office:value="1991.90476190476" calcext:value-type="float">
            <text:p>1991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8" calcext:value-type="date">
            <text:p>18-Nov-2008</text:p>
          </table:table-cell>
          <table:table-cell table:style-name="ce5" office:value-type="float" office:value="1734" calcext:value-type="float">
            <text:p>1734</text:p>
          </table:table-cell>
          <table:table-cell table:formula="of:=AVERAGE([.B149:.B155])" office:value-type="float" office:value="1997.14285714286" calcext:value-type="float">
            <text:p>1997.14285714286</text:p>
          </table:table-cell>
          <table:table-cell table:formula="of:=AVERAGE([.B151:.B153])" office:value-type="float" office:value="1964.66666666667" calcext:value-type="float">
            <text:p>1964.66666666667</text:p>
          </table:table-cell>
          <table:table-cell table:formula="of:=AVERAGE([.B142:.B162])" office:value-type="float" office:value="1992.80952380952" calcext:value-type="float">
            <text:p>1992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19" calcext:value-type="date">
            <text:p>19-Nov-2008</text:p>
          </table:table-cell>
          <table:table-cell table:style-name="ce5" office:value-type="float" office:value="2158" calcext:value-type="float">
            <text:p>2158</text:p>
          </table:table-cell>
          <table:table-cell table:formula="of:=AVERAGE([.B150:.B156])" office:value-type="float" office:value="1967.14285714286" calcext:value-type="float">
            <text:p>1967.14285714286</text:p>
          </table:table-cell>
          <table:table-cell table:formula="of:=AVERAGE([.B152:.B154])" office:value-type="float" office:value="1966" calcext:value-type="float">
            <text:p>1966</text:p>
          </table:table-cell>
          <table:table-cell table:formula="of:=AVERAGE([.B143:.B163])" office:value-type="float" office:value="1971.47619047619" calcext:value-type="float">
            <text:p>1971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0" calcext:value-type="date">
            <text:p>20-Nov-2008</text:p>
          </table:table-cell>
          <table:table-cell table:style-name="ce5" office:value-type="float" office:value="2006" calcext:value-type="float">
            <text:p>2006</text:p>
          </table:table-cell>
          <table:table-cell table:formula="of:=AVERAGE([.B151:.B157])" office:value-type="float" office:value="1946" calcext:value-type="float">
            <text:p>1946</text:p>
          </table:table-cell>
          <table:table-cell table:formula="of:=AVERAGE([.B153:.B155])" office:value-type="float" office:value="2105.33333333333" calcext:value-type="float">
            <text:p>2105.33333333333</text:p>
          </table:table-cell>
          <table:table-cell table:formula="of:=AVERAGE([.B144:.B164])" office:value-type="float" office:value="1998.95238095238" calcext:value-type="float">
            <text:p>1998.9523809523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1" calcext:value-type="date">
            <text:p>21-Nov-2008</text:p>
          </table:table-cell>
          <table:table-cell table:style-name="ce5" office:value-type="float" office:value="2152" calcext:value-type="float">
            <text:p>2152</text:p>
          </table:table-cell>
          <table:table-cell table:formula="of:=AVERAGE([.B152:.B158])" office:value-type="float" office:value="1958.42857142857" calcext:value-type="float">
            <text:p>1958.42857142857</text:p>
          </table:table-cell>
          <table:table-cell table:formula="of:=AVERAGE([.B154:.B156])" office:value-type="float" office:value="1941.66666666667" calcext:value-type="float">
            <text:p>1941.66666666667</text:p>
          </table:table-cell>
          <table:table-cell table:formula="of:=AVERAGE([.B145:.B165])" office:value-type="float" office:value="1993.7619047619" calcext:value-type="float">
            <text:p>1993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2" calcext:value-type="date">
            <text:p>22-Nov-2008</text:p>
          </table:table-cell>
          <table:table-cell table:style-name="ce5" office:value-type="float" office:value="1667" calcext:value-type="float">
            <text:p>1667</text:p>
          </table:table-cell>
          <table:table-cell table:formula="of:=AVERAGE([.B153:.B159])" office:value-type="float" office:value="1991.42857142857" calcext:value-type="float">
            <text:p>1991.42857142857</text:p>
          </table:table-cell>
          <table:table-cell table:formula="of:=AVERAGE([.B155:.B157])" office:value-type="float" office:value="1907.33333333333" calcext:value-type="float">
            <text:p>1907.33333333333</text:p>
          </table:table-cell>
          <table:table-cell table:formula="of:=AVERAGE([.B146:.B166])" office:value-type="float" office:value="1996.7619047619" calcext:value-type="float">
            <text:p>1996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3" calcext:value-type="date">
            <text:p>23-Nov-2008</text:p>
          </table:table-cell>
          <table:table-cell table:style-name="ce5" office:value-type="float" office:value="1903" calcext:value-type="float">
            <text:p>1903</text:p>
          </table:table-cell>
          <table:table-cell table:formula="of:=AVERAGE([.B154:.B160])" office:value-type="float" office:value="1970.42857142857" calcext:value-type="float">
            <text:p>1970.42857142857</text:p>
          </table:table-cell>
          <table:table-cell table:formula="of:=AVERAGE([.B156:.B158])" office:value-type="float" office:value="1886.33333333333" calcext:value-type="float">
            <text:p>1886.33333333333</text:p>
          </table:table-cell>
          <table:table-cell table:formula="of:=AVERAGE([.B147:.B167])" office:value-type="float" office:value="1998.7619047619" calcext:value-type="float">
            <text:p>1998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4" calcext:value-type="date">
            <text:p>24-Nov-2008</text:p>
          </table:table-cell>
          <table:table-cell table:style-name="ce5" office:value-type="float" office:value="2089" calcext:value-type="float">
            <text:p>2089</text:p>
          </table:table-cell>
          <table:table-cell table:formula="of:=AVERAGE([.B155:.B161])" office:value-type="float" office:value="1981.14285714286" calcext:value-type="float">
            <text:p>1981.14285714286</text:p>
          </table:table-cell>
          <table:table-cell table:formula="of:=AVERAGE([.B157:.B159])" office:value-type="float" office:value="1985.66666666667" calcext:value-type="float">
            <text:p>1985.66666666667</text:p>
          </table:table-cell>
          <table:table-cell table:formula="of:=AVERAGE([.B148:.B168])" office:value-type="float" office:value="1985.52380952381" calcext:value-type="float">
            <text:p>1985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5" calcext:value-type="date">
            <text:p>25-Nov-2008</text:p>
          </table:table-cell>
          <table:table-cell table:style-name="ce5" office:value-type="float" office:value="1965" calcext:value-type="float">
            <text:p>1965</text:p>
          </table:table-cell>
          <table:table-cell table:formula="of:=AVERAGE([.B156:.B162])" office:value-type="float" office:value="1982.57142857143" calcext:value-type="float">
            <text:p>1982.57142857143</text:p>
          </table:table-cell>
          <table:table-cell table:formula="of:=AVERAGE([.B158:.B160])" office:value-type="float" office:value="2021.66666666667" calcext:value-type="float">
            <text:p>2021.66666666667</text:p>
          </table:table-cell>
          <table:table-cell table:formula="of:=AVERAGE([.B149:.B169])" office:value-type="float" office:value="1991.71428571429" calcext:value-type="float">
            <text:p>1991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6" calcext:value-type="date">
            <text:p>26-Nov-2008</text:p>
          </table:table-cell>
          <table:table-cell table:style-name="ce5" office:value-type="float" office:value="2011" calcext:value-type="float">
            <text:p>2011</text:p>
          </table:table-cell>
          <table:table-cell table:formula="of:=AVERAGE([.B157:.B163])" office:value-type="float" office:value="2000.71428571429" calcext:value-type="float">
            <text:p>2000.71428571429</text:p>
          </table:table-cell>
          <table:table-cell table:formula="of:=AVERAGE([.B159:.B161])" office:value-type="float" office:value="2019" calcext:value-type="float">
            <text:p>2019</text:p>
          </table:table-cell>
          <table:table-cell table:formula="of:=AVERAGE([.B150:.B170])" office:value-type="float" office:value="2000.2380952381" calcext:value-type="float">
            <text:p>2000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7" calcext:value-type="date">
            <text:p>27-Nov-2008</text:p>
          </table:table-cell>
          <table:table-cell table:style-name="ce5" office:value-type="float" office:value="2081" calcext:value-type="float">
            <text:p>2081</text:p>
          </table:table-cell>
          <table:table-cell table:formula="of:=AVERAGE([.B158:.B164])" office:value-type="float" office:value="2052.57142857143" calcext:value-type="float">
            <text:p>2052.57142857143</text:p>
          </table:table-cell>
          <table:table-cell table:formula="of:=AVERAGE([.B160:.B162])" office:value-type="float" office:value="2084.66666666667" calcext:value-type="float">
            <text:p>2084.66666666667</text:p>
          </table:table-cell>
          <table:table-cell table:formula="of:=AVERAGE([.B151:.B171])" office:value-type="float" office:value="2005" calcext:value-type="float">
            <text:p>20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8" calcext:value-type="date">
            <text:p>28-Nov-2008</text:p>
          </table:table-cell>
          <table:table-cell table:style-name="ce5" office:value-type="float" office:value="2162" calcext:value-type="float">
            <text:p>2162</text:p>
          </table:table-cell>
          <table:table-cell table:formula="of:=AVERAGE([.B159:.B165])" office:value-type="float" office:value="2033.85714285714" calcext:value-type="float">
            <text:p>2033.85714285714</text:p>
          </table:table-cell>
          <table:table-cell table:formula="of:=AVERAGE([.B161:.B163])" office:value-type="float" office:value="2012.33333333333" calcext:value-type="float">
            <text:p>2012.33333333333</text:p>
          </table:table-cell>
          <table:table-cell table:formula="of:=AVERAGE([.B152:.B172])" office:value-type="float" office:value="2006.52380952381" calcext:value-type="float">
            <text:p>2006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29" calcext:value-type="date">
            <text:p>29-Nov-2008</text:p>
          </table:table-cell>
          <table:table-cell table:style-name="ce5" office:value-type="float" office:value="1794" calcext:value-type="float">
            <text:p>1794</text:p>
          </table:table-cell>
          <table:table-cell table:formula="of:=AVERAGE([.B160:.B166])" office:value-type="float" office:value="2022.85714285714" calcext:value-type="float">
            <text:p>2022.85714285714</text:p>
          </table:table-cell>
          <table:table-cell table:formula="of:=AVERAGE([.B162:.B164])" office:value-type="float" office:value="2074" calcext:value-type="float">
            <text:p>2074</text:p>
          </table:table-cell>
          <table:table-cell table:formula="of:=AVERAGE([.B153:.B173])" office:value-type="float" office:value="2021.71428571429" calcext:value-type="float">
            <text:p>2021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1-30" calcext:value-type="date">
            <text:p>30-Nov-2008</text:p>
          </table:table-cell>
          <table:table-cell table:style-name="ce5" office:value-type="float" office:value="2266" calcext:value-type="float">
            <text:p>2266</text:p>
          </table:table-cell>
          <table:table-cell table:formula="of:=AVERAGE([.B161:.B167])" office:value-type="float" office:value="2030.28571428571" calcext:value-type="float">
            <text:p>2030.28571428571</text:p>
          </table:table-cell>
          <table:table-cell table:formula="of:=AVERAGE([.B163:.B165])" office:value-type="float" office:value="2006" calcext:value-type="float">
            <text:p>2006</text:p>
          </table:table-cell>
          <table:table-cell table:formula="of:=AVERAGE([.B154:.B174])" office:value-type="float" office:value="2032.09523809524" calcext:value-type="float">
            <text:p>2032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1" calcext:value-type="date">
            <text:p>1-Dec-2008</text:p>
          </table:table-cell>
          <table:table-cell table:style-name="ce5" office:value-type="float" office:value="1958" calcext:value-type="float">
            <text:p>1958</text:p>
          </table:table-cell>
          <table:table-cell table:formula="of:=AVERAGE([.B162:.B168])" office:value-type="float" office:value="1986.71428571429" calcext:value-type="float">
            <text:p>1986.71428571429</text:p>
          </table:table-cell>
          <table:table-cell table:formula="of:=AVERAGE([.B164:.B166])" office:value-type="float" office:value="2037.33333333333" calcext:value-type="float">
            <text:p>2037.33333333333</text:p>
          </table:table-cell>
          <table:table-cell table:formula="of:=AVERAGE([.B155:.B175])" office:value-type="float" office:value="2044.80952380952" calcext:value-type="float">
            <text:p>2044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2" calcext:value-type="date">
            <text:p>2-Dec-2008</text:p>
          </table:table-cell>
          <table:table-cell table:style-name="ce5" office:value-type="float" office:value="1888" calcext:value-type="float">
            <text:p>1888</text:p>
          </table:table-cell>
          <table:table-cell table:formula="of:=AVERAGE([.B163:.B169])" office:value-type="float" office:value="1995.42857142857" calcext:value-type="float">
            <text:p>1995.42857142857</text:p>
          </table:table-cell>
          <table:table-cell table:formula="of:=AVERAGE([.B165:.B167])" office:value-type="float" office:value="1969.66666666667" calcext:value-type="float">
            <text:p>1969.66666666667</text:p>
          </table:table-cell>
          <table:table-cell table:formula="of:=AVERAGE([.B156:.B176])" office:value-type="float" office:value="2037.52380952381" calcext:value-type="float">
            <text:p>2037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3" calcext:value-type="date">
            <text:p>3-Dec-2008</text:p>
          </table:table-cell>
          <table:table-cell table:style-name="ce5" office:value-type="float" office:value="2063" calcext:value-type="float">
            <text:p>2063</text:p>
          </table:table-cell>
          <table:table-cell table:formula="of:=AVERAGE([.B164:.B170])" office:value-type="float" office:value="2032.85714285714" calcext:value-type="float">
            <text:p>2032.85714285714</text:p>
          </table:table-cell>
          <table:table-cell table:formula="of:=AVERAGE([.B166:.B168])" office:value-type="float" office:value="1909" calcext:value-type="float">
            <text:p>1909</text:p>
          </table:table-cell>
          <table:table-cell table:formula="of:=AVERAGE([.B157:.B177])" office:value-type="float" office:value="2045.33333333333" calcext:value-type="float">
            <text:p>2045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4" calcext:value-type="date">
            <text:p>4-Dec-2008</text:p>
          </table:table-cell>
          <table:table-cell table:style-name="ce5" office:value-type="float" office:value="1776" calcext:value-type="float">
            <text:p>1776</text:p>
          </table:table-cell>
          <table:table-cell table:formula="of:=AVERAGE([.B165:.B171])" office:value-type="float" office:value="2016.42857142857" calcext:value-type="float">
            <text:p>2016.42857142857</text:p>
          </table:table-cell>
          <table:table-cell table:formula="of:=AVERAGE([.B167:.B169])" office:value-type="float" office:value="2020.66666666667" calcext:value-type="float">
            <text:p>2020.66666666667</text:p>
          </table:table-cell>
          <table:table-cell table:formula="of:=AVERAGE([.B158:.B178])" office:value-type="float" office:value="2043.09523809524" calcext:value-type="float">
            <text:p>2043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5" calcext:value-type="date">
            <text:p>5-Dec-2008</text:p>
          </table:table-cell>
          <table:table-cell table:style-name="ce5" office:value-type="float" office:value="2223" calcext:value-type="float">
            <text:p>2223</text:p>
          </table:table-cell>
          <table:table-cell table:formula="of:=AVERAGE([.B166:.B172])" office:value-type="float" office:value="2027.28571428571" calcext:value-type="float">
            <text:p>2027.28571428571</text:p>
          </table:table-cell>
          <table:table-cell table:formula="of:=AVERAGE([.B168:.B170])" office:value-type="float" office:value="2018.33333333333" calcext:value-type="float">
            <text:p>2018.33333333333</text:p>
          </table:table-cell>
          <table:table-cell table:formula="of:=AVERAGE([.B159:.B179])" office:value-type="float" office:value="2046.57142857143" calcext:value-type="float">
            <text:p>2046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6" calcext:value-type="date">
            <text:p>6-Dec-2008</text:p>
          </table:table-cell>
          <table:table-cell table:style-name="ce5" office:value-type="float" office:value="2056" calcext:value-type="float">
            <text:p>2056</text:p>
          </table:table-cell>
          <table:table-cell table:formula="of:=AVERAGE([.B167:.B173])" office:value-type="float" office:value="2050.85714285714" calcext:value-type="float">
            <text:p>2050.85714285714</text:p>
          </table:table-cell>
          <table:table-cell table:formula="of:=AVERAGE([.B169:.B171])" office:value-type="float" office:value="2143.33333333333" calcext:value-type="float">
            <text:p>2143.33333333333</text:p>
          </table:table-cell>
          <table:table-cell table:formula="of:=AVERAGE([.B160:.B180])" office:value-type="float" office:value="2064.85714285714" calcext:value-type="float">
            <text:p>2064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7" calcext:value-type="date">
            <text:p>7-Dec-2008</text:p>
          </table:table-cell>
          <table:table-cell table:style-name="ce5" office:value-type="float" office:value="2151" calcext:value-type="float">
            <text:p>2151</text:p>
          </table:table-cell>
          <table:table-cell table:formula="of:=AVERAGE([.B168:.B174])" office:value-type="float" office:value="2095.57142857143" calcext:value-type="float">
            <text:p>2095.57142857143</text:p>
          </table:table-cell>
          <table:table-cell table:formula="of:=AVERAGE([.B170:.B172])" office:value-type="float" office:value="2080.33333333333" calcext:value-type="float">
            <text:p>2080.33333333333</text:p>
          </table:table-cell>
          <table:table-cell table:formula="of:=AVERAGE([.B161:.B181])" office:value-type="float" office:value="2079.66666666667" calcext:value-type="float">
            <text:p>2079.6666666666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8" calcext:value-type="date">
            <text:p>8-Dec-2008</text:p>
          </table:table-cell>
          <table:table-cell table:style-name="ce5" office:value-type="float" office:value="2034" calcext:value-type="float">
            <text:p>2034</text:p>
          </table:table-cell>
          <table:table-cell table:formula="of:=AVERAGE([.B169:.B175])" office:value-type="float" office:value="2166.57142857143" calcext:value-type="float">
            <text:p>2166.57142857143</text:p>
          </table:table-cell>
          <table:table-cell table:formula="of:=AVERAGE([.B171:.B173])" office:value-type="float" office:value="2079.33333333333" calcext:value-type="float">
            <text:p>2079.33333333333</text:p>
          </table:table-cell>
          <table:table-cell table:formula="of:=AVERAGE([.B162:.B182])" office:value-type="float" office:value="2092.33333333333" calcext:value-type="float">
            <text:p>2092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09" calcext:value-type="date">
            <text:p>9-Dec-2008</text:p>
          </table:table-cell>
          <table:table-cell table:style-name="ce5" office:value-type="float" office:value="2053" calcext:value-type="float">
            <text:p>2053</text:p>
          </table:table-cell>
          <table:table-cell table:formula="of:=AVERAGE([.B170:.B176])" office:value-type="float" office:value="2134.57142857143" calcext:value-type="float">
            <text:p>2134.57142857143</text:p>
          </table:table-cell>
          <table:table-cell table:formula="of:=AVERAGE([.B172:.B174])" office:value-type="float" office:value="2154.33333333333" calcext:value-type="float">
            <text:p>2154.33333333333</text:p>
          </table:table-cell>
          <table:table-cell table:formula="of:=AVERAGE([.B163:.B183])" office:value-type="float" office:value="2096.7619047619" calcext:value-type="float">
            <text:p>2096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0" calcext:value-type="date">
            <text:p>10-Dec-2008</text:p>
          </table:table-cell>
          <table:table-cell table:style-name="ce5" office:value-type="float" office:value="2376" calcext:value-type="float">
            <text:p>2376</text:p>
          </table:table-cell>
          <table:table-cell table:formula="of:=AVERAGE([.B171:.B177])" office:value-type="float" office:value="2102.42857142857" calcext:value-type="float">
            <text:p>2102.42857142857</text:p>
          </table:table-cell>
          <table:table-cell table:formula="of:=AVERAGE([.B173:.B175])" office:value-type="float" office:value="2234" calcext:value-type="float">
            <text:p>2234</text:p>
          </table:table-cell>
          <table:table-cell table:formula="of:=AVERAGE([.B164:.B184])" office:value-type="float" office:value="2128.04761904762" calcext:value-type="float">
            <text:p>2128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1" calcext:value-type="date">
            <text:p>11-Dec-2008</text:p>
          </table:table-cell>
          <table:table-cell table:style-name="ce5" office:value-type="float" office:value="2273" calcext:value-type="float">
            <text:p>2273</text:p>
          </table:table-cell>
          <table:table-cell table:formula="of:=AVERAGE([.B172:.B178])" office:value-type="float" office:value="2060.28571428571" calcext:value-type="float">
            <text:p>2060.28571428571</text:p>
          </table:table-cell>
          <table:table-cell table:formula="of:=AVERAGE([.B174:.B176])" office:value-type="float" office:value="2216" calcext:value-type="float">
            <text:p>2216</text:p>
          </table:table-cell>
          <table:table-cell table:formula="of:=AVERAGE([.B165:.B185])" office:value-type="float" office:value="2124.47619047619" calcext:value-type="float">
            <text:p>2124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2" calcext:value-type="date">
            <text:p>12-Dec-2008</text:p>
          </table:table-cell>
          <table:table-cell table:style-name="ce5" office:value-type="float" office:value="1999" calcext:value-type="float">
            <text:p>1999</text:p>
          </table:table-cell>
          <table:table-cell table:formula="of:=AVERAGE([.B173:.B179])" office:value-type="float" office:value="2078.57142857143" calcext:value-type="float">
            <text:p>2078.57142857143</text:p>
          </table:table-cell>
          <table:table-cell table:formula="of:=AVERAGE([.B175:.B177])" office:value-type="float" office:value="2034.33333333333" calcext:value-type="float">
            <text:p>2034.33333333333</text:p>
          </table:table-cell>
          <table:table-cell table:formula="of:=AVERAGE([.B166:.B186])" office:value-type="float" office:value="2129.80952380952" calcext:value-type="float">
            <text:p>2129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3" calcext:value-type="date">
            <text:p>13-Dec-2008</text:p>
          </table:table-cell>
          <table:table-cell table:style-name="ce5" office:value-type="float" office:value="1831" calcext:value-type="float">
            <text:p>1831</text:p>
          </table:table-cell>
          <table:table-cell table:formula="of:=AVERAGE([.B174:.B180])" office:value-type="float" office:value="2120.85714285714" calcext:value-type="float">
            <text:p>2120.85714285714</text:p>
          </table:table-cell>
          <table:table-cell table:formula="of:=AVERAGE([.B176:.B178])" office:value-type="float" office:value="1895.33333333333" calcext:value-type="float">
            <text:p>1895.33333333333</text:p>
          </table:table-cell>
          <table:table-cell table:formula="of:=AVERAGE([.B167:.B187])" office:value-type="float" office:value="2138.71428571429" calcext:value-type="float">
            <text:p>2138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4" calcext:value-type="date">
            <text:p>14-Dec-2008</text:p>
          </table:table-cell>
          <table:table-cell table:style-name="ce5" office:value-type="float" office:value="1856" calcext:value-type="float">
            <text:p>1856</text:p>
          </table:table-cell>
          <table:table-cell table:formula="of:=AVERAGE([.B175:.B181])" office:value-type="float" office:value="2113.14285714286" calcext:value-type="float">
            <text:p>2113.14285714286</text:p>
          </table:table-cell>
          <table:table-cell table:formula="of:=AVERAGE([.B177:.B179])" office:value-type="float" office:value="1949.66666666667" calcext:value-type="float">
            <text:p>1949.66666666667</text:p>
          </table:table-cell>
          <table:table-cell table:formula="of:=AVERAGE([.B168:.B188])" office:value-type="float" office:value="2143.61904761905" calcext:value-type="float">
            <text:p>2143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5" calcext:value-type="date">
            <text:p>15-Dec-2008</text:p>
          </table:table-cell>
          <table:table-cell table:style-name="ce5" office:value-type="float" office:value="2162" calcext:value-type="float">
            <text:p>2162</text:p>
          </table:table-cell>
          <table:table-cell table:formula="of:=AVERAGE([.B176:.B182])" office:value-type="float" office:value="2123.71428571429" calcext:value-type="float">
            <text:p>2123.71428571429</text:p>
          </table:table-cell>
          <table:table-cell table:formula="of:=AVERAGE([.B178:.B180])" office:value-type="float" office:value="2122.33333333333" calcext:value-type="float">
            <text:p>2122.33333333333</text:p>
          </table:table-cell>
          <table:table-cell table:formula="of:=AVERAGE([.B169:.B189])" office:value-type="float" office:value="2177.04761904762" calcext:value-type="float">
            <text:p>2177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6" calcext:value-type="date">
            <text:p>16-Dec-2008</text:p>
          </table:table-cell>
          <table:table-cell table:style-name="ce5" office:value-type="float" office:value="2349" calcext:value-type="float">
            <text:p>2349</text:p>
          </table:table-cell>
          <table:table-cell table:formula="of:=AVERAGE([.B177:.B183])" office:value-type="float" office:value="2160.28571428571" calcext:value-type="float">
            <text:p>2160.28571428571</text:p>
          </table:table-cell>
          <table:table-cell table:formula="of:=AVERAGE([.B179:.B181])" office:value-type="float" office:value="2277.66666666667" calcext:value-type="float">
            <text:p>2277.66666666667</text:p>
          </table:table-cell>
          <table:table-cell table:formula="of:=AVERAGE([.B170:.B190])" office:value-type="float" office:value="2167.33333333333" calcext:value-type="float">
            <text:p>2167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7" calcext:value-type="date">
            <text:p>17-Dec-2008</text:p>
          </table:table-cell>
          <table:table-cell table:style-name="ce5" office:value-type="float" office:value="2322" calcext:value-type="float">
            <text:p>2322</text:p>
          </table:table-cell>
          <table:table-cell table:formula="of:=AVERAGE([.B178:.B184])" office:value-type="float" office:value="2248.85714285714" calcext:value-type="float">
            <text:p>2248.85714285714</text:p>
          </table:table-cell>
          <table:table-cell table:formula="of:=AVERAGE([.B180:.B182])" office:value-type="float" office:value="2339.33333333333" calcext:value-type="float">
            <text:p>2339.33333333333</text:p>
          </table:table-cell>
          <table:table-cell table:formula="of:=AVERAGE([.B171:.B191])" office:value-type="float" office:value="2170.2380952381" calcext:value-type="float">
            <text:p>2170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8" calcext:value-type="date">
            <text:p>18-Dec-2008</text:p>
          </table:table-cell>
          <table:table-cell table:style-name="ce5" office:value-type="float" office:value="2347" calcext:value-type="float">
            <text:p>2347</text:p>
          </table:table-cell>
          <table:table-cell table:formula="of:=AVERAGE([.B179:.B185])" office:value-type="float" office:value="2296.71428571429" calcext:value-type="float">
            <text:p>2296.71428571429</text:p>
          </table:table-cell>
          <table:table-cell table:formula="of:=AVERAGE([.B181:.B183])" office:value-type="float" office:value="2308" calcext:value-type="float">
            <text:p>2308</text:p>
          </table:table-cell>
          <table:table-cell table:formula="of:=AVERAGE([.B172:.B192])" office:value-type="float" office:value="2161.7619047619" calcext:value-type="float">
            <text:p>2161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19" calcext:value-type="date">
            <text:p>19-Dec-2008</text:p>
          </table:table-cell>
          <table:table-cell table:style-name="ce5" office:value-type="float" office:value="2255" calcext:value-type="float">
            <text:p>2255</text:p>
          </table:table-cell>
          <table:table-cell table:formula="of:=AVERAGE([.B180:.B186])" office:value-type="float" office:value="2283.57142857143" calcext:value-type="float">
            <text:p>2283.57142857143</text:p>
          </table:table-cell>
          <table:table-cell table:formula="of:=AVERAGE([.B182:.B184])" office:value-type="float" office:value="2351" calcext:value-type="float">
            <text:p>2351</text:p>
          </table:table-cell>
          <table:table-cell table:formula="of:=AVERAGE([.B173:.B193])" office:value-type="float" office:value="2165.71428571429" calcext:value-type="float">
            <text:p>2165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0" calcext:value-type="date">
            <text:p>20-Dec-2008</text:p>
          </table:table-cell>
          <table:table-cell table:style-name="ce5" office:value-type="float" office:value="2451" calcext:value-type="float">
            <text:p>2451</text:p>
          </table:table-cell>
          <table:table-cell table:formula="of:=AVERAGE([.B181:.B187])" office:value-type="float" office:value="2244.42857142857" calcext:value-type="float">
            <text:p>2244.42857142857</text:p>
          </table:table-cell>
          <table:table-cell table:formula="of:=AVERAGE([.B183:.B185])" office:value-type="float" office:value="2299" calcext:value-type="float">
            <text:p>2299</text:p>
          </table:table-cell>
          <table:table-cell table:formula="of:=AVERAGE([.B174:.B194])" office:value-type="float" office:value="2183.71428571429" calcext:value-type="float">
            <text:p>2183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1" calcext:value-type="date">
            <text:p>21-Dec-2008</text:p>
          </table:table-cell>
          <table:table-cell table:style-name="ce5" office:value-type="float" office:value="2191" calcext:value-type="float">
            <text:p>2191</text:p>
          </table:table-cell>
          <table:table-cell table:formula="of:=AVERAGE([.B182:.B188])" office:value-type="float" office:value="2222.14285714286" calcext:value-type="float">
            <text:p>2222.14285714286</text:p>
          </table:table-cell>
          <table:table-cell table:formula="of:=AVERAGE([.B184:.B186])" office:value-type="float" office:value="2237.33333333333" calcext:value-type="float">
            <text:p>2237.33333333333</text:p>
          </table:table-cell>
          <table:table-cell table:formula="of:=AVERAGE([.B175:.B195])" office:value-type="float" office:value="2177.14285714286" calcext:value-type="float">
            <text:p>2177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2" calcext:value-type="date">
            <text:p>22-Dec-2008</text:p>
          </table:table-cell>
          <table:table-cell table:style-name="ce5" office:value-type="float" office:value="2070" calcext:value-type="float">
            <text:p>2070</text:p>
          </table:table-cell>
          <table:table-cell table:formula="of:=AVERAGE([.B183:.B189])" office:value-type="float" office:value="2240.85714285714" calcext:value-type="float">
            <text:p>2240.85714285714</text:p>
          </table:table-cell>
          <table:table-cell table:formula="of:=AVERAGE([.B185:.B187])" office:value-type="float" office:value="2112" calcext:value-type="float">
            <text:p>2112</text:p>
          </table:table-cell>
          <table:table-cell table:formula="of:=AVERAGE([.B176:.B196])" office:value-type="float" office:value="2160.42857142857" calcext:value-type="float">
            <text:p>2160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3" calcext:value-type="date">
            <text:p>23-Dec-2008</text:p>
          </table:table-cell>
          <table:table-cell table:style-name="ce5" office:value-type="float" office:value="2075" calcext:value-type="float">
            <text:p>2075</text:p>
          </table:table-cell>
          <table:table-cell table:formula="of:=AVERAGE([.B184:.B190])" office:value-type="float" office:value="2207.14285714286" calcext:value-type="float">
            <text:p>2207.14285714286</text:p>
          </table:table-cell>
          <table:table-cell table:formula="of:=AVERAGE([.B186:.B188])" office:value-type="float" office:value="2103.66666666667" calcext:value-type="float">
            <text:p>2103.66666666667</text:p>
          </table:table-cell>
          <table:table-cell table:formula="of:=AVERAGE([.B177:.B197])" office:value-type="float" office:value="2175.52380952381" calcext:value-type="float">
            <text:p>2175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4" calcext:value-type="date">
            <text:p>24-Dec-2008</text:p>
          </table:table-cell>
          <table:table-cell table:style-name="ce5" office:value-type="float" office:value="2166" calcext:value-type="float">
            <text:p>2166</text:p>
          </table:table-cell>
          <table:table-cell table:formula="of:=AVERAGE([.B185:.B191])" office:value-type="float" office:value="2159.42857142857" calcext:value-type="float">
            <text:p>2159.42857142857</text:p>
          </table:table-cell>
          <table:table-cell table:formula="of:=AVERAGE([.B187:.B189])" office:value-type="float" office:value="2239.66666666667" calcext:value-type="float">
            <text:p>2239.66666666667</text:p>
          </table:table-cell>
          <table:table-cell table:formula="of:=AVERAGE([.B178:.B198])" office:value-type="float" office:value="2209.57142857143" calcext:value-type="float">
            <text:p>2209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5" calcext:value-type="date">
            <text:p>25-Dec-2008</text:p>
          </table:table-cell>
          <table:table-cell table:style-name="ce5" office:value-type="float" office:value="2478" calcext:value-type="float">
            <text:p>2478</text:p>
          </table:table-cell>
          <table:table-cell table:formula="of:=AVERAGE([.B186:.B192])" office:value-type="float" office:value="2128.28571428571" calcext:value-type="float">
            <text:p>2128.28571428571</text:p>
          </table:table-cell>
          <table:table-cell table:formula="of:=AVERAGE([.B188:.B190])" office:value-type="float" office:value="2221" calcext:value-type="float">
            <text:p>2221</text:p>
          </table:table-cell>
          <table:table-cell table:formula="of:=AVERAGE([.B179:.B199])" office:value-type="float" office:value="2232.38095238095" calcext:value-type="float">
            <text:p>2232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6" calcext:value-type="date">
            <text:p>26-Dec-2008</text:p>
          </table:table-cell>
          <table:table-cell table:style-name="ce5" office:value-type="float" office:value="2019" calcext:value-type="float">
            <text:p>2019</text:p>
          </table:table-cell>
          <table:table-cell table:formula="of:=AVERAGE([.B187:.B193])" office:value-type="float" office:value="2135" calcext:value-type="float">
            <text:p>2135</text:p>
          </table:table-cell>
          <table:table-cell table:formula="of:=AVERAGE([.B189:.B191])" office:value-type="float" office:value="2204.66666666667" calcext:value-type="float">
            <text:p>2204.66666666667</text:p>
          </table:table-cell>
          <table:table-cell table:formula="of:=AVERAGE([.B180:.B200])" office:value-type="float" office:value="2248.85714285714" calcext:value-type="float">
            <text:p>2248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7" calcext:value-type="date">
            <text:p>27-Dec-2008</text:p>
          </table:table-cell>
          <table:table-cell table:style-name="ce5" office:value-type="float" office:value="2117" calcext:value-type="float">
            <text:p>2117</text:p>
          </table:table-cell>
          <table:table-cell table:formula="of:=AVERAGE([.B188:.B194])" office:value-type="float" office:value="2185.85714285714" calcext:value-type="float">
            <text:p>2185.85714285714</text:p>
          </table:table-cell>
          <table:table-cell table:formula="of:=AVERAGE([.B190:.B192])" office:value-type="float" office:value="2036.33333333333" calcext:value-type="float">
            <text:p>2036.33333333333</text:p>
          </table:table-cell>
          <table:table-cell table:formula="of:=AVERAGE([.B181:.B201])" office:value-type="float" office:value="2245.28571428571" calcext:value-type="float">
            <text:p>2245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8" calcext:value-type="date">
            <text:p>28-Dec-2008</text:p>
          </table:table-cell>
          <table:table-cell table:style-name="ce5" office:value-type="float" office:value="1973" calcext:value-type="float">
            <text:p>1973</text:p>
          </table:table-cell>
          <table:table-cell table:formula="of:=AVERAGE([.B189:.B195])" office:value-type="float" office:value="2196.14285714286" calcext:value-type="float">
            <text:p>2196.14285714286</text:p>
          </table:table-cell>
          <table:table-cell table:formula="of:=AVERAGE([.B191:.B193])" office:value-type="float" office:value="2069" calcext:value-type="float">
            <text:p>2069</text:p>
          </table:table-cell>
          <table:table-cell table:formula="of:=AVERAGE([.B182:.B202])" office:value-type="float" office:value="2236.14285714286" calcext:value-type="float">
            <text:p>2236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29" calcext:value-type="date">
            <text:p>29-Dec-2008</text:p>
          </table:table-cell>
          <table:table-cell table:style-name="ce5" office:value-type="float" office:value="2117" calcext:value-type="float">
            <text:p>2117</text:p>
          </table:table-cell>
          <table:table-cell table:formula="of:=AVERAGE([.B190:.B196])" office:value-type="float" office:value="2116.71428571429" calcext:value-type="float">
            <text:p>2116.71428571429</text:p>
          </table:table-cell>
          <table:table-cell table:formula="of:=AVERAGE([.B192:.B194])" office:value-type="float" office:value="2173.66666666667" calcext:value-type="float">
            <text:p>2173.66666666667</text:p>
          </table:table-cell>
          <table:table-cell table:formula="of:=AVERAGE([.B183:.B203])" office:value-type="float" office:value="2231.19047619048" calcext:value-type="float">
            <text:p>2231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30" calcext:value-type="date">
            <text:p>30-Dec-2008</text:p>
          </table:table-cell>
          <table:table-cell table:style-name="ce5" office:value-type="float" office:value="2431" calcext:value-type="float">
            <text:p>2431</text:p>
          </table:table-cell>
          <table:table-cell table:formula="of:=AVERAGE([.B191:.B197])" office:value-type="float" office:value="2159.14285714286" calcext:value-type="float">
            <text:p>2159.14285714286</text:p>
          </table:table-cell>
          <table:table-cell table:formula="of:=AVERAGE([.B193:.B195])" office:value-type="float" office:value="2262" calcext:value-type="float">
            <text:p>2262</text:p>
          </table:table-cell>
          <table:table-cell table:formula="of:=AVERAGE([.B184:.B204])" office:value-type="float" office:value="2232.33333333333" calcext:value-type="float">
            <text:p>2232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8-12-31" calcext:value-type="date">
            <text:p>31-Dec-2008</text:p>
          </table:table-cell>
          <table:table-cell table:style-name="ce5" office:value-type="float" office:value="2238" calcext:value-type="float">
            <text:p>2238</text:p>
          </table:table-cell>
          <table:table-cell table:formula="of:=AVERAGE([.B192:.B198])" office:value-type="float" office:value="2220.42857142857" calcext:value-type="float">
            <text:p>2220.42857142857</text:p>
          </table:table-cell>
          <table:table-cell table:formula="of:=AVERAGE([.B194:.B196])" office:value-type="float" office:value="2197" calcext:value-type="float">
            <text:p>2197</text:p>
          </table:table-cell>
          <table:table-cell table:formula="of:=AVERAGE([.B185:.B205])" office:value-type="float" office:value="2204.47619047619" calcext:value-type="float">
            <text:p>2204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1" calcext:value-type="date">
            <text:p>1-Jan-2009</text:p>
          </table:table-cell>
          <table:table-cell table:style-name="ce5" office:value-type="float" office:value="1922" calcext:value-type="float">
            <text:p>1922</text:p>
          </table:table-cell>
          <table:table-cell table:formula="of:=AVERAGE([.B193:.B199])" office:value-type="float" office:value="2272.14285714286" calcext:value-type="float">
            <text:p>2272.14285714286</text:p>
          </table:table-cell>
          <table:table-cell table:formula="of:=AVERAGE([.B195:.B197])" office:value-type="float" office:value="2158.66666666667" calcext:value-type="float">
            <text:p>2158.66666666667</text:p>
          </table:table-cell>
          <table:table-cell table:formula="of:=AVERAGE([.B186:.B206])" office:value-type="float" office:value="2213.52380952381" calcext:value-type="float">
            <text:p>2213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2" calcext:value-type="date">
            <text:p>2-Jan-2009</text:p>
          </table:table-cell>
          <table:table-cell table:style-name="ce5" office:value-type="float" office:value="2316" calcext:value-type="float">
            <text:p>2316</text:p>
          </table:table-cell>
          <table:table-cell table:formula="of:=AVERAGE([.B194:.B200])" office:value-type="float" office:value="2328" calcext:value-type="float">
            <text:p>2328</text:p>
          </table:table-cell>
          <table:table-cell table:formula="of:=AVERAGE([.B196:.B198])" office:value-type="float" office:value="2261.33333333333" calcext:value-type="float">
            <text:p>2261.33333333333</text:p>
          </table:table-cell>
          <table:table-cell table:formula="of:=AVERAGE([.B187:.B207])" office:value-type="float" office:value="2225.2380952381" calcext:value-type="float">
            <text:p>2225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3" calcext:value-type="date">
            <text:p>3-Jan-2009</text:p>
          </table:table-cell>
          <table:table-cell table:style-name="ce5" office:value-type="float" office:value="2546" calcext:value-type="float">
            <text:p>2546</text:p>
          </table:table-cell>
          <table:table-cell table:formula="of:=AVERAGE([.B195:.B201])" office:value-type="float" office:value="2305.57142857143" calcext:value-type="float">
            <text:p>2305.57142857143</text:p>
          </table:table-cell>
          <table:table-cell table:formula="of:=AVERAGE([.B197:.B199])" office:value-type="float" office:value="2399" calcext:value-type="float">
            <text:p>2399</text:p>
          </table:table-cell>
          <table:table-cell table:formula="of:=AVERAGE([.B188:.B208])" office:value-type="float" office:value="2234.28571428571" calcext:value-type="float">
            <text:p>2234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4" calcext:value-type="date">
            <text:p>4-Jan-2009</text:p>
          </table:table-cell>
          <table:table-cell table:style-name="ce5" office:value-type="float" office:value="2335" calcext:value-type="float">
            <text:p>2335</text:p>
          </table:table-cell>
          <table:table-cell table:formula="of:=AVERAGE([.B196:.B202])" office:value-type="float" office:value="2290.14285714286" calcext:value-type="float">
            <text:p>2290.14285714286</text:p>
          </table:table-cell>
          <table:table-cell table:formula="of:=AVERAGE([.B198:.B200])" office:value-type="float" office:value="2463" calcext:value-type="float">
            <text:p>2463</text:p>
          </table:table-cell>
          <table:table-cell table:formula="of:=AVERAGE([.B189:.B209])" office:value-type="float" office:value="2229.28571428571" calcext:value-type="float">
            <text:p>2229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5" calcext:value-type="date">
            <text:p>5-Jan-2009</text:p>
          </table:table-cell>
          <table:table-cell table:style-name="ce5" office:value-type="float" office:value="2508" calcext:value-type="float">
            <text:p>2508</text:p>
          </table:table-cell>
          <table:table-cell table:formula="of:=AVERAGE([.B197:.B203])" office:value-type="float" office:value="2336" calcext:value-type="float">
            <text:p>2336</text:p>
          </table:table-cell>
          <table:table-cell table:formula="of:=AVERAGE([.B199:.B201])" office:value-type="float" office:value="2372.33333333333" calcext:value-type="float">
            <text:p>2372.33333333333</text:p>
          </table:table-cell>
          <table:table-cell table:formula="of:=AVERAGE([.B190:.B210])" office:value-type="float" office:value="2221.19047619048" calcext:value-type="float">
            <text:p>2221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6" calcext:value-type="date">
            <text:p>6-Jan-2009</text:p>
          </table:table-cell>
          <table:table-cell table:style-name="ce5" office:value-type="float" office:value="2274" calcext:value-type="float">
            <text:p>2274</text:p>
          </table:table-cell>
          <table:table-cell table:formula="of:=AVERAGE([.B198:.B204])" office:value-type="float" office:value="2330.71428571429" calcext:value-type="float">
            <text:p>2330.71428571429</text:p>
          </table:table-cell>
          <table:table-cell table:formula="of:=AVERAGE([.B200:.B202])" office:value-type="float" office:value="2304" calcext:value-type="float">
            <text:p>2304</text:p>
          </table:table-cell>
          <table:table-cell table:formula="of:=AVERAGE([.B191:.B211])" office:value-type="float" office:value="2240.28571428571" calcext:value-type="float">
            <text:p>2240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7" calcext:value-type="date">
            <text:p>7-Jan-2009</text:p>
          </table:table-cell>
          <table:table-cell table:style-name="ce5" office:value-type="float" office:value="2130" calcext:value-type="float">
            <text:p>2130</text:p>
          </table:table-cell>
          <table:table-cell table:formula="of:=AVERAGE([.B199:.B205])" office:value-type="float" office:value="2233.57142857143" calcext:value-type="float">
            <text:p>2233.57142857143</text:p>
          </table:table-cell>
          <table:table-cell table:formula="of:=AVERAGE([.B201:.B203])" office:value-type="float" office:value="2215.66666666667" calcext:value-type="float">
            <text:p>2215.66666666667</text:p>
          </table:table-cell>
          <table:table-cell table:formula="of:=AVERAGE([.B192:.B212])" office:value-type="float" office:value="2245.57142857143" calcext:value-type="float">
            <text:p>2245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8" calcext:value-type="date">
            <text:p>8-Jan-2009</text:p>
          </table:table-cell>
          <table:table-cell table:style-name="ce5" office:value-type="float" office:value="2243" calcext:value-type="float">
            <text:p>2243</text:p>
          </table:table-cell>
          <table:table-cell table:formula="of:=AVERAGE([.B200:.B206])" office:value-type="float" office:value="2240.14285714286" calcext:value-type="float">
            <text:p>2240.14285714286</text:p>
          </table:table-cell>
          <table:table-cell table:formula="of:=AVERAGE([.B202:.B204])" office:value-type="float" office:value="2217.33333333333" calcext:value-type="float">
            <text:p>2217.33333333333</text:p>
          </table:table-cell>
          <table:table-cell table:formula="of:=AVERAGE([.B193:.B213])" office:value-type="float" office:value="2256.52380952381" calcext:value-type="float">
            <text:p>2256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09" calcext:value-type="date">
            <text:p>9-Jan-2009</text:p>
          </table:table-cell>
          <table:table-cell table:style-name="ce5" office:value-type="float" office:value="2279" calcext:value-type="float">
            <text:p>2279</text:p>
          </table:table-cell>
          <table:table-cell table:formula="of:=AVERAGE([.B201:.B207])" office:value-type="float" office:value="2212.71428571429" calcext:value-type="float">
            <text:p>2212.71428571429</text:p>
          </table:table-cell>
          <table:table-cell table:formula="of:=AVERAGE([.B203:.B205])" office:value-type="float" office:value="2129.33333333333" calcext:value-type="float">
            <text:p>2129.33333333333</text:p>
          </table:table-cell>
          <table:table-cell table:formula="of:=AVERAGE([.B194:.B214])" office:value-type="float" office:value="2274.09523809524" calcext:value-type="float">
            <text:p>2274.0952380952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0" calcext:value-type="date">
            <text:p>10-Jan-2009</text:p>
          </table:table-cell>
          <table:table-cell table:style-name="ce5" office:value-type="float" office:value="1866" calcext:value-type="float">
            <text:p>1866</text:p>
          </table:table-cell>
          <table:table-cell table:formula="of:=AVERAGE([.B202:.B208])" office:value-type="float" office:value="2211.42857142857" calcext:value-type="float">
            <text:p>2211.42857142857</text:p>
          </table:table-cell>
          <table:table-cell table:formula="of:=AVERAGE([.B204:.B206])" office:value-type="float" office:value="2175.33333333333" calcext:value-type="float">
            <text:p>2175.33333333333</text:p>
          </table:table-cell>
          <table:table-cell table:formula="of:=AVERAGE([.B195:.B215])" office:value-type="float" office:value="2263.80952380952" calcext:value-type="float">
            <text:p>2263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1" calcext:value-type="date">
            <text:p>11-Jan-2009</text:p>
          </table:table-cell>
          <table:table-cell table:style-name="ce5" office:value-type="float" office:value="2381" calcext:value-type="float">
            <text:p>2381</text:p>
          </table:table-cell>
          <table:table-cell table:formula="of:=AVERAGE([.B203:.B209])" office:value-type="float" office:value="2201.57142857143" calcext:value-type="float">
            <text:p>2201.57142857143</text:p>
          </table:table-cell>
          <table:table-cell table:formula="of:=AVERAGE([.B205:.B207])" office:value-type="float" office:value="2187.66666666667" calcext:value-type="float">
            <text:p>2187.66666666667</text:p>
          </table:table-cell>
          <table:table-cell table:formula="of:=AVERAGE([.B196:.B216])" office:value-type="float" office:value="2263.85714285714" calcext:value-type="float">
            <text:p>2263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2" calcext:value-type="date">
            <text:p>12-Jan-2009</text:p>
          </table:table-cell>
          <table:table-cell table:style-name="ce5" office:value-type="float" office:value="2316" calcext:value-type="float">
            <text:p>2316</text:p>
          </table:table-cell>
          <table:table-cell table:formula="of:=AVERAGE([.B204:.B210])" office:value-type="float" office:value="2210.85714285714" calcext:value-type="float">
            <text:p>2210.85714285714</text:p>
          </table:table-cell>
          <table:table-cell table:formula="of:=AVERAGE([.B206:.B208])" office:value-type="float" office:value="2320.66666666667" calcext:value-type="float">
            <text:p>2320.66666666667</text:p>
          </table:table-cell>
          <table:table-cell table:formula="of:=AVERAGE([.B197:.B217])" office:value-type="float" office:value="2278.2380952381" calcext:value-type="float">
            <text:p>2278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3" calcext:value-type="date">
            <text:p>13-Jan-2009</text:p>
          </table:table-cell>
          <table:table-cell table:style-name="ce5" office:value-type="float" office:value="2265" calcext:value-type="float">
            <text:p>2265</text:p>
          </table:table-cell>
          <table:table-cell table:formula="of:=AVERAGE([.B205:.B211])" office:value-type="float" office:value="2231" calcext:value-type="float">
            <text:p>2231</text:p>
          </table:table-cell>
          <table:table-cell table:formula="of:=AVERAGE([.B207:.B209])" office:value-type="float" office:value="2214" calcext:value-type="float">
            <text:p>2214</text:p>
          </table:table-cell>
          <table:table-cell table:formula="of:=AVERAGE([.B198:.B218])" office:value-type="float" office:value="2285.42857142857" calcext:value-type="float">
            <text:p>2285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4" calcext:value-type="date">
            <text:p>14-Jan-2009</text:p>
          </table:table-cell>
          <table:table-cell table:style-name="ce5" office:value-type="float" office:value="2061" calcext:value-type="float">
            <text:p>2061</text:p>
          </table:table-cell>
          <table:table-cell table:formula="of:=AVERAGE([.B206:.B212])" office:value-type="float" office:value="2282.71428571429" calcext:value-type="float">
            <text:p>2282.71428571429</text:p>
          </table:table-cell>
          <table:table-cell table:formula="of:=AVERAGE([.B208:.B210])" office:value-type="float" office:value="2211.33333333333" calcext:value-type="float">
            <text:p>2211.33333333333</text:p>
          </table:table-cell>
          <table:table-cell table:formula="of:=AVERAGE([.B199:.B219])" office:value-type="float" office:value="2266.57142857143" calcext:value-type="float">
            <text:p>2266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5" calcext:value-type="date">
            <text:p>15-Jan-2009</text:p>
          </table:table-cell>
          <table:table-cell table:style-name="ce5" office:value-type="float" office:value="2308" calcext:value-type="float">
            <text:p>2308</text:p>
          </table:table-cell>
          <table:table-cell table:formula="of:=AVERAGE([.B207:.B213])" office:value-type="float" office:value="2257.28571428571" calcext:value-type="float">
            <text:p>2257.28571428571</text:p>
          </table:table-cell>
          <table:table-cell table:formula="of:=AVERAGE([.B209:.B211])" office:value-type="float" office:value="2263" calcext:value-type="float">
            <text:p>2263</text:p>
          </table:table-cell>
          <table:table-cell table:formula="of:=AVERAGE([.B200:.B220])" office:value-type="float" office:value="2260.2380952381" calcext:value-type="float">
            <text:p>2260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6" calcext:value-type="date">
            <text:p>16-Jan-2009</text:p>
          </table:table-cell>
          <table:table-cell table:style-name="ce5" office:value-type="float" office:value="2420" calcext:value-type="float">
            <text:p>2420</text:p>
          </table:table-cell>
          <table:table-cell table:formula="of:=AVERAGE([.B208:.B214])" office:value-type="float" office:value="2281.57142857143" calcext:value-type="float">
            <text:p>2281.57142857143</text:p>
          </table:table-cell>
          <table:table-cell table:formula="of:=AVERAGE([.B210:.B212])" office:value-type="float" office:value="2318.66666666667" calcext:value-type="float">
            <text:p>2318.66666666667</text:p>
          </table:table-cell>
          <table:table-cell table:formula="of:=AVERAGE([.B201:.B221])" office:value-type="float" office:value="2248.52380952381" calcext:value-type="float">
            <text:p>2248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7" calcext:value-type="date">
            <text:p>17-Jan-2009</text:p>
          </table:table-cell>
          <table:table-cell table:style-name="ce5" office:value-type="float" office:value="2228" calcext:value-type="float">
            <text:p>2228</text:p>
          </table:table-cell>
          <table:table-cell table:formula="of:=AVERAGE([.B209:.B215])" office:value-type="float" office:value="2274.42857142857" calcext:value-type="float">
            <text:p>2274.42857142857</text:p>
          </table:table-cell>
          <table:table-cell table:formula="of:=AVERAGE([.B211:.B213])" office:value-type="float" office:value="2283.66666666667" calcext:value-type="float">
            <text:p>2283.66666666667</text:p>
          </table:table-cell>
          <table:table-cell table:formula="of:=AVERAGE([.B202:.B222])" office:value-type="float" office:value="2256.90476190476" calcext:value-type="float">
            <text:p>2256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8" calcext:value-type="date">
            <text:p>18-Jan-2009</text:p>
          </table:table-cell>
          <table:table-cell table:style-name="ce5" office:value-type="float" office:value="2203" calcext:value-type="float">
            <text:p>2203</text:p>
          </table:table-cell>
          <table:table-cell table:formula="of:=AVERAGE([.B210:.B216])" office:value-type="float" office:value="2299.85714285714" calcext:value-type="float">
            <text:p>2299.85714285714</text:p>
          </table:table-cell>
          <table:table-cell table:formula="of:=AVERAGE([.B212:.B214])" office:value-type="float" office:value="2305.66666666667" calcext:value-type="float">
            <text:p>2305.66666666667</text:p>
          </table:table-cell>
          <table:table-cell table:formula="of:=AVERAGE([.B203:.B223])" office:value-type="float" office:value="2264.04761904762" calcext:value-type="float">
            <text:p>2264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19" calcext:value-type="date">
            <text:p>19-Jan-2009</text:p>
          </table:table-cell>
          <table:table-cell table:style-name="ce5" office:value-type="float" office:value="2486" calcext:value-type="float">
            <text:p>2486</text:p>
          </table:table-cell>
          <table:table-cell table:formula="of:=AVERAGE([.B211:.B217])" office:value-type="float" office:value="2287.85714285714" calcext:value-type="float">
            <text:p>2287.85714285714</text:p>
          </table:table-cell>
          <table:table-cell table:formula="of:=AVERAGE([.B213:.B215])" office:value-type="float" office:value="2301.33333333333" calcext:value-type="float">
            <text:p>2301.33333333333</text:p>
          </table:table-cell>
          <table:table-cell table:formula="of:=AVERAGE([.B204:.B224])" office:value-type="float" office:value="2251.71428571429" calcext:value-type="float">
            <text:p>2251.7142857142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0" calcext:value-type="date">
            <text:p>20-Jan-2009</text:p>
          </table:table-cell>
          <table:table-cell table:style-name="ce5" office:value-type="float" office:value="2215" calcext:value-type="float">
            <text:p>2215</text:p>
          </table:table-cell>
          <table:table-cell table:formula="of:=AVERAGE([.B212:.B218])" office:value-type="float" office:value="2294.57142857143" calcext:value-type="float">
            <text:p>2294.57142857143</text:p>
          </table:table-cell>
          <table:table-cell table:formula="of:=AVERAGE([.B214:.B216])" office:value-type="float" office:value="2313.33333333333" calcext:value-type="float">
            <text:p>2313.33333333333</text:p>
          </table:table-cell>
          <table:table-cell table:formula="of:=AVERAGE([.B205:.B225])" office:value-type="float" office:value="2255.52380952381" calcext:value-type="float">
            <text:p>2255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1" calcext:value-type="date">
            <text:p>21-Jan-2009</text:p>
          </table:table-cell>
          <table:table-cell table:style-name="ce5" office:value-type="float" office:value="2239" calcext:value-type="float">
            <text:p>2239</text:p>
          </table:table-cell>
          <table:table-cell table:formula="of:=AVERAGE([.B213:.B219])" office:value-type="float" office:value="2283.42857142857" calcext:value-type="float">
            <text:p>2283.42857142857</text:p>
          </table:table-cell>
          <table:table-cell table:formula="of:=AVERAGE([.B215:.B217])" office:value-type="float" office:value="2226" calcext:value-type="float">
            <text:p>2226</text:p>
          </table:table-cell>
          <table:table-cell table:formula="of:=AVERAGE([.B206:.B226])" office:value-type="float" office:value="2261.85714285714" calcext:value-type="float">
            <text:p>2261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2" calcext:value-type="date">
            <text:p>22-Jan-2009</text:p>
          </table:table-cell>
          <table:table-cell table:style-name="ce5" office:value-type="float" office:value="2224" calcext:value-type="float">
            <text:p>2224</text:p>
          </table:table-cell>
          <table:table-cell table:formula="of:=AVERAGE([.B214:.B220])" office:value-type="float" office:value="2283.28571428571" calcext:value-type="float">
            <text:p>2283.28571428571</text:p>
          </table:table-cell>
          <table:table-cell table:formula="of:=AVERAGE([.B216:.B218])" office:value-type="float" office:value="2310" calcext:value-type="float">
            <text:p>2310</text:p>
          </table:table-cell>
          <table:table-cell table:formula="of:=AVERAGE([.B207:.B227])" office:value-type="float" office:value="2259.04761904762" calcext:value-type="float">
            <text:p>2259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3" calcext:value-type="date">
            <text:p>23-Jan-2009</text:p>
          </table:table-cell>
          <table:table-cell table:style-name="ce5" office:value-type="float" office:value="2467" calcext:value-type="float">
            <text:p>2467</text:p>
          </table:table-cell>
          <table:table-cell table:formula="of:=AVERAGE([.B215:.B221])" office:value-type="float" office:value="2251.28571428571" calcext:value-type="float">
            <text:p>2251.28571428571</text:p>
          </table:table-cell>
          <table:table-cell table:formula="of:=AVERAGE([.B217:.B219])" office:value-type="float" office:value="2280.33333333333" calcext:value-type="float">
            <text:p>2280.33333333333</text:p>
          </table:table-cell>
          <table:table-cell table:formula="of:=AVERAGE([.B208:.B228])" office:value-type="float" office:value="2256.28571428571" calcext:value-type="float">
            <text:p>2256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4" calcext:value-type="date">
            <text:p>24-Jan-2009</text:p>
          </table:table-cell>
          <table:table-cell table:style-name="ce5" office:value-type="float" office:value="2150" calcext:value-type="float">
            <text:p>2150</text:p>
          </table:table-cell>
          <table:table-cell table:formula="of:=AVERAGE([.B216:.B222])" office:value-type="float" office:value="2284.85714285714" calcext:value-type="float">
            <text:p>2284.85714285714</text:p>
          </table:table-cell>
          <table:table-cell table:formula="of:=AVERAGE([.B218:.B220])" office:value-type="float" office:value="2273" calcext:value-type="float">
            <text:p>2273</text:p>
          </table:table-cell>
          <table:table-cell table:formula="of:=AVERAGE([.B209:.B229])" office:value-type="float" office:value="2274.38095238095" calcext:value-type="float">
            <text:p>2274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5" calcext:value-type="date">
            <text:p>25-Jan-2009</text:p>
          </table:table-cell>
          <table:table-cell table:style-name="ce5" office:value-type="float" office:value="2202" calcext:value-type="float">
            <text:p>2202</text:p>
          </table:table-cell>
          <table:table-cell table:formula="of:=AVERAGE([.B217:.B223])" office:value-type="float" office:value="2290.71428571429" calcext:value-type="float">
            <text:p>2290.71428571429</text:p>
          </table:table-cell>
          <table:table-cell table:formula="of:=AVERAGE([.B219:.B221])" office:value-type="float" office:value="2204.66666666667" calcext:value-type="float">
            <text:p>2204.66666666667</text:p>
          </table:table-cell>
          <table:table-cell table:formula="of:=AVERAGE([.B210:.B230])" office:value-type="float" office:value="2277.42857142857" calcext:value-type="float">
            <text:p>2277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6" calcext:value-type="date">
            <text:p>26-Jan-2009</text:p>
          </table:table-cell>
          <table:table-cell table:style-name="ce5" office:value-type="float" office:value="2262" calcext:value-type="float">
            <text:p>2262</text:p>
          </table:table-cell>
          <table:table-cell table:formula="of:=AVERAGE([.B218:.B224])" office:value-type="float" office:value="2256.42857142857" calcext:value-type="float">
            <text:p>2256.42857142857</text:p>
          </table:table-cell>
          <table:table-cell table:formula="of:=AVERAGE([.B220:.B222])" office:value-type="float" office:value="2304.66666666667" calcext:value-type="float">
            <text:p>2304.66666666667</text:p>
          </table:table-cell>
          <table:table-cell table:formula="of:=AVERAGE([.B211:.B231])" office:value-type="float" office:value="2279.90476190476" calcext:value-type="float">
            <text:p>2279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7" calcext:value-type="date">
            <text:p>27-Jan-2009</text:p>
          </table:table-cell>
          <table:table-cell table:style-name="ce5" office:value-type="float" office:value="2450" calcext:value-type="float">
            <text:p>2450</text:p>
          </table:table-cell>
          <table:table-cell table:formula="of:=AVERAGE([.B219:.B225])" office:value-type="float" office:value="2241" calcext:value-type="float">
            <text:p>2241</text:p>
          </table:table-cell>
          <table:table-cell table:formula="of:=AVERAGE([.B221:.B223])" office:value-type="float" office:value="2330.66666666667" calcext:value-type="float">
            <text:p>2330.66666666667</text:p>
          </table:table-cell>
          <table:table-cell table:formula="of:=AVERAGE([.B212:.B232])" office:value-type="float" office:value="2288.19047619048" calcext:value-type="float">
            <text:p>2288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8" calcext:value-type="date">
            <text:p>28-Jan-2009</text:p>
          </table:table-cell>
          <table:table-cell table:style-name="ce5" office:value-type="float" office:value="2280" calcext:value-type="float">
            <text:p>2280</text:p>
          </table:table-cell>
          <table:table-cell table:formula="of:=AVERAGE([.B220:.B226])" office:value-type="float" office:value="2219.42857142857" calcext:value-type="float">
            <text:p>2219.42857142857</text:p>
          </table:table-cell>
          <table:table-cell table:formula="of:=AVERAGE([.B222:.B224])" office:value-type="float" office:value="2238" calcext:value-type="float">
            <text:p>2238</text:p>
          </table:table-cell>
          <table:table-cell table:formula="of:=AVERAGE([.B213:.B233])" office:value-type="float" office:value="2304.42857142857" calcext:value-type="float">
            <text:p>2304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29" calcext:value-type="date">
            <text:p>29-Jan-2009</text:p>
          </table:table-cell>
          <table:table-cell table:style-name="ce5" office:value-type="float" office:value="1984" calcext:value-type="float">
            <text:p>1984</text:p>
          </table:table-cell>
          <table:table-cell table:formula="of:=AVERAGE([.B221:.B227])" office:value-type="float" office:value="2236.57142857143" calcext:value-type="float">
            <text:p>2236.57142857143</text:p>
          </table:table-cell>
          <table:table-cell table:formula="of:=AVERAGE([.B223:.B225])" office:value-type="float" office:value="2207.66666666667" calcext:value-type="float">
            <text:p>2207.66666666667</text:p>
          </table:table-cell>
          <table:table-cell table:formula="of:=AVERAGE([.B214:.B234])" office:value-type="float" office:value="2300.47619047619" calcext:value-type="float">
            <text:p>2300.4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30" calcext:value-type="date">
            <text:p>30-Jan-2009</text:p>
          </table:table-cell>
          <table:table-cell table:style-name="ce5" office:value-type="float" office:value="2359" calcext:value-type="float">
            <text:p>2359</text:p>
          </table:table-cell>
          <table:table-cell table:formula="of:=AVERAGE([.B222:.B228])" office:value-type="float" office:value="2236" calcext:value-type="float">
            <text:p>2236</text:p>
          </table:table-cell>
          <table:table-cell table:formula="of:=AVERAGE([.B224:.B226])" office:value-type="float" office:value="2114" calcext:value-type="float">
            <text:p>2114</text:p>
          </table:table-cell>
          <table:table-cell table:formula="of:=AVERAGE([.B215:.B235])" office:value-type="float" office:value="2288.85714285714" calcext:value-type="float">
            <text:p>2288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1-31" calcext:value-type="date">
            <text:p>31-Jan-2009</text:p>
          </table:table-cell>
          <table:table-cell table:style-name="ce5" office:value-type="float" office:value="1999" calcext:value-type="float">
            <text:p>1999</text:p>
          </table:table-cell>
          <table:table-cell table:formula="of:=AVERAGE([.B223:.B229])" office:value-type="float" office:value="2263.85714285714" calcext:value-type="float">
            <text:p>2263.85714285714</text:p>
          </table:table-cell>
          <table:table-cell table:formula="of:=AVERAGE([.B225:.B227])" office:value-type="float" office:value="2226.66666666667" calcext:value-type="float">
            <text:p>2226.66666666667</text:p>
          </table:table-cell>
          <table:table-cell table:formula="of:=AVERAGE([.B216:.B236])" office:value-type="float" office:value="2281.85714285714" calcext:value-type="float">
            <text:p>2281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1" calcext:value-type="date">
            <text:p>1-Feb-2009</text:p>
          </table:table-cell>
          <table:table-cell table:style-name="ce5" office:value-type="float" office:value="2322" calcext:value-type="float">
            <text:p>2322</text:p>
          </table:table-cell>
          <table:table-cell table:formula="of:=AVERAGE([.B224:.B230])" office:value-type="float" office:value="2241.71428571429" calcext:value-type="float">
            <text:p>2241.71428571429</text:p>
          </table:table-cell>
          <table:table-cell table:formula="of:=AVERAGE([.B226:.B228])" office:value-type="float" office:value="2193" calcext:value-type="float">
            <text:p>2193</text:p>
          </table:table-cell>
          <table:table-cell table:formula="of:=AVERAGE([.B217:.B237])" office:value-type="float" office:value="2274.57142857143" calcext:value-type="float">
            <text:p>2274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2" calcext:value-type="date">
            <text:p>2-Feb-2009</text:p>
          </table:table-cell>
          <table:table-cell table:style-name="ce5" office:value-type="float" office:value="2258" calcext:value-type="float">
            <text:p>2258</text:p>
          </table:table-cell>
          <table:table-cell table:formula="of:=AVERAGE([.B225:.B231])" office:value-type="float" office:value="2295.42857142857" calcext:value-type="float">
            <text:p>2295.42857142857</text:p>
          </table:table-cell>
          <table:table-cell table:formula="of:=AVERAGE([.B227:.B229])" office:value-type="float" office:value="2408.33333333333" calcext:value-type="float">
            <text:p>2408.33333333333</text:p>
          </table:table-cell>
          <table:table-cell table:formula="of:=AVERAGE([.B218:.B238])" office:value-type="float" office:value="2271.80952380952" calcext:value-type="float">
            <text:p>2271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3" calcext:value-type="date">
            <text:p>3-Feb-2009</text:p>
          </table:table-cell>
          <table:table-cell table:style-name="ce5" office:value-type="float" office:value="2645" calcext:value-type="float">
            <text:p>2645</text:p>
          </table:table-cell>
          <table:table-cell table:formula="of:=AVERAGE([.B226:.B232])" office:value-type="float" office:value="2329" calcext:value-type="float">
            <text:p>2329</text:p>
          </table:table-cell>
          <table:table-cell table:formula="of:=AVERAGE([.B228:.B230])" office:value-type="float" office:value="2342.66666666667" calcext:value-type="float">
            <text:p>2342.66666666667</text:p>
          </table:table-cell>
          <table:table-cell table:formula="of:=AVERAGE([.B219:.B239])" office:value-type="float" office:value="2248.19047619048" calcext:value-type="float">
            <text:p>2248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4" calcext:value-type="date">
            <text:p>4-Feb-2009</text:p>
          </table:table-cell>
          <table:table-cell table:style-name="ce5" office:value-type="float" office:value="2125" calcext:value-type="float">
            <text:p>2125</text:p>
          </table:table-cell>
          <table:table-cell table:formula="of:=AVERAGE([.B227:.B233])" office:value-type="float" office:value="2410.42857142857" calcext:value-type="float">
            <text:p>2410.42857142857</text:p>
          </table:table-cell>
          <table:table-cell table:formula="of:=AVERAGE([.B229:.B231])" office:value-type="float" office:value="2376.66666666667" calcext:value-type="float">
            <text:p>2376.66666666667</text:p>
          </table:table-cell>
          <table:table-cell table:formula="of:=AVERAGE([.B220:.B240])" office:value-type="float" office:value="2264.57142857143" calcext:value-type="float">
            <text:p>2264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5" calcext:value-type="date">
            <text:p>5-Feb-2009</text:p>
          </table:table-cell>
          <table:table-cell table:style-name="ce5" office:value-type="float" office:value="2360" calcext:value-type="float">
            <text:p>2360</text:p>
          </table:table-cell>
          <table:table-cell table:formula="of:=AVERAGE([.B228:.B234])" office:value-type="float" office:value="2381.57142857143" calcext:value-type="float">
            <text:p>2381.57142857143</text:p>
          </table:table-cell>
          <table:table-cell table:formula="of:=AVERAGE([.B230:.B232])" office:value-type="float" office:value="2359.66666666667" calcext:value-type="float">
            <text:p>2359.66666666667</text:p>
          </table:table-cell>
          <table:table-cell table:formula="of:=AVERAGE([.B221:.B241])" office:value-type="float" office:value="2263.28571428571" calcext:value-type="float">
            <text:p>2263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6" calcext:value-type="date">
            <text:p>6-Feb-2009</text:p>
          </table:table-cell>
          <table:table-cell table:style-name="ce5" office:value-type="float" office:value="2594" calcext:value-type="float">
            <text:p>2594</text:p>
          </table:table-cell>
          <table:table-cell table:formula="of:=AVERAGE([.B229:.B235])" office:value-type="float" office:value="2379.28571428571" calcext:value-type="float">
            <text:p>2379.28571428571</text:p>
          </table:table-cell>
          <table:table-cell table:formula="of:=AVERAGE([.B231:.B233])" office:value-type="float" office:value="2507.66666666667" calcext:value-type="float">
            <text:p>2507.66666666667</text:p>
          </table:table-cell>
          <table:table-cell table:formula="of:=AVERAGE([.B222:.B242])" office:value-type="float" office:value="2251.04761904762" calcext:value-type="float">
            <text:p>2251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7" calcext:value-type="date">
            <text:p>7-Feb-2009</text:p>
          </table:table-cell>
          <table:table-cell table:style-name="ce5" office:value-type="float" office:value="2569" calcext:value-type="float">
            <text:p>2569</text:p>
          </table:table-cell>
          <table:table-cell table:formula="of:=AVERAGE([.B230:.B236])" office:value-type="float" office:value="2296.85714285714" calcext:value-type="float">
            <text:p>2296.85714285714</text:p>
          </table:table-cell>
          <table:table-cell table:formula="of:=AVERAGE([.B232:.B234])" office:value-type="float" office:value="2427.66666666667" calcext:value-type="float">
            <text:p>2427.66666666667</text:p>
          </table:table-cell>
          <table:table-cell table:formula="of:=AVERAGE([.B223:.B243])" office:value-type="float" office:value="2252.7619047619" calcext:value-type="float">
            <text:p>2252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8" calcext:value-type="date">
            <text:p>8-Feb-2009</text:p>
          </table:table-cell>
          <table:table-cell table:style-name="ce5" office:value-type="float" office:value="2120" calcext:value-type="float">
            <text:p>2120</text:p>
          </table:table-cell>
          <table:table-cell table:formula="of:=AVERAGE([.B231:.B237])" office:value-type="float" office:value="2291.28571428571" calcext:value-type="float">
            <text:p>2291.28571428571</text:p>
          </table:table-cell>
          <table:table-cell table:formula="of:=AVERAGE([.B233:.B235])" office:value-type="float" office:value="2310.33333333333" calcext:value-type="float">
            <text:p>2310.33333333333</text:p>
          </table:table-cell>
          <table:table-cell table:formula="of:=AVERAGE([.B224:.B244])" office:value-type="float" office:value="2257.80952380952" calcext:value-type="float">
            <text:p>2257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09" calcext:value-type="date">
            <text:p>9-Feb-2009</text:p>
          </table:table-cell>
          <table:table-cell table:style-name="ce5" office:value-type="float" office:value="2242" calcext:value-type="float">
            <text:p>2242</text:p>
          </table:table-cell>
          <table:table-cell table:formula="of:=AVERAGE([.B232:.B238])" office:value-type="float" office:value="2263.57142857143" calcext:value-type="float">
            <text:p>2263.57142857143</text:p>
          </table:table-cell>
          <table:table-cell table:formula="of:=AVERAGE([.B234:.B236])" office:value-type="float" office:value="2143.33333333333" calcext:value-type="float">
            <text:p>2143.33333333333</text:p>
          </table:table-cell>
          <table:table-cell table:formula="of:=AVERAGE([.B225:.B245])" office:value-type="float" office:value="2256" calcext:value-type="float">
            <text:p>225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0" calcext:value-type="date">
            <text:p>10-Feb-2009</text:p>
          </table:table-cell>
          <table:table-cell table:style-name="ce5" office:value-type="float" office:value="2068" calcext:value-type="float">
            <text:p>2068</text:p>
          </table:table-cell>
          <table:table-cell table:formula="of:=AVERAGE([.B233:.B239])" office:value-type="float" office:value="2174.57142857143" calcext:value-type="float">
            <text:p>2174.57142857143</text:p>
          </table:table-cell>
          <table:table-cell table:formula="of:=AVERAGE([.B235:.B237])" office:value-type="float" office:value="2132" calcext:value-type="float">
            <text:p>2132</text:p>
          </table:table-cell>
          <table:table-cell table:formula="of:=AVERAGE([.B226:.B246])" office:value-type="float" office:value="2250.52380952381" calcext:value-type="float">
            <text:p>2250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1" calcext:value-type="date">
            <text:p>11-Feb-2009</text:p>
          </table:table-cell>
          <table:table-cell table:style-name="ce5" office:value-type="float" office:value="2086" calcext:value-type="float">
            <text:p>2086</text:p>
          </table:table-cell>
          <table:table-cell table:formula="of:=AVERAGE([.B234:.B240])" office:value-type="float" office:value="2163.85714285714" calcext:value-type="float">
            <text:p>2163.85714285714</text:p>
          </table:table-cell>
          <table:table-cell table:formula="of:=AVERAGE([.B236:.B238])" office:value-type="float" office:value="2106.66666666667" calcext:value-type="float">
            <text:p>2106.66666666667</text:p>
          </table:table-cell>
          <table:table-cell table:formula="of:=AVERAGE([.B227:.B247])" office:value-type="float" office:value="2246.38095238095" calcext:value-type="float">
            <text:p>2246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2" calcext:value-type="date">
            <text:p>12-Feb-2009</text:p>
          </table:table-cell>
          <table:table-cell table:style-name="ce5" office:value-type="float" office:value="2166" calcext:value-type="float">
            <text:p>2166</text:p>
          </table:table-cell>
          <table:table-cell table:formula="of:=AVERAGE([.B235:.B241])" office:value-type="float" office:value="2171.71428571429" calcext:value-type="float">
            <text:p>2171.71428571429</text:p>
          </table:table-cell>
          <table:table-cell table:formula="of:=AVERAGE([.B237:.B239])" office:value-type="float" office:value="2074.33333333333" calcext:value-type="float">
            <text:p>2074.33333333333</text:p>
          </table:table-cell>
          <table:table-cell table:formula="of:=AVERAGE([.B228:.B248])" office:value-type="float" office:value="2248.7619047619" calcext:value-type="float">
            <text:p>2248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3" calcext:value-type="date">
            <text:p>13-Feb-2009</text:p>
          </table:table-cell>
          <table:table-cell table:style-name="ce5" office:value-type="float" office:value="1971" calcext:value-type="float">
            <text:p>1971</text:p>
          </table:table-cell>
          <table:table-cell table:formula="of:=AVERAGE([.B236:.B242])" office:value-type="float" office:value="2137.85714285714" calcext:value-type="float">
            <text:p>2137.85714285714</text:p>
          </table:table-cell>
          <table:table-cell table:formula="of:=AVERAGE([.B238:.B240])" office:value-type="float" office:value="2210.33333333333" calcext:value-type="float">
            <text:p>2210.33333333333</text:p>
          </table:table-cell>
          <table:table-cell table:formula="of:=AVERAGE([.B229:.B249])" office:value-type="float" office:value="2249.38095238095" calcext:value-type="float">
            <text:p>2249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4" calcext:value-type="date">
            <text:p>14-Feb-2009</text:p>
          </table:table-cell>
          <table:table-cell table:style-name="ce5" office:value-type="float" office:value="2494" calcext:value-type="float">
            <text:p>2494</text:p>
          </table:table-cell>
          <table:table-cell table:formula="of:=AVERAGE([.B237:.B243])" office:value-type="float" office:value="2197.57142857143" calcext:value-type="float">
            <text:p>2197.57142857143</text:p>
          </table:table-cell>
          <table:table-cell table:formula="of:=AVERAGE([.B239:.B241])" office:value-type="float" office:value="2213.33333333333" calcext:value-type="float">
            <text:p>2213.33333333333</text:p>
          </table:table-cell>
          <table:table-cell table:formula="of:=AVERAGE([.B230:.B250])" office:value-type="float" office:value="2221.42857142857" calcext:value-type="float">
            <text:p>2221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5" calcext:value-type="date">
            <text:p>15-Feb-2009</text:p>
          </table:table-cell>
          <table:table-cell table:style-name="ce5" office:value-type="float" office:value="2175" calcext:value-type="float">
            <text:p>2175</text:p>
          </table:table-cell>
          <table:table-cell table:formula="of:=AVERAGE([.B238:.B244])" office:value-type="float" office:value="2240.42857142857" calcext:value-type="float">
            <text:p>2240.42857142857</text:p>
          </table:table-cell>
          <table:table-cell table:formula="of:=AVERAGE([.B240:.B242])" office:value-type="float" office:value="2224.66666666667" calcext:value-type="float">
            <text:p>2224.66666666667</text:p>
          </table:table-cell>
          <table:table-cell table:formula="of:=AVERAGE([.B231:.B251])" office:value-type="float" office:value="2239.28571428571" calcext:value-type="float">
            <text:p>2239.2857142857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6" calcext:value-type="date">
            <text:p>16-Feb-2009</text:p>
          </table:table-cell>
          <table:table-cell table:style-name="ce5" office:value-type="float" office:value="2005" calcext:value-type="float">
            <text:p>2005</text:p>
          </table:table-cell>
          <table:table-cell table:formula="of:=AVERAGE([.B239:.B245])" office:value-type="float" office:value="2209" calcext:value-type="float">
            <text:p>2209</text:p>
          </table:table-cell>
          <table:table-cell table:formula="of:=AVERAGE([.B241:.B243])" office:value-type="float" office:value="2222" calcext:value-type="float">
            <text:p>2222</text:p>
          </table:table-cell>
          <table:table-cell table:formula="of:=AVERAGE([.B232:.B252])" office:value-type="float" office:value="2225.52380952381" calcext:value-type="float">
            <text:p>2225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7" calcext:value-type="date">
            <text:p>17-Feb-2009</text:p>
          </table:table-cell>
          <table:table-cell table:style-name="ce5" office:value-type="float" office:value="2486" calcext:value-type="float">
            <text:p>2486</text:p>
          </table:table-cell>
          <table:table-cell table:formula="of:=AVERAGE([.B240:.B246])" office:value-type="float" office:value="2248" calcext:value-type="float">
            <text:p>2248</text:p>
          </table:table-cell>
          <table:table-cell table:formula="of:=AVERAGE([.B242:.B244])" office:value-type="float" office:value="2292.33333333333" calcext:value-type="float">
            <text:p>2292.33333333333</text:p>
          </table:table-cell>
          <table:table-cell table:formula="of:=AVERAGE([.B233:.B253])" office:value-type="float" office:value="2204.42857142857" calcext:value-type="float">
            <text:p>2204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8" calcext:value-type="date">
            <text:p>18-Feb-2009</text:p>
          </table:table-cell>
          <table:table-cell table:style-name="ce5" office:value-type="float" office:value="2386" calcext:value-type="float">
            <text:p>2386</text:p>
          </table:table-cell>
          <table:table-cell table:formula="of:=AVERAGE([.B241:.B247])" office:value-type="float" office:value="2164.85714285714" calcext:value-type="float">
            <text:p>2164.85714285714</text:p>
          </table:table-cell>
          <table:table-cell table:formula="of:=AVERAGE([.B243:.B245])" office:value-type="float" office:value="2272.66666666667" calcext:value-type="float">
            <text:p>2272.66666666667</text:p>
          </table:table-cell>
          <table:table-cell table:formula="of:=AVERAGE([.B234:.B254])" office:value-type="float" office:value="2187.33333333333" calcext:value-type="float">
            <text:p>2187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19" calcext:value-type="date">
            <text:p>19-Feb-2009</text:p>
          </table:table-cell>
          <table:table-cell table:style-name="ce5" office:value-type="float" office:value="1946" calcext:value-type="float">
            <text:p>1946</text:p>
          </table:table-cell>
          <table:table-cell table:formula="of:=AVERAGE([.B242:.B248])" office:value-type="float" office:value="2193" calcext:value-type="float">
            <text:p>2193</text:p>
          </table:table-cell>
          <table:table-cell table:formula="of:=AVERAGE([.B244:.B246])" office:value-type="float" office:value="2192" calcext:value-type="float">
            <text:p>2192</text:p>
          </table:table-cell>
          <table:table-cell table:formula="of:=AVERAGE([.B235:.B255])" office:value-type="float" office:value="2174.33333333333" calcext:value-type="float">
            <text:p>2174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0" calcext:value-type="date">
            <text:p>20-Feb-2009</text:p>
          </table:table-cell>
          <table:table-cell table:style-name="ce5" office:value-type="float" office:value="2244" calcext:value-type="float">
            <text:p>2244</text:p>
          </table:table-cell>
          <table:table-cell table:formula="of:=AVERAGE([.B243:.B249])" office:value-type="float" office:value="2231" calcext:value-type="float">
            <text:p>2231</text:p>
          </table:table-cell>
          <table:table-cell table:formula="of:=AVERAGE([.B245:.B247])" office:value-type="float" office:value="2034" calcext:value-type="float">
            <text:p>2034</text:p>
          </table:table-cell>
          <table:table-cell table:formula="of:=AVERAGE([.B236:.B256])" office:value-type="float" office:value="2164.90476190476" calcext:value-type="float">
            <text:p>2164.9047619047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1" calcext:value-type="date">
            <text:p>21-Feb-2009</text:p>
          </table:table-cell>
          <table:table-cell table:style-name="ce5" office:value-type="float" office:value="1912" calcext:value-type="float">
            <text:p>1912</text:p>
          </table:table-cell>
          <table:table-cell table:formula="of:=AVERAGE([.B244:.B250])" office:value-type="float" office:value="2169.85714285714" calcext:value-type="float">
            <text:p>2169.85714285714</text:p>
          </table:table-cell>
          <table:table-cell table:formula="of:=AVERAGE([.B246:.B248])" office:value-type="float" office:value="2176" calcext:value-type="float">
            <text:p>2176</text:p>
          </table:table-cell>
          <table:table-cell table:formula="of:=AVERAGE([.B237:.B257])" office:value-type="float" office:value="2188.42857142857" calcext:value-type="float">
            <text:p>2188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2" calcext:value-type="date">
            <text:p>22-Feb-2009</text:p>
          </table:table-cell>
          <table:table-cell table:style-name="ce5" office:value-type="float" office:value="2372" calcext:value-type="float">
            <text:p>2372</text:p>
          </table:table-cell>
          <table:table-cell table:formula="of:=AVERAGE([.B245:.B251])" office:value-type="float" office:value="2186.14285714286" calcext:value-type="float">
            <text:p>2186.14285714286</text:p>
          </table:table-cell>
          <table:table-cell table:formula="of:=AVERAGE([.B247:.B249])" office:value-type="float" office:value="2185" calcext:value-type="float">
            <text:p>2185</text:p>
          </table:table-cell>
          <table:table-cell table:formula="of:=AVERAGE([.B238:.B258])" office:value-type="float" office:value="2186" calcext:value-type="float">
            <text:p>21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3" calcext:value-type="date">
            <text:p>23-Feb-2009</text:p>
          </table:table-cell>
          <table:table-cell table:style-name="ce5" office:value-type="float" office:value="2271" calcext:value-type="float">
            <text:p>2271</text:p>
          </table:table-cell>
          <table:table-cell table:formula="of:=AVERAGE([.B246:.B252])" office:value-type="float" office:value="2204" calcext:value-type="float">
            <text:p>2204</text:p>
          </table:table-cell>
          <table:table-cell table:formula="of:=AVERAGE([.B248:.B250])" office:value-type="float" office:value="2233.66666666667" calcext:value-type="float">
            <text:p>2233.66666666667</text:p>
          </table:table-cell>
          <table:table-cell table:formula="of:=AVERAGE([.B239:.B259])" office:value-type="float" office:value="2191.85714285714" calcext:value-type="float">
            <text:p>2191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4" calcext:value-type="date">
            <text:p>24-Feb-2009</text:p>
          </table:table-cell>
          <table:table-cell table:style-name="ce5" office:value-type="float" office:value="2058" calcext:value-type="float">
            <text:p>2058</text:p>
          </table:table-cell>
          <table:table-cell table:formula="of:=AVERAGE([.B247:.B253])" office:value-type="float" office:value="2190.71428571429" calcext:value-type="float">
            <text:p>2190.71428571429</text:p>
          </table:table-cell>
          <table:table-cell table:formula="of:=AVERAGE([.B249:.B251])" office:value-type="float" office:value="2276.33333333333" calcext:value-type="float">
            <text:p>2276.33333333333</text:p>
          </table:table-cell>
          <table:table-cell table:formula="of:=AVERAGE([.B240:.B260])" office:value-type="float" office:value="2219.80952380952" calcext:value-type="float">
            <text:p>2219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5" calcext:value-type="date">
            <text:p>25-Feb-2009</text:p>
          </table:table-cell>
          <table:table-cell table:style-name="ce5" office:value-type="float" office:value="2500" calcext:value-type="float">
            <text:p>2500</text:p>
          </table:table-cell>
          <table:table-cell table:formula="of:=AVERAGE([.B248:.B254])" office:value-type="float" office:value="2233.28571428571" calcext:value-type="float">
            <text:p>2233.28571428571</text:p>
          </table:table-cell>
          <table:table-cell table:formula="of:=AVERAGE([.B250:.B252])" office:value-type="float" office:value="2209.66666666667" calcext:value-type="float">
            <text:p>2209.66666666667</text:p>
          </table:table-cell>
          <table:table-cell table:formula="of:=AVERAGE([.B241:.B261])" office:value-type="float" office:value="2198.2380952381" calcext:value-type="float">
            <text:p>2198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6" calcext:value-type="date">
            <text:p>26-Feb-2009</text:p>
          </table:table-cell>
          <table:table-cell table:style-name="ce5" office:value-type="float" office:value="2071" calcext:value-type="float">
            <text:p>2071</text:p>
          </table:table-cell>
          <table:table-cell table:formula="of:=AVERAGE([.B249:.B255])" office:value-type="float" office:value="2158.28571428571" calcext:value-type="float">
            <text:p>2158.28571428571</text:p>
          </table:table-cell>
          <table:table-cell table:formula="of:=AVERAGE([.B251:.B253])" office:value-type="float" office:value="2240.66666666667" calcext:value-type="float">
            <text:p>2240.66666666667</text:p>
          </table:table-cell>
          <table:table-cell table:formula="of:=AVERAGE([.B242:.B262])" office:value-type="float" office:value="2204.95238095238" calcext:value-type="float">
            <text:p>2204.9523809523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7" calcext:value-type="date">
            <text:p>27-Feb-2009</text:p>
          </table:table-cell>
          <table:table-cell table:style-name="ce5" office:value-type="float" office:value="2151" calcext:value-type="float">
            <text:p>2151</text:p>
          </table:table-cell>
          <table:table-cell table:formula="of:=AVERAGE([.B250:.B256])" office:value-type="float" office:value="2125.85714285714" calcext:value-type="float">
            <text:p>2125.85714285714</text:p>
          </table:table-cell>
          <table:table-cell table:formula="of:=AVERAGE([.B252:.B254])" office:value-type="float" office:value="2144" calcext:value-type="float">
            <text:p>2144</text:p>
          </table:table-cell>
          <table:table-cell table:formula="of:=AVERAGE([.B243:.B263])" office:value-type="float" office:value="2209.80952380952" calcext:value-type="float">
            <text:p>2209.8095238095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2-28" calcext:value-type="date">
            <text:p>28-Feb-2009</text:p>
          </table:table-cell>
          <table:table-cell table:style-name="ce5" office:value-type="float" office:value="2210" calcext:value-type="float">
            <text:p>2210</text:p>
          </table:table-cell>
          <table:table-cell table:formula="of:=AVERAGE([.B251:.B257])" office:value-type="float" office:value="2197.85714285714" calcext:value-type="float">
            <text:p>2197.85714285714</text:p>
          </table:table-cell>
          <table:table-cell table:formula="of:=AVERAGE([.B253:.B255])" office:value-type="float" office:value="2069.33333333333" calcext:value-type="float">
            <text:p>2069.33333333333</text:p>
          </table:table-cell>
          <table:table-cell table:formula="of:=AVERAGE([.B244:.B264])" office:value-type="float" office:value="2185.57142857143" calcext:value-type="float">
            <text:p>2185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1" calcext:value-type="date">
            <text:p>1-Mar-2009</text:p>
          </table:table-cell>
          <table:table-cell table:style-name="ce5" office:value-type="float" office:value="1847" calcext:value-type="float">
            <text:p>1847</text:p>
          </table:table-cell>
          <table:table-cell table:formula="of:=AVERAGE([.B252:.B258])" office:value-type="float" office:value="2131.42857142857" calcext:value-type="float">
            <text:p>2131.42857142857</text:p>
          </table:table-cell>
          <table:table-cell table:formula="of:=AVERAGE([.B254:.B256])" office:value-type="float" office:value="2033.66666666667" calcext:value-type="float">
            <text:p>2033.66666666667</text:p>
          </table:table-cell>
          <table:table-cell table:formula="of:=AVERAGE([.B245:.B265])" office:value-type="float" office:value="2177.61904761905" calcext:value-type="float">
            <text:p>2177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2" calcext:value-type="date">
            <text:p>2-Mar-2009</text:p>
          </table:table-cell>
          <table:table-cell table:style-name="ce5" office:value-type="float" office:value="2044" calcext:value-type="float">
            <text:p>2044</text:p>
          </table:table-cell>
          <table:table-cell table:formula="of:=AVERAGE([.B253:.B259])" office:value-type="float" office:value="2162.57142857143" calcext:value-type="float">
            <text:p>2162.57142857143</text:p>
          </table:table-cell>
          <table:table-cell table:formula="of:=AVERAGE([.B255:.B257])" office:value-type="float" office:value="2151" calcext:value-type="float">
            <text:p>2151</text:p>
          </table:table-cell>
          <table:table-cell table:formula="of:=AVERAGE([.B246:.B266])" office:value-type="float" office:value="2190.42857142857" calcext:value-type="float">
            <text:p>2190.428571428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3" calcext:value-type="date">
            <text:p>3-Mar-2009</text:p>
          </table:table-cell>
          <table:table-cell table:style-name="ce5" office:value-type="float" office:value="2562" calcext:value-type="float">
            <text:p>2562</text:p>
          </table:table-cell>
          <table:table-cell table:formula="of:=AVERAGE([.B254:.B260])" office:value-type="float" office:value="2220.71428571429" calcext:value-type="float">
            <text:p>2220.71428571429</text:p>
          </table:table-cell>
          <table:table-cell table:formula="of:=AVERAGE([.B256:.B258])" office:value-type="float" office:value="2213.66666666667" calcext:value-type="float">
            <text:p>2213.66666666667</text:p>
          </table:table-cell>
          <table:table-cell table:formula="of:=AVERAGE([.B247:.B267])" office:value-type="float" office:value="2184.61904761905" calcext:value-type="float">
            <text:p>2184.6190476190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4" calcext:value-type="date">
            <text:p>4-Mar-2009</text:p>
          </table:table-cell>
          <table:table-cell table:style-name="ce5" office:value-type="float" office:value="2035" calcext:value-type="float">
            <text:p>2035</text:p>
          </table:table-cell>
          <table:table-cell table:formula="of:=AVERAGE([.B255:.B261])" office:value-type="float" office:value="2196.57142857143" calcext:value-type="float">
            <text:p>2196.57142857143</text:p>
          </table:table-cell>
          <table:table-cell table:formula="of:=AVERAGE([.B257:.B259])" office:value-type="float" office:value="2295.33333333333" calcext:value-type="float">
            <text:p>2295.33333333333</text:p>
          </table:table-cell>
          <table:table-cell table:formula="of:=AVERAGE([.B248:.B268])" office:value-type="float" office:value="2187.85714285714" calcext:value-type="float">
            <text:p>2187.8571428571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5" calcext:value-type="date">
            <text:p>5-Mar-2009</text:p>
          </table:table-cell>
          <table:table-cell table:style-name="ce5" office:value-type="float" office:value="2289" calcext:value-type="float">
            <text:p>2289</text:p>
          </table:table-cell>
          <table:table-cell table:formula="of:=AVERAGE([.B256:.B262])" office:value-type="float" office:value="2263.57142857143" calcext:value-type="float">
            <text:p>2263.57142857143</text:p>
          </table:table-cell>
          <table:table-cell table:formula="of:=AVERAGE([.B258:.B260])" office:value-type="float" office:value="2294" calcext:value-type="float">
            <text:p>2294</text:p>
          </table:table-cell>
          <table:table-cell table:formula="of:=AVERAGE([.B249:.B269])" office:value-type="float" office:value="2171.04761904762" calcext:value-type="float">
            <text:p>2171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6" calcext:value-type="date">
            <text:p>6-Mar-2009</text:p>
          </table:table-cell>
          <table:table-cell table:style-name="ce5" office:value-type="float" office:value="2558" calcext:value-type="float">
            <text:p>2558</text:p>
          </table:table-cell>
          <table:table-cell table:formula="of:=AVERAGE([.B257:.B263])" office:value-type="float" office:value="2272.57142857143" calcext:value-type="float">
            <text:p>2272.57142857143</text:p>
          </table:table-cell>
          <table:table-cell table:formula="of:=AVERAGE([.B259:.B261])" office:value-type="float" office:value="2296" calcext:value-type="float">
            <text:p>2296</text:p>
          </table:table-cell>
          <table:table-cell table:formula="of:=AVERAGE([.B250:.B270])" office:value-type="float" office:value="2172.19047619048" calcext:value-type="float">
            <text:p>2172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7" calcext:value-type="date">
            <text:p>7-Mar-2009</text:p>
          </table:table-cell>
          <table:table-cell table:style-name="ce5" office:value-type="float" office:value="2041" calcext:value-type="float">
            <text:p>2041</text:p>
          </table:table-cell>
          <table:table-cell table:formula="of:=AVERAGE([.B258:.B264])" office:value-type="float" office:value="2189" calcext:value-type="float">
            <text:p>2189</text:p>
          </table:table-cell>
          <table:table-cell table:formula="of:=AVERAGE([.B260:.B262])" office:value-type="float" office:value="2305" calcext:value-type="float">
            <text:p>2305</text:p>
          </table:table-cell>
          <table:table-cell table:formula="of:=AVERAGE([.B251:.B271])" office:value-type="float" office:value="2188.33333333333" calcext:value-type="float">
            <text:p>2188.3333333333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8" calcext:value-type="date">
            <text:p>8-Mar-2009</text:p>
          </table:table-cell>
          <table:table-cell table:style-name="ce5" office:value-type="float" office:value="2316" calcext:value-type="float">
            <text:p>2316</text:p>
          </table:table-cell>
          <table:table-cell table:formula="of:=AVERAGE([.B259:.B265])" office:value-type="float" office:value="2215.28571428571" calcext:value-type="float">
            <text:p>2215.28571428571</text:p>
          </table:table-cell>
          <table:table-cell table:formula="of:=AVERAGE([.B261:.B263])" office:value-type="float" office:value="2154.66666666667" calcext:value-type="float">
            <text:p>2154.66666666667</text:p>
          </table:table-cell>
          <table:table-cell table:formula="of:=AVERAGE([.B252:.B272])" office:value-type="float" office:value="2169.19047619048" calcext:value-type="float">
            <text:p>2169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09" calcext:value-type="date">
            <text:p>9-Mar-2009</text:p>
          </table:table-cell>
          <table:table-cell table:style-name="ce5" office:value-type="float" office:value="2107" calcext:value-type="float">
            <text:p>2107</text:p>
          </table:table-cell>
          <table:table-cell table:formula="of:=AVERAGE([.B260:.B266])" office:value-type="float" office:value="2204.71428571429" calcext:value-type="float">
            <text:p>2204.71428571429</text:p>
          </table:table-cell>
          <table:table-cell table:formula="of:=AVERAGE([.B262:.B264])" office:value-type="float" office:value="2133.33333333333" calcext:value-type="float">
            <text:p>2133.33333333333</text:p>
          </table:table-cell>
          <table:table-cell table:formula="of:=AVERAGE([.B253:.B273])" office:value-type="float" office:value="2160.2380952381" calcext:value-type="float">
            <text:p>2160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0" calcext:value-type="date">
            <text:p>10-Mar-2009</text:p>
          </table:table-cell>
          <table:table-cell table:style-name="ce5" office:value-type="float" office:value="1977" calcext:value-type="float">
            <text:p>1977</text:p>
          </table:table-cell>
          <table:table-cell table:formula="of:=AVERAGE([.B261:.B267])" office:value-type="float" office:value="2142.42857142857" calcext:value-type="float">
            <text:p>2142.42857142857</text:p>
          </table:table-cell>
          <table:table-cell table:formula="of:=AVERAGE([.B263:.B265])" office:value-type="float" office:value="2101" calcext:value-type="float">
            <text:p>2101</text:p>
          </table:table-cell>
          <table:table-cell table:formula="of:=AVERAGE([.B254:.B274])" office:value-type="float" office:value="2158.38095238095" calcext:value-type="float">
            <text:p>2158.3809523809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1" calcext:value-type="date">
            <text:p>11-Mar-2009</text:p>
          </table:table-cell>
          <table:table-cell table:style-name="ce5" office:value-type="float" office:value="2219" calcext:value-type="float">
            <text:p>2219</text:p>
          </table:table-cell>
          <table:table-cell table:formula="of:=AVERAGE([.B262:.B268])" office:value-type="float" office:value="2133.71428571429" calcext:value-type="float">
            <text:p>2133.71428571429</text:p>
          </table:table-cell>
          <table:table-cell table:formula="of:=AVERAGE([.B264:.B266])" office:value-type="float" office:value="2137" calcext:value-type="float">
            <text:p>2137</text:p>
          </table:table-cell>
          <table:table-cell table:formula="of:=AVERAGE([.B255:.B275])" office:value-type="float" office:value="2145.57142857143" calcext:value-type="float">
            <text:p>2145.5714285714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2" calcext:value-type="date">
            <text:p>12-Mar-2009</text:p>
          </table:table-cell>
          <table:table-cell table:style-name="ce5" office:value-type="float" office:value="2215" calcext:value-type="float">
            <text:p>2215</text:p>
          </table:table-cell>
          <table:table-cell table:formula="of:=AVERAGE([.B263:.B269])" office:value-type="float" office:value="2091.28571428571" calcext:value-type="float">
            <text:p>2091.28571428571</text:p>
          </table:table-cell>
          <table:table-cell table:formula="of:=AVERAGE([.B265:.B267])" office:value-type="float" office:value="2185.33333333333" calcext:value-type="float">
            <text:p>2185.33333333333</text:p>
          </table:table-cell>
          <table:table-cell table:formula="of:=AVERAGE([.B256:.B276])" office:value-type="float" office:value="2152.19047619048" calcext:value-type="float">
            <text:p>2152.1904761904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3" calcext:value-type="date">
            <text:p>13-Mar-2009</text:p>
          </table:table-cell>
          <table:table-cell table:style-name="ce5" office:value-type="float" office:value="2122" calcext:value-type="float">
            <text:p>2122</text:p>
          </table:table-cell>
          <table:table-cell table:formula="of:=AVERAGE([.B264:.B270])" office:value-type="float" office:value="2118.14285714286" calcext:value-type="float">
            <text:p>2118.14285714286</text:p>
          </table:table-cell>
          <table:table-cell table:formula="of:=AVERAGE([.B266:.B268])" office:value-type="float" office:value="2105.66666666667" calcext:value-type="float">
            <text:p>2105.66666666667</text:p>
          </table:table-cell>
          <table:table-cell table:formula="of:=AVERAGE([.B257:.B277])" office:value-type="float" office:value="2163" calcext:value-type="float">
            <text:p>2163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4" calcext:value-type="date">
            <text:p>14-Mar-2009</text:p>
          </table:table-cell>
          <table:table-cell table:style-name="ce5" office:value-type="float" office:value="1980" calcext:value-type="float">
            <text:p>1980</text:p>
          </table:table-cell>
          <table:table-cell table:formula="of:=AVERAGE([.B265:.B271])" office:value-type="float" office:value="2178.14285714286" calcext:value-type="float">
            <text:p>2178.14285714286</text:p>
          </table:table-cell>
          <table:table-cell table:formula="of:=AVERAGE([.B267:.B269])" office:value-type="float" office:value="2040.33333333333" calcext:value-type="float">
            <text:p>2040.33333333333</text:p>
          </table:table-cell>
          <table:table-cell table:formula="of:=AVERAGE([.B258:.B278])" office:value-type="float" office:value="2154.2380952381" calcext:value-type="float">
            <text:p>2154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5" calcext:value-type="date">
            <text:p>15-Mar-2009</text:p>
          </table:table-cell>
          <table:table-cell table:style-name="ce5" office:value-type="float" office:value="2019" calcext:value-type="float">
            <text:p>2019</text:p>
          </table:table-cell>
          <table:table-cell table:formula="of:=AVERAGE([.B266:.B272])" office:value-type="float" office:value="2160.85714285714" calcext:value-type="float">
            <text:p>2160.85714285714</text:p>
          </table:table-cell>
          <table:table-cell table:formula="of:=AVERAGE([.B268:.B270])" office:value-type="float" office:value="2098" calcext:value-type="float">
            <text:p>2098</text:p>
          </table:table-cell>
          <table:table-cell table:formula="of:=AVERAGE([.B259:.B279])" office:value-type="float" office:value="2157.7619047619" calcext:value-type="float">
            <text:p>2157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6" calcext:value-type="date">
            <text:p>16-Mar-2009</text:p>
          </table:table-cell>
          <table:table-cell table:style-name="ce5" office:value-type="float" office:value="2295" calcext:value-type="float">
            <text:p>2295</text:p>
          </table:table-cell>
          <table:table-cell table:formula="of:=AVERAGE([.B267:.B273])" office:value-type="float" office:value="2113.42857142857" calcext:value-type="float">
            <text:p>2113.42857142857</text:p>
          </table:table-cell>
          <table:table-cell table:formula="of:=AVERAGE([.B269:.B271])" office:value-type="float" office:value="2237" calcext:value-type="float">
            <text:p>2237</text:p>
          </table:table-cell>
          <table:table-cell table:formula="of:=AVERAGE([.B260:.B280])" office:value-type="float" office:value="2163.7619047619" calcext:value-type="float">
            <text:p>2163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7" calcext:value-type="date">
            <text:p>17-Mar-2009</text:p>
          </table:table-cell>
          <table:table-cell table:style-name="ce5" office:value-type="float" office:value="2397" calcext:value-type="float">
            <text:p>2397</text:p>
          </table:table-cell>
          <table:table-cell table:formula="of:=AVERAGE([.B268:.B274])" office:value-type="float" office:value="2112" calcext:value-type="float">
            <text:p>2112</text:p>
          </table:table-cell>
          <table:table-cell table:formula="of:=AVERAGE([.B270:.B272])" office:value-type="float" office:value="2263.33333333333" calcext:value-type="float">
            <text:p>2263.33333333333</text:p>
          </table:table-cell>
          <table:table-cell table:formula="of:=AVERAGE([.B261:.B281])" office:value-type="float" office:value="2132.2380952381" calcext:value-type="float">
            <text:p>2132.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8" calcext:value-type="date">
            <text:p>18-Mar-2009</text:p>
          </table:table-cell>
          <table:table-cell table:style-name="ce5" office:value-type="float" office:value="2098" calcext:value-type="float">
            <text:p>2098</text:p>
          </table:table-cell>
          <table:table-cell table:formula="of:=AVERAGE([.B269:.B275])" office:value-type="float" office:value="2106.42857142857" calcext:value-type="float">
            <text:p>2106.42857142857</text:p>
          </table:table-cell>
          <table:table-cell table:formula="of:=AVERAGE([.B271:.B273])" office:value-type="float" office:value="2126" calcext:value-type="float">
            <text:p>2126</text:p>
          </table:table-cell>
          <table:table-cell table:formula="of:=AVERAGE([.B262:.B282])" office:value-type="float" office:value="2126.14285714286" calcext:value-type="float">
            <text:p>2126.14285714286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19" calcext:value-type="date">
            <text:p>19-Mar-2009</text:p>
          </table:table-cell>
          <table:table-cell table:style-name="ce5" office:value-type="float" office:value="1883" calcext:value-type="float">
            <text:p>1883</text:p>
          </table:table-cell>
          <table:table-cell table:formula="of:=AVERAGE([.B270:.B276])" office:value-type="float" office:value="2101.71428571429" calcext:value-type="float">
            <text:p>2101.71428571429</text:p>
          </table:table-cell>
          <table:table-cell table:formula="of:=AVERAGE([.B272:.B274])" office:value-type="float" office:value="2031" calcext:value-type="float">
            <text:p>2031</text:p>
          </table:table-cell>
          <table:table-cell table:formula="of:=AVERAGE([.B263:.B283])" office:value-type="float" office:value="2130.52380952381" calcext:value-type="float">
            <text:p>2130.52380952381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0" calcext:value-type="date">
            <text:p>20-Mar-2009</text:p>
          </table:table-cell>
          <table:table-cell table:style-name="ce5" office:value-type="float" office:value="2112" calcext:value-type="float">
            <text:p>2112</text:p>
          </table:table-cell>
          <table:table-cell table:formula="of:=AVERAGE([.B271:.B277])" office:value-type="float" office:value="2098.28571428571" calcext:value-type="float">
            <text:p>2098.28571428571</text:p>
          </table:table-cell>
          <table:table-cell table:formula="of:=AVERAGE([.B273:.B275])" office:value-type="float" office:value="1978.66666666667" calcext:value-type="float">
            <text:p>1978.66666666667</text:p>
          </table:table-cell>
          <table:table-cell table:formula="of:=AVERAGE([.B264:.B284])" office:value-type="float" office:value="2129.7619047619" calcext:value-type="float">
            <text:p>2129.7619047619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1" calcext:value-type="date">
            <text:p>21-Mar-2009</text:p>
          </table:table-cell>
          <table:table-cell table:style-name="ce5" office:value-type="float" office:value="1941" calcext:value-type="float">
            <text:p>1941</text:p>
          </table:table-cell>
          <table:table-cell table:formula="of:=AVERAGE([.B272:.B278])" office:value-type="float" office:value="2095.57142857143" calcext:value-type="float">
            <text:p>2095.57142857143</text:p>
          </table:table-cell>
          <table:table-cell table:formula="of:=AVERAGE([.B274:.B276])" office:value-type="float" office:value="2013" calcext:value-type="float">
            <text:p>2013</text:p>
          </table:table-cell>
          <table:table-cell table:formula="of:=AVERAGE([.B265:.B285])" office:value-type="float" office:value="2146.04761904762" calcext:value-type="float">
            <text:p>2146.0476190476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2" calcext:value-type="date">
            <text:p>22-Mar-2009</text:p>
          </table:table-cell>
          <table:table-cell table:style-name="ce5" office:value-type="float" office:value="1986" calcext:value-type="float">
            <text:p>1986</text:p>
          </table:table-cell>
          <table:table-cell table:formula="of:=AVERAGE([.B273:.B279])" office:value-type="float" office:value="2097.14285714286" calcext:value-type="float">
            <text:p>2097.14285714286</text:p>
          </table:table-cell>
          <table:table-cell table:formula="of:=AVERAGE([.B275:.B277])" office:value-type="float" office:value="2066" calcext:value-type="float">
            <text:p>2066</text:p>
          </table:table-cell>
          <table:table-cell table:formula="of:=AVERAGE([.B266:.B286])" office:value-type="float" office:value="2142.4" calcext:value-type="float">
            <text:p>2142.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3" calcext:value-type="date">
            <text:p>23-Mar-2009</text:p>
          </table:table-cell>
          <table:table-cell table:style-name="ce5" office:value-type="float" office:value="2271" calcext:value-type="float">
            <text:p>2271</text:p>
          </table:table-cell>
          <table:table-cell table:formula="of:=AVERAGE([.B274:.B280])" office:value-type="float" office:value="2173.14285714286" calcext:value-type="float">
            <text:p>2173.14285714286</text:p>
          </table:table-cell>
          <table:table-cell table:formula="of:=AVERAGE([.B276:.B278])" office:value-type="float" office:value="2211.66666666667" calcext:value-type="float">
            <text:p>2211.66666666667</text:p>
          </table:table-cell>
          <table:table-cell table:formula="of:=AVERAGE([.B267:.B287])" office:value-type="float" office:value="2138.57894736842" calcext:value-type="float">
            <text:p>2138.57894736842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4" calcext:value-type="date">
            <text:p>24-Mar-2009</text:p>
          </table:table-cell>
          <table:table-cell table:style-name="ce5" office:value-type="float" office:value="2378" calcext:value-type="float">
            <text:p>2378</text:p>
          </table:table-cell>
          <table:table-cell table:formula="of:=AVERAGE([.B275:.B281])" office:value-type="float" office:value="2142.28571428571" calcext:value-type="float">
            <text:p>2142.28571428571</text:p>
          </table:table-cell>
          <table:table-cell table:formula="of:=AVERAGE([.B277:.B279])" office:value-type="float" office:value="2252.66666666667" calcext:value-type="float">
            <text:p>2252.66666666667</text:p>
          </table:table-cell>
          <table:table-cell table:formula="of:=AVERAGE([.B268:.B288])" office:value-type="float" office:value="2139.5" calcext:value-type="float">
            <text:p>2139.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5" calcext:value-type="date">
            <text:p>25-Mar-2009</text:p>
          </table:table-cell>
          <table:table-cell table:style-name="ce5" office:value-type="float" office:value="2109" calcext:value-type="float">
            <text:p>2109</text:p>
          </table:table-cell>
          <table:table-cell table:formula="of:=AVERAGE([.B276:.B282])" office:value-type="float" office:value="2138.28571428571" calcext:value-type="float">
            <text:p>2138.28571428571</text:p>
          </table:table-cell>
          <table:table-cell table:formula="of:=AVERAGE([.B278:.B280])" office:value-type="float" office:value="2300.66666666667" calcext:value-type="float">
            <text:p>2300.66666666667</text:p>
          </table:table-cell>
          <table:table-cell table:formula="of:=AVERAGE([.B269:.B289])" office:value-type="float" office:value="2148.88235294118" calcext:value-type="float">
            <text:p>2148.8823529411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6" calcext:value-type="date">
            <text:p>26-Mar-2009</text:p>
          </table:table-cell>
          <table:table-cell table:style-name="ce5" office:value-type="float" office:value="2415" calcext:value-type="float">
            <text:p>2415</text:p>
          </table:table-cell>
          <table:table-cell table:formula="of:=AVERAGE([.B277:.B283])" office:value-type="float" office:value="2198.57142857143" calcext:value-type="float">
            <text:p>2198.57142857143</text:p>
          </table:table-cell>
          <table:table-cell table:formula="of:=AVERAGE([.B279:.B281])" office:value-type="float" office:value="2140" calcext:value-type="float">
            <text:p>2140</text:p>
          </table:table-cell>
          <table:table-cell table:formula="of:=AVERAGE([.B270:.B290])" office:value-type="float" office:value="2157" calcext:value-type="float">
            <text:p>2157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7" calcext:value-type="date">
            <text:p>27-Mar-2009</text:p>
          </table:table-cell>
          <table:table-cell table:style-name="ce5" office:value-type="float" office:value="1896" calcext:value-type="float">
            <text:p>1896</text:p>
          </table:table-cell>
          <table:table-cell table:formula="of:=AVERAGE([.B278:.B284])" office:value-type="float" office:value="2172.85714285714" calcext:value-type="float">
            <text:p>2172.85714285714</text:p>
          </table:table-cell>
          <table:table-cell table:formula="of:=AVERAGE([.B280:.B282])" office:value-type="float" office:value="2074.66666666667" calcext:value-type="float">
            <text:p>2074.66666666667</text:p>
          </table:table-cell>
          <table:table-cell table:formula="of:=AVERAGE([.B271:.B291])" office:value-type="float" office:value="2147.8" calcext:value-type="float">
            <text:p>2147.8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8" calcext:value-type="date">
            <text:p>28-Mar-2009</text:p>
          </table:table-cell>
          <table:table-cell table:style-name="ce5" office:value-type="float" office:value="1913" calcext:value-type="float">
            <text:p>1913</text:p>
          </table:table-cell>
          <table:table-cell table:formula="of:=AVERAGE([.B279:.B285])" office:value-type="float" office:value="2164.42857142857" calcext:value-type="float">
            <text:p>2164.42857142857</text:p>
          </table:table-cell>
          <table:table-cell table:formula="of:=AVERAGE([.B281:.B283])" office:value-type="float" office:value="2072.33333333333" calcext:value-type="float">
            <text:p>2072.33333333333</text:p>
          </table:table-cell>
          <table:table-cell table:formula="of:=AVERAGE([.B272:.B292])" office:value-type="float" office:value="2130" calcext:value-type="float">
            <text:p>2130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29" calcext:value-type="date">
            <text:p>29-Mar-2009</text:p>
          </table:table-cell>
          <table:table-cell table:style-name="ce5" office:value-type="float" office:value="2408" calcext:value-type="float">
            <text:p>2408</text:p>
          </table:table-cell>
          <table:table-cell table:formula="of:=AVERAGE([.B280:.B286])" office:value-type="float" office:value="2173.66666666667" calcext:value-type="float">
            <text:p>2173.66666666667</text:p>
          </table:table-cell>
          <table:table-cell table:formula="of:=AVERAGE([.B282:.B284])" office:value-type="float" office:value="2137.33333333333" calcext:value-type="float">
            <text:p>2137.33333333333</text:p>
          </table:table-cell>
          <table:table-cell table:formula="of:=AVERAGE([.B273:.B293])" office:value-type="float" office:value="2132.46153846154" calcext:value-type="float">
            <text:p>2132.46153846154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30" calcext:value-type="date">
            <text:p>30-Mar-2009</text:p>
          </table:table-cell>
          <table:table-cell table:style-name="ce5" office:value-type="float" office:value="2091" calcext:value-type="float">
            <text:p>2091</text:p>
          </table:table-cell>
          <table:table-cell table:formula="of:=AVERAGE([.B281:.B287])" office:value-type="float" office:value="2125.4" calcext:value-type="float">
            <text:p>2125.4</text:p>
          </table:table-cell>
          <table:table-cell table:formula="of:=AVERAGE([.B283:.B285])" office:value-type="float" office:value="2272.66666666667" calcext:value-type="float">
            <text:p>2272.66666666667</text:p>
          </table:table-cell>
          <table:table-cell table:formula="of:=AVERAGE([.B274:.B294])" office:value-type="float" office:value="2153.25" calcext:value-type="float">
            <text:p>2153.25</text:p>
          </table:table-cell>
          <table:table-cell table:number-columns-repeated="59"/>
        </table:table-row>
        <table:table-row table:style-name="ro1">
          <table:table-cell table:style-name="ce6" office:value-type="date" office:date-value="2009-03-31" calcext:value-type="date">
            <text:p>31-Mar-2009</text:p>
          </table:table-cell>
          <table:table-cell table:style-name="ce5" office:value-type="float" office:value="2319" calcext:value-type="float">
            <text:p>2319</text:p>
          </table:table-cell>
          <table:table-cell table:formula="of:=AVERAGE([.B282:.B288])" office:value-type="float" office:value="2182.75" calcext:value-type="float">
            <text:p>2182.75</text:p>
          </table:table-cell>
          <table:table-cell table:formula="of:=AVERAGE([.B284:.B286])" office:value-type="float" office:value="2205" calcext:value-type="float">
            <text:p>2205</text:p>
          </table:table-cell>
          <table:table-cell table:formula="of:=AVERAGE([.B275:.B295])" office:value-type="float" office:value="2157" calcext:value-type="float">
            <text:p>2157</text:p>
          </table:table-cell>
          <table:table-cell table:number-columns-repeated="59"/>
        </table:table-row>
        <table:table-row table:style-name="ro1" table:number-rows-repeated="2325">
          <table:table-cell table:style-name="ce6"/>
          <table:table-cell table:style-name="ce5"/>
          <table:table-cell table:number-columns-repeated="62"/>
        </table:table-row>
        <table:table-row table:style-name="ro2" table:number-rows-repeated="10459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rinquedos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style-name="ce7" office:value-type="string" calcext:value-type="string">
            <text:p>Mês</text:p>
          </table:table-cell>
          <table:table-cell table:style-name="ce4" office:value-type="string" calcext:value-type="string">
            <text:p>Brinquedos Para Gatos</text:p>
          </table:table-cell>
          <table:table-cell/>
          <table:table-cell>
            <draw:frame table:end-cell-address="Brinquedos.I14" table:end-x="0.0622in" table:end-y="0.0933in" draw:z-index="1" draw:name="Chart 6" draw:style-name="gr1" draw:text-style-name="P1" svg:width="5.0236in" svg:height="2.9161in" svg:x="0.6043in" svg:y="0.0209in">
              <draw:object draw:notify-on-update-of-ranges="Brinquedos.D2:Brinquedos.D13 Brinquedos.E1:Brinquedos.E1 Brinquedos.E2:Brinquedos.E13 Brinquedos.F1:Brinquedos.F1 Brinquedos.F2:Brinquedos.F13 Brinquedos.G1:Brinquedos.G1 Brinquedos.G2:Brinquedos.G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/>
          <table:table-cell>
            <draw:frame table:end-cell-address="Brinquedos.N16" table:end-x="0.0622in" table:end-y="0.1457in" draw:z-index="0" draw:name="Chart 5" draw:style-name="gr1" draw:text-style-name="P1" svg:width="5.5138in" svg:height="3.4059in" svg:x="0.1146in" svg:y="0.0209in">
              <draw:object draw:notify-on-update-of-ranges="Brinquedos.A2:Brinquedos.A37 Brinquedos.B1:Brinquedos.B1 Brinquedos.B2:Brinquedos.B3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style-name="ce8" office:value-type="date" office:date-value="2013-01-01" calcext:value-type="date">
            <text:p>1-Jan-2013</text:p>
          </table:table-cell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4" office:value-type="string" calcext:value-type="string">
            <text:p>Jan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34" calcext:value-type="float">
            <text:p>134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2-01" calcext:value-type="date">
            <text:p>1-Feb-2013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4" office:value-type="string" calcext:value-type="string">
            <text:p>Fev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66" calcext:value-type="float">
            <text:p>166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3-01" calcext:value-type="date">
            <text:p>1-Mar-2013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4" office:value-type="string" calcext:value-type="string">
            <text:p>M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87" calcext:value-type="float">
            <text:p>187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4-01" calcext:value-type="date">
            <text:p>1-Apr-2013</text:p>
          </table:table-cell>
          <table:table-cell table:style-name="ce9" office:value-type="float" office:value="25" calcext:value-type="float">
            <text:p>25</text:p>
          </table:table-cell>
          <table:table-cell table:style-name="ce9"/>
          <table:table-cell table:style-name="ce4" office:value-type="string" calcext:value-type="string">
            <text:p>Ab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120" calcext:value-type="float">
            <text:p>120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5-01" calcext:value-type="date">
            <text:p>1-May-2013</text:p>
          </table:table-cell>
          <table:table-cell table:style-name="ce9" office:value-type="float" office:value="31" calcext:value-type="float">
            <text:p>31</text:p>
          </table:table-cell>
          <table:table-cell table:style-name="ce9"/>
          <table:table-cell table:style-name="ce4" office:value-type="string" calcext:value-type="string">
            <text:p>Mai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138" calcext:value-type="float">
            <text:p>138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6-01" calcext:value-type="date">
            <text:p>1-Jun-2013</text:p>
          </table:table-cell>
          <table:table-cell table:style-name="ce9" office:value-type="float" office:value="37" calcext:value-type="float">
            <text:p>37</text:p>
          </table:table-cell>
          <table:table-cell table:style-name="ce9"/>
          <table:table-cell table:style-name="ce4" office:value-type="string" calcext:value-type="string">
            <text:p>Jun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59" calcext:value-type="float">
            <text:p>159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7-01" calcext:value-type="date">
            <text:p>1-Jul-2013</text:p>
          </table:table-cell>
          <table:table-cell table:style-name="ce9" office:value-type="float" office:value="63" calcext:value-type="float">
            <text:p>63</text:p>
          </table:table-cell>
          <table:table-cell table:style-name="ce9"/>
          <table:table-cell table:style-name="ce4" office:value-type="string" calcext:value-type="string">
            <text:p>Jul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44" calcext:value-type="float">
            <text:p>244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8-01" calcext:value-type="date">
            <text:p>1-Aug-2013</text:p>
          </table:table-cell>
          <table:table-cell table:style-name="ce9" office:value-type="float" office:value="56" calcext:value-type="float">
            <text:p>56</text:p>
          </table:table-cell>
          <table:table-cell table:style-name="ce9"/>
          <table:table-cell table:style-name="ce4" office:value-type="string" calcext:value-type="string">
            <text:p>Ago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99" calcext:value-type="float">
            <text:p>199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09-01" calcext:value-type="date">
            <text:p>1-Sep-2013</text:p>
          </table:table-cell>
          <table:table-cell table:style-name="ce9" office:value-type="float" office:value="53" calcext:value-type="float">
            <text:p>53</text:p>
          </table:table-cell>
          <table:table-cell table:style-name="ce9"/>
          <table:table-cell table:style-name="ce4" office:value-type="string" calcext:value-type="string">
            <text:p>Set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72" calcext:value-type="float">
            <text:p>172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10-01" calcext:value-type="date">
            <text:p>1-Oct-2013</text:p>
          </table:table-cell>
          <table:table-cell table:style-name="ce9" office:value-type="float" office:value="59" calcext:value-type="float">
            <text:p>59</text:p>
          </table:table-cell>
          <table:table-cell table:style-name="ce9"/>
          <table:table-cell table:style-name="ce4" office:value-type="string" calcext:value-type="string">
            <text:p>Out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77" calcext:value-type="float">
            <text:p>177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11-01" calcext:value-type="date">
            <text:p>1-Nov-2013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4" office:value-type="string" calcext:value-type="string">
            <text:p>Nov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47" calcext:value-type="float">
            <text:p>147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3-12-01" calcext:value-type="date">
            <text:p>1-Dec-2013</text:p>
          </table:table-cell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4" office:value-type="string" calcext:value-type="string">
            <text:p>Dez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78" calcext:value-type="float">
            <text:p>278</text:p>
          </table:table-cell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1-01" calcext:value-type="date">
            <text:p>1-Jan-2014</text:p>
          </table:table-cell>
          <table:table-cell table:style-name="ce9" office:value-type="float" office:value="73" calcext:value-type="float">
            <text:p>73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2-01" calcext:value-type="date">
            <text:p>1-Feb-2014</text:p>
          </table:table-cell>
          <table:table-cell table:style-name="ce9" office:value-type="float" office:value="92" calcext:value-type="float">
            <text:p>92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3-01" calcext:value-type="date">
            <text:p>1-Mar-2014</text:p>
          </table:table-cell>
          <table:table-cell table:style-name="ce9" office:value-type="float" office:value="108" calcext:value-type="float">
            <text:p>108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4-01" calcext:value-type="date">
            <text:p>1-Apr-2014</text:p>
          </table:table-cell>
          <table:table-cell table:style-name="ce9" office:value-type="float" office:value="71" calcext:value-type="float">
            <text:p>71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5-01" calcext:value-type="date">
            <text:p>1-May-2014</text:p>
          </table:table-cell>
          <table:table-cell table:style-name="ce9" office:value-type="float" office:value="82" calcext:value-type="float">
            <text:p>82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6-01" calcext:value-type="date">
            <text:p>1-Jun-2014</text:p>
          </table:table-cell>
          <table:table-cell table:style-name="ce9" office:value-type="float" office:value="98" calcext:value-type="float">
            <text:p>98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7-01" calcext:value-type="date">
            <text:p>1-Jul-2014</text:p>
          </table:table-cell>
          <table:table-cell table:style-name="ce9" office:value-type="float" office:value="154" calcext:value-type="float">
            <text:p>154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8-01" calcext:value-type="date">
            <text:p>1-Aug-2014</text:p>
          </table:table-cell>
          <table:table-cell table:style-name="ce9" office:value-type="float" office:value="130" calcext:value-type="float">
            <text:p>130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09-01" calcext:value-type="date">
            <text:p>1-Sep-2014</text:p>
          </table:table-cell>
          <table:table-cell table:style-name="ce9" office:value-type="float" office:value="112" calcext:value-type="float">
            <text:p>112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10-01" calcext:value-type="date">
            <text:p>1-Oct-2014</text:p>
          </table:table-cell>
          <table:table-cell table:style-name="ce9" office:value-type="float" office:value="117" calcext:value-type="float">
            <text:p>117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11-01" calcext:value-type="date">
            <text:p>1-Nov-2014</text:p>
          </table:table-cell>
          <table:table-cell table:style-name="ce9" office:value-type="float" office:value="101" calcext:value-type="float">
            <text:p>101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4-12-01" calcext:value-type="date">
            <text:p>1-Dec-2014</text:p>
          </table:table-cell>
          <table:table-cell table:style-name="ce9" office:value-type="float" office:value="188" calcext:value-type="float">
            <text:p>188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1-01" calcext:value-type="date">
            <text:p>1-Jan-2015</text:p>
          </table:table-cell>
          <table:table-cell table:style-name="ce9" office:value-type="float" office:value="134" calcext:value-type="float">
            <text:p>134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2-01" calcext:value-type="date">
            <text:p>1-Feb-2015</text:p>
          </table:table-cell>
          <table:table-cell table:style-name="ce9" office:value-type="float" office:value="166" calcext:value-type="float">
            <text:p>166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3-01" calcext:value-type="date">
            <text:p>1-Mar-2015</text:p>
          </table:table-cell>
          <table:table-cell table:style-name="ce9" office:value-type="float" office:value="187" calcext:value-type="float">
            <text:p>187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4-01" calcext:value-type="date">
            <text:p>1-Apr-2015</text:p>
          </table:table-cell>
          <table:table-cell table:style-name="ce9" office:value-type="float" office:value="120" calcext:value-type="float">
            <text:p>120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5-01" calcext:value-type="date">
            <text:p>1-May-2015</text:p>
          </table:table-cell>
          <table:table-cell table:style-name="ce9" office:value-type="float" office:value="138" calcext:value-type="float">
            <text:p>138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6-01" calcext:value-type="date">
            <text:p>1-Jun-2015</text:p>
          </table:table-cell>
          <table:table-cell table:style-name="ce9" office:value-type="float" office:value="159" calcext:value-type="float">
            <text:p>159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7-01" calcext:value-type="date">
            <text:p>1-Jul-2015</text:p>
          </table:table-cell>
          <table:table-cell table:style-name="ce9" office:value-type="float" office:value="244" calcext:value-type="float">
            <text:p>244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8-01" calcext:value-type="date">
            <text:p>1-Aug-2015</text:p>
          </table:table-cell>
          <table:table-cell table:style-name="ce9" office:value-type="float" office:value="199" calcext:value-type="float">
            <text:p>199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09-01" calcext:value-type="date">
            <text:p>1-Sep-2015</text:p>
          </table:table-cell>
          <table:table-cell table:style-name="ce9" office:value-type="float" office:value="172" calcext:value-type="float">
            <text:p>172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10-01" calcext:value-type="date">
            <text:p>1-Oct-2015</text:p>
          </table:table-cell>
          <table:table-cell table:style-name="ce9" office:value-type="float" office:value="177" calcext:value-type="float">
            <text:p>177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11-01" calcext:value-type="date">
            <text:p>1-Nov-2015</text:p>
          </table:table-cell>
          <table:table-cell table:style-name="ce9" office:value-type="float" office:value="147" calcext:value-type="float">
            <text:p>147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1">
          <table:table-cell table:style-name="ce8" office:value-type="date" office:date-value="2015-12-01" calcext:value-type="date">
            <text:p>1-Dec-2015</text:p>
          </table:table-cell>
          <table:table-cell table:style-name="ce9" office:value-type="float" office:value="278" calcext:value-type="float">
            <text:p>278</text:p>
          </table:table-cell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56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rinquedos 2" table:style-name="ta4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5" table:default-cell-style-name="Default"/>
        <table:table-column table:style-name="co1" table:number-columns-repeated="46" table:default-cell-style-name="Default"/>
        <table:table-row table:style-name="ro1">
          <table:table-cell table:style-name="ce7" office:value-type="string" calcext:value-type="string">
            <text:p>Mês</text:p>
          </table:table-cell>
          <table:table-cell table:style-name="ce4" office:value-type="string" calcext:value-type="string">
            <text:p>Brinquedos Para Gatos</text:p>
          </table:table-cell>
          <table:table-cell table:style-name="ce4" office:value-type="string" calcext:value-type="string">
            <text:p>Tendencia</text:p>
          </table:table-cell>
          <table:table-cell table:style-name="ce4" office:value-type="string" calcext:value-type="string">
            <text:p>Sazonalidade + Erro</text:p>
          </table:table-cell>
          <table:table-cell table:style-name="ce4" office:value-type="string" calcext:value-type="string">
            <text:p>Fator de Sazonalidade</text:p>
          </table:table-cell>
          <table:table-cell table:style-name="ce12" office:value-type="string" calcext:value-type="string">
            <text:p>Valor Projetado</text:p>
          </table:table-cell>
          <table:table-cell table:style-name="ce4" office:value-type="string" calcext:value-type="string">
            <text:p>Erro</text:p>
          </table:table-cell>
          <table:table-cell>
            <draw:frame table:end-cell-address="'Brinquedos 2'.N13" table:end-x="0.7705in" table:end-y="0.0618in" draw:z-index="0" draw:name="Chart 7" draw:style-name="gr1" draw:text-style-name="P1" svg:width="7.4079in" svg:height="2.6555in" svg:x="0.0417in" svg:y="0.0311in">
              <draw:object draw:notify-on-update-of-ranges="'Brinquedos 2'.A2:'Brinquedos 2'.A49 'Brinquedos 2'.B1:'Brinquedos 2'.B1 'Brinquedos 2'.B2:'Brinquedos 2'.B49 'Brinquedos 2'.C1:'Brinquedos 2'.C1 'Brinquedos 2'.C2:'Brinquedos 2'.C49 'Brinquedos 2'.F1:'Brinquedos 2'.F1 'Brinquedos 2'.F2:'Brinquedos 2'.F4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>
            <draw:frame table:end-cell-address="'Brinquedos 2'.V14" table:end-x="0.7496in" table:end-y="0.0933in" draw:z-index="1" draw:name="Chart 8" draw:style-name="gr1" draw:text-style-name="P1" svg:width="4.9591in" svg:height="2.9161in" svg:x="0.1665in" svg:y="0.0209in">
              <draw:object draw:notify-on-update-of-ranges="'Brinquedos 2'.N2:'Brinquedos 2'.N13 'Brinquedos 2'.O1:'Brinquedos 2'.O1 'Brinquedos 2'.O2:'Brinquedos 2'.O13 'Brinquedos 2'.P1:'Brinquedos 2'.P1 'Brinquedos 2'.P2:'Brinquedos 2'.P13 'Brinquedos 2'.Q1:'Brinquedos 2'.Q1 'Brinquedos 2'.Q2:'Brinquedos 2'.Q1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table:style-name="ce8" office:value-type="date" office:date-value="2013-01-01" calcext:value-type="date">
            <text:p>1-Jan-2013</text:p>
          </table:table-cell>
          <table:table-cell table:style-name="ce9" office:value-type="float" office:value="13" calcext:value-type="float">
            <text:p>13</text:p>
          </table:table-cell>
          <table:table-cell table:style-name="ce10" office:value-type="float" office:value="12.7657657657658" calcext:value-type="float">
            <text:p>12.77</text:p>
          </table:table-cell>
          <table:table-cell table:style-name="ce10" table:formula="of:=[.B2]-[.C2]" office:value-type="float" office:value="0.23423423423424" calcext:value-type="float">
            <text:p>0.23</text:p>
          </table:table-cell>
          <table:table-cell table:style-name="ce11" office:value-type="percentage" office:value="-0.0573582169370351" calcext:value-type="percentage">
            <text:p>-6%</text:p>
          </table:table-cell>
          <table:table-cell table:style-name="ce13" table:formula="of:=[.C2]*(1+[.E2])" office:value-type="float" office:value="12.0335442036056" calcext:value-type="float">
            <text:p>12</text:p>
          </table:table-cell>
          <table:table-cell table:style-name="ce13" table:formula="of:=[.B2]-[.F2]" office:value-type="float" office:value="0.966455796394408" calcext:value-type="float">
            <text:p>1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Jan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34" calcext:value-type="float">
            <text:p>134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2-01" calcext:value-type="date">
            <text:p>1-Feb-2013</text:p>
          </table:table-cell>
          <table:table-cell table:style-name="ce9" office:value-type="float" office:value="19" calcext:value-type="float">
            <text:p>19</text:p>
          </table:table-cell>
          <table:table-cell table:style-name="ce10" office:value-type="float" office:value="18.3553410553411" calcext:value-type="float">
            <text:p>18.36</text:p>
          </table:table-cell>
          <table:table-cell table:style-name="ce10" table:formula="of:=[.B3]-[.C3]" office:value-type="float" office:value="0.64465894465895" calcext:value-type="float">
            <text:p>0.64</text:p>
          </table:table-cell>
          <table:table-cell table:style-name="ce11" office:value-type="percentage" office:value="0.0622113642687932" calcext:value-type="percentage">
            <text:p>6%</text:p>
          </table:table-cell>
          <table:table-cell table:style-name="ce13" table:formula="of:=[.C3]*(1+[.E3])" office:value-type="float" office:value="19.4972518640128" calcext:value-type="float">
            <text:p>19</text:p>
          </table:table-cell>
          <table:table-cell table:style-name="ce13" table:formula="of:=[.B3]-[.F3]" office:value-type="float" office:value="-0.497251864012807" calcext:value-type="float">
            <text:p>0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Fev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3-01" calcext:value-type="date">
            <text:p>1-Mar-2013</text:p>
          </table:table-cell>
          <table:table-cell table:style-name="ce9" office:value-type="float" office:value="30" calcext:value-type="float">
            <text:p>30</text:p>
          </table:table-cell>
          <table:table-cell table:style-name="ce10" office:value-type="float" office:value="23.9449163449163" calcext:value-type="float">
            <text:p>23.94</text:p>
          </table:table-cell>
          <table:table-cell table:style-name="ce10" table:formula="of:=[.B4]-[.C4]" office:value-type="float" office:value="6.05508365508366" calcext:value-type="float">
            <text:p>6.06</text:p>
          </table:table-cell>
          <table:table-cell table:style-name="ce11" office:value-type="percentage" office:value="0.171211228204692" calcext:value-type="percentage">
            <text:p>17%</text:p>
          </table:table-cell>
          <table:table-cell table:style-name="ce13" table:formula="of:=[.C4]*(1+[.E4])" office:value-type="float" office:value="28.0445548815881" calcext:value-type="float">
            <text:p>28</text:p>
          </table:table-cell>
          <table:table-cell table:style-name="ce13" table:formula="of:=[.B4]-[.F4]" office:value-type="float" office:value="1.95544511841192" calcext:value-type="float">
            <text:p>2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M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87" calcext:value-type="float">
            <text:p>187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4-01" calcext:value-type="date">
            <text:p>1-Apr-2013</text:p>
          </table:table-cell>
          <table:table-cell table:style-name="ce9" office:value-type="float" office:value="25" calcext:value-type="float">
            <text:p>25</text:p>
          </table:table-cell>
          <table:table-cell table:style-name="ce10" office:value-type="float" office:value="29.5344916344916" calcext:value-type="float">
            <text:p>29.53</text:p>
          </table:table-cell>
          <table:table-cell table:style-name="ce10" table:formula="of:=[.B5]-[.C5]" office:value-type="float" office:value="-4.53449163449163" calcext:value-type="float">
            <text:p>-4.53</text:p>
          </table:table-cell>
          <table:table-cell table:style-name="ce11" office:value-type="percentage" office:value="-0.302037064227205" calcext:value-type="percentage">
            <text:p>-30%</text:p>
          </table:table-cell>
          <table:table-cell table:style-name="ce13" table:formula="of:=[.C5]*(1+[.E5])" office:value-type="float" office:value="20.6139804877668" calcext:value-type="float">
            <text:p>21</text:p>
          </table:table-cell>
          <table:table-cell table:style-name="ce13" table:formula="of:=[.B5]-[.F5]" office:value-type="float" office:value="4.38601951223317" calcext:value-type="float">
            <text:p>4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Ab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5-01" calcext:value-type="date">
            <text:p>1-May-2013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5.1240669240669" calcext:value-type="float">
            <text:p>35.12</text:p>
          </table:table-cell>
          <table:table-cell table:style-name="ce10" table:formula="of:=[.B6]-[.C6]" office:value-type="float" office:value="-4.12406692406692" calcext:value-type="float">
            <text:p>-4.12</text:p>
          </table:table-cell>
          <table:table-cell table:style-name="ce11" office:value-type="percentage" office:value="-0.201995199552754" calcext:value-type="percentage">
            <text:p>-20%</text:p>
          </table:table-cell>
          <table:table-cell table:style-name="ce13" table:formula="of:=[.C6]*(1+[.E6])" office:value-type="float" office:value="28.0291740166357" calcext:value-type="float">
            <text:p>28</text:p>
          </table:table-cell>
          <table:table-cell table:style-name="ce13" table:formula="of:=[.B6]-[.F6]" office:value-type="float" office:value="2.97082598336428" calcext:value-type="float">
            <text:p>3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Mai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138" calcext:value-type="float">
            <text:p>138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6-01" calcext:value-type="date">
            <text:p>1-Jun-2013</text:p>
          </table:table-cell>
          <table:table-cell table:style-name="ce9" office:value-type="float" office:value="37" calcext:value-type="float">
            <text:p>37</text:p>
          </table:table-cell>
          <table:table-cell table:style-name="ce10" office:value-type="float" office:value="40.7136422136422" calcext:value-type="float">
            <text:p>40.71</text:p>
          </table:table-cell>
          <table:table-cell table:style-name="ce10" table:formula="of:=[.B7]-[.C7]" office:value-type="float" office:value="-3.71364221364221" calcext:value-type="float">
            <text:p>-3.71</text:p>
          </table:table-cell>
          <table:table-cell table:style-name="ce11" office:value-type="percentage" office:value="-0.100007316090843" calcext:value-type="percentage">
            <text:p>-10%</text:p>
          </table:table-cell>
          <table:table-cell table:style-name="ce13" table:formula="of:=[.C7]*(1+[.E7])" office:value-type="float" office:value="36.641980127573" calcext:value-type="float">
            <text:p>37</text:p>
          </table:table-cell>
          <table:table-cell table:style-name="ce13" table:formula="of:=[.B7]-[.F7]" office:value-type="float" office:value="0.358019872426986" calcext:value-type="float">
            <text:p>0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Jun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59" calcext:value-type="float">
            <text:p>159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7-01" calcext:value-type="date">
            <text:p>1-Jul-2013</text:p>
          </table:table-cell>
          <table:table-cell table:style-name="ce9" office:value-type="float" office:value="63" calcext:value-type="float">
            <text:p>63</text:p>
          </table:table-cell>
          <table:table-cell table:style-name="ce10" office:value-type="float" office:value="46.3032175032175" calcext:value-type="float">
            <text:p>46.30</text:p>
          </table:table-cell>
          <table:table-cell table:style-name="ce10" table:formula="of:=[.B8]-[.C8]" office:value-type="float" office:value="16.6967824967825" calcext:value-type="float">
            <text:p>16.70</text:p>
          </table:table-cell>
          <table:table-cell table:style-name="ce11" office:value-type="percentage" office:value="0.263081717726526" calcext:value-type="percentage">
            <text:p>26%</text:p>
          </table:table-cell>
          <table:table-cell table:style-name="ce13" table:formula="of:=[.C8]*(1+[.E8])" office:value-type="float" office:value="58.4847475002289" calcext:value-type="float">
            <text:p>58</text:p>
          </table:table-cell>
          <table:table-cell table:style-name="ce13" table:formula="of:=[.B8]-[.F8]" office:value-type="float" office:value="4.51525249977107" calcext:value-type="float">
            <text:p>5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Jul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8-01" calcext:value-type="date">
            <text:p>1-Aug-2013</text:p>
          </table:table-cell>
          <table:table-cell table:style-name="ce9" office:value-type="float" office:value="56" calcext:value-type="float">
            <text:p>56</text:p>
          </table:table-cell>
          <table:table-cell table:style-name="ce10" office:value-type="float" office:value="51.8927927927928" calcext:value-type="float">
            <text:p>51.89</text:p>
          </table:table-cell>
          <table:table-cell table:style-name="ce10" table:formula="of:=[.B9]-[.C9]" office:value-type="float" office:value="4.10720720720721" calcext:value-type="float">
            <text:p>4.11</text:p>
          </table:table-cell>
          <table:table-cell table:style-name="ce11" office:value-type="percentage" office:value="0.0744398082714666" calcext:value-type="percentage">
            <text:p>7%</text:p>
          </table:table-cell>
          <table:table-cell table:style-name="ce13" table:formula="of:=[.C9]*(1+[.E9])" office:value-type="float" office:value="55.7556823389592" calcext:value-type="float">
            <text:p>56</text:p>
          </table:table-cell>
          <table:table-cell table:style-name="ce13" table:formula="of:=[.B9]-[.F9]" office:value-type="float" office:value="0.244317661040775" calcext:value-type="float">
            <text:p>0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Ago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99" calcext:value-type="float">
            <text:p>199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09-01" calcext:value-type="date">
            <text:p>1-Sep-2013</text:p>
          </table:table-cell>
          <table:table-cell table:style-name="ce9" office:value-type="float" office:value="53" calcext:value-type="float">
            <text:p>53</text:p>
          </table:table-cell>
          <table:table-cell table:style-name="ce10" office:value-type="float" office:value="57.4823680823681" calcext:value-type="float">
            <text:p>57.48</text:p>
          </table:table-cell>
          <table:table-cell table:style-name="ce10" table:formula="of:=[.B10]-[.C10]" office:value-type="float" office:value="-4.48236808236808" calcext:value-type="float">
            <text:p>-4.48</text:p>
          </table:table-cell>
          <table:table-cell table:style-name="ce11" office:value-type="percentage" office:value="-0.103610677081968" calcext:value-type="percentage">
            <text:p>-10%</text:p>
          </table:table-cell>
          <table:table-cell table:style-name="ce13" table:formula="of:=[.C10]*(1+[.E10])" office:value-type="float" office:value="51.526581005079" calcext:value-type="float">
            <text:p>52</text:p>
          </table:table-cell>
          <table:table-cell table:style-name="ce13" table:formula="of:=[.B10]-[.F10]" office:value-type="float" office:value="1.47341899492097" calcext:value-type="float">
            <text:p>1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Set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10-01" calcext:value-type="date">
            <text:p>1-Oct-2013</text:p>
          </table:table-cell>
          <table:table-cell table:style-name="ce9" office:value-type="float" office:value="59" calcext:value-type="float">
            <text:p>59</text:p>
          </table:table-cell>
          <table:table-cell table:style-name="ce10" office:value-type="float" office:value="63.0719433719434" calcext:value-type="float">
            <text:p>63.07</text:p>
          </table:table-cell>
          <table:table-cell table:style-name="ce10" table:formula="of:=[.B11]-[.C11]" office:value-type="float" office:value="-4.07194337194337" calcext:value-type="float">
            <text:p>-4.07</text:p>
          </table:table-cell>
          <table:table-cell table:style-name="ce11" office:value-type="percentage" office:value="-0.0985431262267421" calcext:value-type="percentage">
            <text:p>-10%</text:p>
          </table:table-cell>
          <table:table-cell table:style-name="ce13" table:formula="of:=[.C11]*(1+[.E11])" office:value-type="float" office:value="56.856636894876" calcext:value-type="float">
            <text:p>57</text:p>
          </table:table-cell>
          <table:table-cell table:style-name="ce13" table:formula="of:=[.B11]-[.F11]" office:value-type="float" office:value="2.14336310512397" calcext:value-type="float">
            <text:p>2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Out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77" calcext:value-type="float">
            <text:p>177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11-01" calcext:value-type="date">
            <text:p>1-Nov-2013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68.6615186615187" calcext:value-type="float">
            <text:p>68.66</text:p>
          </table:table-cell>
          <table:table-cell table:style-name="ce10" table:formula="of:=[.B12]-[.C12]" office:value-type="float" office:value="-18.6615186615187" calcext:value-type="float">
            <text:p>-18.66</text:p>
          </table:table-cell>
          <table:table-cell table:style-name="ce11" office:value-type="percentage" office:value="-0.365608075529272" calcext:value-type="percentage">
            <text:p>-37%</text:p>
          </table:table-cell>
          <table:table-cell table:style-name="ce13" table:formula="of:=[.C12]*(1+[.E12])" office:value-type="float" office:value="43.5583129607637" calcext:value-type="float">
            <text:p>44</text:p>
          </table:table-cell>
          <table:table-cell table:style-name="ce13" table:formula="of:=[.B12]-[.F12]" office:value-type="float" office:value="6.44168703923635" calcext:value-type="float">
            <text:p>6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Nov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47"/>
        </table:table-row>
        <table:table-row table:style-name="ro1">
          <table:table-cell table:style-name="ce8" office:value-type="date" office:date-value="2013-12-01" calcext:value-type="date">
            <text:p>1-Dec-2013</text:p>
          </table:table-cell>
          <table:table-cell table:style-name="ce9" office:value-type="float" office:value="98" calcext:value-type="float">
            <text:p>98</text:p>
          </table:table-cell>
          <table:table-cell table:style-name="ce10" office:value-type="float" office:value="74.251093951094" calcext:value-type="float">
            <text:p>74.25</text:p>
          </table:table-cell>
          <table:table-cell table:style-name="ce10" table:formula="of:=[.B13]-[.C13]" office:value-type="float" office:value="23.748906048906" calcext:value-type="float">
            <text:p>23.75</text:p>
          </table:table-cell>
          <table:table-cell table:style-name="ce11" office:value-type="percentage" office:value="0.246986072909017" calcext:value-type="percentage">
            <text:p>25%</text:p>
          </table:table-cell>
          <table:table-cell table:style-name="ce13" table:formula="of:=[.C13]*(1+[.E13])" office:value-type="float" office:value="92.5900800552731" calcext:value-type="float">
            <text:p>93</text:p>
          </table:table-cell>
          <table:table-cell table:style-name="ce13" table:formula="of:=[.B13]-[.F13]" office:value-type="float" office:value="5.40991994472691" calcext:value-type="float">
            <text:p>5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Dez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78" calcext:value-type="float">
            <text:p>278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01-01" calcext:value-type="date">
            <text:p>1-Jan-2014</text:p>
          </table:table-cell>
          <table:table-cell table:style-name="ce9" office:value-type="float" office:value="73" calcext:value-type="float">
            <text:p>73</text:p>
          </table:table-cell>
          <table:table-cell table:style-name="ce10" office:value-type="float" office:value="79.8406692406692" calcext:value-type="float">
            <text:p>79.84</text:p>
          </table:table-cell>
          <table:table-cell table:style-name="ce10" table:formula="of:=[.B14]-[.C14]" office:value-type="float" office:value="-6.84066924066924" calcext:value-type="float">
            <text:p>-6.84</text:p>
          </table:table-cell>
          <table:table-cell table:style-name="ce11" office:value-type="percentage" office:value="-0.0573582169370351" calcext:value-type="percentage">
            <text:p>-6%</text:p>
          </table:table-cell>
          <table:table-cell table:style-name="ce13" table:formula="of:=[.C14]*(1+[.E14])" office:value-type="float" office:value="75.2611508139649" calcext:value-type="float">
            <text:p>75</text:p>
          </table:table-cell>
          <table:table-cell table:style-name="ce13" table:formula="of:=[.B14]-[.F14]" office:value-type="float" office:value="-2.26115081396487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8" office:value-type="date" office:date-value="2014-02-01" calcext:value-type="date">
            <text:p>1-Feb-2014</text:p>
          </table:table-cell>
          <table:table-cell table:style-name="ce9" office:value-type="float" office:value="92" calcext:value-type="float">
            <text:p>92</text:p>
          </table:table-cell>
          <table:table-cell table:style-name="ce10" office:value-type="float" office:value="85.4302445302445" calcext:value-type="float">
            <text:p>85.43</text:p>
          </table:table-cell>
          <table:table-cell table:style-name="ce10" table:formula="of:=[.B15]-[.C15]" office:value-type="float" office:value="6.56975546975548" calcext:value-type="float">
            <text:p>6.57</text:p>
          </table:table-cell>
          <table:table-cell table:style-name="ce11" office:value-type="percentage" office:value="0.0622113642687932" calcext:value-type="percentage">
            <text:p>6%</text:p>
          </table:table-cell>
          <table:table-cell table:style-name="ce13" table:formula="of:=[.C15]*(1+[.E15])" office:value-type="float" office:value="90.7449765922877" calcext:value-type="float">
            <text:p>91</text:p>
          </table:table-cell>
          <table:table-cell table:style-name="ce13" table:formula="of:=[.B15]-[.F15]" office:value-type="float" office:value="1.25502340771236" calcext:value-type="float">
            <text:p>1</text:p>
          </table:table-cell>
          <table:table-cell table:number-columns-repeated="7"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>
            <draw:frame table:end-cell-address="'Brinquedos 2'.V27" table:end-x="0.7287in" table:end-y="0.187in" draw:z-index="2" draw:name="Chart 9" draw:style-name="gr1" draw:text-style-name="P1" svg:width="5.011in" svg:height="2.6976in" svg:x="0.0937in" svg:y="0.1146in">
              <draw:object draw:notify-on-update-of-ranges="'Brinquedos 2'.N16:'Brinquedos 2'.N27 'Brinquedos 2'.O15:'Brinquedos 2'.O15 'Brinquedos 2'.O16:'Brinquedos 2'.O27 'Brinquedos 2'.P15:'Brinquedos 2'.P15 'Brinquedos 2'.P16:'Brinquedos 2'.P27 'Brinquedos 2'.Q15:'Brinquedos 2'.Q15 'Brinquedos 2'.Q16:'Brinquedos 2'.Q2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table:style-name="ce8" office:value-type="date" office:date-value="2014-03-01" calcext:value-type="date">
            <text:p>1-Mar-2014</text:p>
          </table:table-cell>
          <table:table-cell table:style-name="ce9" office:value-type="float" office:value="108" calcext:value-type="float">
            <text:p>108</text:p>
          </table:table-cell>
          <table:table-cell table:style-name="ce10" office:value-type="float" office:value="91.0198198198198" calcext:value-type="float">
            <text:p>91.02</text:p>
          </table:table-cell>
          <table:table-cell table:style-name="ce10" table:formula="of:=[.B16]-[.C16]" office:value-type="float" office:value="16.9801801801802" calcext:value-type="float">
            <text:p>16.98</text:p>
          </table:table-cell>
          <table:table-cell table:style-name="ce11" office:value-type="percentage" office:value="0.171211228204692" calcext:value-type="percentage">
            <text:p>17%</text:p>
          </table:table-cell>
          <table:table-cell table:style-name="ce13" table:formula="of:=[.C16]*(1+[.E16])" office:value-type="float" office:value="106.603434962141" calcext:value-type="float">
            <text:p>107</text:p>
          </table:table-cell>
          <table:table-cell table:style-name="ce13" table:formula="of:=[.B16]-[.F16]" office:value-type="float" office:value="1.39656503785905" calcext:value-type="float">
            <text:p>1</text:p>
          </table:table-cell>
          <table:table-cell table:number-columns-repeated="6"/>
          <table:table-cell table:style-name="ce4" office:value-type="string" calcext:value-type="string">
            <text:p>Jan</text:p>
          </table:table-cell>
          <table:table-cell table:style-name="ce10" office:value-type="float" office:value="0.23423423423424" calcext:value-type="float">
            <text:p>0.23</text:p>
          </table:table-cell>
          <table:table-cell table:style-name="ce10" office:value-type="float" office:value="-6.84066924066924" calcext:value-type="float">
            <text:p>-6.84</text:p>
          </table:table-cell>
          <table:table-cell table:style-name="ce10" office:value-type="float" office:value="-12.9155727155727" calcext:value-type="float">
            <text:p>-12.92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04-01" calcext:value-type="date">
            <text:p>1-Apr-2014</text:p>
          </table:table-cell>
          <table:table-cell table:style-name="ce9" office:value-type="float" office:value="71" calcext:value-type="float">
            <text:p>71</text:p>
          </table:table-cell>
          <table:table-cell table:style-name="ce10" office:value-type="float" office:value="96.6093951093951" calcext:value-type="float">
            <text:p>96.61</text:p>
          </table:table-cell>
          <table:table-cell table:style-name="ce10" table:formula="of:=[.B17]-[.C17]" office:value-type="float" office:value="-25.6093951093951" calcext:value-type="float">
            <text:p>-25.61</text:p>
          </table:table-cell>
          <table:table-cell table:style-name="ce11" office:value-type="percentage" office:value="-0.302037064227205" calcext:value-type="percentage">
            <text:p>-30%</text:p>
          </table:table-cell>
          <table:table-cell table:style-name="ce13" table:formula="of:=[.C17]*(1+[.E17])" office:value-type="float" office:value="67.4297770337873" calcext:value-type="float">
            <text:p>67</text:p>
          </table:table-cell>
          <table:table-cell table:style-name="ce13" table:formula="of:=[.B17]-[.F17]" office:value-type="float" office:value="3.57022296621268" calcext:value-type="float">
            <text:p>4</text:p>
          </table:table-cell>
          <table:table-cell table:number-columns-repeated="6"/>
          <table:table-cell table:style-name="ce4" office:value-type="string" calcext:value-type="string">
            <text:p>Fev</text:p>
          </table:table-cell>
          <table:table-cell table:style-name="ce10" office:value-type="float" office:value="0.64465894465895" calcext:value-type="float">
            <text:p>0.64</text:p>
          </table:table-cell>
          <table:table-cell table:style-name="ce10" office:value-type="float" office:value="6.56975546975548" calcext:value-type="float">
            <text:p>6.57</text:p>
          </table:table-cell>
          <table:table-cell table:style-name="ce10" office:value-type="float" office:value="13.494851994852" calcext:value-type="float">
            <text:p>13.49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05-01" calcext:value-type="date">
            <text:p>1-May-2014</text:p>
          </table:table-cell>
          <table:table-cell table:style-name="ce9" office:value-type="float" office:value="82" calcext:value-type="float">
            <text:p>82</text:p>
          </table:table-cell>
          <table:table-cell table:style-name="ce10" office:value-type="float" office:value="102.19897039897" calcext:value-type="float">
            <text:p>102.20</text:p>
          </table:table-cell>
          <table:table-cell table:style-name="ce10" table:formula="of:=[.B18]-[.C18]" office:value-type="float" office:value="-20.1989703989704" calcext:value-type="float">
            <text:p>-20.20</text:p>
          </table:table-cell>
          <table:table-cell table:style-name="ce11" office:value-type="percentage" office:value="-0.201995199552754" calcext:value-type="percentage">
            <text:p>-20%</text:p>
          </table:table-cell>
          <table:table-cell table:style-name="ce13" table:formula="of:=[.C18]*(1+[.E18])" office:value-type="float" office:value="81.5552689791443" calcext:value-type="float">
            <text:p>82</text:p>
          </table:table-cell>
          <table:table-cell table:style-name="ce13" table:formula="of:=[.B18]-[.F18]" office:value-type="float" office:value="0.44473102085567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Mar</text:p>
          </table:table-cell>
          <table:table-cell table:style-name="ce10" office:value-type="float" office:value="6.05508365508366" calcext:value-type="float">
            <text:p>6.06</text:p>
          </table:table-cell>
          <table:table-cell table:style-name="ce10" office:value-type="float" office:value="16.9801801801802" calcext:value-type="float">
            <text:p>16.98</text:p>
          </table:table-cell>
          <table:table-cell table:style-name="ce10" office:value-type="float" office:value="28.9052767052767" calcext:value-type="float">
            <text:p>28.91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06-01" calcext:value-type="date">
            <text:p>1-Jun-2014</text:p>
          </table:table-cell>
          <table:table-cell table:style-name="ce9" office:value-type="float" office:value="98" calcext:value-type="float">
            <text:p>98</text:p>
          </table:table-cell>
          <table:table-cell table:style-name="ce10" office:value-type="float" office:value="107.788545688546" calcext:value-type="float">
            <text:p>107.79</text:p>
          </table:table-cell>
          <table:table-cell table:style-name="ce10" table:formula="of:=[.B19]-[.C19]" office:value-type="float" office:value="-9.7885456885457" calcext:value-type="float">
            <text:p>-9.79</text:p>
          </table:table-cell>
          <table:table-cell table:style-name="ce11" office:value-type="percentage" office:value="-0.100007316090843" calcext:value-type="percentage">
            <text:p>-10%</text:p>
          </table:table-cell>
          <table:table-cell table:style-name="ce13" table:formula="of:=[.C19]*(1+[.E19])" office:value-type="float" office:value="97.0089025288991" calcext:value-type="float">
            <text:p>97</text:p>
          </table:table-cell>
          <table:table-cell table:style-name="ce13" table:formula="of:=[.B19]-[.F19]" office:value-type="float" office:value="0.991097471100943" calcext:value-type="float">
            <text:p>1</text:p>
          </table:table-cell>
          <table:table-cell table:number-columns-repeated="6"/>
          <table:table-cell table:style-name="ce4" office:value-type="string" calcext:value-type="string">
            <text:p>Abr</text:p>
          </table:table-cell>
          <table:table-cell table:style-name="ce10" office:value-type="float" office:value="-4.53449163449163" calcext:value-type="float">
            <text:p>-4.53</text:p>
          </table:table-cell>
          <table:table-cell table:style-name="ce10" office:value-type="float" office:value="-25.6093951093951" calcext:value-type="float">
            <text:p>-25.61</text:p>
          </table:table-cell>
          <table:table-cell table:style-name="ce10" office:value-type="float" office:value="-43.6842985842986" calcext:value-type="float">
            <text:p>-43.68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07-01" calcext:value-type="date">
            <text:p>1-Jul-2014</text:p>
          </table:table-cell>
          <table:table-cell table:style-name="ce9" office:value-type="float" office:value="154" calcext:value-type="float">
            <text:p>154</text:p>
          </table:table-cell>
          <table:table-cell table:style-name="ce10" office:value-type="float" office:value="113.378120978121" calcext:value-type="float">
            <text:p>113.38</text:p>
          </table:table-cell>
          <table:table-cell table:style-name="ce10" table:formula="of:=[.B20]-[.C20]" office:value-type="float" office:value="40.621879021879" calcext:value-type="float">
            <text:p>40.62</text:p>
          </table:table-cell>
          <table:table-cell table:style-name="ce11" office:value-type="percentage" office:value="0.263081717726526" calcext:value-type="percentage">
            <text:p>26%</text:p>
          </table:table-cell>
          <table:table-cell table:style-name="ce13" table:formula="of:=[.C20]*(1+[.E20])" office:value-type="float" office:value="143.205831797651" calcext:value-type="float">
            <text:p>143</text:p>
          </table:table-cell>
          <table:table-cell table:style-name="ce13" table:formula="of:=[.B20]-[.F20]" office:value-type="float" office:value="10.794168202349" calcext:value-type="float">
            <text:p>11</text:p>
          </table:table-cell>
          <table:table-cell table:number-columns-repeated="6"/>
          <table:table-cell table:style-name="ce4" office:value-type="string" calcext:value-type="string">
            <text:p>Mai</text:p>
          </table:table-cell>
          <table:table-cell table:style-name="ce10" office:value-type="float" office:value="-4.12406692406692" calcext:value-type="float">
            <text:p>-4.12</text:p>
          </table:table-cell>
          <table:table-cell table:style-name="ce10" office:value-type="float" office:value="-20.1989703989704" calcext:value-type="float">
            <text:p>-20.20</text:p>
          </table:table-cell>
          <table:table-cell table:style-name="ce10" office:value-type="float" office:value="-31.2738738738739" calcext:value-type="float">
            <text:p>-31.27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08-01" calcext:value-type="date">
            <text:p>1-Aug-2014</text:p>
          </table:table-cell>
          <table:table-cell table:style-name="ce9" office:value-type="float" office:value="130" calcext:value-type="float">
            <text:p>130</text:p>
          </table:table-cell>
          <table:table-cell table:style-name="ce10" office:value-type="float" office:value="118.967696267696" calcext:value-type="float">
            <text:p>118.97</text:p>
          </table:table-cell>
          <table:table-cell table:style-name="ce10" table:formula="of:=[.B21]-[.C21]" office:value-type="float" office:value="11.0323037323037" calcext:value-type="float">
            <text:p>11.03</text:p>
          </table:table-cell>
          <table:table-cell table:style-name="ce11" office:value-type="percentage" office:value="0.0744398082714666" calcext:value-type="percentage">
            <text:p>7%</text:p>
          </table:table-cell>
          <table:table-cell table:style-name="ce13" table:formula="of:=[.C21]*(1+[.E21])" office:value-type="float" office:value="127.823628768362" calcext:value-type="float">
            <text:p>128</text:p>
          </table:table-cell>
          <table:table-cell table:style-name="ce13" table:formula="of:=[.B21]-[.F21]" office:value-type="float" office:value="2.17637123163836" calcext:value-type="float">
            <text:p>2</text:p>
          </table:table-cell>
          <table:table-cell table:number-columns-repeated="6"/>
          <table:table-cell table:style-name="ce4" office:value-type="string" calcext:value-type="string">
            <text:p>Jun</text:p>
          </table:table-cell>
          <table:table-cell table:style-name="ce10" office:value-type="float" office:value="-3.71364221364221" calcext:value-type="float">
            <text:p>-3.71</text:p>
          </table:table-cell>
          <table:table-cell table:style-name="ce10" office:value-type="float" office:value="-9.7885456885457" calcext:value-type="float">
            <text:p>-9.79</text:p>
          </table:table-cell>
          <table:table-cell table:style-name="ce10" office:value-type="float" office:value="-15.8634491634492" calcext:value-type="float">
            <text:p>-15.86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09-01" calcext:value-type="date">
            <text:p>1-Sep-2014</text:p>
          </table:table-cell>
          <table:table-cell table:style-name="ce9" office:value-type="float" office:value="112" calcext:value-type="float">
            <text:p>112</text:p>
          </table:table-cell>
          <table:table-cell table:style-name="ce10" office:value-type="float" office:value="124.557271557272" calcext:value-type="float">
            <text:p>124.56</text:p>
          </table:table-cell>
          <table:table-cell table:style-name="ce10" table:formula="of:=[.B22]-[.C22]" office:value-type="float" office:value="-12.5572715572716" calcext:value-type="float">
            <text:p>-12.56</text:p>
          </table:table-cell>
          <table:table-cell table:style-name="ce11" office:value-type="percentage" office:value="-0.103610677081968" calcext:value-type="percentage">
            <text:p>-10%</text:p>
          </table:table-cell>
          <table:table-cell table:style-name="ce13" table:formula="of:=[.C22]*(1+[.E22])" office:value-type="float" office:value="111.65180831574" calcext:value-type="float">
            <text:p>112</text:p>
          </table:table-cell>
          <table:table-cell table:style-name="ce13" table:formula="of:=[.B22]-[.F22]" office:value-type="float" office:value="0.348191684259874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Jul</text:p>
          </table:table-cell>
          <table:table-cell table:style-name="ce10" office:value-type="float" office:value="16.6967824967825" calcext:value-type="float">
            <text:p>16.70</text:p>
          </table:table-cell>
          <table:table-cell table:style-name="ce10" office:value-type="float" office:value="40.621879021879" calcext:value-type="float">
            <text:p>40.62</text:p>
          </table:table-cell>
          <table:table-cell table:style-name="ce10" office:value-type="float" office:value="63.5469755469755" calcext:value-type="float">
            <text:p>63.55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10-01" calcext:value-type="date">
            <text:p>1-Oct-2014</text:p>
          </table:table-cell>
          <table:table-cell table:style-name="ce9" office:value-type="float" office:value="117" calcext:value-type="float">
            <text:p>117</text:p>
          </table:table-cell>
          <table:table-cell table:style-name="ce10" office:value-type="float" office:value="130.146846846847" calcext:value-type="float">
            <text:p>130.15</text:p>
          </table:table-cell>
          <table:table-cell table:style-name="ce10" table:formula="of:=[.B23]-[.C23]" office:value-type="float" office:value="-13.1468468468468" calcext:value-type="float">
            <text:p>-13.15</text:p>
          </table:table-cell>
          <table:table-cell table:style-name="ce11" office:value-type="percentage" office:value="-0.0985431262267421" calcext:value-type="percentage">
            <text:p>-10%</text:p>
          </table:table-cell>
          <table:table-cell table:style-name="ce13" table:formula="of:=[.C23]*(1+[.E23])" office:value-type="float" office:value="117.321769690006" calcext:value-type="float">
            <text:p>117</text:p>
          </table:table-cell>
          <table:table-cell table:style-name="ce13" table:formula="of:=[.B23]-[.F23]" office:value-type="float" office:value="-0.321769690005553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Ago</text:p>
          </table:table-cell>
          <table:table-cell table:style-name="ce10" office:value-type="float" office:value="4.10720720720721" calcext:value-type="float">
            <text:p>4.11</text:p>
          </table:table-cell>
          <table:table-cell table:style-name="ce10" office:value-type="float" office:value="11.0323037323037" calcext:value-type="float">
            <text:p>11.03</text:p>
          </table:table-cell>
          <table:table-cell table:style-name="ce10" office:value-type="float" office:value="12.9574002574003" calcext:value-type="float">
            <text:p>12.96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11-01" calcext:value-type="date">
            <text:p>1-Nov-2014</text:p>
          </table:table-cell>
          <table:table-cell table:style-name="ce9" office:value-type="float" office:value="101" calcext:value-type="float">
            <text:p>101</text:p>
          </table:table-cell>
          <table:table-cell table:style-name="ce10" office:value-type="float" office:value="135.736422136422" calcext:value-type="float">
            <text:p>135.74</text:p>
          </table:table-cell>
          <table:table-cell table:style-name="ce10" table:formula="of:=[.B24]-[.C24]" office:value-type="float" office:value="-34.7364221364221" calcext:value-type="float">
            <text:p>-34.74</text:p>
          </table:table-cell>
          <table:table-cell table:style-name="ce11" office:value-type="percentage" office:value="-0.365608075529272" calcext:value-type="percentage">
            <text:p>-37%</text:p>
          </table:table-cell>
          <table:table-cell table:style-name="ce13" table:formula="of:=[.C24]*(1+[.E24])" office:value-type="float" office:value="86.110090059896" calcext:value-type="float">
            <text:p>86</text:p>
          </table:table-cell>
          <table:table-cell table:style-name="ce13" table:formula="of:=[.B24]-[.F24]" office:value-type="float" office:value="14.889909940104" calcext:value-type="float">
            <text:p>15</text:p>
          </table:table-cell>
          <table:table-cell table:number-columns-repeated="6"/>
          <table:table-cell table:style-name="ce4" office:value-type="string" calcext:value-type="string">
            <text:p>Set</text:p>
          </table:table-cell>
          <table:table-cell table:style-name="ce10" office:value-type="float" office:value="-4.48236808236808" calcext:value-type="float">
            <text:p>-4.48</text:p>
          </table:table-cell>
          <table:table-cell table:style-name="ce10" office:value-type="float" office:value="-12.5572715572716" calcext:value-type="float">
            <text:p>-12.56</text:p>
          </table:table-cell>
          <table:table-cell table:style-name="ce10" office:value-type="float" office:value="-19.632175032175" calcext:value-type="float">
            <text:p>-19.63</text:p>
          </table:table-cell>
          <table:table-cell table:number-columns-repeated="47"/>
        </table:table-row>
        <table:table-row table:style-name="ro1">
          <table:table-cell table:style-name="ce8" office:value-type="date" office:date-value="2014-12-01" calcext:value-type="date">
            <text:p>1-Dec-2014</text:p>
          </table:table-cell>
          <table:table-cell table:style-name="ce9" office:value-type="float" office:value="188" calcext:value-type="float">
            <text:p>188</text:p>
          </table:table-cell>
          <table:table-cell table:style-name="ce10" office:value-type="float" office:value="141.325997425997" calcext:value-type="float">
            <text:p>141.33</text:p>
          </table:table-cell>
          <table:table-cell table:style-name="ce10" table:formula="of:=[.B25]-[.C25]" office:value-type="float" office:value="46.6740025740026" calcext:value-type="float">
            <text:p>46.67</text:p>
          </table:table-cell>
          <table:table-cell table:style-name="ce11" office:value-type="percentage" office:value="0.246986072909017" calcext:value-type="percentage">
            <text:p>25%</text:p>
          </table:table-cell>
          <table:table-cell table:style-name="ce13" table:formula="of:=[.C25]*(1+[.E25])" office:value-type="float" office:value="176.231550530194" calcext:value-type="float">
            <text:p>176</text:p>
          </table:table-cell>
          <table:table-cell table:style-name="ce13" table:formula="of:=[.B25]-[.F25]" office:value-type="float" office:value="11.7684494698057" calcext:value-type="float">
            <text:p>12</text:p>
          </table:table-cell>
          <table:table-cell table:number-columns-repeated="6"/>
          <table:table-cell table:style-name="ce4" office:value-type="string" calcext:value-type="string">
            <text:p>Out</text:p>
          </table:table-cell>
          <table:table-cell table:style-name="ce10" office:value-type="float" office:value="-4.07194337194337" calcext:value-type="float">
            <text:p>-4.07</text:p>
          </table:table-cell>
          <table:table-cell table:style-name="ce10" office:value-type="float" office:value="-13.1468468468468" calcext:value-type="float">
            <text:p>-13.15</text:p>
          </table:table-cell>
          <table:table-cell table:style-name="ce10" office:value-type="float" office:value="-20.2217503217503" calcext:value-type="float">
            <text:p>-20.22</text:p>
          </table:table-cell>
          <table:table-cell table:number-columns-repeated="47"/>
        </table:table-row>
        <table:table-row table:style-name="ro1">
          <table:table-cell table:style-name="ce8" office:value-type="date" office:date-value="2015-01-01" calcext:value-type="date">
            <text:p>1-Jan-2015</text:p>
          </table:table-cell>
          <table:table-cell table:style-name="ce9" office:value-type="float" office:value="134" calcext:value-type="float">
            <text:p>134</text:p>
          </table:table-cell>
          <table:table-cell table:style-name="ce10" office:value-type="float" office:value="146.915572715573" calcext:value-type="float">
            <text:p>146.92</text:p>
          </table:table-cell>
          <table:table-cell table:style-name="ce10" table:formula="of:=[.B26]-[.C26]" office:value-type="float" office:value="-12.9155727155727" calcext:value-type="float">
            <text:p>-12.92</text:p>
          </table:table-cell>
          <table:table-cell table:style-name="ce11" office:value-type="percentage" office:value="-0.0573582169370351" calcext:value-type="percentage">
            <text:p>-6%</text:p>
          </table:table-cell>
          <table:table-cell table:style-name="ce13" table:formula="of:=[.C26]*(1+[.E26])" office:value-type="float" office:value="138.488757424324" calcext:value-type="float">
            <text:p>138</text:p>
          </table:table-cell>
          <table:table-cell table:style-name="ce13" table:formula="of:=[.B26]-[.F26]" office:value-type="float" office:value="-4.48875742432415" calcext:value-type="float">
            <text:p>-4</text:p>
          </table:table-cell>
          <table:table-cell table:number-columns-repeated="6"/>
          <table:table-cell table:style-name="ce4" office:value-type="string" calcext:value-type="string">
            <text:p>Nov</text:p>
          </table:table-cell>
          <table:table-cell table:style-name="ce10" office:value-type="float" office:value="-18.6615186615187" calcext:value-type="float">
            <text:p>-18.66</text:p>
          </table:table-cell>
          <table:table-cell table:style-name="ce10" office:value-type="float" office:value="-34.7364221364221" calcext:value-type="float">
            <text:p>-34.74</text:p>
          </table:table-cell>
          <table:table-cell table:style-name="ce10" office:value-type="float" office:value="-55.8113256113256" calcext:value-type="float">
            <text:p>-55.81</text:p>
          </table:table-cell>
          <table:table-cell table:number-columns-repeated="47"/>
        </table:table-row>
        <table:table-row table:style-name="ro1">
          <table:table-cell table:style-name="ce8" office:value-type="date" office:date-value="2015-02-01" calcext:value-type="date">
            <text:p>1-Feb-2015</text:p>
          </table:table-cell>
          <table:table-cell table:style-name="ce9" office:value-type="float" office:value="166" calcext:value-type="float">
            <text:p>166</text:p>
          </table:table-cell>
          <table:table-cell table:style-name="ce10" office:value-type="float" office:value="152.505148005148" calcext:value-type="float">
            <text:p>152.51</text:p>
          </table:table-cell>
          <table:table-cell table:style-name="ce10" table:formula="of:=[.B27]-[.C27]" office:value-type="float" office:value="13.494851994852" calcext:value-type="float">
            <text:p>13.49</text:p>
          </table:table-cell>
          <table:table-cell table:style-name="ce11" office:value-type="percentage" office:value="0.0622113642687932" calcext:value-type="percentage">
            <text:p>6%</text:p>
          </table:table-cell>
          <table:table-cell table:style-name="ce13" table:formula="of:=[.C27]*(1+[.E27])" office:value-type="float" office:value="161.992701320563" calcext:value-type="float">
            <text:p>162</text:p>
          </table:table-cell>
          <table:table-cell table:style-name="ce13" table:formula="of:=[.B27]-[.F27]" office:value-type="float" office:value="4.0072986794375" calcext:value-type="float">
            <text:p>4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Dez</text:p>
          </table:table-cell>
          <table:table-cell table:style-name="ce10" office:value-type="float" office:value="23.748906048906" calcext:value-type="float">
            <text:p>23.75</text:p>
          </table:table-cell>
          <table:table-cell table:style-name="ce10" office:value-type="float" office:value="46.6740025740026" calcext:value-type="float">
            <text:p>46.67</text:p>
          </table:table-cell>
          <table:table-cell table:style-name="ce10" office:value-type="float" office:value="69.5990990990991" calcext:value-type="float">
            <text:p>69.60</text:p>
          </table:table-cell>
          <table:table-cell table:number-columns-repeated="47"/>
        </table:table-row>
        <table:table-row table:style-name="ro1">
          <table:table-cell table:style-name="ce8" office:value-type="date" office:date-value="2015-03-01" calcext:value-type="date">
            <text:p>1-Mar-2015</text:p>
          </table:table-cell>
          <table:table-cell table:style-name="ce9" office:value-type="float" office:value="187" calcext:value-type="float">
            <text:p>187</text:p>
          </table:table-cell>
          <table:table-cell table:style-name="ce10" office:value-type="float" office:value="158.094723294723" calcext:value-type="float">
            <text:p>158.09</text:p>
          </table:table-cell>
          <table:table-cell table:style-name="ce10" table:formula="of:=[.B28]-[.C28]" office:value-type="float" office:value="28.9052767052767" calcext:value-type="float">
            <text:p>28.91</text:p>
          </table:table-cell>
          <table:table-cell table:style-name="ce11" office:value-type="percentage" office:value="0.171211228204692" calcext:value-type="percentage">
            <text:p>17%</text:p>
          </table:table-cell>
          <table:table-cell table:style-name="ce13" table:formula="of:=[.C28]*(1+[.E28])" office:value-type="float" office:value="185.162315042694" calcext:value-type="float">
            <text:p>185</text:p>
          </table:table-cell>
          <table:table-cell table:style-name="ce13" table:formula="of:=[.B28]-[.F28]" office:value-type="float" office:value="1.83768495730615" calcext:value-type="float">
            <text:p>2</text:p>
          </table:table-cell>
          <table:table-cell table:style-name="ce9"/>
          <table:table-cell table:number-columns-repeated="9"/>
          <table:table-cell>
            <draw:frame table:end-cell-address="'Brinquedos 2'.V41" table:end-x="1.0205in" table:end-y="0.1453in" draw:z-index="3" draw:name="Chart 10" draw:style-name="gr1" draw:text-style-name="P1" svg:width="4.3965in" svg:height="2.9374in" svg:x="1in" svg:y="0.052in">
              <draw:object draw:notify-on-update-of-ranges="'Brinquedos 2'.N30:'Brinquedos 2'.N41 'Brinquedos 2'.O29:'Brinquedos 2'.O29 'Brinquedos 2'.O30:'Brinquedos 2'.O41 'Brinquedos 2'.P29:'Brinquedos 2'.P29 'Brinquedos 2'.P30:'Brinquedos 2'.P41 'Brinquedos 2'.Q29:'Brinquedos 2'.Q29 'Brinquedos 2'.Q30:'Brinquedos 2'.Q4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table:style-name="ce8" office:value-type="date" office:date-value="2015-04-01" calcext:value-type="date">
            <text:p>1-Apr-2015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float" office:value="163.684298584299" calcext:value-type="float">
            <text:p>163.68</text:p>
          </table:table-cell>
          <table:table-cell table:style-name="ce10" table:formula="of:=[.B29]-[.C29]" office:value-type="float" office:value="-43.6842985842986" calcext:value-type="float">
            <text:p>-43.68</text:p>
          </table:table-cell>
          <table:table-cell table:style-name="ce11" office:value-type="percentage" office:value="-0.302037064227205" calcext:value-type="percentage">
            <text:p>-30%</text:p>
          </table:table-cell>
          <table:table-cell table:style-name="ce13" table:formula="of:=[.C29]*(1+[.E29])" office:value-type="float" office:value="114.245573579808" calcext:value-type="float">
            <text:p>114</text:p>
          </table:table-cell>
          <table:table-cell table:style-name="ce13" table:formula="of:=[.B29]-[.F29]" office:value-type="float" office:value="5.75442642019222" calcext:value-type="float">
            <text:p>6</text:p>
          </table:table-cell>
          <table:table-cell table:style-name="ce9"/>
          <table:table-cell table:number-columns-repeated="6"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9" office:value-type="string" calcext:value-type="string">
            <text:p>Média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05-01" calcext:value-type="date">
            <text:p>1-May-2015</text:p>
          </table:table-cell>
          <table:table-cell table:style-name="ce9" office:value-type="float" office:value="138" calcext:value-type="float">
            <text:p>138</text:p>
          </table:table-cell>
          <table:table-cell table:style-name="ce10" office:value-type="float" office:value="169.273873873874" calcext:value-type="float">
            <text:p>169.27</text:p>
          </table:table-cell>
          <table:table-cell table:style-name="ce10" table:formula="of:=[.B30]-[.C30]" office:value-type="float" office:value="-31.2738738738739" calcext:value-type="float">
            <text:p>-31.27</text:p>
          </table:table-cell>
          <table:table-cell table:style-name="ce11" office:value-type="percentage" office:value="-0.201995199552754" calcext:value-type="percentage">
            <text:p>-20%</text:p>
          </table:table-cell>
          <table:table-cell table:style-name="ce13" table:formula="of:=[.C30]*(1+[.E30])" office:value-type="float" office:value="135.081363941653" calcext:value-type="float">
            <text:p>135</text:p>
          </table:table-cell>
          <table:table-cell table:style-name="ce13" table:formula="of:=[.B30]-[.F30]" office:value-type="float" office:value="2.91863605834706" calcext:value-type="float">
            <text:p>3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Jan</text:p>
          </table:table-cell>
          <table:table-cell table:style-name="ce10" table:formula="of:=[.O16]/[.O2]" office:value-type="float" office:value="0.0180180180180185" calcext:value-type="float">
            <text:p>0.02</text:p>
          </table:table-cell>
          <table:table-cell table:style-name="ce10" table:formula="of:=[.P16]/[.P2]" office:value-type="float" office:value="-0.0937077978173869" calcext:value-type="float">
            <text:p>-0.09</text:p>
          </table:table-cell>
          <table:table-cell table:style-name="ce10" table:formula="of:=[.Q16]/[.Q2]" office:value-type="float" office:value="-0.0963848710117367" calcext:value-type="float">
            <text:p>-0.10</text:p>
          </table:table-cell>
          <table:table-cell table:style-name="ce14" table:formula="of:=AVERAGE([.O30:.Q30])" office:value-type="float" office:value="-0.0573582169370351" calcext:value-type="float">
            <text:p>-0.06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06-01" calcext:value-type="date">
            <text:p>1-Jun-2015</text:p>
          </table:table-cell>
          <table:table-cell table:style-name="ce9" office:value-type="float" office:value="159" calcext:value-type="float">
            <text:p>159</text:p>
          </table:table-cell>
          <table:table-cell table:style-name="ce10" office:value-type="float" office:value="174.863449163449" calcext:value-type="float">
            <text:p>174.86</text:p>
          </table:table-cell>
          <table:table-cell table:style-name="ce10" table:formula="of:=[.B31]-[.C31]" office:value-type="float" office:value="-15.8634491634492" calcext:value-type="float">
            <text:p>-15.86</text:p>
          </table:table-cell>
          <table:table-cell table:style-name="ce11" office:value-type="percentage" office:value="-0.100007316090843" calcext:value-type="percentage">
            <text:p>-10%</text:p>
          </table:table-cell>
          <table:table-cell table:style-name="ce13" table:formula="of:=[.C31]*(1+[.E31])" office:value-type="float" office:value="157.375824930225" calcext:value-type="float">
            <text:p>157</text:p>
          </table:table-cell>
          <table:table-cell table:style-name="ce13" table:formula="of:=[.B31]-[.F31]" office:value-type="float" office:value="1.62417506977491" calcext:value-type="float">
            <text:p>2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Fev</text:p>
          </table:table-cell>
          <table:table-cell table:style-name="ce10" table:formula="of:=[.O17]/[.O3]" office:value-type="float" office:value="0.0339294181399447" calcext:value-type="float">
            <text:p>0.03</text:p>
          </table:table-cell>
          <table:table-cell table:style-name="ce10" table:formula="of:=[.P17]/[.P3]" office:value-type="float" office:value="0.0714103855408204" calcext:value-type="float">
            <text:p>0.07</text:p>
          </table:table-cell>
          <table:table-cell table:style-name="ce10" table:formula="of:=[.Q17]/[.Q3]" office:value-type="float" office:value="0.0812942891256144" calcext:value-type="float">
            <text:p>0.08</text:p>
          </table:table-cell>
          <table:table-cell table:style-name="ce14" table:formula="of:=AVERAGE([.O31:.Q31])" office:value-type="float" office:value="0.0622113642687932" calcext:value-type="float">
            <text:p>0.06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07-01" calcext:value-type="date">
            <text:p>1-Jul-2015</text:p>
          </table:table-cell>
          <table:table-cell table:style-name="ce9" office:value-type="float" office:value="244" calcext:value-type="float">
            <text:p>244</text:p>
          </table:table-cell>
          <table:table-cell table:style-name="ce10" office:value-type="float" office:value="180.453024453024" calcext:value-type="float">
            <text:p>180.45</text:p>
          </table:table-cell>
          <table:table-cell table:style-name="ce10" table:formula="of:=[.B32]-[.C32]" office:value-type="float" office:value="63.5469755469755" calcext:value-type="float">
            <text:p>63.55</text:p>
          </table:table-cell>
          <table:table-cell table:style-name="ce11" office:value-type="percentage" office:value="0.263081717726526" calcext:value-type="percentage">
            <text:p>26%</text:p>
          </table:table-cell>
          <table:table-cell table:style-name="ce13" table:formula="of:=[.C32]*(1+[.E32])" office:value-type="float" office:value="227.926916095073" calcext:value-type="float">
            <text:p>228</text:p>
          </table:table-cell>
          <table:table-cell table:style-name="ce13" table:formula="of:=[.B32]-[.F32]" office:value-type="float" office:value="16.073083904927" calcext:value-type="float">
            <text:p>16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Mar</text:p>
          </table:table-cell>
          <table:table-cell table:style-name="ce10" table:formula="of:=[.O18]/[.O4]" office:value-type="float" office:value="0.201836121836122" calcext:value-type="float">
            <text:p>0.20</text:p>
          </table:table-cell>
          <table:table-cell table:style-name="ce10" table:formula="of:=[.P18]/[.P4]" office:value-type="float" office:value="0.157223890557224" calcext:value-type="float">
            <text:p>0.16</text:p>
          </table:table-cell>
          <table:table-cell table:style-name="ce10" table:formula="of:=[.Q18]/[.Q4]" office:value-type="float" office:value="0.154573672220731" calcext:value-type="float">
            <text:p>0.15</text:p>
          </table:table-cell>
          <table:table-cell table:style-name="ce14" table:formula="of:=AVERAGE([.O32:.Q32])" office:value-type="float" office:value="0.171211228204692" calcext:value-type="float">
            <text:p>0.17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08-01" calcext:value-type="date">
            <text:p>1-Aug-2015</text:p>
          </table:table-cell>
          <table:table-cell table:style-name="ce9" office:value-type="float" office:value="199" calcext:value-type="float">
            <text:p>199</text:p>
          </table:table-cell>
          <table:table-cell table:style-name="ce10" office:value-type="float" office:value="186.0425997426" calcext:value-type="float">
            <text:p>186.04</text:p>
          </table:table-cell>
          <table:table-cell table:style-name="ce10" table:formula="of:=[.B33]-[.C33]" office:value-type="float" office:value="12.9574002574003" calcext:value-type="float">
            <text:p>12.96</text:p>
          </table:table-cell>
          <table:table-cell table:style-name="ce11" office:value-type="percentage" office:value="0.0744398082714666" calcext:value-type="percentage">
            <text:p>7%</text:p>
          </table:table-cell>
          <table:table-cell table:style-name="ce13" table:formula="of:=[.C33]*(1+[.E33])" office:value-type="float" office:value="199.891575197764" calcext:value-type="float">
            <text:p>200</text:p>
          </table:table-cell>
          <table:table-cell table:style-name="ce13" table:formula="of:=[.B33]-[.F33]" office:value-type="float" office:value="-0.89157519776407" calcext:value-type="float">
            <text:p>-1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Abr</text:p>
          </table:table-cell>
          <table:table-cell table:style-name="ce10" table:formula="of:=[.O19]/[.O5]" office:value-type="float" office:value="-0.181379665379665" calcext:value-type="float">
            <text:p>-0.18</text:p>
          </table:table-cell>
          <table:table-cell table:style-name="ce10" table:formula="of:=[.P19]/[.P5]" office:value-type="float" office:value="-0.360695705766128" calcext:value-type="float">
            <text:p>-0.36</text:p>
          </table:table-cell>
          <table:table-cell table:style-name="ce10" table:formula="of:=[.Q19]/[.Q5]" office:value-type="float" office:value="-0.364035821535821" calcext:value-type="float">
            <text:p>-0.36</text:p>
          </table:table-cell>
          <table:table-cell table:style-name="ce14" table:formula="of:=AVERAGE([.O33:.Q33])" office:value-type="float" office:value="-0.302037064227205" calcext:value-type="float">
            <text:p>-0.30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09-01" calcext:value-type="date">
            <text:p>1-Sep-2015</text:p>
          </table:table-cell>
          <table:table-cell table:style-name="ce9" office:value-type="float" office:value="172" calcext:value-type="float">
            <text:p>172</text:p>
          </table:table-cell>
          <table:table-cell table:style-name="ce10" office:value-type="float" office:value="191.632175032175" calcext:value-type="float">
            <text:p>191.63</text:p>
          </table:table-cell>
          <table:table-cell table:style-name="ce10" table:formula="of:=[.B34]-[.C34]" office:value-type="float" office:value="-19.632175032175" calcext:value-type="float">
            <text:p>-19.63</text:p>
          </table:table-cell>
          <table:table-cell table:style-name="ce11" office:value-type="percentage" office:value="-0.103610677081968" calcext:value-type="percentage">
            <text:p>-10%</text:p>
          </table:table-cell>
          <table:table-cell table:style-name="ce13" table:formula="of:=[.C34]*(1+[.E34])" office:value-type="float" office:value="171.777035626401" calcext:value-type="float">
            <text:p>172</text:p>
          </table:table-cell>
          <table:table-cell table:style-name="ce13" table:formula="of:=[.B34]-[.F34]" office:value-type="float" office:value="0.222964373598785" calcext:value-type="float">
            <text:p>0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Mai</text:p>
          </table:table-cell>
          <table:table-cell table:style-name="ce10" table:formula="of:=[.O20]/[.O6]" office:value-type="float" office:value="-0.133034416905385" calcext:value-type="float">
            <text:p>-0.13</text:p>
          </table:table-cell>
          <table:table-cell table:style-name="ce10" table:formula="of:=[.P20]/[.P6]" office:value-type="float" office:value="-0.246328907304517" calcext:value-type="float">
            <text:p>-0.25</text:p>
          </table:table-cell>
          <table:table-cell table:style-name="ce10" table:formula="of:=[.Q20]/[.Q6]" office:value-type="float" office:value="-0.226622274448361" calcext:value-type="float">
            <text:p>-0.23</text:p>
          </table:table-cell>
          <table:table-cell table:style-name="ce14" table:formula="of:=AVERAGE([.O34:.Q34])" office:value-type="float" office:value="-0.201995199552754" calcext:value-type="float">
            <text:p>-0.20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10-01" calcext:value-type="date">
            <text:p>1-Oct-2015</text:p>
          </table:table-cell>
          <table:table-cell table:style-name="ce9" office:value-type="float" office:value="177" calcext:value-type="float">
            <text:p>177</text:p>
          </table:table-cell>
          <table:table-cell table:style-name="ce10" office:value-type="float" office:value="197.22175032175" calcext:value-type="float">
            <text:p>197.22</text:p>
          </table:table-cell>
          <table:table-cell table:style-name="ce10" table:formula="of:=[.B35]-[.C35]" office:value-type="float" office:value="-20.2217503217503" calcext:value-type="float">
            <text:p>-20.22</text:p>
          </table:table-cell>
          <table:table-cell table:style-name="ce11" office:value-type="percentage" office:value="-0.0985431262267421" calcext:value-type="percentage">
            <text:p>-10%</text:p>
          </table:table-cell>
          <table:table-cell table:style-name="ce13" table:formula="of:=[.C35]*(1+[.E35])" office:value-type="float" office:value="177.786902485135" calcext:value-type="float">
            <text:p>178</text:p>
          </table:table-cell>
          <table:table-cell table:style-name="ce13" table:formula="of:=[.B35]-[.F35]" office:value-type="float" office:value="-0.786902485135101" calcext:value-type="float">
            <text:p>-1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Jun</text:p>
          </table:table-cell>
          <table:table-cell table:style-name="ce10" table:formula="of:=[.O21]/[.O7]" office:value-type="float" office:value="-0.100368708476816" calcext:value-type="float">
            <text:p>-0.10</text:p>
          </table:table-cell>
          <table:table-cell table:style-name="ce10" table:formula="of:=[.P21]/[.P7]" office:value-type="float" office:value="-0.0998831192708744" calcext:value-type="float">
            <text:p>-0.10</text:p>
          </table:table-cell>
          <table:table-cell table:style-name="ce10" table:formula="of:=[.Q21]/[.Q7]" office:value-type="float" office:value="-0.0997701205248375" calcext:value-type="float">
            <text:p>-0.10</text:p>
          </table:table-cell>
          <table:table-cell table:style-name="ce14" table:formula="of:=AVERAGE([.O35:.Q35])" office:value-type="float" office:value="-0.100007316090843" calcext:value-type="float">
            <text:p>-0.10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11-01" calcext:value-type="date">
            <text:p>1-Nov-2015</text:p>
          </table:table-cell>
          <table:table-cell table:style-name="ce9" office:value-type="float" office:value="147" calcext:value-type="float">
            <text:p>147</text:p>
          </table:table-cell>
          <table:table-cell table:style-name="ce10" office:value-type="float" office:value="202.811325611326" calcext:value-type="float">
            <text:p>202.81</text:p>
          </table:table-cell>
          <table:table-cell table:style-name="ce10" table:formula="of:=[.B36]-[.C36]" office:value-type="float" office:value="-55.8113256113256" calcext:value-type="float">
            <text:p>-55.81</text:p>
          </table:table-cell>
          <table:table-cell table:style-name="ce11" office:value-type="percentage" office:value="-0.365608075529272" calcext:value-type="percentage">
            <text:p>-37%</text:p>
          </table:table-cell>
          <table:table-cell table:style-name="ce13" table:formula="of:=[.C36]*(1+[.E36])" office:value-type="float" office:value="128.661867159028" calcext:value-type="float">
            <text:p>129</text:p>
          </table:table-cell>
          <table:table-cell table:style-name="ce13" table:formula="of:=[.B36]-[.F36]" office:value-type="float" office:value="18.3381328409716" calcext:value-type="float">
            <text:p>18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Jul</text:p>
          </table:table-cell>
          <table:table-cell table:style-name="ce10" table:formula="of:=[.O22]/[.O8]" office:value-type="float" office:value="0.265028293599722" calcext:value-type="float">
            <text:p>0.27</text:p>
          </table:table-cell>
          <table:table-cell table:style-name="ce10" table:formula="of:=[.P22]/[.P8]" office:value-type="float" office:value="0.263778435207007" calcext:value-type="float">
            <text:p>0.26</text:p>
          </table:table-cell>
          <table:table-cell table:style-name="ce10" table:formula="of:=[.Q22]/[.Q8]" office:value-type="float" office:value="0.260438424372851" calcext:value-type="float">
            <text:p>0.26</text:p>
          </table:table-cell>
          <table:table-cell table:style-name="ce14" table:formula="of:=AVERAGE([.O36:.Q36])" office:value-type="float" office:value="0.263081717726527" calcext:value-type="float">
            <text:p>0.26</text:p>
          </table:table-cell>
          <table:table-cell table:number-columns-repeated="46"/>
        </table:table-row>
        <table:table-row table:style-name="ro1">
          <table:table-cell table:style-name="ce8" office:value-type="date" office:date-value="2015-12-01" calcext:value-type="date">
            <text:p>1-Dec-2015</text:p>
          </table:table-cell>
          <table:table-cell table:style-name="ce9" office:value-type="float" office:value="278" calcext:value-type="float">
            <text:p>278</text:p>
          </table:table-cell>
          <table:table-cell table:style-name="ce10" office:value-type="float" office:value="208.400900900901" calcext:value-type="float">
            <text:p>208.40</text:p>
          </table:table-cell>
          <table:table-cell table:style-name="ce10" table:formula="of:=[.B37]-[.C37]" office:value-type="float" office:value="69.5990990990991" calcext:value-type="float">
            <text:p>69.60</text:p>
          </table:table-cell>
          <table:table-cell table:style-name="ce11" office:value-type="percentage" office:value="0.246986072909017" calcext:value-type="percentage">
            <text:p>25%</text:p>
          </table:table-cell>
          <table:table-cell table:style-name="ce13" table:formula="of:=[.C37]*(1+[.E37])" office:value-type="float" office:value="259.873021005116" calcext:value-type="float">
            <text:p>260</text:p>
          </table:table-cell>
          <table:table-cell table:style-name="ce13" table:formula="of:=[.B37]-[.F37]" office:value-type="float" office:value="18.1269789948844" calcext:value-type="float">
            <text:p>18</text:p>
          </table:table-cell>
          <table:table-cell table:style-name="ce9"/>
          <table:table-cell table:number-columns-repeated="5"/>
          <table:table-cell table:style-name="ce4" office:value-type="string" calcext:value-type="string">
            <text:p>Ago</text:p>
          </table:table-cell>
          <table:table-cell table:style-name="ce10" table:formula="of:=[.O23]/[.O9]" office:value-type="float" office:value="0.0733429858429859" calcext:value-type="float">
            <text:p>0.07</text:p>
          </table:table-cell>
          <table:table-cell table:style-name="ce10" table:formula="of:=[.P23]/[.P9]" office:value-type="float" office:value="0.0848638748638749" calcext:value-type="float">
            <text:p>0.08</text:p>
          </table:table-cell>
          <table:table-cell table:style-name="ce10" table:formula="of:=[.Q23]/[.Q9]" office:value-type="float" office:value="0.065112564107539" calcext:value-type="float">
            <text:p>0.07</text:p>
          </table:table-cell>
          <table:table-cell table:style-name="ce14" table:formula="of:=AVERAGE([.O37:.Q37])" office:value-type="float" office:value="0.0744398082714666" calcext:value-type="float">
            <text:p>0.07</text:p>
          </table:table-cell>
          <table:table-cell table:number-columns-repeated="46"/>
        </table:table-row>
        <table:table-row table:style-name="ro1">
          <table:table-cell table:style-name="ce8" office:value-type="date" office:date-value="2016-01-01" calcext:value-type="date">
            <text:p>1-Jan-2016</text:p>
          </table:table-cell>
          <table:table-cell/>
          <table:table-cell table:style-name="ce10" office:value-type="float" office:value="213.990476190476" calcext:value-type="float">
            <text:p>213.99</text:p>
          </table:table-cell>
          <table:table-cell/>
          <table:table-cell table:style-name="ce11" office:value-type="percentage" office:value="-0.0573582169370351" calcext:value-type="percentage">
            <text:p>-6%</text:p>
          </table:table-cell>
          <table:table-cell table:style-name="ce13" table:formula="of:=[.C38]*(1+[.E38])" office:value-type="float" office:value="201.716364034683" calcext:value-type="float">
            <text:p>202</text:p>
          </table:table-cell>
          <table:table-cell table:number-columns-repeated="7"/>
          <table:table-cell table:style-name="ce4" office:value-type="string" calcext:value-type="string">
            <text:p>Set</text:p>
          </table:table-cell>
          <table:table-cell table:style-name="ce10" table:formula="of:=[.O24]/[.O10]" office:value-type="float" office:value="-0.0845729826861903" calcext:value-type="float">
            <text:p>-0.08</text:p>
          </table:table-cell>
          <table:table-cell table:style-name="ce10" table:formula="of:=[.P24]/[.P10]" office:value-type="float" office:value="-0.112118496047068" calcext:value-type="float">
            <text:p>-0.11</text:p>
          </table:table-cell>
          <table:table-cell table:style-name="ce10" table:formula="of:=[.Q24]/[.Q10]" office:value-type="float" office:value="-0.114140552512646" calcext:value-type="float">
            <text:p>-0.11</text:p>
          </table:table-cell>
          <table:table-cell table:style-name="ce14" table:formula="of:=AVERAGE([.O38:.Q38])" office:value-type="float" office:value="-0.103610677081968" calcext:value-type="float">
            <text:p>-0.10</text:p>
          </table:table-cell>
          <table:table-cell table:number-columns-repeated="46"/>
        </table:table-row>
        <table:table-row table:style-name="ro1">
          <table:table-cell table:style-name="ce8" office:value-type="date" office:date-value="2016-02-01" calcext:value-type="date">
            <text:p>1-Feb-2016</text:p>
          </table:table-cell>
          <table:table-cell/>
          <table:table-cell table:style-name="ce10" office:value-type="float" office:value="219.580051480051" calcext:value-type="float">
            <text:p>219.58</text:p>
          </table:table-cell>
          <table:table-cell/>
          <table:table-cell table:style-name="ce11" office:value-type="percentage" office:value="0.0622113642687932" calcext:value-type="percentage">
            <text:p>6%</text:p>
          </table:table-cell>
          <table:table-cell table:style-name="ce13" table:formula="of:=[.C39]*(1+[.E39])" office:value-type="float" office:value="233.240426048837" calcext:value-type="float">
            <text:p>233</text:p>
          </table:table-cell>
          <table:table-cell table:number-columns-repeated="7"/>
          <table:table-cell table:style-name="ce4" office:value-type="string" calcext:value-type="string">
            <text:p>Out</text:p>
          </table:table-cell>
          <table:table-cell table:style-name="ce10" table:formula="of:=[.O25]/[.O11]" office:value-type="float" office:value="-0.0690159893549724" calcext:value-type="float">
            <text:p>-0.07</text:p>
          </table:table-cell>
          <table:table-cell table:style-name="ce10" table:formula="of:=[.P25]/[.P11]" office:value-type="float" office:value="-0.112366212366212" calcext:value-type="float">
            <text:p>-0.11</text:p>
          </table:table-cell>
          <table:table-cell table:style-name="ce10" table:formula="of:=[.Q25]/[.Q11]" office:value-type="float" office:value="-0.114247176959041" calcext:value-type="float">
            <text:p>-0.11</text:p>
          </table:table-cell>
          <table:table-cell table:style-name="ce14" table:formula="of:=AVERAGE([.O39:.Q39])" office:value-type="float" office:value="-0.0985431262267421" calcext:value-type="float">
            <text:p>-0.10</text:p>
          </table:table-cell>
          <table:table-cell table:number-columns-repeated="46"/>
        </table:table-row>
        <table:table-row table:style-name="ro1">
          <table:table-cell table:style-name="ce8" office:value-type="date" office:date-value="2016-03-01" calcext:value-type="date">
            <text:p>1-Mar-2016</text:p>
          </table:table-cell>
          <table:table-cell/>
          <table:table-cell table:style-name="ce10" office:value-type="float" office:value="225.169626769627" calcext:value-type="float">
            <text:p>225.17</text:p>
          </table:table-cell>
          <table:table-cell/>
          <table:table-cell table:style-name="ce11" office:value-type="percentage" office:value="0.171211228204692" calcext:value-type="percentage">
            <text:p>17%</text:p>
          </table:table-cell>
          <table:table-cell table:style-name="ce13" table:formula="of:=[.C40]*(1+[.E40])" office:value-type="float" office:value="263.721195123247" calcext:value-type="float">
            <text:p>264</text:p>
          </table:table-cell>
          <table:table-cell table:number-columns-repeated="7"/>
          <table:table-cell table:style-name="ce4" office:value-type="string" calcext:value-type="string">
            <text:p>Nov</text:p>
          </table:table-cell>
          <table:table-cell table:style-name="ce10" table:formula="of:=[.O26]/[.O12]" office:value-type="float" office:value="-0.373230373230373" calcext:value-type="float">
            <text:p>-0.37</text:p>
          </table:table-cell>
          <table:table-cell table:style-name="ce10" table:formula="of:=[.P26]/[.P12]" office:value-type="float" office:value="-0.343924971647744" calcext:value-type="float">
            <text:p>-0.34</text:p>
          </table:table-cell>
          <table:table-cell table:style-name="ce10" table:formula="of:=[.Q26]/[.Q12]" office:value-type="float" office:value="-0.379668881709698" calcext:value-type="float">
            <text:p>-0.38</text:p>
          </table:table-cell>
          <table:table-cell table:style-name="ce14" table:formula="of:=AVERAGE([.O40:.Q40])" office:value-type="float" office:value="-0.365608075529272" calcext:value-type="float">
            <text:p>-0.37</text:p>
          </table:table-cell>
          <table:table-cell table:number-columns-repeated="46"/>
        </table:table-row>
        <table:table-row table:style-name="ro1">
          <table:table-cell table:style-name="ce8" office:value-type="date" office:date-value="2016-04-01" calcext:value-type="date">
            <text:p>1-Apr-2016</text:p>
          </table:table-cell>
          <table:table-cell/>
          <table:table-cell table:style-name="ce10" office:value-type="float" office:value="230.759202059202" calcext:value-type="float">
            <text:p>230.76</text:p>
          </table:table-cell>
          <table:table-cell/>
          <table:table-cell table:style-name="ce11" office:value-type="percentage" office:value="-0.302037064227205" calcext:value-type="percentage">
            <text:p>-30%</text:p>
          </table:table-cell>
          <table:table-cell table:style-name="ce13" table:formula="of:=[.C41]*(1+[.E41])" office:value-type="float" office:value="161.061370125828" calcext:value-type="float">
            <text:p>161</text:p>
          </table:table-cell>
          <table:table-cell table:number-columns-repeated="7"/>
          <table:table-cell table:style-name="ce4" office:value-type="string" calcext:value-type="string">
            <text:p>Dez</text:p>
          </table:table-cell>
          <table:table-cell table:style-name="ce10" table:formula="of:=[.O27]/[.O13]" office:value-type="float" office:value="0.242335776009245" calcext:value-type="float">
            <text:p>0.24</text:p>
          </table:table-cell>
          <table:table-cell table:style-name="ce10" table:formula="of:=[.P27]/[.P13]" office:value-type="float" office:value="0.248265971138312" calcext:value-type="float">
            <text:p>0.25</text:p>
          </table:table-cell>
          <table:table-cell table:style-name="ce10" table:formula="of:=[.Q27]/[.Q13]" office:value-type="float" office:value="0.250356471579493" calcext:value-type="float">
            <text:p>0.25</text:p>
          </table:table-cell>
          <table:table-cell table:style-name="ce14" table:formula="of:=AVERAGE([.O41:.Q41])" office:value-type="float" office:value="0.246986072909017" calcext:value-type="float">
            <text:p>0.25</text:p>
          </table:table-cell>
          <table:table-cell table:number-columns-repeated="46"/>
        </table:table-row>
        <table:table-row table:style-name="ro1">
          <table:table-cell table:style-name="ce8" office:value-type="date" office:date-value="2016-05-01" calcext:value-type="date">
            <text:p>1-May-2016</text:p>
          </table:table-cell>
          <table:table-cell/>
          <table:table-cell table:style-name="ce10" office:value-type="float" office:value="236.348777348777" calcext:value-type="float">
            <text:p>236.35</text:p>
          </table:table-cell>
          <table:table-cell/>
          <table:table-cell table:style-name="ce11" office:value-type="percentage" office:value="-0.201995199552754" calcext:value-type="percentage">
            <text:p>-20%</text:p>
          </table:table-cell>
          <table:table-cell table:style-name="ce13" table:formula="of:=[.C42]*(1+[.E42])" office:value-type="float" office:value="188.607458904161" calcext:value-type="float">
            <text:p>189</text:p>
          </table:table-cell>
          <table:table-cell table:number-columns-repeated="58"/>
        </table:table-row>
        <table:table-row table:style-name="ro1">
          <table:table-cell table:style-name="ce8" office:value-type="date" office:date-value="2016-06-01" calcext:value-type="date">
            <text:p>1-Jun-2016</text:p>
          </table:table-cell>
          <table:table-cell/>
          <table:table-cell table:style-name="ce10" office:value-type="float" office:value="241.938352638352" calcext:value-type="float">
            <text:p>241.94</text:p>
          </table:table-cell>
          <table:table-cell/>
          <table:table-cell table:style-name="ce11" office:value-type="percentage" office:value="-0.100007316090843" calcext:value-type="percentage">
            <text:p>-10%</text:p>
          </table:table-cell>
          <table:table-cell table:style-name="ce13" table:formula="of:=[.C43]*(1+[.E43])" office:value-type="float" office:value="217.742747331551" calcext:value-type="float">
            <text:p>218</text:p>
          </table:table-cell>
          <table:table-cell table:number-columns-repeated="58"/>
        </table:table-row>
        <table:table-row table:style-name="ro1">
          <table:table-cell table:style-name="ce8" office:value-type="date" office:date-value="2016-07-01" calcext:value-type="date">
            <text:p>1-Jul-2016</text:p>
          </table:table-cell>
          <table:table-cell/>
          <table:table-cell table:style-name="ce10" office:value-type="float" office:value="247.527927927928" calcext:value-type="float">
            <text:p>247.53</text:p>
          </table:table-cell>
          <table:table-cell/>
          <table:table-cell table:style-name="ce11" office:value-type="percentage" office:value="0.263081717726526" calcext:value-type="percentage">
            <text:p>26%</text:p>
          </table:table-cell>
          <table:table-cell table:style-name="ce13" table:formula="of:=[.C44]*(1+[.E44])" office:value-type="float" office:value="312.648000392495" calcext:value-type="float">
            <text:p>313</text:p>
          </table:table-cell>
          <table:table-cell table:number-columns-repeated="58"/>
        </table:table-row>
        <table:table-row table:style-name="ro1">
          <table:table-cell table:style-name="ce8" office:value-type="date" office:date-value="2016-08-01" calcext:value-type="date">
            <text:p>1-Aug-2016</text:p>
          </table:table-cell>
          <table:table-cell/>
          <table:table-cell table:style-name="ce10" office:value-type="float" office:value="253.117503217503" calcext:value-type="float">
            <text:p>253.12</text:p>
          </table:table-cell>
          <table:table-cell/>
          <table:table-cell table:style-name="ce11" office:value-type="percentage" office:value="0.0744398082714666" calcext:value-type="percentage">
            <text:p>7%</text:p>
          </table:table-cell>
          <table:table-cell table:style-name="ce13" table:formula="of:=[.C45]*(1+[.E45])" office:value-type="float" office:value="271.959521627166" calcext:value-type="float">
            <text:p>272</text:p>
          </table:table-cell>
          <table:table-cell table:number-columns-repeated="58"/>
        </table:table-row>
        <table:table-row table:style-name="ro1">
          <table:table-cell table:style-name="ce8" office:value-type="date" office:date-value="2016-09-01" calcext:value-type="date">
            <text:p>1-Sep-2016</text:p>
          </table:table-cell>
          <table:table-cell/>
          <table:table-cell table:style-name="ce10" office:value-type="float" office:value="258.707078507078" calcext:value-type="float">
            <text:p>258.71</text:p>
          </table:table-cell>
          <table:table-cell/>
          <table:table-cell table:style-name="ce11" office:value-type="percentage" office:value="-0.103610677081968" calcext:value-type="percentage">
            <text:p>-10%</text:p>
          </table:table-cell>
          <table:table-cell table:style-name="ce13" table:formula="of:=[.C46]*(1+[.E46])" office:value-type="float" office:value="231.902262937062" calcext:value-type="float">
            <text:p>232</text:p>
          </table:table-cell>
          <table:table-cell table:number-columns-repeated="10"/>
          <table:table-cell table:style-name="ce9"/>
          <table:table-cell table:style-name="ce15"/>
          <table:table-cell table:number-columns-repeated="46"/>
        </table:table-row>
        <table:table-row table:style-name="ro1">
          <table:table-cell table:style-name="ce8" office:value-type="date" office:date-value="2016-10-01" calcext:value-type="date">
            <text:p>1-Oct-2016</text:p>
          </table:table-cell>
          <table:table-cell/>
          <table:table-cell table:style-name="ce10" office:value-type="float" office:value="264.296653796654" calcext:value-type="float">
            <text:p>264.30</text:p>
          </table:table-cell>
          <table:table-cell/>
          <table:table-cell table:style-name="ce11" office:value-type="percentage" office:value="-0.0985431262267421" calcext:value-type="percentage">
            <text:p>-10%</text:p>
          </table:table-cell>
          <table:table-cell table:style-name="ce13" table:formula="of:=[.C47]*(1+[.E47])" office:value-type="float" office:value="238.252035280264" calcext:value-type="float">
            <text:p>238</text:p>
          </table:table-cell>
          <table:table-cell table:number-columns-repeated="58"/>
        </table:table-row>
        <table:table-row table:style-name="ro1">
          <table:table-cell table:style-name="ce8" office:value-type="date" office:date-value="2016-11-01" calcext:value-type="date">
            <text:p>1-Nov-2016</text:p>
          </table:table-cell>
          <table:table-cell/>
          <table:table-cell table:style-name="ce10" office:value-type="float" office:value="269.886229086229" calcext:value-type="float">
            <text:p>269.89</text:p>
          </table:table-cell>
          <table:table-cell/>
          <table:table-cell table:style-name="ce11" office:value-type="percentage" office:value="-0.365608075529272" calcext:value-type="percentage">
            <text:p>-37%</text:p>
          </table:table-cell>
          <table:table-cell table:style-name="ce13" table:formula="of:=[.C48]*(1+[.E48])" office:value-type="float" office:value="171.213644258161" calcext:value-type="float">
            <text:p>171</text:p>
          </table:table-cell>
          <table:table-cell table:number-columns-repeated="58"/>
        </table:table-row>
        <table:table-row table:style-name="ro1">
          <table:table-cell table:style-name="ce8" office:value-type="date" office:date-value="2016-12-01" calcext:value-type="date">
            <text:p>1-Dec-2016</text:p>
          </table:table-cell>
          <table:table-cell/>
          <table:table-cell table:style-name="ce10" office:value-type="float" office:value="275.475804375804" calcext:value-type="float">
            <text:p>275.48</text:p>
          </table:table-cell>
          <table:table-cell/>
          <table:table-cell table:style-name="ce11" office:value-type="percentage" office:value="0.246986072909017" calcext:value-type="percentage">
            <text:p>25%</text:p>
          </table:table-cell>
          <table:table-cell table:style-name="ce13" table:formula="of:=[.C49]*(1+[.E49])" office:value-type="float" office:value="343.514491480037" calcext:value-type="float">
            <text:p>344</text:p>
          </table:table-cell>
          <table:table-cell table:number-columns-repeated="58"/>
        </table:table-row>
        <table:table-row table:style-name="ro1">
          <table:table-cell table:style-name="ce8"/>
          <table:table-cell table:number-columns-repeated="4"/>
          <table:table-cell table:style-name="ce13"/>
          <table:table-cell table:number-columns-repeated="58"/>
        </table:table-row>
        <table:table-row table:style-name="ro1" table:number-rows-repeated="950">
          <table:table-cell table:number-columns-repeated="5"/>
          <table:table-cell table:style-name="ce13"/>
          <table:table-cell table:number-columns-repeated="5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zonalidade" table:style-name="ta5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8" table:default-cell-style-name="Default"/>
        <table:table-row table:style-name="ro1">
          <table:table-cell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9">
            <draw:frame table:end-cell-address="Sazonalidade.L14" table:end-x="0.8539in" table:end-y="0.1661in" draw:z-index="0" draw:name="Chart 11" draw:style-name="gr1" draw:text-style-name="P1" svg:width="7.3114in" svg:height="3.0098in" svg:x="0.5626in" svg:y="0in">
              <draw:object draw:notify-on-update-of-ranges="Sazonalidade.A2:Sazonalidade.A13 Sazonalidade.B1:Sazonalidade.B1 Sazonalidade.B2:Sazonalidade.B13 Sazonalidade.C1:Sazonalidade.C1 Sazonalidade.C2:Sazonalidade.C13 Sazonalidade.D1:Sazonalidade.D1 Sazonalidade.D2:Sazonalidade.D1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"/>
          <table:table-cell table:style-name="ce9"/>
          <table:table-cell table:number-columns-repeated="56"/>
        </table:table-row>
        <table:table-row table:style-name="ro1">
          <table:table-cell table:style-name="ce4" office:value-type="string" calcext:value-type="string">
            <text:p>Jan</text:p>
          </table:table-cell>
          <table:table-cell table:style-name="ce10" office:value-type="float" office:value="0.23423423423424" calcext:value-type="float">
            <text:p>0.23</text:p>
          </table:table-cell>
          <table:table-cell table:style-name="ce10" office:value-type="float" office:value="-6.84066924066924" calcext:value-type="float">
            <text:p>-6.84</text:p>
          </table:table-cell>
          <table:table-cell table:style-name="ce10" office:value-type="float" office:value="-12.9155727155727" calcext:value-type="float">
            <text:p>-12.92</text:p>
          </table:table-cell>
          <table:table-cell table:number-columns-repeated="7"/>
          <table:table-cell table:style-name="ce9"/>
          <table:table-cell table:style-name="ce15"/>
          <table:table-cell table:number-columns-repeated="51"/>
        </table:table-row>
        <table:table-row table:style-name="ro1">
          <table:table-cell table:style-name="ce4" office:value-type="string" calcext:value-type="string">
            <text:p>Fev</text:p>
          </table:table-cell>
          <table:table-cell table:style-name="ce10" office:value-type="float" office:value="0.64465894465895" calcext:value-type="float">
            <text:p>0.64</text:p>
          </table:table-cell>
          <table:table-cell table:style-name="ce10" office:value-type="float" office:value="6.56975546975548" calcext:value-type="float">
            <text:p>6.57</text:p>
          </table:table-cell>
          <table:table-cell table:style-name="ce10" office:value-type="float" office:value="13.494851994852" calcext:value-type="float">
            <text:p>13.49</text:p>
          </table:table-cell>
          <table:table-cell table:number-columns-repeated="7"/>
          <table:table-cell table:style-name="ce9"/>
          <table:table-cell table:style-name="ce15"/>
          <table:table-cell table:number-columns-repeated="51"/>
        </table:table-row>
        <table:table-row table:style-name="ro1">
          <table:table-cell table:style-name="ce4" office:value-type="string" calcext:value-type="string">
            <text:p>Mar</text:p>
          </table:table-cell>
          <table:table-cell table:style-name="ce10" office:value-type="float" office:value="6.05508365508366" calcext:value-type="float">
            <text:p>6.06</text:p>
          </table:table-cell>
          <table:table-cell table:style-name="ce10" office:value-type="float" office:value="16.9801801801802" calcext:value-type="float">
            <text:p>16.98</text:p>
          </table:table-cell>
          <table:table-cell table:style-name="ce10" office:value-type="float" office:value="28.9052767052767" calcext:value-type="float">
            <text:p>28.91</text:p>
          </table:table-cell>
          <table:table-cell table:number-columns-repeated="7"/>
          <table:table-cell table:style-name="ce9"/>
          <table:table-cell table:style-name="ce15"/>
          <table:table-cell table:number-columns-repeated="51"/>
        </table:table-row>
        <table:table-row table:style-name="ro1">
          <table:table-cell table:style-name="ce4" office:value-type="string" calcext:value-type="string">
            <text:p>Abr</text:p>
          </table:table-cell>
          <table:table-cell table:style-name="ce10" office:value-type="float" office:value="-4.53449163449163" calcext:value-type="float">
            <text:p>-4.53</text:p>
          </table:table-cell>
          <table:table-cell table:style-name="ce10" office:value-type="float" office:value="-25.6093951093951" calcext:value-type="float">
            <text:p>-25.61</text:p>
          </table:table-cell>
          <table:table-cell table:style-name="ce10" office:value-type="float" office:value="-43.6842985842986" calcext:value-type="float">
            <text:p>-43.68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ai</text:p>
          </table:table-cell>
          <table:table-cell table:style-name="ce10" office:value-type="float" office:value="-4.12406692406692" calcext:value-type="float">
            <text:p>-4.12</text:p>
          </table:table-cell>
          <table:table-cell table:style-name="ce10" office:value-type="float" office:value="-20.1989703989704" calcext:value-type="float">
            <text:p>-20.20</text:p>
          </table:table-cell>
          <table:table-cell table:style-name="ce10" office:value-type="float" office:value="-31.2738738738739" calcext:value-type="float">
            <text:p>-31.27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un</text:p>
          </table:table-cell>
          <table:table-cell table:style-name="ce10" office:value-type="float" office:value="-3.71364221364221" calcext:value-type="float">
            <text:p>-3.71</text:p>
          </table:table-cell>
          <table:table-cell table:style-name="ce10" office:value-type="float" office:value="-9.7885456885457" calcext:value-type="float">
            <text:p>-9.79</text:p>
          </table:table-cell>
          <table:table-cell table:style-name="ce10" office:value-type="float" office:value="-15.8634491634492" calcext:value-type="float">
            <text:p>-15.86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ul</text:p>
          </table:table-cell>
          <table:table-cell table:style-name="ce10" office:value-type="float" office:value="16.6967824967825" calcext:value-type="float">
            <text:p>16.70</text:p>
          </table:table-cell>
          <table:table-cell table:style-name="ce10" office:value-type="float" office:value="40.621879021879" calcext:value-type="float">
            <text:p>40.62</text:p>
          </table:table-cell>
          <table:table-cell table:style-name="ce10" office:value-type="float" office:value="63.5469755469755" calcext:value-type="float">
            <text:p>63.55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go</text:p>
          </table:table-cell>
          <table:table-cell table:style-name="ce10" office:value-type="float" office:value="4.10720720720721" calcext:value-type="float">
            <text:p>4.11</text:p>
          </table:table-cell>
          <table:table-cell table:style-name="ce10" office:value-type="float" office:value="11.0323037323037" calcext:value-type="float">
            <text:p>11.03</text:p>
          </table:table-cell>
          <table:table-cell table:style-name="ce10" office:value-type="float" office:value="12.9574002574003" calcext:value-type="float">
            <text:p>12.96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t</text:p>
          </table:table-cell>
          <table:table-cell table:style-name="ce10" office:value-type="float" office:value="-4.48236808236808" calcext:value-type="float">
            <text:p>-4.48</text:p>
          </table:table-cell>
          <table:table-cell table:style-name="ce10" office:value-type="float" office:value="-12.5572715572716" calcext:value-type="float">
            <text:p>-12.56</text:p>
          </table:table-cell>
          <table:table-cell table:style-name="ce10" office:value-type="float" office:value="-19.632175032175" calcext:value-type="float">
            <text:p>-19.63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ut</text:p>
          </table:table-cell>
          <table:table-cell table:style-name="ce10" office:value-type="float" office:value="-4.07194337194337" calcext:value-type="float">
            <text:p>-4.07</text:p>
          </table:table-cell>
          <table:table-cell table:style-name="ce10" office:value-type="float" office:value="-13.1468468468468" calcext:value-type="float">
            <text:p>-13.15</text:p>
          </table:table-cell>
          <table:table-cell table:style-name="ce10" office:value-type="float" office:value="-20.2217503217503" calcext:value-type="float">
            <text:p>-20.2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v</text:p>
          </table:table-cell>
          <table:table-cell table:style-name="ce10" office:value-type="float" office:value="-18.6615186615187" calcext:value-type="float">
            <text:p>-18.66</text:p>
          </table:table-cell>
          <table:table-cell table:style-name="ce10" office:value-type="float" office:value="-34.7364221364221" calcext:value-type="float">
            <text:p>-34.74</text:p>
          </table:table-cell>
          <table:table-cell table:style-name="ce10" office:value-type="float" office:value="-55.8113256113256" calcext:value-type="float">
            <text:p>-55.8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z</text:p>
          </table:table-cell>
          <table:table-cell table:style-name="ce10" office:value-type="float" office:value="23.748906048906" calcext:value-type="float">
            <text:p>23.75</text:p>
          </table:table-cell>
          <table:table-cell table:style-name="ce10" office:value-type="float" office:value="46.6740025740026" calcext:value-type="float">
            <text:p>46.67</text:p>
          </table:table-cell>
          <table:table-cell table:style-name="ce10" office:value-type="float" office:value="69.5990990990991" calcext:value-type="float">
            <text:p>69.60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5"/>
          <table:table-cell>
            <draw:frame table:end-cell-address="Sazonalidade.K29" table:end-x="0.8327in" table:end-y="0.1976in" draw:z-index="1" draw:name="Chart 12" draw:style-name="gr1" draw:text-style-name="P1" svg:width="5.6878in" svg:height="2.8331in" svg:x="0.2701in" svg:y="0.2083in">
              <draw:object draw:notify-on-update-of-ranges="Sazonalidade.A18:Sazonalidade.A29 Sazonalidade.B17:Sazonalidade.B17 Sazonalidade.B18:Sazonalidade.B29 Sazonalidade.C17:Sazonalidade.C17 Sazonalidade.C18:Sazonalidade.C29 Sazonalidade.D17:Sazonalidade.D17 Sazonalidade.D18:Sazonalidade.D2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n</text:p>
          </table:table-cell>
          <table:table-cell table:style-name="ce10" office:value-type="float" office:value="-6.43336425884303" calcext:value-type="float">
            <text:p>-6.43</text:p>
          </table:table-cell>
          <table:table-cell table:style-name="ce10" office:value-type="float" office:value="-6.84066924066924" calcext:value-type="float">
            <text:p>-6.84</text:p>
          </table:table-cell>
          <table:table-cell table:style-name="ce10" office:value-type="float" office:value="-5.40267779637345" calcext:value-type="float">
            <text:p>-5.40</text:p>
          </table:table-cell>
          <table:table-cell table:style-name="ce14" table:formula="of:=AVERAGE([.B18:.D18])" office:value-type="float" office:value="-6.22557043196191" calcext:value-type="float">
            <text:p>-6.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Fev</text:p>
          </table:table-cell>
          <table:table-cell table:style-name="ce10" office:value-type="float" office:value="8.60514159137471" calcext:value-type="float">
            <text:p>8.61</text:p>
          </table:table-cell>
          <table:table-cell table:style-name="ce10" office:value-type="float" office:value="6.56975546975548" calcext:value-type="float">
            <text:p>6.57</text:p>
          </table:table-cell>
          <table:table-cell table:style-name="ce10" office:value-type="float" office:value="10.8736325891617" calcext:value-type="float">
            <text:p>10.87</text:p>
          </table:table-cell>
          <table:table-cell table:style-name="ce14" table:formula="of:=AVERAGE([.B19:.D19])" office:value-type="float" office:value="8.68284321676395" calcext:value-type="float">
            <text:p>8.6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Mar</text:p>
          </table:table-cell>
          <table:table-cell table:style-name="ce10" office:value-type="float" office:value="20.4485698037621" calcext:value-type="float">
            <text:p>20.45</text:p>
          </table:table-cell>
          <table:table-cell table:style-name="ce10" office:value-type="float" office:value="16.9801801801802" calcext:value-type="float">
            <text:p>16.98</text:p>
          </table:table-cell>
          <table:table-cell table:style-name="ce10" office:value-type="float" office:value="26.8226128608574" calcext:value-type="float">
            <text:p>26.82</text:p>
          </table:table-cell>
          <table:table-cell table:style-name="ce14" table:formula="of:=AVERAGE([.B20:.D20])" office:value-type="float" office:value="21.4171209482666" calcext:value-type="float">
            <text:p>21.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Abr</text:p>
          </table:table-cell>
          <table:table-cell table:style-name="ce10" office:value-type="float" office:value="-25.3266427274425" calcext:value-type="float">
            <text:p>-25.33</text:p>
          </table:table-cell>
          <table:table-cell table:style-name="ce10" office:value-type="float" office:value="-25.6093951093951" calcext:value-type="float">
            <text:p>-25.61</text:p>
          </table:table-cell>
          <table:table-cell table:style-name="ce10" office:value-type="float" office:value="-25.5336017969866" calcext:value-type="float">
            <text:p>-25.53</text:p>
          </table:table-cell>
          <table:table-cell table:style-name="ce14" table:formula="of:=AVERAGE([.B21:.D21])" office:value-type="float" office:value="-25.4898798779414" calcext:value-type="float">
            <text:p>-25.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Mai</text:p>
          </table:table-cell>
          <table:table-cell table:style-name="ce10" office:value-type="float" office:value="-17.9033425548873" calcext:value-type="float">
            <text:p>-17.90</text:p>
          </table:table-cell>
          <table:table-cell table:style-name="ce10" office:value-type="float" office:value="-20.1989703989704" calcext:value-type="float">
            <text:p>-20.20</text:p>
          </table:table-cell>
          <table:table-cell table:style-name="ce10" office:value-type="float" office:value="-17.6283770568513" calcext:value-type="float">
            <text:p>-17.63</text:p>
          </table:table-cell>
          <table:table-cell table:style-name="ce14" table:formula="of:=AVERAGE([.B22:.D22])" office:value-type="float" office:value="-18.5768966702363" calcext:value-type="float">
            <text:p>-18.5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Jun</text:p>
          </table:table-cell>
          <table:table-cell table:style-name="ce10" office:value-type="float" office:value="-6.72844072924369" calcext:value-type="float">
            <text:p>-6.73</text:p>
          </table:table-cell>
          <table:table-cell table:style-name="ce10" office:value-type="float" office:value="-9.7885456885457" calcext:value-type="float">
            <text:p>-9.79</text:p>
          </table:table-cell>
          <table:table-cell table:style-name="ce10" office:value-type="float" office:value="-0.403996313543519" calcext:value-type="float">
            <text:p>-0.40</text:p>
          </table:table-cell>
          <table:table-cell table:style-name="ce14" table:formula="of:=AVERAGE([.B23:.D23])" office:value-type="float" office:value="-5.64032757711097" calcext:value-type="float">
            <text:p>-5.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Jul</text:p>
          </table:table-cell>
          <table:table-cell table:style-name="ce10" office:value-type="float" office:value="44.401505258854" calcext:value-type="float">
            <text:p>44.40</text:p>
          </table:table-cell>
          <table:table-cell table:style-name="ce10" office:value-type="float" office:value="40.621879021879" calcext:value-type="float">
            <text:p>40.62</text:p>
          </table:table-cell>
          <table:table-cell table:style-name="ce10" office:value-type="float" office:value="49.2575967206226" calcext:value-type="float">
            <text:p>49.26</text:p>
          </table:table-cell>
          <table:table-cell table:style-name="ce14" table:formula="of:=AVERAGE([.B24:.D24])" office:value-type="float" office:value="44.7603270004519" calcext:value-type="float">
            <text:p>44.7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Ago</text:p>
          </table:table-cell>
          <table:table-cell table:style-name="ce10" office:value-type="float" office:value="15.0203841094127" calcext:value-type="float">
            <text:p>15.02</text:p>
          </table:table-cell>
          <table:table-cell table:style-name="ce10" office:value-type="float" office:value="11.0323037323037" calcext:value-type="float">
            <text:p>11.03</text:p>
          </table:table-cell>
          <table:table-cell table:style-name="ce10" office:value-type="float" office:value="13.1851360961955" calcext:value-type="float">
            <text:p>13.19</text:p>
          </table:table-cell>
          <table:table-cell table:style-name="ce14" table:formula="of:=AVERAGE([.B25:.D25])" office:value-type="float" office:value="13.0792746459706" calcext:value-type="float">
            <text:p>13.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Set</text:p>
          </table:table-cell>
          <table:table-cell table:style-name="ce10" office:value-type="float" office:value="-8.84618041297363" calcext:value-type="float">
            <text:p>-8.85</text:p>
          </table:table-cell>
          <table:table-cell table:style-name="ce10" office:value-type="float" office:value="-12.5572715572716" calcext:value-type="float">
            <text:p>-12.56</text:p>
          </table:table-cell>
          <table:table-cell table:style-name="ce10" office:value-type="float" office:value="-7.04621441117167" calcext:value-type="float">
            <text:p>-7.05</text:p>
          </table:table-cell>
          <table:table-cell table:style-name="ce14" table:formula="of:=AVERAGE([.B26:.D26])" office:value-type="float" office:value="-9.48322212713895" calcext:value-type="float">
            <text:p>-9.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Out</text:p>
          </table:table-cell>
          <table:table-cell table:style-name="ce10" office:value-type="float" office:value="-10.4382402972216" calcext:value-type="float">
            <text:p>-10.44</text:p>
          </table:table-cell>
          <table:table-cell table:style-name="ce10" office:value-type="float" office:value="-13.1468468468468" calcext:value-type="float">
            <text:p>-13.15</text:p>
          </table:table-cell>
          <table:table-cell table:style-name="ce10" office:value-type="float" office:value="-8.56109234656681" calcext:value-type="float">
            <text:p>-8.56</text:p>
          </table:table-cell>
          <table:table-cell table:style-name="ce14" table:formula="of:=AVERAGE([.B27:.D27])" office:value-type="float" office:value="-10.7153931635451" calcext:value-type="float">
            <text:p>-10.7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Nov</text:p>
          </table:table-cell>
          <table:table-cell table:style-name="ce10" office:value-type="float" office:value="-34.5499549339487" calcext:value-type="float">
            <text:p>-34.55</text:p>
          </table:table-cell>
          <table:table-cell table:style-name="ce10" office:value-type="float" office:value="-34.7364221364221" calcext:value-type="float">
            <text:p>-34.74</text:p>
          </table:table-cell>
          <table:table-cell table:style-name="ce10" office:value-type="float" office:value="-28.7047563517051" calcext:value-type="float">
            <text:p>-28.70</text:p>
          </table:table-cell>
          <table:table-cell table:style-name="ce14" table:formula="of:=AVERAGE([.B28:.D28])" office:value-type="float" office:value="-32.663711140692" calcext:value-type="float">
            <text:p>-32.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Dez</text:p>
          </table:table-cell>
          <table:table-cell table:style-name="ce10" office:value-type="float" office:value="48.2967362239027" calcext:value-type="float">
            <text:p>48.30</text:p>
          </table:table-cell>
          <table:table-cell table:style-name="ce10" office:value-type="float" office:value="46.6740025740026" calcext:value-type="float">
            <text:p>46.67</text:p>
          </table:table-cell>
          <table:table-cell table:style-name="ce10" office:value-type="float" office:value="51.534989031373" calcext:value-type="float">
            <text:p>51.53</text:p>
          </table:table-cell>
          <table:table-cell table:style-name="ce14" table:formula="of:=AVERAGE([.B29:.D29])" office:value-type="float" office:value="48.8352426097594" calcext:value-type="float">
            <text:p>48.8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2"/>
          <table:table-cell table:style-name="ce9"/>
          <table:table-cell table:number-columns-repeated="61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1" table:style-name="ta6">
        <table:table-column table:style-name="co1" table:number-columns-repeated="64" table:default-cell-style-name="Default"/>
        <table:table-row table:style-name="ro1">
          <table:table-cell table:style-name="ce9" office:value-type="string" calcext:value-type="string">
            <text:p>Data</text:p>
          </table:table-cell>
          <table:table-cell table:style-name="ce9" office:value-type="string" calcext:value-type="string">
            <text:p>Vendas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12" calcext:value-type="date">
            <text:p>8/12/2005</text:p>
          </table:table-cell>
          <table:table-cell table:style-name="ce9" office:value-type="float" office:value="1230.39" calcext:value-type="float">
            <text:p>1230.39</text:p>
          </table:table-cell>
          <table:table-cell table:formula="of:=IF(ISNA([.B2]);([.B1]+[.B3])/2;[.B2])" office:value-type="float" office:value="1230.39" calcext:value-type="float">
            <text:p>1230.39</text:p>
          </table:table-cell>
          <table:table-cell table:number-columns-repeated="61"/>
        </table:table-row>
        <table:table-row table:style-name="ro1">
          <table:table-cell table:style-name="ce16" office:value-type="date" office:date-value="2005-08-15" calcext:value-type="date">
            <text:p>8/15/2005</text:p>
          </table:table-cell>
          <table:table-cell table:style-name="ce9" office:value-type="float" office:value="1233.87" calcext:value-type="float">
            <text:p>1233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16" calcext:value-type="date">
            <text:p>8/16/2005</text:p>
          </table:table-cell>
          <table:table-cell table:style-name="ce9" office:value-type="float" office:value="1219.34" calcext:value-type="float">
            <text:p>1219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17" calcext:value-type="date">
            <text:p>8/17/2005</text:p>
          </table:table-cell>
          <table:table-cell table:style-name="ce9" office:value-type="float" office:value="1220.24" calcext:value-type="float">
            <text:p>1220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18" calcext:value-type="date">
            <text:p>8/18/2005</text:p>
          </table:table-cell>
          <table:table-cell table:style-name="ce9" office:value-type="float" office:value="1219.02" calcext:value-type="float">
            <text:p>1219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19" calcext:value-type="date">
            <text:p>8/19/2005</text:p>
          </table:table-cell>
          <table:table-cell table:style-name="ce9" office:value-type="float" office:value="1219.71" calcext:value-type="float">
            <text:p>1219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22" calcext:value-type="date">
            <text:p>8/22/2005</text:p>
          </table:table-cell>
          <table:table-cell table:style-name="ce9" office:value-type="float" office:value="1221.73" calcext:value-type="float">
            <text:p>1221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23" calcext:value-type="date">
            <text:p>8/23/2005</text:p>
          </table:table-cell>
          <table:table-cell table:style-name="ce9" office:value-type="float" office:value="1217.57" calcext:value-type="float">
            <text:p>1217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24" calcext:value-type="date">
            <text:p>8/24/2005</text:p>
          </table:table-cell>
          <table:table-cell table:style-name="ce9" office:value-type="float" office:value="1209.59" calcext:value-type="float">
            <text:p>1209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25" calcext:value-type="date">
            <text:p>8/25/2005</text:p>
          </table:table-cell>
          <table:table-cell table:style-name="ce9" office:value-type="float" office:value="1212.39" calcext:value-type="float">
            <text:p>1212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26" calcext:value-type="date">
            <text:p>8/26/2005</text:p>
          </table:table-cell>
          <table:table-cell table:style-name="ce9" office:value-type="float" office:value="1205.1" calcext:value-type="float">
            <text:p>1205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29" calcext:value-type="date">
            <text:p>8/29/2005</text:p>
          </table:table-cell>
          <table:table-cell table:style-name="ce9" office:value-type="float" office:value="1212.28" calcext:value-type="float">
            <text:p>1212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30" calcext:value-type="date">
            <text:p>8/30/2005</text:p>
          </table:table-cell>
          <table:table-cell table:style-name="ce9" office:value-type="float" office:value="1208.41" calcext:value-type="float">
            <text:p>1208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8-31" calcext:value-type="date">
            <text:p>8/31/2005</text:p>
          </table:table-cell>
          <table:table-cell table:style-name="ce9" office:value-type="float" office:value="1220.33" calcext:value-type="float">
            <text:p>1220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01" calcext:value-type="date">
            <text:p>9/1/2005</text:p>
          </table:table-cell>
          <table:table-cell table:style-name="ce9" office:value-type="float" office:value="1221.59" calcext:value-type="float">
            <text:p>1221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02" calcext:value-type="date">
            <text:p>9/2/2005</text:p>
          </table:table-cell>
          <table:table-cell table:style-name="ce9" office:value-type="float" office:value="1218.02" calcext:value-type="float">
            <text:p>1218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05" calcext:value-type="date">
            <text:p>9/5/200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06" calcext:value-type="date">
            <text:p>9/6/2005</text:p>
          </table:table-cell>
          <table:table-cell table:style-name="ce9" office:value-type="float" office:value="1233.39" calcext:value-type="float">
            <text:p>1233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07" calcext:value-type="date">
            <text:p>9/7/2005</text:p>
          </table:table-cell>
          <table:table-cell table:style-name="ce9" office:value-type="float" office:value="1236.36" calcext:value-type="float">
            <text:p>1236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08" calcext:value-type="date">
            <text:p>9/8/2005</text:p>
          </table:table-cell>
          <table:table-cell table:style-name="ce9" office:value-type="float" office:value="1231.67" calcext:value-type="float">
            <text:p>1231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09" calcext:value-type="date">
            <text:p>9/9/2005</text:p>
          </table:table-cell>
          <table:table-cell table:style-name="ce9" office:value-type="float" office:value="1241.48" calcext:value-type="float">
            <text:p>1241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12" calcext:value-type="date">
            <text:p>9/12/2005</text:p>
          </table:table-cell>
          <table:table-cell table:style-name="ce9" office:value-type="float" office:value="1240.56" calcext:value-type="float">
            <text:p>1240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13" calcext:value-type="date">
            <text:p>9/13/2005</text:p>
          </table:table-cell>
          <table:table-cell table:style-name="ce9" office:value-type="float" office:value="1231.2" calcext:value-type="float">
            <text:p>1231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14" calcext:value-type="date">
            <text:p>9/14/2005</text:p>
          </table:table-cell>
          <table:table-cell table:style-name="ce9" office:value-type="float" office:value="1227.16" calcext:value-type="float">
            <text:p>1227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15" calcext:value-type="date">
            <text:p>9/15/2005</text:p>
          </table:table-cell>
          <table:table-cell table:style-name="ce9" office:value-type="float" office:value="1227.73" calcext:value-type="float">
            <text:p>1227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16" calcext:value-type="date">
            <text:p>9/16/2005</text:p>
          </table:table-cell>
          <table:table-cell table:style-name="ce9" office:value-type="float" office:value="1237.91" calcext:value-type="float">
            <text:p>1237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19" calcext:value-type="date">
            <text:p>9/19/2005</text:p>
          </table:table-cell>
          <table:table-cell table:style-name="ce9" office:value-type="float" office:value="1231.02" calcext:value-type="float">
            <text:p>1231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0" calcext:value-type="date">
            <text:p>9/20/2005</text:p>
          </table:table-cell>
          <table:table-cell table:style-name="ce9" office:value-type="float" office:value="1221.34" calcext:value-type="float">
            <text:p>1221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1" calcext:value-type="date">
            <text:p>9/21/2005</text:p>
          </table:table-cell>
          <table:table-cell table:style-name="ce9" office:value-type="float" office:value="1210.2" calcext:value-type="float">
            <text:p>1210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2" calcext:value-type="date">
            <text:p>9/22/2005</text:p>
          </table:table-cell>
          <table:table-cell table:style-name="ce9" office:value-type="float" office:value="1214.62" calcext:value-type="float">
            <text:p>1214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3" calcext:value-type="date">
            <text:p>9/23/2005</text:p>
          </table:table-cell>
          <table:table-cell table:style-name="ce9" office:value-type="float" office:value="1215.29" calcext:value-type="float">
            <text:p>1215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6" calcext:value-type="date">
            <text:p>9/26/2005</text:p>
          </table:table-cell>
          <table:table-cell table:style-name="ce9" office:value-type="float" office:value="1215.63" calcext:value-type="float">
            <text:p>1215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7" calcext:value-type="date">
            <text:p>9/27/2005</text:p>
          </table:table-cell>
          <table:table-cell table:style-name="ce9" office:value-type="float" office:value="1215.66" calcext:value-type="float">
            <text:p>1215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8" calcext:value-type="date">
            <text:p>9/28/2005</text:p>
          </table:table-cell>
          <table:table-cell table:style-name="ce9" office:value-type="float" office:value="1216.89" calcext:value-type="float">
            <text:p>1216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29" calcext:value-type="date">
            <text:p>9/29/2005</text:p>
          </table:table-cell>
          <table:table-cell table:style-name="ce9" office:value-type="float" office:value="1227.68" calcext:value-type="float">
            <text:p>1227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09-30" calcext:value-type="date">
            <text:p>9/30/2005</text:p>
          </table:table-cell>
          <table:table-cell table:style-name="ce9" office:value-type="float" office:value="1228.81" calcext:value-type="float">
            <text:p>1228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03" calcext:value-type="date">
            <text:p>10/3/2005</text:p>
          </table:table-cell>
          <table:table-cell table:style-name="ce9" office:value-type="float" office:value="1226.7" calcext:value-type="float">
            <text:p>1226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04" calcext:value-type="date">
            <text:p>10/4/2005</text:p>
          </table:table-cell>
          <table:table-cell table:style-name="ce9" office:value-type="float" office:value="1214.47" calcext:value-type="float">
            <text:p>1214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05" calcext:value-type="date">
            <text:p>10/5/2005</text:p>
          </table:table-cell>
          <table:table-cell table:style-name="ce9" office:value-type="float" office:value="1196.39" calcext:value-type="float">
            <text:p>1196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06" calcext:value-type="date">
            <text:p>10/6/2005</text:p>
          </table:table-cell>
          <table:table-cell table:style-name="ce9" office:value-type="float" office:value="1191.49" calcext:value-type="float">
            <text:p>1191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07" calcext:value-type="date">
            <text:p>10/7/2005</text:p>
          </table:table-cell>
          <table:table-cell table:style-name="ce9" office:value-type="float" office:value="1195.9" calcext:value-type="float">
            <text:p>1195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0" calcext:value-type="date">
            <text:p>10/10/2005</text:p>
          </table:table-cell>
          <table:table-cell table:style-name="ce9" office:value-type="float" office:value="1187.33" calcext:value-type="float">
            <text:p>1187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1" calcext:value-type="date">
            <text:p>10/11/2005</text:p>
          </table:table-cell>
          <table:table-cell table:style-name="ce9" office:value-type="float" office:value="1184.87" calcext:value-type="float">
            <text:p>1184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2" calcext:value-type="date">
            <text:p>10/12/2005</text:p>
          </table:table-cell>
          <table:table-cell table:style-name="ce9" office:value-type="float" office:value="1177.68" calcext:value-type="float">
            <text:p>1177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3" calcext:value-type="date">
            <text:p>10/13/2005</text:p>
          </table:table-cell>
          <table:table-cell table:style-name="ce9" office:value-type="float" office:value="1176.84" calcext:value-type="float">
            <text:p>1176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4" calcext:value-type="date">
            <text:p>10/14/2005</text:p>
          </table:table-cell>
          <table:table-cell table:style-name="ce9" office:value-type="float" office:value="1186.57" calcext:value-type="float">
            <text:p>1186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7" calcext:value-type="date">
            <text:p>10/17/2005</text:p>
          </table:table-cell>
          <table:table-cell table:style-name="ce9" office:value-type="float" office:value="1190.1" calcext:value-type="float">
            <text:p>1190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8" calcext:value-type="date">
            <text:p>10/18/2005</text:p>
          </table:table-cell>
          <table:table-cell table:style-name="ce9" office:value-type="float" office:value="1178.14" calcext:value-type="float">
            <text:p>1178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19" calcext:value-type="date">
            <text:p>10/19/2005</text:p>
          </table:table-cell>
          <table:table-cell table:style-name="ce9" office:value-type="float" office:value="1195.76" calcext:value-type="float">
            <text:p>1195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20" calcext:value-type="date">
            <text:p>10/20/2005</text:p>
          </table:table-cell>
          <table:table-cell table:style-name="ce9" office:value-type="float" office:value="1177.8" calcext:value-type="float">
            <text:p>1177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21" calcext:value-type="date">
            <text:p>10/21/2005</text:p>
          </table:table-cell>
          <table:table-cell table:style-name="ce9" office:value-type="float" office:value="1179.59" calcext:value-type="float">
            <text:p>1179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24" calcext:value-type="date">
            <text:p>10/24/2005</text:p>
          </table:table-cell>
          <table:table-cell table:style-name="ce9" office:value-type="float" office:value="1199.38" calcext:value-type="float">
            <text:p>1199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25" calcext:value-type="date">
            <text:p>10/25/2005</text:p>
          </table:table-cell>
          <table:table-cell table:style-name="ce9" office:value-type="float" office:value="1196.54" calcext:value-type="float">
            <text:p>1196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26" calcext:value-type="date">
            <text:p>10/26/2005</text:p>
          </table:table-cell>
          <table:table-cell table:style-name="ce9" office:value-type="float" office:value="1191.38" calcext:value-type="float">
            <text:p>1191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27" calcext:value-type="date">
            <text:p>10/27/2005</text:p>
          </table:table-cell>
          <table:table-cell table:style-name="ce9" office:value-type="float" office:value="1178.9" calcext:value-type="float">
            <text:p>1178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28" calcext:value-type="date">
            <text:p>10/28/2005</text:p>
          </table:table-cell>
          <table:table-cell table:style-name="ce9" office:value-type="float" office:value="1198.41" calcext:value-type="float">
            <text:p>1198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0-31" calcext:value-type="date">
            <text:p>10/31/2005</text:p>
          </table:table-cell>
          <table:table-cell table:style-name="ce9" office:value-type="float" office:value="1207.01" calcext:value-type="float">
            <text:p>1207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01" calcext:value-type="date">
            <text:p>11/1/2005</text:p>
          </table:table-cell>
          <table:table-cell table:style-name="ce9" office:value-type="float" office:value="1202.76" calcext:value-type="float">
            <text:p>1202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02" calcext:value-type="date">
            <text:p>11/2/2005</text:p>
          </table:table-cell>
          <table:table-cell table:style-name="ce9" office:value-type="float" office:value="1214.76" calcext:value-type="float">
            <text:p>1214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03" calcext:value-type="date">
            <text:p>11/3/2005</text:p>
          </table:table-cell>
          <table:table-cell table:style-name="ce9" office:value-type="float" office:value="1219.94" calcext:value-type="float">
            <text:p>1219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04" calcext:value-type="date">
            <text:p>11/4/2005</text:p>
          </table:table-cell>
          <table:table-cell table:style-name="ce9" office:value-type="float" office:value="1220.14" calcext:value-type="float">
            <text:p>1220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07" calcext:value-type="date">
            <text:p>11/7/2005</text:p>
          </table:table-cell>
          <table:table-cell table:style-name="ce9" office:value-type="float" office:value="1222.81" calcext:value-type="float">
            <text:p>1222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08" calcext:value-type="date">
            <text:p>11/8/2005</text:p>
          </table:table-cell>
          <table:table-cell table:style-name="ce9" office:value-type="float" office:value="1218.59" calcext:value-type="float">
            <text:p>1218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09" calcext:value-type="date">
            <text:p>11/9/2005</text:p>
          </table:table-cell>
          <table:table-cell table:style-name="ce9" office:value-type="float" office:value="1220.65" calcext:value-type="float">
            <text:p>1220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10" calcext:value-type="date">
            <text:p>11/10/2005</text:p>
          </table:table-cell>
          <table:table-cell table:style-name="ce9" office:value-type="float" office:value="1230.96" calcext:value-type="float">
            <text:p>1230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11" calcext:value-type="date">
            <text:p>11/11/2005</text:p>
          </table:table-cell>
          <table:table-cell table:style-name="ce9" office:value-type="float" office:value="1234.72" calcext:value-type="float">
            <text:p>1234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14" calcext:value-type="date">
            <text:p>11/14/2005</text:p>
          </table:table-cell>
          <table:table-cell table:style-name="ce9" office:value-type="float" office:value="1233.76" calcext:value-type="float">
            <text:p>1233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15" calcext:value-type="date">
            <text:p>11/15/2005</text:p>
          </table:table-cell>
          <table:table-cell table:style-name="ce9" office:value-type="float" office:value="1229.01" calcext:value-type="float">
            <text:p>1229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16" calcext:value-type="date">
            <text:p>11/16/2005</text:p>
          </table:table-cell>
          <table:table-cell table:style-name="ce9" office:value-type="float" office:value="1231.21" calcext:value-type="float">
            <text:p>1231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17" calcext:value-type="date">
            <text:p>11/17/2005</text:p>
          </table:table-cell>
          <table:table-cell table:style-name="ce9" office:value-type="float" office:value="1242.8" calcext:value-type="float">
            <text:p>1242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18" calcext:value-type="date">
            <text:p>11/18/2005</text:p>
          </table:table-cell>
          <table:table-cell table:style-name="ce9" office:value-type="float" office:value="1248.27" calcext:value-type="float">
            <text:p>1248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21" calcext:value-type="date">
            <text:p>11/21/2005</text:p>
          </table:table-cell>
          <table:table-cell table:style-name="ce9" office:value-type="float" office:value="1254.85" calcext:value-type="float">
            <text:p>1254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22" calcext:value-type="date">
            <text:p>11/22/2005</text:p>
          </table:table-cell>
          <table:table-cell table:style-name="ce9" office:value-type="float" office:value="1261.23" calcext:value-type="float">
            <text:p>1261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23" calcext:value-type="date">
            <text:p>11/23/2005</text:p>
          </table:table-cell>
          <table:table-cell table:style-name="ce9" office:value-type="float" office:value="1265.61" calcext:value-type="float">
            <text:p>1265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24" calcext:value-type="date">
            <text:p>11/24/200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25" calcext:value-type="date">
            <text:p>11/25/2005</text:p>
          </table:table-cell>
          <table:table-cell table:style-name="ce9" office:value-type="float" office:value="1268.25" calcext:value-type="float">
            <text:p>1268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28" calcext:value-type="date">
            <text:p>11/28/2005</text:p>
          </table:table-cell>
          <table:table-cell table:style-name="ce9" office:value-type="float" office:value="1257.46" calcext:value-type="float">
            <text:p>1257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29" calcext:value-type="date">
            <text:p>11/29/2005</text:p>
          </table:table-cell>
          <table:table-cell table:style-name="ce9" office:value-type="float" office:value="1257.48" calcext:value-type="float">
            <text:p>1257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1-30" calcext:value-type="date">
            <text:p>11/30/2005</text:p>
          </table:table-cell>
          <table:table-cell table:style-name="ce9" office:value-type="float" office:value="1249.48" calcext:value-type="float">
            <text:p>1249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01" calcext:value-type="date">
            <text:p>12/1/2005</text:p>
          </table:table-cell>
          <table:table-cell table:style-name="ce9" office:value-type="float" office:value="1264.67" calcext:value-type="float">
            <text:p>1264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02" calcext:value-type="date">
            <text:p>12/2/2005</text:p>
          </table:table-cell>
          <table:table-cell table:style-name="ce9" office:value-type="float" office:value="1265.08" calcext:value-type="float">
            <text:p>1265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05" calcext:value-type="date">
            <text:p>12/5/2005</text:p>
          </table:table-cell>
          <table:table-cell table:style-name="ce9" office:value-type="float" office:value="1262.09" calcext:value-type="float">
            <text:p>1262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06" calcext:value-type="date">
            <text:p>12/6/2005</text:p>
          </table:table-cell>
          <table:table-cell table:style-name="ce9" office:value-type="float" office:value="1263.7" calcext:value-type="float">
            <text:p>1263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07" calcext:value-type="date">
            <text:p>12/7/2005</text:p>
          </table:table-cell>
          <table:table-cell table:style-name="ce9" office:value-type="float" office:value="1257.37" calcext:value-type="float">
            <text:p>1257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08" calcext:value-type="date">
            <text:p>12/8/2005</text:p>
          </table:table-cell>
          <table:table-cell table:style-name="ce9" office:value-type="float" office:value="1255.84" calcext:value-type="float">
            <text:p>1255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09" calcext:value-type="date">
            <text:p>12/9/2005</text:p>
          </table:table-cell>
          <table:table-cell table:style-name="ce9" office:value-type="float" office:value="1259.37" calcext:value-type="float">
            <text:p>1259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12" calcext:value-type="date">
            <text:p>12/12/2005</text:p>
          </table:table-cell>
          <table:table-cell table:style-name="ce9" office:value-type="float" office:value="1260.43" calcext:value-type="float">
            <text:p>1260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13" calcext:value-type="date">
            <text:p>12/13/2005</text:p>
          </table:table-cell>
          <table:table-cell table:style-name="ce9" office:value-type="float" office:value="1267.43" calcext:value-type="float">
            <text:p>1267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14" calcext:value-type="date">
            <text:p>12/14/2005</text:p>
          </table:table-cell>
          <table:table-cell table:style-name="ce9" office:value-type="float" office:value="1272.74" calcext:value-type="float">
            <text:p>1272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15" calcext:value-type="date">
            <text:p>12/15/2005</text:p>
          </table:table-cell>
          <table:table-cell table:style-name="ce9" office:value-type="float" office:value="1270.94" calcext:value-type="float">
            <text:p>1270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16" calcext:value-type="date">
            <text:p>12/16/2005</text:p>
          </table:table-cell>
          <table:table-cell table:style-name="ce9" office:value-type="float" office:value="1267.32" calcext:value-type="float">
            <text:p>1267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19" calcext:value-type="date">
            <text:p>12/19/2005</text:p>
          </table:table-cell>
          <table:table-cell table:style-name="ce9" office:value-type="float" office:value="1259.92" calcext:value-type="float">
            <text:p>1259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0" calcext:value-type="date">
            <text:p>12/20/2005</text:p>
          </table:table-cell>
          <table:table-cell table:style-name="ce9" office:value-type="float" office:value="1259.62" calcext:value-type="float">
            <text:p>1259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1" calcext:value-type="date">
            <text:p>12/21/2005</text:p>
          </table:table-cell>
          <table:table-cell table:style-name="ce9" office:value-type="float" office:value="1262.79" calcext:value-type="float">
            <text:p>1262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2" calcext:value-type="date">
            <text:p>12/22/2005</text:p>
          </table:table-cell>
          <table:table-cell table:style-name="ce9" office:value-type="float" office:value="1268.12" calcext:value-type="float">
            <text:p>1268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3" calcext:value-type="date">
            <text:p>12/23/2005</text:p>
          </table:table-cell>
          <table:table-cell table:style-name="ce9" office:value-type="float" office:value="1268.66" calcext:value-type="float">
            <text:p>1268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6" calcext:value-type="date">
            <text:p>12/26/200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7" calcext:value-type="date">
            <text:p>12/27/2005</text:p>
          </table:table-cell>
          <table:table-cell table:style-name="ce9" office:value-type="float" office:value="1256.54" calcext:value-type="float">
            <text:p>1256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8" calcext:value-type="date">
            <text:p>12/28/2005</text:p>
          </table:table-cell>
          <table:table-cell table:style-name="ce9" office:value-type="float" office:value="1258.17" calcext:value-type="float">
            <text:p>1258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29" calcext:value-type="date">
            <text:p>12/29/2005</text:p>
          </table:table-cell>
          <table:table-cell table:style-name="ce9" office:value-type="float" office:value="1254.42" calcext:value-type="float">
            <text:p>1254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5-12-30" calcext:value-type="date">
            <text:p>12/30/2005</text:p>
          </table:table-cell>
          <table:table-cell table:style-name="ce9" office:value-type="float" office:value="1248.29" calcext:value-type="float">
            <text:p>1248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02" calcext:value-type="date">
            <text:p>1/2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03" calcext:value-type="date">
            <text:p>1/3/2006</text:p>
          </table:table-cell>
          <table:table-cell table:style-name="ce9" office:value-type="float" office:value="1268.8" calcext:value-type="float">
            <text:p>1268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04" calcext:value-type="date">
            <text:p>1/4/2006</text:p>
          </table:table-cell>
          <table:table-cell table:style-name="ce9" office:value-type="float" office:value="1273.46" calcext:value-type="float">
            <text:p>1273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05" calcext:value-type="date">
            <text:p>1/5/2006</text:p>
          </table:table-cell>
          <table:table-cell table:style-name="ce9" office:value-type="float" office:value="1273.48" calcext:value-type="float">
            <text:p>1273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06" calcext:value-type="date">
            <text:p>1/6/2006</text:p>
          </table:table-cell>
          <table:table-cell table:style-name="ce9" office:value-type="float" office:value="1285.45" calcext:value-type="float">
            <text:p>1285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09" calcext:value-type="date">
            <text:p>1/9/2006</text:p>
          </table:table-cell>
          <table:table-cell table:style-name="ce9" office:value-type="float" office:value="1290.15" calcext:value-type="float">
            <text:p>1290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0" calcext:value-type="date">
            <text:p>1/10/2006</text:p>
          </table:table-cell>
          <table:table-cell table:style-name="ce9" office:value-type="float" office:value="1289.69" calcext:value-type="float">
            <text:p>1289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1" calcext:value-type="date">
            <text:p>1/11/2006</text:p>
          </table:table-cell>
          <table:table-cell table:style-name="ce9" office:value-type="float" office:value="1294.18" calcext:value-type="float">
            <text:p>1294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2" calcext:value-type="date">
            <text:p>1/12/2006</text:p>
          </table:table-cell>
          <table:table-cell table:style-name="ce9" office:value-type="float" office:value="1286.06" calcext:value-type="float">
            <text:p>1286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3" calcext:value-type="date">
            <text:p>1/13/2006</text:p>
          </table:table-cell>
          <table:table-cell table:style-name="ce9" office:value-type="float" office:value="1287.61" calcext:value-type="float">
            <text:p>1287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6" calcext:value-type="date">
            <text:p>1/16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7" calcext:value-type="date">
            <text:p>1/17/2006</text:p>
          </table:table-cell>
          <table:table-cell table:style-name="ce9" office:value-type="float" office:value="1282.93" calcext:value-type="float">
            <text:p>1282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8" calcext:value-type="date">
            <text:p>1/18/2006</text:p>
          </table:table-cell>
          <table:table-cell table:style-name="ce9" office:value-type="float" office:value="1277.93" calcext:value-type="float">
            <text:p>1277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19" calcext:value-type="date">
            <text:p>1/19/2006</text:p>
          </table:table-cell>
          <table:table-cell table:style-name="ce9" office:value-type="float" office:value="1285.04" calcext:value-type="float">
            <text:p>1285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20" calcext:value-type="date">
            <text:p>1/20/2006</text:p>
          </table:table-cell>
          <table:table-cell table:style-name="ce9" office:value-type="float" office:value="1261.49" calcext:value-type="float">
            <text:p>1261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23" calcext:value-type="date">
            <text:p>1/23/2006</text:p>
          </table:table-cell>
          <table:table-cell table:style-name="ce9" office:value-type="float" office:value="1263.82" calcext:value-type="float">
            <text:p>1263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24" calcext:value-type="date">
            <text:p>1/24/2006</text:p>
          </table:table-cell>
          <table:table-cell table:style-name="ce9" office:value-type="float" office:value="1266.86" calcext:value-type="float">
            <text:p>1266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25" calcext:value-type="date">
            <text:p>1/25/2006</text:p>
          </table:table-cell>
          <table:table-cell table:style-name="ce9" office:value-type="float" office:value="1264.68" calcext:value-type="float">
            <text:p>1264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26" calcext:value-type="date">
            <text:p>1/26/2006</text:p>
          </table:table-cell>
          <table:table-cell table:style-name="ce9" office:value-type="float" office:value="1273.83" calcext:value-type="float">
            <text:p>1273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27" calcext:value-type="date">
            <text:p>1/27/2006</text:p>
          </table:table-cell>
          <table:table-cell table:style-name="ce9" office:value-type="float" office:value="1283.72" calcext:value-type="float">
            <text:p>1283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30" calcext:value-type="date">
            <text:p>1/30/2006</text:p>
          </table:table-cell>
          <table:table-cell table:style-name="ce9" office:value-type="float" office:value="1285.2" calcext:value-type="float">
            <text:p>1285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1-31" calcext:value-type="date">
            <text:p>1/31/2006</text:p>
          </table:table-cell>
          <table:table-cell table:style-name="ce9" office:value-type="float" office:value="1280.08" calcext:value-type="float">
            <text:p>1280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01" calcext:value-type="date">
            <text:p>2/1/2006</text:p>
          </table:table-cell>
          <table:table-cell table:style-name="ce9" office:value-type="float" office:value="1282.46" calcext:value-type="float">
            <text:p>1282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02" calcext:value-type="date">
            <text:p>2/2/2006</text:p>
          </table:table-cell>
          <table:table-cell table:style-name="ce9" office:value-type="float" office:value="1270.84" calcext:value-type="float">
            <text:p>1270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03" calcext:value-type="date">
            <text:p>2/3/2006</text:p>
          </table:table-cell>
          <table:table-cell table:style-name="ce9" office:value-type="float" office:value="1264.03" calcext:value-type="float">
            <text:p>1264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06" calcext:value-type="date">
            <text:p>2/6/2006</text:p>
          </table:table-cell>
          <table:table-cell table:style-name="ce9" office:value-type="float" office:value="1265.02" calcext:value-type="float">
            <text:p>1265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07" calcext:value-type="date">
            <text:p>2/7/2006</text:p>
          </table:table-cell>
          <table:table-cell table:style-name="ce9" office:value-type="float" office:value="1254.78" calcext:value-type="float">
            <text:p>1254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08" calcext:value-type="date">
            <text:p>2/8/2006</text:p>
          </table:table-cell>
          <table:table-cell table:style-name="ce9" office:value-type="float" office:value="1265.65" calcext:value-type="float">
            <text:p>1265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09" calcext:value-type="date">
            <text:p>2/9/2006</text:p>
          </table:table-cell>
          <table:table-cell table:style-name="ce9" office:value-type="float" office:value="1263.78" calcext:value-type="float">
            <text:p>1263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10" calcext:value-type="date">
            <text:p>2/10/2006</text:p>
          </table:table-cell>
          <table:table-cell table:style-name="ce9" office:value-type="float" office:value="1266.99" calcext:value-type="float">
            <text:p>1266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13" calcext:value-type="date">
            <text:p>2/13/2006</text:p>
          </table:table-cell>
          <table:table-cell table:style-name="ce9" office:value-type="float" office:value="1262.86" calcext:value-type="float">
            <text:p>1262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14" calcext:value-type="date">
            <text:p>2/14/2006</text:p>
          </table:table-cell>
          <table:table-cell table:style-name="ce9" office:value-type="float" office:value="1275.53" calcext:value-type="float">
            <text:p>1275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15" calcext:value-type="date">
            <text:p>2/15/2006</text:p>
          </table:table-cell>
          <table:table-cell table:style-name="ce9" office:value-type="float" office:value="1280" calcext:value-type="float">
            <text:p>1280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16" calcext:value-type="date">
            <text:p>2/16/2006</text:p>
          </table:table-cell>
          <table:table-cell table:style-name="ce9" office:value-type="float" office:value="1289.38" calcext:value-type="float">
            <text:p>1289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17" calcext:value-type="date">
            <text:p>2/17/2006</text:p>
          </table:table-cell>
          <table:table-cell table:style-name="ce9" office:value-type="float" office:value="1287.24" calcext:value-type="float">
            <text:p>1287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20" calcext:value-type="date">
            <text:p>2/20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21" calcext:value-type="date">
            <text:p>2/21/2006</text:p>
          </table:table-cell>
          <table:table-cell table:style-name="ce9" office:value-type="float" office:value="1283.03" calcext:value-type="float">
            <text:p>1283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22" calcext:value-type="date">
            <text:p>2/22/2006</text:p>
          </table:table-cell>
          <table:table-cell table:style-name="ce9" office:value-type="float" office:value="1292.67" calcext:value-type="float">
            <text:p>1292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23" calcext:value-type="date">
            <text:p>2/23/2006</text:p>
          </table:table-cell>
          <table:table-cell table:style-name="ce9" office:value-type="float" office:value="1287.79" calcext:value-type="float">
            <text:p>1287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24" calcext:value-type="date">
            <text:p>2/24/2006</text:p>
          </table:table-cell>
          <table:table-cell table:style-name="ce9" office:value-type="float" office:value="1289.43" calcext:value-type="float">
            <text:p>1289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27" calcext:value-type="date">
            <text:p>2/27/2006</text:p>
          </table:table-cell>
          <table:table-cell table:style-name="ce9" office:value-type="float" office:value="1294.12" calcext:value-type="float">
            <text:p>1294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2-28" calcext:value-type="date">
            <text:p>2/28/2006</text:p>
          </table:table-cell>
          <table:table-cell table:style-name="ce9" office:value-type="float" office:value="1280.66" calcext:value-type="float">
            <text:p>1280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01" calcext:value-type="date">
            <text:p>3/1/2006</text:p>
          </table:table-cell>
          <table:table-cell table:style-name="ce9" office:value-type="float" office:value="1291.24" calcext:value-type="float">
            <text:p>1291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02" calcext:value-type="date">
            <text:p>3/2/2006</text:p>
          </table:table-cell>
          <table:table-cell table:style-name="ce9" office:value-type="float" office:value="1289.14" calcext:value-type="float">
            <text:p>1289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03" calcext:value-type="date">
            <text:p>3/3/2006</text:p>
          </table:table-cell>
          <table:table-cell table:style-name="ce9" office:value-type="float" office:value="1287.23" calcext:value-type="float">
            <text:p>1287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06" calcext:value-type="date">
            <text:p>3/6/2006</text:p>
          </table:table-cell>
          <table:table-cell table:style-name="ce9" office:value-type="float" office:value="1278.26" calcext:value-type="float">
            <text:p>1278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07" calcext:value-type="date">
            <text:p>3/7/2006</text:p>
          </table:table-cell>
          <table:table-cell table:style-name="ce9" office:value-type="float" office:value="1275.88" calcext:value-type="float">
            <text:p>1275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08" calcext:value-type="date">
            <text:p>3/8/2006</text:p>
          </table:table-cell>
          <table:table-cell table:style-name="ce9" office:value-type="float" office:value="1278.47" calcext:value-type="float">
            <text:p>1278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09" calcext:value-type="date">
            <text:p>3/9/2006</text:p>
          </table:table-cell>
          <table:table-cell table:style-name="ce9" office:value-type="float" office:value="1272.23" calcext:value-type="float">
            <text:p>1272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10" calcext:value-type="date">
            <text:p>3/10/2006</text:p>
          </table:table-cell>
          <table:table-cell table:style-name="ce9" office:value-type="float" office:value="1281.58" calcext:value-type="float">
            <text:p>1281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13" calcext:value-type="date">
            <text:p>3/13/2006</text:p>
          </table:table-cell>
          <table:table-cell table:style-name="ce9" office:value-type="float" office:value="1284.13" calcext:value-type="float">
            <text:p>1284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14" calcext:value-type="date">
            <text:p>3/14/2006</text:p>
          </table:table-cell>
          <table:table-cell table:style-name="ce9" office:value-type="float" office:value="1297.48" calcext:value-type="float">
            <text:p>1297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15" calcext:value-type="date">
            <text:p>3/15/2006</text:p>
          </table:table-cell>
          <table:table-cell table:style-name="ce9" office:value-type="float" office:value="1303.02" calcext:value-type="float">
            <text:p>1303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16" calcext:value-type="date">
            <text:p>3/16/2006</text:p>
          </table:table-cell>
          <table:table-cell table:style-name="ce9" office:value-type="float" office:value="1305.33" calcext:value-type="float">
            <text:p>1305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17" calcext:value-type="date">
            <text:p>3/17/2006</text:p>
          </table:table-cell>
          <table:table-cell table:style-name="ce9" office:value-type="float" office:value="1307.25" calcext:value-type="float">
            <text:p>1307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0" calcext:value-type="date">
            <text:p>3/20/2006</text:p>
          </table:table-cell>
          <table:table-cell table:style-name="ce9" office:value-type="float" office:value="1305.08" calcext:value-type="float">
            <text:p>1305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1" calcext:value-type="date">
            <text:p>3/21/2006</text:p>
          </table:table-cell>
          <table:table-cell table:style-name="ce9" office:value-type="float" office:value="1297.23" calcext:value-type="float">
            <text:p>1297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2" calcext:value-type="date">
            <text:p>3/22/2006</text:p>
          </table:table-cell>
          <table:table-cell table:style-name="ce9" office:value-type="float" office:value="1305.04" calcext:value-type="float">
            <text:p>1305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3" calcext:value-type="date">
            <text:p>3/23/2006</text:p>
          </table:table-cell>
          <table:table-cell table:style-name="ce9" office:value-type="float" office:value="1301.67" calcext:value-type="float">
            <text:p>1301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4" calcext:value-type="date">
            <text:p>3/24/2006</text:p>
          </table:table-cell>
          <table:table-cell table:style-name="ce9" office:value-type="float" office:value="1302.95" calcext:value-type="float">
            <text:p>1302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7" calcext:value-type="date">
            <text:p>3/27/2006</text:p>
          </table:table-cell>
          <table:table-cell table:style-name="ce9" office:value-type="float" office:value="1301.61" calcext:value-type="float">
            <text:p>1301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8" calcext:value-type="date">
            <text:p>3/28/2006</text:p>
          </table:table-cell>
          <table:table-cell table:style-name="ce9" office:value-type="float" office:value="1293.23" calcext:value-type="float">
            <text:p>1293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29" calcext:value-type="date">
            <text:p>3/29/2006</text:p>
          </table:table-cell>
          <table:table-cell table:style-name="ce9" office:value-type="float" office:value="1302.89" calcext:value-type="float">
            <text:p>1302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30" calcext:value-type="date">
            <text:p>3/30/2006</text:p>
          </table:table-cell>
          <table:table-cell table:style-name="ce9" office:value-type="float" office:value="1300.25" calcext:value-type="float">
            <text:p>1300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3-31" calcext:value-type="date">
            <text:p>3/31/2006</text:p>
          </table:table-cell>
          <table:table-cell table:style-name="ce9" office:value-type="float" office:value="1294.83" calcext:value-type="float">
            <text:p>1294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03" calcext:value-type="date">
            <text:p>4/3/2006</text:p>
          </table:table-cell>
          <table:table-cell table:style-name="ce9" office:value-type="float" office:value="1297.81" calcext:value-type="float">
            <text:p>1297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04" calcext:value-type="date">
            <text:p>4/4/2006</text:p>
          </table:table-cell>
          <table:table-cell table:style-name="ce9" office:value-type="float" office:value="1305.93" calcext:value-type="float">
            <text:p>1305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05" calcext:value-type="date">
            <text:p>4/5/2006</text:p>
          </table:table-cell>
          <table:table-cell table:style-name="ce9" office:value-type="float" office:value="1311.56" calcext:value-type="float">
            <text:p>1311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06" calcext:value-type="date">
            <text:p>4/6/2006</text:p>
          </table:table-cell>
          <table:table-cell table:style-name="ce9" office:value-type="float" office:value="1309.04" calcext:value-type="float">
            <text:p>1309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07" calcext:value-type="date">
            <text:p>4/7/2006</text:p>
          </table:table-cell>
          <table:table-cell table:style-name="ce9" office:value-type="float" office:value="1295.5" calcext:value-type="float">
            <text:p>1295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0" calcext:value-type="date">
            <text:p>4/10/2006</text:p>
          </table:table-cell>
          <table:table-cell table:style-name="ce9" office:value-type="float" office:value="1296.6" calcext:value-type="float">
            <text:p>1296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1" calcext:value-type="date">
            <text:p>4/11/2006</text:p>
          </table:table-cell>
          <table:table-cell table:style-name="ce9" office:value-type="float" office:value="1286.57" calcext:value-type="float">
            <text:p>1286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2" calcext:value-type="date">
            <text:p>4/12/2006</text:p>
          </table:table-cell>
          <table:table-cell table:style-name="ce9" office:value-type="float" office:value="1288.12" calcext:value-type="float">
            <text:p>1288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3" calcext:value-type="date">
            <text:p>4/13/2006</text:p>
          </table:table-cell>
          <table:table-cell table:style-name="ce9" office:value-type="float" office:value="1289.12" calcext:value-type="float">
            <text:p>1289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4" calcext:value-type="date">
            <text:p>4/14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7" calcext:value-type="date">
            <text:p>4/17/2006</text:p>
          </table:table-cell>
          <table:table-cell table:style-name="ce9" office:value-type="float" office:value="1285.33" calcext:value-type="float">
            <text:p>1285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8" calcext:value-type="date">
            <text:p>4/18/2006</text:p>
          </table:table-cell>
          <table:table-cell table:style-name="ce9" office:value-type="float" office:value="1307.65" calcext:value-type="float">
            <text:p>1307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19" calcext:value-type="date">
            <text:p>4/19/2006</text:p>
          </table:table-cell>
          <table:table-cell table:style-name="ce9" office:value-type="float" office:value="1309.93" calcext:value-type="float">
            <text:p>1309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20" calcext:value-type="date">
            <text:p>4/20/2006</text:p>
          </table:table-cell>
          <table:table-cell table:style-name="ce9" office:value-type="float" office:value="1311.46" calcext:value-type="float">
            <text:p>1311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21" calcext:value-type="date">
            <text:p>4/21/2006</text:p>
          </table:table-cell>
          <table:table-cell table:style-name="ce9" office:value-type="float" office:value="1311.28" calcext:value-type="float">
            <text:p>1311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24" calcext:value-type="date">
            <text:p>4/24/2006</text:p>
          </table:table-cell>
          <table:table-cell table:style-name="ce9" office:value-type="float" office:value="1308.11" calcext:value-type="float">
            <text:p>1308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25" calcext:value-type="date">
            <text:p>4/25/2006</text:p>
          </table:table-cell>
          <table:table-cell table:style-name="ce9" office:value-type="float" office:value="1301.74" calcext:value-type="float">
            <text:p>1301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26" calcext:value-type="date">
            <text:p>4/26/2006</text:p>
          </table:table-cell>
          <table:table-cell table:style-name="ce9" office:value-type="float" office:value="1305.41" calcext:value-type="float">
            <text:p>1305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27" calcext:value-type="date">
            <text:p>4/27/2006</text:p>
          </table:table-cell>
          <table:table-cell table:style-name="ce9" office:value-type="float" office:value="1309.72" calcext:value-type="float">
            <text:p>1309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4-28" calcext:value-type="date">
            <text:p>4/28/2006</text:p>
          </table:table-cell>
          <table:table-cell table:style-name="ce9" office:value-type="float" office:value="1310.61" calcext:value-type="float">
            <text:p>1310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01" calcext:value-type="date">
            <text:p>5/1/2006</text:p>
          </table:table-cell>
          <table:table-cell table:style-name="ce9" office:value-type="float" office:value="1305.19" calcext:value-type="float">
            <text:p>1305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02" calcext:value-type="date">
            <text:p>5/2/2006</text:p>
          </table:table-cell>
          <table:table-cell table:style-name="ce9" office:value-type="float" office:value="1313.21" calcext:value-type="float">
            <text:p>1313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03" calcext:value-type="date">
            <text:p>5/3/2006</text:p>
          </table:table-cell>
          <table:table-cell table:style-name="ce9" office:value-type="float" office:value="1307.85" calcext:value-type="float">
            <text:p>1307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04" calcext:value-type="date">
            <text:p>5/4/2006</text:p>
          </table:table-cell>
          <table:table-cell table:style-name="ce9" office:value-type="float" office:value="1312.25" calcext:value-type="float">
            <text:p>1312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05" calcext:value-type="date">
            <text:p>5/5/2006</text:p>
          </table:table-cell>
          <table:table-cell table:style-name="ce9" office:value-type="float" office:value="1325.76" calcext:value-type="float">
            <text:p>1325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08" calcext:value-type="date">
            <text:p>5/8/2006</text:p>
          </table:table-cell>
          <table:table-cell table:style-name="ce9" office:value-type="float" office:value="1324.66" calcext:value-type="float">
            <text:p>1324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09" calcext:value-type="date">
            <text:p>5/9/2006</text:p>
          </table:table-cell>
          <table:table-cell table:style-name="ce9" office:value-type="float" office:value="1325.14" calcext:value-type="float">
            <text:p>1325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0" calcext:value-type="date">
            <text:p>5/10/2006</text:p>
          </table:table-cell>
          <table:table-cell table:style-name="ce9" office:value-type="float" office:value="1322.85" calcext:value-type="float">
            <text:p>1322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1" calcext:value-type="date">
            <text:p>5/11/2006</text:p>
          </table:table-cell>
          <table:table-cell table:style-name="ce9" office:value-type="float" office:value="1305.92" calcext:value-type="float">
            <text:p>1305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2" calcext:value-type="date">
            <text:p>5/12/2006</text:p>
          </table:table-cell>
          <table:table-cell table:style-name="ce9" office:value-type="float" office:value="1291.24" calcext:value-type="float">
            <text:p>1291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5" calcext:value-type="date">
            <text:p>5/15/2006</text:p>
          </table:table-cell>
          <table:table-cell table:style-name="ce9" office:value-type="float" office:value="1294.5" calcext:value-type="float">
            <text:p>1294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6" calcext:value-type="date">
            <text:p>5/16/2006</text:p>
          </table:table-cell>
          <table:table-cell table:style-name="ce9" office:value-type="float" office:value="1292.08" calcext:value-type="float">
            <text:p>1292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7" calcext:value-type="date">
            <text:p>5/17/2006</text:p>
          </table:table-cell>
          <table:table-cell table:style-name="ce9" office:value-type="float" office:value="1270.32" calcext:value-type="float">
            <text:p>1270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8" calcext:value-type="date">
            <text:p>5/18/2006</text:p>
          </table:table-cell>
          <table:table-cell table:style-name="ce9" office:value-type="float" office:value="1261.81" calcext:value-type="float">
            <text:p>1261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19" calcext:value-type="date">
            <text:p>5/19/2006</text:p>
          </table:table-cell>
          <table:table-cell table:style-name="ce9" office:value-type="float" office:value="1267.03" calcext:value-type="float">
            <text:p>1267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22" calcext:value-type="date">
            <text:p>5/22/2006</text:p>
          </table:table-cell>
          <table:table-cell table:style-name="ce9" office:value-type="float" office:value="1262.07" calcext:value-type="float">
            <text:p>1262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23" calcext:value-type="date">
            <text:p>5/23/2006</text:p>
          </table:table-cell>
          <table:table-cell table:style-name="ce9" office:value-type="float" office:value="1256.58" calcext:value-type="float">
            <text:p>1256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24" calcext:value-type="date">
            <text:p>5/24/2006</text:p>
          </table:table-cell>
          <table:table-cell table:style-name="ce9" office:value-type="float" office:value="1258.57" calcext:value-type="float">
            <text:p>1258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25" calcext:value-type="date">
            <text:p>5/25/2006</text:p>
          </table:table-cell>
          <table:table-cell table:style-name="ce9" office:value-type="float" office:value="1272.88" calcext:value-type="float">
            <text:p>1272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26" calcext:value-type="date">
            <text:p>5/26/2006</text:p>
          </table:table-cell>
          <table:table-cell table:style-name="ce9" office:value-type="float" office:value="1280.16" calcext:value-type="float">
            <text:p>1280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29" calcext:value-type="date">
            <text:p>5/29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30" calcext:value-type="date">
            <text:p>5/30/2006</text:p>
          </table:table-cell>
          <table:table-cell table:style-name="ce9" office:value-type="float" office:value="1259.84" calcext:value-type="float">
            <text:p>1259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5-31" calcext:value-type="date">
            <text:p>5/31/2006</text:p>
          </table:table-cell>
          <table:table-cell table:style-name="ce9" office:value-type="float" office:value="1270.09" calcext:value-type="float">
            <text:p>1270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01" calcext:value-type="date">
            <text:p>6/1/2006</text:p>
          </table:table-cell>
          <table:table-cell table:style-name="ce9" office:value-type="float" office:value="1285.71" calcext:value-type="float">
            <text:p>1285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02" calcext:value-type="date">
            <text:p>6/2/2006</text:p>
          </table:table-cell>
          <table:table-cell table:style-name="ce9" office:value-type="float" office:value="1288.22" calcext:value-type="float">
            <text:p>1288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05" calcext:value-type="date">
            <text:p>6/5/2006</text:p>
          </table:table-cell>
          <table:table-cell table:style-name="ce9" office:value-type="float" office:value="1265.29" calcext:value-type="float">
            <text:p>1265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06" calcext:value-type="date">
            <text:p>6/6/2006</text:p>
          </table:table-cell>
          <table:table-cell table:style-name="ce9" office:value-type="float" office:value="1263.85" calcext:value-type="float">
            <text:p>1263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07" calcext:value-type="date">
            <text:p>6/7/2006</text:p>
          </table:table-cell>
          <table:table-cell table:style-name="ce9" office:value-type="float" office:value="1256.15" calcext:value-type="float">
            <text:p>1256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08" calcext:value-type="date">
            <text:p>6/8/2006</text:p>
          </table:table-cell>
          <table:table-cell table:style-name="ce9" office:value-type="float" office:value="1257.93" calcext:value-type="float">
            <text:p>1257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09" calcext:value-type="date">
            <text:p>6/9/2006</text:p>
          </table:table-cell>
          <table:table-cell table:style-name="ce9" office:value-type="float" office:value="1252.3" calcext:value-type="float">
            <text:p>1252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12" calcext:value-type="date">
            <text:p>6/12/2006</text:p>
          </table:table-cell>
          <table:table-cell table:style-name="ce9" office:value-type="float" office:value="1236.4" calcext:value-type="float">
            <text:p>1236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13" calcext:value-type="date">
            <text:p>6/13/2006</text:p>
          </table:table-cell>
          <table:table-cell table:style-name="ce9" office:value-type="float" office:value="1223.69" calcext:value-type="float">
            <text:p>1223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14" calcext:value-type="date">
            <text:p>6/14/2006</text:p>
          </table:table-cell>
          <table:table-cell table:style-name="ce9" office:value-type="float" office:value="1230.04" calcext:value-type="float">
            <text:p>1230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15" calcext:value-type="date">
            <text:p>6/15/2006</text:p>
          </table:table-cell>
          <table:table-cell table:style-name="ce9" office:value-type="float" office:value="1256.16" calcext:value-type="float">
            <text:p>1256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16" calcext:value-type="date">
            <text:p>6/16/2006</text:p>
          </table:table-cell>
          <table:table-cell table:style-name="ce9" office:value-type="float" office:value="1251.54" calcext:value-type="float">
            <text:p>1251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19" calcext:value-type="date">
            <text:p>6/19/2006</text:p>
          </table:table-cell>
          <table:table-cell table:style-name="ce9" office:value-type="float" office:value="1240.14" calcext:value-type="float">
            <text:p>1240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0" calcext:value-type="date">
            <text:p>6/20/2006</text:p>
          </table:table-cell>
          <table:table-cell table:style-name="ce9" office:value-type="float" office:value="1240.12" calcext:value-type="float">
            <text:p>1240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1" calcext:value-type="date">
            <text:p>6/21/2006</text:p>
          </table:table-cell>
          <table:table-cell table:style-name="ce9" office:value-type="float" office:value="1252.2" calcext:value-type="float">
            <text:p>1252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2" calcext:value-type="date">
            <text:p>6/22/2006</text:p>
          </table:table-cell>
          <table:table-cell table:style-name="ce9" office:value-type="float" office:value="1245.6" calcext:value-type="float">
            <text:p>1245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3" calcext:value-type="date">
            <text:p>6/23/2006</text:p>
          </table:table-cell>
          <table:table-cell table:style-name="ce9" office:value-type="float" office:value="1244.5" calcext:value-type="float">
            <text:p>1244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6" calcext:value-type="date">
            <text:p>6/26/2006</text:p>
          </table:table-cell>
          <table:table-cell table:style-name="ce9" office:value-type="float" office:value="1250.56" calcext:value-type="float">
            <text:p>1250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7" calcext:value-type="date">
            <text:p>6/27/2006</text:p>
          </table:table-cell>
          <table:table-cell table:style-name="ce9" office:value-type="float" office:value="1239.2" calcext:value-type="float">
            <text:p>1239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8" calcext:value-type="date">
            <text:p>6/28/2006</text:p>
          </table:table-cell>
          <table:table-cell table:style-name="ce9" office:value-type="float" office:value="1246" calcext:value-type="float">
            <text:p>12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29" calcext:value-type="date">
            <text:p>6/29/2006</text:p>
          </table:table-cell>
          <table:table-cell table:style-name="ce9" office:value-type="float" office:value="1272.87" calcext:value-type="float">
            <text:p>1272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6-30" calcext:value-type="date">
            <text:p>6/30/2006</text:p>
          </table:table-cell>
          <table:table-cell table:style-name="ce9" office:value-type="float" office:value="1270.2" calcext:value-type="float">
            <text:p>1270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03" calcext:value-type="date">
            <text:p>7/3/2006</text:p>
          </table:table-cell>
          <table:table-cell table:style-name="ce9" office:value-type="float" office:value="1280.19" calcext:value-type="float">
            <text:p>1280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04" calcext:value-type="date">
            <text:p>7/4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05" calcext:value-type="date">
            <text:p>7/5/2006</text:p>
          </table:table-cell>
          <table:table-cell table:style-name="ce9" office:value-type="float" office:value="1270.91" calcext:value-type="float">
            <text:p>1270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06" calcext:value-type="date">
            <text:p>7/6/2006</text:p>
          </table:table-cell>
          <table:table-cell table:style-name="ce9" office:value-type="float" office:value="1274.08" calcext:value-type="float">
            <text:p>1274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07" calcext:value-type="date">
            <text:p>7/7/2006</text:p>
          </table:table-cell>
          <table:table-cell table:style-name="ce9" office:value-type="float" office:value="1265.48" calcext:value-type="float">
            <text:p>1265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0" calcext:value-type="date">
            <text:p>7/10/2006</text:p>
          </table:table-cell>
          <table:table-cell table:style-name="ce9" office:value-type="float" office:value="1267.34" calcext:value-type="float">
            <text:p>1267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1" calcext:value-type="date">
            <text:p>7/11/2006</text:p>
          </table:table-cell>
          <table:table-cell table:style-name="ce9" office:value-type="float" office:value="1272.52" calcext:value-type="float">
            <text:p>1272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2" calcext:value-type="date">
            <text:p>7/12/2006</text:p>
          </table:table-cell>
          <table:table-cell table:style-name="ce9" office:value-type="float" office:value="1258.6" calcext:value-type="float">
            <text:p>1258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3" calcext:value-type="date">
            <text:p>7/13/2006</text:p>
          </table:table-cell>
          <table:table-cell table:style-name="ce9" office:value-type="float" office:value="1242.29" calcext:value-type="float">
            <text:p>1242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4" calcext:value-type="date">
            <text:p>7/14/2006</text:p>
          </table:table-cell>
          <table:table-cell table:style-name="ce9" office:value-type="float" office:value="1236.2" calcext:value-type="float">
            <text:p>1236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7" calcext:value-type="date">
            <text:p>7/17/2006</text:p>
          </table:table-cell>
          <table:table-cell table:style-name="ce9" office:value-type="float" office:value="1234.49" calcext:value-type="float">
            <text:p>1234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8" calcext:value-type="date">
            <text:p>7/18/2006</text:p>
          </table:table-cell>
          <table:table-cell table:style-name="ce9" office:value-type="float" office:value="1236.86" calcext:value-type="float">
            <text:p>1236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19" calcext:value-type="date">
            <text:p>7/19/2006</text:p>
          </table:table-cell>
          <table:table-cell table:style-name="ce9" office:value-type="float" office:value="1259.81" calcext:value-type="float">
            <text:p>1259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20" calcext:value-type="date">
            <text:p>7/20/2006</text:p>
          </table:table-cell>
          <table:table-cell table:style-name="ce9" office:value-type="float" office:value="1249.13" calcext:value-type="float">
            <text:p>1249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21" calcext:value-type="date">
            <text:p>7/21/2006</text:p>
          </table:table-cell>
          <table:table-cell table:style-name="ce9" office:value-type="float" office:value="1240.29" calcext:value-type="float">
            <text:p>1240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24" calcext:value-type="date">
            <text:p>7/24/2006</text:p>
          </table:table-cell>
          <table:table-cell table:style-name="ce9" office:value-type="float" office:value="1260.91" calcext:value-type="float">
            <text:p>1260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25" calcext:value-type="date">
            <text:p>7/25/2006</text:p>
          </table:table-cell>
          <table:table-cell table:style-name="ce9" office:value-type="float" office:value="1268.88" calcext:value-type="float">
            <text:p>1268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26" calcext:value-type="date">
            <text:p>7/26/2006</text:p>
          </table:table-cell>
          <table:table-cell table:style-name="ce9" office:value-type="float" office:value="1268.4" calcext:value-type="float">
            <text:p>1268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27" calcext:value-type="date">
            <text:p>7/27/2006</text:p>
          </table:table-cell>
          <table:table-cell table:style-name="ce9" office:value-type="float" office:value="1263.2" calcext:value-type="float">
            <text:p>1263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28" calcext:value-type="date">
            <text:p>7/28/2006</text:p>
          </table:table-cell>
          <table:table-cell table:style-name="ce9" office:value-type="float" office:value="1278.55" calcext:value-type="float">
            <text:p>1278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7-31" calcext:value-type="date">
            <text:p>7/31/2006</text:p>
          </table:table-cell>
          <table:table-cell table:style-name="ce9" office:value-type="float" office:value="1276.66" calcext:value-type="float">
            <text:p>1276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01" calcext:value-type="date">
            <text:p>8/1/2006</text:p>
          </table:table-cell>
          <table:table-cell table:style-name="ce9" office:value-type="float" office:value="1270.92" calcext:value-type="float">
            <text:p>1270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02" calcext:value-type="date">
            <text:p>8/2/2006</text:p>
          </table:table-cell>
          <table:table-cell table:style-name="ce9" office:value-type="float" office:value="1278.55" calcext:value-type="float">
            <text:p>1278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03" calcext:value-type="date">
            <text:p>8/3/2006</text:p>
          </table:table-cell>
          <table:table-cell table:style-name="ce9" office:value-type="float" office:value="1280.27" calcext:value-type="float">
            <text:p>1280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04" calcext:value-type="date">
            <text:p>8/4/2006</text:p>
          </table:table-cell>
          <table:table-cell table:style-name="ce9" office:value-type="float" office:value="1279.36" calcext:value-type="float">
            <text:p>1279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07" calcext:value-type="date">
            <text:p>8/7/2006</text:p>
          </table:table-cell>
          <table:table-cell table:style-name="ce9" office:value-type="float" office:value="1275.77" calcext:value-type="float">
            <text:p>1275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08" calcext:value-type="date">
            <text:p>8/8/2006</text:p>
          </table:table-cell>
          <table:table-cell table:style-name="ce9" office:value-type="float" office:value="1271.48" calcext:value-type="float">
            <text:p>1271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09" calcext:value-type="date">
            <text:p>8/9/2006</text:p>
          </table:table-cell>
          <table:table-cell table:style-name="ce9" office:value-type="float" office:value="1265.95" calcext:value-type="float">
            <text:p>1265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10" calcext:value-type="date">
            <text:p>8/10/2006</text:p>
          </table:table-cell>
          <table:table-cell table:style-name="ce9" office:value-type="float" office:value="1271.81" calcext:value-type="float">
            <text:p>1271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11" calcext:value-type="date">
            <text:p>8/11/2006</text:p>
          </table:table-cell>
          <table:table-cell table:style-name="ce9" office:value-type="float" office:value="1266.74" calcext:value-type="float">
            <text:p>1266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14" calcext:value-type="date">
            <text:p>8/14/2006</text:p>
          </table:table-cell>
          <table:table-cell table:style-name="ce9" office:value-type="float" office:value="1268.21" calcext:value-type="float">
            <text:p>1268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15" calcext:value-type="date">
            <text:p>8/15/2006</text:p>
          </table:table-cell>
          <table:table-cell table:style-name="ce9" office:value-type="float" office:value="1285.58" calcext:value-type="float">
            <text:p>1285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16" calcext:value-type="date">
            <text:p>8/16/2006</text:p>
          </table:table-cell>
          <table:table-cell table:style-name="ce9" office:value-type="float" office:value="1295.43" calcext:value-type="float">
            <text:p>1295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17" calcext:value-type="date">
            <text:p>8/17/2006</text:p>
          </table:table-cell>
          <table:table-cell table:style-name="ce9" office:value-type="float" office:value="1297.48" calcext:value-type="float">
            <text:p>1297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18" calcext:value-type="date">
            <text:p>8/18/2006</text:p>
          </table:table-cell>
          <table:table-cell table:style-name="ce9" office:value-type="float" office:value="1302.3" calcext:value-type="float">
            <text:p>1302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21" calcext:value-type="date">
            <text:p>8/21/2006</text:p>
          </table:table-cell>
          <table:table-cell table:style-name="ce9" office:value-type="float" office:value="1297.52" calcext:value-type="float">
            <text:p>1297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22" calcext:value-type="date">
            <text:p>8/22/2006</text:p>
          </table:table-cell>
          <table:table-cell table:style-name="ce9" office:value-type="float" office:value="1298.82" calcext:value-type="float">
            <text:p>1298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23" calcext:value-type="date">
            <text:p>8/23/2006</text:p>
          </table:table-cell>
          <table:table-cell table:style-name="ce9" office:value-type="float" office:value="1292.99" calcext:value-type="float">
            <text:p>1292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24" calcext:value-type="date">
            <text:p>8/24/2006</text:p>
          </table:table-cell>
          <table:table-cell table:style-name="ce9" office:value-type="float" office:value="1296.06" calcext:value-type="float">
            <text:p>1296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25" calcext:value-type="date">
            <text:p>8/25/2006</text:p>
          </table:table-cell>
          <table:table-cell table:style-name="ce9" office:value-type="float" office:value="1295.09" calcext:value-type="float">
            <text:p>1295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28" calcext:value-type="date">
            <text:p>8/28/2006</text:p>
          </table:table-cell>
          <table:table-cell table:style-name="ce9" office:value-type="float" office:value="1301.78" calcext:value-type="float">
            <text:p>1301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29" calcext:value-type="date">
            <text:p>8/29/2006</text:p>
          </table:table-cell>
          <table:table-cell table:style-name="ce9" office:value-type="float" office:value="1304.28" calcext:value-type="float">
            <text:p>1304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30" calcext:value-type="date">
            <text:p>8/30/2006</text:p>
          </table:table-cell>
          <table:table-cell table:style-name="ce9" office:value-type="float" office:value="1304.27" calcext:value-type="float">
            <text:p>1304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8-31" calcext:value-type="date">
            <text:p>8/31/2006</text:p>
          </table:table-cell>
          <table:table-cell table:style-name="ce9" office:value-type="float" office:value="1303.82" calcext:value-type="float">
            <text:p>1303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01" calcext:value-type="date">
            <text:p>9/1/2006</text:p>
          </table:table-cell>
          <table:table-cell table:style-name="ce9" office:value-type="float" office:value="1311.01" calcext:value-type="float">
            <text:p>1311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04" calcext:value-type="date">
            <text:p>9/4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05" calcext:value-type="date">
            <text:p>9/5/2006</text:p>
          </table:table-cell>
          <table:table-cell table:style-name="ce9" office:value-type="float" office:value="1313.25" calcext:value-type="float">
            <text:p>1313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06" calcext:value-type="date">
            <text:p>9/6/2006</text:p>
          </table:table-cell>
          <table:table-cell table:style-name="ce9" office:value-type="float" office:value="1300.26" calcext:value-type="float">
            <text:p>1300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07" calcext:value-type="date">
            <text:p>9/7/2006</text:p>
          </table:table-cell>
          <table:table-cell table:style-name="ce9" office:value-type="float" office:value="1294.02" calcext:value-type="float">
            <text:p>1294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08" calcext:value-type="date">
            <text:p>9/8/2006</text:p>
          </table:table-cell>
          <table:table-cell table:style-name="ce9" office:value-type="float" office:value="1298.92" calcext:value-type="float">
            <text:p>1298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11" calcext:value-type="date">
            <text:p>9/11/2006</text:p>
          </table:table-cell>
          <table:table-cell table:style-name="ce9" office:value-type="float" office:value="1299.54" calcext:value-type="float">
            <text:p>1299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12" calcext:value-type="date">
            <text:p>9/12/2006</text:p>
          </table:table-cell>
          <table:table-cell table:style-name="ce9" office:value-type="float" office:value="1313.11" calcext:value-type="float">
            <text:p>1313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13" calcext:value-type="date">
            <text:p>9/13/2006</text:p>
          </table:table-cell>
          <table:table-cell table:style-name="ce9" office:value-type="float" office:value="1318.07" calcext:value-type="float">
            <text:p>1318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14" calcext:value-type="date">
            <text:p>9/14/2006</text:p>
          </table:table-cell>
          <table:table-cell table:style-name="ce9" office:value-type="float" office:value="1316.28" calcext:value-type="float">
            <text:p>1316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15" calcext:value-type="date">
            <text:p>9/15/2006</text:p>
          </table:table-cell>
          <table:table-cell table:style-name="ce9" office:value-type="float" office:value="1319.87" calcext:value-type="float">
            <text:p>1319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18" calcext:value-type="date">
            <text:p>9/18/2006</text:p>
          </table:table-cell>
          <table:table-cell table:style-name="ce9" office:value-type="float" office:value="1321.18" calcext:value-type="float">
            <text:p>1321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19" calcext:value-type="date">
            <text:p>9/19/2006</text:p>
          </table:table-cell>
          <table:table-cell table:style-name="ce9" office:value-type="float" office:value="1318.31" calcext:value-type="float">
            <text:p>1318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0" calcext:value-type="date">
            <text:p>9/20/2006</text:p>
          </table:table-cell>
          <table:table-cell table:style-name="ce9" office:value-type="float" office:value="1325.18" calcext:value-type="float">
            <text:p>1325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1" calcext:value-type="date">
            <text:p>9/21/2006</text:p>
          </table:table-cell>
          <table:table-cell table:style-name="ce9" office:value-type="float" office:value="1318.03" calcext:value-type="float">
            <text:p>1318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2" calcext:value-type="date">
            <text:p>9/22/2006</text:p>
          </table:table-cell>
          <table:table-cell table:style-name="ce9" office:value-type="float" office:value="1314.78" calcext:value-type="float">
            <text:p>1314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5" calcext:value-type="date">
            <text:p>9/25/2006</text:p>
          </table:table-cell>
          <table:table-cell table:style-name="ce9" office:value-type="float" office:value="1326.37" calcext:value-type="float">
            <text:p>1326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6" calcext:value-type="date">
            <text:p>9/26/2006</text:p>
          </table:table-cell>
          <table:table-cell table:style-name="ce9" office:value-type="float" office:value="1336.34" calcext:value-type="float">
            <text:p>1336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7" calcext:value-type="date">
            <text:p>9/27/2006</text:p>
          </table:table-cell>
          <table:table-cell table:style-name="ce9" office:value-type="float" office:value="1336.59" calcext:value-type="float">
            <text:p>1336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8" calcext:value-type="date">
            <text:p>9/28/2006</text:p>
          </table:table-cell>
          <table:table-cell table:style-name="ce9" office:value-type="float" office:value="1339.15" calcext:value-type="float">
            <text:p>1339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09-29" calcext:value-type="date">
            <text:p>9/29/2006</text:p>
          </table:table-cell>
          <table:table-cell table:style-name="ce9" office:value-type="float" office:value="1335.85" calcext:value-type="float">
            <text:p>1335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02" calcext:value-type="date">
            <text:p>10/2/2006</text:p>
          </table:table-cell>
          <table:table-cell table:style-name="ce9" office:value-type="float" office:value="1331.32" calcext:value-type="float">
            <text:p>1331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03" calcext:value-type="date">
            <text:p>10/3/2006</text:p>
          </table:table-cell>
          <table:table-cell table:style-name="ce9" office:value-type="float" office:value="1334.11" calcext:value-type="float">
            <text:p>1334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04" calcext:value-type="date">
            <text:p>10/4/2006</text:p>
          </table:table-cell>
          <table:table-cell table:style-name="ce9" office:value-type="float" office:value="1350.22" calcext:value-type="float">
            <text:p>1350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05" calcext:value-type="date">
            <text:p>10/5/2006</text:p>
          </table:table-cell>
          <table:table-cell table:style-name="ce9" office:value-type="float" office:value="1353.22" calcext:value-type="float">
            <text:p>1353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06" calcext:value-type="date">
            <text:p>10/6/2006</text:p>
          </table:table-cell>
          <table:table-cell table:style-name="ce9" office:value-type="float" office:value="1349.58" calcext:value-type="float">
            <text:p>1349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09" calcext:value-type="date">
            <text:p>10/9/2006</text:p>
          </table:table-cell>
          <table:table-cell table:style-name="ce9" office:value-type="float" office:value="1350.66" calcext:value-type="float">
            <text:p>1350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0" calcext:value-type="date">
            <text:p>10/10/2006</text:p>
          </table:table-cell>
          <table:table-cell table:style-name="ce9" office:value-type="float" office:value="1353.42" calcext:value-type="float">
            <text:p>1353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1" calcext:value-type="date">
            <text:p>10/11/2006</text:p>
          </table:table-cell>
          <table:table-cell table:style-name="ce9" office:value-type="float" office:value="1349.95" calcext:value-type="float">
            <text:p>1349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2" calcext:value-type="date">
            <text:p>10/12/2006</text:p>
          </table:table-cell>
          <table:table-cell table:style-name="ce9" office:value-type="float" office:value="1362.83" calcext:value-type="float">
            <text:p>136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3" calcext:value-type="date">
            <text:p>10/13/2006</text:p>
          </table:table-cell>
          <table:table-cell table:style-name="ce9" office:value-type="float" office:value="1365.62" calcext:value-type="float">
            <text:p>1365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6" calcext:value-type="date">
            <text:p>10/16/2006</text:p>
          </table:table-cell>
          <table:table-cell table:style-name="ce9" office:value-type="float" office:value="1369.05" calcext:value-type="float">
            <text:p>1369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7" calcext:value-type="date">
            <text:p>10/17/2006</text:p>
          </table:table-cell>
          <table:table-cell table:style-name="ce9" office:value-type="float" office:value="1364.05" calcext:value-type="float">
            <text:p>1364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8" calcext:value-type="date">
            <text:p>10/18/2006</text:p>
          </table:table-cell>
          <table:table-cell table:style-name="ce9" office:value-type="float" office:value="1365.96" calcext:value-type="float">
            <text:p>1365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19" calcext:value-type="date">
            <text:p>10/19/2006</text:p>
          </table:table-cell>
          <table:table-cell table:style-name="ce9" office:value-type="float" office:value="1366.96" calcext:value-type="float">
            <text:p>1366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20" calcext:value-type="date">
            <text:p>10/20/2006</text:p>
          </table:table-cell>
          <table:table-cell table:style-name="ce9" office:value-type="float" office:value="1368.6" calcext:value-type="float">
            <text:p>1368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23" calcext:value-type="date">
            <text:p>10/23/2006</text:p>
          </table:table-cell>
          <table:table-cell table:style-name="ce9" office:value-type="float" office:value="1377.02" calcext:value-type="float">
            <text:p>1377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24" calcext:value-type="date">
            <text:p>10/24/2006</text:p>
          </table:table-cell>
          <table:table-cell table:style-name="ce9" office:value-type="float" office:value="1377.38" calcext:value-type="float">
            <text:p>1377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25" calcext:value-type="date">
            <text:p>10/25/2006</text:p>
          </table:table-cell>
          <table:table-cell table:style-name="ce9" office:value-type="float" office:value="1382.22" calcext:value-type="float">
            <text:p>1382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26" calcext:value-type="date">
            <text:p>10/26/2006</text:p>
          </table:table-cell>
          <table:table-cell table:style-name="ce9" office:value-type="float" office:value="1389.08" calcext:value-type="float">
            <text:p>1389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27" calcext:value-type="date">
            <text:p>10/27/2006</text:p>
          </table:table-cell>
          <table:table-cell table:style-name="ce9" office:value-type="float" office:value="1377.34" calcext:value-type="float">
            <text:p>1377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30" calcext:value-type="date">
            <text:p>10/30/2006</text:p>
          </table:table-cell>
          <table:table-cell table:style-name="ce9" office:value-type="float" office:value="1377.93" calcext:value-type="float">
            <text:p>1377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0-31" calcext:value-type="date">
            <text:p>10/31/2006</text:p>
          </table:table-cell>
          <table:table-cell table:style-name="ce9" office:value-type="float" office:value="1377.94" calcext:value-type="float">
            <text:p>1377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01" calcext:value-type="date">
            <text:p>11/1/2006</text:p>
          </table:table-cell>
          <table:table-cell table:style-name="ce9" office:value-type="float" office:value="1367.81" calcext:value-type="float">
            <text:p>1367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02" calcext:value-type="date">
            <text:p>11/2/2006</text:p>
          </table:table-cell>
          <table:table-cell table:style-name="ce9" office:value-type="float" office:value="1367.34" calcext:value-type="float">
            <text:p>1367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03" calcext:value-type="date">
            <text:p>11/3/2006</text:p>
          </table:table-cell>
          <table:table-cell table:style-name="ce9" office:value-type="float" office:value="1364.3" calcext:value-type="float">
            <text:p>1364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06" calcext:value-type="date">
            <text:p>11/6/2006</text:p>
          </table:table-cell>
          <table:table-cell table:style-name="ce9" office:value-type="float" office:value="1379.78" calcext:value-type="float">
            <text:p>1379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07" calcext:value-type="date">
            <text:p>11/7/2006</text:p>
          </table:table-cell>
          <table:table-cell table:style-name="ce9" office:value-type="float" office:value="1382.84" calcext:value-type="float">
            <text:p>1382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08" calcext:value-type="date">
            <text:p>11/8/2006</text:p>
          </table:table-cell>
          <table:table-cell table:style-name="ce9" office:value-type="float" office:value="1385.72" calcext:value-type="float">
            <text:p>1385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09" calcext:value-type="date">
            <text:p>11/9/2006</text:p>
          </table:table-cell>
          <table:table-cell table:style-name="ce9" office:value-type="float" office:value="1378.33" calcext:value-type="float">
            <text:p>1378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10" calcext:value-type="date">
            <text:p>11/10/2006</text:p>
          </table:table-cell>
          <table:table-cell table:style-name="ce9" office:value-type="float" office:value="1380.9" calcext:value-type="float">
            <text:p>1380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13" calcext:value-type="date">
            <text:p>11/13/2006</text:p>
          </table:table-cell>
          <table:table-cell table:style-name="ce9" office:value-type="float" office:value="1384.42" calcext:value-type="float">
            <text:p>1384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14" calcext:value-type="date">
            <text:p>11/14/2006</text:p>
          </table:table-cell>
          <table:table-cell table:style-name="ce9" office:value-type="float" office:value="1393.22" calcext:value-type="float">
            <text:p>1393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15" calcext:value-type="date">
            <text:p>11/15/2006</text:p>
          </table:table-cell>
          <table:table-cell table:style-name="ce9" office:value-type="float" office:value="1396.57" calcext:value-type="float">
            <text:p>1396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16" calcext:value-type="date">
            <text:p>11/16/2006</text:p>
          </table:table-cell>
          <table:table-cell table:style-name="ce9" office:value-type="float" office:value="1399.76" calcext:value-type="float">
            <text:p>1399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17" calcext:value-type="date">
            <text:p>11/17/2006</text:p>
          </table:table-cell>
          <table:table-cell table:style-name="ce9" office:value-type="float" office:value="1401.2" calcext:value-type="float">
            <text:p>1401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0" calcext:value-type="date">
            <text:p>11/20/2006</text:p>
          </table:table-cell>
          <table:table-cell table:style-name="ce9" office:value-type="float" office:value="1400.5" calcext:value-type="float">
            <text:p>1400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1" calcext:value-type="date">
            <text:p>11/21/2006</text:p>
          </table:table-cell>
          <table:table-cell table:style-name="ce9" office:value-type="float" office:value="1402.81" calcext:value-type="float">
            <text:p>1402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2" calcext:value-type="date">
            <text:p>11/22/2006</text:p>
          </table:table-cell>
          <table:table-cell table:style-name="ce9" office:value-type="float" office:value="1406.09" calcext:value-type="float">
            <text:p>1406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3" calcext:value-type="date">
            <text:p>11/23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4" calcext:value-type="date">
            <text:p>11/24/2006</text:p>
          </table:table-cell>
          <table:table-cell table:style-name="ce9" office:value-type="float" office:value="1400.95" calcext:value-type="float">
            <text:p>1400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7" calcext:value-type="date">
            <text:p>11/27/2006</text:p>
          </table:table-cell>
          <table:table-cell table:style-name="ce9" office:value-type="float" office:value="1381.9" calcext:value-type="float">
            <text:p>1381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8" calcext:value-type="date">
            <text:p>11/28/2006</text:p>
          </table:table-cell>
          <table:table-cell table:style-name="ce9" office:value-type="float" office:value="1386.72" calcext:value-type="float">
            <text:p>1386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29" calcext:value-type="date">
            <text:p>11/29/2006</text:p>
          </table:table-cell>
          <table:table-cell table:style-name="ce9" office:value-type="float" office:value="1399.48" calcext:value-type="float">
            <text:p>1399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1-30" calcext:value-type="date">
            <text:p>11/30/2006</text:p>
          </table:table-cell>
          <table:table-cell table:style-name="ce9" office:value-type="float" office:value="1400.63" calcext:value-type="float">
            <text:p>1400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01" calcext:value-type="date">
            <text:p>12/1/2006</text:p>
          </table:table-cell>
          <table:table-cell table:style-name="ce9" office:value-type="float" office:value="1396.71" calcext:value-type="float">
            <text:p>1396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04" calcext:value-type="date">
            <text:p>12/4/2006</text:p>
          </table:table-cell>
          <table:table-cell table:style-name="ce9" office:value-type="float" office:value="1409.12" calcext:value-type="float">
            <text:p>1409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05" calcext:value-type="date">
            <text:p>12/5/2006</text:p>
          </table:table-cell>
          <table:table-cell table:style-name="ce9" office:value-type="float" office:value="1414.76" calcext:value-type="float">
            <text:p>1414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06" calcext:value-type="date">
            <text:p>12/6/2006</text:p>
          </table:table-cell>
          <table:table-cell table:style-name="ce9" office:value-type="float" office:value="1412.9" calcext:value-type="float">
            <text:p>1412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07" calcext:value-type="date">
            <text:p>12/7/2006</text:p>
          </table:table-cell>
          <table:table-cell table:style-name="ce9" office:value-type="float" office:value="1407.29" calcext:value-type="float">
            <text:p>1407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08" calcext:value-type="date">
            <text:p>12/8/2006</text:p>
          </table:table-cell>
          <table:table-cell table:style-name="ce9" office:value-type="float" office:value="1409.84" calcext:value-type="float">
            <text:p>1409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11" calcext:value-type="date">
            <text:p>12/11/2006</text:p>
          </table:table-cell>
          <table:table-cell table:style-name="ce9" office:value-type="float" office:value="1413.04" calcext:value-type="float">
            <text:p>1413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12" calcext:value-type="date">
            <text:p>12/12/2006</text:p>
          </table:table-cell>
          <table:table-cell table:style-name="ce9" office:value-type="float" office:value="1411.56" calcext:value-type="float">
            <text:p>1411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13" calcext:value-type="date">
            <text:p>12/13/2006</text:p>
          </table:table-cell>
          <table:table-cell table:style-name="ce9" office:value-type="float" office:value="1413.21" calcext:value-type="float">
            <text:p>1413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14" calcext:value-type="date">
            <text:p>12/14/2006</text:p>
          </table:table-cell>
          <table:table-cell table:style-name="ce9" office:value-type="float" office:value="1425.49" calcext:value-type="float">
            <text:p>1425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15" calcext:value-type="date">
            <text:p>12/15/2006</text:p>
          </table:table-cell>
          <table:table-cell table:style-name="ce9" office:value-type="float" office:value="1427.09" calcext:value-type="float">
            <text:p>1427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18" calcext:value-type="date">
            <text:p>12/18/2006</text:p>
          </table:table-cell>
          <table:table-cell table:style-name="ce9" office:value-type="float" office:value="1422.48" calcext:value-type="float">
            <text:p>1422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19" calcext:value-type="date">
            <text:p>12/19/2006</text:p>
          </table:table-cell>
          <table:table-cell table:style-name="ce9" office:value-type="float" office:value="1425.55" calcext:value-type="float">
            <text:p>1425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0" calcext:value-type="date">
            <text:p>12/20/2006</text:p>
          </table:table-cell>
          <table:table-cell table:style-name="ce9" office:value-type="float" office:value="1423.53" calcext:value-type="float">
            <text:p>1423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1" calcext:value-type="date">
            <text:p>12/21/2006</text:p>
          </table:table-cell>
          <table:table-cell table:style-name="ce9" office:value-type="float" office:value="1418.3" calcext:value-type="float">
            <text:p>1418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2" calcext:value-type="date">
            <text:p>12/22/2006</text:p>
          </table:table-cell>
          <table:table-cell table:style-name="ce9" office:value-type="float" office:value="1410.76" calcext:value-type="float">
            <text:p>1410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5" calcext:value-type="date">
            <text:p>12/25/2006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6" calcext:value-type="date">
            <text:p>12/26/2006</text:p>
          </table:table-cell>
          <table:table-cell table:style-name="ce9" office:value-type="float" office:value="1416.9" calcext:value-type="float">
            <text:p>1416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7" calcext:value-type="date">
            <text:p>12/27/2006</text:p>
          </table:table-cell>
          <table:table-cell table:style-name="ce9" office:value-type="float" office:value="1426.84" calcext:value-type="float">
            <text:p>1426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8" calcext:value-type="date">
            <text:p>12/28/2006</text:p>
          </table:table-cell>
          <table:table-cell table:style-name="ce9" office:value-type="float" office:value="1424.73" calcext:value-type="float">
            <text:p>1424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6-12-29" calcext:value-type="date">
            <text:p>12/29/2006</text:p>
          </table:table-cell>
          <table:table-cell table:style-name="ce9" office:value-type="float" office:value="1418.3" calcext:value-type="float">
            <text:p>1418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01" calcext:value-type="date">
            <text:p>1/1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02" calcext:value-type="date">
            <text:p>1/2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03" calcext:value-type="date">
            <text:p>1/3/2007</text:p>
          </table:table-cell>
          <table:table-cell table:style-name="ce9" office:value-type="float" office:value="1416.6" calcext:value-type="float">
            <text:p>1416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04" calcext:value-type="date">
            <text:p>1/4/2007</text:p>
          </table:table-cell>
          <table:table-cell table:style-name="ce9" office:value-type="float" office:value="1418.34" calcext:value-type="float">
            <text:p>1418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05" calcext:value-type="date">
            <text:p>1/5/2007</text:p>
          </table:table-cell>
          <table:table-cell table:style-name="ce9" office:value-type="float" office:value="1409.71" calcext:value-type="float">
            <text:p>1409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08" calcext:value-type="date">
            <text:p>1/8/2007</text:p>
          </table:table-cell>
          <table:table-cell table:style-name="ce9" office:value-type="float" office:value="1412.84" calcext:value-type="float">
            <text:p>1412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09" calcext:value-type="date">
            <text:p>1/9/2007</text:p>
          </table:table-cell>
          <table:table-cell table:style-name="ce9" office:value-type="float" office:value="1412.11" calcext:value-type="float">
            <text:p>1412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0" calcext:value-type="date">
            <text:p>1/10/2007</text:p>
          </table:table-cell>
          <table:table-cell table:style-name="ce9" office:value-type="float" office:value="1414.85" calcext:value-type="float">
            <text:p>1414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1" calcext:value-type="date">
            <text:p>1/11/2007</text:p>
          </table:table-cell>
          <table:table-cell table:style-name="ce9" office:value-type="float" office:value="1423.82" calcext:value-type="float">
            <text:p>1423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2" calcext:value-type="date">
            <text:p>1/12/2007</text:p>
          </table:table-cell>
          <table:table-cell table:style-name="ce9" office:value-type="float" office:value="1430.73" calcext:value-type="float">
            <text:p>1430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5" calcext:value-type="date">
            <text:p>1/15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6" calcext:value-type="date">
            <text:p>1/16/2007</text:p>
          </table:table-cell>
          <table:table-cell table:style-name="ce9" office:value-type="float" office:value="1431.9" calcext:value-type="float">
            <text:p>1431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7" calcext:value-type="date">
            <text:p>1/17/2007</text:p>
          </table:table-cell>
          <table:table-cell table:style-name="ce9" office:value-type="float" office:value="1430.62" calcext:value-type="float">
            <text:p>1430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8" calcext:value-type="date">
            <text:p>1/18/2007</text:p>
          </table:table-cell>
          <table:table-cell table:style-name="ce9" office:value-type="float" office:value="1426.37" calcext:value-type="float">
            <text:p>1426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19" calcext:value-type="date">
            <text:p>1/19/2007</text:p>
          </table:table-cell>
          <table:table-cell table:style-name="ce9" office:value-type="float" office:value="1430.5" calcext:value-type="float">
            <text:p>1430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22" calcext:value-type="date">
            <text:p>1/22/2007</text:p>
          </table:table-cell>
          <table:table-cell table:style-name="ce9" office:value-type="float" office:value="1422.95" calcext:value-type="float">
            <text:p>1422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23" calcext:value-type="date">
            <text:p>1/23/2007</text:p>
          </table:table-cell>
          <table:table-cell table:style-name="ce9" office:value-type="float" office:value="1427.99" calcext:value-type="float">
            <text:p>1427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24" calcext:value-type="date">
            <text:p>1/24/2007</text:p>
          </table:table-cell>
          <table:table-cell table:style-name="ce9" office:value-type="float" office:value="1440.13" calcext:value-type="float">
            <text:p>1440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25" calcext:value-type="date">
            <text:p>1/25/2007</text:p>
          </table:table-cell>
          <table:table-cell table:style-name="ce9" office:value-type="float" office:value="1423.9" calcext:value-type="float">
            <text:p>1423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26" calcext:value-type="date">
            <text:p>1/26/2007</text:p>
          </table:table-cell>
          <table:table-cell table:style-name="ce9" office:value-type="float" office:value="1422.18" calcext:value-type="float">
            <text:p>1422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29" calcext:value-type="date">
            <text:p>1/29/2007</text:p>
          </table:table-cell>
          <table:table-cell table:style-name="ce9" office:value-type="float" office:value="1420.62" calcext:value-type="float">
            <text:p>1420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30" calcext:value-type="date">
            <text:p>1/30/2007</text:p>
          </table:table-cell>
          <table:table-cell table:style-name="ce9" office:value-type="float" office:value="1428.82" calcext:value-type="float">
            <text:p>1428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1-31" calcext:value-type="date">
            <text:p>1/31/2007</text:p>
          </table:table-cell>
          <table:table-cell table:style-name="ce9" office:value-type="float" office:value="1438.24" calcext:value-type="float">
            <text:p>1438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01" calcext:value-type="date">
            <text:p>2/1/2007</text:p>
          </table:table-cell>
          <table:table-cell table:style-name="ce9" office:value-type="float" office:value="1445.94" calcext:value-type="float">
            <text:p>1445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02" calcext:value-type="date">
            <text:p>2/2/2007</text:p>
          </table:table-cell>
          <table:table-cell table:style-name="ce9" office:value-type="float" office:value="1448.39" calcext:value-type="float">
            <text:p>1448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05" calcext:value-type="date">
            <text:p>2/5/2007</text:p>
          </table:table-cell>
          <table:table-cell table:style-name="ce9" office:value-type="float" office:value="1446.99" calcext:value-type="float">
            <text:p>1446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06" calcext:value-type="date">
            <text:p>2/6/2007</text:p>
          </table:table-cell>
          <table:table-cell table:style-name="ce9" office:value-type="float" office:value="1448" calcext:value-type="float">
            <text:p>14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07" calcext:value-type="date">
            <text:p>2/7/2007</text:p>
          </table:table-cell>
          <table:table-cell table:style-name="ce9" office:value-type="float" office:value="1450.02" calcext:value-type="float">
            <text:p>1450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08" calcext:value-type="date">
            <text:p>2/8/2007</text:p>
          </table:table-cell>
          <table:table-cell table:style-name="ce9" office:value-type="float" office:value="1448.31" calcext:value-type="float">
            <text:p>1448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09" calcext:value-type="date">
            <text:p>2/9/2007</text:p>
          </table:table-cell>
          <table:table-cell table:style-name="ce9" office:value-type="float" office:value="1438.06" calcext:value-type="float">
            <text:p>1438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12" calcext:value-type="date">
            <text:p>2/12/2007</text:p>
          </table:table-cell>
          <table:table-cell table:style-name="ce9" office:value-type="float" office:value="1433.37" calcext:value-type="float">
            <text:p>1433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13" calcext:value-type="date">
            <text:p>2/13/2007</text:p>
          </table:table-cell>
          <table:table-cell table:style-name="ce9" office:value-type="float" office:value="1444.26" calcext:value-type="float">
            <text:p>1444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14" calcext:value-type="date">
            <text:p>2/14/2007</text:p>
          </table:table-cell>
          <table:table-cell table:style-name="ce9" office:value-type="float" office:value="1455.3" calcext:value-type="float">
            <text:p>1455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15" calcext:value-type="date">
            <text:p>2/15/2007</text:p>
          </table:table-cell>
          <table:table-cell table:style-name="ce9" office:value-type="float" office:value="1456.81" calcext:value-type="float">
            <text:p>1456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16" calcext:value-type="date">
            <text:p>2/16/2007</text:p>
          </table:table-cell>
          <table:table-cell table:style-name="ce9" office:value-type="float" office:value="1455.54" calcext:value-type="float">
            <text:p>1455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19" calcext:value-type="date">
            <text:p>2/19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20" calcext:value-type="date">
            <text:p>2/20/2007</text:p>
          </table:table-cell>
          <table:table-cell table:style-name="ce9" office:value-type="float" office:value="1459.68" calcext:value-type="float">
            <text:p>1459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21" calcext:value-type="date">
            <text:p>2/21/2007</text:p>
          </table:table-cell>
          <table:table-cell table:style-name="ce9" office:value-type="float" office:value="1457.63" calcext:value-type="float">
            <text:p>1457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22" calcext:value-type="date">
            <text:p>2/22/2007</text:p>
          </table:table-cell>
          <table:table-cell table:style-name="ce9" office:value-type="float" office:value="1456.38" calcext:value-type="float">
            <text:p>1456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23" calcext:value-type="date">
            <text:p>2/23/2007</text:p>
          </table:table-cell>
          <table:table-cell table:style-name="ce9" office:value-type="float" office:value="1451.19" calcext:value-type="float">
            <text:p>1451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26" calcext:value-type="date">
            <text:p>2/26/2007</text:p>
          </table:table-cell>
          <table:table-cell table:style-name="ce9" office:value-type="float" office:value="1449.37" calcext:value-type="float">
            <text:p>1449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27" calcext:value-type="date">
            <text:p>2/27/2007</text:p>
          </table:table-cell>
          <table:table-cell table:style-name="ce9" office:value-type="float" office:value="1399.04" calcext:value-type="float">
            <text:p>1399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2-28" calcext:value-type="date">
            <text:p>2/28/2007</text:p>
          </table:table-cell>
          <table:table-cell table:style-name="ce9" office:value-type="float" office:value="1406.82" calcext:value-type="float">
            <text:p>1406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01" calcext:value-type="date">
            <text:p>3/1/2007</text:p>
          </table:table-cell>
          <table:table-cell table:style-name="ce9" office:value-type="float" office:value="1403.17" calcext:value-type="float">
            <text:p>1403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02" calcext:value-type="date">
            <text:p>3/2/2007</text:p>
          </table:table-cell>
          <table:table-cell table:style-name="ce9" office:value-type="float" office:value="1387.17" calcext:value-type="float">
            <text:p>1387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05" calcext:value-type="date">
            <text:p>3/5/2007</text:p>
          </table:table-cell>
          <table:table-cell table:style-name="ce9" office:value-type="float" office:value="1374.12" calcext:value-type="float">
            <text:p>1374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06" calcext:value-type="date">
            <text:p>3/6/2007</text:p>
          </table:table-cell>
          <table:table-cell table:style-name="ce9" office:value-type="float" office:value="1395.41" calcext:value-type="float">
            <text:p>1395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07" calcext:value-type="date">
            <text:p>3/7/2007</text:p>
          </table:table-cell>
          <table:table-cell table:style-name="ce9" office:value-type="float" office:value="1391.97" calcext:value-type="float">
            <text:p>1391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08" calcext:value-type="date">
            <text:p>3/8/2007</text:p>
          </table:table-cell>
          <table:table-cell table:style-name="ce9" office:value-type="float" office:value="1401.89" calcext:value-type="float">
            <text:p>1401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09" calcext:value-type="date">
            <text:p>3/9/2007</text:p>
          </table:table-cell>
          <table:table-cell table:style-name="ce9" office:value-type="float" office:value="1402.85" calcext:value-type="float">
            <text:p>1402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12" calcext:value-type="date">
            <text:p>3/12/2007</text:p>
          </table:table-cell>
          <table:table-cell table:style-name="ce9" office:value-type="float" office:value="1406.6" calcext:value-type="float">
            <text:p>1406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13" calcext:value-type="date">
            <text:p>3/13/2007</text:p>
          </table:table-cell>
          <table:table-cell table:style-name="ce9" office:value-type="float" office:value="1377.95" calcext:value-type="float">
            <text:p>1377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14" calcext:value-type="date">
            <text:p>3/14/2007</text:p>
          </table:table-cell>
          <table:table-cell table:style-name="ce9" office:value-type="float" office:value="1387.17" calcext:value-type="float">
            <text:p>1387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15" calcext:value-type="date">
            <text:p>3/15/2007</text:p>
          </table:table-cell>
          <table:table-cell table:style-name="ce9" office:value-type="float" office:value="1392.28" calcext:value-type="float">
            <text:p>1392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16" calcext:value-type="date">
            <text:p>3/16/2007</text:p>
          </table:table-cell>
          <table:table-cell table:style-name="ce9" office:value-type="float" office:value="1386.95" calcext:value-type="float">
            <text:p>1386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19" calcext:value-type="date">
            <text:p>3/19/2007</text:p>
          </table:table-cell>
          <table:table-cell table:style-name="ce9" office:value-type="float" office:value="1402.06" calcext:value-type="float">
            <text:p>1402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0" calcext:value-type="date">
            <text:p>3/20/2007</text:p>
          </table:table-cell>
          <table:table-cell table:style-name="ce9" office:value-type="float" office:value="1410.94" calcext:value-type="float">
            <text:p>1410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1" calcext:value-type="date">
            <text:p>3/21/2007</text:p>
          </table:table-cell>
          <table:table-cell table:style-name="ce9" office:value-type="float" office:value="1435.04" calcext:value-type="float">
            <text:p>1435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2" calcext:value-type="date">
            <text:p>3/22/2007</text:p>
          </table:table-cell>
          <table:table-cell table:style-name="ce9" office:value-type="float" office:value="1434.54" calcext:value-type="float">
            <text:p>1434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3" calcext:value-type="date">
            <text:p>3/23/2007</text:p>
          </table:table-cell>
          <table:table-cell table:style-name="ce9" office:value-type="float" office:value="1436.11" calcext:value-type="float">
            <text:p>1436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6" calcext:value-type="date">
            <text:p>3/26/2007</text:p>
          </table:table-cell>
          <table:table-cell table:style-name="ce9" office:value-type="float" office:value="1437.5" calcext:value-type="float">
            <text:p>1437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7" calcext:value-type="date">
            <text:p>3/27/2007</text:p>
          </table:table-cell>
          <table:table-cell table:style-name="ce9" office:value-type="float" office:value="1428.61" calcext:value-type="float">
            <text:p>1428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8" calcext:value-type="date">
            <text:p>3/28/2007</text:p>
          </table:table-cell>
          <table:table-cell table:style-name="ce9" office:value-type="float" office:value="1417.23" calcext:value-type="float">
            <text:p>1417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29" calcext:value-type="date">
            <text:p>3/29/2007</text:p>
          </table:table-cell>
          <table:table-cell table:style-name="ce9" office:value-type="float" office:value="1422.53" calcext:value-type="float">
            <text:p>1422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3-30" calcext:value-type="date">
            <text:p>3/30/2007</text:p>
          </table:table-cell>
          <table:table-cell table:style-name="ce9" office:value-type="float" office:value="1420.86" calcext:value-type="float">
            <text:p>1420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02" calcext:value-type="date">
            <text:p>4/2/2007</text:p>
          </table:table-cell>
          <table:table-cell table:style-name="ce9" office:value-type="float" office:value="1424.55" calcext:value-type="float">
            <text:p>1424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03" calcext:value-type="date">
            <text:p>4/3/2007</text:p>
          </table:table-cell>
          <table:table-cell table:style-name="ce9" office:value-type="float" office:value="1437.77" calcext:value-type="float">
            <text:p>1437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04" calcext:value-type="date">
            <text:p>4/4/2007</text:p>
          </table:table-cell>
          <table:table-cell table:style-name="ce9" office:value-type="float" office:value="1439.37" calcext:value-type="float">
            <text:p>1439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05" calcext:value-type="date">
            <text:p>4/5/2007</text:p>
          </table:table-cell>
          <table:table-cell table:style-name="ce9" office:value-type="float" office:value="1443.76" calcext:value-type="float">
            <text:p>1443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06" calcext:value-type="date">
            <text:p>4/6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09" calcext:value-type="date">
            <text:p>4/9/2007</text:p>
          </table:table-cell>
          <table:table-cell table:style-name="ce9" office:value-type="float" office:value="1444.61" calcext:value-type="float">
            <text:p>1444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0" calcext:value-type="date">
            <text:p>4/10/2007</text:p>
          </table:table-cell>
          <table:table-cell table:style-name="ce9" office:value-type="float" office:value="1448.39" calcext:value-type="float">
            <text:p>1448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1" calcext:value-type="date">
            <text:p>4/11/2007</text:p>
          </table:table-cell>
          <table:table-cell table:style-name="ce9" office:value-type="float" office:value="1438.87" calcext:value-type="float">
            <text:p>1438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2" calcext:value-type="date">
            <text:p>4/12/2007</text:p>
          </table:table-cell>
          <table:table-cell table:style-name="ce9" office:value-type="float" office:value="1447.8" calcext:value-type="float">
            <text:p>1447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3" calcext:value-type="date">
            <text:p>4/13/2007</text:p>
          </table:table-cell>
          <table:table-cell table:style-name="ce9" office:value-type="float" office:value="1452.85" calcext:value-type="float">
            <text:p>1452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6" calcext:value-type="date">
            <text:p>4/16/2007</text:p>
          </table:table-cell>
          <table:table-cell table:style-name="ce9" office:value-type="float" office:value="1468.47" calcext:value-type="float">
            <text:p>1468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7" calcext:value-type="date">
            <text:p>4/17/2007</text:p>
          </table:table-cell>
          <table:table-cell table:style-name="ce9" office:value-type="float" office:value="1471.48" calcext:value-type="float">
            <text:p>1471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8" calcext:value-type="date">
            <text:p>4/18/2007</text:p>
          </table:table-cell>
          <table:table-cell table:style-name="ce9" office:value-type="float" office:value="1472.5" calcext:value-type="float">
            <text:p>1472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19" calcext:value-type="date">
            <text:p>4/19/2007</text:p>
          </table:table-cell>
          <table:table-cell table:style-name="ce9" office:value-type="float" office:value="1470.73" calcext:value-type="float">
            <text:p>1470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20" calcext:value-type="date">
            <text:p>4/20/2007</text:p>
          </table:table-cell>
          <table:table-cell table:style-name="ce9" office:value-type="float" office:value="1484.35" calcext:value-type="float">
            <text:p>1484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23" calcext:value-type="date">
            <text:p>4/23/2007</text:p>
          </table:table-cell>
          <table:table-cell table:style-name="ce9" office:value-type="float" office:value="1480.93" calcext:value-type="float">
            <text:p>1480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24" calcext:value-type="date">
            <text:p>4/24/2007</text:p>
          </table:table-cell>
          <table:table-cell table:style-name="ce9" office:value-type="float" office:value="1480.41" calcext:value-type="float">
            <text:p>1480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25" calcext:value-type="date">
            <text:p>4/25/2007</text:p>
          </table:table-cell>
          <table:table-cell table:style-name="ce9" office:value-type="float" office:value="1495.42" calcext:value-type="float">
            <text:p>1495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26" calcext:value-type="date">
            <text:p>4/26/2007</text:p>
          </table:table-cell>
          <table:table-cell table:style-name="ce9" office:value-type="float" office:value="1494.25" calcext:value-type="float">
            <text:p>1494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27" calcext:value-type="date">
            <text:p>4/27/2007</text:p>
          </table:table-cell>
          <table:table-cell table:style-name="ce9" office:value-type="float" office:value="1494.07" calcext:value-type="float">
            <text:p>1494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4-30" calcext:value-type="date">
            <text:p>4/30/2007</text:p>
          </table:table-cell>
          <table:table-cell table:style-name="ce9" office:value-type="float" office:value="1482.37" calcext:value-type="float">
            <text:p>1482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01" calcext:value-type="date">
            <text:p>5/1/2007</text:p>
          </table:table-cell>
          <table:table-cell table:style-name="ce9" office:value-type="float" office:value="1486.3" calcext:value-type="float">
            <text:p>1486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02" calcext:value-type="date">
            <text:p>5/2/2007</text:p>
          </table:table-cell>
          <table:table-cell table:style-name="ce9" office:value-type="float" office:value="1495.92" calcext:value-type="float">
            <text:p>1495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03" calcext:value-type="date">
            <text:p>5/3/2007</text:p>
          </table:table-cell>
          <table:table-cell table:style-name="ce9" office:value-type="float" office:value="1502.39" calcext:value-type="float">
            <text:p>1502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04" calcext:value-type="date">
            <text:p>5/4/2007</text:p>
          </table:table-cell>
          <table:table-cell table:style-name="ce9" office:value-type="float" office:value="1505.62" calcext:value-type="float">
            <text:p>1505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07" calcext:value-type="date">
            <text:p>5/7/2007</text:p>
          </table:table-cell>
          <table:table-cell table:style-name="ce9" office:value-type="float" office:value="1509.48" calcext:value-type="float">
            <text:p>1509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08" calcext:value-type="date">
            <text:p>5/8/2007</text:p>
          </table:table-cell>
          <table:table-cell table:style-name="ce9" office:value-type="float" office:value="1507.72" calcext:value-type="float">
            <text:p>1507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09" calcext:value-type="date">
            <text:p>5/9/2007</text:p>
          </table:table-cell>
          <table:table-cell table:style-name="ce9" office:value-type="float" office:value="1512.58" calcext:value-type="float">
            <text:p>1512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10" calcext:value-type="date">
            <text:p>5/10/2007</text:p>
          </table:table-cell>
          <table:table-cell table:style-name="ce9" office:value-type="float" office:value="1491.47" calcext:value-type="float">
            <text:p>1491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11" calcext:value-type="date">
            <text:p>5/11/2007</text:p>
          </table:table-cell>
          <table:table-cell table:style-name="ce9" office:value-type="float" office:value="1505.85" calcext:value-type="float">
            <text:p>1505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14" calcext:value-type="date">
            <text:p>5/14/2007</text:p>
          </table:table-cell>
          <table:table-cell table:style-name="ce9" office:value-type="float" office:value="1503.15" calcext:value-type="float">
            <text:p>1503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15" calcext:value-type="date">
            <text:p>5/15/2007</text:p>
          </table:table-cell>
          <table:table-cell table:style-name="ce9" office:value-type="float" office:value="1501.19" calcext:value-type="float">
            <text:p>1501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16" calcext:value-type="date">
            <text:p>5/16/2007</text:p>
          </table:table-cell>
          <table:table-cell table:style-name="ce9" office:value-type="float" office:value="1514.14" calcext:value-type="float">
            <text:p>1514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17" calcext:value-type="date">
            <text:p>5/17/2007</text:p>
          </table:table-cell>
          <table:table-cell table:style-name="ce9" office:value-type="float" office:value="1512.75" calcext:value-type="float">
            <text:p>1512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18" calcext:value-type="date">
            <text:p>5/18/2007</text:p>
          </table:table-cell>
          <table:table-cell table:style-name="ce9" office:value-type="float" office:value="1522.75" calcext:value-type="float">
            <text:p>1522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21" calcext:value-type="date">
            <text:p>5/21/2007</text:p>
          </table:table-cell>
          <table:table-cell table:style-name="ce9" office:value-type="float" office:value="1525.1" calcext:value-type="float">
            <text:p>1525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22" calcext:value-type="date">
            <text:p>5/22/2007</text:p>
          </table:table-cell>
          <table:table-cell table:style-name="ce9" office:value-type="float" office:value="1524.12" calcext:value-type="float">
            <text:p>1524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23" calcext:value-type="date">
            <text:p>5/23/2007</text:p>
          </table:table-cell>
          <table:table-cell table:style-name="ce9" office:value-type="float" office:value="1522.28" calcext:value-type="float">
            <text:p>1522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24" calcext:value-type="date">
            <text:p>5/24/2007</text:p>
          </table:table-cell>
          <table:table-cell table:style-name="ce9" office:value-type="float" office:value="1507.51" calcext:value-type="float">
            <text:p>1507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25" calcext:value-type="date">
            <text:p>5/25/2007</text:p>
          </table:table-cell>
          <table:table-cell table:style-name="ce9" office:value-type="float" office:value="1515.73" calcext:value-type="float">
            <text:p>1515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28" calcext:value-type="date">
            <text:p>5/28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29" calcext:value-type="date">
            <text:p>5/29/2007</text:p>
          </table:table-cell>
          <table:table-cell table:style-name="ce9" office:value-type="float" office:value="1518.11" calcext:value-type="float">
            <text:p>1518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30" calcext:value-type="date">
            <text:p>5/30/2007</text:p>
          </table:table-cell>
          <table:table-cell table:style-name="ce9" office:value-type="float" office:value="1530.23" calcext:value-type="float">
            <text:p>1530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5-31" calcext:value-type="date">
            <text:p>5/31/2007</text:p>
          </table:table-cell>
          <table:table-cell table:style-name="ce9" office:value-type="float" office:value="1530.62" calcext:value-type="float">
            <text:p>1530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01" calcext:value-type="date">
            <text:p>6/1/2007</text:p>
          </table:table-cell>
          <table:table-cell table:style-name="ce9" office:value-type="float" office:value="1536.34" calcext:value-type="float">
            <text:p>1536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04" calcext:value-type="date">
            <text:p>6/4/2007</text:p>
          </table:table-cell>
          <table:table-cell table:style-name="ce9" office:value-type="float" office:value="1539.18" calcext:value-type="float">
            <text:p>1539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05" calcext:value-type="date">
            <text:p>6/5/2007</text:p>
          </table:table-cell>
          <table:table-cell table:style-name="ce9" office:value-type="float" office:value="1530.95" calcext:value-type="float">
            <text:p>1530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06" calcext:value-type="date">
            <text:p>6/6/2007</text:p>
          </table:table-cell>
          <table:table-cell table:style-name="ce9" office:value-type="float" office:value="1517.38" calcext:value-type="float">
            <text:p>1517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07" calcext:value-type="date">
            <text:p>6/7/2007</text:p>
          </table:table-cell>
          <table:table-cell table:style-name="ce9" office:value-type="float" office:value="1490.72" calcext:value-type="float">
            <text:p>1490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08" calcext:value-type="date">
            <text:p>6/8/2007</text:p>
          </table:table-cell>
          <table:table-cell table:style-name="ce9" office:value-type="float" office:value="1507.67" calcext:value-type="float">
            <text:p>1507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11" calcext:value-type="date">
            <text:p>6/11/2007</text:p>
          </table:table-cell>
          <table:table-cell table:style-name="ce9" office:value-type="float" office:value="1509.12" calcext:value-type="float">
            <text:p>1509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12" calcext:value-type="date">
            <text:p>6/12/2007</text:p>
          </table:table-cell>
          <table:table-cell table:style-name="ce9" office:value-type="float" office:value="1493" calcext:value-type="float">
            <text:p>14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13" calcext:value-type="date">
            <text:p>6/13/2007</text:p>
          </table:table-cell>
          <table:table-cell table:style-name="ce9" office:value-type="float" office:value="1515.67" calcext:value-type="float">
            <text:p>1515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14" calcext:value-type="date">
            <text:p>6/14/2007</text:p>
          </table:table-cell>
          <table:table-cell table:style-name="ce9" office:value-type="float" office:value="1522.97" calcext:value-type="float">
            <text:p>1522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15" calcext:value-type="date">
            <text:p>6/15/2007</text:p>
          </table:table-cell>
          <table:table-cell table:style-name="ce9" office:value-type="float" office:value="1532.91" calcext:value-type="float">
            <text:p>1532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18" calcext:value-type="date">
            <text:p>6/18/2007</text:p>
          </table:table-cell>
          <table:table-cell table:style-name="ce9" office:value-type="float" office:value="1531.05" calcext:value-type="float">
            <text:p>1531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19" calcext:value-type="date">
            <text:p>6/19/2007</text:p>
          </table:table-cell>
          <table:table-cell table:style-name="ce9" office:value-type="float" office:value="1533.7" calcext:value-type="float">
            <text:p>1533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0" calcext:value-type="date">
            <text:p>6/20/2007</text:p>
          </table:table-cell>
          <table:table-cell table:style-name="ce9" office:value-type="float" office:value="1512.84" calcext:value-type="float">
            <text:p>1512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1" calcext:value-type="date">
            <text:p>6/21/2007</text:p>
          </table:table-cell>
          <table:table-cell table:style-name="ce9" office:value-type="float" office:value="1522.19" calcext:value-type="float">
            <text:p>1522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2" calcext:value-type="date">
            <text:p>6/22/2007</text:p>
          </table:table-cell>
          <table:table-cell table:style-name="ce9" office:value-type="float" office:value="1502.56" calcext:value-type="float">
            <text:p>1502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5" calcext:value-type="date">
            <text:p>6/25/2007</text:p>
          </table:table-cell>
          <table:table-cell table:style-name="ce9" office:value-type="float" office:value="1497.74" calcext:value-type="float">
            <text:p>1497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6" calcext:value-type="date">
            <text:p>6/26/2007</text:p>
          </table:table-cell>
          <table:table-cell table:style-name="ce9" office:value-type="float" office:value="1492.89" calcext:value-type="float">
            <text:p>1492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7" calcext:value-type="date">
            <text:p>6/27/2007</text:p>
          </table:table-cell>
          <table:table-cell table:style-name="ce9" office:value-type="float" office:value="1506.34" calcext:value-type="float">
            <text:p>1506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8" calcext:value-type="date">
            <text:p>6/28/2007</text:p>
          </table:table-cell>
          <table:table-cell table:style-name="ce9" office:value-type="float" office:value="1505.71" calcext:value-type="float">
            <text:p>1505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6-29" calcext:value-type="date">
            <text:p>6/29/2007</text:p>
          </table:table-cell>
          <table:table-cell table:style-name="ce9" office:value-type="float" office:value="1503.35" calcext:value-type="float">
            <text:p>1503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02" calcext:value-type="date">
            <text:p>7/2/2007</text:p>
          </table:table-cell>
          <table:table-cell table:style-name="ce9" office:value-type="float" office:value="1519.43" calcext:value-type="float">
            <text:p>1519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03" calcext:value-type="date">
            <text:p>7/3/2007</text:p>
          </table:table-cell>
          <table:table-cell table:style-name="ce9" office:value-type="float" office:value="1524.87" calcext:value-type="float">
            <text:p>1524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04" calcext:value-type="date">
            <text:p>7/4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05" calcext:value-type="date">
            <text:p>7/5/2007</text:p>
          </table:table-cell>
          <table:table-cell table:style-name="ce9" office:value-type="float" office:value="1525.4" calcext:value-type="float">
            <text:p>1525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06" calcext:value-type="date">
            <text:p>7/6/2007</text:p>
          </table:table-cell>
          <table:table-cell table:style-name="ce9" office:value-type="float" office:value="1530.44" calcext:value-type="float">
            <text:p>1530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09" calcext:value-type="date">
            <text:p>7/9/2007</text:p>
          </table:table-cell>
          <table:table-cell table:style-name="ce9" office:value-type="float" office:value="1531.85" calcext:value-type="float">
            <text:p>1531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0" calcext:value-type="date">
            <text:p>7/10/2007</text:p>
          </table:table-cell>
          <table:table-cell table:style-name="ce9" office:value-type="float" office:value="1510.12" calcext:value-type="float">
            <text:p>1510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1" calcext:value-type="date">
            <text:p>7/11/2007</text:p>
          </table:table-cell>
          <table:table-cell table:style-name="ce9" office:value-type="float" office:value="1518.76" calcext:value-type="float">
            <text:p>1518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2" calcext:value-type="date">
            <text:p>7/12/2007</text:p>
          </table:table-cell>
          <table:table-cell table:style-name="ce9" office:value-type="float" office:value="1547.7" calcext:value-type="float">
            <text:p>1547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3" calcext:value-type="date">
            <text:p>7/13/2007</text:p>
          </table:table-cell>
          <table:table-cell table:style-name="ce9" office:value-type="float" office:value="1552.5" calcext:value-type="float">
            <text:p>1552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6" calcext:value-type="date">
            <text:p>7/16/2007</text:p>
          </table:table-cell>
          <table:table-cell table:style-name="ce9" office:value-type="float" office:value="1549.52" calcext:value-type="float">
            <text:p>1549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7" calcext:value-type="date">
            <text:p>7/17/2007</text:p>
          </table:table-cell>
          <table:table-cell table:style-name="ce9" office:value-type="float" office:value="1549.37" calcext:value-type="float">
            <text:p>1549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8" calcext:value-type="date">
            <text:p>7/18/2007</text:p>
          </table:table-cell>
          <table:table-cell table:style-name="ce9" office:value-type="float" office:value="1546.17" calcext:value-type="float">
            <text:p>1546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19" calcext:value-type="date">
            <text:p>7/19/2007</text:p>
          </table:table-cell>
          <table:table-cell table:style-name="ce9" office:value-type="float" office:value="1553.08" calcext:value-type="float">
            <text:p>1553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20" calcext:value-type="date">
            <text:p>7/20/2007</text:p>
          </table:table-cell>
          <table:table-cell table:style-name="ce9" office:value-type="float" office:value="1534.1" calcext:value-type="float">
            <text:p>1534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23" calcext:value-type="date">
            <text:p>7/23/2007</text:p>
          </table:table-cell>
          <table:table-cell table:style-name="ce9" office:value-type="float" office:value="1541.57" calcext:value-type="float">
            <text:p>1541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24" calcext:value-type="date">
            <text:p>7/24/2007</text:p>
          </table:table-cell>
          <table:table-cell table:style-name="ce9" office:value-type="float" office:value="1511.04" calcext:value-type="float">
            <text:p>1511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25" calcext:value-type="date">
            <text:p>7/25/2007</text:p>
          </table:table-cell>
          <table:table-cell table:style-name="ce9" office:value-type="float" office:value="1518.09" calcext:value-type="float">
            <text:p>1518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26" calcext:value-type="date">
            <text:p>7/26/2007</text:p>
          </table:table-cell>
          <table:table-cell table:style-name="ce9" office:value-type="float" office:value="1482.66" calcext:value-type="float">
            <text:p>1482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27" calcext:value-type="date">
            <text:p>7/27/2007</text:p>
          </table:table-cell>
          <table:table-cell table:style-name="ce9" office:value-type="float" office:value="1458.95" calcext:value-type="float">
            <text:p>1458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30" calcext:value-type="date">
            <text:p>7/30/2007</text:p>
          </table:table-cell>
          <table:table-cell table:style-name="ce9" office:value-type="float" office:value="1473.91" calcext:value-type="float">
            <text:p>1473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7-31" calcext:value-type="date">
            <text:p>7/31/2007</text:p>
          </table:table-cell>
          <table:table-cell table:style-name="ce9" office:value-type="float" office:value="1455.27" calcext:value-type="float">
            <text:p>1455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01" calcext:value-type="date">
            <text:p>8/1/2007</text:p>
          </table:table-cell>
          <table:table-cell table:style-name="ce9" office:value-type="float" office:value="1465.81" calcext:value-type="float">
            <text:p>1465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02" calcext:value-type="date">
            <text:p>8/2/2007</text:p>
          </table:table-cell>
          <table:table-cell table:style-name="ce9" office:value-type="float" office:value="1472.2" calcext:value-type="float">
            <text:p>1472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03" calcext:value-type="date">
            <text:p>8/3/2007</text:p>
          </table:table-cell>
          <table:table-cell table:style-name="ce9" office:value-type="float" office:value="1433.06" calcext:value-type="float">
            <text:p>1433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06" calcext:value-type="date">
            <text:p>8/6/2007</text:p>
          </table:table-cell>
          <table:table-cell table:style-name="ce9" office:value-type="float" office:value="1467.67" calcext:value-type="float">
            <text:p>1467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07" calcext:value-type="date">
            <text:p>8/7/2007</text:p>
          </table:table-cell>
          <table:table-cell table:style-name="ce9" office:value-type="float" office:value="1476.71" calcext:value-type="float">
            <text:p>1476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08" calcext:value-type="date">
            <text:p>8/8/2007</text:p>
          </table:table-cell>
          <table:table-cell table:style-name="ce9" office:value-type="float" office:value="1497.49" calcext:value-type="float">
            <text:p>1497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09" calcext:value-type="date">
            <text:p>8/9/2007</text:p>
          </table:table-cell>
          <table:table-cell table:style-name="ce9" office:value-type="float" office:value="1453.09" calcext:value-type="float">
            <text:p>1453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10" calcext:value-type="date">
            <text:p>8/10/2007</text:p>
          </table:table-cell>
          <table:table-cell table:style-name="ce9" office:value-type="float" office:value="1453.64" calcext:value-type="float">
            <text:p>1453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13" calcext:value-type="date">
            <text:p>8/13/2007</text:p>
          </table:table-cell>
          <table:table-cell table:style-name="ce9" office:value-type="float" office:value="1452.92" calcext:value-type="float">
            <text:p>1452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14" calcext:value-type="date">
            <text:p>8/14/2007</text:p>
          </table:table-cell>
          <table:table-cell table:style-name="ce9" office:value-type="float" office:value="1426.54" calcext:value-type="float">
            <text:p>1426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15" calcext:value-type="date">
            <text:p>8/15/2007</text:p>
          </table:table-cell>
          <table:table-cell table:style-name="ce9" office:value-type="float" office:value="1406.7" calcext:value-type="float">
            <text:p>1406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16" calcext:value-type="date">
            <text:p>8/16/2007</text:p>
          </table:table-cell>
          <table:table-cell table:style-name="ce9" office:value-type="float" office:value="1411.27" calcext:value-type="float">
            <text:p>1411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17" calcext:value-type="date">
            <text:p>8/17/2007</text:p>
          </table:table-cell>
          <table:table-cell table:style-name="ce9" office:value-type="float" office:value="1445.94" calcext:value-type="float">
            <text:p>1445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0" calcext:value-type="date">
            <text:p>8/20/2007</text:p>
          </table:table-cell>
          <table:table-cell table:style-name="ce9" office:value-type="float" office:value="1445.55" calcext:value-type="float">
            <text:p>1445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1" calcext:value-type="date">
            <text:p>8/21/2007</text:p>
          </table:table-cell>
          <table:table-cell table:style-name="ce9" office:value-type="float" office:value="1447.12" calcext:value-type="float">
            <text:p>1447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2" calcext:value-type="date">
            <text:p>8/22/2007</text:p>
          </table:table-cell>
          <table:table-cell table:style-name="ce9" office:value-type="float" office:value="1464.07" calcext:value-type="float">
            <text:p>1464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3" calcext:value-type="date">
            <text:p>8/23/2007</text:p>
          </table:table-cell>
          <table:table-cell table:style-name="ce9" office:value-type="float" office:value="1462.5" calcext:value-type="float">
            <text:p>1462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4" calcext:value-type="date">
            <text:p>8/24/2007</text:p>
          </table:table-cell>
          <table:table-cell table:style-name="ce9" office:value-type="float" office:value="1479.37" calcext:value-type="float">
            <text:p>1479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7" calcext:value-type="date">
            <text:p>8/27/2007</text:p>
          </table:table-cell>
          <table:table-cell table:style-name="ce9" office:value-type="float" office:value="1466.79" calcext:value-type="float">
            <text:p>1466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8" calcext:value-type="date">
            <text:p>8/28/2007</text:p>
          </table:table-cell>
          <table:table-cell table:style-name="ce9" office:value-type="float" office:value="1432.36" calcext:value-type="float">
            <text:p>1432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29" calcext:value-type="date">
            <text:p>8/29/2007</text:p>
          </table:table-cell>
          <table:table-cell table:style-name="ce9" office:value-type="float" office:value="1463.76" calcext:value-type="float">
            <text:p>1463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30" calcext:value-type="date">
            <text:p>8/30/2007</text:p>
          </table:table-cell>
          <table:table-cell table:style-name="ce9" office:value-type="float" office:value="1457.64" calcext:value-type="float">
            <text:p>1457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8-31" calcext:value-type="date">
            <text:p>8/31/2007</text:p>
          </table:table-cell>
          <table:table-cell table:style-name="ce9" office:value-type="float" office:value="1473.99" calcext:value-type="float">
            <text:p>1473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03" calcext:value-type="date">
            <text:p>9/3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04" calcext:value-type="date">
            <text:p>9/4/2007</text:p>
          </table:table-cell>
          <table:table-cell table:style-name="ce9" office:value-type="float" office:value="1489.42" calcext:value-type="float">
            <text:p>1489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05" calcext:value-type="date">
            <text:p>9/5/2007</text:p>
          </table:table-cell>
          <table:table-cell table:style-name="ce9" office:value-type="float" office:value="1472.29" calcext:value-type="float">
            <text:p>1472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06" calcext:value-type="date">
            <text:p>9/6/2007</text:p>
          </table:table-cell>
          <table:table-cell table:style-name="ce9" office:value-type="float" office:value="1478.55" calcext:value-type="float">
            <text:p>1478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07" calcext:value-type="date">
            <text:p>9/7/2007</text:p>
          </table:table-cell>
          <table:table-cell table:style-name="ce9" office:value-type="float" office:value="1453.55" calcext:value-type="float">
            <text:p>1453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0" calcext:value-type="date">
            <text:p>9/10/2007</text:p>
          </table:table-cell>
          <table:table-cell table:style-name="ce9" office:value-type="float" office:value="1451.7" calcext:value-type="float">
            <text:p>1451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1" calcext:value-type="date">
            <text:p>9/11/2007</text:p>
          </table:table-cell>
          <table:table-cell table:style-name="ce9" office:value-type="float" office:value="1471.49" calcext:value-type="float">
            <text:p>1471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2" calcext:value-type="date">
            <text:p>9/12/2007</text:p>
          </table:table-cell>
          <table:table-cell table:style-name="ce9" office:value-type="float" office:value="1471.56" calcext:value-type="float">
            <text:p>1471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3" calcext:value-type="date">
            <text:p>9/13/2007</text:p>
          </table:table-cell>
          <table:table-cell table:style-name="ce9" office:value-type="float" office:value="1483.95" calcext:value-type="float">
            <text:p>1483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4" calcext:value-type="date">
            <text:p>9/14/2007</text:p>
          </table:table-cell>
          <table:table-cell table:style-name="ce9" office:value-type="float" office:value="1484.25" calcext:value-type="float">
            <text:p>1484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7" calcext:value-type="date">
            <text:p>9/17/2007</text:p>
          </table:table-cell>
          <table:table-cell table:style-name="ce9" office:value-type="float" office:value="1476.65" calcext:value-type="float">
            <text:p>1476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8" calcext:value-type="date">
            <text:p>9/18/2007</text:p>
          </table:table-cell>
          <table:table-cell table:style-name="ce9" office:value-type="float" office:value="1519.78" calcext:value-type="float">
            <text:p>1519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19" calcext:value-type="date">
            <text:p>9/19/2007</text:p>
          </table:table-cell>
          <table:table-cell table:style-name="ce9" office:value-type="float" office:value="1529.03" calcext:value-type="float">
            <text:p>1529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20" calcext:value-type="date">
            <text:p>9/20/2007</text:p>
          </table:table-cell>
          <table:table-cell table:style-name="ce9" office:value-type="float" office:value="1518.75" calcext:value-type="float">
            <text:p>1518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21" calcext:value-type="date">
            <text:p>9/21/2007</text:p>
          </table:table-cell>
          <table:table-cell table:style-name="ce9" office:value-type="float" office:value="1525.75" calcext:value-type="float">
            <text:p>1525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24" calcext:value-type="date">
            <text:p>9/24/2007</text:p>
          </table:table-cell>
          <table:table-cell table:style-name="ce9" office:value-type="float" office:value="1517.73" calcext:value-type="float">
            <text:p>1517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25" calcext:value-type="date">
            <text:p>9/25/2007</text:p>
          </table:table-cell>
          <table:table-cell table:style-name="ce9" office:value-type="float" office:value="1517.21" calcext:value-type="float">
            <text:p>1517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26" calcext:value-type="date">
            <text:p>9/26/2007</text:p>
          </table:table-cell>
          <table:table-cell table:style-name="ce9" office:value-type="float" office:value="1525.42" calcext:value-type="float">
            <text:p>1525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27" calcext:value-type="date">
            <text:p>9/27/2007</text:p>
          </table:table-cell>
          <table:table-cell table:style-name="ce9" office:value-type="float" office:value="1531.38" calcext:value-type="float">
            <text:p>1531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09-28" calcext:value-type="date">
            <text:p>9/28/2007</text:p>
          </table:table-cell>
          <table:table-cell table:style-name="ce9" office:value-type="float" office:value="1526.75" calcext:value-type="float">
            <text:p>1526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01" calcext:value-type="date">
            <text:p>10/1/2007</text:p>
          </table:table-cell>
          <table:table-cell table:style-name="ce9" office:value-type="float" office:value="1547.04" calcext:value-type="float">
            <text:p>1547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02" calcext:value-type="date">
            <text:p>10/2/2007</text:p>
          </table:table-cell>
          <table:table-cell table:style-name="ce9" office:value-type="float" office:value="1546.63" calcext:value-type="float">
            <text:p>1546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03" calcext:value-type="date">
            <text:p>10/3/2007</text:p>
          </table:table-cell>
          <table:table-cell table:style-name="ce9" office:value-type="float" office:value="1539.59" calcext:value-type="float">
            <text:p>1539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04" calcext:value-type="date">
            <text:p>10/4/2007</text:p>
          </table:table-cell>
          <table:table-cell table:style-name="ce9" office:value-type="float" office:value="1542.84" calcext:value-type="float">
            <text:p>1542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05" calcext:value-type="date">
            <text:p>10/5/2007</text:p>
          </table:table-cell>
          <table:table-cell table:style-name="ce9" office:value-type="float" office:value="1557.59" calcext:value-type="float">
            <text:p>1557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08" calcext:value-type="date">
            <text:p>10/8/2007</text:p>
          </table:table-cell>
          <table:table-cell table:style-name="ce9" office:value-type="float" office:value="1552.58" calcext:value-type="float">
            <text:p>1552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09" calcext:value-type="date">
            <text:p>10/9/2007</text:p>
          </table:table-cell>
          <table:table-cell table:style-name="ce9" office:value-type="float" office:value="1565.15" calcext:value-type="float">
            <text:p>1565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0" calcext:value-type="date">
            <text:p>10/10/2007</text:p>
          </table:table-cell>
          <table:table-cell table:style-name="ce9" office:value-type="float" office:value="1562.47" calcext:value-type="float">
            <text:p>1562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1" calcext:value-type="date">
            <text:p>10/11/2007</text:p>
          </table:table-cell>
          <table:table-cell table:style-name="ce9" office:value-type="float" office:value="1554.41" calcext:value-type="float">
            <text:p>1554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2" calcext:value-type="date">
            <text:p>10/12/2007</text:p>
          </table:table-cell>
          <table:table-cell table:style-name="ce9" office:value-type="float" office:value="1561.8" calcext:value-type="float">
            <text:p>1561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5" calcext:value-type="date">
            <text:p>10/15/2007</text:p>
          </table:table-cell>
          <table:table-cell table:style-name="ce9" office:value-type="float" office:value="1548.71" calcext:value-type="float">
            <text:p>1548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6" calcext:value-type="date">
            <text:p>10/16/2007</text:p>
          </table:table-cell>
          <table:table-cell table:style-name="ce9" office:value-type="float" office:value="1538.53" calcext:value-type="float">
            <text:p>1538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7" calcext:value-type="date">
            <text:p>10/17/2007</text:p>
          </table:table-cell>
          <table:table-cell table:style-name="ce9" office:value-type="float" office:value="1541.24" calcext:value-type="float">
            <text:p>1541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8" calcext:value-type="date">
            <text:p>10/18/2007</text:p>
          </table:table-cell>
          <table:table-cell table:style-name="ce9" office:value-type="float" office:value="1540.08" calcext:value-type="float">
            <text:p>1540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19" calcext:value-type="date">
            <text:p>10/19/2007</text:p>
          </table:table-cell>
          <table:table-cell table:style-name="ce9" office:value-type="float" office:value="1500.63" calcext:value-type="float">
            <text:p>1500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22" calcext:value-type="date">
            <text:p>10/22/2007</text:p>
          </table:table-cell>
          <table:table-cell table:style-name="ce9" office:value-type="float" office:value="1506.33" calcext:value-type="float">
            <text:p>1506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23" calcext:value-type="date">
            <text:p>10/23/2007</text:p>
          </table:table-cell>
          <table:table-cell table:style-name="ce9" office:value-type="float" office:value="1519.59" calcext:value-type="float">
            <text:p>1519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24" calcext:value-type="date">
            <text:p>10/24/2007</text:p>
          </table:table-cell>
          <table:table-cell table:style-name="ce9" office:value-type="float" office:value="1515.88" calcext:value-type="float">
            <text:p>1515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25" calcext:value-type="date">
            <text:p>10/25/2007</text:p>
          </table:table-cell>
          <table:table-cell table:style-name="ce9" office:value-type="float" office:value="1514.4" calcext:value-type="float">
            <text:p>1514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26" calcext:value-type="date">
            <text:p>10/26/2007</text:p>
          </table:table-cell>
          <table:table-cell table:style-name="ce9" office:value-type="float" office:value="1535.28" calcext:value-type="float">
            <text:p>1535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29" calcext:value-type="date">
            <text:p>10/29/2007</text:p>
          </table:table-cell>
          <table:table-cell table:style-name="ce9" office:value-type="float" office:value="1540.98" calcext:value-type="float">
            <text:p>1540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30" calcext:value-type="date">
            <text:p>10/30/2007</text:p>
          </table:table-cell>
          <table:table-cell table:style-name="ce9" office:value-type="float" office:value="1531.02" calcext:value-type="float">
            <text:p>1531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0-31" calcext:value-type="date">
            <text:p>10/31/2007</text:p>
          </table:table-cell>
          <table:table-cell table:style-name="ce9" office:value-type="float" office:value="1549.38" calcext:value-type="float">
            <text:p>1549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01" calcext:value-type="date">
            <text:p>11/1/2007</text:p>
          </table:table-cell>
          <table:table-cell table:style-name="ce9" office:value-type="float" office:value="1508.44" calcext:value-type="float">
            <text:p>1508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02" calcext:value-type="date">
            <text:p>11/2/2007</text:p>
          </table:table-cell>
          <table:table-cell table:style-name="ce9" office:value-type="float" office:value="1509.65" calcext:value-type="float">
            <text:p>1509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05" calcext:value-type="date">
            <text:p>11/5/2007</text:p>
          </table:table-cell>
          <table:table-cell table:style-name="ce9" office:value-type="float" office:value="1502.17" calcext:value-type="float">
            <text:p>1502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06" calcext:value-type="date">
            <text:p>11/6/2007</text:p>
          </table:table-cell>
          <table:table-cell table:style-name="ce9" office:value-type="float" office:value="1520.27" calcext:value-type="float">
            <text:p>1520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07" calcext:value-type="date">
            <text:p>11/7/2007</text:p>
          </table:table-cell>
          <table:table-cell table:style-name="ce9" office:value-type="float" office:value="1475.62" calcext:value-type="float">
            <text:p>1475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08" calcext:value-type="date">
            <text:p>11/8/2007</text:p>
          </table:table-cell>
          <table:table-cell table:style-name="ce9" office:value-type="float" office:value="1474.77" calcext:value-type="float">
            <text:p>1474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09" calcext:value-type="date">
            <text:p>11/9/2007</text:p>
          </table:table-cell>
          <table:table-cell table:style-name="ce9" office:value-type="float" office:value="1453.7" calcext:value-type="float">
            <text:p>1453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12" calcext:value-type="date">
            <text:p>11/12/2007</text:p>
          </table:table-cell>
          <table:table-cell table:style-name="ce9" office:value-type="float" office:value="1439.18" calcext:value-type="float">
            <text:p>1439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13" calcext:value-type="date">
            <text:p>11/13/2007</text:p>
          </table:table-cell>
          <table:table-cell table:style-name="ce9" office:value-type="float" office:value="1481.05" calcext:value-type="float">
            <text:p>1481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14" calcext:value-type="date">
            <text:p>11/14/2007</text:p>
          </table:table-cell>
          <table:table-cell table:style-name="ce9" office:value-type="float" office:value="1470.58" calcext:value-type="float">
            <text:p>1470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15" calcext:value-type="date">
            <text:p>11/15/2007</text:p>
          </table:table-cell>
          <table:table-cell table:style-name="ce9" office:value-type="float" office:value="1451.15" calcext:value-type="float">
            <text:p>1451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16" calcext:value-type="date">
            <text:p>11/16/2007</text:p>
          </table:table-cell>
          <table:table-cell table:style-name="ce9" office:value-type="float" office:value="1458.74" calcext:value-type="float">
            <text:p>1458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19" calcext:value-type="date">
            <text:p>11/19/2007</text:p>
          </table:table-cell>
          <table:table-cell table:style-name="ce9" office:value-type="float" office:value="1433.27" calcext:value-type="float">
            <text:p>1433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0" calcext:value-type="date">
            <text:p>11/20/2007</text:p>
          </table:table-cell>
          <table:table-cell table:style-name="ce9" office:value-type="float" office:value="1439.7" calcext:value-type="float">
            <text:p>1439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1" calcext:value-type="date">
            <text:p>11/21/2007</text:p>
          </table:table-cell>
          <table:table-cell table:style-name="ce9" office:value-type="float" office:value="1416.77" calcext:value-type="float">
            <text:p>1416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2" calcext:value-type="date">
            <text:p>11/22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3" calcext:value-type="date">
            <text:p>11/23/2007</text:p>
          </table:table-cell>
          <table:table-cell table:style-name="ce9" office:value-type="float" office:value="1440.7" calcext:value-type="float">
            <text:p>1440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6" calcext:value-type="date">
            <text:p>11/26/2007</text:p>
          </table:table-cell>
          <table:table-cell table:style-name="ce9" office:value-type="float" office:value="1407.22" calcext:value-type="float">
            <text:p>1407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7" calcext:value-type="date">
            <text:p>11/27/2007</text:p>
          </table:table-cell>
          <table:table-cell table:style-name="ce9" office:value-type="float" office:value="1428.23" calcext:value-type="float">
            <text:p>1428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8" calcext:value-type="date">
            <text:p>11/28/2007</text:p>
          </table:table-cell>
          <table:table-cell table:style-name="ce9" office:value-type="float" office:value="1469.02" calcext:value-type="float">
            <text:p>1469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29" calcext:value-type="date">
            <text:p>11/29/2007</text:p>
          </table:table-cell>
          <table:table-cell table:style-name="ce9" office:value-type="float" office:value="1469.72" calcext:value-type="float">
            <text:p>1469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1-30" calcext:value-type="date">
            <text:p>11/30/2007</text:p>
          </table:table-cell>
          <table:table-cell table:style-name="ce9" office:value-type="float" office:value="1481.14" calcext:value-type="float">
            <text:p>1481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03" calcext:value-type="date">
            <text:p>12/3/2007</text:p>
          </table:table-cell>
          <table:table-cell table:style-name="ce9" office:value-type="float" office:value="1472.42" calcext:value-type="float">
            <text:p>1472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04" calcext:value-type="date">
            <text:p>12/4/2007</text:p>
          </table:table-cell>
          <table:table-cell table:style-name="ce9" office:value-type="float" office:value="1462.79" calcext:value-type="float">
            <text:p>1462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05" calcext:value-type="date">
            <text:p>12/5/2007</text:p>
          </table:table-cell>
          <table:table-cell table:style-name="ce9" office:value-type="float" office:value="1485.01" calcext:value-type="float">
            <text:p>1485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06" calcext:value-type="date">
            <text:p>12/6/2007</text:p>
          </table:table-cell>
          <table:table-cell table:style-name="ce9" office:value-type="float" office:value="1507.34" calcext:value-type="float">
            <text:p>1507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07" calcext:value-type="date">
            <text:p>12/7/2007</text:p>
          </table:table-cell>
          <table:table-cell table:style-name="ce9" office:value-type="float" office:value="1504.66" calcext:value-type="float">
            <text:p>1504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0" calcext:value-type="date">
            <text:p>12/10/2007</text:p>
          </table:table-cell>
          <table:table-cell table:style-name="ce9" office:value-type="float" office:value="1515.96" calcext:value-type="float">
            <text:p>1515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1" calcext:value-type="date">
            <text:p>12/11/2007</text:p>
          </table:table-cell>
          <table:table-cell table:style-name="ce9" office:value-type="float" office:value="1477.65" calcext:value-type="float">
            <text:p>1477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2" calcext:value-type="date">
            <text:p>12/12/2007</text:p>
          </table:table-cell>
          <table:table-cell table:style-name="ce9" office:value-type="float" office:value="1486.59" calcext:value-type="float">
            <text:p>1486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3" calcext:value-type="date">
            <text:p>12/13/2007</text:p>
          </table:table-cell>
          <table:table-cell table:style-name="ce9" office:value-type="float" office:value="1488.41" calcext:value-type="float">
            <text:p>1488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4" calcext:value-type="date">
            <text:p>12/14/2007</text:p>
          </table:table-cell>
          <table:table-cell table:style-name="ce9" office:value-type="float" office:value="1467.95" calcext:value-type="float">
            <text:p>1467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7" calcext:value-type="date">
            <text:p>12/17/2007</text:p>
          </table:table-cell>
          <table:table-cell table:style-name="ce9" office:value-type="float" office:value="1445.9" calcext:value-type="float">
            <text:p>1445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8" calcext:value-type="date">
            <text:p>12/18/2007</text:p>
          </table:table-cell>
          <table:table-cell table:style-name="ce9" office:value-type="float" office:value="1454.98" calcext:value-type="float">
            <text:p>1454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19" calcext:value-type="date">
            <text:p>12/19/2007</text:p>
          </table:table-cell>
          <table:table-cell table:style-name="ce9" office:value-type="float" office:value="1453" calcext:value-type="float">
            <text:p>14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20" calcext:value-type="date">
            <text:p>12/20/2007</text:p>
          </table:table-cell>
          <table:table-cell table:style-name="ce9" office:value-type="float" office:value="1460.12" calcext:value-type="float">
            <text:p>1460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21" calcext:value-type="date">
            <text:p>12/21/2007</text:p>
          </table:table-cell>
          <table:table-cell table:style-name="ce9" office:value-type="float" office:value="1484.46" calcext:value-type="float">
            <text:p>1484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24" calcext:value-type="date">
            <text:p>12/24/2007</text:p>
          </table:table-cell>
          <table:table-cell table:style-name="ce9" office:value-type="float" office:value="1496.45" calcext:value-type="float">
            <text:p>1496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25" calcext:value-type="date">
            <text:p>12/25/2007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26" calcext:value-type="date">
            <text:p>12/26/2007</text:p>
          </table:table-cell>
          <table:table-cell table:style-name="ce9" office:value-type="float" office:value="1497.66" calcext:value-type="float">
            <text:p>1497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27" calcext:value-type="date">
            <text:p>12/27/2007</text:p>
          </table:table-cell>
          <table:table-cell table:style-name="ce9" office:value-type="float" office:value="1476.37" calcext:value-type="float">
            <text:p>1476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28" calcext:value-type="date">
            <text:p>12/28/2007</text:p>
          </table:table-cell>
          <table:table-cell table:style-name="ce9" office:value-type="float" office:value="1478.49" calcext:value-type="float">
            <text:p>1478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7-12-31" calcext:value-type="date">
            <text:p>12/31/2007</text:p>
          </table:table-cell>
          <table:table-cell table:style-name="ce9" office:value-type="float" office:value="1468.36" calcext:value-type="float">
            <text:p>1468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01" calcext:value-type="date">
            <text:p>1/1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02" calcext:value-type="date">
            <text:p>1/2/2008</text:p>
          </table:table-cell>
          <table:table-cell table:style-name="ce9" office:value-type="float" office:value="1447.16" calcext:value-type="float">
            <text:p>1447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03" calcext:value-type="date">
            <text:p>1/3/2008</text:p>
          </table:table-cell>
          <table:table-cell table:style-name="ce9" office:value-type="float" office:value="1447.16" calcext:value-type="float">
            <text:p>1447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04" calcext:value-type="date">
            <text:p>1/4/2008</text:p>
          </table:table-cell>
          <table:table-cell table:style-name="ce9" office:value-type="float" office:value="1411.63" calcext:value-type="float">
            <text:p>1411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07" calcext:value-type="date">
            <text:p>1/7/2008</text:p>
          </table:table-cell>
          <table:table-cell table:style-name="ce9" office:value-type="float" office:value="1416.18" calcext:value-type="float">
            <text:p>1416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08" calcext:value-type="date">
            <text:p>1/8/2008</text:p>
          </table:table-cell>
          <table:table-cell table:style-name="ce9" office:value-type="float" office:value="1390.19" calcext:value-type="float">
            <text:p>1390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09" calcext:value-type="date">
            <text:p>1/9/2008</text:p>
          </table:table-cell>
          <table:table-cell table:style-name="ce9" office:value-type="float" office:value="1409.13" calcext:value-type="float">
            <text:p>1409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10" calcext:value-type="date">
            <text:p>1/10/2008</text:p>
          </table:table-cell>
          <table:table-cell table:style-name="ce9" office:value-type="float" office:value="1420.33" calcext:value-type="float">
            <text:p>1420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11" calcext:value-type="date">
            <text:p>1/11/2008</text:p>
          </table:table-cell>
          <table:table-cell table:style-name="ce9" office:value-type="float" office:value="1401.02" calcext:value-type="float">
            <text:p>1401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14" calcext:value-type="date">
            <text:p>1/14/2008</text:p>
          </table:table-cell>
          <table:table-cell table:style-name="ce9" office:value-type="float" office:value="1416.25" calcext:value-type="float">
            <text:p>1416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15" calcext:value-type="date">
            <text:p>1/15/2008</text:p>
          </table:table-cell>
          <table:table-cell table:style-name="ce9" office:value-type="float" office:value="1380.95" calcext:value-type="float">
            <text:p>1380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16" calcext:value-type="date">
            <text:p>1/16/2008</text:p>
          </table:table-cell>
          <table:table-cell table:style-name="ce9" office:value-type="float" office:value="1373.2" calcext:value-type="float">
            <text:p>1373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17" calcext:value-type="date">
            <text:p>1/17/2008</text:p>
          </table:table-cell>
          <table:table-cell table:style-name="ce9" office:value-type="float" office:value="1333.25" calcext:value-type="float">
            <text:p>1333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18" calcext:value-type="date">
            <text:p>1/18/2008</text:p>
          </table:table-cell>
          <table:table-cell table:style-name="ce9" office:value-type="float" office:value="1325.19" calcext:value-type="float">
            <text:p>1325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21" calcext:value-type="date">
            <text:p>1/21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22" calcext:value-type="date">
            <text:p>1/22/2008</text:p>
          </table:table-cell>
          <table:table-cell table:style-name="ce9" office:value-type="float" office:value="1310.5" calcext:value-type="float">
            <text:p>1310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23" calcext:value-type="date">
            <text:p>1/23/2008</text:p>
          </table:table-cell>
          <table:table-cell table:style-name="ce9" office:value-type="float" office:value="1338.6" calcext:value-type="float">
            <text:p>1338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24" calcext:value-type="date">
            <text:p>1/24/2008</text:p>
          </table:table-cell>
          <table:table-cell table:style-name="ce9" office:value-type="float" office:value="1352.07" calcext:value-type="float">
            <text:p>1352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25" calcext:value-type="date">
            <text:p>1/25/2008</text:p>
          </table:table-cell>
          <table:table-cell table:style-name="ce9" office:value-type="float" office:value="1330.61" calcext:value-type="float">
            <text:p>1330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28" calcext:value-type="date">
            <text:p>1/28/2008</text:p>
          </table:table-cell>
          <table:table-cell table:style-name="ce9" office:value-type="float" office:value="1353.97" calcext:value-type="float">
            <text:p>1353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29" calcext:value-type="date">
            <text:p>1/29/2008</text:p>
          </table:table-cell>
          <table:table-cell table:style-name="ce9" office:value-type="float" office:value="1362.3" calcext:value-type="float">
            <text:p>1362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30" calcext:value-type="date">
            <text:p>1/30/2008</text:p>
          </table:table-cell>
          <table:table-cell table:style-name="ce9" office:value-type="float" office:value="1355.81" calcext:value-type="float">
            <text:p>1355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1-31" calcext:value-type="date">
            <text:p>1/31/2008</text:p>
          </table:table-cell>
          <table:table-cell table:style-name="ce9" office:value-type="float" office:value="1378.55" calcext:value-type="float">
            <text:p>1378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01" calcext:value-type="date">
            <text:p>2/1/2008</text:p>
          </table:table-cell>
          <table:table-cell table:style-name="ce9" office:value-type="float" office:value="1395.42" calcext:value-type="float">
            <text:p>1395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04" calcext:value-type="date">
            <text:p>2/4/2008</text:p>
          </table:table-cell>
          <table:table-cell table:style-name="ce9" office:value-type="float" office:value="1380.82" calcext:value-type="float">
            <text:p>1380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05" calcext:value-type="date">
            <text:p>2/5/2008</text:p>
          </table:table-cell>
          <table:table-cell table:style-name="ce9" office:value-type="float" office:value="1336.64" calcext:value-type="float">
            <text:p>1336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06" calcext:value-type="date">
            <text:p>2/6/2008</text:p>
          </table:table-cell>
          <table:table-cell table:style-name="ce9" office:value-type="float" office:value="1326.45" calcext:value-type="float">
            <text:p>1326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07" calcext:value-type="date">
            <text:p>2/7/2008</text:p>
          </table:table-cell>
          <table:table-cell table:style-name="ce9" office:value-type="float" office:value="1336.91" calcext:value-type="float">
            <text:p>1336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08" calcext:value-type="date">
            <text:p>2/8/2008</text:p>
          </table:table-cell>
          <table:table-cell table:style-name="ce9" office:value-type="float" office:value="1331.29" calcext:value-type="float">
            <text:p>1331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11" calcext:value-type="date">
            <text:p>2/11/2008</text:p>
          </table:table-cell>
          <table:table-cell table:style-name="ce9" office:value-type="float" office:value="1339.13" calcext:value-type="float">
            <text:p>1339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12" calcext:value-type="date">
            <text:p>2/12/2008</text:p>
          </table:table-cell>
          <table:table-cell table:style-name="ce9" office:value-type="float" office:value="1348.86" calcext:value-type="float">
            <text:p>1348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13" calcext:value-type="date">
            <text:p>2/13/2008</text:p>
          </table:table-cell>
          <table:table-cell table:style-name="ce9" office:value-type="float" office:value="1367.21" calcext:value-type="float">
            <text:p>1367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14" calcext:value-type="date">
            <text:p>2/14/2008</text:p>
          </table:table-cell>
          <table:table-cell table:style-name="ce9" office:value-type="float" office:value="1348.86" calcext:value-type="float">
            <text:p>1348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15" calcext:value-type="date">
            <text:p>2/15/2008</text:p>
          </table:table-cell>
          <table:table-cell table:style-name="ce9" office:value-type="float" office:value="1349.99" calcext:value-type="float">
            <text:p>1349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18" calcext:value-type="date">
            <text:p>2/18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19" calcext:value-type="date">
            <text:p>2/19/2008</text:p>
          </table:table-cell>
          <table:table-cell table:style-name="ce9" office:value-type="float" office:value="1348.78" calcext:value-type="float">
            <text:p>1348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0" calcext:value-type="date">
            <text:p>2/20/2008</text:p>
          </table:table-cell>
          <table:table-cell table:style-name="ce9" office:value-type="float" office:value="1360.03" calcext:value-type="float">
            <text:p>1360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1" calcext:value-type="date">
            <text:p>2/21/2008</text:p>
          </table:table-cell>
          <table:table-cell table:style-name="ce9" office:value-type="float" office:value="1342.53" calcext:value-type="float">
            <text:p>1342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2" calcext:value-type="date">
            <text:p>2/22/2008</text:p>
          </table:table-cell>
          <table:table-cell table:style-name="ce9" office:value-type="float" office:value="1353.11" calcext:value-type="float">
            <text:p>1353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5" calcext:value-type="date">
            <text:p>2/25/2008</text:p>
          </table:table-cell>
          <table:table-cell table:style-name="ce9" office:value-type="float" office:value="1371.8" calcext:value-type="float">
            <text:p>1371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6" calcext:value-type="date">
            <text:p>2/26/2008</text:p>
          </table:table-cell>
          <table:table-cell table:style-name="ce9" office:value-type="float" office:value="1381.29" calcext:value-type="float">
            <text:p>1381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7" calcext:value-type="date">
            <text:p>2/27/2008</text:p>
          </table:table-cell>
          <table:table-cell table:style-name="ce9" office:value-type="float" office:value="1380.02" calcext:value-type="float">
            <text:p>1380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8" calcext:value-type="date">
            <text:p>2/28/2008</text:p>
          </table:table-cell>
          <table:table-cell table:style-name="ce9" office:value-type="float" office:value="1367.68" calcext:value-type="float">
            <text:p>1367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2-29" calcext:value-type="date">
            <text:p>2/29/2008</text:p>
          </table:table-cell>
          <table:table-cell table:style-name="ce9" office:value-type="float" office:value="1330.63" calcext:value-type="float">
            <text:p>1330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03" calcext:value-type="date">
            <text:p>3/3/2008</text:p>
          </table:table-cell>
          <table:table-cell table:style-name="ce9" office:value-type="float" office:value="1331.34" calcext:value-type="float">
            <text:p>1331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04" calcext:value-type="date">
            <text:p>3/4/2008</text:p>
          </table:table-cell>
          <table:table-cell table:style-name="ce9" office:value-type="float" office:value="1326.75" calcext:value-type="float">
            <text:p>1326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05" calcext:value-type="date">
            <text:p>3/5/2008</text:p>
          </table:table-cell>
          <table:table-cell table:style-name="ce9" office:value-type="float" office:value="1333.7" calcext:value-type="float">
            <text:p>1333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06" calcext:value-type="date">
            <text:p>3/6/2008</text:p>
          </table:table-cell>
          <table:table-cell table:style-name="ce9" office:value-type="float" office:value="1304.34" calcext:value-type="float">
            <text:p>1304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07" calcext:value-type="date">
            <text:p>3/7/2008</text:p>
          </table:table-cell>
          <table:table-cell table:style-name="ce9" office:value-type="float" office:value="1293.37" calcext:value-type="float">
            <text:p>1293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0" calcext:value-type="date">
            <text:p>3/10/2008</text:p>
          </table:table-cell>
          <table:table-cell table:style-name="ce9" office:value-type="float" office:value="1273.37" calcext:value-type="float">
            <text:p>1273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1" calcext:value-type="date">
            <text:p>3/11/2008</text:p>
          </table:table-cell>
          <table:table-cell table:style-name="ce9" office:value-type="float" office:value="1320.65" calcext:value-type="float">
            <text:p>1320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2" calcext:value-type="date">
            <text:p>3/12/2008</text:p>
          </table:table-cell>
          <table:table-cell table:style-name="ce9" office:value-type="float" office:value="1308.77" calcext:value-type="float">
            <text:p>1308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3" calcext:value-type="date">
            <text:p>3/13/2008</text:p>
          </table:table-cell>
          <table:table-cell table:style-name="ce9" office:value-type="float" office:value="1315.48" calcext:value-type="float">
            <text:p>1315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4" calcext:value-type="date">
            <text:p>3/14/2008</text:p>
          </table:table-cell>
          <table:table-cell table:style-name="ce9" office:value-type="float" office:value="1288.14" calcext:value-type="float">
            <text:p>1288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7" calcext:value-type="date">
            <text:p>3/17/2008</text:p>
          </table:table-cell>
          <table:table-cell table:style-name="ce9" office:value-type="float" office:value="1276.6" calcext:value-type="float">
            <text:p>1276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8" calcext:value-type="date">
            <text:p>3/18/2008</text:p>
          </table:table-cell>
          <table:table-cell table:style-name="ce9" office:value-type="float" office:value="1330.74" calcext:value-type="float">
            <text:p>1330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19" calcext:value-type="date">
            <text:p>3/19/2008</text:p>
          </table:table-cell>
          <table:table-cell table:style-name="ce9" office:value-type="float" office:value="1298.42" calcext:value-type="float">
            <text:p>1298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20" calcext:value-type="date">
            <text:p>3/20/2008</text:p>
          </table:table-cell>
          <table:table-cell table:style-name="ce9" office:value-type="float" office:value="1329.51" calcext:value-type="float">
            <text:p>1329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21" calcext:value-type="date">
            <text:p>3/21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24" calcext:value-type="date">
            <text:p>3/24/2008</text:p>
          </table:table-cell>
          <table:table-cell table:style-name="ce9" office:value-type="float" office:value="1349.88" calcext:value-type="float">
            <text:p>1349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25" calcext:value-type="date">
            <text:p>3/25/2008</text:p>
          </table:table-cell>
          <table:table-cell table:style-name="ce9" office:value-type="float" office:value="1352.99" calcext:value-type="float">
            <text:p>1352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26" calcext:value-type="date">
            <text:p>3/26/2008</text:p>
          </table:table-cell>
          <table:table-cell table:style-name="ce9" office:value-type="float" office:value="1341.13" calcext:value-type="float">
            <text:p>1341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27" calcext:value-type="date">
            <text:p>3/27/2008</text:p>
          </table:table-cell>
          <table:table-cell table:style-name="ce9" office:value-type="float" office:value="1325.76" calcext:value-type="float">
            <text:p>1325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28" calcext:value-type="date">
            <text:p>3/28/2008</text:p>
          </table:table-cell>
          <table:table-cell table:style-name="ce9" office:value-type="float" office:value="1315.22" calcext:value-type="float">
            <text:p>1315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3-31" calcext:value-type="date">
            <text:p>3/31/2008</text:p>
          </table:table-cell>
          <table:table-cell table:style-name="ce9" office:value-type="float" office:value="1322.7" calcext:value-type="float">
            <text:p>1322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01" calcext:value-type="date">
            <text:p>4/1/2008</text:p>
          </table:table-cell>
          <table:table-cell table:style-name="ce9" office:value-type="float" office:value="1370.18" calcext:value-type="float">
            <text:p>1370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02" calcext:value-type="date">
            <text:p>4/2/2008</text:p>
          </table:table-cell>
          <table:table-cell table:style-name="ce9" office:value-type="float" office:value="1367.53" calcext:value-type="float">
            <text:p>1367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03" calcext:value-type="date">
            <text:p>4/3/2008</text:p>
          </table:table-cell>
          <table:table-cell table:style-name="ce9" office:value-type="float" office:value="1369.31" calcext:value-type="float">
            <text:p>1369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04" calcext:value-type="date">
            <text:p>4/4/2008</text:p>
          </table:table-cell>
          <table:table-cell table:style-name="ce9" office:value-type="float" office:value="1370.4" calcext:value-type="float">
            <text:p>1370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07" calcext:value-type="date">
            <text:p>4/7/2008</text:p>
          </table:table-cell>
          <table:table-cell table:style-name="ce9" office:value-type="float" office:value="1372.54" calcext:value-type="float">
            <text:p>1372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08" calcext:value-type="date">
            <text:p>4/8/2008</text:p>
          </table:table-cell>
          <table:table-cell table:style-name="ce9" office:value-type="float" office:value="1365.54" calcext:value-type="float">
            <text:p>1365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09" calcext:value-type="date">
            <text:p>4/9/2008</text:p>
          </table:table-cell>
          <table:table-cell table:style-name="ce9" office:value-type="float" office:value="1354.49" calcext:value-type="float">
            <text:p>1354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10" calcext:value-type="date">
            <text:p>4/10/2008</text:p>
          </table:table-cell>
          <table:table-cell table:style-name="ce9" office:value-type="float" office:value="1360.55" calcext:value-type="float">
            <text:p>1360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11" calcext:value-type="date">
            <text:p>4/11/2008</text:p>
          </table:table-cell>
          <table:table-cell table:style-name="ce9" office:value-type="float" office:value="1332.83" calcext:value-type="float">
            <text:p>133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14" calcext:value-type="date">
            <text:p>4/14/2008</text:p>
          </table:table-cell>
          <table:table-cell table:style-name="ce9" office:value-type="float" office:value="1328.32" calcext:value-type="float">
            <text:p>1328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15" calcext:value-type="date">
            <text:p>4/15/2008</text:p>
          </table:table-cell>
          <table:table-cell table:style-name="ce9" office:value-type="float" office:value="1334.43" calcext:value-type="float">
            <text:p>1334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16" calcext:value-type="date">
            <text:p>4/16/2008</text:p>
          </table:table-cell>
          <table:table-cell table:style-name="ce9" office:value-type="float" office:value="1364.71" calcext:value-type="float">
            <text:p>1364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17" calcext:value-type="date">
            <text:p>4/17/2008</text:p>
          </table:table-cell>
          <table:table-cell table:style-name="ce9" office:value-type="float" office:value="1365.56" calcext:value-type="float">
            <text:p>1365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18" calcext:value-type="date">
            <text:p>4/18/2008</text:p>
          </table:table-cell>
          <table:table-cell table:style-name="ce9" office:value-type="float" office:value="1390.33" calcext:value-type="float">
            <text:p>1390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21" calcext:value-type="date">
            <text:p>4/21/2008</text:p>
          </table:table-cell>
          <table:table-cell table:style-name="ce9" office:value-type="float" office:value="1388.17" calcext:value-type="float">
            <text:p>1388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22" calcext:value-type="date">
            <text:p>4/22/2008</text:p>
          </table:table-cell>
          <table:table-cell table:style-name="ce9" office:value-type="float" office:value="1375.94" calcext:value-type="float">
            <text:p>1375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23" calcext:value-type="date">
            <text:p>4/23/2008</text:p>
          </table:table-cell>
          <table:table-cell table:style-name="ce9" office:value-type="float" office:value="1379.93" calcext:value-type="float">
            <text:p>1379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24" calcext:value-type="date">
            <text:p>4/24/2008</text:p>
          </table:table-cell>
          <table:table-cell table:style-name="ce9" office:value-type="float" office:value="1388.82" calcext:value-type="float">
            <text:p>1388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25" calcext:value-type="date">
            <text:p>4/25/2008</text:p>
          </table:table-cell>
          <table:table-cell table:style-name="ce9" office:value-type="float" office:value="1397.84" calcext:value-type="float">
            <text:p>1397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28" calcext:value-type="date">
            <text:p>4/28/2008</text:p>
          </table:table-cell>
          <table:table-cell table:style-name="ce9" office:value-type="float" office:value="1396.37" calcext:value-type="float">
            <text:p>1396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29" calcext:value-type="date">
            <text:p>4/29/2008</text:p>
          </table:table-cell>
          <table:table-cell table:style-name="ce9" office:value-type="float" office:value="1390.94" calcext:value-type="float">
            <text:p>1390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4-30" calcext:value-type="date">
            <text:p>4/30/2008</text:p>
          </table:table-cell>
          <table:table-cell table:style-name="ce9" office:value-type="float" office:value="1385.59" calcext:value-type="float">
            <text:p>1385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01" calcext:value-type="date">
            <text:p>5/1/2008</text:p>
          </table:table-cell>
          <table:table-cell table:style-name="ce9" office:value-type="float" office:value="1409.34" calcext:value-type="float">
            <text:p>1409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02" calcext:value-type="date">
            <text:p>5/2/2008</text:p>
          </table:table-cell>
          <table:table-cell table:style-name="ce9" office:value-type="float" office:value="1413.9" calcext:value-type="float">
            <text:p>1413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05" calcext:value-type="date">
            <text:p>5/5/2008</text:p>
          </table:table-cell>
          <table:table-cell table:style-name="ce9" office:value-type="float" office:value="1407.49" calcext:value-type="float">
            <text:p>1407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06" calcext:value-type="date">
            <text:p>5/6/2008</text:p>
          </table:table-cell>
          <table:table-cell table:style-name="ce9" office:value-type="float" office:value="1418.26" calcext:value-type="float">
            <text:p>1418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07" calcext:value-type="date">
            <text:p>5/7/2008</text:p>
          </table:table-cell>
          <table:table-cell table:style-name="ce9" office:value-type="float" office:value="1392.57" calcext:value-type="float">
            <text:p>1392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08" calcext:value-type="date">
            <text:p>5/8/2008</text:p>
          </table:table-cell>
          <table:table-cell table:style-name="ce9" office:value-type="float" office:value="1397.68" calcext:value-type="float">
            <text:p>1397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09" calcext:value-type="date">
            <text:p>5/9/2008</text:p>
          </table:table-cell>
          <table:table-cell table:style-name="ce9" office:value-type="float" office:value="1388.28" calcext:value-type="float">
            <text:p>1388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12" calcext:value-type="date">
            <text:p>5/12/2008</text:p>
          </table:table-cell>
          <table:table-cell table:style-name="ce9" office:value-type="float" office:value="1403.58" calcext:value-type="float">
            <text:p>1403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13" calcext:value-type="date">
            <text:p>5/13/2008</text:p>
          </table:table-cell>
          <table:table-cell table:style-name="ce9" office:value-type="float" office:value="1403.04" calcext:value-type="float">
            <text:p>1403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14" calcext:value-type="date">
            <text:p>5/14/2008</text:p>
          </table:table-cell>
          <table:table-cell table:style-name="ce9" office:value-type="float" office:value="1408.66" calcext:value-type="float">
            <text:p>1408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15" calcext:value-type="date">
            <text:p>5/15/2008</text:p>
          </table:table-cell>
          <table:table-cell table:style-name="ce9" office:value-type="float" office:value="1423.57" calcext:value-type="float">
            <text:p>1423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16" calcext:value-type="date">
            <text:p>5/16/2008</text:p>
          </table:table-cell>
          <table:table-cell table:style-name="ce9" office:value-type="float" office:value="1425.35" calcext:value-type="float">
            <text:p>1425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19" calcext:value-type="date">
            <text:p>5/19/2008</text:p>
          </table:table-cell>
          <table:table-cell table:style-name="ce9" office:value-type="float" office:value="1426.63" calcext:value-type="float">
            <text:p>1426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0" calcext:value-type="date">
            <text:p>5/20/2008</text:p>
          </table:table-cell>
          <table:table-cell table:style-name="ce9" office:value-type="float" office:value="1413.4" calcext:value-type="float">
            <text:p>1413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1" calcext:value-type="date">
            <text:p>5/21/2008</text:p>
          </table:table-cell>
          <table:table-cell table:style-name="ce9" office:value-type="float" office:value="1390.71" calcext:value-type="float">
            <text:p>1390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2" calcext:value-type="date">
            <text:p>5/22/2008</text:p>
          </table:table-cell>
          <table:table-cell table:style-name="ce9" office:value-type="float" office:value="1394.35" calcext:value-type="float">
            <text:p>1394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3" calcext:value-type="date">
            <text:p>5/23/2008</text:p>
          </table:table-cell>
          <table:table-cell table:style-name="ce9" office:value-type="float" office:value="1375.93" calcext:value-type="float">
            <text:p>1375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6" calcext:value-type="date">
            <text:p>5/26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7" calcext:value-type="date">
            <text:p>5/27/2008</text:p>
          </table:table-cell>
          <table:table-cell table:style-name="ce9" office:value-type="float" office:value="1385.35" calcext:value-type="float">
            <text:p>1385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8" calcext:value-type="date">
            <text:p>5/28/2008</text:p>
          </table:table-cell>
          <table:table-cell table:style-name="ce9" office:value-type="float" office:value="1390.84" calcext:value-type="float">
            <text:p>1390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29" calcext:value-type="date">
            <text:p>5/29/2008</text:p>
          </table:table-cell>
          <table:table-cell table:style-name="ce9" office:value-type="float" office:value="1398.26" calcext:value-type="float">
            <text:p>1398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5-30" calcext:value-type="date">
            <text:p>5/30/2008</text:p>
          </table:table-cell>
          <table:table-cell table:style-name="ce9" office:value-type="float" office:value="1400.38" calcext:value-type="float">
            <text:p>1400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02" calcext:value-type="date">
            <text:p>6/2/2008</text:p>
          </table:table-cell>
          <table:table-cell table:style-name="ce9" office:value-type="float" office:value="1385.67" calcext:value-type="float">
            <text:p>1385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03" calcext:value-type="date">
            <text:p>6/3/2008</text:p>
          </table:table-cell>
          <table:table-cell table:style-name="ce9" office:value-type="float" office:value="1377.65" calcext:value-type="float">
            <text:p>1377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04" calcext:value-type="date">
            <text:p>6/4/2008</text:p>
          </table:table-cell>
          <table:table-cell table:style-name="ce9" office:value-type="float" office:value="1377.2" calcext:value-type="float">
            <text:p>1377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05" calcext:value-type="date">
            <text:p>6/5/2008</text:p>
          </table:table-cell>
          <table:table-cell table:style-name="ce9" office:value-type="float" office:value="1404.05" calcext:value-type="float">
            <text:p>1404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06" calcext:value-type="date">
            <text:p>6/6/2008</text:p>
          </table:table-cell>
          <table:table-cell table:style-name="ce9" office:value-type="float" office:value="1360.68" calcext:value-type="float">
            <text:p>1360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09" calcext:value-type="date">
            <text:p>6/9/2008</text:p>
          </table:table-cell>
          <table:table-cell table:style-name="ce9" office:value-type="float" office:value="1361.76" calcext:value-type="float">
            <text:p>1361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0" calcext:value-type="date">
            <text:p>6/10/2008</text:p>
          </table:table-cell>
          <table:table-cell table:style-name="ce9" office:value-type="float" office:value="1358.44" calcext:value-type="float">
            <text:p>1358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1" calcext:value-type="date">
            <text:p>6/11/2008</text:p>
          </table:table-cell>
          <table:table-cell table:style-name="ce9" office:value-type="float" office:value="1335.49" calcext:value-type="float">
            <text:p>1335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2" calcext:value-type="date">
            <text:p>6/12/2008</text:p>
          </table:table-cell>
          <table:table-cell table:style-name="ce9" office:value-type="float" office:value="1339.87" calcext:value-type="float">
            <text:p>1339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3" calcext:value-type="date">
            <text:p>6/13/2008</text:p>
          </table:table-cell>
          <table:table-cell table:style-name="ce9" office:value-type="float" office:value="1360.03" calcext:value-type="float">
            <text:p>1360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6" calcext:value-type="date">
            <text:p>6/16/2008</text:p>
          </table:table-cell>
          <table:table-cell table:style-name="ce9" office:value-type="float" office:value="1360.14" calcext:value-type="float">
            <text:p>1360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7" calcext:value-type="date">
            <text:p>6/17/2008</text:p>
          </table:table-cell>
          <table:table-cell table:style-name="ce9" office:value-type="float" office:value="1350.93" calcext:value-type="float">
            <text:p>1350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8" calcext:value-type="date">
            <text:p>6/18/2008</text:p>
          </table:table-cell>
          <table:table-cell table:style-name="ce9" office:value-type="float" office:value="1337.81" calcext:value-type="float">
            <text:p>1337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19" calcext:value-type="date">
            <text:p>6/19/2008</text:p>
          </table:table-cell>
          <table:table-cell table:style-name="ce9" office:value-type="float" office:value="1342.83" calcext:value-type="float">
            <text:p>134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20" calcext:value-type="date">
            <text:p>6/20/2008</text:p>
          </table:table-cell>
          <table:table-cell table:style-name="ce9" office:value-type="float" office:value="1317.93" calcext:value-type="float">
            <text:p>1317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23" calcext:value-type="date">
            <text:p>6/23/2008</text:p>
          </table:table-cell>
          <table:table-cell table:style-name="ce9" office:value-type="float" office:value="1318" calcext:value-type="float">
            <text:p>13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24" calcext:value-type="date">
            <text:p>6/24/2008</text:p>
          </table:table-cell>
          <table:table-cell table:style-name="ce9" office:value-type="float" office:value="1314.29" calcext:value-type="float">
            <text:p>1314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25" calcext:value-type="date">
            <text:p>6/25/2008</text:p>
          </table:table-cell>
          <table:table-cell table:style-name="ce9" office:value-type="float" office:value="1321.97" calcext:value-type="float">
            <text:p>1321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26" calcext:value-type="date">
            <text:p>6/26/2008</text:p>
          </table:table-cell>
          <table:table-cell table:style-name="ce9" office:value-type="float" office:value="1283.15" calcext:value-type="float">
            <text:p>1283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27" calcext:value-type="date">
            <text:p>6/27/2008</text:p>
          </table:table-cell>
          <table:table-cell table:style-name="ce9" office:value-type="float" office:value="1278.38" calcext:value-type="float">
            <text:p>1278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6-30" calcext:value-type="date">
            <text:p>6/30/2008</text:p>
          </table:table-cell>
          <table:table-cell table:style-name="ce9" office:value-type="float" office:value="1280" calcext:value-type="float">
            <text:p>1280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01" calcext:value-type="date">
            <text:p>7/1/2008</text:p>
          </table:table-cell>
          <table:table-cell table:style-name="ce9" office:value-type="float" office:value="1284.91" calcext:value-type="float">
            <text:p>1284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02" calcext:value-type="date">
            <text:p>7/2/2008</text:p>
          </table:table-cell>
          <table:table-cell table:style-name="ce9" office:value-type="float" office:value="1261.52" calcext:value-type="float">
            <text:p>1261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03" calcext:value-type="date">
            <text:p>7/3/2008</text:p>
          </table:table-cell>
          <table:table-cell table:style-name="ce9" office:value-type="float" office:value="1262.9" calcext:value-type="float">
            <text:p>1262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04" calcext:value-type="date">
            <text:p>7/4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07" calcext:value-type="date">
            <text:p>7/7/2008</text:p>
          </table:table-cell>
          <table:table-cell table:style-name="ce9" office:value-type="float" office:value="1252.31" calcext:value-type="float">
            <text:p>1252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08" calcext:value-type="date">
            <text:p>7/8/2008</text:p>
          </table:table-cell>
          <table:table-cell table:style-name="ce9" office:value-type="float" office:value="1273.7" calcext:value-type="float">
            <text:p>1273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09" calcext:value-type="date">
            <text:p>7/9/2008</text:p>
          </table:table-cell>
          <table:table-cell table:style-name="ce9" office:value-type="float" office:value="1244.69" calcext:value-type="float">
            <text:p>1244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10" calcext:value-type="date">
            <text:p>7/10/2008</text:p>
          </table:table-cell>
          <table:table-cell table:style-name="ce9" office:value-type="float" office:value="1253.39" calcext:value-type="float">
            <text:p>1253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11" calcext:value-type="date">
            <text:p>7/11/2008</text:p>
          </table:table-cell>
          <table:table-cell table:style-name="ce9" office:value-type="float" office:value="1239.49" calcext:value-type="float">
            <text:p>1239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14" calcext:value-type="date">
            <text:p>7/14/2008</text:p>
          </table:table-cell>
          <table:table-cell table:style-name="ce9" office:value-type="float" office:value="1228.3" calcext:value-type="float">
            <text:p>1228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15" calcext:value-type="date">
            <text:p>7/15/2008</text:p>
          </table:table-cell>
          <table:table-cell table:style-name="ce9" office:value-type="float" office:value="1214.91" calcext:value-type="float">
            <text:p>1214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16" calcext:value-type="date">
            <text:p>7/16/2008</text:p>
          </table:table-cell>
          <table:table-cell table:style-name="ce9" office:value-type="float" office:value="1245.36" calcext:value-type="float">
            <text:p>1245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17" calcext:value-type="date">
            <text:p>7/17/2008</text:p>
          </table:table-cell>
          <table:table-cell table:style-name="ce9" office:value-type="float" office:value="1260.32" calcext:value-type="float">
            <text:p>1260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18" calcext:value-type="date">
            <text:p>7/18/2008</text:p>
          </table:table-cell>
          <table:table-cell table:style-name="ce9" office:value-type="float" office:value="1260.68" calcext:value-type="float">
            <text:p>1260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21" calcext:value-type="date">
            <text:p>7/21/2008</text:p>
          </table:table-cell>
          <table:table-cell table:style-name="ce9" office:value-type="float" office:value="1260" calcext:value-type="float">
            <text:p>1260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22" calcext:value-type="date">
            <text:p>7/22/2008</text:p>
          </table:table-cell>
          <table:table-cell table:style-name="ce9" office:value-type="float" office:value="1277" calcext:value-type="float">
            <text:p>12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23" calcext:value-type="date">
            <text:p>7/23/2008</text:p>
          </table:table-cell>
          <table:table-cell table:style-name="ce9" office:value-type="float" office:value="1282.19" calcext:value-type="float">
            <text:p>1282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24" calcext:value-type="date">
            <text:p>7/24/2008</text:p>
          </table:table-cell>
          <table:table-cell table:style-name="ce9" office:value-type="float" office:value="1252.54" calcext:value-type="float">
            <text:p>1252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25" calcext:value-type="date">
            <text:p>7/25/2008</text:p>
          </table:table-cell>
          <table:table-cell table:style-name="ce9" office:value-type="float" office:value="1257.76" calcext:value-type="float">
            <text:p>1257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28" calcext:value-type="date">
            <text:p>7/28/2008</text:p>
          </table:table-cell>
          <table:table-cell table:style-name="ce9" office:value-type="float" office:value="1234.37" calcext:value-type="float">
            <text:p>1234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29" calcext:value-type="date">
            <text:p>7/29/2008</text:p>
          </table:table-cell>
          <table:table-cell table:style-name="ce9" office:value-type="float" office:value="1263.2" calcext:value-type="float">
            <text:p>1263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30" calcext:value-type="date">
            <text:p>7/30/2008</text:p>
          </table:table-cell>
          <table:table-cell table:style-name="ce9" office:value-type="float" office:value="1284.26" calcext:value-type="float">
            <text:p>1284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7-31" calcext:value-type="date">
            <text:p>7/31/2008</text:p>
          </table:table-cell>
          <table:table-cell table:style-name="ce9" office:value-type="float" office:value="1267.38" calcext:value-type="float">
            <text:p>1267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01" calcext:value-type="date">
            <text:p>8/1/2008</text:p>
          </table:table-cell>
          <table:table-cell table:style-name="ce9" office:value-type="float" office:value="1260.31" calcext:value-type="float">
            <text:p>1260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04" calcext:value-type="date">
            <text:p>8/4/2008</text:p>
          </table:table-cell>
          <table:table-cell table:style-name="ce9" office:value-type="float" office:value="1249.01" calcext:value-type="float">
            <text:p>1249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05" calcext:value-type="date">
            <text:p>8/5/2008</text:p>
          </table:table-cell>
          <table:table-cell table:style-name="ce9" office:value-type="float" office:value="1284.88" calcext:value-type="float">
            <text:p>1284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06" calcext:value-type="date">
            <text:p>8/6/2008</text:p>
          </table:table-cell>
          <table:table-cell table:style-name="ce9" office:value-type="float" office:value="1289.19" calcext:value-type="float">
            <text:p>1289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07" calcext:value-type="date">
            <text:p>8/7/2008</text:p>
          </table:table-cell>
          <table:table-cell table:style-name="ce9" office:value-type="float" office:value="1266.07" calcext:value-type="float">
            <text:p>1266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08" calcext:value-type="date">
            <text:p>8/8/2008</text:p>
          </table:table-cell>
          <table:table-cell table:style-name="ce9" office:value-type="float" office:value="1296.32" calcext:value-type="float">
            <text:p>1296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11" calcext:value-type="date">
            <text:p>8/11/2008</text:p>
          </table:table-cell>
          <table:table-cell table:style-name="ce9" office:value-type="float" office:value="1305.32" calcext:value-type="float">
            <text:p>1305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12" calcext:value-type="date">
            <text:p>8/12/2008</text:p>
          </table:table-cell>
          <table:table-cell table:style-name="ce9" office:value-type="float" office:value="1289.59" calcext:value-type="float">
            <text:p>1289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13" calcext:value-type="date">
            <text:p>8/13/2008</text:p>
          </table:table-cell>
          <table:table-cell table:style-name="ce9" office:value-type="float" office:value="1285.83" calcext:value-type="float">
            <text:p>1285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14" calcext:value-type="date">
            <text:p>8/14/2008</text:p>
          </table:table-cell>
          <table:table-cell table:style-name="ce9" office:value-type="float" office:value="1292.93" calcext:value-type="float">
            <text:p>1292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15" calcext:value-type="date">
            <text:p>8/15/2008</text:p>
          </table:table-cell>
          <table:table-cell table:style-name="ce9" office:value-type="float" office:value="1298.2" calcext:value-type="float">
            <text:p>1298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18" calcext:value-type="date">
            <text:p>8/18/2008</text:p>
          </table:table-cell>
          <table:table-cell table:style-name="ce9" office:value-type="float" office:value="1278.6" calcext:value-type="float">
            <text:p>1278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19" calcext:value-type="date">
            <text:p>8/19/2008</text:p>
          </table:table-cell>
          <table:table-cell table:style-name="ce9" office:value-type="float" office:value="1266.69" calcext:value-type="float">
            <text:p>1266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0" calcext:value-type="date">
            <text:p>8/20/2008</text:p>
          </table:table-cell>
          <table:table-cell table:style-name="ce9" office:value-type="float" office:value="1274.54" calcext:value-type="float">
            <text:p>1274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1" calcext:value-type="date">
            <text:p>8/21/2008</text:p>
          </table:table-cell>
          <table:table-cell table:style-name="ce9" office:value-type="float" office:value="1277.72" calcext:value-type="float">
            <text:p>1277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2" calcext:value-type="date">
            <text:p>8/22/2008</text:p>
          </table:table-cell>
          <table:table-cell table:style-name="ce9" office:value-type="float" office:value="1292.2" calcext:value-type="float">
            <text:p>1292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5" calcext:value-type="date">
            <text:p>8/25/2008</text:p>
          </table:table-cell>
          <table:table-cell table:style-name="ce9" office:value-type="float" office:value="1266.84" calcext:value-type="float">
            <text:p>1266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6" calcext:value-type="date">
            <text:p>8/26/2008</text:p>
          </table:table-cell>
          <table:table-cell table:style-name="ce9" office:value-type="float" office:value="1271.51" calcext:value-type="float">
            <text:p>1271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7" calcext:value-type="date">
            <text:p>8/27/2008</text:p>
          </table:table-cell>
          <table:table-cell table:style-name="ce9" office:value-type="float" office:value="1281.66" calcext:value-type="float">
            <text:p>1281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8" calcext:value-type="date">
            <text:p>8/28/2008</text:p>
          </table:table-cell>
          <table:table-cell table:style-name="ce9" office:value-type="float" office:value="1300.68" calcext:value-type="float">
            <text:p>1300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8-29" calcext:value-type="date">
            <text:p>8/29/2008</text:p>
          </table:table-cell>
          <table:table-cell table:style-name="ce9" office:value-type="float" office:value="1282.83" calcext:value-type="float">
            <text:p>128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01" calcext:value-type="date">
            <text:p>9/1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02" calcext:value-type="date">
            <text:p>9/2/2008</text:p>
          </table:table-cell>
          <table:table-cell table:style-name="ce9" office:value-type="float" office:value="1277.58" calcext:value-type="float">
            <text:p>1277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03" calcext:value-type="date">
            <text:p>9/3/2008</text:p>
          </table:table-cell>
          <table:table-cell table:style-name="ce9" office:value-type="float" office:value="1274.98" calcext:value-type="float">
            <text:p>1274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04" calcext:value-type="date">
            <text:p>9/4/2008</text:p>
          </table:table-cell>
          <table:table-cell table:style-name="ce9" office:value-type="float" office:value="1236.83" calcext:value-type="float">
            <text:p>1236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05" calcext:value-type="date">
            <text:p>9/5/2008</text:p>
          </table:table-cell>
          <table:table-cell table:style-name="ce9" office:value-type="float" office:value="1242.31" calcext:value-type="float">
            <text:p>1242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08" calcext:value-type="date">
            <text:p>9/8/2008</text:p>
          </table:table-cell>
          <table:table-cell table:style-name="ce9" office:value-type="float" office:value="1267.79" calcext:value-type="float">
            <text:p>1267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09" calcext:value-type="date">
            <text:p>9/9/2008</text:p>
          </table:table-cell>
          <table:table-cell table:style-name="ce9" office:value-type="float" office:value="1224.51" calcext:value-type="float">
            <text:p>1224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0" calcext:value-type="date">
            <text:p>9/10/2008</text:p>
          </table:table-cell>
          <table:table-cell table:style-name="ce9" office:value-type="float" office:value="1232.04" calcext:value-type="float">
            <text:p>1232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1" calcext:value-type="date">
            <text:p>9/11/2008</text:p>
          </table:table-cell>
          <table:table-cell table:style-name="ce9" office:value-type="float" office:value="1249.05" calcext:value-type="float">
            <text:p>1249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2" calcext:value-type="date">
            <text:p>9/12/2008</text:p>
          </table:table-cell>
          <table:table-cell table:style-name="ce9" office:value-type="float" office:value="1251.7" calcext:value-type="float">
            <text:p>1251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5" calcext:value-type="date">
            <text:p>9/15/2008</text:p>
          </table:table-cell>
          <table:table-cell table:style-name="ce9" office:value-type="float" office:value="1192.7" calcext:value-type="float">
            <text:p>1192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6" calcext:value-type="date">
            <text:p>9/16/2008</text:p>
          </table:table-cell>
          <table:table-cell table:style-name="ce9" office:value-type="float" office:value="1213.59" calcext:value-type="float">
            <text:p>1213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7" calcext:value-type="date">
            <text:p>9/17/2008</text:p>
          </table:table-cell>
          <table:table-cell table:style-name="ce9" office:value-type="float" office:value="1156.39" calcext:value-type="float">
            <text:p>1156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8" calcext:value-type="date">
            <text:p>9/18/2008</text:p>
          </table:table-cell>
          <table:table-cell table:style-name="ce9" office:value-type="float" office:value="1206.51" calcext:value-type="float">
            <text:p>1206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19" calcext:value-type="date">
            <text:p>9/19/2008</text:p>
          </table:table-cell>
          <table:table-cell table:style-name="ce9" office:value-type="float" office:value="1255.08" calcext:value-type="float">
            <text:p>1255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22" calcext:value-type="date">
            <text:p>9/22/2008</text:p>
          </table:table-cell>
          <table:table-cell table:style-name="ce9" office:value-type="float" office:value="1207.09" calcext:value-type="float">
            <text:p>1207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23" calcext:value-type="date">
            <text:p>9/23/2008</text:p>
          </table:table-cell>
          <table:table-cell table:style-name="ce9" office:value-type="float" office:value="1188.22" calcext:value-type="float">
            <text:p>1188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24" calcext:value-type="date">
            <text:p>9/24/2008</text:p>
          </table:table-cell>
          <table:table-cell table:style-name="ce9" office:value-type="float" office:value="1185.87" calcext:value-type="float">
            <text:p>1185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25" calcext:value-type="date">
            <text:p>9/25/2008</text:p>
          </table:table-cell>
          <table:table-cell table:style-name="ce9" office:value-type="float" office:value="1209.18" calcext:value-type="float">
            <text:p>1209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26" calcext:value-type="date">
            <text:p>9/26/2008</text:p>
          </table:table-cell>
          <table:table-cell table:style-name="ce9" office:value-type="float" office:value="1213.01" calcext:value-type="float">
            <text:p>1213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29" calcext:value-type="date">
            <text:p>9/29/2008</text:p>
          </table:table-cell>
          <table:table-cell table:style-name="ce9" office:value-type="float" office:value="1106.39" calcext:value-type="float">
            <text:p>1106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09-30" calcext:value-type="date">
            <text:p>9/30/2008</text:p>
          </table:table-cell>
          <table:table-cell table:style-name="ce9" office:value-type="float" office:value="1166.36" calcext:value-type="float">
            <text:p>1166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01" calcext:value-type="date">
            <text:p>10/1/2008</text:p>
          </table:table-cell>
          <table:table-cell table:style-name="ce9" office:value-type="float" office:value="1161.06" calcext:value-type="float">
            <text:p>1161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02" calcext:value-type="date">
            <text:p>10/2/2008</text:p>
          </table:table-cell>
          <table:table-cell table:style-name="ce9" office:value-type="float" office:value="1114.28" calcext:value-type="float">
            <text:p>1114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03" calcext:value-type="date">
            <text:p>10/3/2008</text:p>
          </table:table-cell>
          <table:table-cell table:style-name="ce9" office:value-type="float" office:value="1099.23" calcext:value-type="float">
            <text:p>1099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06" calcext:value-type="date">
            <text:p>10/6/2008</text:p>
          </table:table-cell>
          <table:table-cell table:style-name="ce9" office:value-type="float" office:value="1056.89" calcext:value-type="float">
            <text:p>1056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07" calcext:value-type="date">
            <text:p>10/7/2008</text:p>
          </table:table-cell>
          <table:table-cell table:style-name="ce9" office:value-type="float" office:value="996.23" calcext:value-type="float">
            <text:p>996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08" calcext:value-type="date">
            <text:p>10/8/2008</text:p>
          </table:table-cell>
          <table:table-cell table:style-name="ce9" office:value-type="float" office:value="984.94" calcext:value-type="float">
            <text:p>984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09" calcext:value-type="date">
            <text:p>10/9/2008</text:p>
          </table:table-cell>
          <table:table-cell table:style-name="ce9" office:value-type="float" office:value="909.92" calcext:value-type="float">
            <text:p>909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10" calcext:value-type="date">
            <text:p>10/10/2008</text:p>
          </table:table-cell>
          <table:table-cell table:style-name="ce9" office:value-type="float" office:value="899.22" calcext:value-type="float">
            <text:p>899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13" calcext:value-type="date">
            <text:p>10/13/2008</text:p>
          </table:table-cell>
          <table:table-cell table:style-name="ce9" office:value-type="float" office:value="1003.35" calcext:value-type="float">
            <text:p>1003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14" calcext:value-type="date">
            <text:p>10/14/2008</text:p>
          </table:table-cell>
          <table:table-cell table:style-name="ce9" office:value-type="float" office:value="998.01" calcext:value-type="float">
            <text:p>998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15" calcext:value-type="date">
            <text:p>10/15/2008</text:p>
          </table:table-cell>
          <table:table-cell table:style-name="ce9" office:value-type="float" office:value="907.84" calcext:value-type="float">
            <text:p>907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16" calcext:value-type="date">
            <text:p>10/16/2008</text:p>
          </table:table-cell>
          <table:table-cell table:style-name="ce9" office:value-type="float" office:value="946.43" calcext:value-type="float">
            <text:p>946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17" calcext:value-type="date">
            <text:p>10/17/2008</text:p>
          </table:table-cell>
          <table:table-cell table:style-name="ce9" office:value-type="float" office:value="940.55" calcext:value-type="float">
            <text:p>940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0" calcext:value-type="date">
            <text:p>10/20/2008</text:p>
          </table:table-cell>
          <table:table-cell table:style-name="ce9" office:value-type="float" office:value="985.4" calcext:value-type="float">
            <text:p>985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1" calcext:value-type="date">
            <text:p>10/21/2008</text:p>
          </table:table-cell>
          <table:table-cell table:style-name="ce9" office:value-type="float" office:value="955.05" calcext:value-type="float">
            <text:p>955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2" calcext:value-type="date">
            <text:p>10/22/2008</text:p>
          </table:table-cell>
          <table:table-cell table:style-name="ce9" office:value-type="float" office:value="896.78" calcext:value-type="float">
            <text:p>896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3" calcext:value-type="date">
            <text:p>10/23/2008</text:p>
          </table:table-cell>
          <table:table-cell table:style-name="ce9" office:value-type="float" office:value="908.11" calcext:value-type="float">
            <text:p>908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4" calcext:value-type="date">
            <text:p>10/24/2008</text:p>
          </table:table-cell>
          <table:table-cell table:style-name="ce9" office:value-type="float" office:value="876.77" calcext:value-type="float">
            <text:p>876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7" calcext:value-type="date">
            <text:p>10/27/2008</text:p>
          </table:table-cell>
          <table:table-cell table:style-name="ce9" office:value-type="float" office:value="848.92" calcext:value-type="float">
            <text:p>848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8" calcext:value-type="date">
            <text:p>10/28/2008</text:p>
          </table:table-cell>
          <table:table-cell table:style-name="ce9" office:value-type="float" office:value="940.51" calcext:value-type="float">
            <text:p>940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29" calcext:value-type="date">
            <text:p>10/29/2008</text:p>
          </table:table-cell>
          <table:table-cell table:style-name="ce9" office:value-type="float" office:value="930.09" calcext:value-type="float">
            <text:p>930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30" calcext:value-type="date">
            <text:p>10/30/2008</text:p>
          </table:table-cell>
          <table:table-cell table:style-name="ce9" office:value-type="float" office:value="954.09" calcext:value-type="float">
            <text:p>954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0-31" calcext:value-type="date">
            <text:p>10/31/2008</text:p>
          </table:table-cell>
          <table:table-cell table:style-name="ce9" office:value-type="float" office:value="968.75" calcext:value-type="float">
            <text:p>968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03" calcext:value-type="date">
            <text:p>11/3/2008</text:p>
          </table:table-cell>
          <table:table-cell table:style-name="ce9" office:value-type="float" office:value="966.3" calcext:value-type="float">
            <text:p>966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04" calcext:value-type="date">
            <text:p>11/4/2008</text:p>
          </table:table-cell>
          <table:table-cell table:style-name="ce9" office:value-type="float" office:value="1005.75" calcext:value-type="float">
            <text:p>1005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05" calcext:value-type="date">
            <text:p>11/5/2008</text:p>
          </table:table-cell>
          <table:table-cell table:style-name="ce9" office:value-type="float" office:value="952.77" calcext:value-type="float">
            <text:p>952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06" calcext:value-type="date">
            <text:p>11/6/2008</text:p>
          </table:table-cell>
          <table:table-cell table:style-name="ce9" office:value-type="float" office:value="904.88" calcext:value-type="float">
            <text:p>904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07" calcext:value-type="date">
            <text:p>11/7/2008</text:p>
          </table:table-cell>
          <table:table-cell table:style-name="ce9" office:value-type="float" office:value="930.99" calcext:value-type="float">
            <text:p>930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0" calcext:value-type="date">
            <text:p>11/10/2008</text:p>
          </table:table-cell>
          <table:table-cell table:style-name="ce9" office:value-type="float" office:value="919.21" calcext:value-type="float">
            <text:p>919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1" calcext:value-type="date">
            <text:p>11/11/2008</text:p>
          </table:table-cell>
          <table:table-cell table:style-name="ce9" office:value-type="float" office:value="898.95" calcext:value-type="float">
            <text:p>898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2" calcext:value-type="date">
            <text:p>11/12/2008</text:p>
          </table:table-cell>
          <table:table-cell table:style-name="ce9" office:value-type="float" office:value="852.3" calcext:value-type="float">
            <text:p>852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3" calcext:value-type="date">
            <text:p>11/13/2008</text:p>
          </table:table-cell>
          <table:table-cell table:style-name="ce9" office:value-type="float" office:value="911.29" calcext:value-type="float">
            <text:p>911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4" calcext:value-type="date">
            <text:p>11/14/2008</text:p>
          </table:table-cell>
          <table:table-cell table:style-name="ce9" office:value-type="float" office:value="873.29" calcext:value-type="float">
            <text:p>873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7" calcext:value-type="date">
            <text:p>11/17/2008</text:p>
          </table:table-cell>
          <table:table-cell table:style-name="ce9" office:value-type="float" office:value="850.75" calcext:value-type="float">
            <text:p>850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8" calcext:value-type="date">
            <text:p>11/18/2008</text:p>
          </table:table-cell>
          <table:table-cell table:style-name="ce9" office:value-type="float" office:value="859.12" calcext:value-type="float">
            <text:p>859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19" calcext:value-type="date">
            <text:p>11/19/2008</text:p>
          </table:table-cell>
          <table:table-cell table:style-name="ce9" office:value-type="float" office:value="806.58" calcext:value-type="float">
            <text:p>806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20" calcext:value-type="date">
            <text:p>11/20/2008</text:p>
          </table:table-cell>
          <table:table-cell table:style-name="ce9" office:value-type="float" office:value="752.44" calcext:value-type="float">
            <text:p>752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21" calcext:value-type="date">
            <text:p>11/21/2008</text:p>
          </table:table-cell>
          <table:table-cell table:style-name="ce9" office:value-type="float" office:value="800.03" calcext:value-type="float">
            <text:p>800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24" calcext:value-type="date">
            <text:p>11/24/2008</text:p>
          </table:table-cell>
          <table:table-cell table:style-name="ce9" office:value-type="float" office:value="851.81" calcext:value-type="float">
            <text:p>851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25" calcext:value-type="date">
            <text:p>11/25/2008</text:p>
          </table:table-cell>
          <table:table-cell table:style-name="ce9" office:value-type="float" office:value="857.39" calcext:value-type="float">
            <text:p>857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26" calcext:value-type="date">
            <text:p>11/26/2008</text:p>
          </table:table-cell>
          <table:table-cell table:style-name="ce9" office:value-type="float" office:value="887.68" calcext:value-type="float">
            <text:p>887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27" calcext:value-type="date">
            <text:p>11/27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1-28" calcext:value-type="date">
            <text:p>11/28/2008</text:p>
          </table:table-cell>
          <table:table-cell table:style-name="ce9" office:value-type="float" office:value="896.24" calcext:value-type="float">
            <text:p>896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01" calcext:value-type="date">
            <text:p>12/1/2008</text:p>
          </table:table-cell>
          <table:table-cell table:style-name="ce9" office:value-type="float" office:value="816.21" calcext:value-type="float">
            <text:p>816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02" calcext:value-type="date">
            <text:p>12/2/2008</text:p>
          </table:table-cell>
          <table:table-cell table:style-name="ce9" office:value-type="float" office:value="848.81" calcext:value-type="float">
            <text:p>848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03" calcext:value-type="date">
            <text:p>12/3/2008</text:p>
          </table:table-cell>
          <table:table-cell table:style-name="ce9" office:value-type="float" office:value="870.74" calcext:value-type="float">
            <text:p>870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04" calcext:value-type="date">
            <text:p>12/4/2008</text:p>
          </table:table-cell>
          <table:table-cell table:style-name="ce9" office:value-type="float" office:value="845.22" calcext:value-type="float">
            <text:p>845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05" calcext:value-type="date">
            <text:p>12/5/2008</text:p>
          </table:table-cell>
          <table:table-cell table:style-name="ce9" office:value-type="float" office:value="876.07" calcext:value-type="float">
            <text:p>876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08" calcext:value-type="date">
            <text:p>12/8/2008</text:p>
          </table:table-cell>
          <table:table-cell table:style-name="ce9" office:value-type="float" office:value="909.7" calcext:value-type="float">
            <text:p>909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09" calcext:value-type="date">
            <text:p>12/9/2008</text:p>
          </table:table-cell>
          <table:table-cell table:style-name="ce9" office:value-type="float" office:value="888.67" calcext:value-type="float">
            <text:p>888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0" calcext:value-type="date">
            <text:p>12/10/2008</text:p>
          </table:table-cell>
          <table:table-cell table:style-name="ce9" office:value-type="float" office:value="899.24" calcext:value-type="float">
            <text:p>899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1" calcext:value-type="date">
            <text:p>12/11/2008</text:p>
          </table:table-cell>
          <table:table-cell table:style-name="ce9" office:value-type="float" office:value="873.59" calcext:value-type="float">
            <text:p>873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2" calcext:value-type="date">
            <text:p>12/12/2008</text:p>
          </table:table-cell>
          <table:table-cell table:style-name="ce9" office:value-type="float" office:value="879.73" calcext:value-type="float">
            <text:p>879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5" calcext:value-type="date">
            <text:p>12/15/2008</text:p>
          </table:table-cell>
          <table:table-cell table:style-name="ce9" office:value-type="float" office:value="868.57" calcext:value-type="float">
            <text:p>868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6" calcext:value-type="date">
            <text:p>12/16/2008</text:p>
          </table:table-cell>
          <table:table-cell table:style-name="ce9" office:value-type="float" office:value="913.18" calcext:value-type="float">
            <text:p>913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7" calcext:value-type="date">
            <text:p>12/17/2008</text:p>
          </table:table-cell>
          <table:table-cell table:style-name="ce9" office:value-type="float" office:value="904.42" calcext:value-type="float">
            <text:p>904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8" calcext:value-type="date">
            <text:p>12/18/2008</text:p>
          </table:table-cell>
          <table:table-cell table:style-name="ce9" office:value-type="float" office:value="885.28" calcext:value-type="float">
            <text:p>885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19" calcext:value-type="date">
            <text:p>12/19/2008</text:p>
          </table:table-cell>
          <table:table-cell table:style-name="ce9" office:value-type="float" office:value="887.88" calcext:value-type="float">
            <text:p>887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22" calcext:value-type="date">
            <text:p>12/22/2008</text:p>
          </table:table-cell>
          <table:table-cell table:style-name="ce9" office:value-type="float" office:value="871.63" calcext:value-type="float">
            <text:p>871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23" calcext:value-type="date">
            <text:p>12/23/2008</text:p>
          </table:table-cell>
          <table:table-cell table:style-name="ce9" office:value-type="float" office:value="863.16" calcext:value-type="float">
            <text:p>863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24" calcext:value-type="date">
            <text:p>12/24/2008</text:p>
          </table:table-cell>
          <table:table-cell table:style-name="ce9" office:value-type="float" office:value="868.15" calcext:value-type="float">
            <text:p>868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25" calcext:value-type="date">
            <text:p>12/25/2008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26" calcext:value-type="date">
            <text:p>12/26/2008</text:p>
          </table:table-cell>
          <table:table-cell table:style-name="ce9" office:value-type="float" office:value="872.8" calcext:value-type="float">
            <text:p>872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29" calcext:value-type="date">
            <text:p>12/29/2008</text:p>
          </table:table-cell>
          <table:table-cell table:style-name="ce9" office:value-type="float" office:value="869.42" calcext:value-type="float">
            <text:p>869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30" calcext:value-type="date">
            <text:p>12/30/2008</text:p>
          </table:table-cell>
          <table:table-cell table:style-name="ce9" office:value-type="float" office:value="890.64" calcext:value-type="float">
            <text:p>890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8-12-31" calcext:value-type="date">
            <text:p>12/31/2008</text:p>
          </table:table-cell>
          <table:table-cell table:style-name="ce9" office:value-type="float" office:value="903.25" calcext:value-type="float">
            <text:p>903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01" calcext:value-type="date">
            <text:p>1/1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02" calcext:value-type="date">
            <text:p>1/2/2009</text:p>
          </table:table-cell>
          <table:table-cell table:style-name="ce9" office:value-type="float" office:value="931.8" calcext:value-type="float">
            <text:p>931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05" calcext:value-type="date">
            <text:p>1/5/2009</text:p>
          </table:table-cell>
          <table:table-cell table:style-name="ce9" office:value-type="float" office:value="927.45" calcext:value-type="float">
            <text:p>927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06" calcext:value-type="date">
            <text:p>1/6/2009</text:p>
          </table:table-cell>
          <table:table-cell table:style-name="ce9" office:value-type="float" office:value="934.7" calcext:value-type="float">
            <text:p>934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07" calcext:value-type="date">
            <text:p>1/7/2009</text:p>
          </table:table-cell>
          <table:table-cell table:style-name="ce9" office:value-type="float" office:value="906.65" calcext:value-type="float">
            <text:p>906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08" calcext:value-type="date">
            <text:p>1/8/2009</text:p>
          </table:table-cell>
          <table:table-cell table:style-name="ce9" office:value-type="float" office:value="909.73" calcext:value-type="float">
            <text:p>909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09" calcext:value-type="date">
            <text:p>1/9/2009</text:p>
          </table:table-cell>
          <table:table-cell table:style-name="ce9" office:value-type="float" office:value="890.35" calcext:value-type="float">
            <text:p>890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12" calcext:value-type="date">
            <text:p>1/12/2009</text:p>
          </table:table-cell>
          <table:table-cell table:style-name="ce9" office:value-type="float" office:value="870.26" calcext:value-type="float">
            <text:p>870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13" calcext:value-type="date">
            <text:p>1/13/2009</text:p>
          </table:table-cell>
          <table:table-cell table:style-name="ce9" office:value-type="float" office:value="871.79" calcext:value-type="float">
            <text:p>871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14" calcext:value-type="date">
            <text:p>1/14/2009</text:p>
          </table:table-cell>
          <table:table-cell table:style-name="ce9" office:value-type="float" office:value="842.62" calcext:value-type="float">
            <text:p>842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15" calcext:value-type="date">
            <text:p>1/15/2009</text:p>
          </table:table-cell>
          <table:table-cell table:style-name="ce9" office:value-type="float" office:value="843.74" calcext:value-type="float">
            <text:p>843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16" calcext:value-type="date">
            <text:p>1/16/2009</text:p>
          </table:table-cell>
          <table:table-cell table:style-name="ce9" office:value-type="float" office:value="850.12" calcext:value-type="float">
            <text:p>850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19" calcext:value-type="date">
            <text:p>1/19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0" calcext:value-type="date">
            <text:p>1/20/2009</text:p>
          </table:table-cell>
          <table:table-cell table:style-name="ce9" office:value-type="float" office:value="805.22" calcext:value-type="float">
            <text:p>805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1" calcext:value-type="date">
            <text:p>1/21/2009</text:p>
          </table:table-cell>
          <table:table-cell table:style-name="ce9" office:value-type="float" office:value="840.24" calcext:value-type="float">
            <text:p>840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2" calcext:value-type="date">
            <text:p>1/22/2009</text:p>
          </table:table-cell>
          <table:table-cell table:style-name="ce9" office:value-type="float" office:value="827.5" calcext:value-type="float">
            <text:p>827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3" calcext:value-type="date">
            <text:p>1/23/2009</text:p>
          </table:table-cell>
          <table:table-cell table:style-name="ce9" office:value-type="float" office:value="831.95" calcext:value-type="float">
            <text:p>831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6" calcext:value-type="date">
            <text:p>1/26/2009</text:p>
          </table:table-cell>
          <table:table-cell table:style-name="ce9" office:value-type="float" office:value="836.57" calcext:value-type="float">
            <text:p>836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7" calcext:value-type="date">
            <text:p>1/27/2009</text:p>
          </table:table-cell>
          <table:table-cell table:style-name="ce9" office:value-type="float" office:value="845.71" calcext:value-type="float">
            <text:p>845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8" calcext:value-type="date">
            <text:p>1/28/2009</text:p>
          </table:table-cell>
          <table:table-cell table:style-name="ce9" office:value-type="float" office:value="874.09" calcext:value-type="float">
            <text:p>874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29" calcext:value-type="date">
            <text:p>1/29/2009</text:p>
          </table:table-cell>
          <table:table-cell table:style-name="ce9" office:value-type="float" office:value="845.14" calcext:value-type="float">
            <text:p>845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1-30" calcext:value-type="date">
            <text:p>1/30/2009</text:p>
          </table:table-cell>
          <table:table-cell table:style-name="ce9" office:value-type="float" office:value="825.88" calcext:value-type="float">
            <text:p>825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02" calcext:value-type="date">
            <text:p>2/2/2009</text:p>
          </table:table-cell>
          <table:table-cell table:style-name="ce9" office:value-type="float" office:value="825.44" calcext:value-type="float">
            <text:p>825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03" calcext:value-type="date">
            <text:p>2/3/2009</text:p>
          </table:table-cell>
          <table:table-cell table:style-name="ce9" office:value-type="float" office:value="838.51" calcext:value-type="float">
            <text:p>838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04" calcext:value-type="date">
            <text:p>2/4/2009</text:p>
          </table:table-cell>
          <table:table-cell table:style-name="ce9" office:value-type="float" office:value="832.23" calcext:value-type="float">
            <text:p>832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05" calcext:value-type="date">
            <text:p>2/5/2009</text:p>
          </table:table-cell>
          <table:table-cell table:style-name="ce9" office:value-type="float" office:value="845.85" calcext:value-type="float">
            <text:p>845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06" calcext:value-type="date">
            <text:p>2/6/2009</text:p>
          </table:table-cell>
          <table:table-cell table:style-name="ce9" office:value-type="float" office:value="868.6" calcext:value-type="float">
            <text:p>868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09" calcext:value-type="date">
            <text:p>2/9/2009</text:p>
          </table:table-cell>
          <table:table-cell table:style-name="ce9" office:value-type="float" office:value="869.89" calcext:value-type="float">
            <text:p>869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0" calcext:value-type="date">
            <text:p>2/10/2009</text:p>
          </table:table-cell>
          <table:table-cell table:style-name="ce9" office:value-type="float" office:value="827.16" calcext:value-type="float">
            <text:p>827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1" calcext:value-type="date">
            <text:p>2/11/2009</text:p>
          </table:table-cell>
          <table:table-cell table:style-name="ce9" office:value-type="float" office:value="833.74" calcext:value-type="float">
            <text:p>833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2" calcext:value-type="date">
            <text:p>2/12/2009</text:p>
          </table:table-cell>
          <table:table-cell table:style-name="ce9" office:value-type="float" office:value="835.19" calcext:value-type="float">
            <text:p>835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3" calcext:value-type="date">
            <text:p>2/13/2009</text:p>
          </table:table-cell>
          <table:table-cell table:style-name="ce9" office:value-type="float" office:value="826.84" calcext:value-type="float">
            <text:p>826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6" calcext:value-type="date">
            <text:p>2/16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7" calcext:value-type="date">
            <text:p>2/17/2009</text:p>
          </table:table-cell>
          <table:table-cell table:style-name="ce9" office:value-type="float" office:value="789.17" calcext:value-type="float">
            <text:p>789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8" calcext:value-type="date">
            <text:p>2/18/2009</text:p>
          </table:table-cell>
          <table:table-cell table:style-name="ce9" office:value-type="float" office:value="788.42" calcext:value-type="float">
            <text:p>788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19" calcext:value-type="date">
            <text:p>2/19/2009</text:p>
          </table:table-cell>
          <table:table-cell table:style-name="ce9" office:value-type="float" office:value="778.94" calcext:value-type="float">
            <text:p>778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20" calcext:value-type="date">
            <text:p>2/20/2009</text:p>
          </table:table-cell>
          <table:table-cell table:style-name="ce9" office:value-type="float" office:value="770.05" calcext:value-type="float">
            <text:p>770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23" calcext:value-type="date">
            <text:p>2/23/2009</text:p>
          </table:table-cell>
          <table:table-cell table:style-name="ce9" office:value-type="float" office:value="743.33" calcext:value-type="float">
            <text:p>743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24" calcext:value-type="date">
            <text:p>2/24/2009</text:p>
          </table:table-cell>
          <table:table-cell table:style-name="ce9" office:value-type="float" office:value="773.14" calcext:value-type="float">
            <text:p>773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25" calcext:value-type="date">
            <text:p>2/25/2009</text:p>
          </table:table-cell>
          <table:table-cell table:style-name="ce9" office:value-type="float" office:value="764.9" calcext:value-type="float">
            <text:p>764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26" calcext:value-type="date">
            <text:p>2/26/2009</text:p>
          </table:table-cell>
          <table:table-cell table:style-name="ce9" office:value-type="float" office:value="752.83" calcext:value-type="float">
            <text:p>75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2-27" calcext:value-type="date">
            <text:p>2/27/2009</text:p>
          </table:table-cell>
          <table:table-cell table:style-name="ce9" office:value-type="float" office:value="735.09" calcext:value-type="float">
            <text:p>735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02" calcext:value-type="date">
            <text:p>3/2/2009</text:p>
          </table:table-cell>
          <table:table-cell table:style-name="ce9" office:value-type="float" office:value="700.82" calcext:value-type="float">
            <text:p>700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03" calcext:value-type="date">
            <text:p>3/3/2009</text:p>
          </table:table-cell>
          <table:table-cell table:style-name="ce9" office:value-type="float" office:value="696.33" calcext:value-type="float">
            <text:p>696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04" calcext:value-type="date">
            <text:p>3/4/2009</text:p>
          </table:table-cell>
          <table:table-cell table:style-name="ce9" office:value-type="float" office:value="712.87" calcext:value-type="float">
            <text:p>712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05" calcext:value-type="date">
            <text:p>3/5/2009</text:p>
          </table:table-cell>
          <table:table-cell table:style-name="ce9" office:value-type="float" office:value="682.55" calcext:value-type="float">
            <text:p>682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06" calcext:value-type="date">
            <text:p>3/6/2009</text:p>
          </table:table-cell>
          <table:table-cell table:style-name="ce9" office:value-type="float" office:value="683.38" calcext:value-type="float">
            <text:p>683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09" calcext:value-type="date">
            <text:p>3/9/2009</text:p>
          </table:table-cell>
          <table:table-cell table:style-name="ce9" office:value-type="float" office:value="676.53" calcext:value-type="float">
            <text:p>676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0" calcext:value-type="date">
            <text:p>3/10/2009</text:p>
          </table:table-cell>
          <table:table-cell table:style-name="ce9" office:value-type="float" office:value="719.6" calcext:value-type="float">
            <text:p>719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1" calcext:value-type="date">
            <text:p>3/11/2009</text:p>
          </table:table-cell>
          <table:table-cell table:style-name="ce9" office:value-type="float" office:value="721.36" calcext:value-type="float">
            <text:p>721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2" calcext:value-type="date">
            <text:p>3/12/2009</text:p>
          </table:table-cell>
          <table:table-cell table:style-name="ce9" office:value-type="float" office:value="750.74" calcext:value-type="float">
            <text:p>750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3" calcext:value-type="date">
            <text:p>3/13/2009</text:p>
          </table:table-cell>
          <table:table-cell table:style-name="ce9" office:value-type="float" office:value="756.55" calcext:value-type="float">
            <text:p>756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6" calcext:value-type="date">
            <text:p>3/16/2009</text:p>
          </table:table-cell>
          <table:table-cell table:style-name="ce9" office:value-type="float" office:value="753.89" calcext:value-type="float">
            <text:p>753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7" calcext:value-type="date">
            <text:p>3/17/2009</text:p>
          </table:table-cell>
          <table:table-cell table:style-name="ce9" office:value-type="float" office:value="778.12" calcext:value-type="float">
            <text:p>778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8" calcext:value-type="date">
            <text:p>3/18/2009</text:p>
          </table:table-cell>
          <table:table-cell table:style-name="ce9" office:value-type="float" office:value="794.35" calcext:value-type="float">
            <text:p>794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19" calcext:value-type="date">
            <text:p>3/19/2009</text:p>
          </table:table-cell>
          <table:table-cell table:style-name="ce9" office:value-type="float" office:value="784.04" calcext:value-type="float">
            <text:p>784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20" calcext:value-type="date">
            <text:p>3/20/2009</text:p>
          </table:table-cell>
          <table:table-cell table:style-name="ce9" office:value-type="float" office:value="768.54" calcext:value-type="float">
            <text:p>768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23" calcext:value-type="date">
            <text:p>3/23/2009</text:p>
          </table:table-cell>
          <table:table-cell table:style-name="ce9" office:value-type="float" office:value="822.92" calcext:value-type="float">
            <text:p>822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24" calcext:value-type="date">
            <text:p>3/24/2009</text:p>
          </table:table-cell>
          <table:table-cell table:style-name="ce9" office:value-type="float" office:value="806.12" calcext:value-type="float">
            <text:p>806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25" calcext:value-type="date">
            <text:p>3/25/2009</text:p>
          </table:table-cell>
          <table:table-cell table:style-name="ce9" office:value-type="float" office:value="813.88" calcext:value-type="float">
            <text:p>813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26" calcext:value-type="date">
            <text:p>3/26/2009</text:p>
          </table:table-cell>
          <table:table-cell table:style-name="ce9" office:value-type="float" office:value="832.86" calcext:value-type="float">
            <text:p>832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27" calcext:value-type="date">
            <text:p>3/27/2009</text:p>
          </table:table-cell>
          <table:table-cell table:style-name="ce9" office:value-type="float" office:value="815.94" calcext:value-type="float">
            <text:p>815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30" calcext:value-type="date">
            <text:p>3/30/2009</text:p>
          </table:table-cell>
          <table:table-cell table:style-name="ce9" office:value-type="float" office:value="787.53" calcext:value-type="float">
            <text:p>787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3-31" calcext:value-type="date">
            <text:p>3/31/2009</text:p>
          </table:table-cell>
          <table:table-cell table:style-name="ce9" office:value-type="float" office:value="797.87" calcext:value-type="float">
            <text:p>797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01" calcext:value-type="date">
            <text:p>4/1/2009</text:p>
          </table:table-cell>
          <table:table-cell table:style-name="ce9" office:value-type="float" office:value="811.08" calcext:value-type="float">
            <text:p>811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02" calcext:value-type="date">
            <text:p>4/2/2009</text:p>
          </table:table-cell>
          <table:table-cell table:style-name="ce9" office:value-type="float" office:value="834.38" calcext:value-type="float">
            <text:p>834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03" calcext:value-type="date">
            <text:p>4/3/2009</text:p>
          </table:table-cell>
          <table:table-cell table:style-name="ce9" office:value-type="float" office:value="842.5" calcext:value-type="float">
            <text:p>842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06" calcext:value-type="date">
            <text:p>4/6/2009</text:p>
          </table:table-cell>
          <table:table-cell table:style-name="ce9" office:value-type="float" office:value="835.48" calcext:value-type="float">
            <text:p>835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07" calcext:value-type="date">
            <text:p>4/7/2009</text:p>
          </table:table-cell>
          <table:table-cell table:style-name="ce9" office:value-type="float" office:value="815.55" calcext:value-type="float">
            <text:p>815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08" calcext:value-type="date">
            <text:p>4/8/2009</text:p>
          </table:table-cell>
          <table:table-cell table:style-name="ce9" office:value-type="float" office:value="825.16" calcext:value-type="float">
            <text:p>825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09" calcext:value-type="date">
            <text:p>4/9/2009</text:p>
          </table:table-cell>
          <table:table-cell table:style-name="ce9" office:value-type="float" office:value="856.56" calcext:value-type="float">
            <text:p>856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10" calcext:value-type="date">
            <text:p>4/10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13" calcext:value-type="date">
            <text:p>4/13/2009</text:p>
          </table:table-cell>
          <table:table-cell table:style-name="ce9" office:value-type="float" office:value="858.73" calcext:value-type="float">
            <text:p>858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14" calcext:value-type="date">
            <text:p>4/14/2009</text:p>
          </table:table-cell>
          <table:table-cell table:style-name="ce9" office:value-type="float" office:value="841.5" calcext:value-type="float">
            <text:p>841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15" calcext:value-type="date">
            <text:p>4/15/2009</text:p>
          </table:table-cell>
          <table:table-cell table:style-name="ce9" office:value-type="float" office:value="852.06" calcext:value-type="float">
            <text:p>852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16" calcext:value-type="date">
            <text:p>4/16/2009</text:p>
          </table:table-cell>
          <table:table-cell table:style-name="ce9" office:value-type="float" office:value="865.3" calcext:value-type="float">
            <text:p>865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17" calcext:value-type="date">
            <text:p>4/17/2009</text:p>
          </table:table-cell>
          <table:table-cell table:style-name="ce9" office:value-type="float" office:value="869.6" calcext:value-type="float">
            <text:p>869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0" calcext:value-type="date">
            <text:p>4/20/2009</text:p>
          </table:table-cell>
          <table:table-cell table:style-name="ce9" office:value-type="float" office:value="832.39" calcext:value-type="float">
            <text:p>832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1" calcext:value-type="date">
            <text:p>4/21/2009</text:p>
          </table:table-cell>
          <table:table-cell table:style-name="ce9" office:value-type="float" office:value="850.08" calcext:value-type="float">
            <text:p>850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2" calcext:value-type="date">
            <text:p>4/22/2009</text:p>
          </table:table-cell>
          <table:table-cell table:style-name="ce9" office:value-type="float" office:value="843.55" calcext:value-type="float">
            <text:p>843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3" calcext:value-type="date">
            <text:p>4/23/2009</text:p>
          </table:table-cell>
          <table:table-cell table:style-name="ce9" office:value-type="float" office:value="851.92" calcext:value-type="float">
            <text:p>851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4" calcext:value-type="date">
            <text:p>4/24/2009</text:p>
          </table:table-cell>
          <table:table-cell table:style-name="ce9" office:value-type="float" office:value="866.23" calcext:value-type="float">
            <text:p>866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7" calcext:value-type="date">
            <text:p>4/27/2009</text:p>
          </table:table-cell>
          <table:table-cell table:style-name="ce9" office:value-type="float" office:value="857.51" calcext:value-type="float">
            <text:p>857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8" calcext:value-type="date">
            <text:p>4/28/2009</text:p>
          </table:table-cell>
          <table:table-cell table:style-name="ce9" office:value-type="float" office:value="855.16" calcext:value-type="float">
            <text:p>855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29" calcext:value-type="date">
            <text:p>4/29/2009</text:p>
          </table:table-cell>
          <table:table-cell table:style-name="ce9" office:value-type="float" office:value="873.64" calcext:value-type="float">
            <text:p>873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4-30" calcext:value-type="date">
            <text:p>4/30/2009</text:p>
          </table:table-cell>
          <table:table-cell table:style-name="ce9" office:value-type="float" office:value="872.81" calcext:value-type="float">
            <text:p>872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01" calcext:value-type="date">
            <text:p>5/1/2009</text:p>
          </table:table-cell>
          <table:table-cell table:style-name="ce9" office:value-type="float" office:value="877.52" calcext:value-type="float">
            <text:p>877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04" calcext:value-type="date">
            <text:p>5/4/2009</text:p>
          </table:table-cell>
          <table:table-cell table:style-name="ce9" office:value-type="float" office:value="907.24" calcext:value-type="float">
            <text:p>907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05" calcext:value-type="date">
            <text:p>5/5/2009</text:p>
          </table:table-cell>
          <table:table-cell table:style-name="ce9" office:value-type="float" office:value="903.8" calcext:value-type="float">
            <text:p>903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06" calcext:value-type="date">
            <text:p>5/6/2009</text:p>
          </table:table-cell>
          <table:table-cell table:style-name="ce9" office:value-type="float" office:value="919.53" calcext:value-type="float">
            <text:p>919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07" calcext:value-type="date">
            <text:p>5/7/2009</text:p>
          </table:table-cell>
          <table:table-cell table:style-name="ce9" office:value-type="float" office:value="907.39" calcext:value-type="float">
            <text:p>907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08" calcext:value-type="date">
            <text:p>5/8/2009</text:p>
          </table:table-cell>
          <table:table-cell table:style-name="ce9" office:value-type="float" office:value="929.23" calcext:value-type="float">
            <text:p>929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11" calcext:value-type="date">
            <text:p>5/11/2009</text:p>
          </table:table-cell>
          <table:table-cell table:style-name="ce9" office:value-type="float" office:value="909.24" calcext:value-type="float">
            <text:p>909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12" calcext:value-type="date">
            <text:p>5/12/2009</text:p>
          </table:table-cell>
          <table:table-cell table:style-name="ce9" office:value-type="float" office:value="908.35" calcext:value-type="float">
            <text:p>908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13" calcext:value-type="date">
            <text:p>5/13/2009</text:p>
          </table:table-cell>
          <table:table-cell table:style-name="ce9" office:value-type="float" office:value="883.92" calcext:value-type="float">
            <text:p>883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14" calcext:value-type="date">
            <text:p>5/14/2009</text:p>
          </table:table-cell>
          <table:table-cell table:style-name="ce9" office:value-type="float" office:value="893.07" calcext:value-type="float">
            <text:p>893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15" calcext:value-type="date">
            <text:p>5/15/2009</text:p>
          </table:table-cell>
          <table:table-cell table:style-name="ce9" office:value-type="float" office:value="882.88" calcext:value-type="float">
            <text:p>882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18" calcext:value-type="date">
            <text:p>5/18/2009</text:p>
          </table:table-cell>
          <table:table-cell table:style-name="ce9" office:value-type="float" office:value="909.71" calcext:value-type="float">
            <text:p>909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19" calcext:value-type="date">
            <text:p>5/19/2009</text:p>
          </table:table-cell>
          <table:table-cell table:style-name="ce9" office:value-type="float" office:value="908.13" calcext:value-type="float">
            <text:p>908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0" calcext:value-type="date">
            <text:p>5/20/2009</text:p>
          </table:table-cell>
          <table:table-cell table:style-name="ce9" office:value-type="float" office:value="903.47" calcext:value-type="float">
            <text:p>903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1" calcext:value-type="date">
            <text:p>5/21/2009</text:p>
          </table:table-cell>
          <table:table-cell table:style-name="ce9" office:value-type="float" office:value="888.33" calcext:value-type="float">
            <text:p>888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2" calcext:value-type="date">
            <text:p>5/22/2009</text:p>
          </table:table-cell>
          <table:table-cell table:style-name="ce9" office:value-type="float" office:value="887" calcext:value-type="float">
            <text:p>8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5" calcext:value-type="date">
            <text:p>5/25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6" calcext:value-type="date">
            <text:p>5/26/2009</text:p>
          </table:table-cell>
          <table:table-cell table:style-name="ce9" office:value-type="float" office:value="910.33" calcext:value-type="float">
            <text:p>910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7" calcext:value-type="date">
            <text:p>5/27/2009</text:p>
          </table:table-cell>
          <table:table-cell table:style-name="ce9" office:value-type="float" office:value="893.06" calcext:value-type="float">
            <text:p>893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8" calcext:value-type="date">
            <text:p>5/28/2009</text:p>
          </table:table-cell>
          <table:table-cell table:style-name="ce9" office:value-type="float" office:value="906.83" calcext:value-type="float">
            <text:p>906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5-29" calcext:value-type="date">
            <text:p>5/29/2009</text:p>
          </table:table-cell>
          <table:table-cell table:style-name="ce9" office:value-type="float" office:value="919.14" calcext:value-type="float">
            <text:p>919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01" calcext:value-type="date">
            <text:p>6/1/2009</text:p>
          </table:table-cell>
          <table:table-cell table:style-name="ce9" office:value-type="float" office:value="942.87" calcext:value-type="float">
            <text:p>942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02" calcext:value-type="date">
            <text:p>6/2/2009</text:p>
          </table:table-cell>
          <table:table-cell table:style-name="ce9" office:value-type="float" office:value="944.74" calcext:value-type="float">
            <text:p>944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03" calcext:value-type="date">
            <text:p>6/3/2009</text:p>
          </table:table-cell>
          <table:table-cell table:style-name="ce9" office:value-type="float" office:value="931.76" calcext:value-type="float">
            <text:p>931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04" calcext:value-type="date">
            <text:p>6/4/2009</text:p>
          </table:table-cell>
          <table:table-cell table:style-name="ce9" office:value-type="float" office:value="942.46" calcext:value-type="float">
            <text:p>942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05" calcext:value-type="date">
            <text:p>6/5/2009</text:p>
          </table:table-cell>
          <table:table-cell table:style-name="ce9" office:value-type="float" office:value="940.09" calcext:value-type="float">
            <text:p>940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08" calcext:value-type="date">
            <text:p>6/8/2009</text:p>
          </table:table-cell>
          <table:table-cell table:style-name="ce9" office:value-type="float" office:value="939.14" calcext:value-type="float">
            <text:p>939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09" calcext:value-type="date">
            <text:p>6/9/2009</text:p>
          </table:table-cell>
          <table:table-cell table:style-name="ce9" office:value-type="float" office:value="942.43" calcext:value-type="float">
            <text:p>942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0" calcext:value-type="date">
            <text:p>6/10/2009</text:p>
          </table:table-cell>
          <table:table-cell table:style-name="ce9" office:value-type="float" office:value="939.15" calcext:value-type="float">
            <text:p>939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1" calcext:value-type="date">
            <text:p>6/11/2009</text:p>
          </table:table-cell>
          <table:table-cell table:style-name="ce9" office:value-type="float" office:value="944.89" calcext:value-type="float">
            <text:p>944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2" calcext:value-type="date">
            <text:p>6/12/2009</text:p>
          </table:table-cell>
          <table:table-cell table:style-name="ce9" office:value-type="float" office:value="946.21" calcext:value-type="float">
            <text:p>946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5" calcext:value-type="date">
            <text:p>6/15/2009</text:p>
          </table:table-cell>
          <table:table-cell table:style-name="ce9" office:value-type="float" office:value="923.72" calcext:value-type="float">
            <text:p>923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6" calcext:value-type="date">
            <text:p>6/16/2009</text:p>
          </table:table-cell>
          <table:table-cell table:style-name="ce9" office:value-type="float" office:value="911.97" calcext:value-type="float">
            <text:p>911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7" calcext:value-type="date">
            <text:p>6/17/2009</text:p>
          </table:table-cell>
          <table:table-cell table:style-name="ce9" office:value-type="float" office:value="910.71" calcext:value-type="float">
            <text:p>910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8" calcext:value-type="date">
            <text:p>6/18/2009</text:p>
          </table:table-cell>
          <table:table-cell table:style-name="ce9" office:value-type="float" office:value="918.37" calcext:value-type="float">
            <text:p>918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19" calcext:value-type="date">
            <text:p>6/19/2009</text:p>
          </table:table-cell>
          <table:table-cell table:style-name="ce9" office:value-type="float" office:value="921.23" calcext:value-type="float">
            <text:p>921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22" calcext:value-type="date">
            <text:p>6/22/2009</text:p>
          </table:table-cell>
          <table:table-cell table:style-name="ce9" office:value-type="float" office:value="893.04" calcext:value-type="float">
            <text:p>893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23" calcext:value-type="date">
            <text:p>6/23/2009</text:p>
          </table:table-cell>
          <table:table-cell table:style-name="ce9" office:value-type="float" office:value="895.1" calcext:value-type="float">
            <text:p>895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24" calcext:value-type="date">
            <text:p>6/24/2009</text:p>
          </table:table-cell>
          <table:table-cell table:style-name="ce9" office:value-type="float" office:value="900.94" calcext:value-type="float">
            <text:p>900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25" calcext:value-type="date">
            <text:p>6/25/2009</text:p>
          </table:table-cell>
          <table:table-cell table:style-name="ce9" office:value-type="float" office:value="920.26" calcext:value-type="float">
            <text:p>920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26" calcext:value-type="date">
            <text:p>6/26/2009</text:p>
          </table:table-cell>
          <table:table-cell table:style-name="ce9" office:value-type="float" office:value="918.9" calcext:value-type="float">
            <text:p>918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29" calcext:value-type="date">
            <text:p>6/29/2009</text:p>
          </table:table-cell>
          <table:table-cell table:style-name="ce9" office:value-type="float" office:value="927.23" calcext:value-type="float">
            <text:p>927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6-30" calcext:value-type="date">
            <text:p>6/30/2009</text:p>
          </table:table-cell>
          <table:table-cell table:style-name="ce9" office:value-type="float" office:value="919.32" calcext:value-type="float">
            <text:p>919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01" calcext:value-type="date">
            <text:p>7/1/2009</text:p>
          </table:table-cell>
          <table:table-cell table:style-name="ce9" office:value-type="float" office:value="923.33" calcext:value-type="float">
            <text:p>923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02" calcext:value-type="date">
            <text:p>7/2/2009</text:p>
          </table:table-cell>
          <table:table-cell table:style-name="ce9" office:value-type="float" office:value="896.42" calcext:value-type="float">
            <text:p>896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03" calcext:value-type="date">
            <text:p>7/3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06" calcext:value-type="date">
            <text:p>7/6/2009</text:p>
          </table:table-cell>
          <table:table-cell table:style-name="ce9" office:value-type="float" office:value="898.72" calcext:value-type="float">
            <text:p>898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07" calcext:value-type="date">
            <text:p>7/7/2009</text:p>
          </table:table-cell>
          <table:table-cell table:style-name="ce9" office:value-type="float" office:value="881.03" calcext:value-type="float">
            <text:p>881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08" calcext:value-type="date">
            <text:p>7/8/2009</text:p>
          </table:table-cell>
          <table:table-cell table:style-name="ce9" office:value-type="float" office:value="879.56" calcext:value-type="float">
            <text:p>879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09" calcext:value-type="date">
            <text:p>7/9/2009</text:p>
          </table:table-cell>
          <table:table-cell table:style-name="ce9" office:value-type="float" office:value="882.68" calcext:value-type="float">
            <text:p>882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10" calcext:value-type="date">
            <text:p>7/10/2009</text:p>
          </table:table-cell>
          <table:table-cell table:style-name="ce9" office:value-type="float" office:value="879.13" calcext:value-type="float">
            <text:p>879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13" calcext:value-type="date">
            <text:p>7/13/2009</text:p>
          </table:table-cell>
          <table:table-cell table:style-name="ce9" office:value-type="float" office:value="901.05" calcext:value-type="float">
            <text:p>901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14" calcext:value-type="date">
            <text:p>7/14/2009</text:p>
          </table:table-cell>
          <table:table-cell table:style-name="ce9" office:value-type="float" office:value="905.84" calcext:value-type="float">
            <text:p>905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15" calcext:value-type="date">
            <text:p>7/15/2009</text:p>
          </table:table-cell>
          <table:table-cell table:style-name="ce9" office:value-type="float" office:value="932.68" calcext:value-type="float">
            <text:p>932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16" calcext:value-type="date">
            <text:p>7/16/2009</text:p>
          </table:table-cell>
          <table:table-cell table:style-name="ce9" office:value-type="float" office:value="940.74" calcext:value-type="float">
            <text:p>940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17" calcext:value-type="date">
            <text:p>7/17/2009</text:p>
          </table:table-cell>
          <table:table-cell table:style-name="ce9" office:value-type="float" office:value="940.38" calcext:value-type="float">
            <text:p>940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0" calcext:value-type="date">
            <text:p>7/20/2009</text:p>
          </table:table-cell>
          <table:table-cell table:style-name="ce9" office:value-type="float" office:value="951.13" calcext:value-type="float">
            <text:p>951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1" calcext:value-type="date">
            <text:p>7/21/2009</text:p>
          </table:table-cell>
          <table:table-cell table:style-name="ce9" office:value-type="float" office:value="954.58" calcext:value-type="float">
            <text:p>954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2" calcext:value-type="date">
            <text:p>7/22/2009</text:p>
          </table:table-cell>
          <table:table-cell table:style-name="ce9" office:value-type="float" office:value="954.07" calcext:value-type="float">
            <text:p>954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3" calcext:value-type="date">
            <text:p>7/23/2009</text:p>
          </table:table-cell>
          <table:table-cell table:style-name="ce9" office:value-type="float" office:value="976.29" calcext:value-type="float">
            <text:p>976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4" calcext:value-type="date">
            <text:p>7/24/2009</text:p>
          </table:table-cell>
          <table:table-cell table:style-name="ce9" office:value-type="float" office:value="979.26" calcext:value-type="float">
            <text:p>979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7" calcext:value-type="date">
            <text:p>7/27/2009</text:p>
          </table:table-cell>
          <table:table-cell table:style-name="ce9" office:value-type="float" office:value="982.18" calcext:value-type="float">
            <text:p>982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8" calcext:value-type="date">
            <text:p>7/28/2009</text:p>
          </table:table-cell>
          <table:table-cell table:style-name="ce9" office:value-type="float" office:value="979.62" calcext:value-type="float">
            <text:p>979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29" calcext:value-type="date">
            <text:p>7/29/2009</text:p>
          </table:table-cell>
          <table:table-cell table:style-name="ce9" office:value-type="float" office:value="975.15" calcext:value-type="float">
            <text:p>975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30" calcext:value-type="date">
            <text:p>7/30/2009</text:p>
          </table:table-cell>
          <table:table-cell table:style-name="ce9" office:value-type="float" office:value="986.75" calcext:value-type="float">
            <text:p>986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7-31" calcext:value-type="date">
            <text:p>7/31/2009</text:p>
          </table:table-cell>
          <table:table-cell table:style-name="ce9" office:value-type="float" office:value="987.48" calcext:value-type="float">
            <text:p>987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03" calcext:value-type="date">
            <text:p>8/3/2009</text:p>
          </table:table-cell>
          <table:table-cell table:style-name="ce9" office:value-type="float" office:value="1002.63" calcext:value-type="float">
            <text:p>1002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04" calcext:value-type="date">
            <text:p>8/4/2009</text:p>
          </table:table-cell>
          <table:table-cell table:style-name="ce9" office:value-type="float" office:value="1005.65" calcext:value-type="float">
            <text:p>1005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05" calcext:value-type="date">
            <text:p>8/5/2009</text:p>
          </table:table-cell>
          <table:table-cell table:style-name="ce9" office:value-type="float" office:value="1002.72" calcext:value-type="float">
            <text:p>1002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06" calcext:value-type="date">
            <text:p>8/6/2009</text:p>
          </table:table-cell>
          <table:table-cell table:style-name="ce9" office:value-type="float" office:value="997.08" calcext:value-type="float">
            <text:p>997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07" calcext:value-type="date">
            <text:p>8/7/2009</text:p>
          </table:table-cell>
          <table:table-cell table:style-name="ce9" office:value-type="float" office:value="1010.48" calcext:value-type="float">
            <text:p>1010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0" calcext:value-type="date">
            <text:p>8/10/2009</text:p>
          </table:table-cell>
          <table:table-cell table:style-name="ce9" office:value-type="float" office:value="1007.1" calcext:value-type="float">
            <text:p>1007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1" calcext:value-type="date">
            <text:p>8/11/2009</text:p>
          </table:table-cell>
          <table:table-cell table:style-name="ce9" office:value-type="float" office:value="994.35" calcext:value-type="float">
            <text:p>994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2" calcext:value-type="date">
            <text:p>8/12/2009</text:p>
          </table:table-cell>
          <table:table-cell table:style-name="ce9" office:value-type="float" office:value="1005.81" calcext:value-type="float">
            <text:p>1005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3" calcext:value-type="date">
            <text:p>8/13/2009</text:p>
          </table:table-cell>
          <table:table-cell table:style-name="ce9" office:value-type="float" office:value="1012.73" calcext:value-type="float">
            <text:p>1012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4" calcext:value-type="date">
            <text:p>8/14/2009</text:p>
          </table:table-cell>
          <table:table-cell table:style-name="ce9" office:value-type="float" office:value="1004.09" calcext:value-type="float">
            <text:p>1004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7" calcext:value-type="date">
            <text:p>8/17/2009</text:p>
          </table:table-cell>
          <table:table-cell table:style-name="ce9" office:value-type="float" office:value="979.73" calcext:value-type="float">
            <text:p>979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8" calcext:value-type="date">
            <text:p>8/18/2009</text:p>
          </table:table-cell>
          <table:table-cell table:style-name="ce9" office:value-type="float" office:value="989.67" calcext:value-type="float">
            <text:p>989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19" calcext:value-type="date">
            <text:p>8/19/2009</text:p>
          </table:table-cell>
          <table:table-cell table:style-name="ce9" office:value-type="float" office:value="996.46" calcext:value-type="float">
            <text:p>996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20" calcext:value-type="date">
            <text:p>8/20/2009</text:p>
          </table:table-cell>
          <table:table-cell table:style-name="ce9" office:value-type="float" office:value="1007.37" calcext:value-type="float">
            <text:p>1007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21" calcext:value-type="date">
            <text:p>8/21/2009</text:p>
          </table:table-cell>
          <table:table-cell table:style-name="ce9" office:value-type="float" office:value="1026.13" calcext:value-type="float">
            <text:p>1026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24" calcext:value-type="date">
            <text:p>8/24/2009</text:p>
          </table:table-cell>
          <table:table-cell table:style-name="ce9" office:value-type="float" office:value="1025.57" calcext:value-type="float">
            <text:p>1025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25" calcext:value-type="date">
            <text:p>8/25/2009</text:p>
          </table:table-cell>
          <table:table-cell table:style-name="ce9" office:value-type="float" office:value="1028" calcext:value-type="float">
            <text:p>10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26" calcext:value-type="date">
            <text:p>8/26/2009</text:p>
          </table:table-cell>
          <table:table-cell table:style-name="ce9" office:value-type="float" office:value="1028.12" calcext:value-type="float">
            <text:p>1028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27" calcext:value-type="date">
            <text:p>8/27/2009</text:p>
          </table:table-cell>
          <table:table-cell table:style-name="ce9" office:value-type="float" office:value="1030.98" calcext:value-type="float">
            <text:p>1030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28" calcext:value-type="date">
            <text:p>8/28/2009</text:p>
          </table:table-cell>
          <table:table-cell table:style-name="ce9" office:value-type="float" office:value="1028.93" calcext:value-type="float">
            <text:p>1028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8-31" calcext:value-type="date">
            <text:p>8/31/2009</text:p>
          </table:table-cell>
          <table:table-cell table:style-name="ce9" office:value-type="float" office:value="1020.62" calcext:value-type="float">
            <text:p>1020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01" calcext:value-type="date">
            <text:p>9/1/2009</text:p>
          </table:table-cell>
          <table:table-cell table:style-name="ce9" office:value-type="float" office:value="998.04" calcext:value-type="float">
            <text:p>99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02" calcext:value-type="date">
            <text:p>9/2/2009</text:p>
          </table:table-cell>
          <table:table-cell table:style-name="ce9" office:value-type="float" office:value="994.75" calcext:value-type="float">
            <text:p>994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03" calcext:value-type="date">
            <text:p>9/3/2009</text:p>
          </table:table-cell>
          <table:table-cell table:style-name="ce9" office:value-type="float" office:value="1003.24" calcext:value-type="float">
            <text:p>1003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04" calcext:value-type="date">
            <text:p>9/4/2009</text:p>
          </table:table-cell>
          <table:table-cell table:style-name="ce9" office:value-type="float" office:value="1016.4" calcext:value-type="float">
            <text:p>1016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07" calcext:value-type="date">
            <text:p>9/7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08" calcext:value-type="date">
            <text:p>9/8/2009</text:p>
          </table:table-cell>
          <table:table-cell table:style-name="ce9" office:value-type="float" office:value="1025.39" calcext:value-type="float">
            <text:p>1025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09" calcext:value-type="date">
            <text:p>9/9/2009</text:p>
          </table:table-cell>
          <table:table-cell table:style-name="ce9" office:value-type="float" office:value="1033.37" calcext:value-type="float">
            <text:p>1033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10" calcext:value-type="date">
            <text:p>9/10/2009</text:p>
          </table:table-cell>
          <table:table-cell table:style-name="ce9" office:value-type="float" office:value="1044.14" calcext:value-type="float">
            <text:p>1044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11" calcext:value-type="date">
            <text:p>9/11/2009</text:p>
          </table:table-cell>
          <table:table-cell table:style-name="ce9" office:value-type="float" office:value="1042.73" calcext:value-type="float">
            <text:p>1042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14" calcext:value-type="date">
            <text:p>9/14/2009</text:p>
          </table:table-cell>
          <table:table-cell table:style-name="ce9" office:value-type="float" office:value="1049.34" calcext:value-type="float">
            <text:p>1049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15" calcext:value-type="date">
            <text:p>9/15/2009</text:p>
          </table:table-cell>
          <table:table-cell table:style-name="ce9" office:value-type="float" office:value="1052.63" calcext:value-type="float">
            <text:p>1052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16" calcext:value-type="date">
            <text:p>9/16/2009</text:p>
          </table:table-cell>
          <table:table-cell table:style-name="ce9" office:value-type="float" office:value="1068.76" calcext:value-type="float">
            <text:p>1068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17" calcext:value-type="date">
            <text:p>9/17/2009</text:p>
          </table:table-cell>
          <table:table-cell table:style-name="ce9" office:value-type="float" office:value="1065.49" calcext:value-type="float">
            <text:p>1065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18" calcext:value-type="date">
            <text:p>9/18/2009</text:p>
          </table:table-cell>
          <table:table-cell table:style-name="ce9" office:value-type="float" office:value="1068.3" calcext:value-type="float">
            <text:p>1068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21" calcext:value-type="date">
            <text:p>9/21/2009</text:p>
          </table:table-cell>
          <table:table-cell table:style-name="ce9" office:value-type="float" office:value="1064.66" calcext:value-type="float">
            <text:p>1064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22" calcext:value-type="date">
            <text:p>9/22/2009</text:p>
          </table:table-cell>
          <table:table-cell table:style-name="ce9" office:value-type="float" office:value="1071.66" calcext:value-type="float">
            <text:p>1071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23" calcext:value-type="date">
            <text:p>9/23/2009</text:p>
          </table:table-cell>
          <table:table-cell table:style-name="ce9" office:value-type="float" office:value="1060.87" calcext:value-type="float">
            <text:p>1060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24" calcext:value-type="date">
            <text:p>9/24/2009</text:p>
          </table:table-cell>
          <table:table-cell table:style-name="ce9" office:value-type="float" office:value="1050.78" calcext:value-type="float">
            <text:p>1050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25" calcext:value-type="date">
            <text:p>9/25/2009</text:p>
          </table:table-cell>
          <table:table-cell table:style-name="ce9" office:value-type="float" office:value="1044.38" calcext:value-type="float">
            <text:p>1044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28" calcext:value-type="date">
            <text:p>9/28/2009</text:p>
          </table:table-cell>
          <table:table-cell table:style-name="ce9" office:value-type="float" office:value="1062.98" calcext:value-type="float">
            <text:p>1062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29" calcext:value-type="date">
            <text:p>9/29/2009</text:p>
          </table:table-cell>
          <table:table-cell table:style-name="ce9" office:value-type="float" office:value="1060.61" calcext:value-type="float">
            <text:p>1060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09-30" calcext:value-type="date">
            <text:p>9/30/2009</text:p>
          </table:table-cell>
          <table:table-cell table:style-name="ce9" office:value-type="float" office:value="1057.08" calcext:value-type="float">
            <text:p>1057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01" calcext:value-type="date">
            <text:p>10/1/2009</text:p>
          </table:table-cell>
          <table:table-cell table:style-name="ce9" office:value-type="float" office:value="1029.85" calcext:value-type="float">
            <text:p>1029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02" calcext:value-type="date">
            <text:p>10/2/2009</text:p>
          </table:table-cell>
          <table:table-cell table:style-name="ce9" office:value-type="float" office:value="1025.21" calcext:value-type="float">
            <text:p>1025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05" calcext:value-type="date">
            <text:p>10/5/2009</text:p>
          </table:table-cell>
          <table:table-cell table:style-name="ce9" office:value-type="float" office:value="1040.46" calcext:value-type="float">
            <text:p>1040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06" calcext:value-type="date">
            <text:p>10/6/2009</text:p>
          </table:table-cell>
          <table:table-cell table:style-name="ce9" office:value-type="float" office:value="1054.72" calcext:value-type="float">
            <text:p>1054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07" calcext:value-type="date">
            <text:p>10/7/2009</text:p>
          </table:table-cell>
          <table:table-cell table:style-name="ce9" office:value-type="float" office:value="1057.58" calcext:value-type="float">
            <text:p>1057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08" calcext:value-type="date">
            <text:p>10/8/2009</text:p>
          </table:table-cell>
          <table:table-cell table:style-name="ce9" office:value-type="float" office:value="1065.48" calcext:value-type="float">
            <text:p>1065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09" calcext:value-type="date">
            <text:p>10/9/2009</text:p>
          </table:table-cell>
          <table:table-cell table:style-name="ce9" office:value-type="float" office:value="1071.49" calcext:value-type="float">
            <text:p>1071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12" calcext:value-type="date">
            <text:p>10/12/2009</text:p>
          </table:table-cell>
          <table:table-cell table:style-name="ce9" office:value-type="float" office:value="1076.19" calcext:value-type="float">
            <text:p>1076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13" calcext:value-type="date">
            <text:p>10/13/2009</text:p>
          </table:table-cell>
          <table:table-cell table:style-name="ce9" office:value-type="float" office:value="1073.19" calcext:value-type="float">
            <text:p>1073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14" calcext:value-type="date">
            <text:p>10/14/2009</text:p>
          </table:table-cell>
          <table:table-cell table:style-name="ce9" office:value-type="float" office:value="1092.02" calcext:value-type="float">
            <text:p>1092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15" calcext:value-type="date">
            <text:p>10/15/2009</text:p>
          </table:table-cell>
          <table:table-cell table:style-name="ce9" office:value-type="float" office:value="1096.56" calcext:value-type="float">
            <text:p>1096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16" calcext:value-type="date">
            <text:p>10/16/2009</text:p>
          </table:table-cell>
          <table:table-cell table:style-name="ce9" office:value-type="float" office:value="1087.68" calcext:value-type="float">
            <text:p>1087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19" calcext:value-type="date">
            <text:p>10/19/2009</text:p>
          </table:table-cell>
          <table:table-cell table:style-name="ce9" office:value-type="float" office:value="1097.91" calcext:value-type="float">
            <text:p>1097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0" calcext:value-type="date">
            <text:p>10/20/2009</text:p>
          </table:table-cell>
          <table:table-cell table:style-name="ce9" office:value-type="float" office:value="1091.06" calcext:value-type="float">
            <text:p>1091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1" calcext:value-type="date">
            <text:p>10/21/2009</text:p>
          </table:table-cell>
          <table:table-cell table:style-name="ce9" office:value-type="float" office:value="1081.4" calcext:value-type="float">
            <text:p>1081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2" calcext:value-type="date">
            <text:p>10/22/2009</text:p>
          </table:table-cell>
          <table:table-cell table:style-name="ce9" office:value-type="float" office:value="1092.91" calcext:value-type="float">
            <text:p>1092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3" calcext:value-type="date">
            <text:p>10/23/2009</text:p>
          </table:table-cell>
          <table:table-cell table:style-name="ce9" office:value-type="float" office:value="1079.6" calcext:value-type="float">
            <text:p>1079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6" calcext:value-type="date">
            <text:p>10/26/2009</text:p>
          </table:table-cell>
          <table:table-cell table:style-name="ce9" office:value-type="float" office:value="1066.95" calcext:value-type="float">
            <text:p>1066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7" calcext:value-type="date">
            <text:p>10/27/2009</text:p>
          </table:table-cell>
          <table:table-cell table:style-name="ce9" office:value-type="float" office:value="1063.41" calcext:value-type="float">
            <text:p>1063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8" calcext:value-type="date">
            <text:p>10/28/2009</text:p>
          </table:table-cell>
          <table:table-cell table:style-name="ce9" office:value-type="float" office:value="1042.63" calcext:value-type="float">
            <text:p>1042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29" calcext:value-type="date">
            <text:p>10/29/2009</text:p>
          </table:table-cell>
          <table:table-cell table:style-name="ce9" office:value-type="float" office:value="1066.11" calcext:value-type="float">
            <text:p>1066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0-30" calcext:value-type="date">
            <text:p>10/30/2009</text:p>
          </table:table-cell>
          <table:table-cell table:style-name="ce9" office:value-type="float" office:value="1036.19" calcext:value-type="float">
            <text:p>1036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02" calcext:value-type="date">
            <text:p>11/2/2009</text:p>
          </table:table-cell>
          <table:table-cell table:style-name="ce9" office:value-type="float" office:value="1042.88" calcext:value-type="float">
            <text:p>1042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03" calcext:value-type="date">
            <text:p>11/3/2009</text:p>
          </table:table-cell>
          <table:table-cell table:style-name="ce9" office:value-type="float" office:value="1045.41" calcext:value-type="float">
            <text:p>1045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04" calcext:value-type="date">
            <text:p>11/4/2009</text:p>
          </table:table-cell>
          <table:table-cell table:style-name="ce9" office:value-type="float" office:value="1046.5" calcext:value-type="float">
            <text:p>1046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05" calcext:value-type="date">
            <text:p>11/5/2009</text:p>
          </table:table-cell>
          <table:table-cell table:style-name="ce9" office:value-type="float" office:value="1066.63" calcext:value-type="float">
            <text:p>1066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06" calcext:value-type="date">
            <text:p>11/6/2009</text:p>
          </table:table-cell>
          <table:table-cell table:style-name="ce9" office:value-type="float" office:value="1069.3" calcext:value-type="float">
            <text:p>1069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09" calcext:value-type="date">
            <text:p>11/9/2009</text:p>
          </table:table-cell>
          <table:table-cell table:style-name="ce9" office:value-type="float" office:value="1093.08" calcext:value-type="float">
            <text:p>1093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0" calcext:value-type="date">
            <text:p>11/10/2009</text:p>
          </table:table-cell>
          <table:table-cell table:style-name="ce9" office:value-type="float" office:value="1093.01" calcext:value-type="float">
            <text:p>1093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1" calcext:value-type="date">
            <text:p>11/11/2009</text:p>
          </table:table-cell>
          <table:table-cell table:style-name="ce9" office:value-type="float" office:value="1098.51" calcext:value-type="float">
            <text:p>1098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2" calcext:value-type="date">
            <text:p>11/12/2009</text:p>
          </table:table-cell>
          <table:table-cell table:style-name="ce9" office:value-type="float" office:value="1087.24" calcext:value-type="float">
            <text:p>1087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3" calcext:value-type="date">
            <text:p>11/13/2009</text:p>
          </table:table-cell>
          <table:table-cell table:style-name="ce9" office:value-type="float" office:value="1093.48" calcext:value-type="float">
            <text:p>1093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6" calcext:value-type="date">
            <text:p>11/16/2009</text:p>
          </table:table-cell>
          <table:table-cell table:style-name="ce9" office:value-type="float" office:value="1109.3" calcext:value-type="float">
            <text:p>1109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7" calcext:value-type="date">
            <text:p>11/17/2009</text:p>
          </table:table-cell>
          <table:table-cell table:style-name="ce9" office:value-type="float" office:value="1110.32" calcext:value-type="float">
            <text:p>1110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8" calcext:value-type="date">
            <text:p>11/18/2009</text:p>
          </table:table-cell>
          <table:table-cell table:style-name="ce9" office:value-type="float" office:value="1109.8" calcext:value-type="float">
            <text:p>1109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19" calcext:value-type="date">
            <text:p>11/19/2009</text:p>
          </table:table-cell>
          <table:table-cell table:style-name="ce9" office:value-type="float" office:value="1094.9" calcext:value-type="float">
            <text:p>1094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20" calcext:value-type="date">
            <text:p>11/20/2009</text:p>
          </table:table-cell>
          <table:table-cell table:style-name="ce9" office:value-type="float" office:value="1091.38" calcext:value-type="float">
            <text:p>1091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23" calcext:value-type="date">
            <text:p>11/23/2009</text:p>
          </table:table-cell>
          <table:table-cell table:style-name="ce9" office:value-type="float" office:value="1106.24" calcext:value-type="float">
            <text:p>1106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24" calcext:value-type="date">
            <text:p>11/24/2009</text:p>
          </table:table-cell>
          <table:table-cell table:style-name="ce9" office:value-type="float" office:value="1105.65" calcext:value-type="float">
            <text:p>1105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25" calcext:value-type="date">
            <text:p>11/25/2009</text:p>
          </table:table-cell>
          <table:table-cell table:style-name="ce9" office:value-type="float" office:value="1110.63" calcext:value-type="float">
            <text:p>1110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26" calcext:value-type="date">
            <text:p>11/26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27" calcext:value-type="date">
            <text:p>11/27/2009</text:p>
          </table:table-cell>
          <table:table-cell table:style-name="ce9" office:value-type="float" office:value="1091.49" calcext:value-type="float">
            <text:p>1091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1-30" calcext:value-type="date">
            <text:p>11/30/2009</text:p>
          </table:table-cell>
          <table:table-cell table:style-name="ce9" office:value-type="float" office:value="1095.63" calcext:value-type="float">
            <text:p>1095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01" calcext:value-type="date">
            <text:p>12/1/2009</text:p>
          </table:table-cell>
          <table:table-cell table:style-name="ce9" office:value-type="float" office:value="1108.86" calcext:value-type="float">
            <text:p>1108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02" calcext:value-type="date">
            <text:p>12/2/2009</text:p>
          </table:table-cell>
          <table:table-cell table:style-name="ce9" office:value-type="float" office:value="1109.24" calcext:value-type="float">
            <text:p>1109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03" calcext:value-type="date">
            <text:p>12/3/2009</text:p>
          </table:table-cell>
          <table:table-cell table:style-name="ce9" office:value-type="float" office:value="1099.92" calcext:value-type="float">
            <text:p>1099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04" calcext:value-type="date">
            <text:p>12/4/2009</text:p>
          </table:table-cell>
          <table:table-cell table:style-name="ce9" office:value-type="float" office:value="1105.98" calcext:value-type="float">
            <text:p>1105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07" calcext:value-type="date">
            <text:p>12/7/2009</text:p>
          </table:table-cell>
          <table:table-cell table:style-name="ce9" office:value-type="float" office:value="1103.25" calcext:value-type="float">
            <text:p>1103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08" calcext:value-type="date">
            <text:p>12/8/2009</text:p>
          </table:table-cell>
          <table:table-cell table:style-name="ce9" office:value-type="float" office:value="1091.94" calcext:value-type="float">
            <text:p>1091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09" calcext:value-type="date">
            <text:p>12/9/2009</text:p>
          </table:table-cell>
          <table:table-cell table:style-name="ce9" office:value-type="float" office:value="1095.95" calcext:value-type="float">
            <text:p>1095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10" calcext:value-type="date">
            <text:p>12/10/2009</text:p>
          </table:table-cell>
          <table:table-cell table:style-name="ce9" office:value-type="float" office:value="1102.35" calcext:value-type="float">
            <text:p>1102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11" calcext:value-type="date">
            <text:p>12/11/2009</text:p>
          </table:table-cell>
          <table:table-cell table:style-name="ce9" office:value-type="float" office:value="1106.41" calcext:value-type="float">
            <text:p>1106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14" calcext:value-type="date">
            <text:p>12/14/2009</text:p>
          </table:table-cell>
          <table:table-cell table:style-name="ce9" office:value-type="float" office:value="1114.11" calcext:value-type="float">
            <text:p>1114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15" calcext:value-type="date">
            <text:p>12/15/2009</text:p>
          </table:table-cell>
          <table:table-cell table:style-name="ce9" office:value-type="float" office:value="1107.93" calcext:value-type="float">
            <text:p>1107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16" calcext:value-type="date">
            <text:p>12/16/2009</text:p>
          </table:table-cell>
          <table:table-cell table:style-name="ce9" office:value-type="float" office:value="1109.18" calcext:value-type="float">
            <text:p>1109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17" calcext:value-type="date">
            <text:p>12/17/2009</text:p>
          </table:table-cell>
          <table:table-cell table:style-name="ce9" office:value-type="float" office:value="1096.08" calcext:value-type="float">
            <text:p>1096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18" calcext:value-type="date">
            <text:p>12/18/2009</text:p>
          </table:table-cell>
          <table:table-cell table:style-name="ce9" office:value-type="float" office:value="1102.47" calcext:value-type="float">
            <text:p>1102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21" calcext:value-type="date">
            <text:p>12/21/2009</text:p>
          </table:table-cell>
          <table:table-cell table:style-name="ce9" office:value-type="float" office:value="1114.05" calcext:value-type="float">
            <text:p>1114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22" calcext:value-type="date">
            <text:p>12/22/2009</text:p>
          </table:table-cell>
          <table:table-cell table:style-name="ce9" office:value-type="float" office:value="1118.02" calcext:value-type="float">
            <text:p>1118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23" calcext:value-type="date">
            <text:p>12/23/2009</text:p>
          </table:table-cell>
          <table:table-cell table:style-name="ce9" office:value-type="float" office:value="1120.59" calcext:value-type="float">
            <text:p>1120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24" calcext:value-type="date">
            <text:p>12/24/2009</text:p>
          </table:table-cell>
          <table:table-cell table:style-name="ce9" office:value-type="float" office:value="1126.48" calcext:value-type="float">
            <text:p>1126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25" calcext:value-type="date">
            <text:p>12/25/2009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28" calcext:value-type="date">
            <text:p>12/28/2009</text:p>
          </table:table-cell>
          <table:table-cell table:style-name="ce9" office:value-type="float" office:value="1127.78" calcext:value-type="float">
            <text:p>1127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29" calcext:value-type="date">
            <text:p>12/29/2009</text:p>
          </table:table-cell>
          <table:table-cell table:style-name="ce9" office:value-type="float" office:value="1126.2" calcext:value-type="float">
            <text:p>1126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30" calcext:value-type="date">
            <text:p>12/30/2009</text:p>
          </table:table-cell>
          <table:table-cell table:style-name="ce9" office:value-type="float" office:value="1126.42" calcext:value-type="float">
            <text:p>1126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09-12-31" calcext:value-type="date">
            <text:p>12/31/2009</text:p>
          </table:table-cell>
          <table:table-cell table:style-name="ce9" office:value-type="float" office:value="1115.1" calcext:value-type="float">
            <text:p>1115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01" calcext:value-type="date">
            <text:p>1/1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04" calcext:value-type="date">
            <text:p>1/4/2010</text:p>
          </table:table-cell>
          <table:table-cell table:style-name="ce9" office:value-type="float" office:value="1132.99" calcext:value-type="float">
            <text:p>1132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05" calcext:value-type="date">
            <text:p>1/5/2010</text:p>
          </table:table-cell>
          <table:table-cell table:style-name="ce9" office:value-type="float" office:value="1136.52" calcext:value-type="float">
            <text:p>1136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06" calcext:value-type="date">
            <text:p>1/6/2010</text:p>
          </table:table-cell>
          <table:table-cell table:style-name="ce9" office:value-type="float" office:value="1137.14" calcext:value-type="float">
            <text:p>1137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07" calcext:value-type="date">
            <text:p>1/7/2010</text:p>
          </table:table-cell>
          <table:table-cell table:style-name="ce9" office:value-type="float" office:value="1141.69" calcext:value-type="float">
            <text:p>1141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08" calcext:value-type="date">
            <text:p>1/8/2010</text:p>
          </table:table-cell>
          <table:table-cell table:style-name="ce9" office:value-type="float" office:value="1144.98" calcext:value-type="float">
            <text:p>1144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11" calcext:value-type="date">
            <text:p>1/11/2010</text:p>
          </table:table-cell>
          <table:table-cell table:style-name="ce9" office:value-type="float" office:value="1146.98" calcext:value-type="float">
            <text:p>1146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12" calcext:value-type="date">
            <text:p>1/12/2010</text:p>
          </table:table-cell>
          <table:table-cell table:style-name="ce9" office:value-type="float" office:value="1136.22" calcext:value-type="float">
            <text:p>1136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13" calcext:value-type="date">
            <text:p>1/13/2010</text:p>
          </table:table-cell>
          <table:table-cell table:style-name="ce9" office:value-type="float" office:value="1145.68" calcext:value-type="float">
            <text:p>1145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14" calcext:value-type="date">
            <text:p>1/14/2010</text:p>
          </table:table-cell>
          <table:table-cell table:style-name="ce9" office:value-type="float" office:value="1148.46" calcext:value-type="float">
            <text:p>1148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15" calcext:value-type="date">
            <text:p>1/15/2010</text:p>
          </table:table-cell>
          <table:table-cell table:style-name="ce9" office:value-type="float" office:value="1136.03" calcext:value-type="float">
            <text:p>1136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18" calcext:value-type="date">
            <text:p>1/18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19" calcext:value-type="date">
            <text:p>1/19/2010</text:p>
          </table:table-cell>
          <table:table-cell table:style-name="ce9" office:value-type="float" office:value="1150.23" calcext:value-type="float">
            <text:p>1150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0" calcext:value-type="date">
            <text:p>1/20/2010</text:p>
          </table:table-cell>
          <table:table-cell table:style-name="ce9" office:value-type="float" office:value="1138.04" calcext:value-type="float">
            <text:p>113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1" calcext:value-type="date">
            <text:p>1/21/2010</text:p>
          </table:table-cell>
          <table:table-cell table:style-name="ce9" office:value-type="float" office:value="1116.48" calcext:value-type="float">
            <text:p>1116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2" calcext:value-type="date">
            <text:p>1/22/2010</text:p>
          </table:table-cell>
          <table:table-cell table:style-name="ce9" office:value-type="float" office:value="1091.76" calcext:value-type="float">
            <text:p>1091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5" calcext:value-type="date">
            <text:p>1/25/2010</text:p>
          </table:table-cell>
          <table:table-cell table:style-name="ce9" office:value-type="float" office:value="1096.78" calcext:value-type="float">
            <text:p>1096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6" calcext:value-type="date">
            <text:p>1/26/2010</text:p>
          </table:table-cell>
          <table:table-cell table:style-name="ce9" office:value-type="float" office:value="1092.17" calcext:value-type="float">
            <text:p>1092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7" calcext:value-type="date">
            <text:p>1/27/2010</text:p>
          </table:table-cell>
          <table:table-cell table:style-name="ce9" office:value-type="float" office:value="1097.5" calcext:value-type="float">
            <text:p>1097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8" calcext:value-type="date">
            <text:p>1/28/2010</text:p>
          </table:table-cell>
          <table:table-cell table:style-name="ce9" office:value-type="float" office:value="1084.53" calcext:value-type="float">
            <text:p>1084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1-29" calcext:value-type="date">
            <text:p>1/29/2010</text:p>
          </table:table-cell>
          <table:table-cell table:style-name="ce9" office:value-type="float" office:value="1073.87" calcext:value-type="float">
            <text:p>1073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01" calcext:value-type="date">
            <text:p>2/1/2010</text:p>
          </table:table-cell>
          <table:table-cell table:style-name="ce9" office:value-type="float" office:value="1089.19" calcext:value-type="float">
            <text:p>1089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02" calcext:value-type="date">
            <text:p>2/2/2010</text:p>
          </table:table-cell>
          <table:table-cell table:style-name="ce9" office:value-type="float" office:value="1103.32" calcext:value-type="float">
            <text:p>1103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03" calcext:value-type="date">
            <text:p>2/3/2010</text:p>
          </table:table-cell>
          <table:table-cell table:style-name="ce9" office:value-type="float" office:value="1097.28" calcext:value-type="float">
            <text:p>1097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04" calcext:value-type="date">
            <text:p>2/4/2010</text:p>
          </table:table-cell>
          <table:table-cell table:style-name="ce9" office:value-type="float" office:value="1063.11" calcext:value-type="float">
            <text:p>1063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05" calcext:value-type="date">
            <text:p>2/5/2010</text:p>
          </table:table-cell>
          <table:table-cell table:style-name="ce9" office:value-type="float" office:value="1066.19" calcext:value-type="float">
            <text:p>1066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08" calcext:value-type="date">
            <text:p>2/8/2010</text:p>
          </table:table-cell>
          <table:table-cell table:style-name="ce9" office:value-type="float" office:value="1056.74" calcext:value-type="float">
            <text:p>1056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09" calcext:value-type="date">
            <text:p>2/9/2010</text:p>
          </table:table-cell>
          <table:table-cell table:style-name="ce9" office:value-type="float" office:value="1070.52" calcext:value-type="float">
            <text:p>1070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0" calcext:value-type="date">
            <text:p>2/10/2010</text:p>
          </table:table-cell>
          <table:table-cell table:style-name="ce9" office:value-type="float" office:value="1068.13" calcext:value-type="float">
            <text:p>1068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1" calcext:value-type="date">
            <text:p>2/11/2010</text:p>
          </table:table-cell>
          <table:table-cell table:style-name="ce9" office:value-type="float" office:value="1078.47" calcext:value-type="float">
            <text:p>1078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2" calcext:value-type="date">
            <text:p>2/12/2010</text:p>
          </table:table-cell>
          <table:table-cell table:style-name="ce9" office:value-type="float" office:value="1075.51" calcext:value-type="float">
            <text:p>1075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5" calcext:value-type="date">
            <text:p>2/15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6" calcext:value-type="date">
            <text:p>2/16/2010</text:p>
          </table:table-cell>
          <table:table-cell table:style-name="ce9" office:value-type="float" office:value="1094.87" calcext:value-type="float">
            <text:p>1094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7" calcext:value-type="date">
            <text:p>2/17/2010</text:p>
          </table:table-cell>
          <table:table-cell table:style-name="ce9" office:value-type="float" office:value="1099.51" calcext:value-type="float">
            <text:p>1099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8" calcext:value-type="date">
            <text:p>2/18/2010</text:p>
          </table:table-cell>
          <table:table-cell table:style-name="ce9" office:value-type="float" office:value="1106.75" calcext:value-type="float">
            <text:p>1106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19" calcext:value-type="date">
            <text:p>2/19/2010</text:p>
          </table:table-cell>
          <table:table-cell table:style-name="ce9" office:value-type="float" office:value="1109.17" calcext:value-type="float">
            <text:p>1109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22" calcext:value-type="date">
            <text:p>2/22/2010</text:p>
          </table:table-cell>
          <table:table-cell table:style-name="ce9" office:value-type="float" office:value="1108.01" calcext:value-type="float">
            <text:p>1108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23" calcext:value-type="date">
            <text:p>2/23/2010</text:p>
          </table:table-cell>
          <table:table-cell table:style-name="ce9" office:value-type="float" office:value="1094.6" calcext:value-type="float">
            <text:p>1094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24" calcext:value-type="date">
            <text:p>2/24/2010</text:p>
          </table:table-cell>
          <table:table-cell table:style-name="ce9" office:value-type="float" office:value="1105.24" calcext:value-type="float">
            <text:p>1105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25" calcext:value-type="date">
            <text:p>2/25/2010</text:p>
          </table:table-cell>
          <table:table-cell table:style-name="ce9" office:value-type="float" office:value="1102.94" calcext:value-type="float">
            <text:p>1102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2-26" calcext:value-type="date">
            <text:p>2/26/2010</text:p>
          </table:table-cell>
          <table:table-cell table:style-name="ce9" office:value-type="float" office:value="1104.49" calcext:value-type="float">
            <text:p>1104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01" calcext:value-type="date">
            <text:p>3/1/2010</text:p>
          </table:table-cell>
          <table:table-cell table:style-name="ce9" office:value-type="float" office:value="1115.71" calcext:value-type="float">
            <text:p>1115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02" calcext:value-type="date">
            <text:p>3/2/2010</text:p>
          </table:table-cell>
          <table:table-cell table:style-name="ce9" office:value-type="float" office:value="1118.31" calcext:value-type="float">
            <text:p>1118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03" calcext:value-type="date">
            <text:p>3/3/2010</text:p>
          </table:table-cell>
          <table:table-cell table:style-name="ce9" office:value-type="float" office:value="1118.79" calcext:value-type="float">
            <text:p>1118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04" calcext:value-type="date">
            <text:p>3/4/2010</text:p>
          </table:table-cell>
          <table:table-cell table:style-name="ce9" office:value-type="float" office:value="1122.97" calcext:value-type="float">
            <text:p>1122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05" calcext:value-type="date">
            <text:p>3/5/2010</text:p>
          </table:table-cell>
          <table:table-cell table:style-name="ce9" office:value-type="float" office:value="1138.7" calcext:value-type="float">
            <text:p>1138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08" calcext:value-type="date">
            <text:p>3/8/2010</text:p>
          </table:table-cell>
          <table:table-cell table:style-name="ce9" office:value-type="float" office:value="1138.5" calcext:value-type="float">
            <text:p>1138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09" calcext:value-type="date">
            <text:p>3/9/2010</text:p>
          </table:table-cell>
          <table:table-cell table:style-name="ce9" office:value-type="float" office:value="1140.45" calcext:value-type="float">
            <text:p>1140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0" calcext:value-type="date">
            <text:p>3/10/2010</text:p>
          </table:table-cell>
          <table:table-cell table:style-name="ce9" office:value-type="float" office:value="1145.61" calcext:value-type="float">
            <text:p>1145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1" calcext:value-type="date">
            <text:p>3/11/2010</text:p>
          </table:table-cell>
          <table:table-cell table:style-name="ce9" office:value-type="float" office:value="1150.24" calcext:value-type="float">
            <text:p>1150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2" calcext:value-type="date">
            <text:p>3/12/2010</text:p>
          </table:table-cell>
          <table:table-cell table:style-name="ce9" office:value-type="float" office:value="1149.99" calcext:value-type="float">
            <text:p>1149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5" calcext:value-type="date">
            <text:p>3/15/2010</text:p>
          </table:table-cell>
          <table:table-cell table:style-name="ce9" office:value-type="float" office:value="1150.51" calcext:value-type="float">
            <text:p>1150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6" calcext:value-type="date">
            <text:p>3/16/2010</text:p>
          </table:table-cell>
          <table:table-cell table:style-name="ce9" office:value-type="float" office:value="1159.46" calcext:value-type="float">
            <text:p>1159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7" calcext:value-type="date">
            <text:p>3/17/2010</text:p>
          </table:table-cell>
          <table:table-cell table:style-name="ce9" office:value-type="float" office:value="1166.21" calcext:value-type="float">
            <text:p>1166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8" calcext:value-type="date">
            <text:p>3/18/2010</text:p>
          </table:table-cell>
          <table:table-cell table:style-name="ce9" office:value-type="float" office:value="1165.83" calcext:value-type="float">
            <text:p>1165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19" calcext:value-type="date">
            <text:p>3/19/2010</text:p>
          </table:table-cell>
          <table:table-cell table:style-name="ce9" office:value-type="float" office:value="1159.9" calcext:value-type="float">
            <text:p>1159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22" calcext:value-type="date">
            <text:p>3/22/2010</text:p>
          </table:table-cell>
          <table:table-cell table:style-name="ce9" office:value-type="float" office:value="1165.81" calcext:value-type="float">
            <text:p>1165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23" calcext:value-type="date">
            <text:p>3/23/2010</text:p>
          </table:table-cell>
          <table:table-cell table:style-name="ce9" office:value-type="float" office:value="1174.17" calcext:value-type="float">
            <text:p>1174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24" calcext:value-type="date">
            <text:p>3/24/2010</text:p>
          </table:table-cell>
          <table:table-cell table:style-name="ce9" office:value-type="float" office:value="1167.72" calcext:value-type="float">
            <text:p>1167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25" calcext:value-type="date">
            <text:p>3/25/2010</text:p>
          </table:table-cell>
          <table:table-cell table:style-name="ce9" office:value-type="float" office:value="1165.73" calcext:value-type="float">
            <text:p>1165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26" calcext:value-type="date">
            <text:p>3/26/2010</text:p>
          </table:table-cell>
          <table:table-cell table:style-name="ce9" office:value-type="float" office:value="1166.59" calcext:value-type="float">
            <text:p>1166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29" calcext:value-type="date">
            <text:p>3/29/2010</text:p>
          </table:table-cell>
          <table:table-cell table:style-name="ce9" office:value-type="float" office:value="1173.22" calcext:value-type="float">
            <text:p>1173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30" calcext:value-type="date">
            <text:p>3/30/2010</text:p>
          </table:table-cell>
          <table:table-cell table:style-name="ce9" office:value-type="float" office:value="1173.27" calcext:value-type="float">
            <text:p>1173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3-31" calcext:value-type="date">
            <text:p>3/31/2010</text:p>
          </table:table-cell>
          <table:table-cell table:style-name="ce9" office:value-type="float" office:value="1169.43" calcext:value-type="float">
            <text:p>1169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01" calcext:value-type="date">
            <text:p>4/1/2010</text:p>
          </table:table-cell>
          <table:table-cell table:style-name="ce9" office:value-type="float" office:value="1178.1" calcext:value-type="float">
            <text:p>1178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02" calcext:value-type="date">
            <text:p>4/2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05" calcext:value-type="date">
            <text:p>4/5/2010</text:p>
          </table:table-cell>
          <table:table-cell table:style-name="ce9" office:value-type="float" office:value="1187.44" calcext:value-type="float">
            <text:p>1187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06" calcext:value-type="date">
            <text:p>4/6/2010</text:p>
          </table:table-cell>
          <table:table-cell table:style-name="ce9" office:value-type="float" office:value="1189.44" calcext:value-type="float">
            <text:p>1189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07" calcext:value-type="date">
            <text:p>4/7/2010</text:p>
          </table:table-cell>
          <table:table-cell table:style-name="ce9" office:value-type="float" office:value="1182.45" calcext:value-type="float">
            <text:p>1182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08" calcext:value-type="date">
            <text:p>4/8/2010</text:p>
          </table:table-cell>
          <table:table-cell table:style-name="ce9" office:value-type="float" office:value="1186.44" calcext:value-type="float">
            <text:p>1186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09" calcext:value-type="date">
            <text:p>4/9/2010</text:p>
          </table:table-cell>
          <table:table-cell table:style-name="ce9" office:value-type="float" office:value="1194.37" calcext:value-type="float">
            <text:p>1194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12" calcext:value-type="date">
            <text:p>4/12/2010</text:p>
          </table:table-cell>
          <table:table-cell table:style-name="ce9" office:value-type="float" office:value="1196.48" calcext:value-type="float">
            <text:p>1196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13" calcext:value-type="date">
            <text:p>4/13/2010</text:p>
          </table:table-cell>
          <table:table-cell table:style-name="ce9" office:value-type="float" office:value="1197.3" calcext:value-type="float">
            <text:p>1197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14" calcext:value-type="date">
            <text:p>4/14/2010</text:p>
          </table:table-cell>
          <table:table-cell table:style-name="ce9" office:value-type="float" office:value="1210.65" calcext:value-type="float">
            <text:p>1210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15" calcext:value-type="date">
            <text:p>4/15/2010</text:p>
          </table:table-cell>
          <table:table-cell table:style-name="ce9" office:value-type="float" office:value="1211.67" calcext:value-type="float">
            <text:p>1211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16" calcext:value-type="date">
            <text:p>4/16/2010</text:p>
          </table:table-cell>
          <table:table-cell table:style-name="ce9" office:value-type="float" office:value="1192.13" calcext:value-type="float">
            <text:p>1192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19" calcext:value-type="date">
            <text:p>4/19/2010</text:p>
          </table:table-cell>
          <table:table-cell table:style-name="ce9" office:value-type="float" office:value="1197.52" calcext:value-type="float">
            <text:p>1197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0" calcext:value-type="date">
            <text:p>4/20/2010</text:p>
          </table:table-cell>
          <table:table-cell table:style-name="ce9" office:value-type="float" office:value="1207.17" calcext:value-type="float">
            <text:p>1207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1" calcext:value-type="date">
            <text:p>4/21/2010</text:p>
          </table:table-cell>
          <table:table-cell table:style-name="ce9" office:value-type="float" office:value="1205.94" calcext:value-type="float">
            <text:p>1205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2" calcext:value-type="date">
            <text:p>4/22/2010</text:p>
          </table:table-cell>
          <table:table-cell table:style-name="ce9" office:value-type="float" office:value="1208.67" calcext:value-type="float">
            <text:p>1208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3" calcext:value-type="date">
            <text:p>4/23/2010</text:p>
          </table:table-cell>
          <table:table-cell table:style-name="ce9" office:value-type="float" office:value="1217.28" calcext:value-type="float">
            <text:p>1217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6" calcext:value-type="date">
            <text:p>4/26/2010</text:p>
          </table:table-cell>
          <table:table-cell table:style-name="ce9" office:value-type="float" office:value="1212.05" calcext:value-type="float">
            <text:p>1212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7" calcext:value-type="date">
            <text:p>4/27/2010</text:p>
          </table:table-cell>
          <table:table-cell table:style-name="ce9" office:value-type="float" office:value="1183.71" calcext:value-type="float">
            <text:p>1183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8" calcext:value-type="date">
            <text:p>4/28/2010</text:p>
          </table:table-cell>
          <table:table-cell table:style-name="ce9" office:value-type="float" office:value="1191.36" calcext:value-type="float">
            <text:p>1191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29" calcext:value-type="date">
            <text:p>4/29/2010</text:p>
          </table:table-cell>
          <table:table-cell table:style-name="ce9" office:value-type="float" office:value="1206.78" calcext:value-type="float">
            <text:p>1206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4-30" calcext:value-type="date">
            <text:p>4/30/2010</text:p>
          </table:table-cell>
          <table:table-cell table:style-name="ce9" office:value-type="float" office:value="1186.69" calcext:value-type="float">
            <text:p>1186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03" calcext:value-type="date">
            <text:p>5/3/2010</text:p>
          </table:table-cell>
          <table:table-cell table:style-name="ce9" office:value-type="float" office:value="1202.26" calcext:value-type="float">
            <text:p>1202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04" calcext:value-type="date">
            <text:p>5/4/2010</text:p>
          </table:table-cell>
          <table:table-cell table:style-name="ce9" office:value-type="float" office:value="1173.6" calcext:value-type="float">
            <text:p>1173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05" calcext:value-type="date">
            <text:p>5/5/2010</text:p>
          </table:table-cell>
          <table:table-cell table:style-name="ce9" office:value-type="float" office:value="1165.9" calcext:value-type="float">
            <text:p>1165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06" calcext:value-type="date">
            <text:p>5/6/2010</text:p>
          </table:table-cell>
          <table:table-cell table:style-name="ce9" office:value-type="float" office:value="1128.15" calcext:value-type="float">
            <text:p>1128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07" calcext:value-type="date">
            <text:p>5/7/2010</text:p>
          </table:table-cell>
          <table:table-cell table:style-name="ce9" office:value-type="float" office:value="1110.88" calcext:value-type="float">
            <text:p>1110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0" calcext:value-type="date">
            <text:p>5/10/2010</text:p>
          </table:table-cell>
          <table:table-cell table:style-name="ce9" office:value-type="float" office:value="1159.73" calcext:value-type="float">
            <text:p>1159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1" calcext:value-type="date">
            <text:p>5/11/2010</text:p>
          </table:table-cell>
          <table:table-cell table:style-name="ce9" office:value-type="float" office:value="1155.79" calcext:value-type="float">
            <text:p>1155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2" calcext:value-type="date">
            <text:p>5/12/2010</text:p>
          </table:table-cell>
          <table:table-cell table:style-name="ce9" office:value-type="float" office:value="1171.67" calcext:value-type="float">
            <text:p>1171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3" calcext:value-type="date">
            <text:p>5/13/2010</text:p>
          </table:table-cell>
          <table:table-cell table:style-name="ce9" office:value-type="float" office:value="1157.44" calcext:value-type="float">
            <text:p>1157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4" calcext:value-type="date">
            <text:p>5/14/2010</text:p>
          </table:table-cell>
          <table:table-cell table:style-name="ce9" office:value-type="float" office:value="1135.68" calcext:value-type="float">
            <text:p>1135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7" calcext:value-type="date">
            <text:p>5/17/2010</text:p>
          </table:table-cell>
          <table:table-cell table:style-name="ce9" office:value-type="float" office:value="1136.94" calcext:value-type="float">
            <text:p>1136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8" calcext:value-type="date">
            <text:p>5/18/2010</text:p>
          </table:table-cell>
          <table:table-cell table:style-name="ce9" office:value-type="float" office:value="1120.8" calcext:value-type="float">
            <text:p>1120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19" calcext:value-type="date">
            <text:p>5/19/2010</text:p>
          </table:table-cell>
          <table:table-cell table:style-name="ce9" office:value-type="float" office:value="1115.05" calcext:value-type="float">
            <text:p>1115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20" calcext:value-type="date">
            <text:p>5/20/2010</text:p>
          </table:table-cell>
          <table:table-cell table:style-name="ce9" office:value-type="float" office:value="1071.59" calcext:value-type="float">
            <text:p>1071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21" calcext:value-type="date">
            <text:p>5/21/2010</text:p>
          </table:table-cell>
          <table:table-cell table:style-name="ce9" office:value-type="float" office:value="1087.69" calcext:value-type="float">
            <text:p>1087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24" calcext:value-type="date">
            <text:p>5/24/2010</text:p>
          </table:table-cell>
          <table:table-cell table:style-name="ce9" office:value-type="float" office:value="1073.65" calcext:value-type="float">
            <text:p>1073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25" calcext:value-type="date">
            <text:p>5/25/2010</text:p>
          </table:table-cell>
          <table:table-cell table:style-name="ce9" office:value-type="float" office:value="1074.03" calcext:value-type="float">
            <text:p>1074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26" calcext:value-type="date">
            <text:p>5/26/2010</text:p>
          </table:table-cell>
          <table:table-cell table:style-name="ce9" office:value-type="float" office:value="1067.95" calcext:value-type="float">
            <text:p>1067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27" calcext:value-type="date">
            <text:p>5/27/2010</text:p>
          </table:table-cell>
          <table:table-cell table:style-name="ce9" office:value-type="float" office:value="1103.06" calcext:value-type="float">
            <text:p>1103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28" calcext:value-type="date">
            <text:p>5/28/2010</text:p>
          </table:table-cell>
          <table:table-cell table:style-name="ce9" office:value-type="float" office:value="1089.41" calcext:value-type="float">
            <text:p>1089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5-31" calcext:value-type="date">
            <text:p>5/31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01" calcext:value-type="date">
            <text:p>6/1/2010</text:p>
          </table:table-cell>
          <table:table-cell table:style-name="ce9" office:value-type="float" office:value="1070.71" calcext:value-type="float">
            <text:p>1070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02" calcext:value-type="date">
            <text:p>6/2/2010</text:p>
          </table:table-cell>
          <table:table-cell table:style-name="ce9" office:value-type="float" office:value="1098.38" calcext:value-type="float">
            <text:p>1098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03" calcext:value-type="date">
            <text:p>6/3/2010</text:p>
          </table:table-cell>
          <table:table-cell table:style-name="ce9" office:value-type="float" office:value="1102.83" calcext:value-type="float">
            <text:p>110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04" calcext:value-type="date">
            <text:p>6/4/2010</text:p>
          </table:table-cell>
          <table:table-cell table:style-name="ce9" office:value-type="float" office:value="1064.88" calcext:value-type="float">
            <text:p>1064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07" calcext:value-type="date">
            <text:p>6/7/2010</text:p>
          </table:table-cell>
          <table:table-cell table:style-name="ce9" office:value-type="float" office:value="1050.47" calcext:value-type="float">
            <text:p>1050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08" calcext:value-type="date">
            <text:p>6/8/2010</text:p>
          </table:table-cell>
          <table:table-cell table:style-name="ce9" office:value-type="float" office:value="1062" calcext:value-type="float">
            <text:p>10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09" calcext:value-type="date">
            <text:p>6/9/2010</text:p>
          </table:table-cell>
          <table:table-cell table:style-name="ce9" office:value-type="float" office:value="1055.69" calcext:value-type="float">
            <text:p>1055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10" calcext:value-type="date">
            <text:p>6/10/2010</text:p>
          </table:table-cell>
          <table:table-cell table:style-name="ce9" office:value-type="float" office:value="1086.84" calcext:value-type="float">
            <text:p>1086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11" calcext:value-type="date">
            <text:p>6/11/2010</text:p>
          </table:table-cell>
          <table:table-cell table:style-name="ce9" office:value-type="float" office:value="1091.6" calcext:value-type="float">
            <text:p>1091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14" calcext:value-type="date">
            <text:p>6/14/2010</text:p>
          </table:table-cell>
          <table:table-cell table:style-name="ce9" office:value-type="float" office:value="1089.63" calcext:value-type="float">
            <text:p>1089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15" calcext:value-type="date">
            <text:p>6/15/2010</text:p>
          </table:table-cell>
          <table:table-cell table:style-name="ce9" office:value-type="float" office:value="1115.23" calcext:value-type="float">
            <text:p>1115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16" calcext:value-type="date">
            <text:p>6/16/2010</text:p>
          </table:table-cell>
          <table:table-cell table:style-name="ce9" office:value-type="float" office:value="1114.61" calcext:value-type="float">
            <text:p>1114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17" calcext:value-type="date">
            <text:p>6/17/2010</text:p>
          </table:table-cell>
          <table:table-cell table:style-name="ce9" office:value-type="float" office:value="1116.04" calcext:value-type="float">
            <text:p>1116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18" calcext:value-type="date">
            <text:p>6/18/2010</text:p>
          </table:table-cell>
          <table:table-cell table:style-name="ce9" office:value-type="float" office:value="1117.51" calcext:value-type="float">
            <text:p>1117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21" calcext:value-type="date">
            <text:p>6/21/2010</text:p>
          </table:table-cell>
          <table:table-cell table:style-name="ce9" office:value-type="float" office:value="1113.2" calcext:value-type="float">
            <text:p>1113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22" calcext:value-type="date">
            <text:p>6/22/2010</text:p>
          </table:table-cell>
          <table:table-cell table:style-name="ce9" office:value-type="float" office:value="1095.31" calcext:value-type="float">
            <text:p>1095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23" calcext:value-type="date">
            <text:p>6/23/2010</text:p>
          </table:table-cell>
          <table:table-cell table:style-name="ce9" office:value-type="float" office:value="1092.04" calcext:value-type="float">
            <text:p>1092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24" calcext:value-type="date">
            <text:p>6/24/2010</text:p>
          </table:table-cell>
          <table:table-cell table:style-name="ce9" office:value-type="float" office:value="1073.69" calcext:value-type="float">
            <text:p>1073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25" calcext:value-type="date">
            <text:p>6/25/2010</text:p>
          </table:table-cell>
          <table:table-cell table:style-name="ce9" office:value-type="float" office:value="1076.76" calcext:value-type="float">
            <text:p>1076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28" calcext:value-type="date">
            <text:p>6/28/2010</text:p>
          </table:table-cell>
          <table:table-cell table:style-name="ce9" office:value-type="float" office:value="1074.57" calcext:value-type="float">
            <text:p>1074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29" calcext:value-type="date">
            <text:p>6/29/2010</text:p>
          </table:table-cell>
          <table:table-cell table:style-name="ce9" office:value-type="float" office:value="1041.24" calcext:value-type="float">
            <text:p>1041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6-30" calcext:value-type="date">
            <text:p>6/30/2010</text:p>
          </table:table-cell>
          <table:table-cell table:style-name="ce9" office:value-type="float" office:value="1030.71" calcext:value-type="float">
            <text:p>1030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01" calcext:value-type="date">
            <text:p>7/1/2010</text:p>
          </table:table-cell>
          <table:table-cell table:style-name="ce9" office:value-type="float" office:value="1027.37" calcext:value-type="float">
            <text:p>1027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02" calcext:value-type="date">
            <text:p>7/2/2010</text:p>
          </table:table-cell>
          <table:table-cell table:style-name="ce9" office:value-type="float" office:value="1022.58" calcext:value-type="float">
            <text:p>1022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05" calcext:value-type="date">
            <text:p>7/5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06" calcext:value-type="date">
            <text:p>7/6/2010</text:p>
          </table:table-cell>
          <table:table-cell table:style-name="ce9" office:value-type="float" office:value="1028.06" calcext:value-type="float">
            <text:p>1028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07" calcext:value-type="date">
            <text:p>7/7/2010</text:p>
          </table:table-cell>
          <table:table-cell table:style-name="ce9" office:value-type="float" office:value="1060.27" calcext:value-type="float">
            <text:p>1060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08" calcext:value-type="date">
            <text:p>7/8/2010</text:p>
          </table:table-cell>
          <table:table-cell table:style-name="ce9" office:value-type="float" office:value="1070.25" calcext:value-type="float">
            <text:p>1070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09" calcext:value-type="date">
            <text:p>7/9/2010</text:p>
          </table:table-cell>
          <table:table-cell table:style-name="ce9" office:value-type="float" office:value="1077.96" calcext:value-type="float">
            <text:p>1077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12" calcext:value-type="date">
            <text:p>7/12/2010</text:p>
          </table:table-cell>
          <table:table-cell table:style-name="ce9" office:value-type="float" office:value="1078.75" calcext:value-type="float">
            <text:p>1078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13" calcext:value-type="date">
            <text:p>7/13/2010</text:p>
          </table:table-cell>
          <table:table-cell table:style-name="ce9" office:value-type="float" office:value="1095.34" calcext:value-type="float">
            <text:p>1095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14" calcext:value-type="date">
            <text:p>7/14/2010</text:p>
          </table:table-cell>
          <table:table-cell table:style-name="ce9" office:value-type="float" office:value="1095.17" calcext:value-type="float">
            <text:p>1095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15" calcext:value-type="date">
            <text:p>7/15/2010</text:p>
          </table:table-cell>
          <table:table-cell table:style-name="ce9" office:value-type="float" office:value="1096.48" calcext:value-type="float">
            <text:p>1096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16" calcext:value-type="date">
            <text:p>7/16/2010</text:p>
          </table:table-cell>
          <table:table-cell table:style-name="ce9" office:value-type="float" office:value="1064.88" calcext:value-type="float">
            <text:p>1064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19" calcext:value-type="date">
            <text:p>7/19/2010</text:p>
          </table:table-cell>
          <table:table-cell table:style-name="ce9" office:value-type="float" office:value="1071.25" calcext:value-type="float">
            <text:p>1071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0" calcext:value-type="date">
            <text:p>7/20/2010</text:p>
          </table:table-cell>
          <table:table-cell table:style-name="ce9" office:value-type="float" office:value="1083.48" calcext:value-type="float">
            <text:p>1083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1" calcext:value-type="date">
            <text:p>7/21/2010</text:p>
          </table:table-cell>
          <table:table-cell table:style-name="ce9" office:value-type="float" office:value="1069.59" calcext:value-type="float">
            <text:p>1069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2" calcext:value-type="date">
            <text:p>7/22/2010</text:p>
          </table:table-cell>
          <table:table-cell table:style-name="ce9" office:value-type="float" office:value="1093.67" calcext:value-type="float">
            <text:p>1093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3" calcext:value-type="date">
            <text:p>7/23/2010</text:p>
          </table:table-cell>
          <table:table-cell table:style-name="ce9" office:value-type="float" office:value="1102.66" calcext:value-type="float">
            <text:p>1102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6" calcext:value-type="date">
            <text:p>7/26/2010</text:p>
          </table:table-cell>
          <table:table-cell table:style-name="ce9" office:value-type="float" office:value="1115.01" calcext:value-type="float">
            <text:p>1115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7" calcext:value-type="date">
            <text:p>7/27/2010</text:p>
          </table:table-cell>
          <table:table-cell table:style-name="ce9" office:value-type="float" office:value="1113.84" calcext:value-type="float">
            <text:p>1113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8" calcext:value-type="date">
            <text:p>7/28/2010</text:p>
          </table:table-cell>
          <table:table-cell table:style-name="ce9" office:value-type="float" office:value="1106.13" calcext:value-type="float">
            <text:p>1106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29" calcext:value-type="date">
            <text:p>7/29/2010</text:p>
          </table:table-cell>
          <table:table-cell table:style-name="ce9" office:value-type="float" office:value="1101.53" calcext:value-type="float">
            <text:p>1101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7-30" calcext:value-type="date">
            <text:p>7/30/2010</text:p>
          </table:table-cell>
          <table:table-cell table:style-name="ce9" office:value-type="float" office:value="1101.6" calcext:value-type="float">
            <text:p>1101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02" calcext:value-type="date">
            <text:p>8/2/2010</text:p>
          </table:table-cell>
          <table:table-cell table:style-name="ce9" office:value-type="float" office:value="1125.86" calcext:value-type="float">
            <text:p>1125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03" calcext:value-type="date">
            <text:p>8/3/2010</text:p>
          </table:table-cell>
          <table:table-cell table:style-name="ce9" office:value-type="float" office:value="1120.46" calcext:value-type="float">
            <text:p>1120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04" calcext:value-type="date">
            <text:p>8/4/2010</text:p>
          </table:table-cell>
          <table:table-cell table:style-name="ce9" office:value-type="float" office:value="1127.24" calcext:value-type="float">
            <text:p>1127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05" calcext:value-type="date">
            <text:p>8/5/2010</text:p>
          </table:table-cell>
          <table:table-cell table:style-name="ce9" office:value-type="float" office:value="1125.81" calcext:value-type="float">
            <text:p>1125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06" calcext:value-type="date">
            <text:p>8/6/2010</text:p>
          </table:table-cell>
          <table:table-cell table:style-name="ce9" office:value-type="float" office:value="1121.64" calcext:value-type="float">
            <text:p>1121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09" calcext:value-type="date">
            <text:p>8/9/2010</text:p>
          </table:table-cell>
          <table:table-cell table:style-name="ce9" office:value-type="float" office:value="1127.79" calcext:value-type="float">
            <text:p>1127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0" calcext:value-type="date">
            <text:p>8/10/2010</text:p>
          </table:table-cell>
          <table:table-cell table:style-name="ce9" office:value-type="float" office:value="1121.06" calcext:value-type="float">
            <text:p>1121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1" calcext:value-type="date">
            <text:p>8/11/2010</text:p>
          </table:table-cell>
          <table:table-cell table:style-name="ce9" office:value-type="float" office:value="1089.47" calcext:value-type="float">
            <text:p>1089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2" calcext:value-type="date">
            <text:p>8/12/2010</text:p>
          </table:table-cell>
          <table:table-cell table:style-name="ce9" office:value-type="float" office:value="1083.61" calcext:value-type="float">
            <text:p>1083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3" calcext:value-type="date">
            <text:p>8/13/2010</text:p>
          </table:table-cell>
          <table:table-cell table:style-name="ce9" office:value-type="float" office:value="1079.25" calcext:value-type="float">
            <text:p>1079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6" calcext:value-type="date">
            <text:p>8/16/2010</text:p>
          </table:table-cell>
          <table:table-cell table:style-name="ce9" office:value-type="float" office:value="1079.38" calcext:value-type="float">
            <text:p>1079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7" calcext:value-type="date">
            <text:p>8/17/2010</text:p>
          </table:table-cell>
          <table:table-cell table:style-name="ce9" office:value-type="float" office:value="1092.54" calcext:value-type="float">
            <text:p>1092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8" calcext:value-type="date">
            <text:p>8/18/2010</text:p>
          </table:table-cell>
          <table:table-cell table:style-name="ce9" office:value-type="float" office:value="1094.16" calcext:value-type="float">
            <text:p>1094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19" calcext:value-type="date">
            <text:p>8/19/2010</text:p>
          </table:table-cell>
          <table:table-cell table:style-name="ce9" office:value-type="float" office:value="1075.63" calcext:value-type="float">
            <text:p>1075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20" calcext:value-type="date">
            <text:p>8/20/2010</text:p>
          </table:table-cell>
          <table:table-cell table:style-name="ce9" office:value-type="float" office:value="1071.69" calcext:value-type="float">
            <text:p>1071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23" calcext:value-type="date">
            <text:p>8/23/2010</text:p>
          </table:table-cell>
          <table:table-cell table:style-name="ce9" office:value-type="float" office:value="1067.36" calcext:value-type="float">
            <text:p>1067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24" calcext:value-type="date">
            <text:p>8/24/2010</text:p>
          </table:table-cell>
          <table:table-cell table:style-name="ce9" office:value-type="float" office:value="1051.87" calcext:value-type="float">
            <text:p>1051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25" calcext:value-type="date">
            <text:p>8/25/2010</text:p>
          </table:table-cell>
          <table:table-cell table:style-name="ce9" office:value-type="float" office:value="1055.33" calcext:value-type="float">
            <text:p>1055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26" calcext:value-type="date">
            <text:p>8/26/2010</text:p>
          </table:table-cell>
          <table:table-cell table:style-name="ce9" office:value-type="float" office:value="1047.22" calcext:value-type="float">
            <text:p>1047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27" calcext:value-type="date">
            <text:p>8/27/2010</text:p>
          </table:table-cell>
          <table:table-cell table:style-name="ce9" office:value-type="float" office:value="1064.59" calcext:value-type="float">
            <text:p>1064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30" calcext:value-type="date">
            <text:p>8/30/2010</text:p>
          </table:table-cell>
          <table:table-cell table:style-name="ce9" office:value-type="float" office:value="1048.92" calcext:value-type="float">
            <text:p>1048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8-31" calcext:value-type="date">
            <text:p>8/31/2010</text:p>
          </table:table-cell>
          <table:table-cell table:style-name="ce9" office:value-type="float" office:value="1049.33" calcext:value-type="float">
            <text:p>1049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01" calcext:value-type="date">
            <text:p>9/1/2010</text:p>
          </table:table-cell>
          <table:table-cell table:style-name="ce9" office:value-type="float" office:value="1080.29" calcext:value-type="float">
            <text:p>1080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02" calcext:value-type="date">
            <text:p>9/2/2010</text:p>
          </table:table-cell>
          <table:table-cell table:style-name="ce9" office:value-type="float" office:value="1090.1" calcext:value-type="float">
            <text:p>1090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03" calcext:value-type="date">
            <text:p>9/3/2010</text:p>
          </table:table-cell>
          <table:table-cell table:style-name="ce9" office:value-type="float" office:value="1104.51" calcext:value-type="float">
            <text:p>1104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06" calcext:value-type="date">
            <text:p>9/6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07" calcext:value-type="date">
            <text:p>9/7/2010</text:p>
          </table:table-cell>
          <table:table-cell table:style-name="ce9" office:value-type="float" office:value="1091.84" calcext:value-type="float">
            <text:p>1091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08" calcext:value-type="date">
            <text:p>9/8/2010</text:p>
          </table:table-cell>
          <table:table-cell table:style-name="ce9" office:value-type="float" office:value="1098.87" calcext:value-type="float">
            <text:p>1098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09" calcext:value-type="date">
            <text:p>9/9/2010</text:p>
          </table:table-cell>
          <table:table-cell table:style-name="ce9" office:value-type="float" office:value="1104.18" calcext:value-type="float">
            <text:p>1104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10" calcext:value-type="date">
            <text:p>9/10/2010</text:p>
          </table:table-cell>
          <table:table-cell table:style-name="ce9" office:value-type="float" office:value="1109.55" calcext:value-type="float">
            <text:p>1109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13" calcext:value-type="date">
            <text:p>9/13/2010</text:p>
          </table:table-cell>
          <table:table-cell table:style-name="ce9" office:value-type="float" office:value="1121.9" calcext:value-type="float">
            <text:p>1121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14" calcext:value-type="date">
            <text:p>9/14/2010</text:p>
          </table:table-cell>
          <table:table-cell table:style-name="ce9" office:value-type="float" office:value="1121.1" calcext:value-type="float">
            <text:p>1121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15" calcext:value-type="date">
            <text:p>9/15/2010</text:p>
          </table:table-cell>
          <table:table-cell table:style-name="ce9" office:value-type="float" office:value="1125.07" calcext:value-type="float">
            <text:p>1125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16" calcext:value-type="date">
            <text:p>9/16/2010</text:p>
          </table:table-cell>
          <table:table-cell table:style-name="ce9" office:value-type="float" office:value="1124.66" calcext:value-type="float">
            <text:p>1124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17" calcext:value-type="date">
            <text:p>9/17/2010</text:p>
          </table:table-cell>
          <table:table-cell table:style-name="ce9" office:value-type="float" office:value="1125.59" calcext:value-type="float">
            <text:p>1125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0" calcext:value-type="date">
            <text:p>9/20/2010</text:p>
          </table:table-cell>
          <table:table-cell table:style-name="ce9" office:value-type="float" office:value="1142.71" calcext:value-type="float">
            <text:p>1142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1" calcext:value-type="date">
            <text:p>9/21/2010</text:p>
          </table:table-cell>
          <table:table-cell table:style-name="ce9" office:value-type="float" office:value="1139.78" calcext:value-type="float">
            <text:p>1139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2" calcext:value-type="date">
            <text:p>9/22/2010</text:p>
          </table:table-cell>
          <table:table-cell table:style-name="ce9" office:value-type="float" office:value="1134.28" calcext:value-type="float">
            <text:p>1134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3" calcext:value-type="date">
            <text:p>9/23/2010</text:p>
          </table:table-cell>
          <table:table-cell table:style-name="ce9" office:value-type="float" office:value="1124.83" calcext:value-type="float">
            <text:p>1124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4" calcext:value-type="date">
            <text:p>9/24/2010</text:p>
          </table:table-cell>
          <table:table-cell table:style-name="ce9" office:value-type="float" office:value="1148.67" calcext:value-type="float">
            <text:p>1148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7" calcext:value-type="date">
            <text:p>9/27/2010</text:p>
          </table:table-cell>
          <table:table-cell table:style-name="ce9" office:value-type="float" office:value="1142.16" calcext:value-type="float">
            <text:p>1142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8" calcext:value-type="date">
            <text:p>9/28/2010</text:p>
          </table:table-cell>
          <table:table-cell table:style-name="ce9" office:value-type="float" office:value="1147.7" calcext:value-type="float">
            <text:p>1147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29" calcext:value-type="date">
            <text:p>9/29/2010</text:p>
          </table:table-cell>
          <table:table-cell table:style-name="ce9" office:value-type="float" office:value="1144.73" calcext:value-type="float">
            <text:p>1144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09-30" calcext:value-type="date">
            <text:p>9/30/2010</text:p>
          </table:table-cell>
          <table:table-cell table:style-name="ce9" office:value-type="float" office:value="1141.2" calcext:value-type="float">
            <text:p>1141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01" calcext:value-type="date">
            <text:p>10/1/2010</text:p>
          </table:table-cell>
          <table:table-cell table:style-name="ce9" office:value-type="float" office:value="1146.24" calcext:value-type="float">
            <text:p>1146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04" calcext:value-type="date">
            <text:p>10/4/2010</text:p>
          </table:table-cell>
          <table:table-cell table:style-name="ce9" office:value-type="float" office:value="1137.03" calcext:value-type="float">
            <text:p>1137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05" calcext:value-type="date">
            <text:p>10/5/2010</text:p>
          </table:table-cell>
          <table:table-cell table:style-name="ce9" office:value-type="float" office:value="1160.75" calcext:value-type="float">
            <text:p>1160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06" calcext:value-type="date">
            <text:p>10/6/2010</text:p>
          </table:table-cell>
          <table:table-cell table:style-name="ce9" office:value-type="float" office:value="1159.97" calcext:value-type="float">
            <text:p>1159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07" calcext:value-type="date">
            <text:p>10/7/2010</text:p>
          </table:table-cell>
          <table:table-cell table:style-name="ce9" office:value-type="float" office:value="1158.06" calcext:value-type="float">
            <text:p>1158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08" calcext:value-type="date">
            <text:p>10/8/2010</text:p>
          </table:table-cell>
          <table:table-cell table:style-name="ce9" office:value-type="float" office:value="1165.15" calcext:value-type="float">
            <text:p>1165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11" calcext:value-type="date">
            <text:p>10/11/2010</text:p>
          </table:table-cell>
          <table:table-cell table:style-name="ce9" office:value-type="float" office:value="1165.32" calcext:value-type="float">
            <text:p>1165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12" calcext:value-type="date">
            <text:p>10/12/2010</text:p>
          </table:table-cell>
          <table:table-cell table:style-name="ce9" office:value-type="float" office:value="1169.77" calcext:value-type="float">
            <text:p>1169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13" calcext:value-type="date">
            <text:p>10/13/2010</text:p>
          </table:table-cell>
          <table:table-cell table:style-name="ce9" office:value-type="float" office:value="1178.1" calcext:value-type="float">
            <text:p>1178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14" calcext:value-type="date">
            <text:p>10/14/2010</text:p>
          </table:table-cell>
          <table:table-cell table:style-name="ce9" office:value-type="float" office:value="1173.81" calcext:value-type="float">
            <text:p>1173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15" calcext:value-type="date">
            <text:p>10/15/2010</text:p>
          </table:table-cell>
          <table:table-cell table:style-name="ce9" office:value-type="float" office:value="1176.19" calcext:value-type="float">
            <text:p>1176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18" calcext:value-type="date">
            <text:p>10/18/2010</text:p>
          </table:table-cell>
          <table:table-cell table:style-name="ce9" office:value-type="float" office:value="1184.71" calcext:value-type="float">
            <text:p>1184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19" calcext:value-type="date">
            <text:p>10/19/2010</text:p>
          </table:table-cell>
          <table:table-cell table:style-name="ce9" office:value-type="float" office:value="1165.9" calcext:value-type="float">
            <text:p>1165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0" calcext:value-type="date">
            <text:p>10/20/2010</text:p>
          </table:table-cell>
          <table:table-cell table:style-name="ce9" office:value-type="float" office:value="1178.17" calcext:value-type="float">
            <text:p>1178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1" calcext:value-type="date">
            <text:p>10/21/2010</text:p>
          </table:table-cell>
          <table:table-cell table:style-name="ce9" office:value-type="float" office:value="1180.26" calcext:value-type="float">
            <text:p>1180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2" calcext:value-type="date">
            <text:p>10/22/2010</text:p>
          </table:table-cell>
          <table:table-cell table:style-name="ce9" office:value-type="float" office:value="1183.08" calcext:value-type="float">
            <text:p>1183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5" calcext:value-type="date">
            <text:p>10/25/2010</text:p>
          </table:table-cell>
          <table:table-cell table:style-name="ce9" office:value-type="float" office:value="1185.62" calcext:value-type="float">
            <text:p>1185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6" calcext:value-type="date">
            <text:p>10/26/2010</text:p>
          </table:table-cell>
          <table:table-cell table:style-name="ce9" office:value-type="float" office:value="1185.64" calcext:value-type="float">
            <text:p>1185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7" calcext:value-type="date">
            <text:p>10/27/2010</text:p>
          </table:table-cell>
          <table:table-cell table:style-name="ce9" office:value-type="float" office:value="1182.45" calcext:value-type="float">
            <text:p>1182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8" calcext:value-type="date">
            <text:p>10/28/2010</text:p>
          </table:table-cell>
          <table:table-cell table:style-name="ce9" office:value-type="float" office:value="1183.78" calcext:value-type="float">
            <text:p>1183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0-29" calcext:value-type="date">
            <text:p>10/29/2010</text:p>
          </table:table-cell>
          <table:table-cell table:style-name="ce9" office:value-type="float" office:value="1183.26" calcext:value-type="float">
            <text:p>1183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01" calcext:value-type="date">
            <text:p>11/1/2010</text:p>
          </table:table-cell>
          <table:table-cell table:style-name="ce9" office:value-type="float" office:value="1184.38" calcext:value-type="float">
            <text:p>1184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02" calcext:value-type="date">
            <text:p>11/2/2010</text:p>
          </table:table-cell>
          <table:table-cell table:style-name="ce9" office:value-type="float" office:value="1193.57" calcext:value-type="float">
            <text:p>1193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03" calcext:value-type="date">
            <text:p>11/3/2010</text:p>
          </table:table-cell>
          <table:table-cell table:style-name="ce9" office:value-type="float" office:value="1197.96" calcext:value-type="float">
            <text:p>1197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04" calcext:value-type="date">
            <text:p>11/4/2010</text:p>
          </table:table-cell>
          <table:table-cell table:style-name="ce9" office:value-type="float" office:value="1221.06" calcext:value-type="float">
            <text:p>1221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05" calcext:value-type="date">
            <text:p>11/5/2010</text:p>
          </table:table-cell>
          <table:table-cell table:style-name="ce9" office:value-type="float" office:value="1225.85" calcext:value-type="float">
            <text:p>1225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08" calcext:value-type="date">
            <text:p>11/8/2010</text:p>
          </table:table-cell>
          <table:table-cell table:style-name="ce9" office:value-type="float" office:value="1223.25" calcext:value-type="float">
            <text:p>1223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09" calcext:value-type="date">
            <text:p>11/9/2010</text:p>
          </table:table-cell>
          <table:table-cell table:style-name="ce9" office:value-type="float" office:value="1213.4" calcext:value-type="float">
            <text:p>1213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0" calcext:value-type="date">
            <text:p>11/10/2010</text:p>
          </table:table-cell>
          <table:table-cell table:style-name="ce9" office:value-type="float" office:value="1218.71" calcext:value-type="float">
            <text:p>1218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1" calcext:value-type="date">
            <text:p>11/11/2010</text:p>
          </table:table-cell>
          <table:table-cell table:style-name="ce9" office:value-type="float" office:value="1213.54" calcext:value-type="float">
            <text:p>1213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2" calcext:value-type="date">
            <text:p>11/12/2010</text:p>
          </table:table-cell>
          <table:table-cell table:style-name="ce9" office:value-type="float" office:value="1199.21" calcext:value-type="float">
            <text:p>1199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5" calcext:value-type="date">
            <text:p>11/15/2010</text:p>
          </table:table-cell>
          <table:table-cell table:style-name="ce9" office:value-type="float" office:value="1197.75" calcext:value-type="float">
            <text:p>1197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6" calcext:value-type="date">
            <text:p>11/16/2010</text:p>
          </table:table-cell>
          <table:table-cell table:style-name="ce9" office:value-type="float" office:value="1178.34" calcext:value-type="float">
            <text:p>1178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7" calcext:value-type="date">
            <text:p>11/17/2010</text:p>
          </table:table-cell>
          <table:table-cell table:style-name="ce9" office:value-type="float" office:value="1178.59" calcext:value-type="float">
            <text:p>1178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8" calcext:value-type="date">
            <text:p>11/18/2010</text:p>
          </table:table-cell>
          <table:table-cell table:style-name="ce9" office:value-type="float" office:value="1196.69" calcext:value-type="float">
            <text:p>1196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19" calcext:value-type="date">
            <text:p>11/19/2010</text:p>
          </table:table-cell>
          <table:table-cell table:style-name="ce9" office:value-type="float" office:value="1199.73" calcext:value-type="float">
            <text:p>1199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22" calcext:value-type="date">
            <text:p>11/22/2010</text:p>
          </table:table-cell>
          <table:table-cell table:style-name="ce9" office:value-type="float" office:value="1197.84" calcext:value-type="float">
            <text:p>1197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23" calcext:value-type="date">
            <text:p>11/23/2010</text:p>
          </table:table-cell>
          <table:table-cell table:style-name="ce9" office:value-type="float" office:value="1180.73" calcext:value-type="float">
            <text:p>1180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24" calcext:value-type="date">
            <text:p>11/24/2010</text:p>
          </table:table-cell>
          <table:table-cell table:style-name="ce9" office:value-type="float" office:value="1198.35" calcext:value-type="float">
            <text:p>1198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25" calcext:value-type="date">
            <text:p>11/25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26" calcext:value-type="date">
            <text:p>11/26/2010</text:p>
          </table:table-cell>
          <table:table-cell table:style-name="ce9" office:value-type="float" office:value="1189.4" calcext:value-type="float">
            <text:p>1189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29" calcext:value-type="date">
            <text:p>11/29/2010</text:p>
          </table:table-cell>
          <table:table-cell table:style-name="ce9" office:value-type="float" office:value="1187.76" calcext:value-type="float">
            <text:p>1187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1-30" calcext:value-type="date">
            <text:p>11/30/2010</text:p>
          </table:table-cell>
          <table:table-cell table:style-name="ce9" office:value-type="float" office:value="1180.55" calcext:value-type="float">
            <text:p>1180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01" calcext:value-type="date">
            <text:p>12/1/2010</text:p>
          </table:table-cell>
          <table:table-cell table:style-name="ce9" office:value-type="float" office:value="1206.07" calcext:value-type="float">
            <text:p>1206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02" calcext:value-type="date">
            <text:p>12/2/2010</text:p>
          </table:table-cell>
          <table:table-cell table:style-name="ce9" office:value-type="float" office:value="1221.53" calcext:value-type="float">
            <text:p>1221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03" calcext:value-type="date">
            <text:p>12/3/2010</text:p>
          </table:table-cell>
          <table:table-cell table:style-name="ce9" office:value-type="float" office:value="1224.71" calcext:value-type="float">
            <text:p>1224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06" calcext:value-type="date">
            <text:p>12/6/2010</text:p>
          </table:table-cell>
          <table:table-cell table:style-name="ce9" office:value-type="float" office:value="1223.12" calcext:value-type="float">
            <text:p>1223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07" calcext:value-type="date">
            <text:p>12/7/2010</text:p>
          </table:table-cell>
          <table:table-cell table:style-name="ce9" office:value-type="float" office:value="1223.75" calcext:value-type="float">
            <text:p>1223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08" calcext:value-type="date">
            <text:p>12/8/2010</text:p>
          </table:table-cell>
          <table:table-cell table:style-name="ce9" office:value-type="float" office:value="1228.28" calcext:value-type="float">
            <text:p>1228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09" calcext:value-type="date">
            <text:p>12/9/2010</text:p>
          </table:table-cell>
          <table:table-cell table:style-name="ce9" office:value-type="float" office:value="1233" calcext:value-type="float">
            <text:p>12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10" calcext:value-type="date">
            <text:p>12/10/2010</text:p>
          </table:table-cell>
          <table:table-cell table:style-name="ce9" office:value-type="float" office:value="1240.4" calcext:value-type="float">
            <text:p>1240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13" calcext:value-type="date">
            <text:p>12/13/2010</text:p>
          </table:table-cell>
          <table:table-cell table:style-name="ce9" office:value-type="float" office:value="1240.46" calcext:value-type="float">
            <text:p>1240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14" calcext:value-type="date">
            <text:p>12/14/2010</text:p>
          </table:table-cell>
          <table:table-cell table:style-name="ce9" office:value-type="float" office:value="1241.59" calcext:value-type="float">
            <text:p>1241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15" calcext:value-type="date">
            <text:p>12/15/2010</text:p>
          </table:table-cell>
          <table:table-cell table:style-name="ce9" office:value-type="float" office:value="1235.23" calcext:value-type="float">
            <text:p>1235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16" calcext:value-type="date">
            <text:p>12/16/2010</text:p>
          </table:table-cell>
          <table:table-cell table:style-name="ce9" office:value-type="float" office:value="1242.87" calcext:value-type="float">
            <text:p>1242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17" calcext:value-type="date">
            <text:p>12/17/2010</text:p>
          </table:table-cell>
          <table:table-cell table:style-name="ce9" office:value-type="float" office:value="1243.91" calcext:value-type="float">
            <text:p>1243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0" calcext:value-type="date">
            <text:p>12/20/2010</text:p>
          </table:table-cell>
          <table:table-cell table:style-name="ce9" office:value-type="float" office:value="1247.08" calcext:value-type="float">
            <text:p>1247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1" calcext:value-type="date">
            <text:p>12/21/2010</text:p>
          </table:table-cell>
          <table:table-cell table:style-name="ce9" office:value-type="float" office:value="1254.6" calcext:value-type="float">
            <text:p>1254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2" calcext:value-type="date">
            <text:p>12/22/2010</text:p>
          </table:table-cell>
          <table:table-cell table:style-name="ce9" office:value-type="float" office:value="1258.84" calcext:value-type="float">
            <text:p>1258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3" calcext:value-type="date">
            <text:p>12/23/2010</text:p>
          </table:table-cell>
          <table:table-cell table:style-name="ce9" office:value-type="float" office:value="1256.77" calcext:value-type="float">
            <text:p>1256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4" calcext:value-type="date">
            <text:p>12/24/2010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7" calcext:value-type="date">
            <text:p>12/27/2010</text:p>
          </table:table-cell>
          <table:table-cell table:style-name="ce9" office:value-type="float" office:value="1257.54" calcext:value-type="float">
            <text:p>1257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8" calcext:value-type="date">
            <text:p>12/28/2010</text:p>
          </table:table-cell>
          <table:table-cell table:style-name="ce9" office:value-type="float" office:value="1258.51" calcext:value-type="float">
            <text:p>1258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29" calcext:value-type="date">
            <text:p>12/29/2010</text:p>
          </table:table-cell>
          <table:table-cell table:style-name="ce9" office:value-type="float" office:value="1259.78" calcext:value-type="float">
            <text:p>1259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30" calcext:value-type="date">
            <text:p>12/30/2010</text:p>
          </table:table-cell>
          <table:table-cell table:style-name="ce9" office:value-type="float" office:value="1257.88" calcext:value-type="float">
            <text:p>1257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0-12-31" calcext:value-type="date">
            <text:p>12/31/2010</text:p>
          </table:table-cell>
          <table:table-cell table:style-name="ce9" office:value-type="float" office:value="1257.64" calcext:value-type="float">
            <text:p>1257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03" calcext:value-type="date">
            <text:p>1/3/2011</text:p>
          </table:table-cell>
          <table:table-cell table:style-name="ce9" office:value-type="float" office:value="1271.87" calcext:value-type="float">
            <text:p>1271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04" calcext:value-type="date">
            <text:p>1/4/2011</text:p>
          </table:table-cell>
          <table:table-cell table:style-name="ce9" office:value-type="float" office:value="1270.2" calcext:value-type="float">
            <text:p>1270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05" calcext:value-type="date">
            <text:p>1/5/2011</text:p>
          </table:table-cell>
          <table:table-cell table:style-name="ce9" office:value-type="float" office:value="1276.56" calcext:value-type="float">
            <text:p>1276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06" calcext:value-type="date">
            <text:p>1/6/2011</text:p>
          </table:table-cell>
          <table:table-cell table:style-name="ce9" office:value-type="float" office:value="1273.85" calcext:value-type="float">
            <text:p>1273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07" calcext:value-type="date">
            <text:p>1/7/2011</text:p>
          </table:table-cell>
          <table:table-cell table:style-name="ce9" office:value-type="float" office:value="1271.5" calcext:value-type="float">
            <text:p>1271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0" calcext:value-type="date">
            <text:p>1/10/2011</text:p>
          </table:table-cell>
          <table:table-cell table:style-name="ce9" office:value-type="float" office:value="1269.75" calcext:value-type="float">
            <text:p>1269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1" calcext:value-type="date">
            <text:p>1/11/2011</text:p>
          </table:table-cell>
          <table:table-cell table:style-name="ce9" office:value-type="float" office:value="1274.48" calcext:value-type="float">
            <text:p>1274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2" calcext:value-type="date">
            <text:p>1/12/2011</text:p>
          </table:table-cell>
          <table:table-cell table:style-name="ce9" office:value-type="float" office:value="1285.96" calcext:value-type="float">
            <text:p>1285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3" calcext:value-type="date">
            <text:p>1/13/2011</text:p>
          </table:table-cell>
          <table:table-cell table:style-name="ce9" office:value-type="float" office:value="1283.76" calcext:value-type="float">
            <text:p>1283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4" calcext:value-type="date">
            <text:p>1/14/2011</text:p>
          </table:table-cell>
          <table:table-cell table:style-name="ce9" office:value-type="float" office:value="1293.24" calcext:value-type="float">
            <text:p>1293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7" calcext:value-type="date">
            <text:p>1/17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8" calcext:value-type="date">
            <text:p>1/18/2011</text:p>
          </table:table-cell>
          <table:table-cell table:style-name="ce9" office:value-type="float" office:value="1295.02" calcext:value-type="float">
            <text:p>1295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19" calcext:value-type="date">
            <text:p>1/19/2011</text:p>
          </table:table-cell>
          <table:table-cell table:style-name="ce9" office:value-type="float" office:value="1281.92" calcext:value-type="float">
            <text:p>1281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20" calcext:value-type="date">
            <text:p>1/20/2011</text:p>
          </table:table-cell>
          <table:table-cell table:style-name="ce9" office:value-type="float" office:value="1280.26" calcext:value-type="float">
            <text:p>1280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21" calcext:value-type="date">
            <text:p>1/21/2011</text:p>
          </table:table-cell>
          <table:table-cell table:style-name="ce9" office:value-type="float" office:value="1283.35" calcext:value-type="float">
            <text:p>1283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24" calcext:value-type="date">
            <text:p>1/24/2011</text:p>
          </table:table-cell>
          <table:table-cell table:style-name="ce9" office:value-type="float" office:value="1290.84" calcext:value-type="float">
            <text:p>1290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25" calcext:value-type="date">
            <text:p>1/25/2011</text:p>
          </table:table-cell>
          <table:table-cell table:style-name="ce9" office:value-type="float" office:value="1291.18" calcext:value-type="float">
            <text:p>1291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26" calcext:value-type="date">
            <text:p>1/26/2011</text:p>
          </table:table-cell>
          <table:table-cell table:style-name="ce9" office:value-type="float" office:value="1296.63" calcext:value-type="float">
            <text:p>1296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27" calcext:value-type="date">
            <text:p>1/27/2011</text:p>
          </table:table-cell>
          <table:table-cell table:style-name="ce9" office:value-type="float" office:value="1299.54" calcext:value-type="float">
            <text:p>1299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28" calcext:value-type="date">
            <text:p>1/28/2011</text:p>
          </table:table-cell>
          <table:table-cell table:style-name="ce9" office:value-type="float" office:value="1276.34" calcext:value-type="float">
            <text:p>1276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1-31" calcext:value-type="date">
            <text:p>1/31/2011</text:p>
          </table:table-cell>
          <table:table-cell table:style-name="ce9" office:value-type="float" office:value="1286.12" calcext:value-type="float">
            <text:p>1286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01" calcext:value-type="date">
            <text:p>2/1/2011</text:p>
          </table:table-cell>
          <table:table-cell table:style-name="ce9" office:value-type="float" office:value="1307.59" calcext:value-type="float">
            <text:p>1307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02" calcext:value-type="date">
            <text:p>2/2/2011</text:p>
          </table:table-cell>
          <table:table-cell table:style-name="ce9" office:value-type="float" office:value="1304.03" calcext:value-type="float">
            <text:p>1304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03" calcext:value-type="date">
            <text:p>2/3/2011</text:p>
          </table:table-cell>
          <table:table-cell table:style-name="ce9" office:value-type="float" office:value="1307.1" calcext:value-type="float">
            <text:p>1307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04" calcext:value-type="date">
            <text:p>2/4/2011</text:p>
          </table:table-cell>
          <table:table-cell table:style-name="ce9" office:value-type="float" office:value="1310.87" calcext:value-type="float">
            <text:p>1310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07" calcext:value-type="date">
            <text:p>2/7/2011</text:p>
          </table:table-cell>
          <table:table-cell table:style-name="ce9" office:value-type="float" office:value="1319.05" calcext:value-type="float">
            <text:p>1319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08" calcext:value-type="date">
            <text:p>2/8/2011</text:p>
          </table:table-cell>
          <table:table-cell table:style-name="ce9" office:value-type="float" office:value="1324.57" calcext:value-type="float">
            <text:p>1324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09" calcext:value-type="date">
            <text:p>2/9/2011</text:p>
          </table:table-cell>
          <table:table-cell table:style-name="ce9" office:value-type="float" office:value="1320.88" calcext:value-type="float">
            <text:p>1320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10" calcext:value-type="date">
            <text:p>2/10/2011</text:p>
          </table:table-cell>
          <table:table-cell table:style-name="ce9" office:value-type="float" office:value="1321.87" calcext:value-type="float">
            <text:p>1321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11" calcext:value-type="date">
            <text:p>2/11/2011</text:p>
          </table:table-cell>
          <table:table-cell table:style-name="ce9" office:value-type="float" office:value="1329.15" calcext:value-type="float">
            <text:p>1329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14" calcext:value-type="date">
            <text:p>2/14/2011</text:p>
          </table:table-cell>
          <table:table-cell table:style-name="ce9" office:value-type="float" office:value="1332.32" calcext:value-type="float">
            <text:p>1332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15" calcext:value-type="date">
            <text:p>2/15/2011</text:p>
          </table:table-cell>
          <table:table-cell table:style-name="ce9" office:value-type="float" office:value="1328.01" calcext:value-type="float">
            <text:p>1328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16" calcext:value-type="date">
            <text:p>2/16/2011</text:p>
          </table:table-cell>
          <table:table-cell table:style-name="ce9" office:value-type="float" office:value="1336.32" calcext:value-type="float">
            <text:p>1336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17" calcext:value-type="date">
            <text:p>2/17/2011</text:p>
          </table:table-cell>
          <table:table-cell table:style-name="ce9" office:value-type="float" office:value="1340.43" calcext:value-type="float">
            <text:p>1340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18" calcext:value-type="date">
            <text:p>2/18/2011</text:p>
          </table:table-cell>
          <table:table-cell table:style-name="ce9" office:value-type="float" office:value="1343.01" calcext:value-type="float">
            <text:p>1343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21" calcext:value-type="date">
            <text:p>2/21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22" calcext:value-type="date">
            <text:p>2/22/2011</text:p>
          </table:table-cell>
          <table:table-cell table:style-name="ce9" office:value-type="float" office:value="1315.44" calcext:value-type="float">
            <text:p>1315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23" calcext:value-type="date">
            <text:p>2/23/2011</text:p>
          </table:table-cell>
          <table:table-cell table:style-name="ce9" office:value-type="float" office:value="1307.4" calcext:value-type="float">
            <text:p>1307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24" calcext:value-type="date">
            <text:p>2/24/2011</text:p>
          </table:table-cell>
          <table:table-cell table:style-name="ce9" office:value-type="float" office:value="1306.1" calcext:value-type="float">
            <text:p>1306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25" calcext:value-type="date">
            <text:p>2/25/2011</text:p>
          </table:table-cell>
          <table:table-cell table:style-name="ce9" office:value-type="float" office:value="1319.88" calcext:value-type="float">
            <text:p>1319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2-28" calcext:value-type="date">
            <text:p>2/28/2011</text:p>
          </table:table-cell>
          <table:table-cell table:style-name="ce9" office:value-type="float" office:value="1327.22" calcext:value-type="float">
            <text:p>1327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01" calcext:value-type="date">
            <text:p>3/1/2011</text:p>
          </table:table-cell>
          <table:table-cell table:style-name="ce9" office:value-type="float" office:value="1306.33" calcext:value-type="float">
            <text:p>1306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02" calcext:value-type="date">
            <text:p>3/2/2011</text:p>
          </table:table-cell>
          <table:table-cell table:style-name="ce9" office:value-type="float" office:value="1308.44" calcext:value-type="float">
            <text:p>1308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03" calcext:value-type="date">
            <text:p>3/3/2011</text:p>
          </table:table-cell>
          <table:table-cell table:style-name="ce9" office:value-type="float" office:value="1330.97" calcext:value-type="float">
            <text:p>1330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04" calcext:value-type="date">
            <text:p>3/4/2011</text:p>
          </table:table-cell>
          <table:table-cell table:style-name="ce9" office:value-type="float" office:value="1321.15" calcext:value-type="float">
            <text:p>1321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07" calcext:value-type="date">
            <text:p>3/7/2011</text:p>
          </table:table-cell>
          <table:table-cell table:style-name="ce9" office:value-type="float" office:value="1310.13" calcext:value-type="float">
            <text:p>1310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08" calcext:value-type="date">
            <text:p>3/8/2011</text:p>
          </table:table-cell>
          <table:table-cell table:style-name="ce9" office:value-type="float" office:value="1321.82" calcext:value-type="float">
            <text:p>1321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09" calcext:value-type="date">
            <text:p>3/9/2011</text:p>
          </table:table-cell>
          <table:table-cell table:style-name="ce9" office:value-type="float" office:value="1320.02" calcext:value-type="float">
            <text:p>1320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10" calcext:value-type="date">
            <text:p>3/10/2011</text:p>
          </table:table-cell>
          <table:table-cell table:style-name="ce9" office:value-type="float" office:value="1295.11" calcext:value-type="float">
            <text:p>1295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11" calcext:value-type="date">
            <text:p>3/11/2011</text:p>
          </table:table-cell>
          <table:table-cell table:style-name="ce9" office:value-type="float" office:value="1304.28" calcext:value-type="float">
            <text:p>1304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14" calcext:value-type="date">
            <text:p>3/14/2011</text:p>
          </table:table-cell>
          <table:table-cell table:style-name="ce9" office:value-type="float" office:value="1296.39" calcext:value-type="float">
            <text:p>1296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15" calcext:value-type="date">
            <text:p>3/15/2011</text:p>
          </table:table-cell>
          <table:table-cell table:style-name="ce9" office:value-type="float" office:value="1281.87" calcext:value-type="float">
            <text:p>1281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16" calcext:value-type="date">
            <text:p>3/16/2011</text:p>
          </table:table-cell>
          <table:table-cell table:style-name="ce9" office:value-type="float" office:value="1256.88" calcext:value-type="float">
            <text:p>1256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17" calcext:value-type="date">
            <text:p>3/17/2011</text:p>
          </table:table-cell>
          <table:table-cell table:style-name="ce9" office:value-type="float" office:value="1273.72" calcext:value-type="float">
            <text:p>1273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18" calcext:value-type="date">
            <text:p>3/18/2011</text:p>
          </table:table-cell>
          <table:table-cell table:style-name="ce9" office:value-type="float" office:value="1279.2" calcext:value-type="float">
            <text:p>1279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21" calcext:value-type="date">
            <text:p>3/21/2011</text:p>
          </table:table-cell>
          <table:table-cell table:style-name="ce9" office:value-type="float" office:value="1298.38" calcext:value-type="float">
            <text:p>1298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22" calcext:value-type="date">
            <text:p>3/22/2011</text:p>
          </table:table-cell>
          <table:table-cell table:style-name="ce9" office:value-type="float" office:value="1293.77" calcext:value-type="float">
            <text:p>1293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23" calcext:value-type="date">
            <text:p>3/23/2011</text:p>
          </table:table-cell>
          <table:table-cell table:style-name="ce9" office:value-type="float" office:value="1297.54" calcext:value-type="float">
            <text:p>1297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24" calcext:value-type="date">
            <text:p>3/24/2011</text:p>
          </table:table-cell>
          <table:table-cell table:style-name="ce9" office:value-type="float" office:value="1309.66" calcext:value-type="float">
            <text:p>1309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25" calcext:value-type="date">
            <text:p>3/25/2011</text:p>
          </table:table-cell>
          <table:table-cell table:style-name="ce9" office:value-type="float" office:value="1313.8" calcext:value-type="float">
            <text:p>1313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28" calcext:value-type="date">
            <text:p>3/28/2011</text:p>
          </table:table-cell>
          <table:table-cell table:style-name="ce9" office:value-type="float" office:value="1310.19" calcext:value-type="float">
            <text:p>1310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29" calcext:value-type="date">
            <text:p>3/29/2011</text:p>
          </table:table-cell>
          <table:table-cell table:style-name="ce9" office:value-type="float" office:value="1319.44" calcext:value-type="float">
            <text:p>1319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30" calcext:value-type="date">
            <text:p>3/30/2011</text:p>
          </table:table-cell>
          <table:table-cell table:style-name="ce9" office:value-type="float" office:value="1328.26" calcext:value-type="float">
            <text:p>1328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3-31" calcext:value-type="date">
            <text:p>3/31/2011</text:p>
          </table:table-cell>
          <table:table-cell table:style-name="ce9" office:value-type="float" office:value="1325.83" calcext:value-type="float">
            <text:p>1325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01" calcext:value-type="date">
            <text:p>4/1/2011</text:p>
          </table:table-cell>
          <table:table-cell table:style-name="ce9" office:value-type="float" office:value="1332.41" calcext:value-type="float">
            <text:p>1332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04" calcext:value-type="date">
            <text:p>4/4/2011</text:p>
          </table:table-cell>
          <table:table-cell table:style-name="ce9" office:value-type="float" office:value="1332.87" calcext:value-type="float">
            <text:p>1332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05" calcext:value-type="date">
            <text:p>4/5/2011</text:p>
          </table:table-cell>
          <table:table-cell table:style-name="ce9" office:value-type="float" office:value="1332.63" calcext:value-type="float">
            <text:p>1332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06" calcext:value-type="date">
            <text:p>4/6/2011</text:p>
          </table:table-cell>
          <table:table-cell table:style-name="ce9" office:value-type="float" office:value="1335.54" calcext:value-type="float">
            <text:p>1335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07" calcext:value-type="date">
            <text:p>4/7/2011</text:p>
          </table:table-cell>
          <table:table-cell table:style-name="ce9" office:value-type="float" office:value="1333.51" calcext:value-type="float">
            <text:p>1333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08" calcext:value-type="date">
            <text:p>4/8/2011</text:p>
          </table:table-cell>
          <table:table-cell table:style-name="ce9" office:value-type="float" office:value="1328.17" calcext:value-type="float">
            <text:p>1328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11" calcext:value-type="date">
            <text:p>4/11/2011</text:p>
          </table:table-cell>
          <table:table-cell table:style-name="ce9" office:value-type="float" office:value="1324.46" calcext:value-type="float">
            <text:p>1324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12" calcext:value-type="date">
            <text:p>4/12/2011</text:p>
          </table:table-cell>
          <table:table-cell table:style-name="ce9" office:value-type="float" office:value="1314.16" calcext:value-type="float">
            <text:p>1314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13" calcext:value-type="date">
            <text:p>4/13/2011</text:p>
          </table:table-cell>
          <table:table-cell table:style-name="ce9" office:value-type="float" office:value="1314.41" calcext:value-type="float">
            <text:p>1314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14" calcext:value-type="date">
            <text:p>4/14/2011</text:p>
          </table:table-cell>
          <table:table-cell table:style-name="ce9" office:value-type="float" office:value="1314.52" calcext:value-type="float">
            <text:p>1314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15" calcext:value-type="date">
            <text:p>4/15/2011</text:p>
          </table:table-cell>
          <table:table-cell table:style-name="ce9" office:value-type="float" office:value="1319.68" calcext:value-type="float">
            <text:p>1319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18" calcext:value-type="date">
            <text:p>4/18/2011</text:p>
          </table:table-cell>
          <table:table-cell table:style-name="ce9" office:value-type="float" office:value="1305.14" calcext:value-type="float">
            <text:p>1305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19" calcext:value-type="date">
            <text:p>4/19/2011</text:p>
          </table:table-cell>
          <table:table-cell table:style-name="ce9" office:value-type="float" office:value="1312.62" calcext:value-type="float">
            <text:p>1312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0" calcext:value-type="date">
            <text:p>4/20/2011</text:p>
          </table:table-cell>
          <table:table-cell table:style-name="ce9" office:value-type="float" office:value="1330.36" calcext:value-type="float">
            <text:p>1330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1" calcext:value-type="date">
            <text:p>4/21/2011</text:p>
          </table:table-cell>
          <table:table-cell table:style-name="ce9" office:value-type="float" office:value="1337.38" calcext:value-type="float">
            <text:p>1337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2" calcext:value-type="date">
            <text:p>4/22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5" calcext:value-type="date">
            <text:p>4/25/2011</text:p>
          </table:table-cell>
          <table:table-cell table:style-name="ce9" office:value-type="float" office:value="1335.25" calcext:value-type="float">
            <text:p>1335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6" calcext:value-type="date">
            <text:p>4/26/2011</text:p>
          </table:table-cell>
          <table:table-cell table:style-name="ce9" office:value-type="float" office:value="1347.24" calcext:value-type="float">
            <text:p>1347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7" calcext:value-type="date">
            <text:p>4/27/2011</text:p>
          </table:table-cell>
          <table:table-cell table:style-name="ce9" office:value-type="float" office:value="1355.66" calcext:value-type="float">
            <text:p>1355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8" calcext:value-type="date">
            <text:p>4/28/2011</text:p>
          </table:table-cell>
          <table:table-cell table:style-name="ce9" office:value-type="float" office:value="1360.48" calcext:value-type="float">
            <text:p>1360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4-29" calcext:value-type="date">
            <text:p>4/29/2011</text:p>
          </table:table-cell>
          <table:table-cell table:style-name="ce9" office:value-type="float" office:value="1363.61" calcext:value-type="float">
            <text:p>1363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02" calcext:value-type="date">
            <text:p>5/2/2011</text:p>
          </table:table-cell>
          <table:table-cell table:style-name="ce9" office:value-type="float" office:value="1361.22" calcext:value-type="float">
            <text:p>1361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03" calcext:value-type="date">
            <text:p>5/3/2011</text:p>
          </table:table-cell>
          <table:table-cell table:style-name="ce9" office:value-type="float" office:value="1356.62" calcext:value-type="float">
            <text:p>1356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04" calcext:value-type="date">
            <text:p>5/4/2011</text:p>
          </table:table-cell>
          <table:table-cell table:style-name="ce9" office:value-type="float" office:value="1347.32" calcext:value-type="float">
            <text:p>1347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05" calcext:value-type="date">
            <text:p>5/5/2011</text:p>
          </table:table-cell>
          <table:table-cell table:style-name="ce9" office:value-type="float" office:value="1335.1" calcext:value-type="float">
            <text:p>1335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06" calcext:value-type="date">
            <text:p>5/6/2011</text:p>
          </table:table-cell>
          <table:table-cell table:style-name="ce9" office:value-type="float" office:value="1340.2" calcext:value-type="float">
            <text:p>1340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09" calcext:value-type="date">
            <text:p>5/9/2011</text:p>
          </table:table-cell>
          <table:table-cell table:style-name="ce9" office:value-type="float" office:value="1346.29" calcext:value-type="float">
            <text:p>1346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0" calcext:value-type="date">
            <text:p>5/10/2011</text:p>
          </table:table-cell>
          <table:table-cell table:style-name="ce9" office:value-type="float" office:value="1357.16" calcext:value-type="float">
            <text:p>1357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1" calcext:value-type="date">
            <text:p>5/11/2011</text:p>
          </table:table-cell>
          <table:table-cell table:style-name="ce9" office:value-type="float" office:value="1342.08" calcext:value-type="float">
            <text:p>1342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2" calcext:value-type="date">
            <text:p>5/12/2011</text:p>
          </table:table-cell>
          <table:table-cell table:style-name="ce9" office:value-type="float" office:value="1348.65" calcext:value-type="float">
            <text:p>1348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3" calcext:value-type="date">
            <text:p>5/13/2011</text:p>
          </table:table-cell>
          <table:table-cell table:style-name="ce9" office:value-type="float" office:value="1337.77" calcext:value-type="float">
            <text:p>1337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6" calcext:value-type="date">
            <text:p>5/16/2011</text:p>
          </table:table-cell>
          <table:table-cell table:style-name="ce9" office:value-type="float" office:value="1329.47" calcext:value-type="float">
            <text:p>1329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7" calcext:value-type="date">
            <text:p>5/17/2011</text:p>
          </table:table-cell>
          <table:table-cell table:style-name="ce9" office:value-type="float" office:value="1328.98" calcext:value-type="float">
            <text:p>1328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8" calcext:value-type="date">
            <text:p>5/18/2011</text:p>
          </table:table-cell>
          <table:table-cell table:style-name="ce9" office:value-type="float" office:value="1340.68" calcext:value-type="float">
            <text:p>1340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19" calcext:value-type="date">
            <text:p>5/19/2011</text:p>
          </table:table-cell>
          <table:table-cell table:style-name="ce9" office:value-type="float" office:value="1343.6" calcext:value-type="float">
            <text:p>1343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20" calcext:value-type="date">
            <text:p>5/20/2011</text:p>
          </table:table-cell>
          <table:table-cell table:style-name="ce9" office:value-type="float" office:value="1333.27" calcext:value-type="float">
            <text:p>1333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23" calcext:value-type="date">
            <text:p>5/23/2011</text:p>
          </table:table-cell>
          <table:table-cell table:style-name="ce9" office:value-type="float" office:value="1317.37" calcext:value-type="float">
            <text:p>1317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24" calcext:value-type="date">
            <text:p>5/24/2011</text:p>
          </table:table-cell>
          <table:table-cell table:style-name="ce9" office:value-type="float" office:value="1316.28" calcext:value-type="float">
            <text:p>1316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25" calcext:value-type="date">
            <text:p>5/25/2011</text:p>
          </table:table-cell>
          <table:table-cell table:style-name="ce9" office:value-type="float" office:value="1320.47" calcext:value-type="float">
            <text:p>1320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26" calcext:value-type="date">
            <text:p>5/26/2011</text:p>
          </table:table-cell>
          <table:table-cell table:style-name="ce9" office:value-type="float" office:value="1325.69" calcext:value-type="float">
            <text:p>1325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27" calcext:value-type="date">
            <text:p>5/27/2011</text:p>
          </table:table-cell>
          <table:table-cell table:style-name="ce9" office:value-type="float" office:value="1331.1" calcext:value-type="float">
            <text:p>1331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30" calcext:value-type="date">
            <text:p>5/30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5-31" calcext:value-type="date">
            <text:p>5/31/2011</text:p>
          </table:table-cell>
          <table:table-cell table:style-name="ce9" office:value-type="float" office:value="1345.2" calcext:value-type="float">
            <text:p>1345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01" calcext:value-type="date">
            <text:p>6/1/2011</text:p>
          </table:table-cell>
          <table:table-cell table:style-name="ce9" office:value-type="float" office:value="1314.55" calcext:value-type="float">
            <text:p>1314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02" calcext:value-type="date">
            <text:p>6/2/2011</text:p>
          </table:table-cell>
          <table:table-cell table:style-name="ce9" office:value-type="float" office:value="1312.94" calcext:value-type="float">
            <text:p>1312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03" calcext:value-type="date">
            <text:p>6/3/2011</text:p>
          </table:table-cell>
          <table:table-cell table:style-name="ce9" office:value-type="float" office:value="1300.16" calcext:value-type="float">
            <text:p>1300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06" calcext:value-type="date">
            <text:p>6/6/2011</text:p>
          </table:table-cell>
          <table:table-cell table:style-name="ce9" office:value-type="float" office:value="1286.17" calcext:value-type="float">
            <text:p>1286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07" calcext:value-type="date">
            <text:p>6/7/2011</text:p>
          </table:table-cell>
          <table:table-cell table:style-name="ce9" office:value-type="float" office:value="1284.94" calcext:value-type="float">
            <text:p>1284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08" calcext:value-type="date">
            <text:p>6/8/2011</text:p>
          </table:table-cell>
          <table:table-cell table:style-name="ce9" office:value-type="float" office:value="1279.56" calcext:value-type="float">
            <text:p>1279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09" calcext:value-type="date">
            <text:p>6/9/2011</text:p>
          </table:table-cell>
          <table:table-cell table:style-name="ce9" office:value-type="float" office:value="1289" calcext:value-type="float">
            <text:p>12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10" calcext:value-type="date">
            <text:p>6/10/2011</text:p>
          </table:table-cell>
          <table:table-cell table:style-name="ce9" office:value-type="float" office:value="1270.98" calcext:value-type="float">
            <text:p>1270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13" calcext:value-type="date">
            <text:p>6/13/2011</text:p>
          </table:table-cell>
          <table:table-cell table:style-name="ce9" office:value-type="float" office:value="1271.83" calcext:value-type="float">
            <text:p>1271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14" calcext:value-type="date">
            <text:p>6/14/2011</text:p>
          </table:table-cell>
          <table:table-cell table:style-name="ce9" office:value-type="float" office:value="1287.87" calcext:value-type="float">
            <text:p>1287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15" calcext:value-type="date">
            <text:p>6/15/2011</text:p>
          </table:table-cell>
          <table:table-cell table:style-name="ce9" office:value-type="float" office:value="1265.42" calcext:value-type="float">
            <text:p>1265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16" calcext:value-type="date">
            <text:p>6/16/2011</text:p>
          </table:table-cell>
          <table:table-cell table:style-name="ce9" office:value-type="float" office:value="1267.64" calcext:value-type="float">
            <text:p>1267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17" calcext:value-type="date">
            <text:p>6/17/2011</text:p>
          </table:table-cell>
          <table:table-cell table:style-name="ce9" office:value-type="float" office:value="1271.5" calcext:value-type="float">
            <text:p>1271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0" calcext:value-type="date">
            <text:p>6/20/2011</text:p>
          </table:table-cell>
          <table:table-cell table:style-name="ce9" office:value-type="float" office:value="1278.36" calcext:value-type="float">
            <text:p>1278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1" calcext:value-type="date">
            <text:p>6/21/2011</text:p>
          </table:table-cell>
          <table:table-cell table:style-name="ce9" office:value-type="float" office:value="1295.52" calcext:value-type="float">
            <text:p>1295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2" calcext:value-type="date">
            <text:p>6/22/2011</text:p>
          </table:table-cell>
          <table:table-cell table:style-name="ce9" office:value-type="float" office:value="1287.14" calcext:value-type="float">
            <text:p>1287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3" calcext:value-type="date">
            <text:p>6/23/2011</text:p>
          </table:table-cell>
          <table:table-cell table:style-name="ce9" office:value-type="float" office:value="1283.5" calcext:value-type="float">
            <text:p>1283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4" calcext:value-type="date">
            <text:p>6/24/2011</text:p>
          </table:table-cell>
          <table:table-cell table:style-name="ce9" office:value-type="float" office:value="1268.45" calcext:value-type="float">
            <text:p>1268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7" calcext:value-type="date">
            <text:p>6/27/2011</text:p>
          </table:table-cell>
          <table:table-cell table:style-name="ce9" office:value-type="float" office:value="1280.1" calcext:value-type="float">
            <text:p>1280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8" calcext:value-type="date">
            <text:p>6/28/2011</text:p>
          </table:table-cell>
          <table:table-cell table:style-name="ce9" office:value-type="float" office:value="1296.67" calcext:value-type="float">
            <text:p>1296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29" calcext:value-type="date">
            <text:p>6/29/2011</text:p>
          </table:table-cell>
          <table:table-cell table:style-name="ce9" office:value-type="float" office:value="1307.41" calcext:value-type="float">
            <text:p>1307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6-30" calcext:value-type="date">
            <text:p>6/30/2011</text:p>
          </table:table-cell>
          <table:table-cell table:style-name="ce9" office:value-type="float" office:value="1320.64" calcext:value-type="float">
            <text:p>1320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01" calcext:value-type="date">
            <text:p>7/1/2011</text:p>
          </table:table-cell>
          <table:table-cell table:style-name="ce9" office:value-type="float" office:value="1339.67" calcext:value-type="float">
            <text:p>1339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04" calcext:value-type="date">
            <text:p>7/4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05" calcext:value-type="date">
            <text:p>7/5/2011</text:p>
          </table:table-cell>
          <table:table-cell table:style-name="ce9" office:value-type="float" office:value="1337.88" calcext:value-type="float">
            <text:p>1337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06" calcext:value-type="date">
            <text:p>7/6/2011</text:p>
          </table:table-cell>
          <table:table-cell table:style-name="ce9" office:value-type="float" office:value="1339.22" calcext:value-type="float">
            <text:p>1339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07" calcext:value-type="date">
            <text:p>7/7/2011</text:p>
          </table:table-cell>
          <table:table-cell table:style-name="ce9" office:value-type="float" office:value="1353.22" calcext:value-type="float">
            <text:p>1353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08" calcext:value-type="date">
            <text:p>7/8/2011</text:p>
          </table:table-cell>
          <table:table-cell table:style-name="ce9" office:value-type="float" office:value="1343.8" calcext:value-type="float">
            <text:p>1343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11" calcext:value-type="date">
            <text:p>7/11/2011</text:p>
          </table:table-cell>
          <table:table-cell table:style-name="ce9" office:value-type="float" office:value="1319.49" calcext:value-type="float">
            <text:p>1319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12" calcext:value-type="date">
            <text:p>7/12/2011</text:p>
          </table:table-cell>
          <table:table-cell table:style-name="ce9" office:value-type="float" office:value="1313.64" calcext:value-type="float">
            <text:p>1313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13" calcext:value-type="date">
            <text:p>7/13/2011</text:p>
          </table:table-cell>
          <table:table-cell table:style-name="ce9" office:value-type="float" office:value="1317.72" calcext:value-type="float">
            <text:p>1317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14" calcext:value-type="date">
            <text:p>7/14/2011</text:p>
          </table:table-cell>
          <table:table-cell table:style-name="ce9" office:value-type="float" office:value="1308.87" calcext:value-type="float">
            <text:p>1308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15" calcext:value-type="date">
            <text:p>7/15/2011</text:p>
          </table:table-cell>
          <table:table-cell table:style-name="ce9" office:value-type="float" office:value="1316.14" calcext:value-type="float">
            <text:p>1316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18" calcext:value-type="date">
            <text:p>7/18/2011</text:p>
          </table:table-cell>
          <table:table-cell table:style-name="ce9" office:value-type="float" office:value="1305.44" calcext:value-type="float">
            <text:p>1305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19" calcext:value-type="date">
            <text:p>7/19/2011</text:p>
          </table:table-cell>
          <table:table-cell table:style-name="ce9" office:value-type="float" office:value="1326.73" calcext:value-type="float">
            <text:p>1326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0" calcext:value-type="date">
            <text:p>7/20/2011</text:p>
          </table:table-cell>
          <table:table-cell table:style-name="ce9" office:value-type="float" office:value="1325.84" calcext:value-type="float">
            <text:p>1325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1" calcext:value-type="date">
            <text:p>7/21/2011</text:p>
          </table:table-cell>
          <table:table-cell table:style-name="ce9" office:value-type="float" office:value="1343.8" calcext:value-type="float">
            <text:p>1343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2" calcext:value-type="date">
            <text:p>7/22/2011</text:p>
          </table:table-cell>
          <table:table-cell table:style-name="ce9" office:value-type="float" office:value="1345.02" calcext:value-type="float">
            <text:p>1345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5" calcext:value-type="date">
            <text:p>7/25/2011</text:p>
          </table:table-cell>
          <table:table-cell table:style-name="ce9" office:value-type="float" office:value="1337.43" calcext:value-type="float">
            <text:p>1337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6" calcext:value-type="date">
            <text:p>7/26/2011</text:p>
          </table:table-cell>
          <table:table-cell table:style-name="ce9" office:value-type="float" office:value="1331.94" calcext:value-type="float">
            <text:p>1331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7" calcext:value-type="date">
            <text:p>7/27/2011</text:p>
          </table:table-cell>
          <table:table-cell table:style-name="ce9" office:value-type="float" office:value="1304.89" calcext:value-type="float">
            <text:p>1304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8" calcext:value-type="date">
            <text:p>7/28/2011</text:p>
          </table:table-cell>
          <table:table-cell table:style-name="ce9" office:value-type="float" office:value="1300.67" calcext:value-type="float">
            <text:p>1300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7-29" calcext:value-type="date">
            <text:p>7/29/2011</text:p>
          </table:table-cell>
          <table:table-cell table:style-name="ce9" office:value-type="float" office:value="1292.28" calcext:value-type="float">
            <text:p>1292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01" calcext:value-type="date">
            <text:p>8/1/2011</text:p>
          </table:table-cell>
          <table:table-cell table:style-name="ce9" office:value-type="float" office:value="1286.94" calcext:value-type="float">
            <text:p>1286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02" calcext:value-type="date">
            <text:p>8/2/2011</text:p>
          </table:table-cell>
          <table:table-cell table:style-name="ce9" office:value-type="float" office:value="1254.05" calcext:value-type="float">
            <text:p>1254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03" calcext:value-type="date">
            <text:p>8/3/2011</text:p>
          </table:table-cell>
          <table:table-cell table:style-name="ce9" office:value-type="float" office:value="1260.34" calcext:value-type="float">
            <text:p>1260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04" calcext:value-type="date">
            <text:p>8/4/2011</text:p>
          </table:table-cell>
          <table:table-cell table:style-name="ce9" office:value-type="float" office:value="1200.07" calcext:value-type="float">
            <text:p>1200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05" calcext:value-type="date">
            <text:p>8/5/2011</text:p>
          </table:table-cell>
          <table:table-cell table:style-name="ce9" office:value-type="float" office:value="1199.38" calcext:value-type="float">
            <text:p>1199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08" calcext:value-type="date">
            <text:p>8/8/2011</text:p>
          </table:table-cell>
          <table:table-cell table:style-name="ce9" office:value-type="float" office:value="1119.46" calcext:value-type="float">
            <text:p>1119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09" calcext:value-type="date">
            <text:p>8/9/2011</text:p>
          </table:table-cell>
          <table:table-cell table:style-name="ce9" office:value-type="float" office:value="1172.53" calcext:value-type="float">
            <text:p>1172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0" calcext:value-type="date">
            <text:p>8/10/2011</text:p>
          </table:table-cell>
          <table:table-cell table:style-name="ce9" office:value-type="float" office:value="1120.76" calcext:value-type="float">
            <text:p>1120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1" calcext:value-type="date">
            <text:p>8/11/2011</text:p>
          </table:table-cell>
          <table:table-cell table:style-name="ce9" office:value-type="float" office:value="1172.64" calcext:value-type="float">
            <text:p>1172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2" calcext:value-type="date">
            <text:p>8/12/2011</text:p>
          </table:table-cell>
          <table:table-cell table:style-name="ce9" office:value-type="float" office:value="1178.81" calcext:value-type="float">
            <text:p>1178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5" calcext:value-type="date">
            <text:p>8/15/2011</text:p>
          </table:table-cell>
          <table:table-cell table:style-name="ce9" office:value-type="float" office:value="1204.49" calcext:value-type="float">
            <text:p>1204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6" calcext:value-type="date">
            <text:p>8/16/2011</text:p>
          </table:table-cell>
          <table:table-cell table:style-name="ce9" office:value-type="float" office:value="1192.76" calcext:value-type="float">
            <text:p>1192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7" calcext:value-type="date">
            <text:p>8/17/2011</text:p>
          </table:table-cell>
          <table:table-cell table:style-name="ce9" office:value-type="float" office:value="1193.89" calcext:value-type="float">
            <text:p>1193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8" calcext:value-type="date">
            <text:p>8/18/2011</text:p>
          </table:table-cell>
          <table:table-cell table:style-name="ce9" office:value-type="float" office:value="1140.65" calcext:value-type="float">
            <text:p>1140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19" calcext:value-type="date">
            <text:p>8/19/2011</text:p>
          </table:table-cell>
          <table:table-cell table:style-name="ce9" office:value-type="float" office:value="1123.53" calcext:value-type="float">
            <text:p>1123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22" calcext:value-type="date">
            <text:p>8/22/2011</text:p>
          </table:table-cell>
          <table:table-cell table:style-name="ce9" office:value-type="float" office:value="1123.82" calcext:value-type="float">
            <text:p>1123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23" calcext:value-type="date">
            <text:p>8/23/2011</text:p>
          </table:table-cell>
          <table:table-cell table:style-name="ce9" office:value-type="float" office:value="1162.35" calcext:value-type="float">
            <text:p>1162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24" calcext:value-type="date">
            <text:p>8/24/2011</text:p>
          </table:table-cell>
          <table:table-cell table:style-name="ce9" office:value-type="float" office:value="1177.6" calcext:value-type="float">
            <text:p>1177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25" calcext:value-type="date">
            <text:p>8/25/2011</text:p>
          </table:table-cell>
          <table:table-cell table:style-name="ce9" office:value-type="float" office:value="1159.27" calcext:value-type="float">
            <text:p>1159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26" calcext:value-type="date">
            <text:p>8/26/2011</text:p>
          </table:table-cell>
          <table:table-cell table:style-name="ce9" office:value-type="float" office:value="1176.8" calcext:value-type="float">
            <text:p>1176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29" calcext:value-type="date">
            <text:p>8/29/2011</text:p>
          </table:table-cell>
          <table:table-cell table:style-name="ce9" office:value-type="float" office:value="1210.08" calcext:value-type="float">
            <text:p>1210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30" calcext:value-type="date">
            <text:p>8/30/2011</text:p>
          </table:table-cell>
          <table:table-cell table:style-name="ce9" office:value-type="float" office:value="1212.92" calcext:value-type="float">
            <text:p>1212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8-31" calcext:value-type="date">
            <text:p>8/31/2011</text:p>
          </table:table-cell>
          <table:table-cell table:style-name="ce9" office:value-type="float" office:value="1218.89" calcext:value-type="float">
            <text:p>1218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01" calcext:value-type="date">
            <text:p>9/1/2011</text:p>
          </table:table-cell>
          <table:table-cell table:style-name="ce9" office:value-type="float" office:value="1204.42" calcext:value-type="float">
            <text:p>1204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02" calcext:value-type="date">
            <text:p>9/2/2011</text:p>
          </table:table-cell>
          <table:table-cell table:style-name="ce9" office:value-type="float" office:value="1173.97" calcext:value-type="float">
            <text:p>1173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05" calcext:value-type="date">
            <text:p>9/5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06" calcext:value-type="date">
            <text:p>9/6/2011</text:p>
          </table:table-cell>
          <table:table-cell table:style-name="ce9" office:value-type="float" office:value="1165.24" calcext:value-type="float">
            <text:p>1165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07" calcext:value-type="date">
            <text:p>9/7/2011</text:p>
          </table:table-cell>
          <table:table-cell table:style-name="ce9" office:value-type="float" office:value="1198.62" calcext:value-type="float">
            <text:p>1198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08" calcext:value-type="date">
            <text:p>9/8/2011</text:p>
          </table:table-cell>
          <table:table-cell table:style-name="ce9" office:value-type="float" office:value="1185.9" calcext:value-type="float">
            <text:p>1185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09" calcext:value-type="date">
            <text:p>9/9/2011</text:p>
          </table:table-cell>
          <table:table-cell table:style-name="ce9" office:value-type="float" office:value="1154.23" calcext:value-type="float">
            <text:p>1154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12" calcext:value-type="date">
            <text:p>9/12/2011</text:p>
          </table:table-cell>
          <table:table-cell table:style-name="ce9" office:value-type="float" office:value="1162.27" calcext:value-type="float">
            <text:p>1162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13" calcext:value-type="date">
            <text:p>9/13/2011</text:p>
          </table:table-cell>
          <table:table-cell table:style-name="ce9" office:value-type="float" office:value="1172.87" calcext:value-type="float">
            <text:p>1172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14" calcext:value-type="date">
            <text:p>9/14/2011</text:p>
          </table:table-cell>
          <table:table-cell table:style-name="ce9" office:value-type="float" office:value="1188.68" calcext:value-type="float">
            <text:p>1188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15" calcext:value-type="date">
            <text:p>9/15/2011</text:p>
          </table:table-cell>
          <table:table-cell table:style-name="ce9" office:value-type="float" office:value="1209.11" calcext:value-type="float">
            <text:p>1209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16" calcext:value-type="date">
            <text:p>9/16/2011</text:p>
          </table:table-cell>
          <table:table-cell table:style-name="ce9" office:value-type="float" office:value="1216.01" calcext:value-type="float">
            <text:p>1216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19" calcext:value-type="date">
            <text:p>9/19/2011</text:p>
          </table:table-cell>
          <table:table-cell table:style-name="ce9" office:value-type="float" office:value="1204.09" calcext:value-type="float">
            <text:p>1204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0" calcext:value-type="date">
            <text:p>9/20/2011</text:p>
          </table:table-cell>
          <table:table-cell table:style-name="ce9" office:value-type="float" office:value="1202.09" calcext:value-type="float">
            <text:p>1202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1" calcext:value-type="date">
            <text:p>9/21/2011</text:p>
          </table:table-cell>
          <table:table-cell table:style-name="ce9" office:value-type="float" office:value="1166.76" calcext:value-type="float">
            <text:p>1166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2" calcext:value-type="date">
            <text:p>9/22/2011</text:p>
          </table:table-cell>
          <table:table-cell table:style-name="ce9" office:value-type="float" office:value="1129.56" calcext:value-type="float">
            <text:p>1129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3" calcext:value-type="date">
            <text:p>9/23/2011</text:p>
          </table:table-cell>
          <table:table-cell table:style-name="ce9" office:value-type="float" office:value="1136.43" calcext:value-type="float">
            <text:p>1136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6" calcext:value-type="date">
            <text:p>9/26/2011</text:p>
          </table:table-cell>
          <table:table-cell table:style-name="ce9" office:value-type="float" office:value="1162.95" calcext:value-type="float">
            <text:p>1162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7" calcext:value-type="date">
            <text:p>9/27/2011</text:p>
          </table:table-cell>
          <table:table-cell table:style-name="ce9" office:value-type="float" office:value="1175.38" calcext:value-type="float">
            <text:p>1175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8" calcext:value-type="date">
            <text:p>9/28/2011</text:p>
          </table:table-cell>
          <table:table-cell table:style-name="ce9" office:value-type="float" office:value="1151.06" calcext:value-type="float">
            <text:p>1151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29" calcext:value-type="date">
            <text:p>9/29/2011</text:p>
          </table:table-cell>
          <table:table-cell table:style-name="ce9" office:value-type="float" office:value="1160.4" calcext:value-type="float">
            <text:p>1160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09-30" calcext:value-type="date">
            <text:p>9/30/2011</text:p>
          </table:table-cell>
          <table:table-cell table:style-name="ce9" office:value-type="float" office:value="1131.42" calcext:value-type="float">
            <text:p>1131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03" calcext:value-type="date">
            <text:p>10/3/2011</text:p>
          </table:table-cell>
          <table:table-cell table:style-name="ce9" office:value-type="float" office:value="1099.23" calcext:value-type="float">
            <text:p>1099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04" calcext:value-type="date">
            <text:p>10/4/2011</text:p>
          </table:table-cell>
          <table:table-cell table:style-name="ce9" office:value-type="float" office:value="1123.95" calcext:value-type="float">
            <text:p>1123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05" calcext:value-type="date">
            <text:p>10/5/2011</text:p>
          </table:table-cell>
          <table:table-cell table:style-name="ce9" office:value-type="float" office:value="1144.03" calcext:value-type="float">
            <text:p>1144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06" calcext:value-type="date">
            <text:p>10/6/2011</text:p>
          </table:table-cell>
          <table:table-cell table:style-name="ce9" office:value-type="float" office:value="1164.97" calcext:value-type="float">
            <text:p>1164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07" calcext:value-type="date">
            <text:p>10/7/2011</text:p>
          </table:table-cell>
          <table:table-cell table:style-name="ce9" office:value-type="float" office:value="1155.46" calcext:value-type="float">
            <text:p>1155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0" calcext:value-type="date">
            <text:p>10/10/2011</text:p>
          </table:table-cell>
          <table:table-cell table:style-name="ce9" office:value-type="float" office:value="1194.89" calcext:value-type="float">
            <text:p>1194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1" calcext:value-type="date">
            <text:p>10/11/2011</text:p>
          </table:table-cell>
          <table:table-cell table:style-name="ce9" office:value-type="float" office:value="1195.54" calcext:value-type="float">
            <text:p>1195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2" calcext:value-type="date">
            <text:p>10/12/2011</text:p>
          </table:table-cell>
          <table:table-cell table:style-name="ce9" office:value-type="float" office:value="1207.25" calcext:value-type="float">
            <text:p>1207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3" calcext:value-type="date">
            <text:p>10/13/2011</text:p>
          </table:table-cell>
          <table:table-cell table:style-name="ce9" office:value-type="float" office:value="1203.66" calcext:value-type="float">
            <text:p>1203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4" calcext:value-type="date">
            <text:p>10/14/2011</text:p>
          </table:table-cell>
          <table:table-cell table:style-name="ce9" office:value-type="float" office:value="1224.58" calcext:value-type="float">
            <text:p>1224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7" calcext:value-type="date">
            <text:p>10/17/2011</text:p>
          </table:table-cell>
          <table:table-cell table:style-name="ce9" office:value-type="float" office:value="1200.86" calcext:value-type="float">
            <text:p>1200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8" calcext:value-type="date">
            <text:p>10/18/2011</text:p>
          </table:table-cell>
          <table:table-cell table:style-name="ce9" office:value-type="float" office:value="1225.38" calcext:value-type="float">
            <text:p>1225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19" calcext:value-type="date">
            <text:p>10/19/2011</text:p>
          </table:table-cell>
          <table:table-cell table:style-name="ce9" office:value-type="float" office:value="1209.88" calcext:value-type="float">
            <text:p>1209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20" calcext:value-type="date">
            <text:p>10/20/2011</text:p>
          </table:table-cell>
          <table:table-cell table:style-name="ce9" office:value-type="float" office:value="1215.39" calcext:value-type="float">
            <text:p>1215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21" calcext:value-type="date">
            <text:p>10/21/2011</text:p>
          </table:table-cell>
          <table:table-cell table:style-name="ce9" office:value-type="float" office:value="1238.25" calcext:value-type="float">
            <text:p>1238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24" calcext:value-type="date">
            <text:p>10/24/2011</text:p>
          </table:table-cell>
          <table:table-cell table:style-name="ce9" office:value-type="float" office:value="1254.19" calcext:value-type="float">
            <text:p>1254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25" calcext:value-type="date">
            <text:p>10/25/2011</text:p>
          </table:table-cell>
          <table:table-cell table:style-name="ce9" office:value-type="float" office:value="1229.05" calcext:value-type="float">
            <text:p>1229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26" calcext:value-type="date">
            <text:p>10/26/2011</text:p>
          </table:table-cell>
          <table:table-cell table:style-name="ce9" office:value-type="float" office:value="1242" calcext:value-type="float">
            <text:p>12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27" calcext:value-type="date">
            <text:p>10/27/2011</text:p>
          </table:table-cell>
          <table:table-cell table:style-name="ce9" office:value-type="float" office:value="1284.59" calcext:value-type="float">
            <text:p>1284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28" calcext:value-type="date">
            <text:p>10/28/2011</text:p>
          </table:table-cell>
          <table:table-cell table:style-name="ce9" office:value-type="float" office:value="1285.09" calcext:value-type="float">
            <text:p>1285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0-31" calcext:value-type="date">
            <text:p>10/31/2011</text:p>
          </table:table-cell>
          <table:table-cell table:style-name="ce9" office:value-type="float" office:value="1253.3" calcext:value-type="float">
            <text:p>1253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01" calcext:value-type="date">
            <text:p>11/1/2011</text:p>
          </table:table-cell>
          <table:table-cell table:style-name="ce9" office:value-type="float" office:value="1218.28" calcext:value-type="float">
            <text:p>1218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02" calcext:value-type="date">
            <text:p>11/2/2011</text:p>
          </table:table-cell>
          <table:table-cell table:style-name="ce9" office:value-type="float" office:value="1237.9" calcext:value-type="float">
            <text:p>1237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03" calcext:value-type="date">
            <text:p>11/3/2011</text:p>
          </table:table-cell>
          <table:table-cell table:style-name="ce9" office:value-type="float" office:value="1261.15" calcext:value-type="float">
            <text:p>1261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04" calcext:value-type="date">
            <text:p>11/4/2011</text:p>
          </table:table-cell>
          <table:table-cell table:style-name="ce9" office:value-type="float" office:value="1253.23" calcext:value-type="float">
            <text:p>1253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07" calcext:value-type="date">
            <text:p>11/7/2011</text:p>
          </table:table-cell>
          <table:table-cell table:style-name="ce9" office:value-type="float" office:value="1261.12" calcext:value-type="float">
            <text:p>1261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08" calcext:value-type="date">
            <text:p>11/8/2011</text:p>
          </table:table-cell>
          <table:table-cell table:style-name="ce9" office:value-type="float" office:value="1275.92" calcext:value-type="float">
            <text:p>1275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09" calcext:value-type="date">
            <text:p>11/9/2011</text:p>
          </table:table-cell>
          <table:table-cell table:style-name="ce9" office:value-type="float" office:value="1229.1" calcext:value-type="float">
            <text:p>1229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10" calcext:value-type="date">
            <text:p>11/10/2011</text:p>
          </table:table-cell>
          <table:table-cell table:style-name="ce9" office:value-type="float" office:value="1239.69" calcext:value-type="float">
            <text:p>1239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11" calcext:value-type="date">
            <text:p>11/11/2011</text:p>
          </table:table-cell>
          <table:table-cell table:style-name="ce9" office:value-type="float" office:value="1263.85" calcext:value-type="float">
            <text:p>1263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14" calcext:value-type="date">
            <text:p>11/14/2011</text:p>
          </table:table-cell>
          <table:table-cell table:style-name="ce9" office:value-type="float" office:value="1251.78" calcext:value-type="float">
            <text:p>1251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15" calcext:value-type="date">
            <text:p>11/15/2011</text:p>
          </table:table-cell>
          <table:table-cell table:style-name="ce9" office:value-type="float" office:value="1257.81" calcext:value-type="float">
            <text:p>1257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16" calcext:value-type="date">
            <text:p>11/16/2011</text:p>
          </table:table-cell>
          <table:table-cell table:style-name="ce9" office:value-type="float" office:value="1236.91" calcext:value-type="float">
            <text:p>1236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17" calcext:value-type="date">
            <text:p>11/17/2011</text:p>
          </table:table-cell>
          <table:table-cell table:style-name="ce9" office:value-type="float" office:value="1216.13" calcext:value-type="float">
            <text:p>1216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18" calcext:value-type="date">
            <text:p>11/18/2011</text:p>
          </table:table-cell>
          <table:table-cell table:style-name="ce9" office:value-type="float" office:value="1215.65" calcext:value-type="float">
            <text:p>1215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21" calcext:value-type="date">
            <text:p>11/21/2011</text:p>
          </table:table-cell>
          <table:table-cell table:style-name="ce9" office:value-type="float" office:value="1192.98" calcext:value-type="float">
            <text:p>1192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22" calcext:value-type="date">
            <text:p>11/22/2011</text:p>
          </table:table-cell>
          <table:table-cell table:style-name="ce9" office:value-type="float" office:value="1188.04" calcext:value-type="float">
            <text:p>118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23" calcext:value-type="date">
            <text:p>11/23/2011</text:p>
          </table:table-cell>
          <table:table-cell table:style-name="ce9" office:value-type="float" office:value="1161.79" calcext:value-type="float">
            <text:p>1161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24" calcext:value-type="date">
            <text:p>11/24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25" calcext:value-type="date">
            <text:p>11/25/2011</text:p>
          </table:table-cell>
          <table:table-cell table:style-name="ce9" office:value-type="float" office:value="1158.67" calcext:value-type="float">
            <text:p>1158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28" calcext:value-type="date">
            <text:p>11/28/2011</text:p>
          </table:table-cell>
          <table:table-cell table:style-name="ce9" office:value-type="float" office:value="1192.55" calcext:value-type="float">
            <text:p>1192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29" calcext:value-type="date">
            <text:p>11/29/2011</text:p>
          </table:table-cell>
          <table:table-cell table:style-name="ce9" office:value-type="float" office:value="1195.19" calcext:value-type="float">
            <text:p>1195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1-30" calcext:value-type="date">
            <text:p>11/30/2011</text:p>
          </table:table-cell>
          <table:table-cell table:style-name="ce9" office:value-type="float" office:value="1246.96" calcext:value-type="float">
            <text:p>1246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01" calcext:value-type="date">
            <text:p>12/1/2011</text:p>
          </table:table-cell>
          <table:table-cell table:style-name="ce9" office:value-type="float" office:value="1244.58" calcext:value-type="float">
            <text:p>1244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02" calcext:value-type="date">
            <text:p>12/2/2011</text:p>
          </table:table-cell>
          <table:table-cell table:style-name="ce9" office:value-type="float" office:value="1244.28" calcext:value-type="float">
            <text:p>1244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05" calcext:value-type="date">
            <text:p>12/5/2011</text:p>
          </table:table-cell>
          <table:table-cell table:style-name="ce9" office:value-type="float" office:value="1257.08" calcext:value-type="float">
            <text:p>1257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06" calcext:value-type="date">
            <text:p>12/6/2011</text:p>
          </table:table-cell>
          <table:table-cell table:style-name="ce9" office:value-type="float" office:value="1258.47" calcext:value-type="float">
            <text:p>1258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07" calcext:value-type="date">
            <text:p>12/7/2011</text:p>
          </table:table-cell>
          <table:table-cell table:style-name="ce9" office:value-type="float" office:value="1261.01" calcext:value-type="float">
            <text:p>1261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08" calcext:value-type="date">
            <text:p>12/8/2011</text:p>
          </table:table-cell>
          <table:table-cell table:style-name="ce9" office:value-type="float" office:value="1234.35" calcext:value-type="float">
            <text:p>1234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09" calcext:value-type="date">
            <text:p>12/9/2011</text:p>
          </table:table-cell>
          <table:table-cell table:style-name="ce9" office:value-type="float" office:value="1255.19" calcext:value-type="float">
            <text:p>1255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12" calcext:value-type="date">
            <text:p>12/12/2011</text:p>
          </table:table-cell>
          <table:table-cell table:style-name="ce9" office:value-type="float" office:value="1236.47" calcext:value-type="float">
            <text:p>1236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13" calcext:value-type="date">
            <text:p>12/13/2011</text:p>
          </table:table-cell>
          <table:table-cell table:style-name="ce9" office:value-type="float" office:value="1225.73" calcext:value-type="float">
            <text:p>1225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14" calcext:value-type="date">
            <text:p>12/14/2011</text:p>
          </table:table-cell>
          <table:table-cell table:style-name="ce9" office:value-type="float" office:value="1211.82" calcext:value-type="float">
            <text:p>1211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15" calcext:value-type="date">
            <text:p>12/15/2011</text:p>
          </table:table-cell>
          <table:table-cell table:style-name="ce9" office:value-type="float" office:value="1215.75" calcext:value-type="float">
            <text:p>1215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16" calcext:value-type="date">
            <text:p>12/16/2011</text:p>
          </table:table-cell>
          <table:table-cell table:style-name="ce9" office:value-type="float" office:value="1219.66" calcext:value-type="float">
            <text:p>1219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19" calcext:value-type="date">
            <text:p>12/19/2011</text:p>
          </table:table-cell>
          <table:table-cell table:style-name="ce9" office:value-type="float" office:value="1205.35" calcext:value-type="float">
            <text:p>1205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0" calcext:value-type="date">
            <text:p>12/20/2011</text:p>
          </table:table-cell>
          <table:table-cell table:style-name="ce9" office:value-type="float" office:value="1241.3" calcext:value-type="float">
            <text:p>1241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1" calcext:value-type="date">
            <text:p>12/21/2011</text:p>
          </table:table-cell>
          <table:table-cell table:style-name="ce9" office:value-type="float" office:value="1243.72" calcext:value-type="float">
            <text:p>1243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2" calcext:value-type="date">
            <text:p>12/22/2011</text:p>
          </table:table-cell>
          <table:table-cell table:style-name="ce9" office:value-type="float" office:value="1254" calcext:value-type="float">
            <text:p>12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3" calcext:value-type="date">
            <text:p>12/23/2011</text:p>
          </table:table-cell>
          <table:table-cell table:style-name="ce9" office:value-type="float" office:value="1265.33" calcext:value-type="float">
            <text:p>1265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6" calcext:value-type="date">
            <text:p>12/26/2011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7" calcext:value-type="date">
            <text:p>12/27/2011</text:p>
          </table:table-cell>
          <table:table-cell table:style-name="ce9" office:value-type="float" office:value="1265.43" calcext:value-type="float">
            <text:p>1265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8" calcext:value-type="date">
            <text:p>12/28/2011</text:p>
          </table:table-cell>
          <table:table-cell table:style-name="ce9" office:value-type="float" office:value="1249.64" calcext:value-type="float">
            <text:p>1249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29" calcext:value-type="date">
            <text:p>12/29/2011</text:p>
          </table:table-cell>
          <table:table-cell table:style-name="ce9" office:value-type="float" office:value="1263.02" calcext:value-type="float">
            <text:p>1263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1-12-30" calcext:value-type="date">
            <text:p>12/30/2011</text:p>
          </table:table-cell>
          <table:table-cell table:style-name="ce9" office:value-type="float" office:value="1257.6" calcext:value-type="float">
            <text:p>1257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02" calcext:value-type="date">
            <text:p>1/2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03" calcext:value-type="date">
            <text:p>1/3/2012</text:p>
          </table:table-cell>
          <table:table-cell table:style-name="ce9" office:value-type="float" office:value="1277.06" calcext:value-type="float">
            <text:p>1277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04" calcext:value-type="date">
            <text:p>1/4/2012</text:p>
          </table:table-cell>
          <table:table-cell table:style-name="ce9" office:value-type="float" office:value="1277.3" calcext:value-type="float">
            <text:p>1277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05" calcext:value-type="date">
            <text:p>1/5/2012</text:p>
          </table:table-cell>
          <table:table-cell table:style-name="ce9" office:value-type="float" office:value="1281.06" calcext:value-type="float">
            <text:p>1281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06" calcext:value-type="date">
            <text:p>1/6/2012</text:p>
          </table:table-cell>
          <table:table-cell table:style-name="ce9" office:value-type="float" office:value="1277.81" calcext:value-type="float">
            <text:p>1277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09" calcext:value-type="date">
            <text:p>1/9/2012</text:p>
          </table:table-cell>
          <table:table-cell table:style-name="ce9" office:value-type="float" office:value="1280.7" calcext:value-type="float">
            <text:p>1280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0" calcext:value-type="date">
            <text:p>1/10/2012</text:p>
          </table:table-cell>
          <table:table-cell table:style-name="ce9" office:value-type="float" office:value="1292.08" calcext:value-type="float">
            <text:p>1292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1" calcext:value-type="date">
            <text:p>1/11/2012</text:p>
          </table:table-cell>
          <table:table-cell table:style-name="ce9" office:value-type="float" office:value="1292.48" calcext:value-type="float">
            <text:p>1292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2" calcext:value-type="date">
            <text:p>1/12/2012</text:p>
          </table:table-cell>
          <table:table-cell table:style-name="ce9" office:value-type="float" office:value="1295.5" calcext:value-type="float">
            <text:p>1295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3" calcext:value-type="date">
            <text:p>1/13/2012</text:p>
          </table:table-cell>
          <table:table-cell table:style-name="ce9" office:value-type="float" office:value="1289.09" calcext:value-type="float">
            <text:p>1289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6" calcext:value-type="date">
            <text:p>1/16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7" calcext:value-type="date">
            <text:p>1/17/2012</text:p>
          </table:table-cell>
          <table:table-cell table:style-name="ce9" office:value-type="float" office:value="1293.67" calcext:value-type="float">
            <text:p>1293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8" calcext:value-type="date">
            <text:p>1/18/2012</text:p>
          </table:table-cell>
          <table:table-cell table:style-name="ce9" office:value-type="float" office:value="1308.04" calcext:value-type="float">
            <text:p>130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19" calcext:value-type="date">
            <text:p>1/19/2012</text:p>
          </table:table-cell>
          <table:table-cell table:style-name="ce9" office:value-type="float" office:value="1314.5" calcext:value-type="float">
            <text:p>1314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20" calcext:value-type="date">
            <text:p>1/20/2012</text:p>
          </table:table-cell>
          <table:table-cell table:style-name="ce9" office:value-type="float" office:value="1315.38" calcext:value-type="float">
            <text:p>1315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23" calcext:value-type="date">
            <text:p>1/23/2012</text:p>
          </table:table-cell>
          <table:table-cell table:style-name="ce9" office:value-type="float" office:value="1316" calcext:value-type="float">
            <text:p>13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24" calcext:value-type="date">
            <text:p>1/24/2012</text:p>
          </table:table-cell>
          <table:table-cell table:style-name="ce9" office:value-type="float" office:value="1314.65" calcext:value-type="float">
            <text:p>1314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25" calcext:value-type="date">
            <text:p>1/25/2012</text:p>
          </table:table-cell>
          <table:table-cell table:style-name="ce9" office:value-type="float" office:value="1326.05" calcext:value-type="float">
            <text:p>1326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26" calcext:value-type="date">
            <text:p>1/26/2012</text:p>
          </table:table-cell>
          <table:table-cell table:style-name="ce9" office:value-type="float" office:value="1318.43" calcext:value-type="float">
            <text:p>1318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27" calcext:value-type="date">
            <text:p>1/27/2012</text:p>
          </table:table-cell>
          <table:table-cell table:style-name="ce9" office:value-type="float" office:value="1316.33" calcext:value-type="float">
            <text:p>1316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30" calcext:value-type="date">
            <text:p>1/30/2012</text:p>
          </table:table-cell>
          <table:table-cell table:style-name="ce9" office:value-type="float" office:value="1313.01" calcext:value-type="float">
            <text:p>1313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1-31" calcext:value-type="date">
            <text:p>1/31/2012</text:p>
          </table:table-cell>
          <table:table-cell table:style-name="ce9" office:value-type="float" office:value="1312.41" calcext:value-type="float">
            <text:p>1312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01" calcext:value-type="date">
            <text:p>2/1/2012</text:p>
          </table:table-cell>
          <table:table-cell table:style-name="ce9" office:value-type="float" office:value="1324.09" calcext:value-type="float">
            <text:p>1324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02" calcext:value-type="date">
            <text:p>2/2/2012</text:p>
          </table:table-cell>
          <table:table-cell table:style-name="ce9" office:value-type="float" office:value="1325.54" calcext:value-type="float">
            <text:p>1325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03" calcext:value-type="date">
            <text:p>2/3/2012</text:p>
          </table:table-cell>
          <table:table-cell table:style-name="ce9" office:value-type="float" office:value="1344.9" calcext:value-type="float">
            <text:p>1344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06" calcext:value-type="date">
            <text:p>2/6/2012</text:p>
          </table:table-cell>
          <table:table-cell table:style-name="ce9" office:value-type="float" office:value="1344.33" calcext:value-type="float">
            <text:p>1344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07" calcext:value-type="date">
            <text:p>2/7/2012</text:p>
          </table:table-cell>
          <table:table-cell table:style-name="ce9" office:value-type="float" office:value="1347.05" calcext:value-type="float">
            <text:p>1347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08" calcext:value-type="date">
            <text:p>2/8/2012</text:p>
          </table:table-cell>
          <table:table-cell table:style-name="ce9" office:value-type="float" office:value="1349.96" calcext:value-type="float">
            <text:p>1349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09" calcext:value-type="date">
            <text:p>2/9/2012</text:p>
          </table:table-cell>
          <table:table-cell table:style-name="ce9" office:value-type="float" office:value="1351.95" calcext:value-type="float">
            <text:p>1351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10" calcext:value-type="date">
            <text:p>2/10/2012</text:p>
          </table:table-cell>
          <table:table-cell table:style-name="ce9" office:value-type="float" office:value="1342.64" calcext:value-type="float">
            <text:p>1342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13" calcext:value-type="date">
            <text:p>2/13/2012</text:p>
          </table:table-cell>
          <table:table-cell table:style-name="ce9" office:value-type="float" office:value="1351.77" calcext:value-type="float">
            <text:p>1351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14" calcext:value-type="date">
            <text:p>2/14/2012</text:p>
          </table:table-cell>
          <table:table-cell table:style-name="ce9" office:value-type="float" office:value="1350.5" calcext:value-type="float">
            <text:p>1350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15" calcext:value-type="date">
            <text:p>2/15/2012</text:p>
          </table:table-cell>
          <table:table-cell table:style-name="ce9" office:value-type="float" office:value="1343.23" calcext:value-type="float">
            <text:p>1343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16" calcext:value-type="date">
            <text:p>2/16/2012</text:p>
          </table:table-cell>
          <table:table-cell table:style-name="ce9" office:value-type="float" office:value="1358.04" calcext:value-type="float">
            <text:p>135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17" calcext:value-type="date">
            <text:p>2/17/2012</text:p>
          </table:table-cell>
          <table:table-cell table:style-name="ce9" office:value-type="float" office:value="1361.23" calcext:value-type="float">
            <text:p>1361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0" calcext:value-type="date">
            <text:p>2/20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1" calcext:value-type="date">
            <text:p>2/21/2012</text:p>
          </table:table-cell>
          <table:table-cell table:style-name="ce9" office:value-type="float" office:value="1362.21" calcext:value-type="float">
            <text:p>1362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2" calcext:value-type="date">
            <text:p>2/22/2012</text:p>
          </table:table-cell>
          <table:table-cell table:style-name="ce9" office:value-type="float" office:value="1357.66" calcext:value-type="float">
            <text:p>1357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3" calcext:value-type="date">
            <text:p>2/23/2012</text:p>
          </table:table-cell>
          <table:table-cell table:style-name="ce9" office:value-type="float" office:value="1363.46" calcext:value-type="float">
            <text:p>1363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4" calcext:value-type="date">
            <text:p>2/24/2012</text:p>
          </table:table-cell>
          <table:table-cell table:style-name="ce9" office:value-type="float" office:value="1365.74" calcext:value-type="float">
            <text:p>1365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7" calcext:value-type="date">
            <text:p>2/27/2012</text:p>
          </table:table-cell>
          <table:table-cell table:style-name="ce9" office:value-type="float" office:value="1367.59" calcext:value-type="float">
            <text:p>1367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8" calcext:value-type="date">
            <text:p>2/28/2012</text:p>
          </table:table-cell>
          <table:table-cell table:style-name="ce9" office:value-type="float" office:value="1372.18" calcext:value-type="float">
            <text:p>1372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2-29" calcext:value-type="date">
            <text:p>2/29/2012</text:p>
          </table:table-cell>
          <table:table-cell table:style-name="ce9" office:value-type="float" office:value="1365.68" calcext:value-type="float">
            <text:p>1365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01" calcext:value-type="date">
            <text:p>3/1/2012</text:p>
          </table:table-cell>
          <table:table-cell table:style-name="ce9" office:value-type="float" office:value="1374.09" calcext:value-type="float">
            <text:p>1374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02" calcext:value-type="date">
            <text:p>3/2/2012</text:p>
          </table:table-cell>
          <table:table-cell table:style-name="ce9" office:value-type="float" office:value="1369.63" calcext:value-type="float">
            <text:p>1369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05" calcext:value-type="date">
            <text:p>3/5/2012</text:p>
          </table:table-cell>
          <table:table-cell table:style-name="ce9" office:value-type="float" office:value="1364.33" calcext:value-type="float">
            <text:p>1364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06" calcext:value-type="date">
            <text:p>3/6/2012</text:p>
          </table:table-cell>
          <table:table-cell table:style-name="ce9" office:value-type="float" office:value="1343.36" calcext:value-type="float">
            <text:p>1343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07" calcext:value-type="date">
            <text:p>3/7/2012</text:p>
          </table:table-cell>
          <table:table-cell table:style-name="ce9" office:value-type="float" office:value="1352.63" calcext:value-type="float">
            <text:p>1352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08" calcext:value-type="date">
            <text:p>3/8/2012</text:p>
          </table:table-cell>
          <table:table-cell table:style-name="ce9" office:value-type="float" office:value="1365.91" calcext:value-type="float">
            <text:p>1365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09" calcext:value-type="date">
            <text:p>3/9/2012</text:p>
          </table:table-cell>
          <table:table-cell table:style-name="ce9" office:value-type="float" office:value="1370.87" calcext:value-type="float">
            <text:p>1370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12" calcext:value-type="date">
            <text:p>3/12/2012</text:p>
          </table:table-cell>
          <table:table-cell table:style-name="ce9" office:value-type="float" office:value="1371.09" calcext:value-type="float">
            <text:p>1371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13" calcext:value-type="date">
            <text:p>3/13/2012</text:p>
          </table:table-cell>
          <table:table-cell table:style-name="ce9" office:value-type="float" office:value="1395.95" calcext:value-type="float">
            <text:p>1395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14" calcext:value-type="date">
            <text:p>3/14/2012</text:p>
          </table:table-cell>
          <table:table-cell table:style-name="ce9" office:value-type="float" office:value="1394.28" calcext:value-type="float">
            <text:p>1394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15" calcext:value-type="date">
            <text:p>3/15/2012</text:p>
          </table:table-cell>
          <table:table-cell table:style-name="ce9" office:value-type="float" office:value="1402.6" calcext:value-type="float">
            <text:p>1402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16" calcext:value-type="date">
            <text:p>3/16/2012</text:p>
          </table:table-cell>
          <table:table-cell table:style-name="ce9" office:value-type="float" office:value="1404.17" calcext:value-type="float">
            <text:p>1404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19" calcext:value-type="date">
            <text:p>3/19/2012</text:p>
          </table:table-cell>
          <table:table-cell table:style-name="ce9" office:value-type="float" office:value="1409.75" calcext:value-type="float">
            <text:p>1409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0" calcext:value-type="date">
            <text:p>3/20/2012</text:p>
          </table:table-cell>
          <table:table-cell table:style-name="ce9" office:value-type="float" office:value="1405.52" calcext:value-type="float">
            <text:p>1405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1" calcext:value-type="date">
            <text:p>3/21/2012</text:p>
          </table:table-cell>
          <table:table-cell table:style-name="ce9" office:value-type="float" office:value="1402.89" calcext:value-type="float">
            <text:p>1402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2" calcext:value-type="date">
            <text:p>3/22/2012</text:p>
          </table:table-cell>
          <table:table-cell table:style-name="ce9" office:value-type="float" office:value="1392.78" calcext:value-type="float">
            <text:p>1392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3" calcext:value-type="date">
            <text:p>3/23/2012</text:p>
          </table:table-cell>
          <table:table-cell table:style-name="ce9" office:value-type="float" office:value="1397.11" calcext:value-type="float">
            <text:p>1397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6" calcext:value-type="date">
            <text:p>3/26/2012</text:p>
          </table:table-cell>
          <table:table-cell table:style-name="ce9" office:value-type="float" office:value="1416.51" calcext:value-type="float">
            <text:p>1416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7" calcext:value-type="date">
            <text:p>3/27/2012</text:p>
          </table:table-cell>
          <table:table-cell table:style-name="ce9" office:value-type="float" office:value="1412.52" calcext:value-type="float">
            <text:p>1412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8" calcext:value-type="date">
            <text:p>3/28/2012</text:p>
          </table:table-cell>
          <table:table-cell table:style-name="ce9" office:value-type="float" office:value="1405.54" calcext:value-type="float">
            <text:p>1405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29" calcext:value-type="date">
            <text:p>3/29/2012</text:p>
          </table:table-cell>
          <table:table-cell table:style-name="ce9" office:value-type="float" office:value="1403.28" calcext:value-type="float">
            <text:p>1403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3-30" calcext:value-type="date">
            <text:p>3/30/2012</text:p>
          </table:table-cell>
          <table:table-cell table:style-name="ce9" office:value-type="float" office:value="1408.47" calcext:value-type="float">
            <text:p>1408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02" calcext:value-type="date">
            <text:p>4/2/2012</text:p>
          </table:table-cell>
          <table:table-cell table:style-name="ce9" office:value-type="float" office:value="1419.04" calcext:value-type="float">
            <text:p>1419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03" calcext:value-type="date">
            <text:p>4/3/2012</text:p>
          </table:table-cell>
          <table:table-cell table:style-name="ce9" office:value-type="float" office:value="1413.38" calcext:value-type="float">
            <text:p>1413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04" calcext:value-type="date">
            <text:p>4/4/2012</text:p>
          </table:table-cell>
          <table:table-cell table:style-name="ce9" office:value-type="float" office:value="1398.96" calcext:value-type="float">
            <text:p>1398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05" calcext:value-type="date">
            <text:p>4/5/2012</text:p>
          </table:table-cell>
          <table:table-cell table:style-name="ce9" office:value-type="float" office:value="1398.08" calcext:value-type="float">
            <text:p>1398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06" calcext:value-type="date">
            <text:p>4/6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09" calcext:value-type="date">
            <text:p>4/9/2012</text:p>
          </table:table-cell>
          <table:table-cell table:style-name="ce9" office:value-type="float" office:value="1382.2" calcext:value-type="float">
            <text:p>1382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0" calcext:value-type="date">
            <text:p>4/10/2012</text:p>
          </table:table-cell>
          <table:table-cell table:style-name="ce9" office:value-type="float" office:value="1358.59" calcext:value-type="float">
            <text:p>1358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1" calcext:value-type="date">
            <text:p>4/11/2012</text:p>
          </table:table-cell>
          <table:table-cell table:style-name="ce9" office:value-type="float" office:value="1368.71" calcext:value-type="float">
            <text:p>1368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2" calcext:value-type="date">
            <text:p>4/12/2012</text:p>
          </table:table-cell>
          <table:table-cell table:style-name="ce9" office:value-type="float" office:value="1387.57" calcext:value-type="float">
            <text:p>1387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3" calcext:value-type="date">
            <text:p>4/13/2012</text:p>
          </table:table-cell>
          <table:table-cell table:style-name="ce9" office:value-type="float" office:value="1370.26" calcext:value-type="float">
            <text:p>1370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6" calcext:value-type="date">
            <text:p>4/16/2012</text:p>
          </table:table-cell>
          <table:table-cell table:style-name="ce9" office:value-type="float" office:value="1369.57" calcext:value-type="float">
            <text:p>1369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7" calcext:value-type="date">
            <text:p>4/17/2012</text:p>
          </table:table-cell>
          <table:table-cell table:style-name="ce9" office:value-type="float" office:value="1390.78" calcext:value-type="float">
            <text:p>1390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8" calcext:value-type="date">
            <text:p>4/18/2012</text:p>
          </table:table-cell>
          <table:table-cell table:style-name="ce9" office:value-type="float" office:value="1385.14" calcext:value-type="float">
            <text:p>1385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19" calcext:value-type="date">
            <text:p>4/19/2012</text:p>
          </table:table-cell>
          <table:table-cell table:style-name="ce9" office:value-type="float" office:value="1376.92" calcext:value-type="float">
            <text:p>1376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20" calcext:value-type="date">
            <text:p>4/20/2012</text:p>
          </table:table-cell>
          <table:table-cell table:style-name="ce9" office:value-type="float" office:value="1378.53" calcext:value-type="float">
            <text:p>1378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23" calcext:value-type="date">
            <text:p>4/23/2012</text:p>
          </table:table-cell>
          <table:table-cell table:style-name="ce9" office:value-type="float" office:value="1366.94" calcext:value-type="float">
            <text:p>1366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24" calcext:value-type="date">
            <text:p>4/24/2012</text:p>
          </table:table-cell>
          <table:table-cell table:style-name="ce9" office:value-type="float" office:value="1371.97" calcext:value-type="float">
            <text:p>1371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25" calcext:value-type="date">
            <text:p>4/25/2012</text:p>
          </table:table-cell>
          <table:table-cell table:style-name="ce9" office:value-type="float" office:value="1390.69" calcext:value-type="float">
            <text:p>1390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26" calcext:value-type="date">
            <text:p>4/26/2012</text:p>
          </table:table-cell>
          <table:table-cell table:style-name="ce9" office:value-type="float" office:value="1399.98" calcext:value-type="float">
            <text:p>1399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27" calcext:value-type="date">
            <text:p>4/27/2012</text:p>
          </table:table-cell>
          <table:table-cell table:style-name="ce9" office:value-type="float" office:value="1403.36" calcext:value-type="float">
            <text:p>1403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4-30" calcext:value-type="date">
            <text:p>4/30/2012</text:p>
          </table:table-cell>
          <table:table-cell table:style-name="ce9" office:value-type="float" office:value="1397.91" calcext:value-type="float">
            <text:p>1397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01" calcext:value-type="date">
            <text:p>5/1/2012</text:p>
          </table:table-cell>
          <table:table-cell table:style-name="ce9" office:value-type="float" office:value="1405.82" calcext:value-type="float">
            <text:p>1405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02" calcext:value-type="date">
            <text:p>5/2/2012</text:p>
          </table:table-cell>
          <table:table-cell table:style-name="ce9" office:value-type="float" office:value="1402.31" calcext:value-type="float">
            <text:p>1402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03" calcext:value-type="date">
            <text:p>5/3/2012</text:p>
          </table:table-cell>
          <table:table-cell table:style-name="ce9" office:value-type="float" office:value="1391.57" calcext:value-type="float">
            <text:p>1391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04" calcext:value-type="date">
            <text:p>5/4/2012</text:p>
          </table:table-cell>
          <table:table-cell table:style-name="ce9" office:value-type="float" office:value="1369.1" calcext:value-type="float">
            <text:p>1369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07" calcext:value-type="date">
            <text:p>5/7/2012</text:p>
          </table:table-cell>
          <table:table-cell table:style-name="ce9" office:value-type="float" office:value="1369.58" calcext:value-type="float">
            <text:p>1369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08" calcext:value-type="date">
            <text:p>5/8/2012</text:p>
          </table:table-cell>
          <table:table-cell table:style-name="ce9" office:value-type="float" office:value="1363.72" calcext:value-type="float">
            <text:p>1363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09" calcext:value-type="date">
            <text:p>5/9/2012</text:p>
          </table:table-cell>
          <table:table-cell table:style-name="ce9" office:value-type="float" office:value="1354.58" calcext:value-type="float">
            <text:p>1354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10" calcext:value-type="date">
            <text:p>5/10/2012</text:p>
          </table:table-cell>
          <table:table-cell table:style-name="ce9" office:value-type="float" office:value="1357.99" calcext:value-type="float">
            <text:p>1357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11" calcext:value-type="date">
            <text:p>5/11/2012</text:p>
          </table:table-cell>
          <table:table-cell table:style-name="ce9" office:value-type="float" office:value="1353.39" calcext:value-type="float">
            <text:p>1353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14" calcext:value-type="date">
            <text:p>5/14/2012</text:p>
          </table:table-cell>
          <table:table-cell table:style-name="ce9" office:value-type="float" office:value="1338.35" calcext:value-type="float">
            <text:p>1338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15" calcext:value-type="date">
            <text:p>5/15/2012</text:p>
          </table:table-cell>
          <table:table-cell table:style-name="ce9" office:value-type="float" office:value="1330.66" calcext:value-type="float">
            <text:p>1330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16" calcext:value-type="date">
            <text:p>5/16/2012</text:p>
          </table:table-cell>
          <table:table-cell table:style-name="ce9" office:value-type="float" office:value="1324.8" calcext:value-type="float">
            <text:p>1324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17" calcext:value-type="date">
            <text:p>5/17/2012</text:p>
          </table:table-cell>
          <table:table-cell table:style-name="ce9" office:value-type="float" office:value="1304.86" calcext:value-type="float">
            <text:p>1304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18" calcext:value-type="date">
            <text:p>5/18/2012</text:p>
          </table:table-cell>
          <table:table-cell table:style-name="ce9" office:value-type="float" office:value="1295.22" calcext:value-type="float">
            <text:p>1295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21" calcext:value-type="date">
            <text:p>5/21/2012</text:p>
          </table:table-cell>
          <table:table-cell table:style-name="ce9" office:value-type="float" office:value="1315.99" calcext:value-type="float">
            <text:p>1315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22" calcext:value-type="date">
            <text:p>5/22/2012</text:p>
          </table:table-cell>
          <table:table-cell table:style-name="ce9" office:value-type="float" office:value="1316.63" calcext:value-type="float">
            <text:p>1316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23" calcext:value-type="date">
            <text:p>5/23/2012</text:p>
          </table:table-cell>
          <table:table-cell table:style-name="ce9" office:value-type="float" office:value="1318.86" calcext:value-type="float">
            <text:p>1318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24" calcext:value-type="date">
            <text:p>5/24/2012</text:p>
          </table:table-cell>
          <table:table-cell table:style-name="ce9" office:value-type="float" office:value="1320.68" calcext:value-type="float">
            <text:p>1320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25" calcext:value-type="date">
            <text:p>5/25/2012</text:p>
          </table:table-cell>
          <table:table-cell table:style-name="ce9" office:value-type="float" office:value="1317.82" calcext:value-type="float">
            <text:p>1317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28" calcext:value-type="date">
            <text:p>5/28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29" calcext:value-type="date">
            <text:p>5/29/2012</text:p>
          </table:table-cell>
          <table:table-cell table:style-name="ce9" office:value-type="float" office:value="1332.42" calcext:value-type="float">
            <text:p>1332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30" calcext:value-type="date">
            <text:p>5/30/2012</text:p>
          </table:table-cell>
          <table:table-cell table:style-name="ce9" office:value-type="float" office:value="1313.32" calcext:value-type="float">
            <text:p>1313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5-31" calcext:value-type="date">
            <text:p>5/31/2012</text:p>
          </table:table-cell>
          <table:table-cell table:style-name="ce9" office:value-type="float" office:value="1310.33" calcext:value-type="float">
            <text:p>1310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01" calcext:value-type="date">
            <text:p>6/1/2012</text:p>
          </table:table-cell>
          <table:table-cell table:style-name="ce9" office:value-type="float" office:value="1278.04" calcext:value-type="float">
            <text:p>127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04" calcext:value-type="date">
            <text:p>6/4/2012</text:p>
          </table:table-cell>
          <table:table-cell table:style-name="ce9" office:value-type="float" office:value="1278.18" calcext:value-type="float">
            <text:p>1278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05" calcext:value-type="date">
            <text:p>6/5/2012</text:p>
          </table:table-cell>
          <table:table-cell table:style-name="ce9" office:value-type="float" office:value="1285.5" calcext:value-type="float">
            <text:p>1285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06" calcext:value-type="date">
            <text:p>6/6/2012</text:p>
          </table:table-cell>
          <table:table-cell table:style-name="ce9" office:value-type="float" office:value="1315.13" calcext:value-type="float">
            <text:p>1315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07" calcext:value-type="date">
            <text:p>6/7/2012</text:p>
          </table:table-cell>
          <table:table-cell table:style-name="ce9" office:value-type="float" office:value="1314.99" calcext:value-type="float">
            <text:p>1314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08" calcext:value-type="date">
            <text:p>6/8/2012</text:p>
          </table:table-cell>
          <table:table-cell table:style-name="ce9" office:value-type="float" office:value="1325.66" calcext:value-type="float">
            <text:p>1325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11" calcext:value-type="date">
            <text:p>6/11/2012</text:p>
          </table:table-cell>
          <table:table-cell table:style-name="ce9" office:value-type="float" office:value="1308.93" calcext:value-type="float">
            <text:p>1308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12" calcext:value-type="date">
            <text:p>6/12/2012</text:p>
          </table:table-cell>
          <table:table-cell table:style-name="ce9" office:value-type="float" office:value="1324.18" calcext:value-type="float">
            <text:p>1324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13" calcext:value-type="date">
            <text:p>6/13/2012</text:p>
          </table:table-cell>
          <table:table-cell table:style-name="ce9" office:value-type="float" office:value="1314.88" calcext:value-type="float">
            <text:p>1314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14" calcext:value-type="date">
            <text:p>6/14/2012</text:p>
          </table:table-cell>
          <table:table-cell table:style-name="ce9" office:value-type="float" office:value="1329.1" calcext:value-type="float">
            <text:p>1329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15" calcext:value-type="date">
            <text:p>6/15/2012</text:p>
          </table:table-cell>
          <table:table-cell table:style-name="ce9" office:value-type="float" office:value="1342.84" calcext:value-type="float">
            <text:p>1342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18" calcext:value-type="date">
            <text:p>6/18/2012</text:p>
          </table:table-cell>
          <table:table-cell table:style-name="ce9" office:value-type="float" office:value="1344.78" calcext:value-type="float">
            <text:p>1344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19" calcext:value-type="date">
            <text:p>6/19/2012</text:p>
          </table:table-cell>
          <table:table-cell table:style-name="ce9" office:value-type="float" office:value="1357.98" calcext:value-type="float">
            <text:p>1357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0" calcext:value-type="date">
            <text:p>6/20/2012</text:p>
          </table:table-cell>
          <table:table-cell table:style-name="ce9" office:value-type="float" office:value="1355.69" calcext:value-type="float">
            <text:p>1355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1" calcext:value-type="date">
            <text:p>6/21/2012</text:p>
          </table:table-cell>
          <table:table-cell table:style-name="ce9" office:value-type="float" office:value="1325.51" calcext:value-type="float">
            <text:p>1325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2" calcext:value-type="date">
            <text:p>6/22/2012</text:p>
          </table:table-cell>
          <table:table-cell table:style-name="ce9" office:value-type="float" office:value="1335.02" calcext:value-type="float">
            <text:p>1335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5" calcext:value-type="date">
            <text:p>6/25/2012</text:p>
          </table:table-cell>
          <table:table-cell table:style-name="ce9" office:value-type="float" office:value="1313.72" calcext:value-type="float">
            <text:p>1313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6" calcext:value-type="date">
            <text:p>6/26/2012</text:p>
          </table:table-cell>
          <table:table-cell table:style-name="ce9" office:value-type="float" office:value="1319.99" calcext:value-type="float">
            <text:p>1319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7" calcext:value-type="date">
            <text:p>6/27/2012</text:p>
          </table:table-cell>
          <table:table-cell table:style-name="ce9" office:value-type="float" office:value="1331.85" calcext:value-type="float">
            <text:p>1331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8" calcext:value-type="date">
            <text:p>6/28/2012</text:p>
          </table:table-cell>
          <table:table-cell table:style-name="ce9" office:value-type="float" office:value="1329.04" calcext:value-type="float">
            <text:p>1329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6-29" calcext:value-type="date">
            <text:p>6/29/2012</text:p>
          </table:table-cell>
          <table:table-cell table:style-name="ce9" office:value-type="float" office:value="1362.16" calcext:value-type="float">
            <text:p>1362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02" calcext:value-type="date">
            <text:p>7/2/2012</text:p>
          </table:table-cell>
          <table:table-cell table:style-name="ce9" office:value-type="float" office:value="1365.51" calcext:value-type="float">
            <text:p>1365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03" calcext:value-type="date">
            <text:p>7/3/2012</text:p>
          </table:table-cell>
          <table:table-cell table:style-name="ce9" office:value-type="float" office:value="1374.02" calcext:value-type="float">
            <text:p>1374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04" calcext:value-type="date">
            <text:p>7/4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05" calcext:value-type="date">
            <text:p>7/5/2012</text:p>
          </table:table-cell>
          <table:table-cell table:style-name="ce9" office:value-type="float" office:value="1367.58" calcext:value-type="float">
            <text:p>1367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06" calcext:value-type="date">
            <text:p>7/6/2012</text:p>
          </table:table-cell>
          <table:table-cell table:style-name="ce9" office:value-type="float" office:value="1354.68" calcext:value-type="float">
            <text:p>1354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09" calcext:value-type="date">
            <text:p>7/9/2012</text:p>
          </table:table-cell>
          <table:table-cell table:style-name="ce9" office:value-type="float" office:value="1352.46" calcext:value-type="float">
            <text:p>1352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0" calcext:value-type="date">
            <text:p>7/10/2012</text:p>
          </table:table-cell>
          <table:table-cell table:style-name="ce9" office:value-type="float" office:value="1341.47" calcext:value-type="float">
            <text:p>1341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1" calcext:value-type="date">
            <text:p>7/11/2012</text:p>
          </table:table-cell>
          <table:table-cell table:style-name="ce9" office:value-type="float" office:value="1341.45" calcext:value-type="float">
            <text:p>1341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2" calcext:value-type="date">
            <text:p>7/12/2012</text:p>
          </table:table-cell>
          <table:table-cell table:style-name="ce9" office:value-type="float" office:value="1334.76" calcext:value-type="float">
            <text:p>1334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3" calcext:value-type="date">
            <text:p>7/13/2012</text:p>
          </table:table-cell>
          <table:table-cell table:style-name="ce9" office:value-type="float" office:value="1356.78" calcext:value-type="float">
            <text:p>1356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6" calcext:value-type="date">
            <text:p>7/16/2012</text:p>
          </table:table-cell>
          <table:table-cell table:style-name="ce9" office:value-type="float" office:value="1353.64" calcext:value-type="float">
            <text:p>1353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7" calcext:value-type="date">
            <text:p>7/17/2012</text:p>
          </table:table-cell>
          <table:table-cell table:style-name="ce9" office:value-type="float" office:value="1363.67" calcext:value-type="float">
            <text:p>1363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8" calcext:value-type="date">
            <text:p>7/18/2012</text:p>
          </table:table-cell>
          <table:table-cell table:style-name="ce9" office:value-type="float" office:value="1372.78" calcext:value-type="float">
            <text:p>1372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19" calcext:value-type="date">
            <text:p>7/19/2012</text:p>
          </table:table-cell>
          <table:table-cell table:style-name="ce9" office:value-type="float" office:value="1376.51" calcext:value-type="float">
            <text:p>1376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20" calcext:value-type="date">
            <text:p>7/20/2012</text:p>
          </table:table-cell>
          <table:table-cell table:style-name="ce9" office:value-type="float" office:value="1362.66" calcext:value-type="float">
            <text:p>1362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23" calcext:value-type="date">
            <text:p>7/23/2012</text:p>
          </table:table-cell>
          <table:table-cell table:style-name="ce9" office:value-type="float" office:value="1350.52" calcext:value-type="float">
            <text:p>1350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24" calcext:value-type="date">
            <text:p>7/24/2012</text:p>
          </table:table-cell>
          <table:table-cell table:style-name="ce9" office:value-type="float" office:value="1338.31" calcext:value-type="float">
            <text:p>1338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25" calcext:value-type="date">
            <text:p>7/25/2012</text:p>
          </table:table-cell>
          <table:table-cell table:style-name="ce9" office:value-type="float" office:value="1337.89" calcext:value-type="float">
            <text:p>1337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26" calcext:value-type="date">
            <text:p>7/26/2012</text:p>
          </table:table-cell>
          <table:table-cell table:style-name="ce9" office:value-type="float" office:value="1360.02" calcext:value-type="float">
            <text:p>1360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27" calcext:value-type="date">
            <text:p>7/27/2012</text:p>
          </table:table-cell>
          <table:table-cell table:style-name="ce9" office:value-type="float" office:value="1385.97" calcext:value-type="float">
            <text:p>1385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30" calcext:value-type="date">
            <text:p>7/30/2012</text:p>
          </table:table-cell>
          <table:table-cell table:style-name="ce9" office:value-type="float" office:value="1385.3" calcext:value-type="float">
            <text:p>1385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7-31" calcext:value-type="date">
            <text:p>7/31/2012</text:p>
          </table:table-cell>
          <table:table-cell table:style-name="ce9" office:value-type="float" office:value="1379.32" calcext:value-type="float">
            <text:p>1379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01" calcext:value-type="date">
            <text:p>8/1/2012</text:p>
          </table:table-cell>
          <table:table-cell table:style-name="ce9" office:value-type="float" office:value="1375.14" calcext:value-type="float">
            <text:p>1375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02" calcext:value-type="date">
            <text:p>8/2/2012</text:p>
          </table:table-cell>
          <table:table-cell table:style-name="ce9" office:value-type="float" office:value="1365" calcext:value-type="float">
            <text:p>13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03" calcext:value-type="date">
            <text:p>8/3/2012</text:p>
          </table:table-cell>
          <table:table-cell table:style-name="ce9" office:value-type="float" office:value="1390.99" calcext:value-type="float">
            <text:p>1390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06" calcext:value-type="date">
            <text:p>8/6/2012</text:p>
          </table:table-cell>
          <table:table-cell table:style-name="ce9" office:value-type="float" office:value="1394.23" calcext:value-type="float">
            <text:p>1394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07" calcext:value-type="date">
            <text:p>8/7/2012</text:p>
          </table:table-cell>
          <table:table-cell table:style-name="ce9" office:value-type="float" office:value="1401.35" calcext:value-type="float">
            <text:p>1401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08" calcext:value-type="date">
            <text:p>8/8/2012</text:p>
          </table:table-cell>
          <table:table-cell table:style-name="ce9" office:value-type="float" office:value="1402.22" calcext:value-type="float">
            <text:p>1402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09" calcext:value-type="date">
            <text:p>8/9/2012</text:p>
          </table:table-cell>
          <table:table-cell table:style-name="ce9" office:value-type="float" office:value="1402.8" calcext:value-type="float">
            <text:p>1402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10" calcext:value-type="date">
            <text:p>8/10/2012</text:p>
          </table:table-cell>
          <table:table-cell table:style-name="ce9" office:value-type="float" office:value="1405.87" calcext:value-type="float">
            <text:p>1405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13" calcext:value-type="date">
            <text:p>8/13/2012</text:p>
          </table:table-cell>
          <table:table-cell table:style-name="ce9" office:value-type="float" office:value="1404.11" calcext:value-type="float">
            <text:p>1404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14" calcext:value-type="date">
            <text:p>8/14/2012</text:p>
          </table:table-cell>
          <table:table-cell table:style-name="ce9" office:value-type="float" office:value="1403.93" calcext:value-type="float">
            <text:p>1403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15" calcext:value-type="date">
            <text:p>8/15/2012</text:p>
          </table:table-cell>
          <table:table-cell table:style-name="ce9" office:value-type="float" office:value="1405.53" calcext:value-type="float">
            <text:p>1405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16" calcext:value-type="date">
            <text:p>8/16/2012</text:p>
          </table:table-cell>
          <table:table-cell table:style-name="ce9" office:value-type="float" office:value="1415.51" calcext:value-type="float">
            <text:p>1415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17" calcext:value-type="date">
            <text:p>8/17/2012</text:p>
          </table:table-cell>
          <table:table-cell table:style-name="ce9" office:value-type="float" office:value="1418.16" calcext:value-type="float">
            <text:p>1418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0" calcext:value-type="date">
            <text:p>8/20/2012</text:p>
          </table:table-cell>
          <table:table-cell table:style-name="ce9" office:value-type="float" office:value="1418.13" calcext:value-type="float">
            <text:p>1418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1" calcext:value-type="date">
            <text:p>8/21/2012</text:p>
          </table:table-cell>
          <table:table-cell table:style-name="ce9" office:value-type="float" office:value="1413.17" calcext:value-type="float">
            <text:p>1413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2" calcext:value-type="date">
            <text:p>8/22/2012</text:p>
          </table:table-cell>
          <table:table-cell table:style-name="ce9" office:value-type="float" office:value="1413.49" calcext:value-type="float">
            <text:p>1413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3" calcext:value-type="date">
            <text:p>8/23/2012</text:p>
          </table:table-cell>
          <table:table-cell table:style-name="ce9" office:value-type="float" office:value="1402.08" calcext:value-type="float">
            <text:p>1402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4" calcext:value-type="date">
            <text:p>8/24/2012</text:p>
          </table:table-cell>
          <table:table-cell table:style-name="ce9" office:value-type="float" office:value="1411.13" calcext:value-type="float">
            <text:p>1411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7" calcext:value-type="date">
            <text:p>8/27/2012</text:p>
          </table:table-cell>
          <table:table-cell table:style-name="ce9" office:value-type="float" office:value="1410.44" calcext:value-type="float">
            <text:p>1410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8" calcext:value-type="date">
            <text:p>8/28/2012</text:p>
          </table:table-cell>
          <table:table-cell table:style-name="ce9" office:value-type="float" office:value="1409.3" calcext:value-type="float">
            <text:p>1409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29" calcext:value-type="date">
            <text:p>8/29/2012</text:p>
          </table:table-cell>
          <table:table-cell table:style-name="ce9" office:value-type="float" office:value="1410.49" calcext:value-type="float">
            <text:p>1410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30" calcext:value-type="date">
            <text:p>8/30/2012</text:p>
          </table:table-cell>
          <table:table-cell table:style-name="ce9" office:value-type="float" office:value="1399.48" calcext:value-type="float">
            <text:p>1399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8-31" calcext:value-type="date">
            <text:p>8/31/2012</text:p>
          </table:table-cell>
          <table:table-cell table:style-name="ce9" office:value-type="float" office:value="1406.58" calcext:value-type="float">
            <text:p>1406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03" calcext:value-type="date">
            <text:p>9/3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04" calcext:value-type="date">
            <text:p>9/4/2012</text:p>
          </table:table-cell>
          <table:table-cell table:style-name="ce9" office:value-type="float" office:value="1404.94" calcext:value-type="float">
            <text:p>1404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05" calcext:value-type="date">
            <text:p>9/5/2012</text:p>
          </table:table-cell>
          <table:table-cell table:style-name="ce9" office:value-type="float" office:value="1403.44" calcext:value-type="float">
            <text:p>1403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06" calcext:value-type="date">
            <text:p>9/6/2012</text:p>
          </table:table-cell>
          <table:table-cell table:style-name="ce9" office:value-type="float" office:value="1432.12" calcext:value-type="float">
            <text:p>1432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07" calcext:value-type="date">
            <text:p>9/7/2012</text:p>
          </table:table-cell>
          <table:table-cell table:style-name="ce9" office:value-type="float" office:value="1437.92" calcext:value-type="float">
            <text:p>1437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0" calcext:value-type="date">
            <text:p>9/10/2012</text:p>
          </table:table-cell>
          <table:table-cell table:style-name="ce9" office:value-type="float" office:value="1429.08" calcext:value-type="float">
            <text:p>1429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1" calcext:value-type="date">
            <text:p>9/11/2012</text:p>
          </table:table-cell>
          <table:table-cell table:style-name="ce9" office:value-type="float" office:value="1433.56" calcext:value-type="float">
            <text:p>1433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2" calcext:value-type="date">
            <text:p>9/12/2012</text:p>
          </table:table-cell>
          <table:table-cell table:style-name="ce9" office:value-type="float" office:value="1436.56" calcext:value-type="float">
            <text:p>1436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3" calcext:value-type="date">
            <text:p>9/13/2012</text:p>
          </table:table-cell>
          <table:table-cell table:style-name="ce9" office:value-type="float" office:value="1459.99" calcext:value-type="float">
            <text:p>1459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4" calcext:value-type="date">
            <text:p>9/14/2012</text:p>
          </table:table-cell>
          <table:table-cell table:style-name="ce9" office:value-type="float" office:value="1465.77" calcext:value-type="float">
            <text:p>1465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7" calcext:value-type="date">
            <text:p>9/17/2012</text:p>
          </table:table-cell>
          <table:table-cell table:style-name="ce9" office:value-type="float" office:value="1461.19" calcext:value-type="float">
            <text:p>1461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8" calcext:value-type="date">
            <text:p>9/18/2012</text:p>
          </table:table-cell>
          <table:table-cell table:style-name="ce9" office:value-type="float" office:value="1459.32" calcext:value-type="float">
            <text:p>1459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19" calcext:value-type="date">
            <text:p>9/19/2012</text:p>
          </table:table-cell>
          <table:table-cell table:style-name="ce9" office:value-type="float" office:value="1461.05" calcext:value-type="float">
            <text:p>1461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20" calcext:value-type="date">
            <text:p>9/20/2012</text:p>
          </table:table-cell>
          <table:table-cell table:style-name="ce9" office:value-type="float" office:value="1460.26" calcext:value-type="float">
            <text:p>1460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21" calcext:value-type="date">
            <text:p>9/21/2012</text:p>
          </table:table-cell>
          <table:table-cell table:style-name="ce9" office:value-type="float" office:value="1460.15" calcext:value-type="float">
            <text:p>1460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24" calcext:value-type="date">
            <text:p>9/24/2012</text:p>
          </table:table-cell>
          <table:table-cell table:style-name="ce9" office:value-type="float" office:value="1456.89" calcext:value-type="float">
            <text:p>1456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25" calcext:value-type="date">
            <text:p>9/25/2012</text:p>
          </table:table-cell>
          <table:table-cell table:style-name="ce9" office:value-type="float" office:value="1441.59" calcext:value-type="float">
            <text:p>1441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26" calcext:value-type="date">
            <text:p>9/26/2012</text:p>
          </table:table-cell>
          <table:table-cell table:style-name="ce9" office:value-type="float" office:value="1433.32" calcext:value-type="float">
            <text:p>1433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27" calcext:value-type="date">
            <text:p>9/27/2012</text:p>
          </table:table-cell>
          <table:table-cell table:style-name="ce9" office:value-type="float" office:value="1447.15" calcext:value-type="float">
            <text:p>1447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09-28" calcext:value-type="date">
            <text:p>9/28/2012</text:p>
          </table:table-cell>
          <table:table-cell table:style-name="ce9" office:value-type="float" office:value="1440.67" calcext:value-type="float">
            <text:p>1440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01" calcext:value-type="date">
            <text:p>10/1/2012</text:p>
          </table:table-cell>
          <table:table-cell table:style-name="ce9" office:value-type="float" office:value="1444.49" calcext:value-type="float">
            <text:p>1444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02" calcext:value-type="date">
            <text:p>10/2/2012</text:p>
          </table:table-cell>
          <table:table-cell table:style-name="ce9" office:value-type="float" office:value="1445.75" calcext:value-type="float">
            <text:p>1445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03" calcext:value-type="date">
            <text:p>10/3/2012</text:p>
          </table:table-cell>
          <table:table-cell table:style-name="ce9" office:value-type="float" office:value="1450.99" calcext:value-type="float">
            <text:p>1450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04" calcext:value-type="date">
            <text:p>10/4/2012</text:p>
          </table:table-cell>
          <table:table-cell table:style-name="ce9" office:value-type="float" office:value="1461.4" calcext:value-type="float">
            <text:p>1461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05" calcext:value-type="date">
            <text:p>10/5/2012</text:p>
          </table:table-cell>
          <table:table-cell table:style-name="ce9" office:value-type="float" office:value="1460.93" calcext:value-type="float">
            <text:p>1460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08" calcext:value-type="date">
            <text:p>10/8/2012</text:p>
          </table:table-cell>
          <table:table-cell table:style-name="ce9" office:value-type="float" office:value="1455.88" calcext:value-type="float">
            <text:p>1455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09" calcext:value-type="date">
            <text:p>10/9/2012</text:p>
          </table:table-cell>
          <table:table-cell table:style-name="ce9" office:value-type="float" office:value="1441.48" calcext:value-type="float">
            <text:p>1441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0" calcext:value-type="date">
            <text:p>10/10/2012</text:p>
          </table:table-cell>
          <table:table-cell table:style-name="ce9" office:value-type="float" office:value="1432.56" calcext:value-type="float">
            <text:p>1432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1" calcext:value-type="date">
            <text:p>10/11/2012</text:p>
          </table:table-cell>
          <table:table-cell table:style-name="ce9" office:value-type="float" office:value="1432.84" calcext:value-type="float">
            <text:p>1432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2" calcext:value-type="date">
            <text:p>10/12/2012</text:p>
          </table:table-cell>
          <table:table-cell table:style-name="ce9" office:value-type="float" office:value="1428.59" calcext:value-type="float">
            <text:p>1428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5" calcext:value-type="date">
            <text:p>10/15/2012</text:p>
          </table:table-cell>
          <table:table-cell table:style-name="ce9" office:value-type="float" office:value="1440.13" calcext:value-type="float">
            <text:p>1440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6" calcext:value-type="date">
            <text:p>10/16/2012</text:p>
          </table:table-cell>
          <table:table-cell table:style-name="ce9" office:value-type="float" office:value="1454.92" calcext:value-type="float">
            <text:p>1454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7" calcext:value-type="date">
            <text:p>10/17/2012</text:p>
          </table:table-cell>
          <table:table-cell table:style-name="ce9" office:value-type="float" office:value="1460.91" calcext:value-type="float">
            <text:p>1460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8" calcext:value-type="date">
            <text:p>10/18/2012</text:p>
          </table:table-cell>
          <table:table-cell table:style-name="ce9" office:value-type="float" office:value="1457.34" calcext:value-type="float">
            <text:p>1457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19" calcext:value-type="date">
            <text:p>10/19/2012</text:p>
          </table:table-cell>
          <table:table-cell table:style-name="ce9" office:value-type="float" office:value="1433.19" calcext:value-type="float">
            <text:p>1433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22" calcext:value-type="date">
            <text:p>10/22/2012</text:p>
          </table:table-cell>
          <table:table-cell table:style-name="ce9" office:value-type="float" office:value="1433.82" calcext:value-type="float">
            <text:p>1433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23" calcext:value-type="date">
            <text:p>10/23/2012</text:p>
          </table:table-cell>
          <table:table-cell table:style-name="ce9" office:value-type="float" office:value="1413.11" calcext:value-type="float">
            <text:p>1413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24" calcext:value-type="date">
            <text:p>10/24/2012</text:p>
          </table:table-cell>
          <table:table-cell table:style-name="ce9" office:value-type="float" office:value="1408.75" calcext:value-type="float">
            <text:p>1408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25" calcext:value-type="date">
            <text:p>10/25/2012</text:p>
          </table:table-cell>
          <table:table-cell table:style-name="ce9" office:value-type="float" office:value="1412.97" calcext:value-type="float">
            <text:p>1412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26" calcext:value-type="date">
            <text:p>10/26/2012</text:p>
          </table:table-cell>
          <table:table-cell table:style-name="ce9" office:value-type="float" office:value="1411.94" calcext:value-type="float">
            <text:p>1411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29" calcext:value-type="date">
            <text:p>10/29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30" calcext:value-type="date">
            <text:p>10/30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0-31" calcext:value-type="date">
            <text:p>10/31/2012</text:p>
          </table:table-cell>
          <table:table-cell table:style-name="ce9" office:value-type="float" office:value="1412.16" calcext:value-type="float">
            <text:p>1412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01" calcext:value-type="date">
            <text:p>11/1/2012</text:p>
          </table:table-cell>
          <table:table-cell table:style-name="ce9" office:value-type="float" office:value="1427.59" calcext:value-type="float">
            <text:p>1427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02" calcext:value-type="date">
            <text:p>11/2/2012</text:p>
          </table:table-cell>
          <table:table-cell table:style-name="ce9" office:value-type="float" office:value="1414.2" calcext:value-type="float">
            <text:p>1414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05" calcext:value-type="date">
            <text:p>11/5/2012</text:p>
          </table:table-cell>
          <table:table-cell table:style-name="ce9" office:value-type="float" office:value="1417.26" calcext:value-type="float">
            <text:p>1417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06" calcext:value-type="date">
            <text:p>11/6/2012</text:p>
          </table:table-cell>
          <table:table-cell table:style-name="ce9" office:value-type="float" office:value="1428.39" calcext:value-type="float">
            <text:p>1428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07" calcext:value-type="date">
            <text:p>11/7/2012</text:p>
          </table:table-cell>
          <table:table-cell table:style-name="ce9" office:value-type="float" office:value="1394.53" calcext:value-type="float">
            <text:p>1394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08" calcext:value-type="date">
            <text:p>11/8/2012</text:p>
          </table:table-cell>
          <table:table-cell table:style-name="ce9" office:value-type="float" office:value="1377.51" calcext:value-type="float">
            <text:p>1377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09" calcext:value-type="date">
            <text:p>11/9/2012</text:p>
          </table:table-cell>
          <table:table-cell table:style-name="ce9" office:value-type="float" office:value="1379.85" calcext:value-type="float">
            <text:p>1379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12" calcext:value-type="date">
            <text:p>11/12/2012</text:p>
          </table:table-cell>
          <table:table-cell table:style-name="ce9" office:value-type="float" office:value="1380.03" calcext:value-type="float">
            <text:p>1380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13" calcext:value-type="date">
            <text:p>11/13/2012</text:p>
          </table:table-cell>
          <table:table-cell table:style-name="ce9" office:value-type="float" office:value="1374.53" calcext:value-type="float">
            <text:p>1374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14" calcext:value-type="date">
            <text:p>11/14/2012</text:p>
          </table:table-cell>
          <table:table-cell table:style-name="ce9" office:value-type="float" office:value="1355.49" calcext:value-type="float">
            <text:p>1355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15" calcext:value-type="date">
            <text:p>11/15/2012</text:p>
          </table:table-cell>
          <table:table-cell table:style-name="ce9" office:value-type="float" office:value="1353.33" calcext:value-type="float">
            <text:p>1353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16" calcext:value-type="date">
            <text:p>11/16/2012</text:p>
          </table:table-cell>
          <table:table-cell table:style-name="ce9" office:value-type="float" office:value="1359.88" calcext:value-type="float">
            <text:p>1359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19" calcext:value-type="date">
            <text:p>11/19/2012</text:p>
          </table:table-cell>
          <table:table-cell table:style-name="ce9" office:value-type="float" office:value="1386.89" calcext:value-type="float">
            <text:p>1386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0" calcext:value-type="date">
            <text:p>11/20/2012</text:p>
          </table:table-cell>
          <table:table-cell table:style-name="ce9" office:value-type="float" office:value="1387.81" calcext:value-type="float">
            <text:p>1387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1" calcext:value-type="date">
            <text:p>11/21/2012</text:p>
          </table:table-cell>
          <table:table-cell table:style-name="ce9" office:value-type="float" office:value="1391.03" calcext:value-type="float">
            <text:p>1391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2" calcext:value-type="date">
            <text:p>11/22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3" calcext:value-type="date">
            <text:p>11/23/2012</text:p>
          </table:table-cell>
          <table:table-cell table:style-name="ce9" office:value-type="float" office:value="1409.15" calcext:value-type="float">
            <text:p>1409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6" calcext:value-type="date">
            <text:p>11/26/2012</text:p>
          </table:table-cell>
          <table:table-cell table:style-name="ce9" office:value-type="float" office:value="1406.29" calcext:value-type="float">
            <text:p>1406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7" calcext:value-type="date">
            <text:p>11/27/2012</text:p>
          </table:table-cell>
          <table:table-cell table:style-name="ce9" office:value-type="float" office:value="1398.94" calcext:value-type="float">
            <text:p>1398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8" calcext:value-type="date">
            <text:p>11/28/2012</text:p>
          </table:table-cell>
          <table:table-cell table:style-name="ce9" office:value-type="float" office:value="1409.93" calcext:value-type="float">
            <text:p>1409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29" calcext:value-type="date">
            <text:p>11/29/2012</text:p>
          </table:table-cell>
          <table:table-cell table:style-name="ce9" office:value-type="float" office:value="1415.95" calcext:value-type="float">
            <text:p>1415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1-30" calcext:value-type="date">
            <text:p>11/30/2012</text:p>
          </table:table-cell>
          <table:table-cell table:style-name="ce9" office:value-type="float" office:value="1416.18" calcext:value-type="float">
            <text:p>1416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03" calcext:value-type="date">
            <text:p>12/3/2012</text:p>
          </table:table-cell>
          <table:table-cell table:style-name="ce9" office:value-type="float" office:value="1409.46" calcext:value-type="float">
            <text:p>1409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04" calcext:value-type="date">
            <text:p>12/4/2012</text:p>
          </table:table-cell>
          <table:table-cell table:style-name="ce9" office:value-type="float" office:value="1407.05" calcext:value-type="float">
            <text:p>1407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05" calcext:value-type="date">
            <text:p>12/5/2012</text:p>
          </table:table-cell>
          <table:table-cell table:style-name="ce9" office:value-type="float" office:value="1409.28" calcext:value-type="float">
            <text:p>1409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06" calcext:value-type="date">
            <text:p>12/6/2012</text:p>
          </table:table-cell>
          <table:table-cell table:style-name="ce9" office:value-type="float" office:value="1413.94" calcext:value-type="float">
            <text:p>1413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07" calcext:value-type="date">
            <text:p>12/7/2012</text:p>
          </table:table-cell>
          <table:table-cell table:style-name="ce9" office:value-type="float" office:value="1418.07" calcext:value-type="float">
            <text:p>1418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0" calcext:value-type="date">
            <text:p>12/10/2012</text:p>
          </table:table-cell>
          <table:table-cell table:style-name="ce9" office:value-type="float" office:value="1418.55" calcext:value-type="float">
            <text:p>1418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1" calcext:value-type="date">
            <text:p>12/11/2012</text:p>
          </table:table-cell>
          <table:table-cell table:style-name="ce9" office:value-type="float" office:value="1427.84" calcext:value-type="float">
            <text:p>1427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2" calcext:value-type="date">
            <text:p>12/12/2012</text:p>
          </table:table-cell>
          <table:table-cell table:style-name="ce9" office:value-type="float" office:value="1428.48" calcext:value-type="float">
            <text:p>1428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3" calcext:value-type="date">
            <text:p>12/13/2012</text:p>
          </table:table-cell>
          <table:table-cell table:style-name="ce9" office:value-type="float" office:value="1419.45" calcext:value-type="float">
            <text:p>1419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4" calcext:value-type="date">
            <text:p>12/14/2012</text:p>
          </table:table-cell>
          <table:table-cell table:style-name="ce9" office:value-type="float" office:value="1413.58" calcext:value-type="float">
            <text:p>1413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7" calcext:value-type="date">
            <text:p>12/17/2012</text:p>
          </table:table-cell>
          <table:table-cell table:style-name="ce9" office:value-type="float" office:value="1430.36" calcext:value-type="float">
            <text:p>1430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8" calcext:value-type="date">
            <text:p>12/18/2012</text:p>
          </table:table-cell>
          <table:table-cell table:style-name="ce9" office:value-type="float" office:value="1446.79" calcext:value-type="float">
            <text:p>1446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19" calcext:value-type="date">
            <text:p>12/19/2012</text:p>
          </table:table-cell>
          <table:table-cell table:style-name="ce9" office:value-type="float" office:value="1435.81" calcext:value-type="float">
            <text:p>1435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20" calcext:value-type="date">
            <text:p>12/20/2012</text:p>
          </table:table-cell>
          <table:table-cell table:style-name="ce9" office:value-type="float" office:value="1443.69" calcext:value-type="float">
            <text:p>1443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21" calcext:value-type="date">
            <text:p>12/21/2012</text:p>
          </table:table-cell>
          <table:table-cell table:style-name="ce9" office:value-type="float" office:value="1430.15" calcext:value-type="float">
            <text:p>1430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24" calcext:value-type="date">
            <text:p>12/24/2012</text:p>
          </table:table-cell>
          <table:table-cell table:style-name="ce9" office:value-type="float" office:value="1426.66" calcext:value-type="float">
            <text:p>1426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25" calcext:value-type="date">
            <text:p>12/25/2012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26" calcext:value-type="date">
            <text:p>12/26/2012</text:p>
          </table:table-cell>
          <table:table-cell table:style-name="ce9" office:value-type="float" office:value="1419.83" calcext:value-type="float">
            <text:p>1419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27" calcext:value-type="date">
            <text:p>12/27/2012</text:p>
          </table:table-cell>
          <table:table-cell table:style-name="ce9" office:value-type="float" office:value="1418.1" calcext:value-type="float">
            <text:p>1418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28" calcext:value-type="date">
            <text:p>12/28/2012</text:p>
          </table:table-cell>
          <table:table-cell table:style-name="ce9" office:value-type="float" office:value="1402.43" calcext:value-type="float">
            <text:p>1402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2-12-31" calcext:value-type="date">
            <text:p>12/31/2012</text:p>
          </table:table-cell>
          <table:table-cell table:style-name="ce9" office:value-type="float" office:value="1426.19" calcext:value-type="float">
            <text:p>1426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01" calcext:value-type="date">
            <text:p>1/1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02" calcext:value-type="date">
            <text:p>1/2/2013</text:p>
          </table:table-cell>
          <table:table-cell table:style-name="ce9" office:value-type="float" office:value="1462.42" calcext:value-type="float">
            <text:p>1462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03" calcext:value-type="date">
            <text:p>1/3/2013</text:p>
          </table:table-cell>
          <table:table-cell table:style-name="ce9" office:value-type="float" office:value="1459.37" calcext:value-type="float">
            <text:p>1459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04" calcext:value-type="date">
            <text:p>1/4/2013</text:p>
          </table:table-cell>
          <table:table-cell table:style-name="ce9" office:value-type="float" office:value="1466.47" calcext:value-type="float">
            <text:p>1466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07" calcext:value-type="date">
            <text:p>1/7/2013</text:p>
          </table:table-cell>
          <table:table-cell table:style-name="ce9" office:value-type="float" office:value="1461.89" calcext:value-type="float">
            <text:p>1461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08" calcext:value-type="date">
            <text:p>1/8/2013</text:p>
          </table:table-cell>
          <table:table-cell table:style-name="ce9" office:value-type="float" office:value="1457.15" calcext:value-type="float">
            <text:p>1457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09" calcext:value-type="date">
            <text:p>1/9/2013</text:p>
          </table:table-cell>
          <table:table-cell table:style-name="ce9" office:value-type="float" office:value="1461.02" calcext:value-type="float">
            <text:p>1461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10" calcext:value-type="date">
            <text:p>1/10/2013</text:p>
          </table:table-cell>
          <table:table-cell table:style-name="ce9" office:value-type="float" office:value="1472.12" calcext:value-type="float">
            <text:p>1472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11" calcext:value-type="date">
            <text:p>1/11/2013</text:p>
          </table:table-cell>
          <table:table-cell table:style-name="ce9" office:value-type="float" office:value="1472.05" calcext:value-type="float">
            <text:p>1472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14" calcext:value-type="date">
            <text:p>1/14/2013</text:p>
          </table:table-cell>
          <table:table-cell table:style-name="ce9" office:value-type="float" office:value="1470.68" calcext:value-type="float">
            <text:p>1470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15" calcext:value-type="date">
            <text:p>1/15/2013</text:p>
          </table:table-cell>
          <table:table-cell table:style-name="ce9" office:value-type="float" office:value="1472.34" calcext:value-type="float">
            <text:p>1472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16" calcext:value-type="date">
            <text:p>1/16/2013</text:p>
          </table:table-cell>
          <table:table-cell table:style-name="ce9" office:value-type="float" office:value="1472.63" calcext:value-type="float">
            <text:p>1472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17" calcext:value-type="date">
            <text:p>1/17/2013</text:p>
          </table:table-cell>
          <table:table-cell table:style-name="ce9" office:value-type="float" office:value="1480.94" calcext:value-type="float">
            <text:p>1480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18" calcext:value-type="date">
            <text:p>1/18/2013</text:p>
          </table:table-cell>
          <table:table-cell table:style-name="ce9" office:value-type="float" office:value="1485.98" calcext:value-type="float">
            <text:p>1485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21" calcext:value-type="date">
            <text:p>1/21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22" calcext:value-type="date">
            <text:p>1/22/2013</text:p>
          </table:table-cell>
          <table:table-cell table:style-name="ce9" office:value-type="float" office:value="1492.56" calcext:value-type="float">
            <text:p>1492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23" calcext:value-type="date">
            <text:p>1/23/2013</text:p>
          </table:table-cell>
          <table:table-cell table:style-name="ce9" office:value-type="float" office:value="1494.81" calcext:value-type="float">
            <text:p>1494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24" calcext:value-type="date">
            <text:p>1/24/2013</text:p>
          </table:table-cell>
          <table:table-cell table:style-name="ce9" office:value-type="float" office:value="1494.82" calcext:value-type="float">
            <text:p>1494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25" calcext:value-type="date">
            <text:p>1/25/2013</text:p>
          </table:table-cell>
          <table:table-cell table:style-name="ce9" office:value-type="float" office:value="1502.96" calcext:value-type="float">
            <text:p>1502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28" calcext:value-type="date">
            <text:p>1/28/2013</text:p>
          </table:table-cell>
          <table:table-cell table:style-name="ce9" office:value-type="float" office:value="1500.18" calcext:value-type="float">
            <text:p>1500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29" calcext:value-type="date">
            <text:p>1/29/2013</text:p>
          </table:table-cell>
          <table:table-cell table:style-name="ce9" office:value-type="float" office:value="1507.84" calcext:value-type="float">
            <text:p>1507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30" calcext:value-type="date">
            <text:p>1/30/2013</text:p>
          </table:table-cell>
          <table:table-cell table:style-name="ce9" office:value-type="float" office:value="1501.96" calcext:value-type="float">
            <text:p>1501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1-31" calcext:value-type="date">
            <text:p>1/31/2013</text:p>
          </table:table-cell>
          <table:table-cell table:style-name="ce9" office:value-type="float" office:value="1498.11" calcext:value-type="float">
            <text:p>1498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01" calcext:value-type="date">
            <text:p>2/1/2013</text:p>
          </table:table-cell>
          <table:table-cell table:style-name="ce9" office:value-type="float" office:value="1513.17" calcext:value-type="float">
            <text:p>1513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04" calcext:value-type="date">
            <text:p>2/4/2013</text:p>
          </table:table-cell>
          <table:table-cell table:style-name="ce9" office:value-type="float" office:value="1495.71" calcext:value-type="float">
            <text:p>1495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05" calcext:value-type="date">
            <text:p>2/5/2013</text:p>
          </table:table-cell>
          <table:table-cell table:style-name="ce9" office:value-type="float" office:value="1511.29" calcext:value-type="float">
            <text:p>1511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06" calcext:value-type="date">
            <text:p>2/6/2013</text:p>
          </table:table-cell>
          <table:table-cell table:style-name="ce9" office:value-type="float" office:value="1512.12" calcext:value-type="float">
            <text:p>1512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07" calcext:value-type="date">
            <text:p>2/7/2013</text:p>
          </table:table-cell>
          <table:table-cell table:style-name="ce9" office:value-type="float" office:value="1509.39" calcext:value-type="float">
            <text:p>1509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08" calcext:value-type="date">
            <text:p>2/8/2013</text:p>
          </table:table-cell>
          <table:table-cell table:style-name="ce9" office:value-type="float" office:value="1517.93" calcext:value-type="float">
            <text:p>1517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11" calcext:value-type="date">
            <text:p>2/11/2013</text:p>
          </table:table-cell>
          <table:table-cell table:style-name="ce9" office:value-type="float" office:value="1517.01" calcext:value-type="float">
            <text:p>1517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12" calcext:value-type="date">
            <text:p>2/12/2013</text:p>
          </table:table-cell>
          <table:table-cell table:style-name="ce9" office:value-type="float" office:value="1519.43" calcext:value-type="float">
            <text:p>1519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13" calcext:value-type="date">
            <text:p>2/13/2013</text:p>
          </table:table-cell>
          <table:table-cell table:style-name="ce9" office:value-type="float" office:value="1520.33" calcext:value-type="float">
            <text:p>1520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14" calcext:value-type="date">
            <text:p>2/14/2013</text:p>
          </table:table-cell>
          <table:table-cell table:style-name="ce9" office:value-type="float" office:value="1521.38" calcext:value-type="float">
            <text:p>1521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15" calcext:value-type="date">
            <text:p>2/15/2013</text:p>
          </table:table-cell>
          <table:table-cell table:style-name="ce9" office:value-type="float" office:value="1519.79" calcext:value-type="float">
            <text:p>1519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18" calcext:value-type="date">
            <text:p>2/18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19" calcext:value-type="date">
            <text:p>2/19/2013</text:p>
          </table:table-cell>
          <table:table-cell table:style-name="ce9" office:value-type="float" office:value="1530.94" calcext:value-type="float">
            <text:p>1530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20" calcext:value-type="date">
            <text:p>2/20/2013</text:p>
          </table:table-cell>
          <table:table-cell table:style-name="ce9" office:value-type="float" office:value="1511.95" calcext:value-type="float">
            <text:p>1511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21" calcext:value-type="date">
            <text:p>2/21/2013</text:p>
          </table:table-cell>
          <table:table-cell table:style-name="ce9" office:value-type="float" office:value="1502.42" calcext:value-type="float">
            <text:p>1502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22" calcext:value-type="date">
            <text:p>2/22/2013</text:p>
          </table:table-cell>
          <table:table-cell table:style-name="ce9" office:value-type="float" office:value="1515.6" calcext:value-type="float">
            <text:p>1515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25" calcext:value-type="date">
            <text:p>2/25/2013</text:p>
          </table:table-cell>
          <table:table-cell table:style-name="ce9" office:value-type="float" office:value="1487.85" calcext:value-type="float">
            <text:p>1487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26" calcext:value-type="date">
            <text:p>2/26/2013</text:p>
          </table:table-cell>
          <table:table-cell table:style-name="ce9" office:value-type="float" office:value="1496.94" calcext:value-type="float">
            <text:p>1496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27" calcext:value-type="date">
            <text:p>2/27/2013</text:p>
          </table:table-cell>
          <table:table-cell table:style-name="ce9" office:value-type="float" office:value="1515.99" calcext:value-type="float">
            <text:p>1515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2-28" calcext:value-type="date">
            <text:p>2/28/2013</text:p>
          </table:table-cell>
          <table:table-cell table:style-name="ce9" office:value-type="float" office:value="1514.68" calcext:value-type="float">
            <text:p>1514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01" calcext:value-type="date">
            <text:p>3/1/2013</text:p>
          </table:table-cell>
          <table:table-cell table:style-name="ce9" office:value-type="float" office:value="1518.2" calcext:value-type="float">
            <text:p>1518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04" calcext:value-type="date">
            <text:p>3/4/2013</text:p>
          </table:table-cell>
          <table:table-cell table:style-name="ce9" office:value-type="float" office:value="1525.2" calcext:value-type="float">
            <text:p>1525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05" calcext:value-type="date">
            <text:p>3/5/2013</text:p>
          </table:table-cell>
          <table:table-cell table:style-name="ce9" office:value-type="float" office:value="1539.79" calcext:value-type="float">
            <text:p>1539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06" calcext:value-type="date">
            <text:p>3/6/2013</text:p>
          </table:table-cell>
          <table:table-cell table:style-name="ce9" office:value-type="float" office:value="1541.46" calcext:value-type="float">
            <text:p>1541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07" calcext:value-type="date">
            <text:p>3/7/2013</text:p>
          </table:table-cell>
          <table:table-cell table:style-name="ce9" office:value-type="float" office:value="1544.26" calcext:value-type="float">
            <text:p>1544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08" calcext:value-type="date">
            <text:p>3/8/2013</text:p>
          </table:table-cell>
          <table:table-cell table:style-name="ce9" office:value-type="float" office:value="1551.18" calcext:value-type="float">
            <text:p>1551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11" calcext:value-type="date">
            <text:p>3/11/2013</text:p>
          </table:table-cell>
          <table:table-cell table:style-name="ce9" office:value-type="float" office:value="1556.22" calcext:value-type="float">
            <text:p>1556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12" calcext:value-type="date">
            <text:p>3/12/2013</text:p>
          </table:table-cell>
          <table:table-cell table:style-name="ce9" office:value-type="float" office:value="1552.48" calcext:value-type="float">
            <text:p>1552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13" calcext:value-type="date">
            <text:p>3/13/2013</text:p>
          </table:table-cell>
          <table:table-cell table:style-name="ce9" office:value-type="float" office:value="1554.52" calcext:value-type="float">
            <text:p>1554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14" calcext:value-type="date">
            <text:p>3/14/2013</text:p>
          </table:table-cell>
          <table:table-cell table:style-name="ce9" office:value-type="float" office:value="1563.23" calcext:value-type="float">
            <text:p>1563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15" calcext:value-type="date">
            <text:p>3/15/2013</text:p>
          </table:table-cell>
          <table:table-cell table:style-name="ce9" office:value-type="float" office:value="1560.7" calcext:value-type="float">
            <text:p>1560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18" calcext:value-type="date">
            <text:p>3/18/2013</text:p>
          </table:table-cell>
          <table:table-cell table:style-name="ce9" office:value-type="float" office:value="1552.1" calcext:value-type="float">
            <text:p>1552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19" calcext:value-type="date">
            <text:p>3/19/2013</text:p>
          </table:table-cell>
          <table:table-cell table:style-name="ce9" office:value-type="float" office:value="1548.34" calcext:value-type="float">
            <text:p>1548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0" calcext:value-type="date">
            <text:p>3/20/2013</text:p>
          </table:table-cell>
          <table:table-cell table:style-name="ce9" office:value-type="float" office:value="1558.71" calcext:value-type="float">
            <text:p>1558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1" calcext:value-type="date">
            <text:p>3/21/2013</text:p>
          </table:table-cell>
          <table:table-cell table:style-name="ce9" office:value-type="float" office:value="1545.8" calcext:value-type="float">
            <text:p>1545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2" calcext:value-type="date">
            <text:p>3/22/2013</text:p>
          </table:table-cell>
          <table:table-cell table:style-name="ce9" office:value-type="float" office:value="1556.89" calcext:value-type="float">
            <text:p>1556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5" calcext:value-type="date">
            <text:p>3/25/2013</text:p>
          </table:table-cell>
          <table:table-cell table:style-name="ce9" office:value-type="float" office:value="1551.69" calcext:value-type="float">
            <text:p>1551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6" calcext:value-type="date">
            <text:p>3/26/2013</text:p>
          </table:table-cell>
          <table:table-cell table:style-name="ce9" office:value-type="float" office:value="1563.77" calcext:value-type="float">
            <text:p>1563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7" calcext:value-type="date">
            <text:p>3/27/2013</text:p>
          </table:table-cell>
          <table:table-cell table:style-name="ce9" office:value-type="float" office:value="1562.85" calcext:value-type="float">
            <text:p>1562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8" calcext:value-type="date">
            <text:p>3/28/2013</text:p>
          </table:table-cell>
          <table:table-cell table:style-name="ce9" office:value-type="float" office:value="1569.19" calcext:value-type="float">
            <text:p>1569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3-29" calcext:value-type="date">
            <text:p>3/29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01" calcext:value-type="date">
            <text:p>4/1/2013</text:p>
          </table:table-cell>
          <table:table-cell table:style-name="ce9" office:value-type="float" office:value="1562.17" calcext:value-type="float">
            <text:p>1562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02" calcext:value-type="date">
            <text:p>4/2/2013</text:p>
          </table:table-cell>
          <table:table-cell table:style-name="ce9" office:value-type="float" office:value="1570.25" calcext:value-type="float">
            <text:p>1570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03" calcext:value-type="date">
            <text:p>4/3/2013</text:p>
          </table:table-cell>
          <table:table-cell table:style-name="ce9" office:value-type="float" office:value="1553.69" calcext:value-type="float">
            <text:p>1553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04" calcext:value-type="date">
            <text:p>4/4/2013</text:p>
          </table:table-cell>
          <table:table-cell table:style-name="ce9" office:value-type="float" office:value="1559.98" calcext:value-type="float">
            <text:p>1559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05" calcext:value-type="date">
            <text:p>4/5/2013</text:p>
          </table:table-cell>
          <table:table-cell table:style-name="ce9" office:value-type="float" office:value="1553.28" calcext:value-type="float">
            <text:p>1553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08" calcext:value-type="date">
            <text:p>4/8/2013</text:p>
          </table:table-cell>
          <table:table-cell table:style-name="ce9" office:value-type="float" office:value="1563.07" calcext:value-type="float">
            <text:p>1563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09" calcext:value-type="date">
            <text:p>4/9/2013</text:p>
          </table:table-cell>
          <table:table-cell table:style-name="ce9" office:value-type="float" office:value="1568.61" calcext:value-type="float">
            <text:p>1568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0" calcext:value-type="date">
            <text:p>4/10/2013</text:p>
          </table:table-cell>
          <table:table-cell table:style-name="ce9" office:value-type="float" office:value="1587.73" calcext:value-type="float">
            <text:p>1587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1" calcext:value-type="date">
            <text:p>4/11/2013</text:p>
          </table:table-cell>
          <table:table-cell table:style-name="ce9" office:value-type="float" office:value="1593.37" calcext:value-type="float">
            <text:p>1593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2" calcext:value-type="date">
            <text:p>4/12/2013</text:p>
          </table:table-cell>
          <table:table-cell table:style-name="ce9" office:value-type="float" office:value="1588.85" calcext:value-type="float">
            <text:p>1588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5" calcext:value-type="date">
            <text:p>4/15/2013</text:p>
          </table:table-cell>
          <table:table-cell table:style-name="ce9" office:value-type="float" office:value="1552.36" calcext:value-type="float">
            <text:p>1552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6" calcext:value-type="date">
            <text:p>4/16/2013</text:p>
          </table:table-cell>
          <table:table-cell table:style-name="ce9" office:value-type="float" office:value="1574.57" calcext:value-type="float">
            <text:p>1574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7" calcext:value-type="date">
            <text:p>4/17/2013</text:p>
          </table:table-cell>
          <table:table-cell table:style-name="ce9" office:value-type="float" office:value="1552.01" calcext:value-type="float">
            <text:p>1552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8" calcext:value-type="date">
            <text:p>4/18/2013</text:p>
          </table:table-cell>
          <table:table-cell table:style-name="ce9" office:value-type="float" office:value="1541.61" calcext:value-type="float">
            <text:p>1541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19" calcext:value-type="date">
            <text:p>4/19/2013</text:p>
          </table:table-cell>
          <table:table-cell table:style-name="ce9" office:value-type="float" office:value="1555.25" calcext:value-type="float">
            <text:p>1555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22" calcext:value-type="date">
            <text:p>4/22/2013</text:p>
          </table:table-cell>
          <table:table-cell table:style-name="ce9" office:value-type="float" office:value="1562.5" calcext:value-type="float">
            <text:p>1562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23" calcext:value-type="date">
            <text:p>4/23/2013</text:p>
          </table:table-cell>
          <table:table-cell table:style-name="ce9" office:value-type="float" office:value="1578.78" calcext:value-type="float">
            <text:p>1578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24" calcext:value-type="date">
            <text:p>4/24/2013</text:p>
          </table:table-cell>
          <table:table-cell table:style-name="ce9" office:value-type="float" office:value="1578.79" calcext:value-type="float">
            <text:p>1578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25" calcext:value-type="date">
            <text:p>4/25/2013</text:p>
          </table:table-cell>
          <table:table-cell table:style-name="ce9" office:value-type="float" office:value="1585.16" calcext:value-type="float">
            <text:p>1585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26" calcext:value-type="date">
            <text:p>4/26/2013</text:p>
          </table:table-cell>
          <table:table-cell table:style-name="ce9" office:value-type="float" office:value="1582.24" calcext:value-type="float">
            <text:p>1582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29" calcext:value-type="date">
            <text:p>4/29/2013</text:p>
          </table:table-cell>
          <table:table-cell table:style-name="ce9" office:value-type="float" office:value="1593.61" calcext:value-type="float">
            <text:p>1593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4-30" calcext:value-type="date">
            <text:p>4/30/2013</text:p>
          </table:table-cell>
          <table:table-cell table:style-name="ce9" office:value-type="float" office:value="1597.57" calcext:value-type="float">
            <text:p>1597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01" calcext:value-type="date">
            <text:p>5/1/2013</text:p>
          </table:table-cell>
          <table:table-cell table:style-name="ce9" office:value-type="float" office:value="1582.7" calcext:value-type="float">
            <text:p>1582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02" calcext:value-type="date">
            <text:p>5/2/2013</text:p>
          </table:table-cell>
          <table:table-cell table:style-name="ce9" office:value-type="float" office:value="1597.59" calcext:value-type="float">
            <text:p>1597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03" calcext:value-type="date">
            <text:p>5/3/2013</text:p>
          </table:table-cell>
          <table:table-cell table:style-name="ce9" office:value-type="float" office:value="1614.42" calcext:value-type="float">
            <text:p>1614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06" calcext:value-type="date">
            <text:p>5/6/2013</text:p>
          </table:table-cell>
          <table:table-cell table:style-name="ce9" office:value-type="float" office:value="1617.5" calcext:value-type="float">
            <text:p>1617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07" calcext:value-type="date">
            <text:p>5/7/2013</text:p>
          </table:table-cell>
          <table:table-cell table:style-name="ce9" office:value-type="float" office:value="1625.96" calcext:value-type="float">
            <text:p>1625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08" calcext:value-type="date">
            <text:p>5/8/2013</text:p>
          </table:table-cell>
          <table:table-cell table:style-name="ce9" office:value-type="float" office:value="1632.69" calcext:value-type="float">
            <text:p>1632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09" calcext:value-type="date">
            <text:p>5/9/2013</text:p>
          </table:table-cell>
          <table:table-cell table:style-name="ce9" office:value-type="float" office:value="1626.67" calcext:value-type="float">
            <text:p>1626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10" calcext:value-type="date">
            <text:p>5/10/2013</text:p>
          </table:table-cell>
          <table:table-cell table:style-name="ce9" office:value-type="float" office:value="1633.7" calcext:value-type="float">
            <text:p>1633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13" calcext:value-type="date">
            <text:p>5/13/2013</text:p>
          </table:table-cell>
          <table:table-cell table:style-name="ce9" office:value-type="float" office:value="1633.77" calcext:value-type="float">
            <text:p>1633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14" calcext:value-type="date">
            <text:p>5/14/2013</text:p>
          </table:table-cell>
          <table:table-cell table:style-name="ce9" office:value-type="float" office:value="1650.34" calcext:value-type="float">
            <text:p>1650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15" calcext:value-type="date">
            <text:p>5/15/2013</text:p>
          </table:table-cell>
          <table:table-cell table:style-name="ce9" office:value-type="float" office:value="1658.78" calcext:value-type="float">
            <text:p>1658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16" calcext:value-type="date">
            <text:p>5/16/2013</text:p>
          </table:table-cell>
          <table:table-cell table:style-name="ce9" office:value-type="float" office:value="1650.47" calcext:value-type="float">
            <text:p>1650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17" calcext:value-type="date">
            <text:p>5/17/2013</text:p>
          </table:table-cell>
          <table:table-cell table:style-name="ce9" office:value-type="float" office:value="1667.47" calcext:value-type="float">
            <text:p>1667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0" calcext:value-type="date">
            <text:p>5/20/2013</text:p>
          </table:table-cell>
          <table:table-cell table:style-name="ce9" office:value-type="float" office:value="1666.29" calcext:value-type="float">
            <text:p>1666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1" calcext:value-type="date">
            <text:p>5/21/2013</text:p>
          </table:table-cell>
          <table:table-cell table:style-name="ce9" office:value-type="float" office:value="1669.16" calcext:value-type="float">
            <text:p>1669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2" calcext:value-type="date">
            <text:p>5/22/2013</text:p>
          </table:table-cell>
          <table:table-cell table:style-name="ce9" office:value-type="float" office:value="1655.35" calcext:value-type="float">
            <text:p>1655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3" calcext:value-type="date">
            <text:p>5/23/2013</text:p>
          </table:table-cell>
          <table:table-cell table:style-name="ce9" office:value-type="float" office:value="1650.51" calcext:value-type="float">
            <text:p>1650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4" calcext:value-type="date">
            <text:p>5/24/2013</text:p>
          </table:table-cell>
          <table:table-cell table:style-name="ce9" office:value-type="float" office:value="1649.6" calcext:value-type="float">
            <text:p>1649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7" calcext:value-type="date">
            <text:p>5/27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8" calcext:value-type="date">
            <text:p>5/28/2013</text:p>
          </table:table-cell>
          <table:table-cell table:style-name="ce9" office:value-type="float" office:value="1660.06" calcext:value-type="float">
            <text:p>1660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29" calcext:value-type="date">
            <text:p>5/29/2013</text:p>
          </table:table-cell>
          <table:table-cell table:style-name="ce9" office:value-type="float" office:value="1648.36" calcext:value-type="float">
            <text:p>1648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30" calcext:value-type="date">
            <text:p>5/30/2013</text:p>
          </table:table-cell>
          <table:table-cell table:style-name="ce9" office:value-type="float" office:value="1654.41" calcext:value-type="float">
            <text:p>1654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5-31" calcext:value-type="date">
            <text:p>5/31/2013</text:p>
          </table:table-cell>
          <table:table-cell table:style-name="ce9" office:value-type="float" office:value="1630.74" calcext:value-type="float">
            <text:p>1630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03" calcext:value-type="date">
            <text:p>6/3/2013</text:p>
          </table:table-cell>
          <table:table-cell table:style-name="ce9" office:value-type="float" office:value="1640.42" calcext:value-type="float">
            <text:p>1640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04" calcext:value-type="date">
            <text:p>6/4/2013</text:p>
          </table:table-cell>
          <table:table-cell table:style-name="ce9" office:value-type="float" office:value="1631.38" calcext:value-type="float">
            <text:p>1631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05" calcext:value-type="date">
            <text:p>6/5/2013</text:p>
          </table:table-cell>
          <table:table-cell table:style-name="ce9" office:value-type="float" office:value="1608.9" calcext:value-type="float">
            <text:p>1608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06" calcext:value-type="date">
            <text:p>6/6/2013</text:p>
          </table:table-cell>
          <table:table-cell table:style-name="ce9" office:value-type="float" office:value="1622.56" calcext:value-type="float">
            <text:p>1622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07" calcext:value-type="date">
            <text:p>6/7/2013</text:p>
          </table:table-cell>
          <table:table-cell table:style-name="ce9" office:value-type="float" office:value="1643.38" calcext:value-type="float">
            <text:p>1643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0" calcext:value-type="date">
            <text:p>6/10/2013</text:p>
          </table:table-cell>
          <table:table-cell table:style-name="ce9" office:value-type="float" office:value="1642.81" calcext:value-type="float">
            <text:p>1642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1" calcext:value-type="date">
            <text:p>6/11/2013</text:p>
          </table:table-cell>
          <table:table-cell table:style-name="ce9" office:value-type="float" office:value="1626.13" calcext:value-type="float">
            <text:p>1626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2" calcext:value-type="date">
            <text:p>6/12/2013</text:p>
          </table:table-cell>
          <table:table-cell table:style-name="ce9" office:value-type="float" office:value="1612.52" calcext:value-type="float">
            <text:p>1612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3" calcext:value-type="date">
            <text:p>6/13/2013</text:p>
          </table:table-cell>
          <table:table-cell table:style-name="ce9" office:value-type="float" office:value="1636.36" calcext:value-type="float">
            <text:p>1636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4" calcext:value-type="date">
            <text:p>6/14/2013</text:p>
          </table:table-cell>
          <table:table-cell table:style-name="ce9" office:value-type="float" office:value="1626.73" calcext:value-type="float">
            <text:p>1626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7" calcext:value-type="date">
            <text:p>6/17/2013</text:p>
          </table:table-cell>
          <table:table-cell table:style-name="ce9" office:value-type="float" office:value="1639.04" calcext:value-type="float">
            <text:p>1639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8" calcext:value-type="date">
            <text:p>6/18/2013</text:p>
          </table:table-cell>
          <table:table-cell table:style-name="ce9" office:value-type="float" office:value="1651.81" calcext:value-type="float">
            <text:p>1651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19" calcext:value-type="date">
            <text:p>6/19/2013</text:p>
          </table:table-cell>
          <table:table-cell table:style-name="ce9" office:value-type="float" office:value="1628.93" calcext:value-type="float">
            <text:p>1628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20" calcext:value-type="date">
            <text:p>6/20/2013</text:p>
          </table:table-cell>
          <table:table-cell table:style-name="ce9" office:value-type="float" office:value="1588.19" calcext:value-type="float">
            <text:p>1588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21" calcext:value-type="date">
            <text:p>6/21/2013</text:p>
          </table:table-cell>
          <table:table-cell table:style-name="ce9" office:value-type="float" office:value="1592.43" calcext:value-type="float">
            <text:p>1592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24" calcext:value-type="date">
            <text:p>6/24/2013</text:p>
          </table:table-cell>
          <table:table-cell table:style-name="ce9" office:value-type="float" office:value="1573.09" calcext:value-type="float">
            <text:p>1573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25" calcext:value-type="date">
            <text:p>6/25/2013</text:p>
          </table:table-cell>
          <table:table-cell table:style-name="ce9" office:value-type="float" office:value="1588.03" calcext:value-type="float">
            <text:p>1588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26" calcext:value-type="date">
            <text:p>6/26/2013</text:p>
          </table:table-cell>
          <table:table-cell table:style-name="ce9" office:value-type="float" office:value="1603.26" calcext:value-type="float">
            <text:p>1603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27" calcext:value-type="date">
            <text:p>6/27/2013</text:p>
          </table:table-cell>
          <table:table-cell table:style-name="ce9" office:value-type="float" office:value="1613.2" calcext:value-type="float">
            <text:p>1613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6-28" calcext:value-type="date">
            <text:p>6/28/2013</text:p>
          </table:table-cell>
          <table:table-cell table:style-name="ce9" office:value-type="float" office:value="1606.28" calcext:value-type="float">
            <text:p>1606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01" calcext:value-type="date">
            <text:p>7/1/2013</text:p>
          </table:table-cell>
          <table:table-cell table:style-name="ce9" office:value-type="float" office:value="1614.96" calcext:value-type="float">
            <text:p>1614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02" calcext:value-type="date">
            <text:p>7/2/2013</text:p>
          </table:table-cell>
          <table:table-cell table:style-name="ce9" office:value-type="float" office:value="1614.08" calcext:value-type="float">
            <text:p>1614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03" calcext:value-type="date">
            <text:p>7/3/2013</text:p>
          </table:table-cell>
          <table:table-cell table:style-name="ce9" office:value-type="float" office:value="1615.41" calcext:value-type="float">
            <text:p>1615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04" calcext:value-type="date">
            <text:p>7/4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05" calcext:value-type="date">
            <text:p>7/5/2013</text:p>
          </table:table-cell>
          <table:table-cell table:style-name="ce9" office:value-type="float" office:value="1631.89" calcext:value-type="float">
            <text:p>1631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08" calcext:value-type="date">
            <text:p>7/8/2013</text:p>
          </table:table-cell>
          <table:table-cell table:style-name="ce9" office:value-type="float" office:value="1640.46" calcext:value-type="float">
            <text:p>1640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09" calcext:value-type="date">
            <text:p>7/9/2013</text:p>
          </table:table-cell>
          <table:table-cell table:style-name="ce9" office:value-type="float" office:value="1652.32" calcext:value-type="float">
            <text:p>1652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0" calcext:value-type="date">
            <text:p>7/10/2013</text:p>
          </table:table-cell>
          <table:table-cell table:style-name="ce9" office:value-type="float" office:value="1652.62" calcext:value-type="float">
            <text:p>1652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1" calcext:value-type="date">
            <text:p>7/11/2013</text:p>
          </table:table-cell>
          <table:table-cell table:style-name="ce9" office:value-type="float" office:value="1675.02" calcext:value-type="float">
            <text:p>1675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2" calcext:value-type="date">
            <text:p>7/12/2013</text:p>
          </table:table-cell>
          <table:table-cell table:style-name="ce9" office:value-type="float" office:value="1680.19" calcext:value-type="float">
            <text:p>1680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5" calcext:value-type="date">
            <text:p>7/15/2013</text:p>
          </table:table-cell>
          <table:table-cell table:style-name="ce9" office:value-type="float" office:value="1682.5" calcext:value-type="float">
            <text:p>1682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6" calcext:value-type="date">
            <text:p>7/16/2013</text:p>
          </table:table-cell>
          <table:table-cell table:style-name="ce9" office:value-type="float" office:value="1676.26" calcext:value-type="float">
            <text:p>1676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7" calcext:value-type="date">
            <text:p>7/17/2013</text:p>
          </table:table-cell>
          <table:table-cell table:style-name="ce9" office:value-type="float" office:value="1680.91" calcext:value-type="float">
            <text:p>1680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8" calcext:value-type="date">
            <text:p>7/18/2013</text:p>
          </table:table-cell>
          <table:table-cell table:style-name="ce9" office:value-type="float" office:value="1689.37" calcext:value-type="float">
            <text:p>1689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19" calcext:value-type="date">
            <text:p>7/19/2013</text:p>
          </table:table-cell>
          <table:table-cell table:style-name="ce9" office:value-type="float" office:value="1692.09" calcext:value-type="float">
            <text:p>1692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22" calcext:value-type="date">
            <text:p>7/22/2013</text:p>
          </table:table-cell>
          <table:table-cell table:style-name="ce9" office:value-type="float" office:value="1695.53" calcext:value-type="float">
            <text:p>1695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23" calcext:value-type="date">
            <text:p>7/23/2013</text:p>
          </table:table-cell>
          <table:table-cell table:style-name="ce9" office:value-type="float" office:value="1692.39" calcext:value-type="float">
            <text:p>1692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24" calcext:value-type="date">
            <text:p>7/24/2013</text:p>
          </table:table-cell>
          <table:table-cell table:style-name="ce9" office:value-type="float" office:value="1685.94" calcext:value-type="float">
            <text:p>1685.9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25" calcext:value-type="date">
            <text:p>7/25/2013</text:p>
          </table:table-cell>
          <table:table-cell table:style-name="ce9" office:value-type="float" office:value="1690.25" calcext:value-type="float">
            <text:p>1690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26" calcext:value-type="date">
            <text:p>7/26/2013</text:p>
          </table:table-cell>
          <table:table-cell table:style-name="ce9" office:value-type="float" office:value="1691.65" calcext:value-type="float">
            <text:p>1691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29" calcext:value-type="date">
            <text:p>7/29/2013</text:p>
          </table:table-cell>
          <table:table-cell table:style-name="ce9" office:value-type="float" office:value="1685.33" calcext:value-type="float">
            <text:p>1685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30" calcext:value-type="date">
            <text:p>7/30/2013</text:p>
          </table:table-cell>
          <table:table-cell table:style-name="ce9" office:value-type="float" office:value="1685.96" calcext:value-type="float">
            <text:p>1685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7-31" calcext:value-type="date">
            <text:p>7/31/2013</text:p>
          </table:table-cell>
          <table:table-cell table:style-name="ce9" office:value-type="float" office:value="1685.73" calcext:value-type="float">
            <text:p>1685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01" calcext:value-type="date">
            <text:p>8/1/2013</text:p>
          </table:table-cell>
          <table:table-cell table:style-name="ce9" office:value-type="float" office:value="1706.87" calcext:value-type="float">
            <text:p>1706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02" calcext:value-type="date">
            <text:p>8/2/2013</text:p>
          </table:table-cell>
          <table:table-cell table:style-name="ce9" office:value-type="float" office:value="1709.67" calcext:value-type="float">
            <text:p>1709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05" calcext:value-type="date">
            <text:p>8/5/2013</text:p>
          </table:table-cell>
          <table:table-cell table:style-name="ce9" office:value-type="float" office:value="1707.14" calcext:value-type="float">
            <text:p>1707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06" calcext:value-type="date">
            <text:p>8/6/2013</text:p>
          </table:table-cell>
          <table:table-cell table:style-name="ce9" office:value-type="float" office:value="1697.37" calcext:value-type="float">
            <text:p>1697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07" calcext:value-type="date">
            <text:p>8/7/2013</text:p>
          </table:table-cell>
          <table:table-cell table:style-name="ce9" office:value-type="float" office:value="1690.91" calcext:value-type="float">
            <text:p>1690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08" calcext:value-type="date">
            <text:p>8/8/2013</text:p>
          </table:table-cell>
          <table:table-cell table:style-name="ce9" office:value-type="float" office:value="1697.48" calcext:value-type="float">
            <text:p>1697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09" calcext:value-type="date">
            <text:p>8/9/2013</text:p>
          </table:table-cell>
          <table:table-cell table:style-name="ce9" office:value-type="float" office:value="1691.42" calcext:value-type="float">
            <text:p>1691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12" calcext:value-type="date">
            <text:p>8/12/2013</text:p>
          </table:table-cell>
          <table:table-cell table:style-name="ce9" office:value-type="float" office:value="1689.47" calcext:value-type="float">
            <text:p>1689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13" calcext:value-type="date">
            <text:p>8/13/2013</text:p>
          </table:table-cell>
          <table:table-cell table:style-name="ce9" office:value-type="float" office:value="1694.16" calcext:value-type="float">
            <text:p>1694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14" calcext:value-type="date">
            <text:p>8/14/2013</text:p>
          </table:table-cell>
          <table:table-cell table:style-name="ce9" office:value-type="float" office:value="1685.39" calcext:value-type="float">
            <text:p>1685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15" calcext:value-type="date">
            <text:p>8/15/2013</text:p>
          </table:table-cell>
          <table:table-cell table:style-name="ce9" office:value-type="float" office:value="1661.32" calcext:value-type="float">
            <text:p>1661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16" calcext:value-type="date">
            <text:p>8/16/2013</text:p>
          </table:table-cell>
          <table:table-cell table:style-name="ce9" office:value-type="float" office:value="1655.83" calcext:value-type="float">
            <text:p>1655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19" calcext:value-type="date">
            <text:p>8/19/2013</text:p>
          </table:table-cell>
          <table:table-cell table:style-name="ce9" office:value-type="float" office:value="1646.06" calcext:value-type="float">
            <text:p>1646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0" calcext:value-type="date">
            <text:p>8/20/2013</text:p>
          </table:table-cell>
          <table:table-cell table:style-name="ce9" office:value-type="float" office:value="1652.35" calcext:value-type="float">
            <text:p>1652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1" calcext:value-type="date">
            <text:p>8/21/2013</text:p>
          </table:table-cell>
          <table:table-cell table:style-name="ce9" office:value-type="float" office:value="1642.8" calcext:value-type="float">
            <text:p>1642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2" calcext:value-type="date">
            <text:p>8/22/2013</text:p>
          </table:table-cell>
          <table:table-cell table:style-name="ce9" office:value-type="float" office:value="1656.96" calcext:value-type="float">
            <text:p>1656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3" calcext:value-type="date">
            <text:p>8/23/2013</text:p>
          </table:table-cell>
          <table:table-cell table:style-name="ce9" office:value-type="float" office:value="1663.5" calcext:value-type="float">
            <text:p>1663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6" calcext:value-type="date">
            <text:p>8/26/2013</text:p>
          </table:table-cell>
          <table:table-cell table:style-name="ce9" office:value-type="float" office:value="1656.78" calcext:value-type="float">
            <text:p>1656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7" calcext:value-type="date">
            <text:p>8/27/2013</text:p>
          </table:table-cell>
          <table:table-cell table:style-name="ce9" office:value-type="float" office:value="1630.48" calcext:value-type="float">
            <text:p>1630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8" calcext:value-type="date">
            <text:p>8/28/2013</text:p>
          </table:table-cell>
          <table:table-cell table:style-name="ce9" office:value-type="float" office:value="1634.96" calcext:value-type="float">
            <text:p>1634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29" calcext:value-type="date">
            <text:p>8/29/2013</text:p>
          </table:table-cell>
          <table:table-cell table:style-name="ce9" office:value-type="float" office:value="1638.17" calcext:value-type="float">
            <text:p>1638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8-30" calcext:value-type="date">
            <text:p>8/30/2013</text:p>
          </table:table-cell>
          <table:table-cell table:style-name="ce9" office:value-type="float" office:value="1632.97" calcext:value-type="float">
            <text:p>1632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02" calcext:value-type="date">
            <text:p>9/2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03" calcext:value-type="date">
            <text:p>9/3/2013</text:p>
          </table:table-cell>
          <table:table-cell table:style-name="ce9" office:value-type="float" office:value="1639.77" calcext:value-type="float">
            <text:p>1639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04" calcext:value-type="date">
            <text:p>9/4/2013</text:p>
          </table:table-cell>
          <table:table-cell table:style-name="ce9" office:value-type="float" office:value="1653.08" calcext:value-type="float">
            <text:p>1653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05" calcext:value-type="date">
            <text:p>9/5/2013</text:p>
          </table:table-cell>
          <table:table-cell table:style-name="ce9" office:value-type="float" office:value="1655.08" calcext:value-type="float">
            <text:p>1655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06" calcext:value-type="date">
            <text:p>9/6/2013</text:p>
          </table:table-cell>
          <table:table-cell table:style-name="ce9" office:value-type="float" office:value="1655.17" calcext:value-type="float">
            <text:p>1655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09" calcext:value-type="date">
            <text:p>9/9/2013</text:p>
          </table:table-cell>
          <table:table-cell table:style-name="ce9" office:value-type="float" office:value="1671.71" calcext:value-type="float">
            <text:p>1671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0" calcext:value-type="date">
            <text:p>9/10/2013</text:p>
          </table:table-cell>
          <table:table-cell table:style-name="ce9" office:value-type="float" office:value="1683.99" calcext:value-type="float">
            <text:p>1683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1" calcext:value-type="date">
            <text:p>9/11/2013</text:p>
          </table:table-cell>
          <table:table-cell table:style-name="ce9" office:value-type="float" office:value="1689.13" calcext:value-type="float">
            <text:p>1689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2" calcext:value-type="date">
            <text:p>9/12/2013</text:p>
          </table:table-cell>
          <table:table-cell table:style-name="ce9" office:value-type="float" office:value="1683.42" calcext:value-type="float">
            <text:p>1683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3" calcext:value-type="date">
            <text:p>9/13/2013</text:p>
          </table:table-cell>
          <table:table-cell table:style-name="ce9" office:value-type="float" office:value="1687.99" calcext:value-type="float">
            <text:p>1687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6" calcext:value-type="date">
            <text:p>9/16/2013</text:p>
          </table:table-cell>
          <table:table-cell table:style-name="ce9" office:value-type="float" office:value="1697.6" calcext:value-type="float">
            <text:p>1697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7" calcext:value-type="date">
            <text:p>9/17/2013</text:p>
          </table:table-cell>
          <table:table-cell table:style-name="ce9" office:value-type="float" office:value="1704.76" calcext:value-type="float">
            <text:p>1704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8" calcext:value-type="date">
            <text:p>9/18/2013</text:p>
          </table:table-cell>
          <table:table-cell table:style-name="ce9" office:value-type="float" office:value="1725.52" calcext:value-type="float">
            <text:p>1725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19" calcext:value-type="date">
            <text:p>9/19/2013</text:p>
          </table:table-cell>
          <table:table-cell table:style-name="ce9" office:value-type="float" office:value="1722.34" calcext:value-type="float">
            <text:p>1722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20" calcext:value-type="date">
            <text:p>9/20/2013</text:p>
          </table:table-cell>
          <table:table-cell table:style-name="ce9" office:value-type="float" office:value="1709.91" calcext:value-type="float">
            <text:p>1709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23" calcext:value-type="date">
            <text:p>9/23/2013</text:p>
          </table:table-cell>
          <table:table-cell table:style-name="ce9" office:value-type="float" office:value="1701.84" calcext:value-type="float">
            <text:p>1701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24" calcext:value-type="date">
            <text:p>9/24/2013</text:p>
          </table:table-cell>
          <table:table-cell table:style-name="ce9" office:value-type="float" office:value="1697.42" calcext:value-type="float">
            <text:p>1697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25" calcext:value-type="date">
            <text:p>9/25/2013</text:p>
          </table:table-cell>
          <table:table-cell table:style-name="ce9" office:value-type="float" office:value="1692.77" calcext:value-type="float">
            <text:p>1692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26" calcext:value-type="date">
            <text:p>9/26/2013</text:p>
          </table:table-cell>
          <table:table-cell table:style-name="ce9" office:value-type="float" office:value="1698.67" calcext:value-type="float">
            <text:p>1698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27" calcext:value-type="date">
            <text:p>9/27/2013</text:p>
          </table:table-cell>
          <table:table-cell table:style-name="ce9" office:value-type="float" office:value="1691.75" calcext:value-type="float">
            <text:p>1691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09-30" calcext:value-type="date">
            <text:p>9/30/2013</text:p>
          </table:table-cell>
          <table:table-cell table:style-name="ce9" office:value-type="float" office:value="1681.55" calcext:value-type="float">
            <text:p>1681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01" calcext:value-type="date">
            <text:p>10/1/2013</text:p>
          </table:table-cell>
          <table:table-cell table:style-name="ce9" office:value-type="float" office:value="1695" calcext:value-type="float">
            <text:p>16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02" calcext:value-type="date">
            <text:p>10/2/2013</text:p>
          </table:table-cell>
          <table:table-cell table:style-name="ce9" office:value-type="float" office:value="1693.87" calcext:value-type="float">
            <text:p>1693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03" calcext:value-type="date">
            <text:p>10/3/2013</text:p>
          </table:table-cell>
          <table:table-cell table:style-name="ce9" office:value-type="float" office:value="1678.66" calcext:value-type="float">
            <text:p>1678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04" calcext:value-type="date">
            <text:p>10/4/2013</text:p>
          </table:table-cell>
          <table:table-cell table:style-name="ce9" office:value-type="float" office:value="1690.5" calcext:value-type="float">
            <text:p>1690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07" calcext:value-type="date">
            <text:p>10/7/2013</text:p>
          </table:table-cell>
          <table:table-cell table:style-name="ce9" office:value-type="float" office:value="1676.12" calcext:value-type="float">
            <text:p>1676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08" calcext:value-type="date">
            <text:p>10/8/2013</text:p>
          </table:table-cell>
          <table:table-cell table:style-name="ce9" office:value-type="float" office:value="1655.45" calcext:value-type="float">
            <text:p>1655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09" calcext:value-type="date">
            <text:p>10/9/2013</text:p>
          </table:table-cell>
          <table:table-cell table:style-name="ce9" office:value-type="float" office:value="1656.4" calcext:value-type="float">
            <text:p>1656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10" calcext:value-type="date">
            <text:p>10/10/2013</text:p>
          </table:table-cell>
          <table:table-cell table:style-name="ce9" office:value-type="float" office:value="1692.56" calcext:value-type="float">
            <text:p>1692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11" calcext:value-type="date">
            <text:p>10/11/2013</text:p>
          </table:table-cell>
          <table:table-cell table:style-name="ce9" office:value-type="float" office:value="1703.2" calcext:value-type="float">
            <text:p>1703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14" calcext:value-type="date">
            <text:p>10/14/2013</text:p>
          </table:table-cell>
          <table:table-cell table:style-name="ce9" office:value-type="float" office:value="1710.14" calcext:value-type="float">
            <text:p>1710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15" calcext:value-type="date">
            <text:p>10/15/2013</text:p>
          </table:table-cell>
          <table:table-cell table:style-name="ce9" office:value-type="float" office:value="1698.06" calcext:value-type="float">
            <text:p>1698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16" calcext:value-type="date">
            <text:p>10/16/2013</text:p>
          </table:table-cell>
          <table:table-cell table:style-name="ce9" office:value-type="float" office:value="1721.54" calcext:value-type="float">
            <text:p>1721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17" calcext:value-type="date">
            <text:p>10/17/2013</text:p>
          </table:table-cell>
          <table:table-cell table:style-name="ce9" office:value-type="float" office:value="1733.15" calcext:value-type="float">
            <text:p>1733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18" calcext:value-type="date">
            <text:p>10/18/2013</text:p>
          </table:table-cell>
          <table:table-cell table:style-name="ce9" office:value-type="float" office:value="1744.5" calcext:value-type="float">
            <text:p>1744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21" calcext:value-type="date">
            <text:p>10/21/2013</text:p>
          </table:table-cell>
          <table:table-cell table:style-name="ce9" office:value-type="float" office:value="1744.66" calcext:value-type="float">
            <text:p>1744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22" calcext:value-type="date">
            <text:p>10/22/2013</text:p>
          </table:table-cell>
          <table:table-cell table:style-name="ce9" office:value-type="float" office:value="1754.67" calcext:value-type="float">
            <text:p>1754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23" calcext:value-type="date">
            <text:p>10/23/2013</text:p>
          </table:table-cell>
          <table:table-cell table:style-name="ce9" office:value-type="float" office:value="1746.38" calcext:value-type="float">
            <text:p>1746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24" calcext:value-type="date">
            <text:p>10/24/2013</text:p>
          </table:table-cell>
          <table:table-cell table:style-name="ce9" office:value-type="float" office:value="1752.07" calcext:value-type="float">
            <text:p>1752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25" calcext:value-type="date">
            <text:p>10/25/2013</text:p>
          </table:table-cell>
          <table:table-cell table:style-name="ce9" office:value-type="float" office:value="1759.77" calcext:value-type="float">
            <text:p>1759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28" calcext:value-type="date">
            <text:p>10/28/2013</text:p>
          </table:table-cell>
          <table:table-cell table:style-name="ce9" office:value-type="float" office:value="1762.11" calcext:value-type="float">
            <text:p>1762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29" calcext:value-type="date">
            <text:p>10/29/2013</text:p>
          </table:table-cell>
          <table:table-cell table:style-name="ce9" office:value-type="float" office:value="1771.95" calcext:value-type="float">
            <text:p>1771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30" calcext:value-type="date">
            <text:p>10/30/2013</text:p>
          </table:table-cell>
          <table:table-cell table:style-name="ce9" office:value-type="float" office:value="1763.31" calcext:value-type="float">
            <text:p>1763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0-31" calcext:value-type="date">
            <text:p>10/31/2013</text:p>
          </table:table-cell>
          <table:table-cell table:style-name="ce9" office:value-type="float" office:value="1756.54" calcext:value-type="float">
            <text:p>1756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01" calcext:value-type="date">
            <text:p>11/1/2013</text:p>
          </table:table-cell>
          <table:table-cell table:style-name="ce9" office:value-type="float" office:value="1761.64" calcext:value-type="float">
            <text:p>1761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04" calcext:value-type="date">
            <text:p>11/4/2013</text:p>
          </table:table-cell>
          <table:table-cell table:style-name="ce9" office:value-type="float" office:value="1767.93" calcext:value-type="float">
            <text:p>1767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05" calcext:value-type="date">
            <text:p>11/5/2013</text:p>
          </table:table-cell>
          <table:table-cell table:style-name="ce9" office:value-type="float" office:value="1762.97" calcext:value-type="float">
            <text:p>1762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06" calcext:value-type="date">
            <text:p>11/6/2013</text:p>
          </table:table-cell>
          <table:table-cell table:style-name="ce9" office:value-type="float" office:value="1770.49" calcext:value-type="float">
            <text:p>1770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07" calcext:value-type="date">
            <text:p>11/7/2013</text:p>
          </table:table-cell>
          <table:table-cell table:style-name="ce9" office:value-type="float" office:value="1747.15" calcext:value-type="float">
            <text:p>1747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08" calcext:value-type="date">
            <text:p>11/8/2013</text:p>
          </table:table-cell>
          <table:table-cell table:style-name="ce9" office:value-type="float" office:value="1770.61" calcext:value-type="float">
            <text:p>1770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11" calcext:value-type="date">
            <text:p>11/11/2013</text:p>
          </table:table-cell>
          <table:table-cell table:style-name="ce9" office:value-type="float" office:value="1771.89" calcext:value-type="float">
            <text:p>1771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12" calcext:value-type="date">
            <text:p>11/12/2013</text:p>
          </table:table-cell>
          <table:table-cell table:style-name="ce9" office:value-type="float" office:value="1767.69" calcext:value-type="float">
            <text:p>1767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13" calcext:value-type="date">
            <text:p>11/13/2013</text:p>
          </table:table-cell>
          <table:table-cell table:style-name="ce9" office:value-type="float" office:value="1782" calcext:value-type="float">
            <text:p>17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14" calcext:value-type="date">
            <text:p>11/14/2013</text:p>
          </table:table-cell>
          <table:table-cell table:style-name="ce9" office:value-type="float" office:value="1790.62" calcext:value-type="float">
            <text:p>1790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15" calcext:value-type="date">
            <text:p>11/15/2013</text:p>
          </table:table-cell>
          <table:table-cell table:style-name="ce9" office:value-type="float" office:value="1798.18" calcext:value-type="float">
            <text:p>1798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18" calcext:value-type="date">
            <text:p>11/18/2013</text:p>
          </table:table-cell>
          <table:table-cell table:style-name="ce9" office:value-type="float" office:value="1791.53" calcext:value-type="float">
            <text:p>1791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19" calcext:value-type="date">
            <text:p>11/19/2013</text:p>
          </table:table-cell>
          <table:table-cell table:style-name="ce9" office:value-type="float" office:value="1787.87" calcext:value-type="float">
            <text:p>1787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0" calcext:value-type="date">
            <text:p>11/20/2013</text:p>
          </table:table-cell>
          <table:table-cell table:style-name="ce9" office:value-type="float" office:value="1781.37" calcext:value-type="float">
            <text:p>1781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1" calcext:value-type="date">
            <text:p>11/21/2013</text:p>
          </table:table-cell>
          <table:table-cell table:style-name="ce9" office:value-type="float" office:value="1795.85" calcext:value-type="float">
            <text:p>1795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2" calcext:value-type="date">
            <text:p>11/22/2013</text:p>
          </table:table-cell>
          <table:table-cell table:style-name="ce9" office:value-type="float" office:value="1804.76" calcext:value-type="float">
            <text:p>1804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5" calcext:value-type="date">
            <text:p>11/25/2013</text:p>
          </table:table-cell>
          <table:table-cell table:style-name="ce9" office:value-type="float" office:value="1802.48" calcext:value-type="float">
            <text:p>1802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6" calcext:value-type="date">
            <text:p>11/26/2013</text:p>
          </table:table-cell>
          <table:table-cell table:style-name="ce9" office:value-type="float" office:value="1802.75" calcext:value-type="float">
            <text:p>1802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7" calcext:value-type="date">
            <text:p>11/27/2013</text:p>
          </table:table-cell>
          <table:table-cell table:style-name="ce9" office:value-type="float" office:value="1807.23" calcext:value-type="float">
            <text:p>1807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8" calcext:value-type="date">
            <text:p>11/28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1-29" calcext:value-type="date">
            <text:p>11/29/2013</text:p>
          </table:table-cell>
          <table:table-cell table:style-name="ce9" office:value-type="float" office:value="1805.81" calcext:value-type="float">
            <text:p>1805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02" calcext:value-type="date">
            <text:p>12/2/2013</text:p>
          </table:table-cell>
          <table:table-cell table:style-name="ce9" office:value-type="float" office:value="1800.9" calcext:value-type="float">
            <text:p>1800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03" calcext:value-type="date">
            <text:p>12/3/2013</text:p>
          </table:table-cell>
          <table:table-cell table:style-name="ce9" office:value-type="float" office:value="1795.15" calcext:value-type="float">
            <text:p>1795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04" calcext:value-type="date">
            <text:p>12/4/2013</text:p>
          </table:table-cell>
          <table:table-cell table:style-name="ce9" office:value-type="float" office:value="1792.81" calcext:value-type="float">
            <text:p>1792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05" calcext:value-type="date">
            <text:p>12/5/2013</text:p>
          </table:table-cell>
          <table:table-cell table:style-name="ce9" office:value-type="float" office:value="1785.03" calcext:value-type="float">
            <text:p>1785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06" calcext:value-type="date">
            <text:p>12/6/2013</text:p>
          </table:table-cell>
          <table:table-cell table:style-name="ce9" office:value-type="float" office:value="1805.09" calcext:value-type="float">
            <text:p>1805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09" calcext:value-type="date">
            <text:p>12/9/2013</text:p>
          </table:table-cell>
          <table:table-cell table:style-name="ce9" office:value-type="float" office:value="1808.37" calcext:value-type="float">
            <text:p>1808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0" calcext:value-type="date">
            <text:p>12/10/2013</text:p>
          </table:table-cell>
          <table:table-cell table:style-name="ce9" office:value-type="float" office:value="1802.62" calcext:value-type="float">
            <text:p>1802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1" calcext:value-type="date">
            <text:p>12/11/2013</text:p>
          </table:table-cell>
          <table:table-cell table:style-name="ce9" office:value-type="float" office:value="1782.22" calcext:value-type="float">
            <text:p>1782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2" calcext:value-type="date">
            <text:p>12/12/2013</text:p>
          </table:table-cell>
          <table:table-cell table:style-name="ce9" office:value-type="float" office:value="1775.5" calcext:value-type="float">
            <text:p>1775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3" calcext:value-type="date">
            <text:p>12/13/2013</text:p>
          </table:table-cell>
          <table:table-cell table:style-name="ce9" office:value-type="float" office:value="1775.32" calcext:value-type="float">
            <text:p>1775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6" calcext:value-type="date">
            <text:p>12/16/2013</text:p>
          </table:table-cell>
          <table:table-cell table:style-name="ce9" office:value-type="float" office:value="1786.54" calcext:value-type="float">
            <text:p>1786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7" calcext:value-type="date">
            <text:p>12/17/2013</text:p>
          </table:table-cell>
          <table:table-cell table:style-name="ce9" office:value-type="float" office:value="1781" calcext:value-type="float">
            <text:p>17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8" calcext:value-type="date">
            <text:p>12/18/2013</text:p>
          </table:table-cell>
          <table:table-cell table:style-name="ce9" office:value-type="float" office:value="1810.65" calcext:value-type="float">
            <text:p>1810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19" calcext:value-type="date">
            <text:p>12/19/2013</text:p>
          </table:table-cell>
          <table:table-cell table:style-name="ce9" office:value-type="float" office:value="1809.6" calcext:value-type="float">
            <text:p>1809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20" calcext:value-type="date">
            <text:p>12/20/2013</text:p>
          </table:table-cell>
          <table:table-cell table:style-name="ce9" office:value-type="float" office:value="1818.32" calcext:value-type="float">
            <text:p>1818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23" calcext:value-type="date">
            <text:p>12/23/2013</text:p>
          </table:table-cell>
          <table:table-cell table:style-name="ce9" office:value-type="float" office:value="1827.99" calcext:value-type="float">
            <text:p>1827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24" calcext:value-type="date">
            <text:p>12/24/2013</text:p>
          </table:table-cell>
          <table:table-cell table:style-name="ce9" office:value-type="float" office:value="1833.32" calcext:value-type="float">
            <text:p>1833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25" calcext:value-type="date">
            <text:p>12/25/2013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26" calcext:value-type="date">
            <text:p>12/26/2013</text:p>
          </table:table-cell>
          <table:table-cell table:style-name="ce9" office:value-type="float" office:value="1842.02" calcext:value-type="float">
            <text:p>1842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27" calcext:value-type="date">
            <text:p>12/27/2013</text:p>
          </table:table-cell>
          <table:table-cell table:style-name="ce9" office:value-type="float" office:value="1841.4" calcext:value-type="float">
            <text:p>1841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30" calcext:value-type="date">
            <text:p>12/30/2013</text:p>
          </table:table-cell>
          <table:table-cell table:style-name="ce9" office:value-type="float" office:value="1841.07" calcext:value-type="float">
            <text:p>1841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3-12-31" calcext:value-type="date">
            <text:p>12/31/2013</text:p>
          </table:table-cell>
          <table:table-cell table:style-name="ce9" office:value-type="float" office:value="1848.36" calcext:value-type="float">
            <text:p>1848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01" calcext:value-type="date">
            <text:p>1/1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02" calcext:value-type="date">
            <text:p>1/2/2014</text:p>
          </table:table-cell>
          <table:table-cell table:style-name="ce9" office:value-type="float" office:value="1831.98" calcext:value-type="float">
            <text:p>1831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03" calcext:value-type="date">
            <text:p>1/3/2014</text:p>
          </table:table-cell>
          <table:table-cell table:style-name="ce9" office:value-type="float" office:value="1831.37" calcext:value-type="float">
            <text:p>1831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06" calcext:value-type="date">
            <text:p>1/6/2014</text:p>
          </table:table-cell>
          <table:table-cell table:style-name="ce9" office:value-type="float" office:value="1826.77" calcext:value-type="float">
            <text:p>1826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07" calcext:value-type="date">
            <text:p>1/7/2014</text:p>
          </table:table-cell>
          <table:table-cell table:style-name="ce9" office:value-type="float" office:value="1837.88" calcext:value-type="float">
            <text:p>1837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08" calcext:value-type="date">
            <text:p>1/8/2014</text:p>
          </table:table-cell>
          <table:table-cell table:style-name="ce9" office:value-type="float" office:value="1837.49" calcext:value-type="float">
            <text:p>1837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09" calcext:value-type="date">
            <text:p>1/9/2014</text:p>
          </table:table-cell>
          <table:table-cell table:style-name="ce9" office:value-type="float" office:value="1838.13" calcext:value-type="float">
            <text:p>1838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10" calcext:value-type="date">
            <text:p>1/10/2014</text:p>
          </table:table-cell>
          <table:table-cell table:style-name="ce9" office:value-type="float" office:value="1842.37" calcext:value-type="float">
            <text:p>1842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13" calcext:value-type="date">
            <text:p>1/13/2014</text:p>
          </table:table-cell>
          <table:table-cell table:style-name="ce9" office:value-type="float" office:value="1819.2" calcext:value-type="float">
            <text:p>1819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14" calcext:value-type="date">
            <text:p>1/14/2014</text:p>
          </table:table-cell>
          <table:table-cell table:style-name="ce9" office:value-type="float" office:value="1838.88" calcext:value-type="float">
            <text:p>1838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15" calcext:value-type="date">
            <text:p>1/15/2014</text:p>
          </table:table-cell>
          <table:table-cell table:style-name="ce9" office:value-type="float" office:value="1848.38" calcext:value-type="float">
            <text:p>1848.3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16" calcext:value-type="date">
            <text:p>1/16/2014</text:p>
          </table:table-cell>
          <table:table-cell table:style-name="ce9" office:value-type="float" office:value="1845.89" calcext:value-type="float">
            <text:p>1845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17" calcext:value-type="date">
            <text:p>1/17/2014</text:p>
          </table:table-cell>
          <table:table-cell table:style-name="ce9" office:value-type="float" office:value="1838.7" calcext:value-type="float">
            <text:p>1838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0" calcext:value-type="date">
            <text:p>1/20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1" calcext:value-type="date">
            <text:p>1/21/2014</text:p>
          </table:table-cell>
          <table:table-cell table:style-name="ce9" office:value-type="float" office:value="1843.8" calcext:value-type="float">
            <text:p>1843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2" calcext:value-type="date">
            <text:p>1/22/2014</text:p>
          </table:table-cell>
          <table:table-cell table:style-name="ce9" office:value-type="float" office:value="1844.86" calcext:value-type="float">
            <text:p>1844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3" calcext:value-type="date">
            <text:p>1/23/2014</text:p>
          </table:table-cell>
          <table:table-cell table:style-name="ce9" office:value-type="float" office:value="1828.46" calcext:value-type="float">
            <text:p>1828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4" calcext:value-type="date">
            <text:p>1/24/2014</text:p>
          </table:table-cell>
          <table:table-cell table:style-name="ce9" office:value-type="float" office:value="1790.29" calcext:value-type="float">
            <text:p>1790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7" calcext:value-type="date">
            <text:p>1/27/2014</text:p>
          </table:table-cell>
          <table:table-cell table:style-name="ce9" office:value-type="float" office:value="1781.56" calcext:value-type="float">
            <text:p>1781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8" calcext:value-type="date">
            <text:p>1/28/2014</text:p>
          </table:table-cell>
          <table:table-cell table:style-name="ce9" office:value-type="float" office:value="1792.5" calcext:value-type="float">
            <text:p>1792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29" calcext:value-type="date">
            <text:p>1/29/2014</text:p>
          </table:table-cell>
          <table:table-cell table:style-name="ce9" office:value-type="float" office:value="1774.2" calcext:value-type="float">
            <text:p>1774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30" calcext:value-type="date">
            <text:p>1/30/2014</text:p>
          </table:table-cell>
          <table:table-cell table:style-name="ce9" office:value-type="float" office:value="1794.19" calcext:value-type="float">
            <text:p>1794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1-31" calcext:value-type="date">
            <text:p>1/31/2014</text:p>
          </table:table-cell>
          <table:table-cell table:style-name="ce9" office:value-type="float" office:value="1782.59" calcext:value-type="float">
            <text:p>1782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03" calcext:value-type="date">
            <text:p>2/3/2014</text:p>
          </table:table-cell>
          <table:table-cell table:style-name="ce9" office:value-type="float" office:value="1741.89" calcext:value-type="float">
            <text:p>1741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04" calcext:value-type="date">
            <text:p>2/4/2014</text:p>
          </table:table-cell>
          <table:table-cell table:style-name="ce9" office:value-type="float" office:value="1755.2" calcext:value-type="float">
            <text:p>1755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05" calcext:value-type="date">
            <text:p>2/5/2014</text:p>
          </table:table-cell>
          <table:table-cell table:style-name="ce9" office:value-type="float" office:value="1751.64" calcext:value-type="float">
            <text:p>1751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06" calcext:value-type="date">
            <text:p>2/6/2014</text:p>
          </table:table-cell>
          <table:table-cell table:style-name="ce9" office:value-type="float" office:value="1773.43" calcext:value-type="float">
            <text:p>1773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07" calcext:value-type="date">
            <text:p>2/7/2014</text:p>
          </table:table-cell>
          <table:table-cell table:style-name="ce9" office:value-type="float" office:value="1797.02" calcext:value-type="float">
            <text:p>1797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0" calcext:value-type="date">
            <text:p>2/10/2014</text:p>
          </table:table-cell>
          <table:table-cell table:style-name="ce9" office:value-type="float" office:value="1799.84" calcext:value-type="float">
            <text:p>1799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1" calcext:value-type="date">
            <text:p>2/11/2014</text:p>
          </table:table-cell>
          <table:table-cell table:style-name="ce9" office:value-type="float" office:value="1819.75" calcext:value-type="float">
            <text:p>1819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2" calcext:value-type="date">
            <text:p>2/12/2014</text:p>
          </table:table-cell>
          <table:table-cell table:style-name="ce9" office:value-type="float" office:value="1819.26" calcext:value-type="float">
            <text:p>1819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3" calcext:value-type="date">
            <text:p>2/13/2014</text:p>
          </table:table-cell>
          <table:table-cell table:style-name="ce9" office:value-type="float" office:value="1829.83" calcext:value-type="float">
            <text:p>1829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4" calcext:value-type="date">
            <text:p>2/14/2014</text:p>
          </table:table-cell>
          <table:table-cell table:style-name="ce9" office:value-type="float" office:value="1838.63" calcext:value-type="float">
            <text:p>1838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7" calcext:value-type="date">
            <text:p>2/17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8" calcext:value-type="date">
            <text:p>2/18/2014</text:p>
          </table:table-cell>
          <table:table-cell table:style-name="ce9" office:value-type="float" office:value="1840.76" calcext:value-type="float">
            <text:p>1840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19" calcext:value-type="date">
            <text:p>2/19/2014</text:p>
          </table:table-cell>
          <table:table-cell table:style-name="ce9" office:value-type="float" office:value="1828.75" calcext:value-type="float">
            <text:p>1828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20" calcext:value-type="date">
            <text:p>2/20/2014</text:p>
          </table:table-cell>
          <table:table-cell table:style-name="ce9" office:value-type="float" office:value="1839.78" calcext:value-type="float">
            <text:p>1839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21" calcext:value-type="date">
            <text:p>2/21/2014</text:p>
          </table:table-cell>
          <table:table-cell table:style-name="ce9" office:value-type="float" office:value="1836.25" calcext:value-type="float">
            <text:p>1836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24" calcext:value-type="date">
            <text:p>2/24/2014</text:p>
          </table:table-cell>
          <table:table-cell table:style-name="ce9" office:value-type="float" office:value="1847.61" calcext:value-type="float">
            <text:p>1847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25" calcext:value-type="date">
            <text:p>2/25/2014</text:p>
          </table:table-cell>
          <table:table-cell table:style-name="ce9" office:value-type="float" office:value="1845.12" calcext:value-type="float">
            <text:p>1845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26" calcext:value-type="date">
            <text:p>2/26/2014</text:p>
          </table:table-cell>
          <table:table-cell table:style-name="ce9" office:value-type="float" office:value="1845.16" calcext:value-type="float">
            <text:p>1845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27" calcext:value-type="date">
            <text:p>2/27/2014</text:p>
          </table:table-cell>
          <table:table-cell table:style-name="ce9" office:value-type="float" office:value="1854.29" calcext:value-type="float">
            <text:p>1854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2-28" calcext:value-type="date">
            <text:p>2/28/2014</text:p>
          </table:table-cell>
          <table:table-cell table:style-name="ce9" office:value-type="float" office:value="1859.45" calcext:value-type="float">
            <text:p>1859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03" calcext:value-type="date">
            <text:p>3/3/2014</text:p>
          </table:table-cell>
          <table:table-cell table:style-name="ce9" office:value-type="float" office:value="1845.73" calcext:value-type="float">
            <text:p>1845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04" calcext:value-type="date">
            <text:p>3/4/2014</text:p>
          </table:table-cell>
          <table:table-cell table:style-name="ce9" office:value-type="float" office:value="1873.91" calcext:value-type="float">
            <text:p>1873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05" calcext:value-type="date">
            <text:p>3/5/2014</text:p>
          </table:table-cell>
          <table:table-cell table:style-name="ce9" office:value-type="float" office:value="1873.81" calcext:value-type="float">
            <text:p>1873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06" calcext:value-type="date">
            <text:p>3/6/2014</text:p>
          </table:table-cell>
          <table:table-cell table:style-name="ce9" office:value-type="float" office:value="1877.03" calcext:value-type="float">
            <text:p>1877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07" calcext:value-type="date">
            <text:p>3/7/2014</text:p>
          </table:table-cell>
          <table:table-cell table:style-name="ce9" office:value-type="float" office:value="1878.04" calcext:value-type="float">
            <text:p>187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0" calcext:value-type="date">
            <text:p>3/10/2014</text:p>
          </table:table-cell>
          <table:table-cell table:style-name="ce9" office:value-type="float" office:value="1877.17" calcext:value-type="float">
            <text:p>1877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1" calcext:value-type="date">
            <text:p>3/11/2014</text:p>
          </table:table-cell>
          <table:table-cell table:style-name="ce9" office:value-type="float" office:value="1867.63" calcext:value-type="float">
            <text:p>1867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2" calcext:value-type="date">
            <text:p>3/12/2014</text:p>
          </table:table-cell>
          <table:table-cell table:style-name="ce9" office:value-type="float" office:value="1868.2" calcext:value-type="float">
            <text:p>1868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3" calcext:value-type="date">
            <text:p>3/13/2014</text:p>
          </table:table-cell>
          <table:table-cell table:style-name="ce9" office:value-type="float" office:value="1846.34" calcext:value-type="float">
            <text:p>1846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4" calcext:value-type="date">
            <text:p>3/14/2014</text:p>
          </table:table-cell>
          <table:table-cell table:style-name="ce9" office:value-type="float" office:value="1841.13" calcext:value-type="float">
            <text:p>1841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7" calcext:value-type="date">
            <text:p>3/17/2014</text:p>
          </table:table-cell>
          <table:table-cell table:style-name="ce9" office:value-type="float" office:value="1858.83" calcext:value-type="float">
            <text:p>1858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8" calcext:value-type="date">
            <text:p>3/18/2014</text:p>
          </table:table-cell>
          <table:table-cell table:style-name="ce9" office:value-type="float" office:value="1872.25" calcext:value-type="float">
            <text:p>1872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19" calcext:value-type="date">
            <text:p>3/19/2014</text:p>
          </table:table-cell>
          <table:table-cell table:style-name="ce9" office:value-type="float" office:value="1860.77" calcext:value-type="float">
            <text:p>1860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20" calcext:value-type="date">
            <text:p>3/20/2014</text:p>
          </table:table-cell>
          <table:table-cell table:style-name="ce9" office:value-type="float" office:value="1872.01" calcext:value-type="float">
            <text:p>1872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21" calcext:value-type="date">
            <text:p>3/21/2014</text:p>
          </table:table-cell>
          <table:table-cell table:style-name="ce9" office:value-type="float" office:value="1866.52" calcext:value-type="float">
            <text:p>1866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24" calcext:value-type="date">
            <text:p>3/24/2014</text:p>
          </table:table-cell>
          <table:table-cell table:style-name="ce9" office:value-type="float" office:value="1857.44" calcext:value-type="float">
            <text:p>1857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25" calcext:value-type="date">
            <text:p>3/25/2014</text:p>
          </table:table-cell>
          <table:table-cell table:style-name="ce9" office:value-type="float" office:value="1865.62" calcext:value-type="float">
            <text:p>1865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26" calcext:value-type="date">
            <text:p>3/26/2014</text:p>
          </table:table-cell>
          <table:table-cell table:style-name="ce9" office:value-type="float" office:value="1852.56" calcext:value-type="float">
            <text:p>1852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27" calcext:value-type="date">
            <text:p>3/27/2014</text:p>
          </table:table-cell>
          <table:table-cell table:style-name="ce9" office:value-type="float" office:value="1849.04" calcext:value-type="float">
            <text:p>1849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28" calcext:value-type="date">
            <text:p>3/28/2014</text:p>
          </table:table-cell>
          <table:table-cell table:style-name="ce9" office:value-type="float" office:value="1857.62" calcext:value-type="float">
            <text:p>1857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3-31" calcext:value-type="date">
            <text:p>3/31/2014</text:p>
          </table:table-cell>
          <table:table-cell table:style-name="ce9" office:value-type="float" office:value="1872.34" calcext:value-type="float">
            <text:p>1872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01" calcext:value-type="date">
            <text:p>4/1/2014</text:p>
          </table:table-cell>
          <table:table-cell table:style-name="ce9" office:value-type="float" office:value="1885.52" calcext:value-type="float">
            <text:p>1885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02" calcext:value-type="date">
            <text:p>4/2/2014</text:p>
          </table:table-cell>
          <table:table-cell table:style-name="ce9" office:value-type="float" office:value="1890.9" calcext:value-type="float">
            <text:p>1890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03" calcext:value-type="date">
            <text:p>4/3/2014</text:p>
          </table:table-cell>
          <table:table-cell table:style-name="ce9" office:value-type="float" office:value="1888.77" calcext:value-type="float">
            <text:p>1888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04" calcext:value-type="date">
            <text:p>4/4/2014</text:p>
          </table:table-cell>
          <table:table-cell table:style-name="ce9" office:value-type="float" office:value="1865.09" calcext:value-type="float">
            <text:p>1865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07" calcext:value-type="date">
            <text:p>4/7/2014</text:p>
          </table:table-cell>
          <table:table-cell table:style-name="ce9" office:value-type="float" office:value="1845.04" calcext:value-type="float">
            <text:p>1845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08" calcext:value-type="date">
            <text:p>4/8/2014</text:p>
          </table:table-cell>
          <table:table-cell table:style-name="ce9" office:value-type="float" office:value="1851.96" calcext:value-type="float">
            <text:p>1851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09" calcext:value-type="date">
            <text:p>4/9/2014</text:p>
          </table:table-cell>
          <table:table-cell table:style-name="ce9" office:value-type="float" office:value="1872.18" calcext:value-type="float">
            <text:p>1872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10" calcext:value-type="date">
            <text:p>4/10/2014</text:p>
          </table:table-cell>
          <table:table-cell table:style-name="ce9" office:value-type="float" office:value="1833.08" calcext:value-type="float">
            <text:p>1833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11" calcext:value-type="date">
            <text:p>4/11/2014</text:p>
          </table:table-cell>
          <table:table-cell table:style-name="ce9" office:value-type="float" office:value="1815.69" calcext:value-type="float">
            <text:p>1815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14" calcext:value-type="date">
            <text:p>4/14/2014</text:p>
          </table:table-cell>
          <table:table-cell table:style-name="ce9" office:value-type="float" office:value="1830.61" calcext:value-type="float">
            <text:p>1830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15" calcext:value-type="date">
            <text:p>4/15/2014</text:p>
          </table:table-cell>
          <table:table-cell table:style-name="ce9" office:value-type="float" office:value="1842.98" calcext:value-type="float">
            <text:p>1842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16" calcext:value-type="date">
            <text:p>4/16/2014</text:p>
          </table:table-cell>
          <table:table-cell table:style-name="ce9" office:value-type="float" office:value="1862.31" calcext:value-type="float">
            <text:p>1862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17" calcext:value-type="date">
            <text:p>4/17/2014</text:p>
          </table:table-cell>
          <table:table-cell table:style-name="ce9" office:value-type="float" office:value="1864.85" calcext:value-type="float">
            <text:p>1864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18" calcext:value-type="date">
            <text:p>4/18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21" calcext:value-type="date">
            <text:p>4/21/2014</text:p>
          </table:table-cell>
          <table:table-cell table:style-name="ce9" office:value-type="float" office:value="1871.89" calcext:value-type="float">
            <text:p>1871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22" calcext:value-type="date">
            <text:p>4/22/2014</text:p>
          </table:table-cell>
          <table:table-cell table:style-name="ce9" office:value-type="float" office:value="1879.55" calcext:value-type="float">
            <text:p>1879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23" calcext:value-type="date">
            <text:p>4/23/2014</text:p>
          </table:table-cell>
          <table:table-cell table:style-name="ce9" office:value-type="float" office:value="1875.39" calcext:value-type="float">
            <text:p>1875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24" calcext:value-type="date">
            <text:p>4/24/2014</text:p>
          </table:table-cell>
          <table:table-cell table:style-name="ce9" office:value-type="float" office:value="1878.61" calcext:value-type="float">
            <text:p>1878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25" calcext:value-type="date">
            <text:p>4/25/2014</text:p>
          </table:table-cell>
          <table:table-cell table:style-name="ce9" office:value-type="float" office:value="1863.4" calcext:value-type="float">
            <text:p>1863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28" calcext:value-type="date">
            <text:p>4/28/2014</text:p>
          </table:table-cell>
          <table:table-cell table:style-name="ce9" office:value-type="float" office:value="1869.43" calcext:value-type="float">
            <text:p>1869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29" calcext:value-type="date">
            <text:p>4/29/2014</text:p>
          </table:table-cell>
          <table:table-cell table:style-name="ce9" office:value-type="float" office:value="1878.33" calcext:value-type="float">
            <text:p>1878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4-30" calcext:value-type="date">
            <text:p>4/30/2014</text:p>
          </table:table-cell>
          <table:table-cell table:style-name="ce9" office:value-type="float" office:value="1883.95" calcext:value-type="float">
            <text:p>1883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01" calcext:value-type="date">
            <text:p>5/1/2014</text:p>
          </table:table-cell>
          <table:table-cell table:style-name="ce9" office:value-type="float" office:value="1883.68" calcext:value-type="float">
            <text:p>1883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02" calcext:value-type="date">
            <text:p>5/2/2014</text:p>
          </table:table-cell>
          <table:table-cell table:style-name="ce9" office:value-type="float" office:value="1881.14" calcext:value-type="float">
            <text:p>1881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05" calcext:value-type="date">
            <text:p>5/5/2014</text:p>
          </table:table-cell>
          <table:table-cell table:style-name="ce9" office:value-type="float" office:value="1884.66" calcext:value-type="float">
            <text:p>1884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06" calcext:value-type="date">
            <text:p>5/6/2014</text:p>
          </table:table-cell>
          <table:table-cell table:style-name="ce9" office:value-type="float" office:value="1867.72" calcext:value-type="float">
            <text:p>1867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07" calcext:value-type="date">
            <text:p>5/7/2014</text:p>
          </table:table-cell>
          <table:table-cell table:style-name="ce9" office:value-type="float" office:value="1878.21" calcext:value-type="float">
            <text:p>1878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08" calcext:value-type="date">
            <text:p>5/8/2014</text:p>
          </table:table-cell>
          <table:table-cell table:style-name="ce9" office:value-type="float" office:value="1875.63" calcext:value-type="float">
            <text:p>1875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09" calcext:value-type="date">
            <text:p>5/9/2014</text:p>
          </table:table-cell>
          <table:table-cell table:style-name="ce9" office:value-type="float" office:value="1878.48" calcext:value-type="float">
            <text:p>1878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12" calcext:value-type="date">
            <text:p>5/12/2014</text:p>
          </table:table-cell>
          <table:table-cell table:style-name="ce9" office:value-type="float" office:value="1896.65" calcext:value-type="float">
            <text:p>1896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13" calcext:value-type="date">
            <text:p>5/13/2014</text:p>
          </table:table-cell>
          <table:table-cell table:style-name="ce9" office:value-type="float" office:value="1897.45" calcext:value-type="float">
            <text:p>1897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14" calcext:value-type="date">
            <text:p>5/14/2014</text:p>
          </table:table-cell>
          <table:table-cell table:style-name="ce9" office:value-type="float" office:value="1888.53" calcext:value-type="float">
            <text:p>1888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15" calcext:value-type="date">
            <text:p>5/15/2014</text:p>
          </table:table-cell>
          <table:table-cell table:style-name="ce9" office:value-type="float" office:value="1870.85" calcext:value-type="float">
            <text:p>1870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16" calcext:value-type="date">
            <text:p>5/16/2014</text:p>
          </table:table-cell>
          <table:table-cell table:style-name="ce9" office:value-type="float" office:value="1877.86" calcext:value-type="float">
            <text:p>1877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19" calcext:value-type="date">
            <text:p>5/19/2014</text:p>
          </table:table-cell>
          <table:table-cell table:style-name="ce9" office:value-type="float" office:value="1885.08" calcext:value-type="float">
            <text:p>1885.0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0" calcext:value-type="date">
            <text:p>5/20/2014</text:p>
          </table:table-cell>
          <table:table-cell table:style-name="ce9" office:value-type="float" office:value="1872.83" calcext:value-type="float">
            <text:p>187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1" calcext:value-type="date">
            <text:p>5/21/2014</text:p>
          </table:table-cell>
          <table:table-cell table:style-name="ce9" office:value-type="float" office:value="1888.03" calcext:value-type="float">
            <text:p>1888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2" calcext:value-type="date">
            <text:p>5/22/2014</text:p>
          </table:table-cell>
          <table:table-cell table:style-name="ce9" office:value-type="float" office:value="1892.49" calcext:value-type="float">
            <text:p>1892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3" calcext:value-type="date">
            <text:p>5/23/2014</text:p>
          </table:table-cell>
          <table:table-cell table:style-name="ce9" office:value-type="float" office:value="1900.53" calcext:value-type="float">
            <text:p>1900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6" calcext:value-type="date">
            <text:p>5/26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7" calcext:value-type="date">
            <text:p>5/27/2014</text:p>
          </table:table-cell>
          <table:table-cell table:style-name="ce9" office:value-type="float" office:value="1911.91" calcext:value-type="float">
            <text:p>1911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8" calcext:value-type="date">
            <text:p>5/28/2014</text:p>
          </table:table-cell>
          <table:table-cell table:style-name="ce9" office:value-type="float" office:value="1909.78" calcext:value-type="float">
            <text:p>1909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29" calcext:value-type="date">
            <text:p>5/29/2014</text:p>
          </table:table-cell>
          <table:table-cell table:style-name="ce9" office:value-type="float" office:value="1920.03" calcext:value-type="float">
            <text:p>1920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5-30" calcext:value-type="date">
            <text:p>5/30/2014</text:p>
          </table:table-cell>
          <table:table-cell table:style-name="ce9" office:value-type="float" office:value="1923.57" calcext:value-type="float">
            <text:p>1923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02" calcext:value-type="date">
            <text:p>6/2/2014</text:p>
          </table:table-cell>
          <table:table-cell table:style-name="ce9" office:value-type="float" office:value="1924.97" calcext:value-type="float">
            <text:p>1924.9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03" calcext:value-type="date">
            <text:p>6/3/2014</text:p>
          </table:table-cell>
          <table:table-cell table:style-name="ce9" office:value-type="float" office:value="1924.24" calcext:value-type="float">
            <text:p>1924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04" calcext:value-type="date">
            <text:p>6/4/2014</text:p>
          </table:table-cell>
          <table:table-cell table:style-name="ce9" office:value-type="float" office:value="1927.88" calcext:value-type="float">
            <text:p>1927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05" calcext:value-type="date">
            <text:p>6/5/2014</text:p>
          </table:table-cell>
          <table:table-cell table:style-name="ce9" office:value-type="float" office:value="1940.46" calcext:value-type="float">
            <text:p>1940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06" calcext:value-type="date">
            <text:p>6/6/2014</text:p>
          </table:table-cell>
          <table:table-cell table:style-name="ce9" office:value-type="float" office:value="1949.44" calcext:value-type="float">
            <text:p>1949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09" calcext:value-type="date">
            <text:p>6/9/2014</text:p>
          </table:table-cell>
          <table:table-cell table:style-name="ce9" office:value-type="float" office:value="1951.27" calcext:value-type="float">
            <text:p>1951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0" calcext:value-type="date">
            <text:p>6/10/2014</text:p>
          </table:table-cell>
          <table:table-cell table:style-name="ce9" office:value-type="float" office:value="1950.79" calcext:value-type="float">
            <text:p>1950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1" calcext:value-type="date">
            <text:p>6/11/2014</text:p>
          </table:table-cell>
          <table:table-cell table:style-name="ce9" office:value-type="float" office:value="1943.89" calcext:value-type="float">
            <text:p>1943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2" calcext:value-type="date">
            <text:p>6/12/2014</text:p>
          </table:table-cell>
          <table:table-cell table:style-name="ce9" office:value-type="float" office:value="1930.11" calcext:value-type="float">
            <text:p>1930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3" calcext:value-type="date">
            <text:p>6/13/2014</text:p>
          </table:table-cell>
          <table:table-cell table:style-name="ce9" office:value-type="float" office:value="1936.16" calcext:value-type="float">
            <text:p>1936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6" calcext:value-type="date">
            <text:p>6/16/2014</text:p>
          </table:table-cell>
          <table:table-cell table:style-name="ce9" office:value-type="float" office:value="1937.78" calcext:value-type="float">
            <text:p>1937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7" calcext:value-type="date">
            <text:p>6/17/2014</text:p>
          </table:table-cell>
          <table:table-cell table:style-name="ce9" office:value-type="float" office:value="1941.99" calcext:value-type="float">
            <text:p>1941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8" calcext:value-type="date">
            <text:p>6/18/2014</text:p>
          </table:table-cell>
          <table:table-cell table:style-name="ce9" office:value-type="float" office:value="1956.98" calcext:value-type="float">
            <text:p>1956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19" calcext:value-type="date">
            <text:p>6/19/2014</text:p>
          </table:table-cell>
          <table:table-cell table:style-name="ce9" office:value-type="float" office:value="1959.48" calcext:value-type="float">
            <text:p>1959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20" calcext:value-type="date">
            <text:p>6/20/2014</text:p>
          </table:table-cell>
          <table:table-cell table:style-name="ce9" office:value-type="float" office:value="1962.87" calcext:value-type="float">
            <text:p>1962.8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23" calcext:value-type="date">
            <text:p>6/23/2014</text:p>
          </table:table-cell>
          <table:table-cell table:style-name="ce9" office:value-type="float" office:value="1962.61" calcext:value-type="float">
            <text:p>1962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24" calcext:value-type="date">
            <text:p>6/24/2014</text:p>
          </table:table-cell>
          <table:table-cell table:style-name="ce9" office:value-type="float" office:value="1949.98" calcext:value-type="float">
            <text:p>1949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25" calcext:value-type="date">
            <text:p>6/25/2014</text:p>
          </table:table-cell>
          <table:table-cell table:style-name="ce9" office:value-type="float" office:value="1959.53" calcext:value-type="float">
            <text:p>1959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26" calcext:value-type="date">
            <text:p>6/26/2014</text:p>
          </table:table-cell>
          <table:table-cell table:style-name="ce9" office:value-type="float" office:value="1957.22" calcext:value-type="float">
            <text:p>1957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27" calcext:value-type="date">
            <text:p>6/27/2014</text:p>
          </table:table-cell>
          <table:table-cell table:style-name="ce9" office:value-type="float" office:value="1960.96" calcext:value-type="float">
            <text:p>1960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6-30" calcext:value-type="date">
            <text:p>6/30/2014</text:p>
          </table:table-cell>
          <table:table-cell table:style-name="ce9" office:value-type="float" office:value="1960.23" calcext:value-type="float">
            <text:p>1960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01" calcext:value-type="date">
            <text:p>7/1/2014</text:p>
          </table:table-cell>
          <table:table-cell table:style-name="ce9" office:value-type="float" office:value="1973.32" calcext:value-type="float">
            <text:p>1973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02" calcext:value-type="date">
            <text:p>7/2/2014</text:p>
          </table:table-cell>
          <table:table-cell table:style-name="ce9" office:value-type="float" office:value="1974.62" calcext:value-type="float">
            <text:p>1974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03" calcext:value-type="date">
            <text:p>7/3/2014</text:p>
          </table:table-cell>
          <table:table-cell table:style-name="ce9" office:value-type="float" office:value="1985.44" calcext:value-type="float">
            <text:p>1985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04" calcext:value-type="date">
            <text:p>7/4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07" calcext:value-type="date">
            <text:p>7/7/2014</text:p>
          </table:table-cell>
          <table:table-cell table:style-name="ce9" office:value-type="float" office:value="1977.65" calcext:value-type="float">
            <text:p>1977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08" calcext:value-type="date">
            <text:p>7/8/2014</text:p>
          </table:table-cell>
          <table:table-cell table:style-name="ce9" office:value-type="float" office:value="1963.71" calcext:value-type="float">
            <text:p>1963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09" calcext:value-type="date">
            <text:p>7/9/2014</text:p>
          </table:table-cell>
          <table:table-cell table:style-name="ce9" office:value-type="float" office:value="1972.83" calcext:value-type="float">
            <text:p>197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10" calcext:value-type="date">
            <text:p>7/10/2014</text:p>
          </table:table-cell>
          <table:table-cell table:style-name="ce9" office:value-type="float" office:value="1964.68" calcext:value-type="float">
            <text:p>1964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11" calcext:value-type="date">
            <text:p>7/11/2014</text:p>
          </table:table-cell>
          <table:table-cell table:style-name="ce9" office:value-type="float" office:value="1967.57" calcext:value-type="float">
            <text:p>1967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14" calcext:value-type="date">
            <text:p>7/14/2014</text:p>
          </table:table-cell>
          <table:table-cell table:style-name="ce9" office:value-type="float" office:value="1977.1" calcext:value-type="float">
            <text:p>1977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15" calcext:value-type="date">
            <text:p>7/15/2014</text:p>
          </table:table-cell>
          <table:table-cell table:style-name="ce9" office:value-type="float" office:value="1973.28" calcext:value-type="float">
            <text:p>1973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16" calcext:value-type="date">
            <text:p>7/16/2014</text:p>
          </table:table-cell>
          <table:table-cell table:style-name="ce9" office:value-type="float" office:value="1981.57" calcext:value-type="float">
            <text:p>1981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17" calcext:value-type="date">
            <text:p>7/17/2014</text:p>
          </table:table-cell>
          <table:table-cell table:style-name="ce9" office:value-type="float" office:value="1958.12" calcext:value-type="float">
            <text:p>1958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18" calcext:value-type="date">
            <text:p>7/18/2014</text:p>
          </table:table-cell>
          <table:table-cell table:style-name="ce9" office:value-type="float" office:value="1978.22" calcext:value-type="float">
            <text:p>1978.2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21" calcext:value-type="date">
            <text:p>7/21/2014</text:p>
          </table:table-cell>
          <table:table-cell table:style-name="ce9" office:value-type="float" office:value="1973.63" calcext:value-type="float">
            <text:p>1973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22" calcext:value-type="date">
            <text:p>7/22/2014</text:p>
          </table:table-cell>
          <table:table-cell table:style-name="ce9" office:value-type="float" office:value="1983.53" calcext:value-type="float">
            <text:p>1983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23" calcext:value-type="date">
            <text:p>7/23/2014</text:p>
          </table:table-cell>
          <table:table-cell table:style-name="ce9" office:value-type="float" office:value="1987.01" calcext:value-type="float">
            <text:p>1987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24" calcext:value-type="date">
            <text:p>7/24/2014</text:p>
          </table:table-cell>
          <table:table-cell table:style-name="ce9" office:value-type="float" office:value="1987.98" calcext:value-type="float">
            <text:p>1987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25" calcext:value-type="date">
            <text:p>7/25/2014</text:p>
          </table:table-cell>
          <table:table-cell table:style-name="ce9" office:value-type="float" office:value="1978.34" calcext:value-type="float">
            <text:p>1978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28" calcext:value-type="date">
            <text:p>7/28/2014</text:p>
          </table:table-cell>
          <table:table-cell table:style-name="ce9" office:value-type="float" office:value="1978.91" calcext:value-type="float">
            <text:p>1978.9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29" calcext:value-type="date">
            <text:p>7/29/2014</text:p>
          </table:table-cell>
          <table:table-cell table:style-name="ce9" office:value-type="float" office:value="1969.95" calcext:value-type="float">
            <text:p>1969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30" calcext:value-type="date">
            <text:p>7/30/2014</text:p>
          </table:table-cell>
          <table:table-cell table:style-name="ce9" office:value-type="float" office:value="1970.07" calcext:value-type="float">
            <text:p>1970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7-31" calcext:value-type="date">
            <text:p>7/31/2014</text:p>
          </table:table-cell>
          <table:table-cell table:style-name="ce9" office:value-type="float" office:value="1930.67" calcext:value-type="float">
            <text:p>1930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01" calcext:value-type="date">
            <text:p>8/1/2014</text:p>
          </table:table-cell>
          <table:table-cell table:style-name="ce9" office:value-type="float" office:value="1925.15" calcext:value-type="float">
            <text:p>1925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04" calcext:value-type="date">
            <text:p>8/4/2014</text:p>
          </table:table-cell>
          <table:table-cell table:style-name="ce9" office:value-type="float" office:value="1938.99" calcext:value-type="float">
            <text:p>1938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05" calcext:value-type="date">
            <text:p>8/5/2014</text:p>
          </table:table-cell>
          <table:table-cell table:style-name="ce9" office:value-type="float" office:value="1920.21" calcext:value-type="float">
            <text:p>1920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06" calcext:value-type="date">
            <text:p>8/6/2014</text:p>
          </table:table-cell>
          <table:table-cell table:style-name="ce9" office:value-type="float" office:value="1920.24" calcext:value-type="float">
            <text:p>1920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07" calcext:value-type="date">
            <text:p>8/7/2014</text:p>
          </table:table-cell>
          <table:table-cell table:style-name="ce9" office:value-type="float" office:value="1909.57" calcext:value-type="float">
            <text:p>1909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08" calcext:value-type="date">
            <text:p>8/8/2014</text:p>
          </table:table-cell>
          <table:table-cell table:style-name="ce9" office:value-type="float" office:value="1931.59" calcext:value-type="float">
            <text:p>1931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11" calcext:value-type="date">
            <text:p>8/11/2014</text:p>
          </table:table-cell>
          <table:table-cell table:style-name="ce9" office:value-type="float" office:value="1936.92" calcext:value-type="float">
            <text:p>1936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12" calcext:value-type="date">
            <text:p>8/12/2014</text:p>
          </table:table-cell>
          <table:table-cell table:style-name="ce9" office:value-type="float" office:value="1933.75" calcext:value-type="float">
            <text:p>1933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13" calcext:value-type="date">
            <text:p>8/13/2014</text:p>
          </table:table-cell>
          <table:table-cell table:style-name="ce9" office:value-type="float" office:value="1946.72" calcext:value-type="float">
            <text:p>1946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14" calcext:value-type="date">
            <text:p>8/14/2014</text:p>
          </table:table-cell>
          <table:table-cell table:style-name="ce9" office:value-type="float" office:value="1955.18" calcext:value-type="float">
            <text:p>1955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15" calcext:value-type="date">
            <text:p>8/15/2014</text:p>
          </table:table-cell>
          <table:table-cell table:style-name="ce9" office:value-type="float" office:value="1955.06" calcext:value-type="float">
            <text:p>1955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18" calcext:value-type="date">
            <text:p>8/18/2014</text:p>
          </table:table-cell>
          <table:table-cell table:style-name="ce9" office:value-type="float" office:value="1971.74" calcext:value-type="float">
            <text:p>1971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19" calcext:value-type="date">
            <text:p>8/19/2014</text:p>
          </table:table-cell>
          <table:table-cell table:style-name="ce9" office:value-type="float" office:value="1981.6" calcext:value-type="float">
            <text:p>1981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0" calcext:value-type="date">
            <text:p>8/20/2014</text:p>
          </table:table-cell>
          <table:table-cell table:style-name="ce9" office:value-type="float" office:value="1986.51" calcext:value-type="float">
            <text:p>1986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1" calcext:value-type="date">
            <text:p>8/21/2014</text:p>
          </table:table-cell>
          <table:table-cell table:style-name="ce9" office:value-type="float" office:value="1992.37" calcext:value-type="float">
            <text:p>1992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2" calcext:value-type="date">
            <text:p>8/22/2014</text:p>
          </table:table-cell>
          <table:table-cell table:style-name="ce9" office:value-type="float" office:value="1988.4" calcext:value-type="float">
            <text:p>1988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5" calcext:value-type="date">
            <text:p>8/25/2014</text:p>
          </table:table-cell>
          <table:table-cell table:style-name="ce9" office:value-type="float" office:value="1997.92" calcext:value-type="float">
            <text:p>1997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6" calcext:value-type="date">
            <text:p>8/26/2014</text:p>
          </table:table-cell>
          <table:table-cell table:style-name="ce9" office:value-type="float" office:value="2000.02" calcext:value-type="float">
            <text:p>2000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7" calcext:value-type="date">
            <text:p>8/27/2014</text:p>
          </table:table-cell>
          <table:table-cell table:style-name="ce9" office:value-type="float" office:value="2000.12" calcext:value-type="float">
            <text:p>2000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8" calcext:value-type="date">
            <text:p>8/28/2014</text:p>
          </table:table-cell>
          <table:table-cell table:style-name="ce9" office:value-type="float" office:value="1996.74" calcext:value-type="float">
            <text:p>1996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8-29" calcext:value-type="date">
            <text:p>8/29/2014</text:p>
          </table:table-cell>
          <table:table-cell table:style-name="ce9" office:value-type="float" office:value="2003.37" calcext:value-type="float">
            <text:p>2003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01" calcext:value-type="date">
            <text:p>9/1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02" calcext:value-type="date">
            <text:p>9/2/2014</text:p>
          </table:table-cell>
          <table:table-cell table:style-name="ce9" office:value-type="float" office:value="2002.28" calcext:value-type="float">
            <text:p>2002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03" calcext:value-type="date">
            <text:p>9/3/2014</text:p>
          </table:table-cell>
          <table:table-cell table:style-name="ce9" office:value-type="float" office:value="2000.72" calcext:value-type="float">
            <text:p>2000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04" calcext:value-type="date">
            <text:p>9/4/2014</text:p>
          </table:table-cell>
          <table:table-cell table:style-name="ce9" office:value-type="float" office:value="1997.65" calcext:value-type="float">
            <text:p>1997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05" calcext:value-type="date">
            <text:p>9/5/2014</text:p>
          </table:table-cell>
          <table:table-cell table:style-name="ce9" office:value-type="float" office:value="2007.71" calcext:value-type="float">
            <text:p>2007.7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08" calcext:value-type="date">
            <text:p>9/8/2014</text:p>
          </table:table-cell>
          <table:table-cell table:style-name="ce9" office:value-type="float" office:value="2001.54" calcext:value-type="float">
            <text:p>2001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09" calcext:value-type="date">
            <text:p>9/9/2014</text:p>
          </table:table-cell>
          <table:table-cell table:style-name="ce9" office:value-type="float" office:value="1988.44" calcext:value-type="float">
            <text:p>1988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0" calcext:value-type="date">
            <text:p>9/10/2014</text:p>
          </table:table-cell>
          <table:table-cell table:style-name="ce9" office:value-type="float" office:value="1995.69" calcext:value-type="float">
            <text:p>1995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1" calcext:value-type="date">
            <text:p>9/11/2014</text:p>
          </table:table-cell>
          <table:table-cell table:style-name="ce9" office:value-type="float" office:value="1997.45" calcext:value-type="float">
            <text:p>1997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2" calcext:value-type="date">
            <text:p>9/12/2014</text:p>
          </table:table-cell>
          <table:table-cell table:style-name="ce9" office:value-type="float" office:value="1985.54" calcext:value-type="float">
            <text:p>1985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5" calcext:value-type="date">
            <text:p>9/15/2014</text:p>
          </table:table-cell>
          <table:table-cell table:style-name="ce9" office:value-type="float" office:value="1984.13" calcext:value-type="float">
            <text:p>1984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6" calcext:value-type="date">
            <text:p>9/16/2014</text:p>
          </table:table-cell>
          <table:table-cell table:style-name="ce9" office:value-type="float" office:value="1998.98" calcext:value-type="float">
            <text:p>1998.9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7" calcext:value-type="date">
            <text:p>9/17/2014</text:p>
          </table:table-cell>
          <table:table-cell table:style-name="ce9" office:value-type="float" office:value="2001.57" calcext:value-type="float">
            <text:p>2001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8" calcext:value-type="date">
            <text:p>9/18/2014</text:p>
          </table:table-cell>
          <table:table-cell table:style-name="ce9" office:value-type="float" office:value="2011.36" calcext:value-type="float">
            <text:p>2011.3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19" calcext:value-type="date">
            <text:p>9/19/2014</text:p>
          </table:table-cell>
          <table:table-cell table:style-name="ce9" office:value-type="float" office:value="2010.4" calcext:value-type="float">
            <text:p>2010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22" calcext:value-type="date">
            <text:p>9/22/2014</text:p>
          </table:table-cell>
          <table:table-cell table:style-name="ce9" office:value-type="float" office:value="1994.29" calcext:value-type="float">
            <text:p>1994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23" calcext:value-type="date">
            <text:p>9/23/2014</text:p>
          </table:table-cell>
          <table:table-cell table:style-name="ce9" office:value-type="float" office:value="1982.77" calcext:value-type="float">
            <text:p>1982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24" calcext:value-type="date">
            <text:p>9/24/2014</text:p>
          </table:table-cell>
          <table:table-cell table:style-name="ce9" office:value-type="float" office:value="1998.3" calcext:value-type="float">
            <text:p>1998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25" calcext:value-type="date">
            <text:p>9/25/2014</text:p>
          </table:table-cell>
          <table:table-cell table:style-name="ce9" office:value-type="float" office:value="1965.99" calcext:value-type="float">
            <text:p>1965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26" calcext:value-type="date">
            <text:p>9/26/2014</text:p>
          </table:table-cell>
          <table:table-cell table:style-name="ce9" office:value-type="float" office:value="1982.85" calcext:value-type="float">
            <text:p>1982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29" calcext:value-type="date">
            <text:p>9/29/2014</text:p>
          </table:table-cell>
          <table:table-cell table:style-name="ce9" office:value-type="float" office:value="1977.8" calcext:value-type="float">
            <text:p>1977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09-30" calcext:value-type="date">
            <text:p>9/30/2014</text:p>
          </table:table-cell>
          <table:table-cell table:style-name="ce9" office:value-type="float" office:value="1972.29" calcext:value-type="float">
            <text:p>1972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01" calcext:value-type="date">
            <text:p>10/1/2014</text:p>
          </table:table-cell>
          <table:table-cell table:style-name="ce9" office:value-type="float" office:value="1946.16" calcext:value-type="float">
            <text:p>1946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02" calcext:value-type="date">
            <text:p>10/2/2014</text:p>
          </table:table-cell>
          <table:table-cell table:style-name="ce9" office:value-type="float" office:value="1946.17" calcext:value-type="float">
            <text:p>1946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03" calcext:value-type="date">
            <text:p>10/3/2014</text:p>
          </table:table-cell>
          <table:table-cell table:style-name="ce9" office:value-type="float" office:value="1967.9" calcext:value-type="float">
            <text:p>1967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06" calcext:value-type="date">
            <text:p>10/6/2014</text:p>
          </table:table-cell>
          <table:table-cell table:style-name="ce9" office:value-type="float" office:value="1964.82" calcext:value-type="float">
            <text:p>1964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07" calcext:value-type="date">
            <text:p>10/7/2014</text:p>
          </table:table-cell>
          <table:table-cell table:style-name="ce9" office:value-type="float" office:value="1935.1" calcext:value-type="float">
            <text:p>1935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08" calcext:value-type="date">
            <text:p>10/8/2014</text:p>
          </table:table-cell>
          <table:table-cell table:style-name="ce9" office:value-type="float" office:value="1968.89" calcext:value-type="float">
            <text:p>1968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09" calcext:value-type="date">
            <text:p>10/9/2014</text:p>
          </table:table-cell>
          <table:table-cell table:style-name="ce9" office:value-type="float" office:value="1928.21" calcext:value-type="float">
            <text:p>1928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10" calcext:value-type="date">
            <text:p>10/10/2014</text:p>
          </table:table-cell>
          <table:table-cell table:style-name="ce9" office:value-type="float" office:value="1906.13" calcext:value-type="float">
            <text:p>1906.1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13" calcext:value-type="date">
            <text:p>10/13/2014</text:p>
          </table:table-cell>
          <table:table-cell table:style-name="ce9" office:value-type="float" office:value="1874.74" calcext:value-type="float">
            <text:p>1874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14" calcext:value-type="date">
            <text:p>10/14/2014</text:p>
          </table:table-cell>
          <table:table-cell table:style-name="ce9" office:value-type="float" office:value="1877.7" calcext:value-type="float">
            <text:p>1877.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15" calcext:value-type="date">
            <text:p>10/15/2014</text:p>
          </table:table-cell>
          <table:table-cell table:style-name="ce9" office:value-type="float" office:value="1862.49" calcext:value-type="float">
            <text:p>1862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16" calcext:value-type="date">
            <text:p>10/16/2014</text:p>
          </table:table-cell>
          <table:table-cell table:style-name="ce9" office:value-type="float" office:value="1862.76" calcext:value-type="float">
            <text:p>1862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17" calcext:value-type="date">
            <text:p>10/17/2014</text:p>
          </table:table-cell>
          <table:table-cell table:style-name="ce9" office:value-type="float" office:value="1886.76" calcext:value-type="float">
            <text:p>1886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0" calcext:value-type="date">
            <text:p>10/20/2014</text:p>
          </table:table-cell>
          <table:table-cell table:style-name="ce9" office:value-type="float" office:value="1904.01" calcext:value-type="float">
            <text:p>1904.0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1" calcext:value-type="date">
            <text:p>10/21/2014</text:p>
          </table:table-cell>
          <table:table-cell table:style-name="ce9" office:value-type="float" office:value="1941.28" calcext:value-type="float">
            <text:p>1941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2" calcext:value-type="date">
            <text:p>10/22/2014</text:p>
          </table:table-cell>
          <table:table-cell table:style-name="ce9" office:value-type="float" office:value="1927.11" calcext:value-type="float">
            <text:p>1927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3" calcext:value-type="date">
            <text:p>10/23/2014</text:p>
          </table:table-cell>
          <table:table-cell table:style-name="ce9" office:value-type="float" office:value="1950.82" calcext:value-type="float">
            <text:p>1950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4" calcext:value-type="date">
            <text:p>10/24/2014</text:p>
          </table:table-cell>
          <table:table-cell table:style-name="ce9" office:value-type="float" office:value="1964.58" calcext:value-type="float">
            <text:p>1964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7" calcext:value-type="date">
            <text:p>10/27/2014</text:p>
          </table:table-cell>
          <table:table-cell table:style-name="ce9" office:value-type="float" office:value="1961.63" calcext:value-type="float">
            <text:p>1961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8" calcext:value-type="date">
            <text:p>10/28/2014</text:p>
          </table:table-cell>
          <table:table-cell table:style-name="ce9" office:value-type="float" office:value="1985.05" calcext:value-type="float">
            <text:p>1985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29" calcext:value-type="date">
            <text:p>10/29/2014</text:p>
          </table:table-cell>
          <table:table-cell table:style-name="ce9" office:value-type="float" office:value="1982.3" calcext:value-type="float">
            <text:p>1982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30" calcext:value-type="date">
            <text:p>10/30/2014</text:p>
          </table:table-cell>
          <table:table-cell table:style-name="ce9" office:value-type="float" office:value="1994.65" calcext:value-type="float">
            <text:p>1994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0-31" calcext:value-type="date">
            <text:p>10/31/2014</text:p>
          </table:table-cell>
          <table:table-cell table:style-name="ce9" office:value-type="float" office:value="2018.05" calcext:value-type="float">
            <text:p>2018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03" calcext:value-type="date">
            <text:p>11/3/2014</text:p>
          </table:table-cell>
          <table:table-cell table:style-name="ce9" office:value-type="float" office:value="2017.81" calcext:value-type="float">
            <text:p>2017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04" calcext:value-type="date">
            <text:p>11/4/2014</text:p>
          </table:table-cell>
          <table:table-cell table:style-name="ce9" office:value-type="float" office:value="2012.1" calcext:value-type="float">
            <text:p>2012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05" calcext:value-type="date">
            <text:p>11/5/2014</text:p>
          </table:table-cell>
          <table:table-cell table:style-name="ce9" office:value-type="float" office:value="2023.57" calcext:value-type="float">
            <text:p>2023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06" calcext:value-type="date">
            <text:p>11/6/2014</text:p>
          </table:table-cell>
          <table:table-cell table:style-name="ce9" office:value-type="float" office:value="2031.21" calcext:value-type="float">
            <text:p>2031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07" calcext:value-type="date">
            <text:p>11/7/2014</text:p>
          </table:table-cell>
          <table:table-cell table:style-name="ce9" office:value-type="float" office:value="2031.92" calcext:value-type="float">
            <text:p>2031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0" calcext:value-type="date">
            <text:p>11/10/2014</text:p>
          </table:table-cell>
          <table:table-cell table:style-name="ce9" office:value-type="float" office:value="2038.26" calcext:value-type="float">
            <text:p>2038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1" calcext:value-type="date">
            <text:p>11/11/2014</text:p>
          </table:table-cell>
          <table:table-cell table:style-name="ce9" office:value-type="float" office:value="2039.68" calcext:value-type="float">
            <text:p>2039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2" calcext:value-type="date">
            <text:p>11/12/2014</text:p>
          </table:table-cell>
          <table:table-cell table:style-name="ce9" office:value-type="float" office:value="2038.25" calcext:value-type="float">
            <text:p>2038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3" calcext:value-type="date">
            <text:p>11/13/2014</text:p>
          </table:table-cell>
          <table:table-cell table:style-name="ce9" office:value-type="float" office:value="2039.33" calcext:value-type="float">
            <text:p>2039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4" calcext:value-type="date">
            <text:p>11/14/2014</text:p>
          </table:table-cell>
          <table:table-cell table:style-name="ce9" office:value-type="float" office:value="2039.82" calcext:value-type="float">
            <text:p>2039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7" calcext:value-type="date">
            <text:p>11/17/2014</text:p>
          </table:table-cell>
          <table:table-cell table:style-name="ce9" office:value-type="float" office:value="2041.32" calcext:value-type="float">
            <text:p>2041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8" calcext:value-type="date">
            <text:p>11/18/2014</text:p>
          </table:table-cell>
          <table:table-cell table:style-name="ce9" office:value-type="float" office:value="2051.8" calcext:value-type="float">
            <text:p>2051.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19" calcext:value-type="date">
            <text:p>11/19/2014</text:p>
          </table:table-cell>
          <table:table-cell table:style-name="ce9" office:value-type="float" office:value="2048.72" calcext:value-type="float">
            <text:p>2048.7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20" calcext:value-type="date">
            <text:p>11/20/2014</text:p>
          </table:table-cell>
          <table:table-cell table:style-name="ce9" office:value-type="float" office:value="2052.75" calcext:value-type="float">
            <text:p>2052.7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21" calcext:value-type="date">
            <text:p>11/21/2014</text:p>
          </table:table-cell>
          <table:table-cell table:style-name="ce9" office:value-type="float" office:value="2063.5" calcext:value-type="float">
            <text:p>2063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24" calcext:value-type="date">
            <text:p>11/24/2014</text:p>
          </table:table-cell>
          <table:table-cell table:style-name="ce9" office:value-type="float" office:value="2069.41" calcext:value-type="float">
            <text:p>2069.4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25" calcext:value-type="date">
            <text:p>11/25/2014</text:p>
          </table:table-cell>
          <table:table-cell table:style-name="ce9" office:value-type="float" office:value="2067.03" calcext:value-type="float">
            <text:p>2067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26" calcext:value-type="date">
            <text:p>11/26/2014</text:p>
          </table:table-cell>
          <table:table-cell table:style-name="ce9" office:value-type="float" office:value="2072.83" calcext:value-type="float">
            <text:p>207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27" calcext:value-type="date">
            <text:p>11/27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1-28" calcext:value-type="date">
            <text:p>11/28/2014</text:p>
          </table:table-cell>
          <table:table-cell table:style-name="ce9" office:value-type="float" office:value="2067.56" calcext:value-type="float">
            <text:p>2067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01" calcext:value-type="date">
            <text:p>12/1/2014</text:p>
          </table:table-cell>
          <table:table-cell table:style-name="ce9" office:value-type="float" office:value="2053.44" calcext:value-type="float">
            <text:p>2053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02" calcext:value-type="date">
            <text:p>12/2/2014</text:p>
          </table:table-cell>
          <table:table-cell table:style-name="ce9" office:value-type="float" office:value="2066.55" calcext:value-type="float">
            <text:p>2066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03" calcext:value-type="date">
            <text:p>12/3/2014</text:p>
          </table:table-cell>
          <table:table-cell table:style-name="ce9" office:value-type="float" office:value="2074.33" calcext:value-type="float">
            <text:p>2074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04" calcext:value-type="date">
            <text:p>12/4/2014</text:p>
          </table:table-cell>
          <table:table-cell table:style-name="ce9" office:value-type="float" office:value="2071.92" calcext:value-type="float">
            <text:p>2071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05" calcext:value-type="date">
            <text:p>12/5/2014</text:p>
          </table:table-cell>
          <table:table-cell table:style-name="ce9" office:value-type="float" office:value="2075.37" calcext:value-type="float">
            <text:p>2075.3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08" calcext:value-type="date">
            <text:p>12/8/2014</text:p>
          </table:table-cell>
          <table:table-cell table:style-name="ce9" office:value-type="float" office:value="2060.31" calcext:value-type="float">
            <text:p>2060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09" calcext:value-type="date">
            <text:p>12/9/2014</text:p>
          </table:table-cell>
          <table:table-cell table:style-name="ce9" office:value-type="float" office:value="2059.82" calcext:value-type="float">
            <text:p>2059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0" calcext:value-type="date">
            <text:p>12/10/2014</text:p>
          </table:table-cell>
          <table:table-cell table:style-name="ce9" office:value-type="float" office:value="2026.14" calcext:value-type="float">
            <text:p>2026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1" calcext:value-type="date">
            <text:p>12/11/2014</text:p>
          </table:table-cell>
          <table:table-cell table:style-name="ce9" office:value-type="float" office:value="2035.33" calcext:value-type="float">
            <text:p>2035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2" calcext:value-type="date">
            <text:p>12/12/2014</text:p>
          </table:table-cell>
          <table:table-cell table:style-name="ce9" office:value-type="float" office:value="2002.33" calcext:value-type="float">
            <text:p>2002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5" calcext:value-type="date">
            <text:p>12/15/2014</text:p>
          </table:table-cell>
          <table:table-cell table:style-name="ce9" office:value-type="float" office:value="1989.63" calcext:value-type="float">
            <text:p>1989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6" calcext:value-type="date">
            <text:p>12/16/2014</text:p>
          </table:table-cell>
          <table:table-cell table:style-name="ce9" office:value-type="float" office:value="1972.74" calcext:value-type="float">
            <text:p>1972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7" calcext:value-type="date">
            <text:p>12/17/2014</text:p>
          </table:table-cell>
          <table:table-cell table:style-name="ce9" office:value-type="float" office:value="2012.89" calcext:value-type="float">
            <text:p>2012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8" calcext:value-type="date">
            <text:p>12/18/2014</text:p>
          </table:table-cell>
          <table:table-cell table:style-name="ce9" office:value-type="float" office:value="2061.23" calcext:value-type="float">
            <text:p>2061.2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19" calcext:value-type="date">
            <text:p>12/19/2014</text:p>
          </table:table-cell>
          <table:table-cell table:style-name="ce9" office:value-type="float" office:value="2070.65" calcext:value-type="float">
            <text:p>2070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22" calcext:value-type="date">
            <text:p>12/22/2014</text:p>
          </table:table-cell>
          <table:table-cell table:style-name="ce9" office:value-type="float" office:value="2078.54" calcext:value-type="float">
            <text:p>2078.5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23" calcext:value-type="date">
            <text:p>12/23/2014</text:p>
          </table:table-cell>
          <table:table-cell table:style-name="ce9" office:value-type="float" office:value="2082.17" calcext:value-type="float">
            <text:p>2082.1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24" calcext:value-type="date">
            <text:p>12/24/2014</text:p>
          </table:table-cell>
          <table:table-cell table:style-name="ce9" office:value-type="float" office:value="2081.88" calcext:value-type="float">
            <text:p>2081.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25" calcext:value-type="date">
            <text:p>12/25/2014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26" calcext:value-type="date">
            <text:p>12/26/2014</text:p>
          </table:table-cell>
          <table:table-cell table:style-name="ce9" office:value-type="float" office:value="2088.77" calcext:value-type="float">
            <text:p>2088.7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29" calcext:value-type="date">
            <text:p>12/29/2014</text:p>
          </table:table-cell>
          <table:table-cell table:style-name="ce9" office:value-type="float" office:value="2090.57" calcext:value-type="float">
            <text:p>2090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30" calcext:value-type="date">
            <text:p>12/30/2014</text:p>
          </table:table-cell>
          <table:table-cell table:style-name="ce9" office:value-type="float" office:value="2080.35" calcext:value-type="float">
            <text:p>2080.3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4-12-31" calcext:value-type="date">
            <text:p>12/31/2014</text:p>
          </table:table-cell>
          <table:table-cell table:style-name="ce9" office:value-type="float" office:value="2058.9" calcext:value-type="float">
            <text:p>2058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01" calcext:value-type="date">
            <text:p>1/1/201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02" calcext:value-type="date">
            <text:p>1/2/2015</text:p>
          </table:table-cell>
          <table:table-cell table:style-name="ce9" office:value-type="float" office:value="2058.2" calcext:value-type="float">
            <text:p>2058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05" calcext:value-type="date">
            <text:p>1/5/2015</text:p>
          </table:table-cell>
          <table:table-cell table:style-name="ce9" office:value-type="float" office:value="2020.58" calcext:value-type="float">
            <text:p>2020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06" calcext:value-type="date">
            <text:p>1/6/2015</text:p>
          </table:table-cell>
          <table:table-cell table:style-name="ce9" office:value-type="float" office:value="2002.61" calcext:value-type="float">
            <text:p>2002.6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07" calcext:value-type="date">
            <text:p>1/7/2015</text:p>
          </table:table-cell>
          <table:table-cell table:style-name="ce9" office:value-type="float" office:value="2025.9" calcext:value-type="float">
            <text:p>2025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08" calcext:value-type="date">
            <text:p>1/8/2015</text:p>
          </table:table-cell>
          <table:table-cell table:style-name="ce9" office:value-type="float" office:value="2062.14" calcext:value-type="float">
            <text:p>2062.1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09" calcext:value-type="date">
            <text:p>1/9/2015</text:p>
          </table:table-cell>
          <table:table-cell table:style-name="ce9" office:value-type="float" office:value="2044.81" calcext:value-type="float">
            <text:p>2044.8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12" calcext:value-type="date">
            <text:p>1/12/2015</text:p>
          </table:table-cell>
          <table:table-cell table:style-name="ce9" office:value-type="float" office:value="2028.26" calcext:value-type="float">
            <text:p>2028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13" calcext:value-type="date">
            <text:p>1/13/2015</text:p>
          </table:table-cell>
          <table:table-cell table:style-name="ce9" office:value-type="float" office:value="2023.03" calcext:value-type="float">
            <text:p>2023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14" calcext:value-type="date">
            <text:p>1/14/2015</text:p>
          </table:table-cell>
          <table:table-cell table:style-name="ce9" office:value-type="float" office:value="2011.27" calcext:value-type="float">
            <text:p>2011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15" calcext:value-type="date">
            <text:p>1/15/2015</text:p>
          </table:table-cell>
          <table:table-cell table:style-name="ce9" office:value-type="float" office:value="1992.67" calcext:value-type="float">
            <text:p>1992.6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16" calcext:value-type="date">
            <text:p>1/16/2015</text:p>
          </table:table-cell>
          <table:table-cell table:style-name="ce9" office:value-type="float" office:value="2019.42" calcext:value-type="float">
            <text:p>2019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19" calcext:value-type="date">
            <text:p>1/19/201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0" calcext:value-type="date">
            <text:p>1/20/2015</text:p>
          </table:table-cell>
          <table:table-cell table:style-name="ce9" office:value-type="float" office:value="2022.55" calcext:value-type="float">
            <text:p>2022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1" calcext:value-type="date">
            <text:p>1/21/2015</text:p>
          </table:table-cell>
          <table:table-cell table:style-name="ce9" office:value-type="float" office:value="2032.12" calcext:value-type="float">
            <text:p>2032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2" calcext:value-type="date">
            <text:p>1/22/2015</text:p>
          </table:table-cell>
          <table:table-cell table:style-name="ce9" office:value-type="float" office:value="2063.15" calcext:value-type="float">
            <text:p>2063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3" calcext:value-type="date">
            <text:p>1/23/2015</text:p>
          </table:table-cell>
          <table:table-cell table:style-name="ce9" office:value-type="float" office:value="2051.82" calcext:value-type="float">
            <text:p>2051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6" calcext:value-type="date">
            <text:p>1/26/2015</text:p>
          </table:table-cell>
          <table:table-cell table:style-name="ce9" office:value-type="float" office:value="2057.09" calcext:value-type="float">
            <text:p>2057.0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7" calcext:value-type="date">
            <text:p>1/27/2015</text:p>
          </table:table-cell>
          <table:table-cell table:style-name="ce9" office:value-type="float" office:value="2029.55" calcext:value-type="float">
            <text:p>2029.5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8" calcext:value-type="date">
            <text:p>1/28/2015</text:p>
          </table:table-cell>
          <table:table-cell table:style-name="ce9" office:value-type="float" office:value="2002.16" calcext:value-type="float">
            <text:p>2002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29" calcext:value-type="date">
            <text:p>1/29/2015</text:p>
          </table:table-cell>
          <table:table-cell table:style-name="ce9" office:value-type="float" office:value="2021.25" calcext:value-type="float">
            <text:p>2021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1-30" calcext:value-type="date">
            <text:p>1/30/2015</text:p>
          </table:table-cell>
          <table:table-cell table:style-name="ce9" office:value-type="float" office:value="1994.99" calcext:value-type="float">
            <text:p>1994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02" calcext:value-type="date">
            <text:p>2/2/2015</text:p>
          </table:table-cell>
          <table:table-cell table:style-name="ce9" office:value-type="float" office:value="2020.85" calcext:value-type="float">
            <text:p>2020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03" calcext:value-type="date">
            <text:p>2/3/2015</text:p>
          </table:table-cell>
          <table:table-cell table:style-name="ce9" office:value-type="float" office:value="2050.03" calcext:value-type="float">
            <text:p>2050.0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04" calcext:value-type="date">
            <text:p>2/4/2015</text:p>
          </table:table-cell>
          <table:table-cell table:style-name="ce9" office:value-type="float" office:value="2041.51" calcext:value-type="float">
            <text:p>2041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05" calcext:value-type="date">
            <text:p>2/5/2015</text:p>
          </table:table-cell>
          <table:table-cell table:style-name="ce9" office:value-type="float" office:value="2062.52" calcext:value-type="float">
            <text:p>2062.5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06" calcext:value-type="date">
            <text:p>2/6/2015</text:p>
          </table:table-cell>
          <table:table-cell table:style-name="ce9" office:value-type="float" office:value="2055.47" calcext:value-type="float">
            <text:p>2055.4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09" calcext:value-type="date">
            <text:p>2/9/2015</text:p>
          </table:table-cell>
          <table:table-cell table:style-name="ce9" office:value-type="float" office:value="2046.74" calcext:value-type="float">
            <text:p>2046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0" calcext:value-type="date">
            <text:p>2/10/2015</text:p>
          </table:table-cell>
          <table:table-cell table:style-name="ce9" office:value-type="float" office:value="2068.59" calcext:value-type="float">
            <text:p>2068.5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1" calcext:value-type="date">
            <text:p>2/11/2015</text:p>
          </table:table-cell>
          <table:table-cell table:style-name="ce9" office:value-type="float" office:value="2068.53" calcext:value-type="float">
            <text:p>2068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2" calcext:value-type="date">
            <text:p>2/12/2015</text:p>
          </table:table-cell>
          <table:table-cell table:style-name="ce9" office:value-type="float" office:value="2088.48" calcext:value-type="float">
            <text:p>2088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3" calcext:value-type="date">
            <text:p>2/13/2015</text:p>
          </table:table-cell>
          <table:table-cell table:style-name="ce9" office:value-type="float" office:value="2096.99" calcext:value-type="float">
            <text:p>2096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6" calcext:value-type="date">
            <text:p>2/16/201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7" calcext:value-type="date">
            <text:p>2/17/2015</text:p>
          </table:table-cell>
          <table:table-cell table:style-name="ce9" office:value-type="float" office:value="2100.34" calcext:value-type="float">
            <text:p>2100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8" calcext:value-type="date">
            <text:p>2/18/2015</text:p>
          </table:table-cell>
          <table:table-cell table:style-name="ce9" office:value-type="float" office:value="2099.68" calcext:value-type="float">
            <text:p>2099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19" calcext:value-type="date">
            <text:p>2/19/2015</text:p>
          </table:table-cell>
          <table:table-cell table:style-name="ce9" office:value-type="float" office:value="2097.45" calcext:value-type="float">
            <text:p>2097.4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20" calcext:value-type="date">
            <text:p>2/20/2015</text:p>
          </table:table-cell>
          <table:table-cell table:style-name="ce9" office:value-type="float" office:value="2110.3" calcext:value-type="float">
            <text:p>2110.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23" calcext:value-type="date">
            <text:p>2/23/2015</text:p>
          </table:table-cell>
          <table:table-cell table:style-name="ce9" office:value-type="float" office:value="2109.66" calcext:value-type="float">
            <text:p>2109.6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24" calcext:value-type="date">
            <text:p>2/24/2015</text:p>
          </table:table-cell>
          <table:table-cell table:style-name="ce9" office:value-type="float" office:value="2115.48" calcext:value-type="float">
            <text:p>2115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25" calcext:value-type="date">
            <text:p>2/25/2015</text:p>
          </table:table-cell>
          <table:table-cell table:style-name="ce9" office:value-type="float" office:value="2113.86" calcext:value-type="float">
            <text:p>2113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26" calcext:value-type="date">
            <text:p>2/26/2015</text:p>
          </table:table-cell>
          <table:table-cell table:style-name="ce9" office:value-type="float" office:value="2110.74" calcext:value-type="float">
            <text:p>2110.7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2-27" calcext:value-type="date">
            <text:p>2/27/2015</text:p>
          </table:table-cell>
          <table:table-cell table:style-name="ce9" office:value-type="float" office:value="2104.5" calcext:value-type="float">
            <text:p>2104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02" calcext:value-type="date">
            <text:p>3/2/2015</text:p>
          </table:table-cell>
          <table:table-cell table:style-name="ce9" office:value-type="float" office:value="2117.39" calcext:value-type="float">
            <text:p>2117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03" calcext:value-type="date">
            <text:p>3/3/2015</text:p>
          </table:table-cell>
          <table:table-cell table:style-name="ce9" office:value-type="float" office:value="2107.78" calcext:value-type="float">
            <text:p>2107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04" calcext:value-type="date">
            <text:p>3/4/2015</text:p>
          </table:table-cell>
          <table:table-cell table:style-name="ce9" office:value-type="float" office:value="2098.53" calcext:value-type="float">
            <text:p>2098.5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05" calcext:value-type="date">
            <text:p>3/5/2015</text:p>
          </table:table-cell>
          <table:table-cell table:style-name="ce9" office:value-type="float" office:value="2101.04" calcext:value-type="float">
            <text:p>2101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06" calcext:value-type="date">
            <text:p>3/6/2015</text:p>
          </table:table-cell>
          <table:table-cell table:style-name="ce9" office:value-type="float" office:value="2071.26" calcext:value-type="float">
            <text:p>2071.2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09" calcext:value-type="date">
            <text:p>3/9/2015</text:p>
          </table:table-cell>
          <table:table-cell table:style-name="ce9" office:value-type="float" office:value="2079.43" calcext:value-type="float">
            <text:p>2079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0" calcext:value-type="date">
            <text:p>3/10/2015</text:p>
          </table:table-cell>
          <table:table-cell table:style-name="ce9" office:value-type="float" office:value="2044.16" calcext:value-type="float">
            <text:p>2044.1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1" calcext:value-type="date">
            <text:p>3/11/2015</text:p>
          </table:table-cell>
          <table:table-cell table:style-name="ce9" office:value-type="float" office:value="2040.24" calcext:value-type="float">
            <text:p>2040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2" calcext:value-type="date">
            <text:p>3/12/2015</text:p>
          </table:table-cell>
          <table:table-cell table:style-name="ce9" office:value-type="float" office:value="2065.95" calcext:value-type="float">
            <text:p>2065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3" calcext:value-type="date">
            <text:p>3/13/2015</text:p>
          </table:table-cell>
          <table:table-cell table:style-name="ce9" office:value-type="float" office:value="2053.4" calcext:value-type="float">
            <text:p>2053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6" calcext:value-type="date">
            <text:p>3/16/2015</text:p>
          </table:table-cell>
          <table:table-cell table:style-name="ce9" office:value-type="float" office:value="2081.19" calcext:value-type="float">
            <text:p>2081.1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7" calcext:value-type="date">
            <text:p>3/17/2015</text:p>
          </table:table-cell>
          <table:table-cell table:style-name="ce9" office:value-type="float" office:value="2074.28" calcext:value-type="float">
            <text:p>2074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8" calcext:value-type="date">
            <text:p>3/18/2015</text:p>
          </table:table-cell>
          <table:table-cell table:style-name="ce9" office:value-type="float" office:value="2099.5" calcext:value-type="float">
            <text:p>2099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19" calcext:value-type="date">
            <text:p>3/19/2015</text:p>
          </table:table-cell>
          <table:table-cell table:style-name="ce9" office:value-type="float" office:value="2089.27" calcext:value-type="float">
            <text:p>2089.2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20" calcext:value-type="date">
            <text:p>3/20/2015</text:p>
          </table:table-cell>
          <table:table-cell table:style-name="ce9" office:value-type="float" office:value="2108.1" calcext:value-type="float">
            <text:p>2108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23" calcext:value-type="date">
            <text:p>3/23/2015</text:p>
          </table:table-cell>
          <table:table-cell table:style-name="ce9" office:value-type="float" office:value="2104.42" calcext:value-type="float">
            <text:p>2104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24" calcext:value-type="date">
            <text:p>3/24/2015</text:p>
          </table:table-cell>
          <table:table-cell table:style-name="ce9" office:value-type="float" office:value="2091.5" calcext:value-type="float">
            <text:p>2091.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25" calcext:value-type="date">
            <text:p>3/25/2015</text:p>
          </table:table-cell>
          <table:table-cell table:style-name="ce9" office:value-type="float" office:value="2061.05" calcext:value-type="float">
            <text:p>2061.0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26" calcext:value-type="date">
            <text:p>3/26/2015</text:p>
          </table:table-cell>
          <table:table-cell table:style-name="ce9" office:value-type="float" office:value="2056.15" calcext:value-type="float">
            <text:p>2056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27" calcext:value-type="date">
            <text:p>3/27/2015</text:p>
          </table:table-cell>
          <table:table-cell table:style-name="ce9" office:value-type="float" office:value="2061.02" calcext:value-type="float">
            <text:p>2061.0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30" calcext:value-type="date">
            <text:p>3/30/2015</text:p>
          </table:table-cell>
          <table:table-cell table:style-name="ce9" office:value-type="float" office:value="2086.24" calcext:value-type="float">
            <text:p>2086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3-31" calcext:value-type="date">
            <text:p>3/31/2015</text:p>
          </table:table-cell>
          <table:table-cell table:style-name="ce9" office:value-type="float" office:value="2067.89" calcext:value-type="float">
            <text:p>2067.8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01" calcext:value-type="date">
            <text:p>4/1/2015</text:p>
          </table:table-cell>
          <table:table-cell table:style-name="ce9" office:value-type="float" office:value="2059.69" calcext:value-type="float">
            <text:p>2059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02" calcext:value-type="date">
            <text:p>4/2/2015</text:p>
          </table:table-cell>
          <table:table-cell table:style-name="ce9" office:value-type="float" office:value="2066.96" calcext:value-type="float">
            <text:p>2066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03" calcext:value-type="date">
            <text:p>4/3/201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06" calcext:value-type="date">
            <text:p>4/6/2015</text:p>
          </table:table-cell>
          <table:table-cell table:style-name="ce9" office:value-type="float" office:value="2080.62" calcext:value-type="float">
            <text:p>2080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07" calcext:value-type="date">
            <text:p>4/7/2015</text:p>
          </table:table-cell>
          <table:table-cell table:style-name="ce9" office:value-type="float" office:value="2076.33" calcext:value-type="float">
            <text:p>2076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08" calcext:value-type="date">
            <text:p>4/8/2015</text:p>
          </table:table-cell>
          <table:table-cell table:style-name="ce9" office:value-type="float" office:value="2081.9" calcext:value-type="float">
            <text:p>2081.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09" calcext:value-type="date">
            <text:p>4/9/2015</text:p>
          </table:table-cell>
          <table:table-cell table:style-name="ce9" office:value-type="float" office:value="2091.18" calcext:value-type="float">
            <text:p>2091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10" calcext:value-type="date">
            <text:p>4/10/2015</text:p>
          </table:table-cell>
          <table:table-cell table:style-name="ce9" office:value-type="float" office:value="2102.06" calcext:value-type="float">
            <text:p>2102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13" calcext:value-type="date">
            <text:p>4/13/2015</text:p>
          </table:table-cell>
          <table:table-cell table:style-name="ce9" office:value-type="float" office:value="2092.43" calcext:value-type="float">
            <text:p>2092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14" calcext:value-type="date">
            <text:p>4/14/2015</text:p>
          </table:table-cell>
          <table:table-cell table:style-name="ce9" office:value-type="float" office:value="2095.84" calcext:value-type="float">
            <text:p>2095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15" calcext:value-type="date">
            <text:p>4/15/2015</text:p>
          </table:table-cell>
          <table:table-cell table:style-name="ce9" office:value-type="float" office:value="2106.63" calcext:value-type="float">
            <text:p>2106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16" calcext:value-type="date">
            <text:p>4/16/2015</text:p>
          </table:table-cell>
          <table:table-cell table:style-name="ce9" office:value-type="float" office:value="2104.99" calcext:value-type="float">
            <text:p>2104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17" calcext:value-type="date">
            <text:p>4/17/2015</text:p>
          </table:table-cell>
          <table:table-cell table:style-name="ce9" office:value-type="float" office:value="2081.18" calcext:value-type="float">
            <text:p>2081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0" calcext:value-type="date">
            <text:p>4/20/2015</text:p>
          </table:table-cell>
          <table:table-cell table:style-name="ce9" office:value-type="float" office:value="2100.4" calcext:value-type="float">
            <text:p>2100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1" calcext:value-type="date">
            <text:p>4/21/2015</text:p>
          </table:table-cell>
          <table:table-cell table:style-name="ce9" office:value-type="float" office:value="2097.29" calcext:value-type="float">
            <text:p>2097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2" calcext:value-type="date">
            <text:p>4/22/2015</text:p>
          </table:table-cell>
          <table:table-cell table:style-name="ce9" office:value-type="float" office:value="2107.96" calcext:value-type="float">
            <text:p>2107.9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3" calcext:value-type="date">
            <text:p>4/23/2015</text:p>
          </table:table-cell>
          <table:table-cell table:style-name="ce9" office:value-type="float" office:value="2112.93" calcext:value-type="float">
            <text:p>2112.9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4" calcext:value-type="date">
            <text:p>4/24/2015</text:p>
          </table:table-cell>
          <table:table-cell table:style-name="ce9" office:value-type="float" office:value="2117.69" calcext:value-type="float">
            <text:p>2117.6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7" calcext:value-type="date">
            <text:p>4/27/2015</text:p>
          </table:table-cell>
          <table:table-cell table:style-name="ce9" office:value-type="float" office:value="2108.92" calcext:value-type="float">
            <text:p>2108.9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8" calcext:value-type="date">
            <text:p>4/28/2015</text:p>
          </table:table-cell>
          <table:table-cell table:style-name="ce9" office:value-type="float" office:value="2114.76" calcext:value-type="float">
            <text:p>2114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29" calcext:value-type="date">
            <text:p>4/29/2015</text:p>
          </table:table-cell>
          <table:table-cell table:style-name="ce9" office:value-type="float" office:value="2106.85" calcext:value-type="float">
            <text:p>2106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4-30" calcext:value-type="date">
            <text:p>4/30/2015</text:p>
          </table:table-cell>
          <table:table-cell table:style-name="ce9" office:value-type="float" office:value="2085.51" calcext:value-type="float">
            <text:p>2085.5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01" calcext:value-type="date">
            <text:p>5/1/2015</text:p>
          </table:table-cell>
          <table:table-cell table:style-name="ce9" office:value-type="float" office:value="2108.29" calcext:value-type="float">
            <text:p>2108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04" calcext:value-type="date">
            <text:p>5/4/2015</text:p>
          </table:table-cell>
          <table:table-cell table:style-name="ce9" office:value-type="float" office:value="2114.49" calcext:value-type="float">
            <text:p>2114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05" calcext:value-type="date">
            <text:p>5/5/2015</text:p>
          </table:table-cell>
          <table:table-cell table:style-name="ce9" office:value-type="float" office:value="2089.46" calcext:value-type="float">
            <text:p>2089.4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06" calcext:value-type="date">
            <text:p>5/6/2015</text:p>
          </table:table-cell>
          <table:table-cell table:style-name="ce9" office:value-type="float" office:value="2080.15" calcext:value-type="float">
            <text:p>2080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07" calcext:value-type="date">
            <text:p>5/7/2015</text:p>
          </table:table-cell>
          <table:table-cell table:style-name="ce9" office:value-type="float" office:value="2088" calcext:value-type="float">
            <text:p>208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08" calcext:value-type="date">
            <text:p>5/8/2015</text:p>
          </table:table-cell>
          <table:table-cell table:style-name="ce9" office:value-type="float" office:value="2116.1" calcext:value-type="float">
            <text:p>2116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11" calcext:value-type="date">
            <text:p>5/11/2015</text:p>
          </table:table-cell>
          <table:table-cell table:style-name="ce9" office:value-type="float" office:value="2105.33" calcext:value-type="float">
            <text:p>2105.3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12" calcext:value-type="date">
            <text:p>5/12/2015</text:p>
          </table:table-cell>
          <table:table-cell table:style-name="ce9" office:value-type="float" office:value="2099.12" calcext:value-type="float">
            <text:p>2099.1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13" calcext:value-type="date">
            <text:p>5/13/2015</text:p>
          </table:table-cell>
          <table:table-cell table:style-name="ce9" office:value-type="float" office:value="2098.48" calcext:value-type="float">
            <text:p>2098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14" calcext:value-type="date">
            <text:p>5/14/2015</text:p>
          </table:table-cell>
          <table:table-cell table:style-name="ce9" office:value-type="float" office:value="2121.1" calcext:value-type="float">
            <text:p>2121.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15" calcext:value-type="date">
            <text:p>5/15/2015</text:p>
          </table:table-cell>
          <table:table-cell table:style-name="ce9" office:value-type="float" office:value="2122.73" calcext:value-type="float">
            <text:p>2122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18" calcext:value-type="date">
            <text:p>5/18/2015</text:p>
          </table:table-cell>
          <table:table-cell table:style-name="ce9" office:value-type="float" office:value="2129.2" calcext:value-type="float">
            <text:p>2129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19" calcext:value-type="date">
            <text:p>5/19/2015</text:p>
          </table:table-cell>
          <table:table-cell table:style-name="ce9" office:value-type="float" office:value="2127.83" calcext:value-type="float">
            <text:p>2127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0" calcext:value-type="date">
            <text:p>5/20/2015</text:p>
          </table:table-cell>
          <table:table-cell table:style-name="ce9" office:value-type="float" office:value="2125.85" calcext:value-type="float">
            <text:p>2125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1" calcext:value-type="date">
            <text:p>5/21/2015</text:p>
          </table:table-cell>
          <table:table-cell table:style-name="ce9" office:value-type="float" office:value="2130.82" calcext:value-type="float">
            <text:p>2130.8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2" calcext:value-type="date">
            <text:p>5/22/2015</text:p>
          </table:table-cell>
          <table:table-cell table:style-name="ce9" office:value-type="float" office:value="2126.06" calcext:value-type="float">
            <text:p>2126.0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5" calcext:value-type="date">
            <text:p>5/25/201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6" calcext:value-type="date">
            <text:p>5/26/2015</text:p>
          </table:table-cell>
          <table:table-cell table:style-name="ce9" office:value-type="float" office:value="2104.2" calcext:value-type="float">
            <text:p>2104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7" calcext:value-type="date">
            <text:p>5/27/2015</text:p>
          </table:table-cell>
          <table:table-cell table:style-name="ce9" office:value-type="float" office:value="2123.48" calcext:value-type="float">
            <text:p>2123.4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8" calcext:value-type="date">
            <text:p>5/28/2015</text:p>
          </table:table-cell>
          <table:table-cell table:style-name="ce9" office:value-type="float" office:value="2120.79" calcext:value-type="float">
            <text:p>2120.7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5-29" calcext:value-type="date">
            <text:p>5/29/2015</text:p>
          </table:table-cell>
          <table:table-cell table:style-name="ce9" office:value-type="float" office:value="2107.39" calcext:value-type="float">
            <text:p>2107.3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01" calcext:value-type="date">
            <text:p>6/1/2015</text:p>
          </table:table-cell>
          <table:table-cell table:style-name="ce9" office:value-type="float" office:value="2111.73" calcext:value-type="float">
            <text:p>2111.7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02" calcext:value-type="date">
            <text:p>6/2/2015</text:p>
          </table:table-cell>
          <table:table-cell table:style-name="ce9" office:value-type="float" office:value="2109.6" calcext:value-type="float">
            <text:p>2109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03" calcext:value-type="date">
            <text:p>6/3/2015</text:p>
          </table:table-cell>
          <table:table-cell table:style-name="ce9" office:value-type="float" office:value="2114.07" calcext:value-type="float">
            <text:p>2114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04" calcext:value-type="date">
            <text:p>6/4/2015</text:p>
          </table:table-cell>
          <table:table-cell table:style-name="ce9" office:value-type="float" office:value="2095.84" calcext:value-type="float">
            <text:p>2095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05" calcext:value-type="date">
            <text:p>6/5/2015</text:p>
          </table:table-cell>
          <table:table-cell table:style-name="ce9" office:value-type="float" office:value="2092.83" calcext:value-type="float">
            <text:p>2092.8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08" calcext:value-type="date">
            <text:p>6/8/2015</text:p>
          </table:table-cell>
          <table:table-cell table:style-name="ce9" office:value-type="float" office:value="2079.28" calcext:value-type="float">
            <text:p>2079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09" calcext:value-type="date">
            <text:p>6/9/2015</text:p>
          </table:table-cell>
          <table:table-cell table:style-name="ce9" office:value-type="float" office:value="2080.15" calcext:value-type="float">
            <text:p>2080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0" calcext:value-type="date">
            <text:p>6/10/2015</text:p>
          </table:table-cell>
          <table:table-cell table:style-name="ce9" office:value-type="float" office:value="2105.2" calcext:value-type="float">
            <text:p>2105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1" calcext:value-type="date">
            <text:p>6/11/2015</text:p>
          </table:table-cell>
          <table:table-cell table:style-name="ce9" office:value-type="float" office:value="2108.86" calcext:value-type="float">
            <text:p>2108.8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2" calcext:value-type="date">
            <text:p>6/12/2015</text:p>
          </table:table-cell>
          <table:table-cell table:style-name="ce9" office:value-type="float" office:value="2094.11" calcext:value-type="float">
            <text:p>2094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5" calcext:value-type="date">
            <text:p>6/15/2015</text:p>
          </table:table-cell>
          <table:table-cell table:style-name="ce9" office:value-type="float" office:value="2084.43" calcext:value-type="float">
            <text:p>2084.4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6" calcext:value-type="date">
            <text:p>6/16/2015</text:p>
          </table:table-cell>
          <table:table-cell table:style-name="ce9" office:value-type="float" office:value="2096.29" calcext:value-type="float">
            <text:p>2096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7" calcext:value-type="date">
            <text:p>6/17/2015</text:p>
          </table:table-cell>
          <table:table-cell table:style-name="ce9" office:value-type="float" office:value="2100.44" calcext:value-type="float">
            <text:p>2100.4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8" calcext:value-type="date">
            <text:p>6/18/2015</text:p>
          </table:table-cell>
          <table:table-cell table:style-name="ce9" office:value-type="float" office:value="2121.24" calcext:value-type="float">
            <text:p>2121.2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19" calcext:value-type="date">
            <text:p>6/19/2015</text:p>
          </table:table-cell>
          <table:table-cell table:style-name="ce9" office:value-type="float" office:value="2109.99" calcext:value-type="float">
            <text:p>2109.9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22" calcext:value-type="date">
            <text:p>6/22/2015</text:p>
          </table:table-cell>
          <table:table-cell table:style-name="ce9" office:value-type="float" office:value="2122.85" calcext:value-type="float">
            <text:p>2122.8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23" calcext:value-type="date">
            <text:p>6/23/2015</text:p>
          </table:table-cell>
          <table:table-cell table:style-name="ce9" office:value-type="float" office:value="2124.2" calcext:value-type="float">
            <text:p>2124.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24" calcext:value-type="date">
            <text:p>6/24/2015</text:p>
          </table:table-cell>
          <table:table-cell table:style-name="ce9" office:value-type="float" office:value="2108.58" calcext:value-type="float">
            <text:p>2108.5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25" calcext:value-type="date">
            <text:p>6/25/2015</text:p>
          </table:table-cell>
          <table:table-cell table:style-name="ce9" office:value-type="float" office:value="2102.31" calcext:value-type="float">
            <text:p>2102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26" calcext:value-type="date">
            <text:p>6/26/2015</text:p>
          </table:table-cell>
          <table:table-cell table:style-name="ce9" office:value-type="float" office:value="2101.49" calcext:value-type="float">
            <text:p>2101.4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29" calcext:value-type="date">
            <text:p>6/29/2015</text:p>
          </table:table-cell>
          <table:table-cell table:style-name="ce9" office:value-type="float" office:value="2057.64" calcext:value-type="float">
            <text:p>2057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6-30" calcext:value-type="date">
            <text:p>6/30/2015</text:p>
          </table:table-cell>
          <table:table-cell table:style-name="ce9" office:value-type="float" office:value="2063.11" calcext:value-type="float">
            <text:p>2063.1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01" calcext:value-type="date">
            <text:p>7/1/2015</text:p>
          </table:table-cell>
          <table:table-cell table:style-name="ce9" office:value-type="float" office:value="2077.42" calcext:value-type="float">
            <text:p>2077.4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02" calcext:value-type="date">
            <text:p>7/2/2015</text:p>
          </table:table-cell>
          <table:table-cell table:style-name="ce9" office:value-type="float" office:value="2076.78" calcext:value-type="float">
            <text:p>2076.7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03" calcext:value-type="date">
            <text:p>7/3/2015</text:p>
          </table:table-cell>
          <table:table-cell table:style-name="ce9" table:formula="of:=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06" calcext:value-type="date">
            <text:p>7/6/2015</text:p>
          </table:table-cell>
          <table:table-cell table:style-name="ce9" office:value-type="float" office:value="2068.76" calcext:value-type="float">
            <text:p>2068.7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07" calcext:value-type="date">
            <text:p>7/7/2015</text:p>
          </table:table-cell>
          <table:table-cell table:style-name="ce9" office:value-type="float" office:value="2081.34" calcext:value-type="float">
            <text:p>2081.3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08" calcext:value-type="date">
            <text:p>7/8/2015</text:p>
          </table:table-cell>
          <table:table-cell table:style-name="ce9" office:value-type="float" office:value="2046.68" calcext:value-type="float">
            <text:p>2046.6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09" calcext:value-type="date">
            <text:p>7/9/2015</text:p>
          </table:table-cell>
          <table:table-cell table:style-name="ce9" office:value-type="float" office:value="2051.31" calcext:value-type="float">
            <text:p>2051.3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10" calcext:value-type="date">
            <text:p>7/10/2015</text:p>
          </table:table-cell>
          <table:table-cell table:style-name="ce9" office:value-type="float" office:value="2076.62" calcext:value-type="float">
            <text:p>2076.6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13" calcext:value-type="date">
            <text:p>7/13/2015</text:p>
          </table:table-cell>
          <table:table-cell table:style-name="ce9" office:value-type="float" office:value="2099.6" calcext:value-type="float">
            <text:p>2099.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14" calcext:value-type="date">
            <text:p>7/14/2015</text:p>
          </table:table-cell>
          <table:table-cell table:style-name="ce9" office:value-type="float" office:value="2108.95" calcext:value-type="float">
            <text:p>2108.9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15" calcext:value-type="date">
            <text:p>7/15/2015</text:p>
          </table:table-cell>
          <table:table-cell table:style-name="ce9" office:value-type="float" office:value="2107.4" calcext:value-type="float">
            <text:p>2107.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16" calcext:value-type="date">
            <text:p>7/16/2015</text:p>
          </table:table-cell>
          <table:table-cell table:style-name="ce9" office:value-type="float" office:value="2124.29" calcext:value-type="float">
            <text:p>2124.29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17" calcext:value-type="date">
            <text:p>7/17/2015</text:p>
          </table:table-cell>
          <table:table-cell table:style-name="ce9" office:value-type="float" office:value="2126.64" calcext:value-type="float">
            <text:p>2126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0" calcext:value-type="date">
            <text:p>7/20/2015</text:p>
          </table:table-cell>
          <table:table-cell table:style-name="ce9" office:value-type="float" office:value="2128.28" calcext:value-type="float">
            <text:p>2128.2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1" calcext:value-type="date">
            <text:p>7/21/2015</text:p>
          </table:table-cell>
          <table:table-cell table:style-name="ce9" office:value-type="float" office:value="2119.21" calcext:value-type="float">
            <text:p>2119.21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2" calcext:value-type="date">
            <text:p>7/22/2015</text:p>
          </table:table-cell>
          <table:table-cell table:style-name="ce9" office:value-type="float" office:value="2114.15" calcext:value-type="float">
            <text:p>2114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3" calcext:value-type="date">
            <text:p>7/23/2015</text:p>
          </table:table-cell>
          <table:table-cell table:style-name="ce9" office:value-type="float" office:value="2102.15" calcext:value-type="float">
            <text:p>2102.1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4" calcext:value-type="date">
            <text:p>7/24/2015</text:p>
          </table:table-cell>
          <table:table-cell table:style-name="ce9" office:value-type="float" office:value="2079.65" calcext:value-type="float">
            <text:p>2079.6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7" calcext:value-type="date">
            <text:p>7/27/2015</text:p>
          </table:table-cell>
          <table:table-cell table:style-name="ce9" office:value-type="float" office:value="2067.64" calcext:value-type="float">
            <text:p>2067.6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8" calcext:value-type="date">
            <text:p>7/28/2015</text:p>
          </table:table-cell>
          <table:table-cell table:style-name="ce9" office:value-type="float" office:value="2093.25" calcext:value-type="float">
            <text:p>2093.25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29" calcext:value-type="date">
            <text:p>7/29/2015</text:p>
          </table:table-cell>
          <table:table-cell table:style-name="ce9" office:value-type="float" office:value="2108.57" calcext:value-type="float">
            <text:p>2108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30" calcext:value-type="date">
            <text:p>7/30/2015</text:p>
          </table:table-cell>
          <table:table-cell table:style-name="ce9" office:value-type="float" office:value="2108.63" calcext:value-type="float">
            <text:p>2108.63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7-31" calcext:value-type="date">
            <text:p>7/31/2015</text:p>
          </table:table-cell>
          <table:table-cell table:style-name="ce9" office:value-type="float" office:value="2103.84" calcext:value-type="float">
            <text:p>2103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03" calcext:value-type="date">
            <text:p>8/3/2015</text:p>
          </table:table-cell>
          <table:table-cell table:style-name="ce9" office:value-type="float" office:value="2098.04" calcext:value-type="float">
            <text:p>2098.0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04" calcext:value-type="date">
            <text:p>8/4/2015</text:p>
          </table:table-cell>
          <table:table-cell table:style-name="ce9" office:value-type="float" office:value="2093.32" calcext:value-type="float">
            <text:p>2093.32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05" calcext:value-type="date">
            <text:p>8/5/2015</text:p>
          </table:table-cell>
          <table:table-cell table:style-name="ce9" office:value-type="float" office:value="2099.84" calcext:value-type="float">
            <text:p>2099.84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06" calcext:value-type="date">
            <text:p>8/6/2015</text:p>
          </table:table-cell>
          <table:table-cell table:style-name="ce9" office:value-type="float" office:value="2083.56" calcext:value-type="float">
            <text:p>2083.56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07" calcext:value-type="date">
            <text:p>8/7/2015</text:p>
          </table:table-cell>
          <table:table-cell table:style-name="ce9" office:value-type="float" office:value="2077.57" calcext:value-type="float">
            <text:p>2077.5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10" calcext:value-type="date">
            <text:p>8/10/2015</text:p>
          </table:table-cell>
          <table:table-cell table:style-name="ce9" office:value-type="float" office:value="2104.18" calcext:value-type="float">
            <text:p>2104.18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11" calcext:value-type="date">
            <text:p>8/11/2015</text:p>
          </table:table-cell>
          <table:table-cell table:style-name="ce9" office:value-type="float" office:value="2084.07" calcext:value-type="float">
            <text:p>2084.07</text:p>
          </table:table-cell>
          <table:table-cell table:number-columns-repeated="62"/>
        </table:table-row>
        <table:table-row table:style-name="ro1">
          <table:table-cell table:style-name="ce16" office:value-type="date" office:date-value="2015-08-12" calcext:value-type="date">
            <text:p>8/12/2015</text:p>
          </table:table-cell>
          <table:table-cell table:style-name="ce9" office:value-type="float" office:value="2086.05" calcext:value-type="float">
            <text:p>2086.05</text:p>
          </table:table-cell>
          <table:table-cell table:number-columns-repeated="62"/>
        </table:table-row>
        <table:table-row table:style-name="ro2" table:number-rows-repeated="10459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2" table:style-name="ta7">
        <table:table-column table:style-name="co1" table:number-columns-repeated="64" table:default-cell-style-name="Default"/>
        <table:table-row table:style-name="ro1">
          <table:table-cell table:style-name="ce17" office:value-type="string" calcext:value-type="string">
            <text:p>18/03/2014</text:p>
          </table:table-cell>
          <table:table-cell table:style-name="ce19" office:value-type="float" office:value="23400" calcext:value-type="float">
            <text:p>23,400</text:p>
          </table:table-cell>
          <table:table-cell table:style-name="ce19" office:value-type="float" office:value="23420" calcext:value-type="float">
            <text:p>23,420</text:p>
          </table:table-cell>
          <table:table-cell table:style-name="ce20" office:value-type="percentage" office:value="-33.6" calcext:value-type="percentage">
            <text:p>-3360%</text:p>
          </table:table-cell>
          <table:table-cell table:style-name="ce21" office:value-type="float" office:value="-7900" calcext:value-type="float">
            <text:p>-7,9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7/03/2014</text:p>
          </table:table-cell>
          <table:table-cell table:style-name="ce19" office:value-type="float" office:value="23492" calcext:value-type="float">
            <text:p>23,492</text:p>
          </table:table-cell>
          <table:table-cell table:style-name="ce19" office:value-type="float" office:value="23499" calcext:value-type="float">
            <text:p>23,499</text:p>
          </table:table-cell>
          <table:table-cell table:style-name="ce20" office:value-type="percentage" office:value="-7.2" calcext:value-type="percentage">
            <text:p>-720%</text:p>
          </table:table-cell>
          <table:table-cell table:style-name="ce21" office:value-type="float" office:value="-1700" calcext:value-type="float">
            <text:p>-1,7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4/03/2014</text:p>
          </table:table-cell>
          <table:table-cell table:style-name="ce19" office:value-type="float" office:value="23505" calcext:value-type="float">
            <text:p>23,505</text:p>
          </table:table-cell>
          <table:table-cell table:style-name="ce19" office:value-type="float" office:value="23516" calcext:value-type="float">
            <text:p>23,516</text:p>
          </table:table-cell>
          <table:table-cell table:style-name="ce20" office:value-type="percentage" office:value="-41.9" calcext:value-type="percentage">
            <text:p>-4190%</text:p>
          </table:table-cell>
          <table:table-cell table:style-name="ce21" office:value-type="float" office:value="-9900" calcext:value-type="float">
            <text:p>-9,9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3/03/2014</text:p>
          </table:table-cell>
          <table:table-cell table:style-name="ce19" office:value-type="float" office:value="23600" calcext:value-type="float">
            <text:p>23,600</text:p>
          </table:table-cell>
          <table:table-cell table:style-name="ce19" office:value-type="float" office:value="23615" calcext:value-type="float">
            <text:p>23,615</text:p>
          </table:table-cell>
          <table:table-cell table:style-name="ce20" office:value-type="percentage" office:value="9.7" calcext:value-type="percentage">
            <text:p>970%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12-03" calcext:value-type="date">
            <text:p>12/3/2014</text:p>
          </table:table-cell>
          <table:table-cell table:style-name="ce19" office:value-type="float" office:value="23582" calcext:value-type="float">
            <text:p>23,582</text:p>
          </table:table-cell>
          <table:table-cell table:style-name="ce19" office:value-type="float" office:value="23592" calcext:value-type="float">
            <text:p>23,592</text:p>
          </table:table-cell>
          <table:table-cell table:style-name="ce20" office:value-type="percentage" office:value="-35.1" calcext:value-type="percentage">
            <text:p>-3510%</text:p>
          </table:table-cell>
          <table:table-cell table:style-name="ce21" office:value-type="float" office:value="-8300" calcext:value-type="float">
            <text:p>-8,3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11-03" calcext:value-type="date">
            <text:p>11/3/2014</text:p>
          </table:table-cell>
          <table:table-cell table:style-name="ce19" office:value-type="float" office:value="23666" calcext:value-type="float">
            <text:p>23,666</text:p>
          </table:table-cell>
          <table:table-cell table:style-name="ce19" office:value-type="float" office:value="23675" calcext:value-type="float">
            <text:p>23,675</text:p>
          </table:table-cell>
          <table:table-cell table:style-name="ce20" office:value-type="percentage" office:value="62.1" calcext:value-type="percentage">
            <text:p>6210%</text:p>
          </table:table-cell>
          <table:table-cell table:style-name="ce22" office:value-type="float" office:value="14600" calcext:value-type="float">
            <text:p>14,6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10-03" calcext:value-type="date">
            <text:p>10/3/2014</text:p>
          </table:table-cell>
          <table:table-cell table:style-name="ce19" office:value-type="float" office:value="23520" calcext:value-type="float">
            <text:p>23,520</text:p>
          </table:table-cell>
          <table:table-cell table:style-name="ce19" office:value-type="float" office:value="23529" calcext:value-type="float">
            <text:p>23,529</text:p>
          </table:table-cell>
          <table:table-cell table:style-name="ce20" office:value-type="percentage" office:value="20.9" calcext:value-type="percentage">
            <text:p>2090%</text:p>
          </table:table-cell>
          <table:table-cell table:style-name="ce22" office:value-type="float" office:value="4900" calcext:value-type="float">
            <text:p>4,9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7-03" calcext:value-type="date">
            <text:p>7/3/2014</text:p>
          </table:table-cell>
          <table:table-cell table:style-name="ce19" office:value-type="float" office:value="23474" calcext:value-type="float">
            <text:p>23,474</text:p>
          </table:table-cell>
          <table:table-cell table:style-name="ce19" office:value-type="float" office:value="23480" calcext:value-type="float">
            <text:p>23,480</text:p>
          </table:table-cell>
          <table:table-cell table:style-name="ce20" office:value-type="percentage" office:value="115.5" calcext:value-type="percentage">
            <text:p>11550%</text:p>
          </table:table-cell>
          <table:table-cell table:style-name="ce22" office:value-type="float" office:value="26800" calcext:value-type="float">
            <text:p>26,8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6-03" calcext:value-type="date">
            <text:p>6/3/2014</text:p>
          </table:table-cell>
          <table:table-cell table:style-name="ce19" office:value-type="float" office:value="23200" calcext:value-type="float">
            <text:p>23,200</text:p>
          </table:table-cell>
          <table:table-cell table:style-name="ce19" office:value-type="float" office:value="23212" calcext:value-type="float">
            <text:p>23,212</text:p>
          </table:table-cell>
          <table:table-cell table:style-name="ce20" office:value-type="percentage" office:value="6.5" calcext:value-type="percentage">
            <text:p>650%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5-03" calcext:value-type="date">
            <text:p>5/3/2014</text:p>
          </table:table-cell>
          <table:table-cell table:style-name="ce19" office:value-type="float" office:value="23187" calcext:value-type="float">
            <text:p>23,187</text:p>
          </table:table-cell>
          <table:table-cell table:style-name="ce19" office:value-type="float" office:value="23197" calcext:value-type="float">
            <text:p>23,197</text:p>
          </table:table-cell>
          <table:table-cell table:style-name="ce20" office:value-type="percentage" office:value="-107.9" calcext:value-type="percentage">
            <text:p>-10790%</text:p>
          </table:table-cell>
          <table:table-cell table:style-name="ce21" office:value-type="float" office:value="-25300" calcext:value-type="float">
            <text:p>-25,3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8/02/2014</text:p>
          </table:table-cell>
          <table:table-cell table:style-name="ce19" office:value-type="float" office:value="23435" calcext:value-type="float">
            <text:p>23,435</text:p>
          </table:table-cell>
          <table:table-cell table:style-name="ce19" office:value-type="float" office:value="23450" calcext:value-type="float">
            <text:p>23,450</text:p>
          </table:table-cell>
          <table:table-cell table:style-name="ce20" office:value-type="percentage" office:value="88.2" calcext:value-type="percentage">
            <text:p>8820%</text:p>
          </table:table-cell>
          <table:table-cell table:style-name="ce22" office:value-type="float" office:value="20500" calcext:value-type="float">
            <text:p>20,5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7/02/2014</text:p>
          </table:table-cell>
          <table:table-cell table:style-name="ce19" office:value-type="float" office:value="23225" calcext:value-type="float">
            <text:p>23,225</text:p>
          </table:table-cell>
          <table:table-cell table:style-name="ce19" office:value-type="float" office:value="23245" calcext:value-type="float">
            <text:p>23,245</text:p>
          </table:table-cell>
          <table:table-cell table:style-name="ce20" office:value-type="percentage" office:value="-118.6" calcext:value-type="percentage">
            <text:p>-11860%</text:p>
          </table:table-cell>
          <table:table-cell table:style-name="ce21" office:value-type="float" office:value="-27900" calcext:value-type="float">
            <text:p>-27,9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6/02/2014</text:p>
          </table:table-cell>
          <table:table-cell table:style-name="ce19" office:value-type="float" office:value="23512" calcext:value-type="float">
            <text:p>23,512</text:p>
          </table:table-cell>
          <table:table-cell table:style-name="ce19" office:value-type="float" office:value="23524" calcext:value-type="float">
            <text:p>23,524</text:p>
          </table:table-cell>
          <table:table-cell table:style-name="ce20" office:value-type="percentage" office:value="48.7" calcext:value-type="percentage">
            <text:p>4870%</text:p>
          </table:table-cell>
          <table:table-cell table:style-name="ce22" office:value-type="float" office:value="11400" calcext:value-type="float">
            <text:p>11,4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5/02/2014</text:p>
          </table:table-cell>
          <table:table-cell table:style-name="ce19" office:value-type="float" office:value="23404" calcext:value-type="float">
            <text:p>23,404</text:p>
          </table:table-cell>
          <table:table-cell table:style-name="ce19" office:value-type="float" office:value="23410" calcext:value-type="float">
            <text:p>23,410</text:p>
          </table:table-cell>
          <table:table-cell table:style-name="ce20" office:value-type="percentage" office:value="-27.7" calcext:value-type="percentage">
            <text:p>-2770%</text:p>
          </table:table-cell>
          <table:table-cell table:style-name="ce21" office:value-type="float" office:value="-6500" calcext:value-type="float">
            <text:p>-6,5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4/02/2014</text:p>
          </table:table-cell>
          <table:table-cell table:style-name="ce19" office:value-type="float" office:value="23460" calcext:value-type="float">
            <text:p>23,460</text:p>
          </table:table-cell>
          <table:table-cell table:style-name="ce19" office:value-type="float" office:value="23475" calcext:value-type="float">
            <text:p>23,475</text:p>
          </table:table-cell>
          <table:table-cell table:style-name="ce20" office:value-type="percentage" office:value="-25.1" calcext:value-type="percentage">
            <text:p>-2510%</text:p>
          </table:table-cell>
          <table:table-cell table:style-name="ce21" office:value-type="float" office:value="-5900" calcext:value-type="float">
            <text:p>-5,9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1/02/2014</text:p>
          </table:table-cell>
          <table:table-cell table:style-name="ce19" office:value-type="float" office:value="23527" calcext:value-type="float">
            <text:p>23,527</text:p>
          </table:table-cell>
          <table:table-cell table:style-name="ce19" office:value-type="float" office:value="23534" calcext:value-type="float">
            <text:p>23,534</text:p>
          </table:table-cell>
          <table:table-cell table:style-name="ce20" office:value-type="percentage" office:value="-81.3" calcext:value-type="percentage">
            <text:p>-8130%</text:p>
          </table:table-cell>
          <table:table-cell table:style-name="ce21" office:value-type="float" office:value="-19300" calcext:value-type="float">
            <text:p>-19,3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0/02/2014</text:p>
          </table:table-cell>
          <table:table-cell table:style-name="ce19" office:value-type="float" office:value="23721" calcext:value-type="float">
            <text:p>23,721</text:p>
          </table:table-cell>
          <table:table-cell table:style-name="ce19" office:value-type="float" office:value="23727" calcext:value-type="float">
            <text:p>23,727</text:p>
          </table:table-cell>
          <table:table-cell table:style-name="ce20" office:value-type="percentage" office:value="-74" calcext:value-type="percentage">
            <text:p>-7400%</text:p>
          </table:table-cell>
          <table:table-cell table:style-name="ce21" office:value-type="float" office:value="-17700" calcext:value-type="float">
            <text:p>-17,7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9/02/2014</text:p>
          </table:table-cell>
          <table:table-cell table:style-name="ce19" office:value-type="float" office:value="23887" calcext:value-type="float">
            <text:p>23,887</text:p>
          </table:table-cell>
          <table:table-cell table:style-name="ce19" office:value-type="float" office:value="23904" calcext:value-type="float">
            <text:p>23,904</text:p>
          </table:table-cell>
          <table:table-cell table:style-name="ce20" office:value-type="percentage" office:value="-29.6" calcext:value-type="percentage">
            <text:p>-2960%</text:p>
          </table:table-cell>
          <table:table-cell table:style-name="ce21" office:value-type="float" office:value="-7100" calcext:value-type="float">
            <text:p>-7,1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8/02/2014</text:p>
          </table:table-cell>
          <table:table-cell table:style-name="ce19" office:value-type="float" office:value="23960" calcext:value-type="float">
            <text:p>23,960</text:p>
          </table:table-cell>
          <table:table-cell table:style-name="ce19" office:value-type="float" office:value="23975" calcext:value-type="float">
            <text:p>23,975</text:p>
          </table:table-cell>
          <table:table-cell table:style-name="ce20" office:value-type="percentage" office:value="36.8" calcext:value-type="percentage">
            <text:p>3680%</text:p>
          </table:table-cell>
          <table:table-cell table:style-name="ce22" office:value-type="float" office:value="8800" calcext:value-type="float">
            <text:p>8,8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7/02/2014</text:p>
          </table:table-cell>
          <table:table-cell table:style-name="ce19" office:value-type="float" office:value="23877" calcext:value-type="float">
            <text:p>23,877</text:p>
          </table:table-cell>
          <table:table-cell table:style-name="ce19" office:value-type="float" office:value="23887" calcext:value-type="float">
            <text:p>23,887</text:p>
          </table:table-cell>
          <table:table-cell table:style-name="ce20" office:value-type="percentage" office:value="9.2" calcext:value-type="percentage">
            <text:p>920%</text:p>
          </table:table-cell>
          <table:table-cell table:style-name="ce22" office:value-type="float" office:value="2200" calcext:value-type="float">
            <text:p>2,2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4/02/2014</text:p>
          </table:table-cell>
          <table:table-cell table:style-name="ce19" office:value-type="float" office:value="23845" calcext:value-type="float">
            <text:p>23,845</text:p>
          </table:table-cell>
          <table:table-cell table:style-name="ce19" office:value-type="float" office:value="23865" calcext:value-type="float">
            <text:p>23,865</text:p>
          </table:table-cell>
          <table:table-cell table:style-name="ce20" office:value-type="percentage" office:value="-83.1" calcext:value-type="percentage">
            <text:p>-8310%</text:p>
          </table:table-cell>
          <table:table-cell table:style-name="ce21" office:value-type="float" office:value="-20000" calcext:value-type="float">
            <text:p>-20,0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3/02/2014</text:p>
          </table:table-cell>
          <table:table-cell table:style-name="ce19" office:value-type="float" office:value="24045" calcext:value-type="float">
            <text:p>24,045</text:p>
          </table:table-cell>
          <table:table-cell table:style-name="ce19" office:value-type="float" office:value="24065" calcext:value-type="float">
            <text:p>24,065</text:p>
          </table:table-cell>
          <table:table-cell table:style-name="ce20" office:value-type="percentage" office:value="-66" calcext:value-type="percentage">
            <text:p>-6600%</text:p>
          </table:table-cell>
          <table:table-cell table:style-name="ce21" office:value-type="float" office:value="-16000" calcext:value-type="float">
            <text:p>-16,0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12-02" calcext:value-type="date">
            <text:p>12/2/2014</text:p>
          </table:table-cell>
          <table:table-cell table:style-name="ce19" office:value-type="float" office:value="24215" calcext:value-type="float">
            <text:p>24,215</text:p>
          </table:table-cell>
          <table:table-cell table:style-name="ce19" office:value-type="float" office:value="24225" calcext:value-type="float">
            <text:p>24,225</text:p>
          </table:table-cell>
          <table:table-cell table:style-name="ce20" office:value-type="percentage" office:value="83.2" calcext:value-type="percentage">
            <text:p>8320%</text:p>
          </table:table-cell>
          <table:table-cell table:style-name="ce22" office:value-type="float" office:value="20000" calcext:value-type="float">
            <text:p>20,0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11-02" calcext:value-type="date">
            <text:p>11/2/2014</text:p>
          </table:table-cell>
          <table:table-cell table:style-name="ce19" office:value-type="float" office:value="24010" calcext:value-type="float">
            <text:p>24,010</text:p>
          </table:table-cell>
          <table:table-cell table:style-name="ce19" office:value-type="float" office:value="24025" calcext:value-type="float">
            <text:p>24,025</text:p>
          </table:table-cell>
          <table:table-cell table:style-name="ce20" office:value-type="percentage" office:value="-14.5" calcext:value-type="percentage">
            <text:p>-1450%</text:p>
          </table:table-cell>
          <table:table-cell table:style-name="ce21" office:value-type="float" office:value="-3500" calcext:value-type="float">
            <text:p>-3,5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10-02" calcext:value-type="date">
            <text:p>10/2/2014</text:p>
          </table:table-cell>
          <table:table-cell table:style-name="ce19" office:value-type="float" office:value="24050" calcext:value-type="float">
            <text:p>24,050</text:p>
          </table:table-cell>
          <table:table-cell table:style-name="ce19" office:value-type="float" office:value="24060" calcext:value-type="float">
            <text:p>24,060</text:p>
          </table:table-cell>
          <table:table-cell table:style-name="ce20" office:value-type="percentage" office:value="112.2" calcext:value-type="percentage">
            <text:p>11220%</text:p>
          </table:table-cell>
          <table:table-cell table:style-name="ce22" office:value-type="float" office:value="26700" calcext:value-type="float">
            <text:p>26,7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7-02" calcext:value-type="date">
            <text:p>7/2/2014</text:p>
          </table:table-cell>
          <table:table-cell table:style-name="ce19" office:value-type="float" office:value="23780" calcext:value-type="float">
            <text:p>23,780</text:p>
          </table:table-cell>
          <table:table-cell table:style-name="ce19" office:value-type="float" office:value="23793" calcext:value-type="float">
            <text:p>23,793</text:p>
          </table:table-cell>
          <table:table-cell table:style-name="ce20" office:value-type="percentage" office:value="-16.4" calcext:value-type="percentage">
            <text:p>-1640%</text:p>
          </table:table-cell>
          <table:table-cell table:style-name="ce21" office:value-type="float" office:value="-3900" calcext:value-type="float">
            <text:p>-3,9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6-02" calcext:value-type="date">
            <text:p>6/2/2014</text:p>
          </table:table-cell>
          <table:table-cell table:style-name="ce19" office:value-type="float" office:value="23820" calcext:value-type="float">
            <text:p>23,820</text:p>
          </table:table-cell>
          <table:table-cell table:style-name="ce19" office:value-type="float" office:value="23832" calcext:value-type="float">
            <text:p>23,832</text:p>
          </table:table-cell>
          <table:table-cell table:style-name="ce20" office:value-type="percentage" office:value="-70" calcext:value-type="percentage">
            <text:p>-7000%</text:p>
          </table:table-cell>
          <table:table-cell table:style-name="ce21" office:value-type="float" office:value="-16800" calcext:value-type="float">
            <text:p>-16,8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5-02" calcext:value-type="date">
            <text:p>5/2/2014</text:p>
          </table:table-cell>
          <table:table-cell table:style-name="ce19" office:value-type="float" office:value="23994" calcext:value-type="float">
            <text:p>23,994</text:p>
          </table:table-cell>
          <table:table-cell table:style-name="ce19" office:value-type="float" office:value="24000" calcext:value-type="float">
            <text:p>24,000</text:p>
          </table:table-cell>
          <table:table-cell table:style-name="ce20" office:value-type="percentage" office:value="-62.9" calcext:value-type="percentage">
            <text:p>-6290%</text:p>
          </table:table-cell>
          <table:table-cell table:style-name="ce21" office:value-type="float" office:value="-15200" calcext:value-type="float">
            <text:p>-15,2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4-02" calcext:value-type="date">
            <text:p>4/2/2014</text:p>
          </table:table-cell>
          <table:table-cell table:style-name="ce19" office:value-type="float" office:value="24140" calcext:value-type="float">
            <text:p>24,140</text:p>
          </table:table-cell>
          <table:table-cell table:style-name="ce19" office:value-type="float" office:value="24152" calcext:value-type="float">
            <text:p>24,152</text:p>
          </table:table-cell>
          <table:table-cell table:style-name="ce20" office:value-type="percentage" office:value="-89.9" calcext:value-type="percentage">
            <text:p>-8990%</text:p>
          </table:table-cell>
          <table:table-cell table:style-name="ce21" office:value-type="float" office:value="-21900" calcext:value-type="float">
            <text:p>-21,9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3-02" calcext:value-type="date">
            <text:p>3/2/2014</text:p>
          </table:table-cell>
          <table:table-cell table:style-name="ce19" office:value-type="float" office:value="24364" calcext:value-type="float">
            <text:p>24,364</text:p>
          </table:table-cell>
          <table:table-cell table:style-name="ce19" office:value-type="float" office:value="24371" calcext:value-type="float">
            <text:p>24,371</text:p>
          </table:table-cell>
          <table:table-cell table:style-name="ce20" office:value-type="percentage" office:value="102.4" calcext:value-type="percentage">
            <text:p>10240%</text:p>
          </table:table-cell>
          <table:table-cell table:style-name="ce22" office:value-type="float" office:value="24700" calcext:value-type="float">
            <text:p>24,7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31/01/2014</text:p>
          </table:table-cell>
          <table:table-cell table:style-name="ce19" office:value-type="float" office:value="24114" calcext:value-type="float">
            <text:p>24,114</text:p>
          </table:table-cell>
          <table:table-cell table:style-name="ce19" office:value-type="float" office:value="24124" calcext:value-type="float">
            <text:p>24,124</text:p>
          </table:table-cell>
          <table:table-cell table:style-name="ce20" office:value-type="percentage" office:value="-9.5" calcext:value-type="percentage">
            <text:p>-950%</text:p>
          </table:table-cell>
          <table:table-cell table:style-name="ce21" office:value-type="float" office:value="-2300" calcext:value-type="float">
            <text:p>-2,3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30/01/2014</text:p>
          </table:table-cell>
          <table:table-cell table:style-name="ce19" office:value-type="float" office:value="24140" calcext:value-type="float">
            <text:p>24,140</text:p>
          </table:table-cell>
          <table:table-cell table:style-name="ce19" office:value-type="float" office:value="24147" calcext:value-type="float">
            <text:p>24,147</text:p>
          </table:table-cell>
          <table:table-cell table:style-name="ce20" office:value-type="percentage" office:value="-78.5" calcext:value-type="percentage">
            <text:p>-7850%</text:p>
          </table:table-cell>
          <table:table-cell table:style-name="ce21" office:value-type="float" office:value="-19100" calcext:value-type="float">
            <text:p>-19,1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9/01/2014</text:p>
          </table:table-cell>
          <table:table-cell table:style-name="ce19" office:value-type="float" office:value="24324" calcext:value-type="float">
            <text:p>24,324</text:p>
          </table:table-cell>
          <table:table-cell table:style-name="ce19" office:value-type="float" office:value="24338" calcext:value-type="float">
            <text:p>24,338</text:p>
          </table:table-cell>
          <table:table-cell table:style-name="ce20" office:value-type="percentage" office:value="30.1" calcext:value-type="percentage">
            <text:p>3010%</text:p>
          </table:table-cell>
          <table:table-cell table:style-name="ce22" office:value-type="float" office:value="7300" calcext:value-type="float">
            <text:p>7,3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8/01/2014</text:p>
          </table:table-cell>
          <table:table-cell table:style-name="ce19" office:value-type="float" office:value="24256" calcext:value-type="float">
            <text:p>24,256</text:p>
          </table:table-cell>
          <table:table-cell table:style-name="ce19" office:value-type="float" office:value="24265" calcext:value-type="float">
            <text:p>24,265</text:p>
          </table:table-cell>
          <table:table-cell table:style-name="ce20" office:value-type="percentage" office:value="2.1" calcext:value-type="percentage">
            <text:p>210%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7/01/2014</text:p>
          </table:table-cell>
          <table:table-cell table:style-name="ce19" office:value-type="float" office:value="24240" calcext:value-type="float">
            <text:p>24,240</text:p>
          </table:table-cell>
          <table:table-cell table:style-name="ce19" office:value-type="float" office:value="24260" calcext:value-type="float">
            <text:p>24,260</text:p>
          </table:table-cell>
          <table:table-cell table:style-name="ce20" office:value-type="percentage" office:value="116.8" calcext:value-type="percentage">
            <text:p>11680%</text:p>
          </table:table-cell>
          <table:table-cell table:style-name="ce22" office:value-type="float" office:value="28000" calcext:value-type="float">
            <text:p>28,0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4/01/2014</text:p>
          </table:table-cell>
          <table:table-cell table:style-name="ce19" office:value-type="float" office:value="23973" calcext:value-type="float">
            <text:p>23,973</text:p>
          </table:table-cell>
          <table:table-cell table:style-name="ce19" office:value-type="float" office:value="23980" calcext:value-type="float">
            <text:p>23,980</text:p>
          </table:table-cell>
          <table:table-cell table:style-name="ce20" office:value-type="percentage" office:value="-19.1" calcext:value-type="percentage">
            <text:p>-1910%</text:p>
          </table:table-cell>
          <table:table-cell table:style-name="ce21" office:value-type="float" office:value="-4600" calcext:value-type="float">
            <text:p>-4,6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3/01/2014</text:p>
          </table:table-cell>
          <table:table-cell table:style-name="ce19" office:value-type="float" office:value="24019" calcext:value-type="float">
            <text:p>24,019</text:p>
          </table:table-cell>
          <table:table-cell table:style-name="ce19" office:value-type="float" office:value="24026" calcext:value-type="float">
            <text:p>24,026</text:p>
          </table:table-cell>
          <table:table-cell table:style-name="ce20" office:value-type="percentage" office:value="126.9" calcext:value-type="percentage">
            <text:p>12690%</text:p>
          </table:table-cell>
          <table:table-cell table:style-name="ce22" office:value-type="float" office:value="30100" calcext:value-type="float">
            <text:p>30,1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2/01/2014</text:p>
          </table:table-cell>
          <table:table-cell table:style-name="ce19" office:value-type="float" office:value="23710" calcext:value-type="float">
            <text:p>23,710</text:p>
          </table:table-cell>
          <table:table-cell table:style-name="ce19" office:value-type="float" office:value="23725" calcext:value-type="float">
            <text:p>23,725</text:p>
          </table:table-cell>
          <table:table-cell table:style-name="ce20" office:value-type="percentage" office:value="46.6" calcext:value-type="percentage">
            <text:p>4660%</text:p>
          </table:table-cell>
          <table:table-cell table:style-name="ce22" office:value-type="float" office:value="11000" calcext:value-type="float">
            <text:p>11,0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1/01/2014</text:p>
          </table:table-cell>
          <table:table-cell table:style-name="ce19" office:value-type="float" office:value="23600" calcext:value-type="float">
            <text:p>23,600</text:p>
          </table:table-cell>
          <table:table-cell table:style-name="ce19" office:value-type="float" office:value="23615" calcext:value-type="float">
            <text:p>23,615</text:p>
          </table:table-cell>
          <table:table-cell table:style-name="ce20" office:value-type="percentage" office:value="99.2" calcext:value-type="percentage">
            <text:p>9920%</text:p>
          </table:table-cell>
          <table:table-cell table:style-name="ce22" office:value-type="float" office:value="23200" calcext:value-type="float">
            <text:p>23,2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20/01/2014</text:p>
          </table:table-cell>
          <table:table-cell table:style-name="ce19" office:value-type="float" office:value="23372" calcext:value-type="float">
            <text:p>23,372</text:p>
          </table:table-cell>
          <table:table-cell table:style-name="ce19" office:value-type="float" office:value="23383" calcext:value-type="float">
            <text:p>23,383</text:p>
          </table:table-cell>
          <table:table-cell table:style-name="ce20" office:value-type="percentage" office:value="-33.7" calcext:value-type="percentage">
            <text:p>-3370%</text:p>
          </table:table-cell>
          <table:table-cell table:style-name="ce21" office:value-type="float" office:value="-7900" calcext:value-type="float">
            <text:p>-7,9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7/01/2014</text:p>
          </table:table-cell>
          <table:table-cell table:style-name="ce19" office:value-type="float" office:value="23455" calcext:value-type="float">
            <text:p>23,455</text:p>
          </table:table-cell>
          <table:table-cell table:style-name="ce19" office:value-type="float" office:value="23462" calcext:value-type="float">
            <text:p>23,462</text:p>
          </table:table-cell>
          <table:table-cell table:style-name="ce20" office:value-type="percentage" office:value="-82.4" calcext:value-type="percentage">
            <text:p>-8240%</text:p>
          </table:table-cell>
          <table:table-cell table:style-name="ce21" office:value-type="float" office:value="-19500" calcext:value-type="float">
            <text:p>-19,5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6/01/2014</text:p>
          </table:table-cell>
          <table:table-cell table:style-name="ce19" office:value-type="float" office:value="23652" calcext:value-type="float">
            <text:p>23,652</text:p>
          </table:table-cell>
          <table:table-cell table:style-name="ce19" office:value-type="float" office:value="23657" calcext:value-type="float">
            <text:p>23,657</text:p>
          </table:table-cell>
          <table:table-cell table:style-name="ce20" office:value-type="percentage" office:value="35.2" calcext:value-type="percentage">
            <text:p>3520%</text:p>
          </table:table-cell>
          <table:table-cell table:style-name="ce22" office:value-type="float" office:value="8300" calcext:value-type="float">
            <text:p>8,3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5/01/2014</text:p>
          </table:table-cell>
          <table:table-cell table:style-name="ce19" office:value-type="float" office:value="23565" calcext:value-type="float">
            <text:p>23,565</text:p>
          </table:table-cell>
          <table:table-cell table:style-name="ce19" office:value-type="float" office:value="23574" calcext:value-type="float">
            <text:p>23,574</text:p>
          </table:table-cell>
          <table:table-cell table:style-name="ce20" office:value-type="percentage" office:value="5.5" calcext:value-type="percentage">
            <text:p>550%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4/01/2014</text:p>
          </table:table-cell>
          <table:table-cell table:style-name="ce19" office:value-type="float" office:value="23551" calcext:value-type="float">
            <text:p>23,551</text:p>
          </table:table-cell>
          <table:table-cell table:style-name="ce19" office:value-type="float" office:value="23561" calcext:value-type="float">
            <text:p>23,561</text:p>
          </table:table-cell>
          <table:table-cell table:style-name="ce20" office:value-type="percentage" office:value="22.1" calcext:value-type="percentage">
            <text:p>2210%</text:p>
          </table:table-cell>
          <table:table-cell table:style-name="ce22" office:value-type="float" office:value="5200" calcext:value-type="float">
            <text:p>5,20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>
            <text:p>13/01/2014</text:p>
          </table:table-cell>
          <table:table-cell table:style-name="ce19" office:value-type="float" office:value="23500" calcext:value-type="float">
            <text:p>23,500</text:p>
          </table:table-cell>
          <table:table-cell table:style-name="ce19" office:value-type="float" office:value="23509" calcext:value-type="float">
            <text:p>23,509</text:p>
          </table:table-cell>
          <table:table-cell table:style-name="ce20" office:value-type="percentage" office:value="-59.6" calcext:value-type="percentage">
            <text:p>-5960%</text:p>
          </table:table-cell>
          <table:table-cell table:style-name="ce21" office:value-type="float" office:value="-14100" calcext:value-type="float">
            <text:p>-14,1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10-01" calcext:value-type="date">
            <text:p>10/1/2014</text:p>
          </table:table-cell>
          <table:table-cell table:style-name="ce19" office:value-type="float" office:value="23637" calcext:value-type="float">
            <text:p>23,637</text:p>
          </table:table-cell>
          <table:table-cell table:style-name="ce19" office:value-type="float" office:value="23650" calcext:value-type="float">
            <text:p>23,650</text:p>
          </table:table-cell>
          <table:table-cell table:style-name="ce20" office:value-type="percentage" office:value="-135.6" calcext:value-type="percentage">
            <text:p>-13560%</text:p>
          </table:table-cell>
          <table:table-cell table:style-name="ce21" office:value-type="float" office:value="-32500" calcext:value-type="float">
            <text:p>-32,5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9-01" calcext:value-type="date">
            <text:p>9/1/2014</text:p>
          </table:table-cell>
          <table:table-cell table:style-name="ce19" office:value-type="float" office:value="23965" calcext:value-type="float">
            <text:p>23,965</text:p>
          </table:table-cell>
          <table:table-cell table:style-name="ce19" office:value-type="float" office:value="23975" calcext:value-type="float">
            <text:p>23,975</text:p>
          </table:table-cell>
          <table:table-cell table:style-name="ce20" office:value-type="percentage" office:value="32.6" calcext:value-type="percentage">
            <text:p>3260%</text:p>
          </table:table-cell>
          <table:table-cell table:style-name="ce22" office:value-type="float" office:value="7800" calcext:value-type="float">
            <text:p>7,8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8-01" calcext:value-type="date">
            <text:p>8/1/2014</text:p>
          </table:table-cell>
          <table:table-cell table:style-name="ce19" office:value-type="float" office:value="23886" calcext:value-type="float">
            <text:p>23,886</text:p>
          </table:table-cell>
          <table:table-cell table:style-name="ce19" office:value-type="float" office:value="23897" calcext:value-type="float">
            <text:p>23,897</text:p>
          </table:table-cell>
          <table:table-cell table:style-name="ce20" office:value-type="percentage" office:value="47.1" calcext:value-type="percentage">
            <text:p>4710%</text:p>
          </table:table-cell>
          <table:table-cell table:style-name="ce22" office:value-type="float" office:value="11200" calcext:value-type="float">
            <text:p>11,2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7-01" calcext:value-type="date">
            <text:p>7/1/2014</text:p>
          </table:table-cell>
          <table:table-cell table:style-name="ce19" office:value-type="float" office:value="23765" calcext:value-type="float">
            <text:p>23,765</text:p>
          </table:table-cell>
          <table:table-cell table:style-name="ce19" office:value-type="float" office:value="23785" calcext:value-type="float">
            <text:p>23,785</text:p>
          </table:table-cell>
          <table:table-cell table:style-name="ce20" office:value-type="percentage" office:value="7.6" calcext:value-type="percentage">
            <text:p>760%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6-01" calcext:value-type="date">
            <text:p>6/1/2014</text:p>
          </table:table-cell>
          <table:table-cell table:style-name="ce19" office:value-type="float" office:value="23760" calcext:value-type="float">
            <text:p>23,760</text:p>
          </table:table-cell>
          <table:table-cell table:style-name="ce19" office:value-type="float" office:value="23767" calcext:value-type="float">
            <text:p>23,767</text:p>
          </table:table-cell>
          <table:table-cell table:style-name="ce20" office:value-type="percentage" office:value="11.8" calcext:value-type="percentage">
            <text:p>1180%</text:p>
          </table:table-cell>
          <table:table-cell table:style-name="ce22" office:value-type="float" office:value="2800" calcext:value-type="float">
            <text:p>2,8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3-01" calcext:value-type="date">
            <text:p>3/1/2014</text:p>
          </table:table-cell>
          <table:table-cell table:style-name="ce19" office:value-type="float" office:value="23730" calcext:value-type="float">
            <text:p>23,730</text:p>
          </table:table-cell>
          <table:table-cell table:style-name="ce19" office:value-type="float" office:value="23739" calcext:value-type="float">
            <text:p>23,739</text:p>
          </table:table-cell>
          <table:table-cell table:style-name="ce20" office:value-type="percentage" office:value="-72.8" calcext:value-type="percentage">
            <text:p>-7280%</text:p>
          </table:table-cell>
          <table:table-cell table:style-name="ce21" office:value-type="float" office:value="-17400" calcext:value-type="float">
            <text:p>-17,400</text:p>
          </table:table-cell>
          <table:table-cell table:number-columns-repeated="59"/>
        </table:table-row>
        <table:table-row table:style-name="ro1">
          <table:table-cell table:style-name="ce18" office:value-type="date" office:date-value="2014-02-01" calcext:value-type="date">
            <text:p>2/1/2014</text:p>
          </table:table-cell>
          <table:table-cell table:style-name="ce19" office:value-type="float" office:value="23904" calcext:value-type="float">
            <text:p>23,904</text:p>
          </table:table-cell>
          <table:table-cell table:style-name="ce19" office:value-type="float" office:value="23913" calcext:value-type="float">
            <text:p>23,913</text:p>
          </table:table-cell>
          <table:table-cell table:style-name="ce20" office:value-type="percentage" office:value="143.4" calcext:value-type="percentage">
            <text:p>14340%</text:p>
          </table:table-cell>
          <table:table-cell table:style-name="ce22" office:value-type="float" office:value="33800" calcext:value-type="float">
            <text:p>33,800</text:p>
          </table:table-cell>
          <table:table-cell table:number-columns-repeated="59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3" table:style-name="ta8">
        <table:table-column table:style-name="co1" table:number-columns-repeated="64" table:default-cell-style-name="Default"/>
        <table:table-row table:style-name="ro1">
          <table:table-cell table:style-name="ce7" office:value-type="string" calcext:value-type="string">
            <text:p>Mês</text:p>
          </table:table-cell>
          <table:table-cell table:style-name="ce4" office:value-type="string" calcext:value-type="string">
            <text:p>Views do Blog</text:p>
          </table:table-cell>
          <table:table-cell table:number-columns-repeated="4"/>
          <table:table-cell table:number-matrix-columns-spanned="2" table:number-matrix-rows-spanned="1" table:formula="of:=LINEST([.E2:.E37])" office:value-type="float" office:value="5.58166000216834" calcext:value-type="float">
            <text:p>5.58166000216834</text:p>
          </table:table-cell>
          <table:table-cell office:value-type="float" office:value="7.07824066962886" calcext:value-type="float">
            <text:p>7.07824066962886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1-01" calcext:value-type="date">
            <text:p>1-Jan-20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1.81796639398359" calcext:value-type="float">
            <text:p>1.81796639398359</text:p>
          </table:table-cell>
          <table:table-cell table:formula="of:=[.B2]*[.C2]+[.D2]" office:value-type="float" office:value="11.8179663939836" calcext:value-type="float">
            <text:p>11.8179663939836</text:p>
          </table:table-cell>
          <table:table-cell table:style-name="ce9" office:value-type="float" office:value="1" calcext:value-type="float">
            <text:p>1</text:p>
          </table:table-cell>
          <table:table-cell table:formula="of:=[.$H$1]+([.F2]*[.$G$1])" office:value-type="float" office:value="12.6599006717972" calcext:value-type="float">
            <text:p>12.6599006717972</text:p>
          </table:table-cell>
          <table:table-cell table:style-name="ce9" table:formula="of:=[.E2]-[.G2]" office:value-type="float" office:value="-0.841934277813598" calcext:value-type="float">
            <text:p>-0.841934277813598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2-01" calcext:value-type="date">
            <text:p>1-Feb-20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.2" calcext:value-type="float">
            <text:p>1.2</text:p>
          </table:table-cell>
          <table:table-cell table:formula="of:=RAND()*5" office:value-type="float" office:value="4.38017020828713" calcext:value-type="float">
            <text:p>4.38017020828713</text:p>
          </table:table-cell>
          <table:table-cell table:formula="of:=[.B3]*[.C3]+[.D3]" office:value-type="float" office:value="22.3801702082871" calcext:value-type="float">
            <text:p>22.3801702082871</text:p>
          </table:table-cell>
          <table:table-cell table:style-name="ce9" office:value-type="float" office:value="2" calcext:value-type="float">
            <text:p>2</text:p>
          </table:table-cell>
          <table:table-cell table:formula="of:=[.$H$1]+([.F3]*[.$G$1])" office:value-type="float" office:value="18.2415606739655" calcext:value-type="float">
            <text:p>18.2415606739655</text:p>
          </table:table-cell>
          <table:table-cell table:style-name="ce9" table:formula="of:=[.E3]-[.G3]" office:value-type="float" office:value="4.13860953432161" calcext:value-type="float">
            <text:p>4.13860953432161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3-01" calcext:value-type="date">
            <text:p>1-Mar-201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.3" calcext:value-type="float">
            <text:p>1.3</text:p>
          </table:table-cell>
          <table:table-cell table:formula="of:=RAND()*5" office:value-type="float" office:value="2.02528995772318" calcext:value-type="float">
            <text:p>2.02528995772318</text:p>
          </table:table-cell>
          <table:table-cell table:formula="of:=[.B4]*[.C4]+[.D4]" office:value-type="float" office:value="28.0252899577232" calcext:value-type="float">
            <text:p>28.0252899577232</text:p>
          </table:table-cell>
          <table:table-cell table:style-name="ce9" office:value-type="float" office:value="3" calcext:value-type="float">
            <text:p>3</text:p>
          </table:table-cell>
          <table:table-cell table:formula="of:=[.$H$1]+([.F4]*[.$G$1])" office:value-type="float" office:value="23.8232206761339" calcext:value-type="float">
            <text:p>23.8232206761339</text:p>
          </table:table-cell>
          <table:table-cell table:style-name="ce9" table:formula="of:=[.E4]-[.G4]" office:value-type="float" office:value="4.20206928158932" calcext:value-type="float">
            <text:p>4.20206928158932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4-01" calcext:value-type="date">
            <text:p>1-Apr-201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8" calcext:value-type="float">
            <text:p>0.8</text:p>
          </table:table-cell>
          <table:table-cell table:formula="of:=RAND()*5" office:value-type="float" office:value="2.86364263448107" calcext:value-type="float">
            <text:p>2.86364263448107</text:p>
          </table:table-cell>
          <table:table-cell table:formula="of:=[.B5]*[.C5]+[.D5]" office:value-type="float" office:value="22.8636426344811" calcext:value-type="float">
            <text:p>22.8636426344811</text:p>
          </table:table-cell>
          <table:table-cell table:style-name="ce9" office:value-type="float" office:value="4" calcext:value-type="float">
            <text:p>4</text:p>
          </table:table-cell>
          <table:table-cell table:formula="of:=[.$H$1]+([.F5]*[.$G$1])" office:value-type="float" office:value="29.4048806783022" calcext:value-type="float">
            <text:p>29.4048806783022</text:p>
          </table:table-cell>
          <table:table-cell table:style-name="ce9" table:formula="of:=[.E5]-[.G5]" office:value-type="float" office:value="-6.54123804382112" calcext:value-type="float">
            <text:p>-6.54123804382112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5-01" calcext:value-type="date">
            <text:p>1-May-201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.9" calcext:value-type="float">
            <text:p>0.9</text:p>
          </table:table-cell>
          <table:table-cell table:formula="of:=RAND()*5" office:value-type="float" office:value="4.11747983836866" calcext:value-type="float">
            <text:p>4.11747983836866</text:p>
          </table:table-cell>
          <table:table-cell table:formula="of:=[.B6]*[.C6]+[.D6]" office:value-type="float" office:value="31.1174798383687" calcext:value-type="float">
            <text:p>31.1174798383687</text:p>
          </table:table-cell>
          <table:table-cell table:style-name="ce9" office:value-type="float" office:value="5" calcext:value-type="float">
            <text:p>5</text:p>
          </table:table-cell>
          <table:table-cell table:formula="of:=[.$H$1]+([.F6]*[.$G$1])" office:value-type="float" office:value="34.9865406804705" calcext:value-type="float">
            <text:p>34.9865406804705</text:p>
          </table:table-cell>
          <table:table-cell table:style-name="ce9" table:formula="of:=[.E6]-[.G6]" office:value-type="float" office:value="-3.86906084210186" calcext:value-type="float">
            <text:p>-3.86906084210186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6-01" calcext:value-type="date">
            <text:p>1-Jun-201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2.96461134180695" calcext:value-type="float">
            <text:p>2.96461134180695</text:p>
          </table:table-cell>
          <table:table-cell table:formula="of:=[.B7]*[.C7]+[.D7]" office:value-type="float" office:value="37.964611341807" calcext:value-type="float">
            <text:p>37.964611341807</text:p>
          </table:table-cell>
          <table:table-cell table:style-name="ce9" office:value-type="float" office:value="6" calcext:value-type="float">
            <text:p>6</text:p>
          </table:table-cell>
          <table:table-cell table:formula="of:=[.$H$1]+([.F7]*[.$G$1])" office:value-type="float" office:value="40.5682006826389" calcext:value-type="float">
            <text:p>40.5682006826389</text:p>
          </table:table-cell>
          <table:table-cell table:style-name="ce9" table:formula="of:=[.E7]-[.G7]" office:value-type="float" office:value="-2.60358934083191" calcext:value-type="float">
            <text:p>-2.60358934083191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7-01" calcext:value-type="date">
            <text:p>1-Jul-201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.5" calcext:value-type="float">
            <text:p>1.5</text:p>
          </table:table-cell>
          <table:table-cell table:formula="of:=RAND()*5" office:value-type="float" office:value="3.05682803499037" calcext:value-type="float">
            <text:p>3.05682803499037</text:p>
          </table:table-cell>
          <table:table-cell table:formula="of:=[.B8]*[.C8]+[.D8]" office:value-type="float" office:value="63.0568280349904" calcext:value-type="float">
            <text:p>63.0568280349904</text:p>
          </table:table-cell>
          <table:table-cell table:style-name="ce9" office:value-type="float" office:value="7" calcext:value-type="float">
            <text:p>7</text:p>
          </table:table-cell>
          <table:table-cell table:formula="of:=[.$H$1]+([.F8]*[.$G$1])" office:value-type="float" office:value="46.1498606848072" calcext:value-type="float">
            <text:p>46.1498606848072</text:p>
          </table:table-cell>
          <table:table-cell table:style-name="ce9" table:formula="of:=[.E8]-[.G8]" office:value-type="float" office:value="16.9069673501832" calcext:value-type="float">
            <text:p>16.9069673501832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8-01" calcext:value-type="date">
            <text:p>1-Aug-201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.2" calcext:value-type="float">
            <text:p>1.2</text:p>
          </table:table-cell>
          <table:table-cell table:formula="of:=RAND()*5" office:value-type="float" office:value="4.41139952543739" calcext:value-type="float">
            <text:p>4.41139952543739</text:p>
          </table:table-cell>
          <table:table-cell table:formula="of:=[.B9]*[.C9]+[.D9]" office:value-type="float" office:value="58.4113995254374" calcext:value-type="float">
            <text:p>58.4113995254374</text:p>
          </table:table-cell>
          <table:table-cell table:style-name="ce9" office:value-type="float" office:value="8" calcext:value-type="float">
            <text:p>8</text:p>
          </table:table-cell>
          <table:table-cell table:formula="of:=[.$H$1]+([.F9]*[.$G$1])" office:value-type="float" office:value="51.7315206869755" calcext:value-type="float">
            <text:p>51.7315206869755</text:p>
          </table:table-cell>
          <table:table-cell table:style-name="ce9" table:formula="of:=[.E9]-[.G9]" office:value-type="float" office:value="6.67987883846185" calcext:value-type="float">
            <text:p>6.67987883846185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09-01" calcext:value-type="date">
            <text:p>1-Sep-201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0.35866089509843" calcext:value-type="float">
            <text:p>0.35866089509843</text:p>
          </table:table-cell>
          <table:table-cell table:formula="of:=[.B10]*[.C10]+[.D10]" office:value-type="float" office:value="50.3586608950984" calcext:value-type="float">
            <text:p>50.3586608950984</text:p>
          </table:table-cell>
          <table:table-cell table:style-name="ce9" office:value-type="float" office:value="9" calcext:value-type="float">
            <text:p>9</text:p>
          </table:table-cell>
          <table:table-cell table:formula="of:=[.$H$1]+([.F10]*[.$G$1])" office:value-type="float" office:value="57.3131806891439" calcext:value-type="float">
            <text:p>57.3131806891439</text:p>
          </table:table-cell>
          <table:table-cell table:style-name="ce9" table:formula="of:=[.E10]-[.G10]" office:value-type="float" office:value="-6.95451979404544" calcext:value-type="float">
            <text:p>-6.95451979404544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10-01" calcext:value-type="date">
            <text:p>1-Oct-20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4.56431705351097" calcext:value-type="float">
            <text:p>4.56431705351097</text:p>
          </table:table-cell>
          <table:table-cell table:formula="of:=[.B11]*[.C11]+[.D11]" office:value-type="float" office:value="59.564317053511" calcext:value-type="float">
            <text:p>59.564317053511</text:p>
          </table:table-cell>
          <table:table-cell table:style-name="ce9" office:value-type="float" office:value="10" calcext:value-type="float">
            <text:p>10</text:p>
          </table:table-cell>
          <table:table-cell table:formula="of:=[.$H$1]+([.F11]*[.$G$1])" office:value-type="float" office:value="62.8948406913122" calcext:value-type="float">
            <text:p>62.8948406913122</text:p>
          </table:table-cell>
          <table:table-cell table:style-name="ce9" table:formula="of:=[.E11]-[.G11]" office:value-type="float" office:value="-3.33052363780123" calcext:value-type="float">
            <text:p>-3.33052363780123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11-01" calcext:value-type="date">
            <text:p>1-Nov-201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8" calcext:value-type="float">
            <text:p>0.8</text:p>
          </table:table-cell>
          <table:table-cell table:formula="of:=RAND()*5" office:value-type="float" office:value="0.902118470633426" calcext:value-type="float">
            <text:p>0.902118470633426</text:p>
          </table:table-cell>
          <table:table-cell table:formula="of:=[.B12]*[.C12]+[.D12]" office:value-type="float" office:value="48.9021184706334" calcext:value-type="float">
            <text:p>48.9021184706334</text:p>
          </table:table-cell>
          <table:table-cell table:style-name="ce9" office:value-type="float" office:value="11" calcext:value-type="float">
            <text:p>11</text:p>
          </table:table-cell>
          <table:table-cell table:formula="of:=[.$H$1]+([.F12]*[.$G$1])" office:value-type="float" office:value="68.4765006934805" calcext:value-type="float">
            <text:p>68.4765006934805</text:p>
          </table:table-cell>
          <table:table-cell table:style-name="ce9" table:formula="of:=[.E12]-[.G12]" office:value-type="float" office:value="-19.5743822228471" calcext:value-type="float">
            <text:p>-19.5743822228471</text:p>
          </table:table-cell>
          <table:table-cell table:number-columns-repeated="56"/>
        </table:table-row>
        <table:table-row table:style-name="ro1">
          <table:table-cell table:style-name="ce8" office:value-type="date" office:date-value="2013-12-01" calcext:value-type="date">
            <text:p>1-Dec-201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.5" calcext:value-type="float">
            <text:p>1.5</text:p>
          </table:table-cell>
          <table:table-cell table:formula="of:=RAND()*5" office:value-type="float" office:value="3.68782885944975" calcext:value-type="float">
            <text:p>3.68782885944975</text:p>
          </table:table-cell>
          <table:table-cell table:formula="of:=[.B13]*[.C13]+[.D13]" office:value-type="float" office:value="101.18782885945" calcext:value-type="float">
            <text:p>101.18782885945</text:p>
          </table:table-cell>
          <table:table-cell table:style-name="ce9" office:value-type="float" office:value="12" calcext:value-type="float">
            <text:p>12</text:p>
          </table:table-cell>
          <table:table-cell table:formula="of:=[.$H$1]+([.F13]*[.$G$1])" office:value-type="float" office:value="74.0581606956489" calcext:value-type="float">
            <text:p>74.0581606956489</text:p>
          </table:table-cell>
          <table:table-cell table:style-name="ce9" table:formula="of:=[.E13]-[.G13]" office:value-type="float" office:value="27.1296681638009" calcext:value-type="float">
            <text:p>27.1296681638009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1-01" calcext:value-type="date">
            <text:p>1-Jan-201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2.09317478038172" calcext:value-type="float">
            <text:p>2.09317478038172</text:p>
          </table:table-cell>
          <table:table-cell table:formula="of:=[.B14]*[.C14]+[.D14]" office:value-type="float" office:value="72.0931747803817" calcext:value-type="float">
            <text:p>72.0931747803817</text:p>
          </table:table-cell>
          <table:table-cell table:style-name="ce9" office:value-type="float" office:value="13" calcext:value-type="float">
            <text:p>13</text:p>
          </table:table-cell>
          <table:table-cell table:formula="of:=[.$H$1]+([.F14]*[.$G$1])" office:value-type="float" office:value="79.6398206978172" calcext:value-type="float">
            <text:p>79.6398206978172</text:p>
          </table:table-cell>
          <table:table-cell table:style-name="ce9" table:formula="of:=[.E14]-[.G14]" office:value-type="float" office:value="-7.5466459174355" calcext:value-type="float">
            <text:p>-7.5466459174355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2-01" calcext:value-type="date">
            <text:p>1-Feb-201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.2" calcext:value-type="float">
            <text:p>1.2</text:p>
          </table:table-cell>
          <table:table-cell table:formula="of:=RAND()*5" office:value-type="float" office:value="0.562624791381714" calcext:value-type="float">
            <text:p>0.562624791381714</text:p>
          </table:table-cell>
          <table:table-cell table:formula="of:=[.B15]*[.C15]+[.D15]" office:value-type="float" office:value="90.5626247913817" calcext:value-type="float">
            <text:p>90.5626247913817</text:p>
          </table:table-cell>
          <table:table-cell table:style-name="ce9" office:value-type="float" office:value="14" calcext:value-type="float">
            <text:p>14</text:p>
          </table:table-cell>
          <table:table-cell table:formula="of:=[.$H$1]+([.F15]*[.$G$1])" office:value-type="float" office:value="85.2214806999855" calcext:value-type="float">
            <text:p>85.2214806999855</text:p>
          </table:table-cell>
          <table:table-cell table:style-name="ce9" table:formula="of:=[.E15]-[.G15]" office:value-type="float" office:value="5.34114409139616" calcext:value-type="float">
            <text:p>5.34114409139616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3-01" calcext:value-type="date">
            <text:p>1-Mar-201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.3" calcext:value-type="float">
            <text:p>1.3</text:p>
          </table:table-cell>
          <table:table-cell table:formula="of:=RAND()*5" office:value-type="float" office:value="4.032554812258" calcext:value-type="float">
            <text:p>4.032554812258</text:p>
          </table:table-cell>
          <table:table-cell table:formula="of:=[.B16]*[.C16]+[.D16]" office:value-type="float" office:value="108.032554812258" calcext:value-type="float">
            <text:p>108.032554812258</text:p>
          </table:table-cell>
          <table:table-cell table:style-name="ce9" office:value-type="float" office:value="15" calcext:value-type="float">
            <text:p>15</text:p>
          </table:table-cell>
          <table:table-cell table:formula="of:=[.$H$1]+([.F16]*[.$G$1])" office:value-type="float" office:value="90.8031407021539" calcext:value-type="float">
            <text:p>90.8031407021539</text:p>
          </table:table-cell>
          <table:table-cell table:style-name="ce9" table:formula="of:=[.E16]-[.G16]" office:value-type="float" office:value="17.2294141101041" calcext:value-type="float">
            <text:p>17.2294141101041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4-01" calcext:value-type="date">
            <text:p>1-Apr-2014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0.8" calcext:value-type="float">
            <text:p>0.8</text:p>
          </table:table-cell>
          <table:table-cell table:formula="of:=RAND()*5" office:value-type="float" office:value="1.906018544898" calcext:value-type="float">
            <text:p>1.906018544898</text:p>
          </table:table-cell>
          <table:table-cell table:formula="of:=[.B17]*[.C17]+[.D17]" office:value-type="float" office:value="69.906018544898" calcext:value-type="float">
            <text:p>69.906018544898</text:p>
          </table:table-cell>
          <table:table-cell table:style-name="ce9" office:value-type="float" office:value="16" calcext:value-type="float">
            <text:p>16</text:p>
          </table:table-cell>
          <table:table-cell table:formula="of:=[.$H$1]+([.F17]*[.$G$1])" office:value-type="float" office:value="96.3848007043222" calcext:value-type="float">
            <text:p>96.3848007043222</text:p>
          </table:table-cell>
          <table:table-cell table:style-name="ce9" table:formula="of:=[.E17]-[.G17]" office:value-type="float" office:value="-26.4787821594242" calcext:value-type="float">
            <text:p>-26.4787821594242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5-01" calcext:value-type="date">
            <text:p>1-May-201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9" calcext:value-type="float">
            <text:p>0.9</text:p>
          </table:table-cell>
          <table:table-cell table:formula="of:=RAND()*5" office:value-type="float" office:value="3.31339104591527" calcext:value-type="float">
            <text:p>3.31339104591527</text:p>
          </table:table-cell>
          <table:table-cell table:formula="of:=[.B18]*[.C18]+[.D18]" office:value-type="float" office:value="84.3133910459153" calcext:value-type="float">
            <text:p>84.3133910459153</text:p>
          </table:table-cell>
          <table:table-cell table:style-name="ce9" office:value-type="float" office:value="17" calcext:value-type="float">
            <text:p>17</text:p>
          </table:table-cell>
          <table:table-cell table:formula="of:=[.$H$1]+([.F18]*[.$G$1])" office:value-type="float" office:value="101.966460706491" calcext:value-type="float">
            <text:p>101.966460706491</text:p>
          </table:table-cell>
          <table:table-cell table:style-name="ce9" table:formula="of:=[.E18]-[.G18]" office:value-type="float" office:value="-17.6530696605753" calcext:value-type="float">
            <text:p>-17.6530696605753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6-01" calcext:value-type="date">
            <text:p>1-Jun-2014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3.75143552409076" calcext:value-type="float">
            <text:p>3.75143552409076</text:p>
          </table:table-cell>
          <table:table-cell table:formula="of:=[.B19]*[.C19]+[.D19]" office:value-type="float" office:value="98.7514355240908" calcext:value-type="float">
            <text:p>98.7514355240908</text:p>
          </table:table-cell>
          <table:table-cell table:style-name="ce9" office:value-type="float" office:value="18" calcext:value-type="float">
            <text:p>18</text:p>
          </table:table-cell>
          <table:table-cell table:formula="of:=[.$H$1]+([.F19]*[.$G$1])" office:value-type="float" office:value="107.548120708659" calcext:value-type="float">
            <text:p>107.548120708659</text:p>
          </table:table-cell>
          <table:table-cell table:style-name="ce9" table:formula="of:=[.E19]-[.G19]" office:value-type="float" office:value="-8.79668518456812" calcext:value-type="float">
            <text:p>-8.79668518456812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7-01" calcext:value-type="date">
            <text:p>1-Jul-201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5" calcext:value-type="float">
            <text:p>1.5</text:p>
          </table:table-cell>
          <table:table-cell table:formula="of:=RAND()*5" office:value-type="float" office:value="2.42243105402462" calcext:value-type="float">
            <text:p>2.42243105402462</text:p>
          </table:table-cell>
          <table:table-cell table:formula="of:=[.B20]*[.C20]+[.D20]" office:value-type="float" office:value="152.422431054025" calcext:value-type="float">
            <text:p>152.422431054025</text:p>
          </table:table-cell>
          <table:table-cell table:style-name="ce9" office:value-type="float" office:value="19" calcext:value-type="float">
            <text:p>19</text:p>
          </table:table-cell>
          <table:table-cell table:formula="of:=[.$H$1]+([.F20]*[.$G$1])" office:value-type="float" office:value="113.129780710827" calcext:value-type="float">
            <text:p>113.129780710827</text:p>
          </table:table-cell>
          <table:table-cell table:style-name="ce9" table:formula="of:=[.E20]-[.G20]" office:value-type="float" office:value="39.2926503431974" calcext:value-type="float">
            <text:p>39.2926503431974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8-01" calcext:value-type="date">
            <text:p>1-Aug-2014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.2" calcext:value-type="float">
            <text:p>1.2</text:p>
          </table:table-cell>
          <table:table-cell table:formula="of:=RAND()*5" office:value-type="float" office:value="4.50418762597098" calcext:value-type="float">
            <text:p>4.50418762597098</text:p>
          </table:table-cell>
          <table:table-cell table:formula="of:=[.B21]*[.C21]+[.D21]" office:value-type="float" office:value="130.504187625971" calcext:value-type="float">
            <text:p>130.504187625971</text:p>
          </table:table-cell>
          <table:table-cell table:style-name="ce9" office:value-type="float" office:value="20" calcext:value-type="float">
            <text:p>20</text:p>
          </table:table-cell>
          <table:table-cell table:formula="of:=[.$H$1]+([.F21]*[.$G$1])" office:value-type="float" office:value="118.711440712996" calcext:value-type="float">
            <text:p>118.711440712996</text:p>
          </table:table-cell>
          <table:table-cell table:style-name="ce9" table:formula="of:=[.E21]-[.G21]" office:value-type="float" office:value="11.7927469129754" calcext:value-type="float">
            <text:p>11.7927469129754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09-01" calcext:value-type="date">
            <text:p>1-Sep-2014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0.669199432676478" calcext:value-type="float">
            <text:p>0.669199432676478</text:p>
          </table:table-cell>
          <table:table-cell table:formula="of:=[.B22]*[.C22]+[.D22]" office:value-type="float" office:value="110.669199432676" calcext:value-type="float">
            <text:p>110.669199432676</text:p>
          </table:table-cell>
          <table:table-cell table:style-name="ce9" office:value-type="float" office:value="21" calcext:value-type="float">
            <text:p>21</text:p>
          </table:table-cell>
          <table:table-cell table:formula="of:=[.$H$1]+([.F22]*[.$G$1])" office:value-type="float" office:value="124.293100715164" calcext:value-type="float">
            <text:p>124.293100715164</text:p>
          </table:table-cell>
          <table:table-cell table:style-name="ce9" table:formula="of:=[.E22]-[.G22]" office:value-type="float" office:value="-13.6239012824874" calcext:value-type="float">
            <text:p>-13.6239012824874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10-01" calcext:value-type="date">
            <text:p>1-Oct-2014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2.96248756232534" calcext:value-type="float">
            <text:p>2.96248756232534</text:p>
          </table:table-cell>
          <table:table-cell table:formula="of:=[.B23]*[.C23]+[.D23]" office:value-type="float" office:value="117.962487562325" calcext:value-type="float">
            <text:p>117.962487562325</text:p>
          </table:table-cell>
          <table:table-cell table:style-name="ce9" office:value-type="float" office:value="22" calcext:value-type="float">
            <text:p>22</text:p>
          </table:table-cell>
          <table:table-cell table:formula="of:=[.$H$1]+([.F23]*[.$G$1])" office:value-type="float" office:value="129.874760717332" calcext:value-type="float">
            <text:p>129.874760717332</text:p>
          </table:table-cell>
          <table:table-cell table:style-name="ce9" table:formula="of:=[.E23]-[.G23]" office:value-type="float" office:value="-11.9122731550069" calcext:value-type="float">
            <text:p>-11.9122731550069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11-01" calcext:value-type="date">
            <text:p>1-Nov-201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.8" calcext:value-type="float">
            <text:p>0.8</text:p>
          </table:table-cell>
          <table:table-cell table:formula="of:=RAND()*5" office:value-type="float" office:value="2.70418438328175" calcext:value-type="float">
            <text:p>2.70418438328175</text:p>
          </table:table-cell>
          <table:table-cell table:formula="of:=[.B24]*[.C24]+[.D24]" office:value-type="float" office:value="98.7041843832818" calcext:value-type="float">
            <text:p>98.7041843832818</text:p>
          </table:table-cell>
          <table:table-cell table:style-name="ce9" office:value-type="float" office:value="23" calcext:value-type="float">
            <text:p>23</text:p>
          </table:table-cell>
          <table:table-cell table:formula="of:=[.$H$1]+([.F24]*[.$G$1])" office:value-type="float" office:value="135.456420719501" calcext:value-type="float">
            <text:p>135.456420719501</text:p>
          </table:table-cell>
          <table:table-cell table:style-name="ce9" table:formula="of:=[.E24]-[.G24]" office:value-type="float" office:value="-36.7522363362188" calcext:value-type="float">
            <text:p>-36.7522363362188</text:p>
          </table:table-cell>
          <table:table-cell table:number-columns-repeated="56"/>
        </table:table-row>
        <table:table-row table:style-name="ro1">
          <table:table-cell table:style-name="ce8" office:value-type="date" office:date-value="2014-12-01" calcext:value-type="date">
            <text:p>1-Dec-2014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.5" calcext:value-type="float">
            <text:p>1.5</text:p>
          </table:table-cell>
          <table:table-cell table:formula="of:=RAND()*5" office:value-type="float" office:value="0.58496846346587" calcext:value-type="float">
            <text:p>0.58496846346587</text:p>
          </table:table-cell>
          <table:table-cell table:formula="of:=[.B25]*[.C25]+[.D25]" office:value-type="float" office:value="188.084968463466" calcext:value-type="float">
            <text:p>188.084968463466</text:p>
          </table:table-cell>
          <table:table-cell table:style-name="ce9" office:value-type="float" office:value="24" calcext:value-type="float">
            <text:p>24</text:p>
          </table:table-cell>
          <table:table-cell table:formula="of:=[.$H$1]+([.F25]*[.$G$1])" office:value-type="float" office:value="141.038080721669" calcext:value-type="float">
            <text:p>141.038080721669</text:p>
          </table:table-cell>
          <table:table-cell table:style-name="ce9" table:formula="of:=[.E25]-[.G25]" office:value-type="float" office:value="47.046887741797" calcext:value-type="float">
            <text:p>47.046887741797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1-01" calcext:value-type="date">
            <text:p>1-Jan-201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2.65305203719134" calcext:value-type="float">
            <text:p>2.65305203719134</text:p>
          </table:table-cell>
          <table:table-cell table:formula="of:=[.B26]*[.C26]+[.D26]" office:value-type="float" office:value="132.653052037191" calcext:value-type="float">
            <text:p>132.653052037191</text:p>
          </table:table-cell>
          <table:table-cell table:style-name="ce9" office:value-type="float" office:value="25" calcext:value-type="float">
            <text:p>25</text:p>
          </table:table-cell>
          <table:table-cell table:formula="of:=[.$H$1]+([.F26]*[.$G$1])" office:value-type="float" office:value="146.619740723837" calcext:value-type="float">
            <text:p>146.619740723837</text:p>
          </table:table-cell>
          <table:table-cell table:style-name="ce9" table:formula="of:=[.E26]-[.G26]" office:value-type="float" office:value="-13.9666886866459" calcext:value-type="float">
            <text:p>-13.9666886866459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2-01" calcext:value-type="date">
            <text:p>1-Feb-2015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.2" calcext:value-type="float">
            <text:p>1.2</text:p>
          </table:table-cell>
          <table:table-cell table:formula="of:=RAND()*5" office:value-type="float" office:value="0.580702362743985" calcext:value-type="float">
            <text:p>0.580702362743985</text:p>
          </table:table-cell>
          <table:table-cell table:formula="of:=[.B27]*[.C27]+[.D27]" office:value-type="float" office:value="162.580702362744" calcext:value-type="float">
            <text:p>162.580702362744</text:p>
          </table:table-cell>
          <table:table-cell table:style-name="ce9" office:value-type="float" office:value="26" calcext:value-type="float">
            <text:p>26</text:p>
          </table:table-cell>
          <table:table-cell table:formula="of:=[.$H$1]+([.F27]*[.$G$1])" office:value-type="float" office:value="152.201400726006" calcext:value-type="float">
            <text:p>152.201400726006</text:p>
          </table:table-cell>
          <table:table-cell table:style-name="ce9" table:formula="of:=[.E27]-[.G27]" office:value-type="float" office:value="10.3793016367384" calcext:value-type="float">
            <text:p>10.3793016367384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3-01" calcext:value-type="date">
            <text:p>1-Mar-2015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.3" calcext:value-type="float">
            <text:p>1.3</text:p>
          </table:table-cell>
          <table:table-cell table:formula="of:=RAND()*5" office:value-type="float" office:value="2.00332137064377" calcext:value-type="float">
            <text:p>2.00332137064377</text:p>
          </table:table-cell>
          <table:table-cell table:formula="of:=[.B28]*[.C28]+[.D28]" office:value-type="float" office:value="184.003321370644" calcext:value-type="float">
            <text:p>184.003321370644</text:p>
          </table:table-cell>
          <table:table-cell table:style-name="ce9" office:value-type="float" office:value="27" calcext:value-type="float">
            <text:p>27</text:p>
          </table:table-cell>
          <table:table-cell table:formula="of:=[.$H$1]+([.F28]*[.$G$1])" office:value-type="float" office:value="157.783060728174" calcext:value-type="float">
            <text:p>157.783060728174</text:p>
          </table:table-cell>
          <table:table-cell table:style-name="ce9" table:formula="of:=[.E28]-[.G28]" office:value-type="float" office:value="26.2202606424699" calcext:value-type="float">
            <text:p>26.2202606424699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4-01" calcext:value-type="date">
            <text:p>1-Apr-2015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0.8" calcext:value-type="float">
            <text:p>0.8</text:p>
          </table:table-cell>
          <table:table-cell table:formula="of:=RAND()*5" office:value-type="float" office:value="2.52722521732692" calcext:value-type="float">
            <text:p>2.52722521732692</text:p>
          </table:table-cell>
          <table:table-cell table:formula="of:=[.B29]*[.C29]+[.D29]" office:value-type="float" office:value="118.527225217327" calcext:value-type="float">
            <text:p>118.527225217327</text:p>
          </table:table-cell>
          <table:table-cell table:style-name="ce9" office:value-type="float" office:value="28" calcext:value-type="float">
            <text:p>28</text:p>
          </table:table-cell>
          <table:table-cell table:formula="of:=[.$H$1]+([.F29]*[.$G$1])" office:value-type="float" office:value="163.364720730342" calcext:value-type="float">
            <text:p>163.364720730342</text:p>
          </table:table-cell>
          <table:table-cell table:style-name="ce9" table:formula="of:=[.E29]-[.G29]" office:value-type="float" office:value="-44.8374955130153" calcext:value-type="float">
            <text:p>-44.8374955130153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5-01" calcext:value-type="date">
            <text:p>1-May-201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.9" calcext:value-type="float">
            <text:p>0.9</text:p>
          </table:table-cell>
          <table:table-cell table:formula="of:=RAND()*5" office:value-type="float" office:value="4.10732329052928" calcext:value-type="float">
            <text:p>4.10732329052928</text:p>
          </table:table-cell>
          <table:table-cell table:formula="of:=[.B30]*[.C30]+[.D30]" office:value-type="float" office:value="139.107323290529" calcext:value-type="float">
            <text:p>139.107323290529</text:p>
          </table:table-cell>
          <table:table-cell table:style-name="ce9" office:value-type="float" office:value="29" calcext:value-type="float">
            <text:p>29</text:p>
          </table:table-cell>
          <table:table-cell table:formula="of:=[.$H$1]+([.F30]*[.$G$1])" office:value-type="float" office:value="168.946380732511" calcext:value-type="float">
            <text:p>168.946380732511</text:p>
          </table:table-cell>
          <table:table-cell table:style-name="ce9" table:formula="of:=[.E30]-[.G30]" office:value-type="float" office:value="-29.8390574419813" calcext:value-type="float">
            <text:p>-29.8390574419813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6-01" calcext:value-type="date">
            <text:p>1-Jun-2015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1.13496456379071" calcext:value-type="float">
            <text:p>1.13496456379071</text:p>
          </table:table-cell>
          <table:table-cell table:formula="of:=[.B31]*[.C31]+[.D31]" office:value-type="float" office:value="156.134964563791" calcext:value-type="float">
            <text:p>156.134964563791</text:p>
          </table:table-cell>
          <table:table-cell table:style-name="ce9" office:value-type="float" office:value="30" calcext:value-type="float">
            <text:p>30</text:p>
          </table:table-cell>
          <table:table-cell table:formula="of:=[.$H$1]+([.F31]*[.$G$1])" office:value-type="float" office:value="174.528040734679" calcext:value-type="float">
            <text:p>174.528040734679</text:p>
          </table:table-cell>
          <table:table-cell table:style-name="ce9" table:formula="of:=[.E31]-[.G31]" office:value-type="float" office:value="-18.3930761708882" calcext:value-type="float">
            <text:p>-18.3930761708882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7-01" calcext:value-type="date">
            <text:p>1-Jul-2015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.5" calcext:value-type="float">
            <text:p>1.5</text:p>
          </table:table-cell>
          <table:table-cell table:formula="of:=RAND()*5" office:value-type="float" office:value="3.7213950695238" calcext:value-type="float">
            <text:p>3.7213950695238</text:p>
          </table:table-cell>
          <table:table-cell table:formula="of:=[.B32]*[.C32]+[.D32]" office:value-type="float" office:value="243.721395069524" calcext:value-type="float">
            <text:p>243.721395069524</text:p>
          </table:table-cell>
          <table:table-cell table:style-name="ce9" office:value-type="float" office:value="31" calcext:value-type="float">
            <text:p>31</text:p>
          </table:table-cell>
          <table:table-cell table:formula="of:=[.$H$1]+([.F32]*[.$G$1])" office:value-type="float" office:value="180.109700736847" calcext:value-type="float">
            <text:p>180.109700736847</text:p>
          </table:table-cell>
          <table:table-cell table:style-name="ce9" table:formula="of:=[.E32]-[.G32]" office:value-type="float" office:value="63.6116943326766" calcext:value-type="float">
            <text:p>63.6116943326766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8-01" calcext:value-type="date">
            <text:p>1-Aug-2015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.2" calcext:value-type="float">
            <text:p>1.2</text:p>
          </table:table-cell>
          <table:table-cell table:formula="of:=RAND()*5" office:value-type="float" office:value="1.35744878725858" calcext:value-type="float">
            <text:p>1.35744878725858</text:p>
          </table:table-cell>
          <table:table-cell table:formula="of:=[.B33]*[.C33]+[.D33]" office:value-type="float" office:value="199.357448787259" calcext:value-type="float">
            <text:p>199.357448787259</text:p>
          </table:table-cell>
          <table:table-cell table:style-name="ce9" office:value-type="float" office:value="32" calcext:value-type="float">
            <text:p>32</text:p>
          </table:table-cell>
          <table:table-cell table:formula="of:=[.$H$1]+([.F33]*[.$G$1])" office:value-type="float" office:value="185.691360739016" calcext:value-type="float">
            <text:p>185.691360739016</text:p>
          </table:table-cell>
          <table:table-cell table:style-name="ce9" table:formula="of:=[.E33]-[.G33]" office:value-type="float" office:value="13.666088048243" calcext:value-type="float">
            <text:p>13.666088048243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09-01" calcext:value-type="date">
            <text:p>1-Sep-2015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4.81263923326194" calcext:value-type="float">
            <text:p>4.81263923326194</text:p>
          </table:table-cell>
          <table:table-cell table:formula="of:=[.B34]*[.C34]+[.D34]" office:value-type="float" office:value="174.812639233262" calcext:value-type="float">
            <text:p>174.812639233262</text:p>
          </table:table-cell>
          <table:table-cell table:style-name="ce9" office:value-type="float" office:value="33" calcext:value-type="float">
            <text:p>33</text:p>
          </table:table-cell>
          <table:table-cell table:formula="of:=[.$H$1]+([.F34]*[.$G$1])" office:value-type="float" office:value="191.273020741184" calcext:value-type="float">
            <text:p>191.273020741184</text:p>
          </table:table-cell>
          <table:table-cell table:style-name="ce9" table:formula="of:=[.E34]-[.G34]" office:value-type="float" office:value="-16.460381507922" calcext:value-type="float">
            <text:p>-16.460381507922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10-01" calcext:value-type="date">
            <text:p>1-Oct-2015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" calcext:value-type="float">
            <text:p>1</text:p>
          </table:table-cell>
          <table:table-cell table:formula="of:=RAND()*5" office:value-type="float" office:value="3.38499133319283" calcext:value-type="float">
            <text:p>3.38499133319283</text:p>
          </table:table-cell>
          <table:table-cell table:formula="of:=[.B35]*[.C35]+[.D35]" office:value-type="float" office:value="178.384991333193" calcext:value-type="float">
            <text:p>178.384991333193</text:p>
          </table:table-cell>
          <table:table-cell table:style-name="ce9" office:value-type="float" office:value="34" calcext:value-type="float">
            <text:p>34</text:p>
          </table:table-cell>
          <table:table-cell table:formula="of:=[.$H$1]+([.F35]*[.$G$1])" office:value-type="float" office:value="196.854680743352" calcext:value-type="float">
            <text:p>196.854680743352</text:p>
          </table:table-cell>
          <table:table-cell table:style-name="ce9" table:formula="of:=[.E35]-[.G35]" office:value-type="float" office:value="-18.4696894101594" calcext:value-type="float">
            <text:p>-18.4696894101594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11-01" calcext:value-type="date">
            <text:p>1-Nov-2015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0.8" calcext:value-type="float">
            <text:p>0.8</text:p>
          </table:table-cell>
          <table:table-cell table:formula="of:=RAND()*5" office:value-type="float" office:value="1.81550416081481" calcext:value-type="float">
            <text:p>1.81550416081481</text:p>
          </table:table-cell>
          <table:table-cell table:formula="of:=[.B36]*[.C36]+[.D36]" office:value-type="float" office:value="145.815504160815" calcext:value-type="float">
            <text:p>145.815504160815</text:p>
          </table:table-cell>
          <table:table-cell table:style-name="ce9" office:value-type="float" office:value="35" calcext:value-type="float">
            <text:p>35</text:p>
          </table:table-cell>
          <table:table-cell table:formula="of:=[.$H$1]+([.F36]*[.$G$1])" office:value-type="float" office:value="202.436340745521" calcext:value-type="float">
            <text:p>202.436340745521</text:p>
          </table:table-cell>
          <table:table-cell table:style-name="ce9" table:formula="of:=[.E36]-[.G36]" office:value-type="float" office:value="-56.6208365847058" calcext:value-type="float">
            <text:p>-56.6208365847058</text:p>
          </table:table-cell>
          <table:table-cell table:number-columns-repeated="56"/>
        </table:table-row>
        <table:table-row table:style-name="ro1">
          <table:table-cell table:style-name="ce8" office:value-type="date" office:date-value="2015-12-01" calcext:value-type="date">
            <text:p>1-Dec-2015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.5" calcext:value-type="float">
            <text:p>1.5</text:p>
          </table:table-cell>
          <table:table-cell table:formula="of:=RAND()*5" office:value-type="float" office:value="1.94668689003122" calcext:value-type="float">
            <text:p>1.94668689003122</text:p>
          </table:table-cell>
          <table:table-cell table:formula="of:=[.B37]*[.C37]+[.D37]" office:value-type="float" office:value="279.446686890031" calcext:value-type="float">
            <text:p>279.446686890031</text:p>
          </table:table-cell>
          <table:table-cell table:style-name="ce9" office:value-type="float" office:value="36" calcext:value-type="float">
            <text:p>36</text:p>
          </table:table-cell>
          <table:table-cell table:formula="of:=[.$H$1]+([.F37]*[.$G$1])" office:value-type="float" office:value="208.018000747689" calcext:value-type="float">
            <text:p>208.018000747689</text:p>
          </table:table-cell>
          <table:table-cell table:style-name="ce9" table:formula="of:=[.E37]-[.G37]" office:value-type="float" office:value="71.4286861423423" calcext:value-type="float">
            <text:p>71.4286861423423</text:p>
          </table:table-cell>
          <table:table-cell table:number-columns-repeated="56"/>
        </table:table-row>
        <table:table-row table:style-name="ro1" table:number-rows-repeated="251">
          <table:table-cell table:style-name="ce6"/>
          <table:table-cell table:style-name="ce5"/>
          <table:table-cell table:number-columns-repeated="62"/>
        </table:table-row>
        <table:table-row table:style-name="ro2" table:number-rows-repeated="10482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inquedos_20_2" style:display-name="PageStyle_Brinquedo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zonalidade" style:display-name="PageStyle_Sazona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nquedos" style:display-name="PageStyle_Brinque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" style:display-name="PageStyle_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" style:display-name="PageStyle_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" style:display-name="PageStyle_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dia_5f_Moveis" style:display-name="PageStyle_Média_Mov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ncos" style:display-name="PageStyle_Bran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22T17:52:53.927770462</dc:date>
    <meta:editing-duration>PT8M20S</meta:editing-duration>
    <meta:editing-cycles>1</meta:editing-cycles>
    <meta:document-statistic meta:table-count="8" meta:cell-count="8466" meta:object-count="12"/>
    <meta:generator>LibreOffice/6.3.6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25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3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147cm" svg:height="15.001cm" xlink:href=".." xlink:type="simple" chart:class="chart:line" chart:style-name="ch1">
        <chart:plot-area chart:style-name="ch2" table:cell-range-address="Média_Moveis.A1:Média_Moveis.B285" chart:data-source-has-labels="both" svg:x="1.502cm" svg:y="0.3cm" svg:width="20.203cm" svg:height="13.371cm">
          <chartooo:coordinate-region svg:x="2.494cm" svg:y="0.499cm" svg:width="19.211cm" svg:height="12.525cm"/>
          <chart:axis chart:dimension="x" chart:name="primary-x" chart:style-name="ch3" chartooo:axis-type="text">
            <chart:title svg:x="10.97cm" svg:y="13.972cm" chart:style-name="ch4">
              <text:p>Tempo</text:p>
            </chart:title>
            <chart:categories table:cell-range-address="Média_Moveis.A2:Média_Moveis.A285"/>
          </chart:axis>
          <chart:axis chart:dimension="y" chart:name="primary-y" chart:style-name="ch5">
            <chart:title svg:x="0.451cm" svg:y="9.02cm" chart:style-name="ch6">
              <text:p>Quant. de Views por dia</text:p>
            </chart:title>
            <chart:grid chart:style-name="ch7" chart:class="major"/>
          </chart:axis>
          <chart:series chart:style-name="ch8" chart:values-cell-range-address="Média_Moveis.B2:Média_Moveis.B285" chart:label-cell-address="Média_Moveis.B1:Média_Moveis.B1" chart:class="chart:line">
            <chart:data-point chart:repeated="2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ews do Blog</text:p>
                <draw:g>
                  <svg:desc>Média_Moveis.B1:Média_Moveis.B1</svg:desc>
                </draw:g>
              </table:table-cell>
            </table:table-row>
          </table:table-header-rows>
          <table:table-rows>
            <table:table-row>
              <table:table-cell office:value-type="float" office:value="39620">
                <text:p>39620</text:p>
                <draw:g>
                  <svg:desc>Média_Moveis.A2:Média_Moveis.A285</svg:desc>
                </draw:g>
              </table:table-cell>
              <table:table-cell office:value-type="float" office:value="1740">
                <text:p>1740</text:p>
                <draw:g>
                  <svg:desc>Média_Moveis.B2:Média_Moveis.B285</svg:desc>
                </draw:g>
              </table:table-cell>
            </table:table-row>
            <table:table-row>
              <table:table-cell office:value-type="float" office:value="39621">
                <text:p>39621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39622">
                <text:p>39622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39623">
                <text:p>3962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39624">
                <text:p>39624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39625">
                <text:p>39625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39626">
                <text:p>39626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float" office:value="39627">
                <text:p>3962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39628">
                <text:p>3962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float" office:value="39629">
                <text:p>39629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39631">
                <text:p>39631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39632">
                <text:p>39632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float" office:value="39633">
                <text:p>39633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39634">
                <text:p>3963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float" office:value="39635">
                <text:p>396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39636">
                <text:p>39636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39637">
                <text:p>39637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39638">
                <text:p>3963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39639">
                <text:p>39639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float" office:value="39640">
                <text:p>3964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39641">
                <text:p>39641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39642">
                <text:p>39642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39643">
                <text:p>39643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39644">
                <text:p>39644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39645">
                <text:p>39645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39646">
                <text:p>39646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39647">
                <text:p>39647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39648">
                <text:p>3964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39649">
                <text:p>39649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float" office:value="39651">
                <text:p>3965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9652">
                <text:p>39652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float" office:value="39653">
                <text:p>39653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39654">
                <text:p>39654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39655">
                <text:p>39655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float" office:value="39656">
                <text:p>39656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657">
                <text:p>39657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39658">
                <text:p>39658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39659">
                <text:p>39659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39662">
                <text:p>39662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39663">
                <text:p>39663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39664">
                <text:p>3966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float" office:value="39665">
                <text:p>39665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39666">
                <text:p>3966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float" office:value="39667">
                <text:p>39667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39668">
                <text:p>39668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float" office:value="39669">
                <text:p>39669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39670">
                <text:p>3967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39671">
                <text:p>39671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float" office:value="39672">
                <text:p>39672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float" office:value="39673">
                <text:p>39673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39674">
                <text:p>3967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39675">
                <text:p>3967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float" office:value="39676">
                <text:p>39676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float" office:value="39677">
                <text:p>39677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39678">
                <text:p>39678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float" office:value="39679">
                <text:p>39679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float" office:value="39680">
                <text:p>3968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39681">
                <text:p>39681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float" office:value="39682">
                <text:p>3968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39683">
                <text:p>3968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39684">
                <text:p>39684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39685">
                <text:p>3968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float" office:value="39686">
                <text:p>3968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39687">
                <text:p>39687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39688">
                <text:p>39688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float" office:value="39689">
                <text:p>3968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float" office:value="39690">
                <text:p>39690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39691">
                <text:p>39691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39693">
                <text:p>39693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39694">
                <text:p>3969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39695">
                <text:p>39695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float" office:value="39696">
                <text:p>39696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39697">
                <text:p>39697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float" office:value="39698">
                <text:p>39698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39699">
                <text:p>39699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39702">
                <text:p>39702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float" office:value="39703">
                <text:p>39703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39704">
                <text:p>39704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float" office:value="39705">
                <text:p>39705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float" office:value="39706">
                <text:p>39706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float" office:value="39707">
                <text:p>39707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39708">
                <text:p>39708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float" office:value="39709">
                <text:p>39709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9710">
                <text:p>3971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39711">
                <text:p>39711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39712">
                <text:p>3971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float" office:value="39713">
                <text:p>39713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float" office:value="39714">
                <text:p>39714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39715">
                <text:p>39715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39716">
                <text:p>3971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39717">
                <text:p>39717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39718">
                <text:p>39718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float" office:value="39719">
                <text:p>3971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39720">
                <text:p>39720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39721">
                <text:p>3972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39723">
                <text:p>39723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39724">
                <text:p>39724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float" office:value="39725">
                <text:p>3972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39726">
                <text:p>39726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9727">
                <text:p>39727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39728">
                <text:p>39728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float" office:value="39729">
                <text:p>39729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39731">
                <text:p>39731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39732">
                <text:p>39732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float" office:value="39733">
                <text:p>39733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39734">
                <text:p>39734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float" office:value="39735">
                <text:p>39735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39736">
                <text:p>39736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float" office:value="39737">
                <text:p>39737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39738">
                <text:p>39738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39739">
                <text:p>3973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39740">
                <text:p>3974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39741">
                <text:p>3974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39742">
                <text:p>39742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39743">
                <text:p>3974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39744">
                <text:p>39744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39745">
                <text:p>3974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39746">
                <text:p>39746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39747">
                <text:p>39747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float" office:value="39748">
                <text:p>3974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39749">
                <text:p>39749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float" office:value="39751">
                <text:p>3975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float" office:value="39752">
                <text:p>3975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float" office:value="39754">
                <text:p>39754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39755">
                <text:p>3975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39756">
                <text:p>39756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39757">
                <text:p>3975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39758">
                <text:p>3975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9759">
                <text:p>39759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float" office:value="39760">
                <text:p>3976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39761">
                <text:p>39761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39762">
                <text:p>3976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39763">
                <text:p>3976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39764">
                <text:p>39764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float" office:value="39765">
                <text:p>3976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39766">
                <text:p>39766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39767">
                <text:p>3976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39768">
                <text:p>3976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float" office:value="39769">
                <text:p>3976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39770">
                <text:p>3977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39771">
                <text:p>3977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39772">
                <text:p>3977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9773">
                <text:p>39773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39774">
                <text:p>397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39775">
                <text:p>397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39776">
                <text:p>39776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float" office:value="39777">
                <text:p>39777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float" office:value="39778">
                <text:p>3977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39779">
                <text:p>39779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39780">
                <text:p>39780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39781">
                <text:p>39781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39782">
                <text:p>39782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float" office:value="39784">
                <text:p>39784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39785">
                <text:p>3978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float" office:value="39786">
                <text:p>39786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float" office:value="39787">
                <text:p>39787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39788">
                <text:p>3978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float" office:value="39789">
                <text:p>39789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39790">
                <text:p>3979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float" office:value="39791">
                <text:p>3979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float" office:value="39792">
                <text:p>39792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39793">
                <text:p>39793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39794">
                <text:p>3979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39795">
                <text:p>39795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39796">
                <text:p>39796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39797">
                <text:p>39797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39798">
                <text:p>39798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float" office:value="39799">
                <text:p>39799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39802">
                <text:p>39802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39803">
                <text:p>39803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39804">
                <text:p>3980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39805">
                <text:p>3980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float" office:value="39806">
                <text:p>39806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39807">
                <text:p>39807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float" office:value="39808">
                <text:p>39808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39809">
                <text:p>39809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39810">
                <text:p>3981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39811">
                <text:p>3981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39812">
                <text:p>3981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39813">
                <text:p>39813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39815">
                <text:p>39815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39816">
                <text:p>39816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39817">
                <text:p>3981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39818">
                <text:p>39818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float" office:value="39819">
                <text:p>3981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39820">
                <text:p>3982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39821">
                <text:p>39821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float" office:value="39822">
                <text:p>3982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float" office:value="39823">
                <text:p>39823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39824">
                <text:p>39824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float" office:value="39825">
                <text:p>39825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39826">
                <text:p>39826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float" office:value="39827">
                <text:p>3982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39828">
                <text:p>39828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39829">
                <text:p>39829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39830">
                <text:p>3983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float" office:value="39831">
                <text:p>39831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39832">
                <text:p>39832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39833">
                <text:p>39833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39834">
                <text:p>39834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39835">
                <text:p>39835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float" office:value="39836">
                <text:p>3983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float" office:value="39837">
                <text:p>3983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39838">
                <text:p>3983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39839">
                <text:p>39839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39840">
                <text:p>398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9841">
                <text:p>39841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39842">
                <text:p>39842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39843">
                <text:p>39843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39844">
                <text:p>3984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float" office:value="39846">
                <text:p>39846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39847">
                <text:p>3984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39848">
                <text:p>39848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39849">
                <text:p>39849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39850">
                <text:p>39850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float" office:value="39851">
                <text:p>39851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float" office:value="39852">
                <text:p>39852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39853">
                <text:p>39853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39854">
                <text:p>3985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39855">
                <text:p>3985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39856">
                <text:p>39856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39857">
                <text:p>39857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39858">
                <text:p>39858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39859">
                <text:p>39859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39860">
                <text:p>3986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39861">
                <text:p>3986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39862">
                <text:p>39862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39863">
                <text:p>3986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39864">
                <text:p>3986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39865">
                <text:p>3986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39866">
                <text:p>39866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float" office:value="39867">
                <text:p>3986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39868">
                <text:p>3986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float" office:value="39869">
                <text:p>3986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float" office:value="39871">
                <text:p>39871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39872">
                <text:p>39872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39874">
                <text:p>3987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39875">
                <text:p>3987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float" office:value="39876">
                <text:p>3987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float" office:value="39877">
                <text:p>39877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float" office:value="39878">
                <text:p>39878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float" office:value="39879">
                <text:p>3987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39880">
                <text:p>3988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39881">
                <text:p>39881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float" office:value="39882">
                <text:p>39882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39883">
                <text:p>39883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39884">
                <text:p>39884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39885">
                <text:p>39885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39886">
                <text:p>39886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39887">
                <text:p>39887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39888">
                <text:p>39888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39889">
                <text:p>39889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39890">
                <text:p>3989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float" office:value="39891">
                <text:p>39891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39892">
                <text:p>39892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float" office:value="39893">
                <text:p>39893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float" office:value="39894">
                <text:p>39894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39895">
                <text:p>39895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39896">
                <text:p>39896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39897">
                <text:p>3989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39898">
                <text:p>3989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39899">
                <text:p>3989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float" office:value="39902">
                <text:p>3990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39903">
                <text:p>39903</text:p>
              </table:table-cell>
              <table:table-cell office:value-type="float" office:value="2319">
                <text:p>2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168cm" svg:height="7.462cm" xlink:href=".." xlink:type="simple" chart:class="chart:line" chart:style-name="ch1">
        <chart:legend chart:legend-position="bottom" svg:x="2.771cm" svg:y="6.863cm" style:legend-expansion="wide" chart:style-name="ch2"/>
        <chart:plot-area chart:style-name="ch3" table:cell-range-address="'Brinquedos 2'.N29:'Brinquedos 2'.Q41" chart:data-source-has-labels="both" svg:x="0.223cm" svg:y="0.149cm" svg:width="10.722cm" svg:height="6.381cm">
          <chartooo:coordinate-region svg:x="1.056cm" svg:y="0.348cm" svg:width="9.583cm" svg:height="5.983cm"/>
          <chart:axis chart:dimension="x" chart:name="primary-x" chart:style-name="ch4" chartooo:axis-type="text">
            <chart:categories table:cell-range-address="'Brinquedos 2'.N30:'Brinquedos 2'.N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inquedos 2'.O30:'Brinquedos 2'.O41" chart:label-cell-address="'Brinquedos 2'.O29:'Brinquedos 2'.O29" chart:class="chart:line">
            <chart:data-point chart:repeated="12"/>
          </chart:series>
          <chart:series chart:style-name="ch8" chart:values-cell-range-address="'Brinquedos 2'.P30:'Brinquedos 2'.P41" chart:label-cell-address="'Brinquedos 2'.P29:'Brinquedos 2'.P29" chart:class="chart:line">
            <chart:data-point chart:repeated="12"/>
          </chart:series>
          <chart:series chart:style-name="ch9" chart:values-cell-range-address="'Brinquedos 2'.Q30:'Brinquedos 2'.Q41" chart:label-cell-address="'Brinquedos 2'.Q29:'Brinquedos 2'.Q2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</text:p>
                <draw:g>
                  <svg:desc>'Brinquedos 2'.O29:'Brinquedos 2'.O29</svg:desc>
                </draw:g>
              </table:table-cell>
              <table:table-cell office:value-type="string">
                <text:p>2014</text:p>
                <draw:g>
                  <svg:desc>'Brinquedos 2'.P29:'Brinquedos 2'.P29</svg:desc>
                </draw:g>
              </table:table-cell>
              <table:table-cell office:value-type="string">
                <text:p>2015</text:p>
                <draw:g>
                  <svg:desc>'Brinquedos 2'.Q29:'Brinquedos 2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Brinquedos 2'.N30:'Brinquedos 2'.N41</svg:desc>
                </draw:g>
              </table:table-cell>
              <table:table-cell office:value-type="float" office:value="0.0180180180180185">
                <text:p>0.0180180180180185</text:p>
                <draw:g>
                  <svg:desc>'Brinquedos 2'.O30:'Brinquedos 2'.O41</svg:desc>
                </draw:g>
              </table:table-cell>
              <table:table-cell office:value-type="float" office:value="-0.0937077978173869">
                <text:p>-0.0937077978173869</text:p>
                <draw:g>
                  <svg:desc>'Brinquedos 2'.P30:'Brinquedos 2'.P41</svg:desc>
                </draw:g>
              </table:table-cell>
              <table:table-cell office:value-type="float" office:value="-0.0963848710117367">
                <text:p>-0.0963848710117367</text:p>
                <draw:g>
                  <svg:desc>'Brinquedos 2'.Q30:'Brinquedos 2'.Q41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0.0339294181399447">
                <text:p>0.0339294181399447</text:p>
              </table:table-cell>
              <table:table-cell office:value-type="float" office:value="0.0714103855408204">
                <text:p>0.0714103855408204</text:p>
              </table:table-cell>
              <table:table-cell office:value-type="float" office:value="0.0812942891256144">
                <text:p>0.08129428912561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201836121836122">
                <text:p>0.201836121836122</text:p>
              </table:table-cell>
              <table:table-cell office:value-type="float" office:value="0.157223890557224">
                <text:p>0.157223890557224</text:p>
              </table:table-cell>
              <table:table-cell office:value-type="float" office:value="0.154573672220731">
                <text:p>0.154573672220731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0.181379665379665">
                <text:p>-0.181379665379665</text:p>
              </table:table-cell>
              <table:table-cell office:value-type="float" office:value="-0.360695705766128">
                <text:p>-0.360695705766128</text:p>
              </table:table-cell>
              <table:table-cell office:value-type="float" office:value="-0.364035821535821">
                <text:p>-0.364035821535821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-0.133034416905385">
                <text:p>-0.133034416905385</text:p>
              </table:table-cell>
              <table:table-cell office:value-type="float" office:value="-0.246328907304517">
                <text:p>-0.246328907304517</text:p>
              </table:table-cell>
              <table:table-cell office:value-type="float" office:value="-0.226622274448361">
                <text:p>-0.22662227444836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0.100368708476816">
                <text:p>-0.100368708476816</text:p>
              </table:table-cell>
              <table:table-cell office:value-type="float" office:value="-0.0998831192708744">
                <text:p>-0.0998831192708744</text:p>
              </table:table-cell>
              <table:table-cell office:value-type="float" office:value="-0.0997701205248375">
                <text:p>-0.099770120524837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265028293599722">
                <text:p>0.265028293599722</text:p>
              </table:table-cell>
              <table:table-cell office:value-type="float" office:value="0.263778435207007">
                <text:p>0.263778435207007</text:p>
              </table:table-cell>
              <table:table-cell office:value-type="float" office:value="0.260438424372851">
                <text:p>0.260438424372851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0733429858429859">
                <text:p>0.0733429858429859</text:p>
              </table:table-cell>
              <table:table-cell office:value-type="float" office:value="0.0848638748638749">
                <text:p>0.0848638748638749</text:p>
              </table:table-cell>
              <table:table-cell office:value-type="float" office:value="0.065112564107539">
                <text:p>0.065112564107539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0.0845729826861903">
                <text:p>-0.0845729826861903</text:p>
              </table:table-cell>
              <table:table-cell office:value-type="float" office:value="-0.112118496047068">
                <text:p>-0.112118496047068</text:p>
              </table:table-cell>
              <table:table-cell office:value-type="float" office:value="-0.114140552512646">
                <text:p>-0.114140552512646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-0.0690159893549724">
                <text:p>-0.0690159893549724</text:p>
              </table:table-cell>
              <table:table-cell office:value-type="float" office:value="-0.112366212366212">
                <text:p>-0.112366212366212</text:p>
              </table:table-cell>
              <table:table-cell office:value-type="float" office:value="-0.114247176959041">
                <text:p>-0.11424717695904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0.373230373230373">
                <text:p>-0.373230373230373</text:p>
              </table:table-cell>
              <table:table-cell office:value-type="float" office:value="-0.343924971647744">
                <text:p>-0.343924971647744</text:p>
              </table:table-cell>
              <table:table-cell office:value-type="float" office:value="-0.379668881709698">
                <text:p>-0.379668881709698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0.242335776009245">
                <text:p>0.242335776009245</text:p>
              </table:table-cell>
              <table:table-cell office:value-type="float" office:value="0.248265971138312">
                <text:p>0.248265971138312</text:p>
              </table:table-cell>
              <table:table-cell office:value-type="float" office:value="0.250356471579493">
                <text:p>0.2503564715794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572cm" svg:height="7.646cm" xlink:href=".." xlink:type="simple" chart:class="chart:line" chart:style-name="ch1">
        <chart:legend chart:legend-position="bottom" svg:x="6.473cm" svg:y="7.047cm" style:legend-expansion="wide" chart:style-name="ch2"/>
        <chart:plot-area chart:style-name="ch3" table:cell-range-address="Sazonalidade.A1:Sazonalidade.D13" chart:data-source-has-labels="both" svg:x="0.371cm" svg:y="0.152cm" svg:width="17.83cm" svg:height="6.559cm">
          <chartooo:coordinate-region svg:x="1.098cm" svg:y="0.351cm" svg:width="16.797cm" svg:height="6.161cm"/>
          <chart:axis chart:dimension="x" chart:name="primary-x" chart:style-name="ch4" chartooo:axis-type="text">
            <chart:categories table:cell-range-address="Sazonalidade.A2:Sazonalidade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zonalidade.B2:Sazonalidade.B13" chart:label-cell-address="Sazonalidade.B1:Sazonalidade.B1" chart:class="chart:line">
            <chart:data-point chart:repeated="12"/>
          </chart:series>
          <chart:series chart:style-name="ch8" chart:values-cell-range-address="Sazonalidade.C2:Sazonalidade.C13" chart:label-cell-address="Sazonalidade.C1:Sazonalidade.C1" chart:class="chart:line">
            <chart:data-point chart:repeated="12"/>
          </chart:series>
          <chart:series chart:style-name="ch9" chart:values-cell-range-address="Sazonalidade.D2:Sazonalidade.D13" chart:label-cell-address="Sazonalidade.D1:Sazonalidade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</text:p>
                <draw:g>
                  <svg:desc>Sazonalidade.B1:Sazonalidade.B1</svg:desc>
                </draw:g>
              </table:table-cell>
              <table:table-cell office:value-type="string">
                <text:p>2014</text:p>
                <draw:g>
                  <svg:desc>Sazonalidade.C1:Sazonalidade.C1</svg:desc>
                </draw:g>
              </table:table-cell>
              <table:table-cell office:value-type="string">
                <text:p>2015</text:p>
                <draw:g>
                  <svg:desc>Sazonalidade.D1:Sazonalidad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azonalidade.A2:Sazonalidade.A13</svg:desc>
                </draw:g>
              </table:table-cell>
              <table:table-cell office:value-type="float" office:value="0.23423423423424">
                <text:p>0.23423423423424</text:p>
                <draw:g>
                  <svg:desc>Sazonalidade.B2:Sazonalidade.B13</svg:desc>
                </draw:g>
              </table:table-cell>
              <table:table-cell office:value-type="float" office:value="-6.84066924066924">
                <text:p>-6.84066924066924</text:p>
                <draw:g>
                  <svg:desc>Sazonalidade.C2:Sazonalidade.C13</svg:desc>
                </draw:g>
              </table:table-cell>
              <table:table-cell office:value-type="float" office:value="-12.9155727155727">
                <text:p>-12.9155727155727</text:p>
                <draw:g>
                  <svg:desc>Sazonalidade.D2:Sazonalidade.D13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0.64465894465895">
                <text:p>0.64465894465895</text:p>
              </table:table-cell>
              <table:table-cell office:value-type="float" office:value="6.56975546975548">
                <text:p>6.56975546975548</text:p>
              </table:table-cell>
              <table:table-cell office:value-type="float" office:value="13.494851994852">
                <text:p>13.49485199485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.05508365508366">
                <text:p>6.05508365508366</text:p>
              </table:table-cell>
              <table:table-cell office:value-type="float" office:value="16.9801801801802">
                <text:p>16.9801801801802</text:p>
              </table:table-cell>
              <table:table-cell office:value-type="float" office:value="28.9052767052767">
                <text:p>28.9052767052767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4.53449163449163">
                <text:p>-4.53449163449163</text:p>
              </table:table-cell>
              <table:table-cell office:value-type="float" office:value="-25.6093951093951">
                <text:p>-25.6093951093951</text:p>
              </table:table-cell>
              <table:table-cell office:value-type="float" office:value="-43.6842985842986">
                <text:p>-43.684298584298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-4.12406692406692">
                <text:p>-4.12406692406692</text:p>
              </table:table-cell>
              <table:table-cell office:value-type="float" office:value="-20.1989703989704">
                <text:p>-20.1989703989704</text:p>
              </table:table-cell>
              <table:table-cell office:value-type="float" office:value="-31.2738738738739">
                <text:p>-31.273873873873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3.71364221364221">
                <text:p>-3.71364221364221</text:p>
              </table:table-cell>
              <table:table-cell office:value-type="float" office:value="-9.7885456885457">
                <text:p>-9.7885456885457</text:p>
              </table:table-cell>
              <table:table-cell office:value-type="float" office:value="-15.8634491634492">
                <text:p>-15.863449163449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.6967824967825">
                <text:p>16.6967824967825</text:p>
              </table:table-cell>
              <table:table-cell office:value-type="float" office:value="40.621879021879">
                <text:p>40.621879021879</text:p>
              </table:table-cell>
              <table:table-cell office:value-type="float" office:value="63.5469755469755">
                <text:p>63.546975546975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4.10720720720721">
                <text:p>4.10720720720721</text:p>
              </table:table-cell>
              <table:table-cell office:value-type="float" office:value="11.0323037323037">
                <text:p>11.0323037323037</text:p>
              </table:table-cell>
              <table:table-cell office:value-type="float" office:value="12.9574002574003">
                <text:p>12.957400257400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4.48236808236808">
                <text:p>-4.48236808236808</text:p>
              </table:table-cell>
              <table:table-cell office:value-type="float" office:value="-12.5572715572716">
                <text:p>-12.5572715572716</text:p>
              </table:table-cell>
              <table:table-cell office:value-type="float" office:value="-19.632175032175">
                <text:p>-19.632175032175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-4.07194337194337">
                <text:p>-4.07194337194337</text:p>
              </table:table-cell>
              <table:table-cell office:value-type="float" office:value="-13.1468468468468">
                <text:p>-13.1468468468468</text:p>
              </table:table-cell>
              <table:table-cell office:value-type="float" office:value="-20.2217503217503">
                <text:p>-20.22175032175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18.6615186615187">
                <text:p>-18.6615186615187</text:p>
              </table:table-cell>
              <table:table-cell office:value-type="float" office:value="-34.7364221364221">
                <text:p>-34.7364221364221</text:p>
              </table:table-cell>
              <table:table-cell office:value-type="float" office:value="-55.8113256113256">
                <text:p>-55.8113256113256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23.748906048906">
                <text:p>23.748906048906</text:p>
              </table:table-cell>
              <table:table-cell office:value-type="float" office:value="46.6740025740026">
                <text:p>46.6740025740026</text:p>
              </table:table-cell>
              <table:table-cell office:value-type="float" office:value="69.5990990990991">
                <text:p>69.59909909909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448cm" svg:height="7.197cm" xlink:href=".." xlink:type="simple" chart:class="chart:line" chart:style-name="ch1">
        <chart:legend chart:legend-position="bottom" svg:x="4.411cm" svg:y="6.598cm" style:legend-expansion="wide" chart:style-name="ch2"/>
        <chart:plot-area chart:style-name="ch3" table:cell-range-address="Sazonalidade.A17:Sazonalidade.D29" chart:data-source-has-labels="both" svg:x="0.288cm" svg:y="0.143cm" svg:width="13.872cm" svg:height="6.128cm">
          <chartooo:coordinate-region svg:x="1.015cm" svg:y="0.342cm" svg:width="12.839cm" svg:height="5.73cm"/>
          <chart:axis chart:dimension="x" chart:name="primary-x" chart:style-name="ch4" chartooo:axis-type="text">
            <chart:categories table:cell-range-address="Sazonalidade.A18:Sazonalidade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zonalidade.B18:Sazonalidade.B29" chart:label-cell-address="Sazonalidade.B17:Sazonalidade.B17" chart:class="chart:line">
            <chart:data-point chart:repeated="12"/>
          </chart:series>
          <chart:series chart:style-name="ch8" chart:values-cell-range-address="Sazonalidade.C18:Sazonalidade.C29" chart:label-cell-address="Sazonalidade.C17:Sazonalidade.C17" chart:class="chart:line">
            <chart:data-point chart:repeated="12"/>
          </chart:series>
          <chart:series chart:style-name="ch9" chart:values-cell-range-address="Sazonalidade.D18:Sazonalidade.D29" chart:label-cell-address="Sazonalidade.D17:Sazonalidade.D1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</text:p>
                <draw:g>
                  <svg:desc>Sazonalidade.B17:Sazonalidade.B17</svg:desc>
                </draw:g>
              </table:table-cell>
              <table:table-cell office:value-type="string">
                <text:p>2014</text:p>
                <draw:g>
                  <svg:desc>Sazonalidade.C17:Sazonalidade.C17</svg:desc>
                </draw:g>
              </table:table-cell>
              <table:table-cell office:value-type="string">
                <text:p>2015</text:p>
                <draw:g>
                  <svg:desc>Sazonalidade.D17:Sazonalidade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azonalidade.A18:Sazonalidade.A29</svg:desc>
                </draw:g>
              </table:table-cell>
              <table:table-cell office:value-type="float" office:value="-6.43336425884303">
                <text:p>-6.43336425884303</text:p>
                <draw:g>
                  <svg:desc>Sazonalidade.B18:Sazonalidade.B29</svg:desc>
                </draw:g>
              </table:table-cell>
              <table:table-cell office:value-type="float" office:value="-6.84066924066924">
                <text:p>-6.84066924066924</text:p>
                <draw:g>
                  <svg:desc>Sazonalidade.C18:Sazonalidade.C29</svg:desc>
                </draw:g>
              </table:table-cell>
              <table:table-cell office:value-type="float" office:value="-5.40267779637345">
                <text:p>-5.40267779637345</text:p>
                <draw:g>
                  <svg:desc>Sazonalidade.D18:Sazonalidade.D29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8.60514159137471">
                <text:p>8.60514159137471</text:p>
              </table:table-cell>
              <table:table-cell office:value-type="float" office:value="6.56975546975548">
                <text:p>6.56975546975548</text:p>
              </table:table-cell>
              <table:table-cell office:value-type="float" office:value="10.8736325891617">
                <text:p>10.873632589161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0.4485698037621">
                <text:p>20.4485698037621</text:p>
              </table:table-cell>
              <table:table-cell office:value-type="float" office:value="16.9801801801802">
                <text:p>16.9801801801802</text:p>
              </table:table-cell>
              <table:table-cell office:value-type="float" office:value="26.8226128608574">
                <text:p>26.8226128608574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25.3266427274425">
                <text:p>-25.3266427274425</text:p>
              </table:table-cell>
              <table:table-cell office:value-type="float" office:value="-25.6093951093951">
                <text:p>-25.6093951093951</text:p>
              </table:table-cell>
              <table:table-cell office:value-type="float" office:value="-25.5336017969866">
                <text:p>-25.533601796986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-17.9033425548873">
                <text:p>-17.9033425548873</text:p>
              </table:table-cell>
              <table:table-cell office:value-type="float" office:value="-20.1989703989704">
                <text:p>-20.1989703989704</text:p>
              </table:table-cell>
              <table:table-cell office:value-type="float" office:value="-17.6283770568513">
                <text:p>-17.628377056851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6.72844072924369">
                <text:p>-6.72844072924369</text:p>
              </table:table-cell>
              <table:table-cell office:value-type="float" office:value="-9.7885456885457">
                <text:p>-9.7885456885457</text:p>
              </table:table-cell>
              <table:table-cell office:value-type="float" office:value="-0.403996313543519">
                <text:p>-0.40399631354351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4.401505258854">
                <text:p>44.401505258854</text:p>
              </table:table-cell>
              <table:table-cell office:value-type="float" office:value="40.621879021879">
                <text:p>40.621879021879</text:p>
              </table:table-cell>
              <table:table-cell office:value-type="float" office:value="49.2575967206226">
                <text:p>49.2575967206226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5.0203841094127">
                <text:p>15.0203841094127</text:p>
              </table:table-cell>
              <table:table-cell office:value-type="float" office:value="11.0323037323037">
                <text:p>11.0323037323037</text:p>
              </table:table-cell>
              <table:table-cell office:value-type="float" office:value="13.1851360961955">
                <text:p>13.1851360961955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8.84618041297363">
                <text:p>-8.84618041297363</text:p>
              </table:table-cell>
              <table:table-cell office:value-type="float" office:value="-12.5572715572716">
                <text:p>-12.5572715572716</text:p>
              </table:table-cell>
              <table:table-cell office:value-type="float" office:value="-7.04621441117167">
                <text:p>-7.04621441117167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-10.4382402972216">
                <text:p>-10.4382402972216</text:p>
              </table:table-cell>
              <table:table-cell office:value-type="float" office:value="-13.1468468468468">
                <text:p>-13.1468468468468</text:p>
              </table:table-cell>
              <table:table-cell office:value-type="float" office:value="-8.56109234656681">
                <text:p>-8.5610923465668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34.5499549339487">
                <text:p>-34.5499549339487</text:p>
              </table:table-cell>
              <table:table-cell office:value-type="float" office:value="-34.7364221364221">
                <text:p>-34.7364221364221</text:p>
              </table:table-cell>
              <table:table-cell office:value-type="float" office:value="-28.7047563517051">
                <text:p>-28.7047563517051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8.2967362239027">
                <text:p>48.2967362239027</text:p>
              </table:table-cell>
              <table:table-cell office:value-type="float" office:value="46.6740025740026">
                <text:p>46.6740025740026</text:p>
              </table:table-cell>
              <table:table-cell office:value-type="float" office:value="51.534989031373">
                <text:p>51.5349890313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011cm" svg:height="5.107cm" xlink:href=".." xlink:type="simple" chart:class="chart:line" chart:style-name="ch1">
        <chart:plot-area chart:style-name="ch2" table:cell-range-address="Média_Moveis.C1:Média_Moveis.C285" chart:data-source-has-labels="row" svg:x="1.5cm" svg:y="0.102cm" svg:width="20.071cm" svg:height="4.903cm">
          <chartooo:coordinate-region svg:x="2.492cm" svg:y="0.301cm" svg:width="19.069cm" svg:height="4.057cm"/>
          <chart:axis chart:dimension="x" chart:name="primary-x" chart:style-name="ch3"/>
          <chart:axis chart:dimension="y" chart:name="primary-y" chart:style-name="ch4">
            <chart:title svg:x="0.451cm" svg:y="3.596cm" chart:style-name="ch5">
              <text:p>Media Móve</text:p>
            </chart:title>
            <chart:grid chart:style-name="ch6" chart:class="major"/>
          </chart:axis>
          <chart:series chart:style-name="ch7" chart:values-cell-range-address="Média_Moveis.C2:Média_Moveis.C285" chart:label-cell-address="Média_Moveis.C1:Média_Moveis.C1" chart:class="chart:line">
            <chart:data-point chart:repeated="2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Móvel - 7</text:p>
                <draw:g>
                  <svg:desc>Média_Moveis.C1:Média_Movei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édia_Moveis.C2:Média_Moveis.C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2.57142857143">
                <text:p>1912.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9.42857142857">
                <text:p>1959.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4.14285714286">
                <text:p>2024.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3.42857142857">
                <text:p>1973.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5.42857142857">
                <text:p>1985.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7.71428571429">
                <text:p>2027.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5.28571428571">
                <text:p>2105.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8.28571428571">
                <text:p>2118.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.14285714286">
                <text:p>2100.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1.14285714286">
                <text:p>2101.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3.71428571429">
                <text:p>2143.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3.14285714286">
                <text:p>2163.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9.71428571429">
                <text:p>2179.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92.28571428571">
                <text:p>2192.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2.71428571429">
                <text:p>2192.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90.28571428571">
                <text:p>2290.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20.71428571429">
                <text:p>2320.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2.14285714286">
                <text:p>2332.14285714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2.57142857143">
                <text:p>2322.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32.57142857143">
                <text:p>2332.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0.14285714286">
                <text:p>2340.142857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3.57142857143">
                <text:p>2343.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48.28571428571">
                <text:p>2348.28571428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1.85714285714">
                <text:p>2331.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3.28571428571">
                <text:p>2343.2857142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6.71428571429">
                <text:p>2386.71428571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9.14285714286">
                <text:p>2439.14285714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2.28571428571">
                <text:p>2442.28571428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1.42857142857">
                <text:p>2461.42857142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1.14285714286">
                <text:p>2481.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87.57142857143">
                <text:p>2487.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30.71428571429">
                <text:p>2530.71428571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2.85714285714">
                <text:p>2512.85714285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46.57142857143">
                <text:p>2446.57142857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3.42857142857">
                <text:p>2433.42857142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7.57142857143">
                <text:p>2397.57142857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69.85714285714">
                <text:p>2369.85714285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28.71428571429">
                <text:p>2428.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3.42857142857">
                <text:p>2363.42857142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0.57142857143">
                <text:p>2390.57142857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7.14285714286">
                <text:p>2457.14285714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96.71428571429">
                <text:p>2496.7142857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17.42857142857">
                <text:p>2517.42857142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90.28571428571">
                <text:p>2590.28571428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95.28571428571">
                <text:p>2595.28571428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80.85714285714">
                <text:p>2580.85714285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3.71428571429">
                <text:p>2563.71428571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81.71428571429">
                <text:p>2581.71428571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7.14285714286">
                <text:p>2517.14285714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98.57142857143">
                <text:p>2598.571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8.71428571429">
                <text:p>2628.71428571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83.28571428571">
                <text:p>2583.28571428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0.14285714286">
                <text:p>2560.14285714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8.71428571429">
                <text:p>2528.71428571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6.42857142857">
                <text:p>2486.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67.85714285714">
                <text:p>2367.857142857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14.28571428571">
                <text:p>2414.28571428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14.57142857143">
                <text:p>2414.571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67.57142857143">
                <text:p>2467.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29.71428571429">
                <text:p>2529.714285714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1.85714285714">
                <text:p>2521.857142857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02.14285714286">
                <text:p>2502.14285714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75.28571428571">
                <text:p>2575.28571428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31.14285714286">
                <text:p>2531.1428571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35.85714285714">
                <text:p>2535.85714285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66.71428571429">
                <text:p>2566.71428571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2.28571428571">
                <text:p>2532.28571428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80.57142857143">
                <text:p>2580.5714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7.85714285714">
                <text:p>2567.857142857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07.71428571429">
                <text:p>2607.714285714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1.14285714286">
                <text:p>2551.14285714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1.57142857143">
                <text:p>2521.57142857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41.42857142857">
                <text:p>2541.42857142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81.71428571429">
                <text:p>2581.71428571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86.42857142857">
                <text:p>2586.42857142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72.28571428571">
                <text:p>2572.285714285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16.57142857143">
                <text:p>2616.57142857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9.85714285714">
                <text:p>2549.85714285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61.85714285714">
                <text:p>2461.85714285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64.71428571429">
                <text:p>2364.71428571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75.71428571429">
                <text:p>2275.7142857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65.57142857143">
                <text:p>2365.57142857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60.57142857143">
                <text:p>2360.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82.14285714286">
                <text:p>2282.142857142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14.57142857143">
                <text:p>2314.57142857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77.28571428571">
                <text:p>2377.285714285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56.85714285714">
                <text:p>2456.85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3.14285714286">
                <text:p>2383.14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97.71428571429">
                <text:p>2397.714285714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60.57142857143">
                <text:p>2360.571428571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71.71428571429">
                <text:p>2371.714285714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71.71428571429">
                <text:p>2271.71428571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16.42857142857">
                <text:p>2216.42857142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1.42857142857">
                <text:p>2251.4285714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21.71428571429">
                <text:p>2221.71428571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94.28571428571">
                <text:p>2194.28571428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33.14285714286">
                <text:p>2233.14285714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29.57142857143">
                <text:p>2229.571428571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01.57142857143">
                <text:p>2201.571428571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41.28571428571">
                <text:p>2141.28571428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22.14285714286">
                <text:p>2122.14285714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18.14285714286">
                <text:p>2118.14285714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10.57142857143">
                <text:p>2110.57142857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01.85714285714">
                <text:p>2101.85714285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19.28571428571">
                <text:p>2119.285714285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2.28571428571">
                <text:p>2062.285714285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80.28571428571">
                <text:p>2080.285714285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5.42857142857">
                <text:p>2055.428571428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73.28571428571">
                <text:p>2073.285714285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67.14285714286">
                <text:p>2067.14285714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87.28571428571">
                <text:p>2087.285714285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8.14285714286">
                <text:p>2078.142857142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97.42857142857">
                <text:p>2097.428571428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1.85714285714">
                <text:p>2121.857142857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33.71428571429">
                <text:p>2033.714285714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14.28571428571">
                <text:p>2014.28571428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23.57142857143">
                <text:p>2023.571428571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9.14285714286">
                <text:p>1999.14285714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5.85714285714">
                <text:p>2005.857142857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8.71428571429">
                <text:p>1998.71428571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46.57142857143">
                <text:p>1946.57142857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8.28571428571">
                <text:p>1998.285714285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5.57142857143">
                <text:p>1995.57142857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8.71428571429">
                <text:p>1988.714285714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7.14285714286">
                <text:p>1997.142857142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67.14285714286">
                <text:p>1967.14285714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58.42857142857">
                <text:p>1958.428571428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1.42857142857">
                <text:p>1991.42857142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70.42857142857">
                <text:p>1970.428571428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1.14285714286">
                <text:p>1981.142857142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2.57142857143">
                <text:p>1982.57142857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0.71428571429">
                <text:p>2000.714285714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52.57142857143">
                <text:p>2052.57142857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33.85714285714">
                <text:p>2033.85714285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22.85714285714">
                <text:p>2022.857142857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30.28571428571">
                <text:p>2030.285714285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86.71428571429">
                <text:p>1986.714285714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95.42857142857">
                <text:p>1995.428571428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32.85714285714">
                <text:p>2032.857142857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6.42857142857">
                <text:p>2016.428571428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27.28571428571">
                <text:p>2027.28571428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50.85714285714">
                <text:p>2050.85714285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95.57142857143">
                <text:p>2095.571428571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66.57142857143">
                <text:p>2166.57142857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34.57142857143">
                <text:p>2134.571428571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2.42857142857">
                <text:p>2102.42857142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60.28571428571">
                <text:p>2060.285714285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78.57142857143">
                <text:p>2078.57142857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20.85714285714">
                <text:p>2120.85714285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13.14285714286">
                <text:p>2113.14285714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23.71428571429">
                <text:p>2123.71428571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60.28571428571">
                <text:p>2160.285714285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48.85714285714">
                <text:p>2248.857142857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96.71428571429">
                <text:p>2296.714285714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83.57142857143">
                <text:p>2283.571428571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44.42857142857">
                <text:p>2244.42857142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22.14285714286">
                <text:p>2222.142857142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40.85714285714">
                <text:p>2240.85714285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07.14285714286">
                <text:p>2207.142857142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59.42857142857">
                <text:p>2159.428571428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28.28571428571">
                <text:p>2128.2857142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85.85714285714">
                <text:p>2185.85714285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96.14285714286">
                <text:p>2196.14285714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16.71428571429">
                <text:p>2116.714285714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59.14285714286">
                <text:p>2159.14285714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20.42857142857">
                <text:p>2220.428571428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72.14285714286">
                <text:p>2272.142857142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05.57142857143">
                <text:p>2305.57142857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90.14285714286">
                <text:p>2290.142857142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30.71428571429">
                <text:p>2330.714285714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33.57142857143">
                <text:p>2233.57142857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40.14285714286">
                <text:p>2240.142857142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12.71428571429">
                <text:p>2212.714285714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11.42857142857">
                <text:p>2211.428571428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1.57142857143">
                <text:p>2201.571428571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0.85714285714">
                <text:p>2210.857142857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82.71428571429">
                <text:p>2282.714285714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57.28571428571">
                <text:p>2257.285714285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81.57142857143">
                <text:p>2281.571428571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74.42857142857">
                <text:p>2274.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99.85714285714">
                <text:p>2299.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7.85714285714">
                <text:p>2287.857142857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4.57142857143">
                <text:p>2294.571428571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83.42857142857">
                <text:p>2283.42857142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83.28571428571">
                <text:p>2283.285714285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1.28571428571">
                <text:p>2251.285714285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4.85714285714">
                <text:p>2284.857142857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0.71428571429">
                <text:p>2290.714285714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56.42857142857">
                <text:p>2256.428571428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9.42857142857">
                <text:p>2219.428571428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6.57142857143">
                <text:p>2236.571428571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3.85714285714">
                <text:p>2263.85714285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1.71428571429">
                <text:p>2241.714285714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5.42857142857">
                <text:p>2295.428571428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10.42857142857">
                <text:p>2410.428571428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1.57142857143">
                <text:p>2381.571428571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79.28571428571">
                <text:p>2379.28571428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96.85714285714">
                <text:p>2296.85714285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91.28571428571">
                <text:p>2291.285714285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63.57142857143">
                <text:p>2263.571428571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4.57142857143">
                <text:p>2174.571428571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63.85714285714">
                <text:p>2163.85714285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71.71428571429">
                <text:p>2171.714285714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37.85714285714">
                <text:p>2137.857142857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97.57142857143">
                <text:p>2197.571428571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40.42857142857">
                <text:p>2240.42857142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64.85714285714">
                <text:p>2164.857142857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69.85714285714">
                <text:p>2169.857142857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86.14285714286">
                <text:p>2186.142857142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90.71428571429">
                <text:p>2190.714285714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33.28571428571">
                <text:p>2233.285714285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58.28571428571">
                <text:p>2158.285714285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5.85714285714">
                <text:p>2125.857142857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97.85714285714">
                <text:p>2197.85714285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31.42857142857">
                <text:p>2131.428571428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62.57142857143">
                <text:p>2162.571428571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20.71428571429">
                <text:p>2220.714285714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96.57142857143">
                <text:p>2196.57142857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63.57142857143">
                <text:p>2263.571428571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72.57142857143">
                <text:p>2272.571428571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15.28571428571">
                <text:p>2215.285714285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04.71428571429">
                <text:p>2204.714285714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42.42857142857">
                <text:p>2142.42857142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33.71428571429">
                <text:p>2133.71428571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91.28571428571">
                <text:p>2091.285714285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18.14285714286">
                <text:p>2118.142857142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78.14285714286">
                <text:p>2178.142857142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60.85714285714">
                <text:p>2160.857142857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13.42857142857">
                <text:p>2113.428571428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06.42857142857">
                <text:p>2106.428571428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1.71428571429">
                <text:p>2101.714285714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98.28571428571">
                <text:p>2098.285714285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95.57142857143">
                <text:p>2095.571428571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7.14285714286">
                <text:p>2097.142857142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73.14285714286">
                <text:p>2173.142857142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42.28571428571">
                <text:p>2142.285714285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38.28571428571">
                <text:p>2138.285714285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98.57142857143">
                <text:p>2198.571428571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72.85714285714">
                <text:p>2172.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64.42857142857">
                <text:p>2164.42857142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73.66666666667">
                <text:p>2173.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25.4">
                <text:p>2125.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82.75">
                <text:p>2182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038cm" svg:height="4.604cm" xlink:href=".." xlink:type="simple" chart:class="chart:line" chart:style-name="ch1">
        <chart:plot-area chart:style-name="ch2" table:cell-range-address="Média_Moveis.D1:Média_Moveis.D285" chart:data-source-has-labels="row" svg:x="1.5cm" svg:y="0.092cm" svg:width="20.098cm" svg:height="3.39cm">
          <chartooo:coordinate-region svg:x="2.492cm" svg:y="0.291cm" svg:width="19.097cm" svg:height="2.544cm"/>
          <chart:axis chart:dimension="x" chart:name="primary-x" chart:style-name="ch3">
            <chart:title svg:x="10.916cm" svg:y="3.575cm" chart:style-name="ch4">
              <text:p>Tempo</text:p>
            </chart:title>
          </chart:axis>
          <chart:axis chart:dimension="y" chart:name="primary-y" chart:style-name="ch5">
            <chart:title svg:x="0.451cm" svg:y="3.134cm" chart:style-name="ch6">
              <text:p>Média Móvel - 3</text:p>
            </chart:title>
            <chart:grid chart:style-name="ch7" chart:class="major"/>
          </chart:axis>
          <chart:series chart:style-name="ch8" chart:values-cell-range-address="Média_Moveis.D2:Média_Moveis.D285" chart:label-cell-address="Média_Moveis.D1:Média_Moveis.D1" chart:class="chart:line">
            <chart:data-point chart:repeated="2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Móvel - 3</text:p>
                <draw:g>
                  <svg:desc>Média_Moveis.D1:Média_Movei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édia_Moveis.D2:Média_Moveis.D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.66666666667">
                <text:p>1877.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1.66666666667">
                <text:p>1921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.66666666667">
                <text:p>2006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7.66666666667">
                <text:p>2117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9.66666666667">
                <text:p>2019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1.66666666667">
                <text:p>2021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5.33333333333">
                <text:p>2045.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3.66666666667">
                <text:p>2143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1.66666666667">
                <text:p>2231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5.66666666667">
                <text:p>2175.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8.66666666667">
                <text:p>2168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8.66666666667">
                <text:p>2228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66666666667">
                <text:p>2300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25.66666666667">
                <text:p>2325.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6.66666666667">
                <text:p>2336.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7.66666666667">
                <text:p>2377.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74.33333333333">
                <text:p>2374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84.66666666667">
                <text:p>2284.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9.33333333333">
                <text:p>2319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4.66666666667">
                <text:p>2374.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3.33333333333">
                <text:p>2373.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8.33333333333">
                <text:p>2358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73.66666666667">
                <text:p>2373.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93.66666666667">
                <text:p>2393.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0.33333333333">
                <text:p>2550.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71.33333333333">
                <text:p>2471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5.33333333333">
                <text:p>2535.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67.66666666667">
                <text:p>2467.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9.33333333333">
                <text:p>2439.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23.33333333333">
                <text:p>2323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92.33333333333">
                <text:p>2292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5.66666666667">
                <text:p>2455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5.66666666667">
                <text:p>2505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4.33333333333">
                <text:p>2634.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5.66666666667">
                <text:p>2495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37.33333333333">
                <text:p>2637.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9.33333333333">
                <text:p>2659.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0.66666666667">
                <text:p>2560.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54.33333333333">
                <text:p>2454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89.33333333333">
                <text:p>2689.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94.33333333333">
                <text:p>2794.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3.66666666667">
                <text:p>2623.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58.33333333333">
                <text:p>2458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2.33333333333">
                <text:p>2402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50.33333333333">
                <text:p>2350.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9.33333333333">
                <text:p>2529.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72.66666666667">
                <text:p>2572.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4.33333333333">
                <text:p>2534.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05.66666666667">
                <text:p>2505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8.33333333333">
                <text:p>2478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21.33333333333">
                <text:p>2621.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4.33333333333">
                <text:p>2654.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41.33333333333">
                <text:p>2541.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66.66666666667">
                <text:p>2466.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8.33333333333">
                <text:p>2678.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08.66666666667">
                <text:p>2708.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22.66666666667">
                <text:p>2622.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5.33333333333">
                <text:p>2365.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8.66666666667">
                <text:p>2458.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76.66666666667">
                <text:p>2276.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88.33333333333">
                <text:p>2188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35.33333333333">
                <text:p>2335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44.33333333333">
                <text:p>2344.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80.33333333333">
                <text:p>2380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39.66666666667">
                <text:p>2339.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98.66666666667">
                <text:p>2498.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0.33333333333">
                <text:p>2520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55.66666666667">
                <text:p>2155.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70.66666666667">
                <text:p>2170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83.66666666667">
                <text:p>2283.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9.33333333333">
                <text:p>2299.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79.66666666667">
                <text:p>2179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58.66666666667">
                <text:p>2158.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7.66666666667">
                <text:p>2057.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69.33333333333">
                <text:p>2069.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45.33333333333">
                <text:p>2145.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04.66666666667">
                <text:p>2104.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11.33333333333">
                <text:p>2111.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60.33333333333">
                <text:p>2060.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62.33333333333">
                <text:p>2062.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43.33333333333">
                <text:p>2043.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28.33333333333">
                <text:p>2128.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93.33333333333">
                <text:p>2193.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89.66666666667">
                <text:p>2089.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51.66666666667">
                <text:p>2051.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86.33333333333">
                <text:p>1986.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30.66666666667">
                <text:p>2130.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24.66666666667">
                <text:p>2024.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9.33333333333">
                <text:p>1999.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0.33333333333">
                <text:p>1860.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66.66666666667">
                <text:p>1966.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6.66666666667">
                <text:p>1976.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64.66666666667">
                <text:p>1964.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05.33333333333">
                <text:p>2105.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41.66666666667">
                <text:p>1941.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07.33333333333">
                <text:p>1907.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86.33333333333">
                <text:p>1886.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5.66666666667">
                <text:p>1985.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21.66666666667">
                <text:p>2021.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84.66666666667">
                <text:p>2084.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12.33333333333">
                <text:p>2012.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37.33333333333">
                <text:p>2037.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9.66666666667">
                <text:p>1969.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20.66666666667">
                <text:p>2020.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18.33333333333">
                <text:p>2018.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43.33333333333">
                <text:p>2143.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80.33333333333">
                <text:p>2080.33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9.33333333333">
                <text:p>2079.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54.33333333333">
                <text:p>2154.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34.33333333333">
                <text:p>2034.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95.33333333333">
                <text:p>1895.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9.66666666667">
                <text:p>1949.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22.33333333333">
                <text:p>2122.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77.66666666667">
                <text:p>2277.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39.33333333333">
                <text:p>2339.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37.33333333333">
                <text:p>2237.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03.66666666667">
                <text:p>2103.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39.66666666667">
                <text:p>2239.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04.66666666667">
                <text:p>2204.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36.33333333333">
                <text:p>2036.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73.66666666667">
                <text:p>2173.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58.66666666667">
                <text:p>2158.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61.33333333333">
                <text:p>2261.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72.33333333333">
                <text:p>2372.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15.66666666667">
                <text:p>2215.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17.33333333333">
                <text:p>2217.33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29.33333333333">
                <text:p>2129.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75.33333333333">
                <text:p>2175.333333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87.66666666667">
                <text:p>2187.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20.66666666667">
                <text:p>2320.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11.33333333333">
                <text:p>2211.3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18.66666666667">
                <text:p>2318.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83.66666666667">
                <text:p>2283.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05.66666666667">
                <text:p>2305.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01.33333333333">
                <text:p>2301.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13.33333333333">
                <text:p>2313.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80.33333333333">
                <text:p>2280.33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4.66666666667">
                <text:p>2204.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04.66666666667">
                <text:p>2304.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30.66666666667">
                <text:p>2330.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07.66666666667">
                <text:p>2207.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26.66666666667">
                <text:p>2226.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08.33333333333">
                <text:p>2408.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42.66666666667">
                <text:p>2342.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76.66666666667">
                <text:p>2376.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59.66666666667">
                <text:p>2359.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07.66666666667">
                <text:p>2507.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27.66666666667">
                <text:p>2427.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0.33333333333">
                <text:p>2310.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43.33333333333">
                <text:p>2143.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06.66666666667">
                <text:p>2106.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74.33333333333">
                <text:p>2074.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10.33333333333">
                <text:p>2210.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13.33333333333">
                <text:p>2213.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24.66666666667">
                <text:p>2224.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92.33333333333">
                <text:p>2292.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72.66666666667">
                <text:p>2272.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33.66666666667">
                <text:p>2233.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76.33333333333">
                <text:p>2276.3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09.66666666667">
                <text:p>2209.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40.66666666667">
                <text:p>2240.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69.33333333333">
                <text:p>2069.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3.66666666667">
                <text:p>2033.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13.66666666667">
                <text:p>2213.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95.33333333333">
                <text:p>2295.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54.66666666667">
                <text:p>2154.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33.33333333333">
                <text:p>2133.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85.33333333333">
                <text:p>2185.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05.66666666667">
                <text:p>2105.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0.33333333333">
                <text:p>2040.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63.33333333333">
                <text:p>2263.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78.66666666667">
                <text:p>1978.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11.66666666667">
                <text:p>2211.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52.66666666667">
                <text:p>2252.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00.66666666667">
                <text:p>2300.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74.66666666667">
                <text:p>2074.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72.33333333333">
                <text:p>2072.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37.33333333333">
                <text:p>2137.3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72.66666666667">
                <text:p>2272.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05">
                <text:p>2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144cm" svg:height="4.022cm" xlink:href=".." xlink:type="simple" chart:class="chart:line" chart:style-name="ch1">
        <chart:plot-area chart:style-name="ch2" table:cell-range-address="Média_Moveis.E1:Média_Moveis.E2610" svg:x="1.502cm" svg:y="0.08cm" svg:width="20.2cm" svg:height="2.832cm">
          <chartooo:coordinate-region svg:x="2.494cm" svg:y="0.08cm" svg:width="19.208cm" svg:height="1.986cm"/>
          <chart:axis chart:dimension="x" chart:name="primary-x" chart:style-name="ch3">
            <chart:title svg:x="10.969cm" svg:y="2.993cm" chart:style-name="ch4">
              <text:p>Tempo</text:p>
            </chart:title>
          </chart:axis>
          <chart:axis chart:dimension="y" chart:name="primary-y" chart:style-name="ch5">
            <chart:title svg:x="0.451cm" svg:y="3.489cm" chart:style-name="ch6">
              <text:p>Média móvel 21 dias</text:p>
            </chart:title>
            <chart:grid chart:style-name="ch7" chart:class="major"/>
          </chart:axis>
          <chart:series chart:style-name="ch8" chart:values-cell-range-address="Média_Moveis.E1:Média_Moveis.E2610" chart:class="chart:line">
            <chart:data-point chart:repeated="26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édia_Moveis.E1:Média_Moveis.E26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4.52380952381">
                <text:p>2074.52380952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1.19047619048">
                <text:p>2101.19047619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8.52380952381">
                <text:p>2138.5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5.95238095238">
                <text:p>2145.9523809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0.2380952381">
                <text:p>2160.2380952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6.66666666667">
                <text:p>2176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10.04761904762">
                <text:p>2210.04761904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7.04761904762">
                <text:p>2217.04761904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29.2380952381">
                <text:p>2229.2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6.57142857143">
                <text:p>2246.5714285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65.42857142857">
                <text:p>2265.42857142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79.52380952381">
                <text:p>2279.52380952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96.33333333333">
                <text:p>2296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1.33333333333">
                <text:p>2321.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5.04761904762">
                <text:p>2325.047619047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49.66666666667">
                <text:p>2349.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3.2380952381">
                <text:p>2373.238095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0.04761904762">
                <text:p>2380.04761904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.04761904762">
                <text:p>2402.04761904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7.38095238095">
                <text:p>2407.38095238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6.09523809524">
                <text:p>2406.09523809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5.28571428571">
                <text:p>2405.285714285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.85714285714">
                <text:p>2400.8571428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99.7619047619">
                <text:p>2399.76190476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16.04761904762">
                <text:p>2416.04761904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12.47619047619">
                <text:p>2412.47619047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0.04761904762">
                <text:p>2430.04761904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7.61904761905">
                <text:p>2447.61904761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7.47619047619">
                <text:p>2457.47619047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58.80952380952">
                <text:p>2458.80952380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0.42857142857">
                <text:p>2480.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77.09523809524">
                <text:p>2477.09523809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6.47619047619">
                <text:p>2496.47619047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0.47619047619">
                <text:p>2500.476190476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94.85714285714">
                <text:p>2494.8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7.95238095238">
                <text:p>2497.95238095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98.90476190476">
                <text:p>2498.90476190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2.42857142857">
                <text:p>2492.4285714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14.09523809524">
                <text:p>2514.09523809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20.90476190476">
                <text:p>2520.90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9.09523809524">
                <text:p>2539.09523809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0.42857142857">
                <text:p>2540.42857142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40.19047619048">
                <text:p>2540.19047619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2.38095238095">
                <text:p>2542.38095238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5.38095238095">
                <text:p>2545.380952380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33.33333333333">
                <text:p>2533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34.7619047619">
                <text:p>2534.7619047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1.52380952381">
                <text:p>2531.523809523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1.38095238095">
                <text:p>2531.38095238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12.71428571429">
                <text:p>2512.7142857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8.09523809524">
                <text:p>2508.09523809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95.28571428571">
                <text:p>2495.28571428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7.52380952381">
                <text:p>2517.52380952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2.90476190476">
                <text:p>2512.90476190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6.14285714286">
                <text:p>2506.1428571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5.14285714286">
                <text:p>2505.14285714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09.14285714286">
                <text:p>2509.14285714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1.52380952381">
                <text:p>2501.52380952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14.66666666667">
                <text:p>2514.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95.04761904762">
                <text:p>2495.047619047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90.19047619048">
                <text:p>2490.19047619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85.47619047619">
                <text:p>2485.47619047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94.71428571429">
                <text:p>2494.71428571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9.85714285714">
                <text:p>2499.85714285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19.04761904762">
                <text:p>2519.04761904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27.71428571429">
                <text:p>2527.71428571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35.47619047619">
                <text:p>2535.47619047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38.90476190476">
                <text:p>2538.904761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6.71428571429">
                <text:p>2536.71428571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1.85714285714">
                <text:p>2531.85714285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44.7619047619">
                <text:p>2544.7619047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74.7619047619">
                <text:p>2574.7619047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76.52380952381">
                <text:p>2576.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70.38095238095">
                <text:p>2570.38095238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7.85714285714">
                <text:p>2567.857142857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48.09523809524">
                <text:p>2548.095238095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39.14285714286">
                <text:p>2539.14285714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43.71428571429">
                <text:p>2543.71428571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1.38095238095">
                <text:p>2541.38095238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7.42857142857">
                <text:p>2517.42857142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14.90476190476">
                <text:p>2514.90476190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81.14285714286">
                <text:p>2481.14285714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81.04761904762">
                <text:p>2481.04761904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75.33333333333">
                <text:p>2475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60.33333333333">
                <text:p>2460.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52.71428571429">
                <text:p>2452.71428571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6.47619047619">
                <text:p>2456.47619047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8.09523809524">
                <text:p>2438.095238095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49.71428571429">
                <text:p>2449.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34.90476190476">
                <text:p>2434.904761904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7.42857142857">
                <text:p>2427.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97.52380952381">
                <text:p>2397.523809523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82.71428571429">
                <text:p>2382.71428571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51.57142857143">
                <text:p>2351.57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20.66666666667">
                <text:p>2320.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16.33333333333">
                <text:p>2316.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33.38095238095">
                <text:p>2333.380952380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26.66666666667">
                <text:p>2326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6.90476190476">
                <text:p>2306.90476190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3.52380952381">
                <text:p>2293.523809523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96.61904761905">
                <text:p>2296.61904761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75.61904761905">
                <text:p>2275.61904761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91.61904761905">
                <text:p>2291.619047619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58.61904761905">
                <text:p>2258.619047619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47.19047619048">
                <text:p>2247.190476190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52.2380952381">
                <text:p>2252.23809523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25.52380952381">
                <text:p>2225.523809523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02.2380952381">
                <text:p>2202.23809523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89.61904761905">
                <text:p>2189.61904761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60.09523809524">
                <text:p>2160.095238095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57.66666666667">
                <text:p>2157.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36.61904761905">
                <text:p>2136.619047619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44.04761904762">
                <text:p>2144.04761904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20.09523809524">
                <text:p>2120.095238095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36.09523809524">
                <text:p>2136.09523809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47.28571428571">
                <text:p>2147.285714285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10.33333333333">
                <text:p>2110.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02.95238095238">
                <text:p>2102.952380952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88.7619047619">
                <text:p>2088.76190476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83.85714285714">
                <text:p>2083.85714285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95.95238095238">
                <text:p>2095.952380952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69.61904761905">
                <text:p>2069.61904761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75.52380952381">
                <text:p>2075.523809523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5.57142857143">
                <text:p>2055.57142857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4.04761904762">
                <text:p>2044.047619047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1.28571428571">
                <text:p>2041.285714285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35.09523809524">
                <text:p>2035.09523809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32.09523809524">
                <text:p>2032.095238095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22.2380952381">
                <text:p>2022.23809523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27.33333333333">
                <text:p>2027.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24.2380952381">
                <text:p>2024.23809523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31.09523809524">
                <text:p>2031.095238095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11.85714285714">
                <text:p>2011.85714285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2.66666666667">
                <text:p>1992.6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87.2380952381">
                <text:p>1987.23809523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8.38095238095">
                <text:p>1988.38095238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1.90476190476">
                <text:p>1991.904761904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2.80952380952">
                <text:p>1992.809523809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71.47619047619">
                <text:p>1971.47619047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8.95238095238">
                <text:p>1998.952380952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3.7619047619">
                <text:p>1993.7619047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6.7619047619">
                <text:p>1996.76190476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8.7619047619">
                <text:p>1998.76190476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5.52380952381">
                <text:p>1985.523809523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91.71428571429">
                <text:p>1991.714285714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0.2380952381">
                <text:p>2000.23809523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6.52380952381">
                <text:p>2006.523809523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21.71428571429">
                <text:p>2021.71428571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32.09523809524">
                <text:p>2032.095238095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44.80952380952">
                <text:p>2044.80952380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37.52380952381">
                <text:p>2037.523809523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45.33333333333">
                <text:p>2045.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43.09523809524">
                <text:p>2043.09523809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46.57142857143">
                <text:p>2046.571428571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64.85714285714">
                <text:p>2064.857142857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9.66666666667">
                <text:p>2079.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92.33333333333">
                <text:p>2092.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96.7619047619">
                <text:p>2096.7619047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28.04761904762">
                <text:p>2128.047619047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24.47619047619">
                <text:p>2124.47619047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29.80952380952">
                <text:p>2129.809523809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38.71428571429">
                <text:p>2138.71428571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43.61904761905">
                <text:p>2143.619047619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77.04761904762">
                <text:p>2177.047619047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67.33333333333">
                <text:p>2167.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70.2380952381">
                <text:p>2170.23809523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61.7619047619">
                <text:p>2161.76190476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65.71428571429">
                <text:p>2165.714285714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83.71428571429">
                <text:p>2183.71428571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77.14285714286">
                <text:p>2177.14285714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60.42857142857">
                <text:p>2160.428571428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75.52380952381">
                <text:p>2175.523809523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09.57142857143">
                <text:p>2209.57142857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2.38095238095">
                <text:p>2232.380952380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8.85714285714">
                <text:p>2248.85714285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45.28571428571">
                <text:p>2245.28571428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36.14285714286">
                <text:p>2236.142857142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31.19047619048">
                <text:p>2231.190476190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32.33333333333">
                <text:p>2232.3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04.47619047619">
                <text:p>2204.47619047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13.52380952381">
                <text:p>2213.523809523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25.2380952381">
                <text:p>2225.2380952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4.28571428571">
                <text:p>2234.285714285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29.28571428571">
                <text:p>2229.28571428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21.19047619048">
                <text:p>2221.190476190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40.28571428571">
                <text:p>2240.285714285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45.57142857143">
                <text:p>2245.571428571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56.52380952381">
                <text:p>2256.523809523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74.09523809524">
                <text:p>2274.095238095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63.80952380952">
                <text:p>2263.809523809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63.85714285714">
                <text:p>2263.857142857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78.2380952381">
                <text:p>2278.23809523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85.42857142857">
                <text:p>2285.428571428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66.57142857143">
                <text:p>2266.57142857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60.2380952381">
                <text:p>2260.23809523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48.52380952381">
                <text:p>2248.523809523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56.90476190476">
                <text:p>2256.904761904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64.04761904762">
                <text:p>2264.047619047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51.71428571429">
                <text:p>2251.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55.52380952381">
                <text:p>2255.523809523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61.85714285714">
                <text:p>2261.85714285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9.04761904762">
                <text:p>2259.047619047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56.28571428571">
                <text:p>2256.285714285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74.38095238095">
                <text:p>2274.380952380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77.42857142857">
                <text:p>2277.428571428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79.90476190476">
                <text:p>2279.904761904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88.19047619048">
                <text:p>2288.190476190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04.42857142857">
                <text:p>2304.428571428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00.47619047619">
                <text:p>2300.47619047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88.85714285714">
                <text:p>2288.85714285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1.85714285714">
                <text:p>2281.85714285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4.57142857143">
                <text:p>2274.571428571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1.80952380952">
                <text:p>2271.809523809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48.19047619048">
                <text:p>2248.190476190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64.57142857143">
                <text:p>2264.571428571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63.28571428571">
                <text:p>2263.28571428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51.04761904762">
                <text:p>2251.047619047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52.7619047619">
                <text:p>2252.76190476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57.80952380952">
                <text:p>2257.809523809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0.52380952381">
                <text:p>2250.52380952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46.38095238095">
                <text:p>2246.380952380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48.7619047619">
                <text:p>2248.7619047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9.38095238095">
                <text:p>2249.380952380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21.42857142857">
                <text:p>2221.42857142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39.28571428571">
                <text:p>2239.285714285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25.52380952381">
                <text:p>2225.523809523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04.42857142857">
                <text:p>2204.428571428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87.33333333333">
                <text:p>2187.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74.33333333333">
                <text:p>2174.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64.90476190476">
                <text:p>2164.90476190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88.42857142857">
                <text:p>2188.428571428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91.85714285714">
                <text:p>2191.857142857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19.80952380952">
                <text:p>2219.809523809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98.2380952381">
                <text:p>2198.23809523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04.95238095238">
                <text:p>2204.952380952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09.80952380952">
                <text:p>2209.809523809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85.57142857143">
                <text:p>2185.571428571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77.61904761905">
                <text:p>2177.619047619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90.42857142857">
                <text:p>2190.428571428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84.61904761905">
                <text:p>2184.619047619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87.85714285714">
                <text:p>2187.85714285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71.04761904762">
                <text:p>2171.047619047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72.19047619048">
                <text:p>2172.190476190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88.33333333333">
                <text:p>2188.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69.19047619048">
                <text:p>2169.19047619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60.2380952381">
                <text:p>2160.23809523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58.38095238095">
                <text:p>2158.380952380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45.57142857143">
                <text:p>2145.571428571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52.19047619048">
                <text:p>2152.190476190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54.2380952381">
                <text:p>2154.23809523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57.7619047619">
                <text:p>2157.76190476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63.7619047619">
                <text:p>2163.76190476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32.2380952381">
                <text:p>2132.23809523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6.14285714286">
                <text:p>2126.142857142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30.52380952381">
                <text:p>2130.523809523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29.7619047619">
                <text:p>2129.76190476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46.04761904762">
                <text:p>2146.047619047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42.4">
                <text:p>2142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38.57894736842">
                <text:p>2138.578947368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39.5">
                <text:p>2139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48.88235294118">
                <text:p>2148.882352941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47.8">
                <text:p>2147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32.46153846154">
                <text:p>2132.461538461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53.25">
                <text:p>2153.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25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006cm" svg:height="8.652cm" xlink:href=".." xlink:type="simple" chart:class="chart:line" chart:style-name="ch1">
        <chart:plot-area chart:style-name="ch2" table:cell-range-address="Brinquedos.A1:Brinquedos.B37" chart:data-source-has-labels="both" svg:x="1.34cm" svg:y="0.173cm" svg:width="12.386cm" svg:height="7.276cm">
          <chartooo:coordinate-region svg:x="2.679cm" svg:y="0.173cm" svg:width="11.047cm" svg:height="5.274cm"/>
          <chart:axis chart:dimension="x" chart:name="primary-x" chart:style-name="ch3" chartooo:axis-type="text">
            <chart:title svg:x="7.138cm" svg:y="7.623cm" chart:style-name="ch4">
              <text:p>Mês</text:p>
            </chart:title>
            <chart:categories table:cell-range-address="Brinquedos.A2:Brinquedos.A37"/>
          </chart:axis>
          <chart:axis chart:dimension="y" chart:name="primary-y" chart:style-name="ch5">
            <chart:title svg:x="0.451cm" svg:y="7.275cm" chart:style-name="ch6">
              <text:p>Venda de Brinquedos Para Gatos (Mil R$)</text:p>
            </chart:title>
            <chart:grid chart:style-name="ch7" chart:class="major"/>
          </chart:axis>
          <chart:series chart:style-name="ch8" chart:values-cell-range-address="Brinquedos.B2:Brinquedos.B37" chart:label-cell-address="Brinquedos.B1:Brinquedos.B1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nquedos Para Gatos</text:p>
                <draw:g>
                  <svg:desc>Brinquedos.B1:Brinquedos.B1</svg:desc>
                </draw:g>
              </table:table-cell>
            </table:table-row>
          </table:table-header-rows>
          <table:table-rows>
            <table:table-row>
              <table:table-cell office:value-type="float" office:value="41275">
                <text:p>41275</text:p>
                <draw:g>
                  <svg:desc>Brinquedos.A2:Brinquedos.A37</svg:desc>
                </draw:g>
              </table:table-cell>
              <table:table-cell office:value-type="float" office:value="13">
                <text:p>13</text:p>
                <draw:g>
                  <svg:desc>Brinquedos.B2:Brinquedos.B37</svg:desc>
                </draw:g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61cm" svg:height="7.408cm" xlink:href=".." xlink:type="simple" chart:class="chart:line" chart:style-name="ch1">
        <chart:legend chart:legend-position="bottom" svg:x="3.567cm" svg:y="6.809cm" style:legend-expansion="wide" chart:style-name="ch2"/>
        <chart:plot-area chart:style-name="ch3" table:cell-range-address="Brinquedos.D1:Brinquedos.G13" chart:data-source-has-labels="both" svg:x="1.315cm" svg:y="0.148cm" svg:width="11.191cm" svg:height="6.329cm">
          <chartooo:coordinate-region svg:x="2.122cm" svg:y="0.347cm" svg:width="10.078cm" svg:height="5.483cm"/>
          <chart:axis chart:dimension="x" chart:name="primary-x" chart:style-name="ch4" chartooo:axis-type="text">
            <chart:categories table:cell-range-address="Brinquedos.D2:Brinquedos.D13"/>
          </chart:axis>
          <chart:axis chart:dimension="y" chart:name="primary-y" chart:style-name="ch5">
            <chart:title svg:x="0.451cm" svg:y="5.916cm" chart:style-name="ch6">
              <text:p>Vendas de Brinquedos (Mil R$)</text:p>
            </chart:title>
            <chart:grid chart:style-name="ch7" chart:class="major"/>
          </chart:axis>
          <chart:series chart:style-name="ch8" chart:values-cell-range-address="Brinquedos.E2:Brinquedos.E13" chart:label-cell-address="Brinquedos.E1:Brinquedos.E1" chart:class="chart:line">
            <chart:data-point chart:repeated="12"/>
          </chart:series>
          <chart:series chart:style-name="ch9" chart:values-cell-range-address="Brinquedos.F2:Brinquedos.F13" chart:label-cell-address="Brinquedos.F1:Brinquedos.F1" chart:class="chart:line">
            <chart:data-point chart:repeated="12"/>
          </chart:series>
          <chart:series chart:style-name="ch10" chart:values-cell-range-address="Brinquedos.G2:Brinquedos.G13" chart:label-cell-address="Brinquedos.G1:Brinquedos.G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</text:p>
                <draw:g>
                  <svg:desc>Brinquedos.E1:Brinquedos.E1</svg:desc>
                </draw:g>
              </table:table-cell>
              <table:table-cell office:value-type="string">
                <text:p>2014</text:p>
                <draw:g>
                  <svg:desc>Brinquedos.F1:Brinquedos.F1</svg:desc>
                </draw:g>
              </table:table-cell>
              <table:table-cell office:value-type="string">
                <text:p>2015</text:p>
                <draw:g>
                  <svg:desc>Brinquedos.G1:Brinqued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Brinquedos.D2:Brinquedos.D13</svg:desc>
                </draw:g>
              </table:table-cell>
              <table:table-cell office:value-type="float" office:value="13">
                <text:p>13</text:p>
                <draw:g>
                  <svg:desc>Brinquedos.E2:Brinquedos.E13</svg:desc>
                </draw:g>
              </table:table-cell>
              <table:table-cell office:value-type="float" office:value="73">
                <text:p>73</text:p>
                <draw:g>
                  <svg:desc>Brinquedos.F2:Brinquedos.F13</svg:desc>
                </draw:g>
              </table:table-cell>
              <table:table-cell office:value-type="float" office:value="134">
                <text:p>134</text:p>
                <draw:g>
                  <svg:desc>Brinquedos.G2:Brinquedos.G13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63">
                <text:p>63</text:p>
              </table:table-cell>
              <table:table-cell office:value-type="float" office:value="154">
                <text:p>1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56">
                <text:p>56</text:p>
              </table:table-cell>
              <table:table-cell office:value-type="float" office:value="130">
                <text:p>1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53">
                <text:p>53</text:p>
              </table:table-cell>
              <table:table-cell office:value-type="float" office:value="112">
                <text:p>11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59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98">
                <text:p>98</text:p>
              </table:table-cell>
              <table:table-cell office:value-type="float" office:value="188">
                <text:p>188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25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17cm" svg:height="6.746cm" xlink:href=".." xlink:type="simple" chart:class="chart:line" chart:style-name="ch1">
        <chart:plot-area chart:style-name="ch2" table:cell-range-address="'Brinquedos 2'.A2:'Brinquedos 2'.C49 'Brinquedos 2'.A1:'Brinquedos 2'.C1 'Brinquedos 2'.F1:'Brinquedos 2'.F49" chart:data-source-has-labels="both" svg:x="1.436cm" svg:y="0.134cm" svg:width="17.005cm" svg:height="5.448cm">
          <chartooo:coordinate-region svg:x="2.775cm" svg:y="0.134cm" svg:width="15.666cm" svg:height="3.446cm"/>
          <chart:axis chart:dimension="x" chart:name="primary-x" chart:style-name="ch3" chartooo:axis-type="text">
            <chart:title svg:x="9.543cm" svg:y="5.717cm" chart:style-name="ch4">
              <text:p>Mês</text:p>
            </chart:title>
            <chart:categories table:cell-range-address="'Brinquedos 2'.A2:'Brinquedos 2'.A49"/>
          </chart:axis>
          <chart:axis chart:dimension="y" chart:name="primary-y" chart:style-name="ch5">
            <chart:title svg:x="0.451cm" svg:y="6.929cm" chart:style-name="ch6">
              <text:p>Venda de Brinquedos Para Gatos (Mil R$)</text:p>
            </chart:title>
            <chart:grid chart:style-name="ch7" chart:class="major"/>
          </chart:axis>
          <chart:series chart:style-name="ch8" chart:values-cell-range-address="'Brinquedos 2'.B2:'Brinquedos 2'.B49" chart:label-cell-address="'Brinquedos 2'.B1:'Brinquedos 2'.B1" chart:class="chart:line">
            <chart:data-point chart:repeated="48"/>
          </chart:series>
          <chart:series chart:style-name="ch9" chart:values-cell-range-address="'Brinquedos 2'.C2:'Brinquedos 2'.C49" chart:label-cell-address="'Brinquedos 2'.C1:'Brinquedos 2'.C1" chart:class="chart:line">
            <chart:data-point chart:repeated="48"/>
          </chart:series>
          <chart:series chart:style-name="ch10" chart:values-cell-range-address="'Brinquedos 2'.F2:'Brinquedos 2'.F49" chart:label-cell-address="'Brinquedos 2'.F1:'Brinquedos 2'.F1" chart:class="chart:line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nquedos Para Gatos</text:p>
                <draw:g>
                  <svg:desc>'Brinquedos 2'.B1:'Brinquedos 2'.B1</svg:desc>
                </draw:g>
              </table:table-cell>
              <table:table-cell office:value-type="string">
                <text:p>Tendencia</text:p>
                <draw:g>
                  <svg:desc>'Brinquedos 2'.C1:'Brinquedos 2'.C1</svg:desc>
                </draw:g>
              </table:table-cell>
              <table:table-cell office:value-type="string">
                <text:p>Valor Projetado</text:p>
                <draw:g>
                  <svg:desc>'Brinquedos 2'.F1:'Brinquedos 2'.F1</svg:desc>
                </draw:g>
              </table:table-cell>
            </table:table-row>
          </table:table-header-rows>
          <table:table-rows>
            <table:table-row>
              <table:table-cell office:value-type="float" office:value="41275">
                <text:p>41275</text:p>
                <draw:g>
                  <svg:desc>'Brinquedos 2'.A2:'Brinquedos 2'.A49</svg:desc>
                </draw:g>
              </table:table-cell>
              <table:table-cell office:value-type="float" office:value="13">
                <text:p>13</text:p>
                <draw:g>
                  <svg:desc>'Brinquedos 2'.B2:'Brinquedos 2'.B49</svg:desc>
                </draw:g>
              </table:table-cell>
              <table:table-cell office:value-type="float" office:value="12.7657657657658">
                <text:p>12.7657657657658</text:p>
                <draw:g>
                  <svg:desc>'Brinquedos 2'.C2:'Brinquedos 2'.C49</svg:desc>
                </draw:g>
              </table:table-cell>
              <table:table-cell office:value-type="float" office:value="12.0335442036056">
                <text:p>12.0335442036056</text:p>
                <draw:g>
                  <svg:desc>'Brinquedos 2'.F2:'Brinquedos 2'.F49</svg:desc>
                </draw:g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9">
                <text:p>19</text:p>
              </table:table-cell>
              <table:table-cell office:value-type="float" office:value="18.3553410553411">
                <text:p>18.3553410553411</text:p>
              </table:table-cell>
              <table:table-cell office:value-type="float" office:value="19.4972518640128">
                <text:p>19.4972518640128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30">
                <text:p>30</text:p>
              </table:table-cell>
              <table:table-cell office:value-type="float" office:value="23.9449163449163">
                <text:p>23.9449163449163</text:p>
              </table:table-cell>
              <table:table-cell office:value-type="float" office:value="28.0445548815881">
                <text:p>28.0445548815881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">
                <text:p>25</text:p>
              </table:table-cell>
              <table:table-cell office:value-type="float" office:value="29.5344916344916">
                <text:p>29.5344916344916</text:p>
              </table:table-cell>
              <table:table-cell office:value-type="float" office:value="20.6139804877668">
                <text:p>20.6139804877668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31">
                <text:p>31</text:p>
              </table:table-cell>
              <table:table-cell office:value-type="float" office:value="35.1240669240669">
                <text:p>35.1240669240669</text:p>
              </table:table-cell>
              <table:table-cell office:value-type="float" office:value="28.0291740166357">
                <text:p>28.029174016635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37">
                <text:p>37</text:p>
              </table:table-cell>
              <table:table-cell office:value-type="float" office:value="40.7136422136422">
                <text:p>40.7136422136422</text:p>
              </table:table-cell>
              <table:table-cell office:value-type="float" office:value="36.641980127573">
                <text:p>36.64198012757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3">
                <text:p>63</text:p>
              </table:table-cell>
              <table:table-cell office:value-type="float" office:value="46.3032175032175">
                <text:p>46.3032175032175</text:p>
              </table:table-cell>
              <table:table-cell office:value-type="float" office:value="58.4847475002289">
                <text:p>58.4847475002289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56">
                <text:p>56</text:p>
              </table:table-cell>
              <table:table-cell office:value-type="float" office:value="51.8927927927928">
                <text:p>51.8927927927928</text:p>
              </table:table-cell>
              <table:table-cell office:value-type="float" office:value="55.7556823389592">
                <text:p>55.7556823389592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53">
                <text:p>53</text:p>
              </table:table-cell>
              <table:table-cell office:value-type="float" office:value="57.4823680823681">
                <text:p>57.4823680823681</text:p>
              </table:table-cell>
              <table:table-cell office:value-type="float" office:value="51.526581005079">
                <text:p>51.526581005079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9">
                <text:p>59</text:p>
              </table:table-cell>
              <table:table-cell office:value-type="float" office:value="63.0719433719434">
                <text:p>63.0719433719434</text:p>
              </table:table-cell>
              <table:table-cell office:value-type="float" office:value="56.856636894876">
                <text:p>56.85663689487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50">
                <text:p>50</text:p>
              </table:table-cell>
              <table:table-cell office:value-type="float" office:value="68.6615186615187">
                <text:p>68.6615186615187</text:p>
              </table:table-cell>
              <table:table-cell office:value-type="float" office:value="43.5583129607637">
                <text:p>43.558312960763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98">
                <text:p>98</text:p>
              </table:table-cell>
              <table:table-cell office:value-type="float" office:value="74.251093951094">
                <text:p>74.251093951094</text:p>
              </table:table-cell>
              <table:table-cell office:value-type="float" office:value="92.5900800552731">
                <text:p>92.5900800552731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3">
                <text:p>73</text:p>
              </table:table-cell>
              <table:table-cell office:value-type="float" office:value="79.8406692406692">
                <text:p>79.8406692406692</text:p>
              </table:table-cell>
              <table:table-cell office:value-type="float" office:value="75.2611508139649">
                <text:p>75.2611508139649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2">
                <text:p>92</text:p>
              </table:table-cell>
              <table:table-cell office:value-type="float" office:value="85.4302445302445">
                <text:p>85.4302445302445</text:p>
              </table:table-cell>
              <table:table-cell office:value-type="float" office:value="90.7449765922877">
                <text:p>90.744976592287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8">
                <text:p>108</text:p>
              </table:table-cell>
              <table:table-cell office:value-type="float" office:value="91.0198198198198">
                <text:p>91.0198198198198</text:p>
              </table:table-cell>
              <table:table-cell office:value-type="float" office:value="106.603434962141">
                <text:p>106.60343496214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1">
                <text:p>71</text:p>
              </table:table-cell>
              <table:table-cell office:value-type="float" office:value="96.6093951093951">
                <text:p>96.6093951093951</text:p>
              </table:table-cell>
              <table:table-cell office:value-type="float" office:value="67.4297770337873">
                <text:p>67.429777033787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82">
                <text:p>82</text:p>
              </table:table-cell>
              <table:table-cell office:value-type="float" office:value="102.19897039897">
                <text:p>102.19897039897</text:p>
              </table:table-cell>
              <table:table-cell office:value-type="float" office:value="81.5552689791443">
                <text:p>81.555268979144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98">
                <text:p>98</text:p>
              </table:table-cell>
              <table:table-cell office:value-type="float" office:value="107.788545688546">
                <text:p>107.788545688546</text:p>
              </table:table-cell>
              <table:table-cell office:value-type="float" office:value="97.0089025288991">
                <text:p>97.008902528899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4">
                <text:p>154</text:p>
              </table:table-cell>
              <table:table-cell office:value-type="float" office:value="113.378120978121">
                <text:p>113.378120978121</text:p>
              </table:table-cell>
              <table:table-cell office:value-type="float" office:value="143.205831797651">
                <text:p>143.20583179765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30">
                <text:p>130</text:p>
              </table:table-cell>
              <table:table-cell office:value-type="float" office:value="118.967696267696">
                <text:p>118.967696267696</text:p>
              </table:table-cell>
              <table:table-cell office:value-type="float" office:value="127.823628768362">
                <text:p>127.82362876836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2">
                <text:p>112</text:p>
              </table:table-cell>
              <table:table-cell office:value-type="float" office:value="124.557271557272">
                <text:p>124.557271557272</text:p>
              </table:table-cell>
              <table:table-cell office:value-type="float" office:value="111.65180831574">
                <text:p>111.65180831574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7">
                <text:p>117</text:p>
              </table:table-cell>
              <table:table-cell office:value-type="float" office:value="130.146846846847">
                <text:p>130.146846846847</text:p>
              </table:table-cell>
              <table:table-cell office:value-type="float" office:value="117.321769690006">
                <text:p>117.32176969000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01">
                <text:p>101</text:p>
              </table:table-cell>
              <table:table-cell office:value-type="float" office:value="135.736422136422">
                <text:p>135.736422136422</text:p>
              </table:table-cell>
              <table:table-cell office:value-type="float" office:value="86.110090059896">
                <text:p>86.110090059896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8">
                <text:p>188</text:p>
              </table:table-cell>
              <table:table-cell office:value-type="float" office:value="141.325997425997">
                <text:p>141.325997425997</text:p>
              </table:table-cell>
              <table:table-cell office:value-type="float" office:value="176.231550530194">
                <text:p>176.231550530194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4">
                <text:p>134</text:p>
              </table:table-cell>
              <table:table-cell office:value-type="float" office:value="146.915572715573">
                <text:p>146.915572715573</text:p>
              </table:table-cell>
              <table:table-cell office:value-type="float" office:value="138.488757424324">
                <text:p>138.48875742432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66">
                <text:p>166</text:p>
              </table:table-cell>
              <table:table-cell office:value-type="float" office:value="152.505148005148">
                <text:p>152.505148005148</text:p>
              </table:table-cell>
              <table:table-cell office:value-type="float" office:value="161.992701320563">
                <text:p>161.99270132056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87">
                <text:p>187</text:p>
              </table:table-cell>
              <table:table-cell office:value-type="float" office:value="158.094723294723">
                <text:p>158.094723294723</text:p>
              </table:table-cell>
              <table:table-cell office:value-type="float" office:value="185.162315042694">
                <text:p>185.16231504269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0">
                <text:p>120</text:p>
              </table:table-cell>
              <table:table-cell office:value-type="float" office:value="163.684298584299">
                <text:p>163.684298584299</text:p>
              </table:table-cell>
              <table:table-cell office:value-type="float" office:value="114.245573579808">
                <text:p>114.24557357980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38">
                <text:p>138</text:p>
              </table:table-cell>
              <table:table-cell office:value-type="float" office:value="169.273873873874">
                <text:p>169.273873873874</text:p>
              </table:table-cell>
              <table:table-cell office:value-type="float" office:value="135.081363941653">
                <text:p>135.08136394165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59">
                <text:p>159</text:p>
              </table:table-cell>
              <table:table-cell office:value-type="float" office:value="174.863449163449">
                <text:p>174.863449163449</text:p>
              </table:table-cell>
              <table:table-cell office:value-type="float" office:value="157.375824930225">
                <text:p>157.3758249302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44">
                <text:p>244</text:p>
              </table:table-cell>
              <table:table-cell office:value-type="float" office:value="180.453024453024">
                <text:p>180.453024453024</text:p>
              </table:table-cell>
              <table:table-cell office:value-type="float" office:value="227.926916095073">
                <text:p>227.92691609507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99">
                <text:p>199</text:p>
              </table:table-cell>
              <table:table-cell office:value-type="float" office:value="186.0425997426">
                <text:p>186.0425997426</text:p>
              </table:table-cell>
              <table:table-cell office:value-type="float" office:value="199.891575197764">
                <text:p>199.891575197764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72">
                <text:p>172</text:p>
              </table:table-cell>
              <table:table-cell office:value-type="float" office:value="191.632175032175">
                <text:p>191.632175032175</text:p>
              </table:table-cell>
              <table:table-cell office:value-type="float" office:value="171.777035626401">
                <text:p>171.777035626401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77">
                <text:p>177</text:p>
              </table:table-cell>
              <table:table-cell office:value-type="float" office:value="197.22175032175">
                <text:p>197.22175032175</text:p>
              </table:table-cell>
              <table:table-cell office:value-type="float" office:value="177.786902485135">
                <text:p>177.78690248513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47">
                <text:p>147</text:p>
              </table:table-cell>
              <table:table-cell office:value-type="float" office:value="202.811325611326">
                <text:p>202.811325611326</text:p>
              </table:table-cell>
              <table:table-cell office:value-type="float" office:value="128.661867159028">
                <text:p>128.661867159028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78">
                <text:p>278</text:p>
              </table:table-cell>
              <table:table-cell office:value-type="float" office:value="208.400900900901">
                <text:p>208.400900900901</text:p>
              </table:table-cell>
              <table:table-cell office:value-type="float" office:value="259.873021005116">
                <text:p>259.87302100511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213.990476190476">
                <text:p>213.990476190476</text:p>
              </table:table-cell>
              <table:table-cell office:value-type="float" office:value="201.716364034683">
                <text:p>201.71636403468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219.580051480051">
                <text:p>219.580051480051</text:p>
              </table:table-cell>
              <table:table-cell office:value-type="float" office:value="233.240426048837">
                <text:p>233.24042604883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NaN">
                <text:p>NaN</text:p>
              </table:table-cell>
              <table:table-cell office:value-type="float" office:value="225.169626769627">
                <text:p>225.169626769627</text:p>
              </table:table-cell>
              <table:table-cell office:value-type="float" office:value="263.721195123247">
                <text:p>263.721195123247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NaN">
                <text:p>NaN</text:p>
              </table:table-cell>
              <table:table-cell office:value-type="float" office:value="230.759202059202">
                <text:p>230.759202059202</text:p>
              </table:table-cell>
              <table:table-cell office:value-type="float" office:value="161.061370125828">
                <text:p>161.06137012582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NaN">
                <text:p>NaN</text:p>
              </table:table-cell>
              <table:table-cell office:value-type="float" office:value="236.348777348777">
                <text:p>236.348777348777</text:p>
              </table:table-cell>
              <table:table-cell office:value-type="float" office:value="188.607458904161">
                <text:p>188.607458904161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241.938352638352">
                <text:p>241.938352638352</text:p>
              </table:table-cell>
              <table:table-cell office:value-type="float" office:value="217.742747331551">
                <text:p>217.74274733155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247.527927927928">
                <text:p>247.527927927928</text:p>
              </table:table-cell>
              <table:table-cell office:value-type="float" office:value="312.648000392495">
                <text:p>312.64800039249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253.117503217503">
                <text:p>253.117503217503</text:p>
              </table:table-cell>
              <table:table-cell office:value-type="float" office:value="271.959521627166">
                <text:p>271.959521627166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258.707078507078">
                <text:p>258.707078507078</text:p>
              </table:table-cell>
              <table:table-cell office:value-type="float" office:value="231.902262937062">
                <text:p>231.902262937062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264.296653796654">
                <text:p>264.296653796654</text:p>
              </table:table-cell>
              <table:table-cell office:value-type="float" office:value="238.252035280264">
                <text:p>238.252035280264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NaN">
                <text:p>NaN</text:p>
              </table:table-cell>
              <table:table-cell office:value-type="float" office:value="269.886229086229">
                <text:p>269.886229086229</text:p>
              </table:table-cell>
              <table:table-cell office:value-type="float" office:value="171.213644258161">
                <text:p>171.213644258161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NaN">
                <text:p>NaN</text:p>
              </table:table-cell>
              <table:table-cell office:value-type="float" office:value="275.475804375804">
                <text:p>275.475804375804</text:p>
              </table:table-cell>
              <table:table-cell office:value-type="float" office:value="343.514491480037">
                <text:p>343.514491480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597cm" svg:height="7.408cm" xlink:href=".." xlink:type="simple" chart:class="chart:line" chart:style-name="ch1">
        <chart:legend chart:legend-position="bottom" svg:x="3.485cm" svg:y="6.809cm" style:legend-expansion="wide" chart:style-name="ch2"/>
        <chart:plot-area chart:style-name="ch3" table:cell-range-address="'Brinquedos 2'.N1:'Brinquedos 2'.Q13" chart:data-source-has-labels="both" svg:x="1.311cm" svg:y="0.148cm" svg:width="11.035cm" svg:height="6.329cm">
          <chartooo:coordinate-region svg:x="2.118cm" svg:y="0.347cm" svg:width="9.923cm" svg:height="5.483cm"/>
          <chart:axis chart:dimension="x" chart:name="primary-x" chart:style-name="ch4" chartooo:axis-type="text">
            <chart:categories table:cell-range-address="'Brinquedos 2'.N2:'Brinquedos 2'.N13"/>
          </chart:axis>
          <chart:axis chart:dimension="y" chart:name="primary-y" chart:style-name="ch5">
            <chart:title svg:x="0.451cm" svg:y="5.916cm" chart:style-name="ch6">
              <text:p>Vendas de Brinquedos (Mil R$)</text:p>
            </chart:title>
            <chart:grid chart:style-name="ch7" chart:class="major"/>
          </chart:axis>
          <chart:series chart:style-name="ch8" chart:values-cell-range-address="'Brinquedos 2'.O2:'Brinquedos 2'.O13" chart:label-cell-address="'Brinquedos 2'.O1:'Brinquedos 2'.O1" chart:class="chart:line">
            <chart:data-point chart:repeated="12"/>
          </chart:series>
          <chart:series chart:style-name="ch9" chart:values-cell-range-address="'Brinquedos 2'.P2:'Brinquedos 2'.P13" chart:label-cell-address="'Brinquedos 2'.P1:'Brinquedos 2'.P1" chart:class="chart:line">
            <chart:data-point chart:repeated="12"/>
          </chart:series>
          <chart:series chart:style-name="ch10" chart:values-cell-range-address="'Brinquedos 2'.Q2:'Brinquedos 2'.Q13" chart:label-cell-address="'Brinquedos 2'.Q1:'Brinquedos 2'.Q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</text:p>
                <draw:g>
                  <svg:desc>'Brinquedos 2'.O1:'Brinquedos 2'.O1</svg:desc>
                </draw:g>
              </table:table-cell>
              <table:table-cell office:value-type="string">
                <text:p>2014</text:p>
                <draw:g>
                  <svg:desc>'Brinquedos 2'.P1:'Brinquedos 2'.P1</svg:desc>
                </draw:g>
              </table:table-cell>
              <table:table-cell office:value-type="string">
                <text:p>2015</text:p>
                <draw:g>
                  <svg:desc>'Brinquedos 2'.Q1:'Brinquedos 2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Brinquedos 2'.N2:'Brinquedos 2'.N13</svg:desc>
                </draw:g>
              </table:table-cell>
              <table:table-cell office:value-type="float" office:value="13">
                <text:p>13</text:p>
                <draw:g>
                  <svg:desc>'Brinquedos 2'.O2:'Brinquedos 2'.O13</svg:desc>
                </draw:g>
              </table:table-cell>
              <table:table-cell office:value-type="float" office:value="73">
                <text:p>73</text:p>
                <draw:g>
                  <svg:desc>'Brinquedos 2'.P2:'Brinquedos 2'.P13</svg:desc>
                </draw:g>
              </table:table-cell>
              <table:table-cell office:value-type="float" office:value="134">
                <text:p>134</text:p>
                <draw:g>
                  <svg:desc>'Brinquedos 2'.Q2:'Brinquedos 2'.Q13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63">
                <text:p>63</text:p>
              </table:table-cell>
              <table:table-cell office:value-type="float" office:value="154">
                <text:p>1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56">
                <text:p>56</text:p>
              </table:table-cell>
              <table:table-cell office:value-type="float" office:value="130">
                <text:p>1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53">
                <text:p>53</text:p>
              </table:table-cell>
              <table:table-cell office:value-type="float" office:value="112">
                <text:p>11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59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98">
                <text:p>98</text:p>
              </table:table-cell>
              <table:table-cell office:value-type="float" office:value="188">
                <text:p>188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29cm" svg:height="6.853cm" xlink:href=".." xlink:type="simple" chart:class="chart:line" chart:style-name="ch1">
        <chart:legend chart:legend-position="bottom" svg:x="3.551cm" svg:y="6.254cm" style:legend-expansion="wide" chart:style-name="ch2"/>
        <chart:plot-area chart:style-name="ch3" table:cell-range-address="'Brinquedos 2'.N15:'Brinquedos 2'.Q27" chart:data-source-has-labels="both" svg:x="1.314cm" svg:y="0.137cm" svg:width="11.161cm" svg:height="4.766cm">
          <chartooo:coordinate-region svg:x="2.041cm" svg:y="0.336cm" svg:width="10.128cm" svg:height="4.368cm"/>
          <chart:axis chart:dimension="x" chart:name="primary-x" chart:style-name="ch4" chartooo:axis-type="text">
            <chart:title svg:x="6.499cm" svg:y="5.041cm" chart:style-name="ch5">
              <text:p>Mês</text:p>
            </chart:title>
            <chart:categories table:cell-range-address="'Brinquedos 2'.N16:'Brinquedos 2'.N27"/>
          </chart:axis>
          <chart:axis chart:dimension="y" chart:name="primary-y" chart:style-name="ch6">
            <chart:title svg:x="0.451cm" svg:y="3.696cm" chart:style-name="ch7">
              <text:p>Sazonalidade</text:p>
            </chart:title>
            <chart:grid chart:style-name="ch8" chart:class="major"/>
          </chart:axis>
          <chart:series chart:style-name="ch9" chart:values-cell-range-address="'Brinquedos 2'.O16:'Brinquedos 2'.O27" chart:label-cell-address="'Brinquedos 2'.O15:'Brinquedos 2'.O15" chart:class="chart:line">
            <chart:data-point chart:repeated="12"/>
          </chart:series>
          <chart:series chart:style-name="ch10" chart:values-cell-range-address="'Brinquedos 2'.P16:'Brinquedos 2'.P27" chart:label-cell-address="'Brinquedos 2'.P15:'Brinquedos 2'.P15" chart:class="chart:line">
            <chart:data-point chart:repeated="12"/>
          </chart:series>
          <chart:series chart:style-name="ch11" chart:values-cell-range-address="'Brinquedos 2'.Q16:'Brinquedos 2'.Q27" chart:label-cell-address="'Brinquedos 2'.Q15:'Brinquedos 2'.Q15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</text:p>
                <draw:g>
                  <svg:desc>'Brinquedos 2'.O15:'Brinquedos 2'.O15</svg:desc>
                </draw:g>
              </table:table-cell>
              <table:table-cell office:value-type="string">
                <text:p>2014</text:p>
                <draw:g>
                  <svg:desc>'Brinquedos 2'.P15:'Brinquedos 2'.P15</svg:desc>
                </draw:g>
              </table:table-cell>
              <table:table-cell office:value-type="string">
                <text:p>2015</text:p>
                <draw:g>
                  <svg:desc>'Brinquedos 2'.Q15:'Brinquedos 2'.Q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Brinquedos 2'.N16:'Brinquedos 2'.N27</svg:desc>
                </draw:g>
              </table:table-cell>
              <table:table-cell office:value-type="float" office:value="0.23423423423424">
                <text:p>0.23423423423424</text:p>
                <draw:g>
                  <svg:desc>'Brinquedos 2'.O16:'Brinquedos 2'.O27</svg:desc>
                </draw:g>
              </table:table-cell>
              <table:table-cell office:value-type="float" office:value="-6.84066924066924">
                <text:p>-6.84066924066924</text:p>
                <draw:g>
                  <svg:desc>'Brinquedos 2'.P16:'Brinquedos 2'.P27</svg:desc>
                </draw:g>
              </table:table-cell>
              <table:table-cell office:value-type="float" office:value="-12.9155727155727">
                <text:p>-12.9155727155727</text:p>
                <draw:g>
                  <svg:desc>'Brinquedos 2'.Q16:'Brinquedos 2'.Q27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0.64465894465895">
                <text:p>0.64465894465895</text:p>
              </table:table-cell>
              <table:table-cell office:value-type="float" office:value="6.56975546975548">
                <text:p>6.56975546975548</text:p>
              </table:table-cell>
              <table:table-cell office:value-type="float" office:value="13.494851994852">
                <text:p>13.49485199485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.05508365508366">
                <text:p>6.05508365508366</text:p>
              </table:table-cell>
              <table:table-cell office:value-type="float" office:value="16.9801801801802">
                <text:p>16.9801801801802</text:p>
              </table:table-cell>
              <table:table-cell office:value-type="float" office:value="28.9052767052767">
                <text:p>28.9052767052767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4.53449163449163">
                <text:p>-4.53449163449163</text:p>
              </table:table-cell>
              <table:table-cell office:value-type="float" office:value="-25.6093951093951">
                <text:p>-25.6093951093951</text:p>
              </table:table-cell>
              <table:table-cell office:value-type="float" office:value="-43.6842985842986">
                <text:p>-43.684298584298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-4.12406692406692">
                <text:p>-4.12406692406692</text:p>
              </table:table-cell>
              <table:table-cell office:value-type="float" office:value="-20.1989703989704">
                <text:p>-20.1989703989704</text:p>
              </table:table-cell>
              <table:table-cell office:value-type="float" office:value="-31.2738738738739">
                <text:p>-31.273873873873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3.71364221364221">
                <text:p>-3.71364221364221</text:p>
              </table:table-cell>
              <table:table-cell office:value-type="float" office:value="-9.7885456885457">
                <text:p>-9.7885456885457</text:p>
              </table:table-cell>
              <table:table-cell office:value-type="float" office:value="-15.8634491634492">
                <text:p>-15.863449163449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.6967824967825">
                <text:p>16.6967824967825</text:p>
              </table:table-cell>
              <table:table-cell office:value-type="float" office:value="40.621879021879">
                <text:p>40.621879021879</text:p>
              </table:table-cell>
              <table:table-cell office:value-type="float" office:value="63.5469755469755">
                <text:p>63.546975546975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4.10720720720721">
                <text:p>4.10720720720721</text:p>
              </table:table-cell>
              <table:table-cell office:value-type="float" office:value="11.0323037323037">
                <text:p>11.0323037323037</text:p>
              </table:table-cell>
              <table:table-cell office:value-type="float" office:value="12.9574002574003">
                <text:p>12.957400257400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4.48236808236808">
                <text:p>-4.48236808236808</text:p>
              </table:table-cell>
              <table:table-cell office:value-type="float" office:value="-12.5572715572716">
                <text:p>-12.5572715572716</text:p>
              </table:table-cell>
              <table:table-cell office:value-type="float" office:value="-19.632175032175">
                <text:p>-19.632175032175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-4.07194337194337">
                <text:p>-4.07194337194337</text:p>
              </table:table-cell>
              <table:table-cell office:value-type="float" office:value="-13.1468468468468">
                <text:p>-13.1468468468468</text:p>
              </table:table-cell>
              <table:table-cell office:value-type="float" office:value="-20.2217503217503">
                <text:p>-20.22175032175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18.6615186615187">
                <text:p>-18.6615186615187</text:p>
              </table:table-cell>
              <table:table-cell office:value-type="float" office:value="-34.7364221364221">
                <text:p>-34.7364221364221</text:p>
              </table:table-cell>
              <table:table-cell office:value-type="float" office:value="-55.8113256113256">
                <text:p>-55.8113256113256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23.748906048906">
                <text:p>23.748906048906</text:p>
              </table:table-cell>
              <table:table-cell office:value-type="float" office:value="46.6740025740026">
                <text:p>46.6740025740026</text:p>
              </table:table-cell>
              <table:table-cell office:value-type="float" office:value="69.5990990990991">
                <text:p>69.59909909909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